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meta.xml" manifest:media-type="text/xml"/>
  <manifest:file-entry manifest:full-path="Object 12/content.xml" manifest:media-type="text/xml"/>
  <manifest:file-entry manifest:full-path="Object 12/Pictures/2000000A000000DD000000DD70DD954D.svm" manifest:media-type=""/>
  <manifest:file-entry manifest:full-path="Object 12/Pictures/2000000A000000DD000000DDF1F7E11A.svm" manifest:media-type=""/>
  <manifest:file-entry manifest:full-path="Object 12/styles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Pictures/2000000E000000DD000000DD3C3EE8B7.svm" manifest:media-type="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Pictures/2000000E000000DD000000DD3C3EE8B7.svm" manifest:media-type=""/>
  <manifest:file-entry manifest:full-path="Object 1/Pictures/2000000E000000DD000000DDA0CBA700.svm" manifest:media-type=""/>
  <manifest:file-entry manifest:full-path="Object 1/Pictures/2000000E000000DD000000DD3BB5FCBB.svm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Pictures/2000000E000000DD000000DD3C3EE8B7.svm" manifest:media-type=""/>
  <manifest:file-entry manifest:full-path="Object 11/styles.xml" manifest:media-type="text/xml"/>
  <manifest:file-entry manifest:full-path="Object 1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Pictures/2000000E000000DD000000DD3BB5FCBB.svm" manifest:media-type=""/>
  <manifest:file-entry manifest:full-path="Object 8/Pictures/2000000E000000DD000000DD3C3EE8B7.svm" manifest:media-type=""/>
  <manifest:file-entry manifest:full-path="Object 8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Pictures/2000000E000000DD000000DD3C3EE8B7.svm" manifest:media-type=""/>
  <manifest:file-entry manifest:full-path="Object 5/Pictures/2000000E000000DD000000DD3BB5FCBB.svm" manifest:media-type=""/>
  <manifest:file-entry manifest:full-path="Object 5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Pictures/2000000A000000DD000000DDF1F7E11A.svm" manifest:media-type=""/>
  <manifest:file-entry manifest:full-path="Object 14/styles.xml" manifest:media-type="text/xml"/>
  <manifest:file-entry manifest:full-path="Object 14/" manifest:media-type="application/vnd.oasis.opendocument.chart"/>
  <manifest:file-entry manifest:full-path="Object 4/Pictures/2000000E000000DD000000DD3BB5FCBB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7/styles.xml" manifest:media-type="text/xml"/>
  <manifest:file-entry manifest:full-path="Object 7/Pictures/2000000E000000DD000000DD3BB5FCBB.svm" manifest:media-type="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Pictures/2000000A000000DD000000DDF1F7E11A.svm" manifest:media-type=""/>
  <manifest:file-entry manifest:full-path="Object 6/Pictures/2000000A000000DD000000DD70DD954D.svm" manifest:media-type="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71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0.5189in"/>
    </style:style>
    <style:style style:name="co6" style:family="table-column">
      <style:table-column-properties fo:break-before="auto" style:column-width="0.4437in"/>
    </style:style>
    <style:style style:name="co7" style:family="table-column">
      <style:table-column-properties fo:break-before="auto" style:column-width="0.452in"/>
    </style:style>
    <style:style style:name="co8" style:family="table-column">
      <style:table-column-properties fo:break-before="auto" style:column-width="0.502in"/>
    </style:style>
    <style:style style:name="co9" style:family="table-column">
      <style:table-column-properties fo:break-before="auto" style:column-width="0.4689in"/>
    </style:style>
    <style:style style:name="co10" style:family="table-column">
      <style:table-column-properties fo:break-before="auto" style:column-width="0.5272in"/>
    </style:style>
    <style:style style:name="co11" style:family="table-column">
      <style:table-column-properties fo:break-before="auto" style:column-width="0.5445in"/>
    </style:style>
    <style:style style:name="co12" style:family="table-column">
      <style:table-column-properties fo:break-before="auto" style:column-width="0.5528in"/>
    </style:style>
    <style:style style:name="co13" style:family="table-column">
      <style:table-column-properties fo:break-before="auto" style:column-width="0.6028in"/>
    </style:style>
    <style:style style:name="co14" style:family="table-column">
      <style:table-column-properties fo:break-before="auto" style:column-width="0.5945in"/>
    </style:style>
    <style:style style:name="co15" style:family="table-column">
      <style:table-column-properties fo:break-before="auto" style:column-width="0.611in"/>
    </style:style>
    <style:style style:name="co16" style:family="table-column">
      <style:table-column-properties fo:break-before="auto" style:column-width="0.7366in"/>
    </style:style>
    <style:style style:name="co17" style:family="table-column">
      <style:table-column-properties fo:break-before="auto" style:column-width="1.1972in"/>
    </style:style>
    <style:style style:name="co18" style:family="table-column">
      <style:table-column-properties fo:break-before="auto" style:column-width="0.6866in"/>
    </style:style>
    <style:style style:name="co19" style:family="table-column">
      <style:table-column-properties fo:break-before="auto" style:column-width="0.6693in"/>
    </style:style>
    <style:style style:name="co20" style:family="table-column">
      <style:table-column-properties fo:break-before="auto" style:column-width="0.5354in"/>
    </style:style>
    <style:style style:name="co21" style:family="table-column">
      <style:table-column-properties fo:break-before="auto" style:column-width="0.561in"/>
    </style:style>
    <style:style style:name="co22" style:family="table-column">
      <style:table-column-properties fo:break-before="auto" style:column-width="1.089in"/>
    </style:style>
    <style:style style:name="co23" style:family="table-column">
      <style:table-column-properties fo:break-before="auto" style:column-width="0.661in"/>
    </style:style>
    <style:style style:name="co24" style:family="table-column">
      <style:table-column-properties fo:break-before="auto" style:column-width="0.7118in"/>
    </style:style>
    <style:style style:name="co25" style:family="table-column">
      <style:table-column-properties fo:break-before="auto" style:column-width="0.628in"/>
    </style:style>
    <style:style style:name="co26" style:family="table-column">
      <style:table-column-properties fo:break-before="auto" style:column-width="1.0382in"/>
    </style:style>
    <style:style style:name="co27" style:family="table-column">
      <style:table-column-properties fo:break-before="auto" style:column-width="0.578in"/>
    </style:style>
    <style:style style:name="co28" style:family="table-column">
      <style:table-column-properties fo:break-before="auto" style:column-width="0.64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000000" style:vertical-align="middle"/>
      <style:text-properties fo:color="#ffffff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vertical-align="middle"/>
      <style:text-properties fo:color="#ffffff" fo:font-size="9pt" style:font-size-asian="9pt" style:font-size-complex="9pt"/>
    </style:style>
    <style:style style:name="ce3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" style:family="table-cell" style:parent-style-name="Default" style:data-style-name="N127">
      <style:table-cell-properties fo:background-color="#ffffcc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6" style:family="table-cell" style:parent-style-name="Default" style:data-style-name="N2">
      <style:table-cell-properties fo:background-color="#ffffcc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7" style:family="table-cell" style:parent-style-name="Default" style:data-style-name="N2">
      <style:table-cell-properties fo:background-color="#cfe7f5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 style:data-style-name="N127">
      <style:table-cell-properties fo:background-color="#cfe7f5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 style:data-style-name="N2">
      <style:table-cell-properties fo:background-color="#94bd5e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" style:family="table-cell" style:parent-style-name="Default" style:data-style-name="N127">
      <style:table-cell-properties fo:background-color="#94bd5e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3" style:family="table-cell" style:parent-style-name="Default" style:data-style-name="N61"/>
    <style:style style:name="ce14" style:family="table-cell" style:parent-style-name="Default" style:data-style-name="N1">
      <style:table-cell-properties fo:background-color="#cfe7f5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5" style:family="table-cell" style:parent-style-name="Default" style:data-style-name="N1">
      <style:table-cell-properties fo:background-color="#94bd5e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6" style:family="table-cell" style:parent-style-name="Default" style:data-style-name="N1">
      <style:table-cell-properties fo:background-color="#cfe7f5" style:text-align-source="fix" style:repeat-content="fals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19" style:family="table-cell" style:parent-style-name="Default" style:data-style-name="N127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20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ackground-color="#ffffff" fo:border="none" style:vertical-align="middle"/>
      <style:text-properties fo:color="#000000" fo:font-size="9pt" style:font-size-asian="9pt" style:font-size-complex="9pt"/>
    </style:style>
    <style:style style:name="ce23" style:family="table-cell" style:parent-style-name="Default">
      <style:table-cell-properties fo:background-color="#ffffff" fo:border="none" style:vertical-align="middle"/>
      <style:text-properties fo:color="#000000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2">
      <style:table-cell-properties fo:border="none"/>
    </style:style>
    <style:style style:name="ce26" style:family="table-cell" style:parent-style-name="Default" style:data-style-name="N2"/>
    <style:style style:name="ce27" style:family="table-cell" style:parent-style-name="Default">
      <style:table-cell-properties fo:background-color="#000000" style:vertical-align="middle"/>
      <style:text-properties fo:color="#ffffff"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in"/>
      <style:text-properties fo:color="#000000" fo:font-size="9pt" style:font-size-asian="9pt" style:font-size-complex="9pt"/>
    </style:style>
    <style:style style:name="ce29" style:family="table-cell" style:parent-style-name="Default" style:data-style-name="N127">
      <style:table-cell-properties fo:background-color="#ffcc99" style:text-align-source="fix" style:repeat-content="false" style:vertical-align="middle"/>
      <style:paragraph-properties fo:text-align="center" fo:margin-left="0in"/>
      <style:text-properties fo:color="#000000" fo:font-size="9pt" style:font-size-asian="9pt" style:font-size-complex="9pt"/>
    </style:style>
    <style:style style:name="ce30" style:family="table-cell" style:parent-style-name="Default" style:data-style-name="N2">
      <style:table-cell-properties fo:background-color="#ffcc99" style:text-align-source="fix" style:repeat-content="false" style:vertical-align="middle"/>
      <style:paragraph-properties fo:text-align="center" fo:margin-left="0in"/>
      <style:text-properties fo:color="#000000" fo:font-size="9pt" style:font-size-asian="9pt" style:font-size-complex="9pt"/>
    </style:style>
    <style:style style:name="ce31" style:family="table-cell" style:parent-style-name="Default">
      <style:table-cell-properties fo:background-color="transparent" style:vertical-align="middle"/>
      <style:text-properties fo:color="#ffffff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3" style:family="table-cell" style:parent-style-name="Default" style:data-style-name="N127">
      <style:table-cell-properties fo:background-color="#aec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4" style:family="table-cell" style:parent-style-name="Default" style:data-style-name="N2">
      <style:table-cell-properties fo:background-color="#aec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  <style:text-properties fo:color="#000000" fo:font-size="9pt" style:font-size-asian="9pt" style:font-size-complex="9pt"/>
    </style:style>
    <style:style style:name="ce37" style:family="table-cell" style:parent-style-name="Default" style:data-style-name="N127">
      <style:table-cell-properties fo:background-color="#ffffcc" style:text-align-source="fix" style:repeat-content="false" style:vertical-align="middle"/>
      <style:paragraph-properties fo:text-align="center" fo:margin-left="0in"/>
      <style:text-properties fo:color="#000000" fo:font-size="9pt" style:font-size-asian="9pt" style:font-size-complex="9pt"/>
    </style:style>
    <style:style style:name="ce38" style:family="table-cell" style:parent-style-name="Default" style:data-style-name="N2">
      <style:table-cell-properties fo:background-color="#ffffcc" style:text-align-source="fix" style:repeat-content="false" style:vertical-align="middle"/>
      <style:paragraph-properties fo:text-align="center" fo:margin-left="0in"/>
      <style:text-properties fo:color="#000000" fo:font-size="9pt" style:font-size-asian="9pt" style:font-size-complex="9pt"/>
    </style:style>
    <style:style style:name="ce39" style:family="table-cell" style:parent-style-name="Default">
      <style:table-cell-properties fo:background-color="transparent"/>
      <style:text-properties fo:color="#0000ff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ff" fo:font-size="9pt" style:font-size-asian="9pt" style:font-size-complex="9pt"/>
    </style:style>
    <style:style style:name="ce41" style:family="table-cell" style:parent-style-name="Default" style:data-style-name="N127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ff" fo:font-size="9pt" style:font-size-asian="9pt" style:font-size-complex="9pt"/>
    </style:style>
    <style:style style:name="ce42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ff" fo:font-size="9pt" style:font-size-asian="9pt" style:font-size-complex="9pt"/>
    </style:style>
    <style:style style:name="ce43" style:family="table-cell" style:parent-style-name="Default" style:data-style-name="N127">
      <style:table-cell-properties fo:background-color="#ffcc99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transparent" style:vertical-align="middle"/>
      <style:text-properties fo:color="#000000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46" style:family="table-cell" style:parent-style-name="Default" style:data-style-name="N121">
      <style:table-cell-properties fo:border-bottom="none" fo:background-color="#cfe7f5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47" style:family="table-cell" style:parent-style-name="Default" style:data-style-name="N127">
      <style:table-cell-properties fo:border-bottom="none" fo:background-color="#cfe7f5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48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49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0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51" style:family="table-cell" style:parent-style-name="Default" style:data-style-name="N2">
      <style:table-cell-properties fo:background-color="#ffcc99" style:text-align-source="fix" style:repeat-content="false" style:vertical-align="middle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52" style:family="table-cell" style:parent-style-name="Default" style:data-style-name="N121">
      <style:table-cell-properties fo:background-color="#cfe7f5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</style:style>
    <style:style style:name="ce55" style:family="table-cell" style:parent-style-name="Default">
      <style:table-cell-properties fo:background-color="#cfe7f5"/>
    </style:style>
    <style:style style:name="ce5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57" style:family="table-cell" style:parent-style-name="Default" style:data-style-name="N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fo:font-size="9pt" style:font-size-asian="9pt" style:font-size-complex="9pt"/>
    </style:style>
    <style:style style:name="ce59" style:family="table-cell" style:parent-style-name="Default" style:data-style-name="N127">
      <style:table-cell-properties fo:border-bottom="none" fo:background-color="#ffcc99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0" style:family="table-cell" style:parent-style-name="Default" style:data-style-name="N127">
      <style:table-cell-properties fo:border-bottom="none" fo:background-color="#ffcc99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ffcc99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4" style:family="table-cell" style:parent-style-name="Default" style:data-style-name="N121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5" style:family="table-cell" style:parent-style-name="Default" style:data-style-name="N127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6" style:family="table-cell" style:parent-style-name="Default" style:data-style-name="N2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7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8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69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color="#000000" fo:font-size="9pt" style:font-size-asian="9pt" style:font-size-complex="9pt"/>
    </style:style>
    <style:style style:name="ce70" style:family="table-cell" style:parent-style-name="Default" style:data-style-name="N127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1" style:family="table-cell" style:parent-style-name="Default" style:data-style-name="N127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color="#000000" fo:font-size="9pt" style:font-size-asian="9pt" style:font-size-complex="9pt"/>
    </style:style>
    <style:style style:name="ce72" style:family="table-cell" style:parent-style-name="Default" style:data-style-name="N2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7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74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6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7">
      <style:table-cell-properties fo:background-color="#ffcc99" style:text-align-source="fix" style:repeat-content="false" fo:border="none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 style:data-style-name="N127">
      <style:table-cell-properties fo:background-color="#ffcc99" style:text-align-source="fix" style:repeat-content="false" fo:border="none" style:vertical-align="middle"/>
      <style:paragraph-properties fo:text-align="center" fo:margin-left="0in"/>
      <style:text-properties fo:color="#000000" fo:font-size="9pt" style:font-size-asian="9pt" style:font-size-complex="9pt"/>
    </style:style>
    <style:style style:name="ce79" style:family="table-cell" style:parent-style-name="Default" style:data-style-name="N2">
      <style:table-cell-properties fo:background-color="#ffcc99" style:text-align-source="fix" style:repeat-content="false" fo:border="none" style:vertical-align="middle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80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in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3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in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fo:background-color="#000000" style:vertical-align="middle"/>
      <style:text-properties fo:color="#ffffff" style:font-name="Liberation Sans" fo:font-size="8pt" style:font-size-asian="8pt" style:font-size-complex="8pt"/>
    </style:style>
    <style:style style:name="ce87" style:family="table-cell" style:parent-style-name="Default">
      <style:table-cell-properties fo:background-color="#000000" style:vertical-align="middle"/>
      <style:text-properties fo:color="#ffffff" style:font-name="Liberation Sans" fo:font-size="8pt" fo:font-weight="normal" style:font-size-asian="8pt" style:font-weight-asian="normal" style:font-size-complex="8pt" style:font-weight-complex="normal"/>
    </style:style>
    <style:style style:name="ce88" style:family="table-cell" style:parent-style-name="Default">
      <style:table-cell-properties fo:background-color="#000000" style:vertical-align="middle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ackground-color="transparent" style:vertical-align="middle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ext-properties style:font-name="Liberation Sans" fo:font-size="8pt" style:font-size-asian="8pt" style:font-size-complex="8pt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ackground-color="#cfe7f5" style:text-align-source="fix" style:repeat-content="false" fo:border="non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93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94" style:family="table-cell" style:parent-style-name="Default" style:data-style-name="N127">
      <style:table-cell-properties fo:background-color="#cfe7f5" style:text-align-source="fix" style:repeat-content="fals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95" style:family="table-cell" style:parent-style-name="Default" style:data-style-name="N2">
      <style:table-cell-properties fo:background-color="#cfe7f5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98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99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 fo:margin-left="0in"/>
      <style:text-properties fo:color="#000000" style:font-name="Liberation Sans" fo:font-size="8pt" style:font-size-asian="8pt" style:font-size-complex="8pt"/>
    </style:style>
    <style:style style:name="ce100" style:family="table-cell" style:parent-style-name="Default" style:data-style-name="N127">
      <style:table-cell-properties fo:background-color="#ffcc99" style:text-align-source="fix" style:repeat-content="false" fo:border="non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101" style:family="table-cell" style:parent-style-name="Default" style:data-style-name="N127">
      <style:table-cell-properties fo:background-color="#ffcc99" style:text-align-source="fix" style:repeat-content="false" fo:border="none" style:vertical-align="middle"/>
      <style:paragraph-properties fo:text-align="center" fo:margin-left="0in"/>
      <style:text-properties fo:color="#000000" style:font-name="Liberation Sans" fo:font-size="8pt" style:font-size-asian="8pt" style:font-size-complex="8pt"/>
    </style:style>
    <style:style style:name="ce102" style:family="table-cell" style:parent-style-name="Default" style:data-style-name="N2">
      <style:table-cell-properties fo:background-color="#ffcc99" style:text-align-source="fix" style:repeat-content="false" fo:border="none" style:vertical-align="middle"/>
      <style:paragraph-properties fo:text-align="center" fo:margin-left="0in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127">
      <style:table-cell-properties fo:background-color="#ffcc99" style:text-align-source="fix" style:repeat-content="fals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104" style:family="table-cell" style:parent-style-name="Default" style:data-style-name="N2">
      <style:table-cell-properties fo:background-color="#ffcc99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10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107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in"/>
      <style:text-properties fo:color="#000000" style:font-name="Liberation Sans" fo:font-size="8pt" style:font-size-asian="8pt" style:font-size-complex="8pt"/>
    </style:style>
    <style:style style:name="ce108" style:family="table-cell" style:parent-style-name="Default" style:data-style-name="N127">
      <style:table-cell-properties fo:background-color="#ffcc99" style:text-align-source="fix" style:repeat-content="false" style:vertical-align="middle"/>
      <style:paragraph-properties fo:text-align="center" fo:margin-left="0in"/>
      <style:text-properties fo:color="#000000" style:font-name="Liberation Sans" fo:font-size="8pt" style:font-size-asian="8pt" style:font-size-complex="8pt"/>
    </style:style>
    <style:style style:name="ce109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110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111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in"/>
      <style:text-properties style:font-name="Liberation Sans" fo:font-size="8pt" style:font-size-asian="8pt" style:font-size-complex="8pt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113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in"/>
      <style:text-properties style:font-name="Liberation Sans" fo:font-size="8pt" style:font-size-asian="8pt" style:font-size-complex="8pt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8pt" style:font-size-asian="8pt" style:font-size-complex="8pt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116" style:family="table-cell" style:parent-style-name="Default" style:data-style-name="N127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117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fo:background-color="transparent"/>
      <style:text-properties style:font-name="Liberation Sans" fo:font-size="8pt" style:font-size-asian="8pt" style:font-size-complex="8pt"/>
    </style:style>
    <style:style style:name="ce119" style:family="table-cell" style:parent-style-name="Default">
      <style:table-cell-properties fo:background-color="#cfe7f5"/>
      <style:text-properties style:font-name="Liberation Sans" fo:font-size="8pt" style:font-size-asian="8pt" style:font-size-complex="8pt"/>
    </style:style>
    <style:style style:name="ce1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ocklevel_BufferLevel=1" table:style-name="ta1">
        <table:shapes>
          <draw:frame draw:z-index="0" draw:style-name="gr1" draw:text-style-name="P1" svg:width="6.2988in" svg:height="3.5429in" svg:x="1.137in" svg:y="6.7965in">
            <draw:object draw:notify-on-update-of-ranges="'Blocklevel_BufferLevel=1'.B14:'Blocklevel_BufferLevel=1'.K14 'Blocklevel_BufferLevel=1'.B15:'Blocklevel_BufferLevel=1'.K15 'Blocklevel_BufferLevel=1'.B36:'Blocklevel_BufferLevel=1'.K36 'Blocklevel_BufferLevel=1'.B37:'Blocklevel_BufferLevel=1'.K37 'Blocklevel_BufferLevel=1'.B25:'Blocklevel_BufferLevel=1'.K25 'Blocklevel_BufferLevel=1'.B26:'Blocklevel_BufferLevel=1'.K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un#</text:p>
          </table:table-cell>
          <table:table-cell table:style-name="ce3" table:number-columns-repeated="3"/>
          <table:table-cell table:style-name="ce3" office:value-type="float" office:value="2704" calcext:value-type="float">
            <text:p>2704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Readout trigger</text:p>
          </table:table-cell>
          <table:table-cell table:style-name="ce4" office:value-type="float" office:value="2654" calcext:value-type="float">
            <text:p>2654</text:p>
          </table:table-cell>
          <table:table-cell table:style-name="ce4" office:value-type="float" office:value="6260" calcext:value-type="float">
            <text:p>6260</text:p>
          </table:table-cell>
          <table:table-cell table:style-name="ce4" office:value-type="float" office:value="15241" calcext:value-type="float">
            <text:p>15241</text:p>
          </table:table-cell>
          <table:table-cell table:style-name="ce4" office:value-type="float" office:value="24022" calcext:value-type="float">
            <text:p>24022</text:p>
          </table:table-cell>
          <table:table-cell table:style-name="ce4" office:value-type="float" office:value="36443" calcext:value-type="float">
            <text:p>36443</text:p>
          </table:table-cell>
          <table:table-cell table:style-name="ce4" office:value-type="float" office:value="56326" calcext:value-type="float">
            <text:p>56326</text:p>
          </table:table-cell>
          <table:table-cell table:style-name="ce4" office:value-type="float" office:value="80707" calcext:value-type="float">
            <text:p>80707</text:p>
          </table:table-cell>
          <table:table-cell table:style-name="ce4" office:value-type="float" office:value="106958" calcext:value-type="float">
            <text:p>106958</text:p>
          </table:table-cell>
          <table:table-cell table:style-name="ce4" office:value-type="float" office:value="126420" calcext:value-type="float">
            <text:p>126420</text:p>
          </table:table-cell>
          <table:table-cell table:style-name="ce4" office:value-type="float" office:value="141442" calcext:value-type="float">
            <text:p>1414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cal trigger</text:p>
          </table:table-cell>
          <table:table-cell table:style-name="ce4" office:value-type="float" office:value="2654" calcext:value-type="float">
            <text:p>2654</text:p>
          </table:table-cell>
          <table:table-cell table:style-name="ce4" office:value-type="float" office:value="6258" calcext:value-type="float">
            <text:p>6258</text:p>
          </table:table-cell>
          <table:table-cell table:style-name="ce4" office:value-type="float" office:value="15258" calcext:value-type="float">
            <text:p>15258</text:p>
          </table:table-cell>
          <table:table-cell table:style-name="ce4" office:value-type="float" office:value="24060" calcext:value-type="float">
            <text:p>24060</text:p>
          </table:table-cell>
          <table:table-cell table:style-name="ce4" office:value-type="float" office:value="36513" calcext:value-type="float">
            <text:p>36513</text:p>
          </table:table-cell>
          <table:table-cell table:style-name="ce4" office:value-type="float" office:value="56493" calcext:value-type="float">
            <text:p>56493</text:p>
          </table:table-cell>
          <table:table-cell table:style-name="ce4" office:value-type="float" office:value="81105" calcext:value-type="float">
            <text:p>81105</text:p>
          </table:table-cell>
          <table:table-cell table:style-name="ce4" office:value-type="float" office:value="107641" calcext:value-type="float">
            <text:p>107641</text:p>
          </table:table-cell>
          <table:table-cell table:style-name="ce4" office:value-type="float" office:value="127407" calcext:value-type="float">
            <text:p>127407</text:p>
          </table:table-cell>
          <table:table-cell table:style-name="ce4" office:value-type="float" office:value="142677" calcext:value-type="float">
            <text:p>1426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ate -Mid</text:p>
          </table:table-cell>
          <table:table-cell table:style-name="ce4" table:number-columns-repeated="3"/>
          <table:table-cell table:style-name="ce4" office:value-type="float" office:value="23942" calcext:value-type="float">
            <text:p>23942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Gate -top</text:p>
          </table:table-cell>
          <table:table-cell table:style-name="ce4" table:number-columns-repeated="3"/>
          <table:table-cell table:style-name="ce4" office:value-type="float" office:value="23955" calcext:value-type="float">
            <text:p>23955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Fast Clear-Mid</text:p>
          </table:table-cell>
          <table:table-cell table:style-name="ce4" table:number-columns-repeated="3"/>
          <table:table-cell table:style-name="ce4" office:value-type="float" office:value="22132" calcext:value-type="float">
            <text:p>22132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Fast Clear-top</text:p>
          </table:table-cell>
          <table:table-cell table:style-name="ce4" table:number-columns-repeated="3"/>
          <table:table-cell table:style-name="ce4" office:value-type="float" office:value="22151" calcext:value-type="float">
            <text:p>22151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Busy-Mid</text:p>
          </table:table-cell>
          <table:table-cell table:style-name="ce4" table:number-columns-repeated="3"/>
          <table:table-cell table:style-name="ce4" office:value-type="float" office:value="24363" calcext:value-type="float">
            <text:p>24363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Busy-top</text:p>
          </table:table-cell>
          <table:table-cell table:style-name="ce4" table:number-columns-repeated="3"/>
          <table:table-cell table:style-name="ce4" office:value-type="float" office:value="24555" calcext:value-type="float">
            <text:p>24555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TI trig-Mid</text:p>
          </table:table-cell>
          <table:table-cell table:style-name="ce4" office:value-type="float" office:value="2624" calcext:value-type="float">
            <text:p>2624</text:p>
          </table:table-cell>
          <table:table-cell table:style-name="ce4" office:value-type="float" office:value="5927" calcext:value-type="float">
            <text:p>5927</text:p>
          </table:table-cell>
          <table:table-cell table:style-name="ce4" office:value-type="float" office:value="11798" calcext:value-type="float">
            <text:p>11798</text:p>
          </table:table-cell>
          <table:table-cell table:style-name="ce4" office:value-type="float" office:value="14519" calcext:value-type="float">
            <text:p>14519</text:p>
          </table:table-cell>
          <table:table-cell table:style-name="ce4" office:value-type="float" office:value="15772" calcext:value-type="float">
            <text:p>15772</text:p>
          </table:table-cell>
          <table:table-cell table:style-name="ce4" office:value-type="float" office:value="16628" calcext:value-type="float">
            <text:p>16628</text:p>
          </table:table-cell>
          <table:table-cell table:style-name="ce4" office:value-type="float" office:value="16667" calcext:value-type="float">
            <text:p>16667</text:p>
          </table:table-cell>
          <table:table-cell table:style-name="ce4" office:value-type="float" office:value="16631" calcext:value-type="float">
            <text:p>16631</text:p>
          </table:table-cell>
          <table:table-cell table:style-name="ce4" office:value-type="float" office:value="16604" calcext:value-type="float">
            <text:p>16604</text:p>
          </table:table-cell>
          <table:table-cell table:style-name="ce4" office:value-type="float" office:value="16575" calcext:value-type="float">
            <text:p>165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 trig-top</text:p>
          </table:table-cell>
          <table:table-cell table:style-name="ce4" office:value-type="float" office:value="2624" calcext:value-type="float">
            <text:p>2624</text:p>
          </table:table-cell>
          <table:table-cell table:style-name="ce4" office:value-type="float" office:value="5927" calcext:value-type="float">
            <text:p>5927</text:p>
          </table:table-cell>
          <table:table-cell table:style-name="ce4" office:value-type="float" office:value="11798" calcext:value-type="float">
            <text:p>11798</text:p>
          </table:table-cell>
          <table:table-cell table:style-name="ce4" office:value-type="float" office:value="14519" calcext:value-type="float">
            <text:p>14519</text:p>
          </table:table-cell>
          <table:table-cell table:style-name="ce4" office:value-type="float" office:value="15772" calcext:value-type="float">
            <text:p>15772</text:p>
          </table:table-cell>
          <table:table-cell table:style-name="ce4" office:value-type="float" office:value="16628" calcext:value-type="float">
            <text:p>16628</text:p>
          </table:table-cell>
          <table:table-cell table:style-name="ce4" office:value-type="float" office:value="16667" calcext:value-type="float">
            <text:p>16667</text:p>
          </table:table-cell>
          <table:table-cell table:style-name="ce4" office:value-type="float" office:value="16631" calcext:value-type="float">
            <text:p>16631</text:p>
          </table:table-cell>
          <table:table-cell table:style-name="ce4" office:value-type="float" office:value="16604" calcext:value-type="float">
            <text:p>16604</text:p>
          </table:table-cell>
          <table:table-cell table:style-name="ce4" office:value-type="float" office:value="16575" calcext:value-type="float">
            <text:p>165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number-columns-repeated="10" table:style-name="ce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Data rate</text:p>
          </table:table-cell>
          <table:table-cell table:style-name="ce5" table:formula="of:=[.B3]/[.B12]/1000" office:value-type="float" office:value="0.2654" calcext:value-type="float">
            <text:p>0.265</text:p>
          </table:table-cell>
          <table:table-cell table:style-name="ce5" table:formula="of:=[.C3]/[.C12]/1000" office:value-type="float" office:value="0.6258" calcext:value-type="float">
            <text:p>0.626</text:p>
          </table:table-cell>
          <table:table-cell table:style-name="ce5" table:formula="of:=[.D3]/[.D12]/1000" office:value-type="float" office:value="1.5258" calcext:value-type="float">
            <text:p>1.526</text:p>
          </table:table-cell>
          <table:table-cell table:style-name="ce5" table:formula="of:=[.E3]/[.E12]/1000" office:value-type="float" office:value="2.406" calcext:value-type="float">
            <text:p>2.406</text:p>
          </table:table-cell>
          <table:table-cell table:style-name="ce5" table:formula="of:=[.F3]/[.F12]/1000" office:value-type="float" office:value="3.6513" calcext:value-type="float">
            <text:p>3.651</text:p>
          </table:table-cell>
          <table:table-cell table:style-name="ce5" table:formula="of:=[.G3]/[.G12]/1000" office:value-type="float" office:value="5.6493" calcext:value-type="float">
            <text:p>5.649</text:p>
          </table:table-cell>
          <table:table-cell table:style-name="ce5" table:formula="of:=[.H3]/[.H12]/1000" office:value-type="float" office:value="8.1105" calcext:value-type="float">
            <text:p>8.111</text:p>
          </table:table-cell>
          <table:table-cell table:style-name="ce5" table:formula="of:=[.I3]/[.I12]/1000" office:value-type="float" office:value="10.7641" calcext:value-type="float">
            <text:p>10.764</text:p>
          </table:table-cell>
          <table:table-cell table:style-name="ce5" table:formula="of:=[.J3]/[.J12]/1000" office:value-type="float" office:value="12.7407" calcext:value-type="float">
            <text:p>12.741</text:p>
          </table:table-cell>
          <table:table-cell table:style-name="ce5" table:formula="of:=[.K3]/[.K12]/1000" office:value-type="float" office:value="14.2677" calcext:value-type="float">
            <text:p>14.2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ad time</text:p>
          </table:table-cell>
          <table:table-cell table:style-name="ce6" table:formula="of:=(1-[.B10]/[.B3])*100" office:value-type="float" office:value="1.13036925395629" calcext:value-type="float">
            <text:p>1.13</text:p>
          </table:table-cell>
          <table:table-cell table:style-name="ce6" table:formula="of:=(1-[.C10]/[.C3])*100" office:value-type="float" office:value="5.28922978587408" calcext:value-type="float">
            <text:p>5.29</text:p>
          </table:table-cell>
          <table:table-cell table:style-name="ce6" table:formula="of:=(1-[.D10]/[.D3])*100" office:value-type="float" office:value="22.676628653821" calcext:value-type="float">
            <text:p>22.68</text:p>
          </table:table-cell>
          <table:table-cell table:style-name="ce6" table:formula="of:=(1-[.E10]/[.E3])*100" office:value-type="float" office:value="39.6550290939318" calcext:value-type="float">
            <text:p>39.66</text:p>
          </table:table-cell>
          <table:table-cell table:style-name="ce6" table:formula="of:=(1-[.F10]/[.F3])*100" office:value-type="float" office:value="56.8044258209405" calcext:value-type="float">
            <text:p>56.80</text:p>
          </table:table-cell>
          <table:table-cell table:style-name="ce6" table:formula="of:=(1-[.G10]/[.G3])*100" office:value-type="float" office:value="70.5662648469722" calcext:value-type="float">
            <text:p>70.57</text:p>
          </table:table-cell>
          <table:table-cell table:style-name="ce6" table:formula="of:=(1-[.H10]/[.H3])*100" office:value-type="float" office:value="79.4500955551446" calcext:value-type="float">
            <text:p>79.45</text:p>
          </table:table-cell>
          <table:table-cell table:style-name="ce6" table:formula="of:=(1-[.I10]/[.I3])*100" office:value-type="float" office:value="84.5495675439656" calcext:value-type="float">
            <text:p>84.55</text:p>
          </table:table-cell>
          <table:table-cell table:style-name="ce6" table:formula="of:=(1-[.J10]/[.J3])*100" office:value-type="float" office:value="86.9677490247789" calcext:value-type="float">
            <text:p>86.97</text:p>
          </table:table-cell>
          <table:table-cell table:style-name="ce6" table:formula="of:=(1-[.K10]/[.K3])*100" office:value-type="float" office:value="88.3828507748271" calcext:value-type="float">
            <text:p>88.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n#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/>
          <table:table-cell table:style-name="ce13" table:formula="of:=1/5649" office:value-type="float" office:value="0.000177022481855196" calcext:value-type="float">
            <text:p>1.77E-04</text:p>
          </table:table-cell>
        </table:table-row>
        <table:table-row table:style-name="ro1">
          <table:table-cell table:style-name="ce2" office:value-type="string" calcext:value-type="string">
            <text:p>Readout trigger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5324" calcext:value-type="float">
            <text:p>5324</text:p>
          </table:table-cell>
          <table:table-cell table:style-name="ce8" office:value-type="float" office:value="12539" calcext:value-type="float">
            <text:p>12539</text:p>
          </table:table-cell>
          <table:table-cell table:style-name="ce8" office:value-type="float" office:value="27379" calcext:value-type="float">
            <text:p>27379</text:p>
          </table:table-cell>
          <table:table-cell table:style-name="ce8" office:value-type="float" office:value="36522" calcext:value-type="float">
            <text:p>36522</text:p>
          </table:table-cell>
          <table:table-cell table:style-name="ce8" office:value-type="float" office:value="56283" calcext:value-type="float">
            <text:p>56283</text:p>
          </table:table-cell>
          <table:table-cell table:style-name="ce8" office:value-type="float" office:value="81974" calcext:value-type="float">
            <text:p>81974</text:p>
          </table:table-cell>
          <table:table-cell table:style-name="ce8" office:value-type="float" office:value="111372" calcext:value-type="float">
            <text:p>111372</text:p>
          </table:table-cell>
          <table:table-cell table:style-name="ce8" office:value-type="float" office:value="125553" calcext:value-type="float">
            <text:p>125553</text:p>
          </table:table-cell>
          <table:table-cell table:style-name="ce8" office:value-type="float" office:value="145041" calcext:value-type="float">
            <text:p>1450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cal trigger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5328" calcext:value-type="float">
            <text:p>5328</text:p>
          </table:table-cell>
          <table:table-cell table:style-name="ce8" office:value-type="float" office:value="12548" calcext:value-type="float">
            <text:p>12548</text:p>
          </table:table-cell>
          <table:table-cell table:style-name="ce8" office:value-type="float" office:value="27431" calcext:value-type="float">
            <text:p>27431</text:p>
          </table:table-cell>
          <table:table-cell table:style-name="ce8" office:value-type="float" office:value="36606" calcext:value-type="float">
            <text:p>36606</text:p>
          </table:table-cell>
          <table:table-cell table:style-name="ce8" office:value-type="float" office:value="56495" calcext:value-type="float">
            <text:p>56495</text:p>
          </table:table-cell>
          <table:table-cell table:style-name="ce8" office:value-type="float" office:value="82387" calcext:value-type="float">
            <text:p>82387</text:p>
          </table:table-cell>
          <table:table-cell table:style-name="ce8" office:value-type="float" office:value="112131" calcext:value-type="float">
            <text:p>112131</text:p>
          </table:table-cell>
          <table:table-cell table:style-name="ce8" office:value-type="float" office:value="126549" calcext:value-type="float">
            <text:p>126549</text:p>
          </table:table-cell>
          <table:table-cell table:style-name="ce8" office:value-type="float" office:value="146311" calcext:value-type="float">
            <text:p>1463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ate -Mid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5306" calcext:value-type="float">
            <text:p>5306</text:p>
          </table:table-cell>
          <table:table-cell table:style-name="ce8" office:value-type="float" office:value="12434" calcext:value-type="float">
            <text:p>12434</text:p>
          </table:table-cell>
          <table:table-cell table:style-name="ce8" office:value-type="float" office:value="27158" calcext:value-type="float">
            <text:p>27158</text:p>
          </table:table-cell>
          <table:table-cell table:style-name="ce8" office:value-type="float" office:value="36308" calcext:value-type="float">
            <text:p>36308</text:p>
          </table:table-cell>
          <table:table-cell table:style-name="ce8" office:value-type="float" office:value="55919" calcext:value-type="float">
            <text:p>55919</text:p>
          </table:table-cell>
          <table:table-cell table:style-name="ce8" office:value-type="float" office:value="81335" calcext:value-type="float">
            <text:p>81335</text:p>
          </table:table-cell>
          <table:table-cell table:style-name="ce8" office:value-type="float" office:value="110251" calcext:value-type="float">
            <text:p>110251</text:p>
          </table:table-cell>
          <table:table-cell table:style-name="ce8" office:value-type="float" office:value="124175" calcext:value-type="float">
            <text:p>124175</text:p>
          </table:table-cell>
          <table:table-cell table:style-name="ce8" office:value-type="float" office:value="143153" calcext:value-type="float">
            <text:p>14315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st Clear-Mid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638" calcext:value-type="float">
            <text:p>638</text:p>
          </table:table-cell>
          <table:table-cell table:style-name="ce8" office:value-type="float" office:value="4165" calcext:value-type="float">
            <text:p>4165</text:p>
          </table:table-cell>
          <table:table-cell table:style-name="ce8" office:value-type="float" office:value="20293" calcext:value-type="float">
            <text:p>20293</text:p>
          </table:table-cell>
          <table:table-cell table:style-name="ce8" office:value-type="float" office:value="32082" calcext:value-type="float">
            <text:p>32082</text:p>
          </table:table-cell>
          <table:table-cell table:style-name="ce8" office:value-type="float" office:value="54464" calcext:value-type="float">
            <text:p>54464</text:p>
          </table:table-cell>
          <table:table-cell table:style-name="ce8" office:value-type="float" office:value="80979" calcext:value-type="float">
            <text:p>80979</text:p>
          </table:table-cell>
          <table:table-cell table:style-name="ce8" office:value-type="float" office:value="110174" calcext:value-type="float">
            <text:p>110174</text:p>
          </table:table-cell>
          <table:table-cell table:style-name="ce8" office:value-type="float" office:value="124095" calcext:value-type="float">
            <text:p>124095</text:p>
          </table:table-cell>
          <table:table-cell table:style-name="ce8" office:value-type="float" office:value="143105" calcext:value-type="float">
            <text:p>143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usy-Mid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5462" calcext:value-type="float">
            <text:p>5462</text:p>
          </table:table-cell>
          <table:table-cell table:style-name="ce8" office:value-type="float" office:value="12766" calcext:value-type="float">
            <text:p>12766</text:p>
          </table:table-cell>
          <table:table-cell table:style-name="ce8" office:value-type="float" office:value="27763" calcext:value-type="float">
            <text:p>27763</text:p>
          </table:table-cell>
          <table:table-cell table:style-name="ce8" office:value-type="float" office:value="37080" calcext:value-type="float">
            <text:p>37080</text:p>
          </table:table-cell>
          <table:table-cell table:style-name="ce8" office:value-type="float" office:value="57077" calcext:value-type="float">
            <text:p>57077</text:p>
          </table:table-cell>
          <table:table-cell table:style-name="ce8" office:value-type="float" office:value="83269" calcext:value-type="float">
            <text:p>83269</text:p>
          </table:table-cell>
          <table:table-cell table:style-name="ce8" office:value-type="float" office:value="112471" calcext:value-type="float">
            <text:p>112471</text:p>
          </table:table-cell>
          <table:table-cell table:style-name="ce8" office:value-type="float" office:value="126753" calcext:value-type="float">
            <text:p>126753</text:p>
          </table:table-cell>
          <table:table-cell table:style-name="ce8" office:value-type="float" office:value="146101" calcext:value-type="float">
            <text:p>1461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I trig-Mid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5276" calcext:value-type="float">
            <text:p>5276</text:p>
          </table:table-cell>
          <table:table-cell table:style-name="ce8" office:value-type="float" office:value="11674" calcext:value-type="float">
            <text:p>11674</text:p>
          </table:table-cell>
          <table:table-cell table:style-name="ce8" office:value-type="float" office:value="18499" calcext:value-type="float">
            <text:p>18499</text:p>
          </table:table-cell>
          <table:table-cell table:style-name="ce8" office:value-type="float" office:value="18543" calcext:value-type="float">
            <text:p>18543</text:p>
          </table:table-cell>
          <table:table-cell table:style-name="ce8" office:value-type="float" office:value="18538" calcext:value-type="float">
            <text:p>18538</text:p>
          </table:table-cell>
          <table:table-cell table:style-name="ce8" office:value-type="float" office:value="18391" calcext:value-type="float">
            <text:p>18391</text:p>
          </table:table-cell>
          <table:table-cell table:style-name="ce8" office:value-type="float" office:value="14148" calcext:value-type="float">
            <text:p>14148</text:p>
          </table:table-cell>
          <table:table-cell table:style-name="ce8" office:value-type="float" office:value="14035" calcext:value-type="float">
            <text:p>14035</text:p>
          </table:table-cell>
          <table:table-cell table:style-name="ce8" office:value-type="float" office:value="11919" calcext:value-type="float">
            <text:p>1191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number-columns-repeated="10" table:style-name="ce8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Data rate</text:p>
          </table:table-cell>
          <table:table-cell table:style-name="ce9" table:formula="of:=[.B18]/[.B23]/1000" office:value-type="float" office:value="0.2011" calcext:value-type="float">
            <text:p>0.201</text:p>
          </table:table-cell>
          <table:table-cell table:style-name="ce9" table:formula="of:=[.C18]/[.C23]/1000" office:value-type="float" office:value="0.5328" calcext:value-type="float">
            <text:p>0.533</text:p>
          </table:table-cell>
          <table:table-cell table:style-name="ce9" table:formula="of:=[.D18]/[.D23]/1000" office:value-type="float" office:value="1.2548" calcext:value-type="float">
            <text:p>1.255</text:p>
          </table:table-cell>
          <table:table-cell table:style-name="ce9" table:formula="of:=[.E18]/[.E23]/1000" office:value-type="float" office:value="2.7431" calcext:value-type="float">
            <text:p>2.743</text:p>
          </table:table-cell>
          <table:table-cell table:style-name="ce9" table:formula="of:=[.F18]/[.F23]/1000" office:value-type="float" office:value="3.6606" calcext:value-type="float">
            <text:p>3.661</text:p>
          </table:table-cell>
          <table:table-cell table:style-name="ce9" table:formula="of:=[.G18]/[.G23]/1000" office:value-type="float" office:value="5.6495" calcext:value-type="float">
            <text:p>5.650</text:p>
          </table:table-cell>
          <table:table-cell table:style-name="ce9" table:formula="of:=[.H18]/[.H23]/1000" office:value-type="float" office:value="8.2387" calcext:value-type="float">
            <text:p>8.239</text:p>
          </table:table-cell>
          <table:table-cell table:style-name="ce9" table:formula="of:=[.I18]/[.I23]/1000" office:value-type="float" office:value="11.2131" calcext:value-type="float">
            <text:p>11.213</text:p>
          </table:table-cell>
          <table:table-cell table:style-name="ce9" table:formula="of:=[.J18]/[.J23]/1000" office:value-type="float" office:value="12.6549" calcext:value-type="float">
            <text:p>12.655</text:p>
          </table:table-cell>
          <table:table-cell table:style-name="ce9" table:formula="of:=[.K18]/[.K23]/1000" office:value-type="float" office:value="14.6311" calcext:value-type="float">
            <text:p>14.6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ad time</text:p>
          </table:table-cell>
          <table:table-cell table:style-name="ce7" table:formula="of:=(1-[.B22]/[.B18])*100" office:value-type="float" office:value="0.0994530084535095" calcext:value-type="float">
            <text:p>0.10</text:p>
          </table:table-cell>
          <table:table-cell table:style-name="ce7" table:formula="of:=(1-[.C22]/[.C18])*100" office:value-type="float" office:value="0.975975975975973" calcext:value-type="float">
            <text:p>0.98</text:p>
          </table:table-cell>
          <table:table-cell table:style-name="ce7" table:formula="of:=(1-[.D22]/[.D18])*100" office:value-type="float" office:value="6.96525342684093" calcext:value-type="float">
            <text:p>6.97</text:p>
          </table:table-cell>
          <table:table-cell table:style-name="ce7" table:formula="of:=(1-[.E22]/[.E18])*100" office:value-type="float" office:value="32.5617002661223" calcext:value-type="float">
            <text:p>32.56</text:p>
          </table:table-cell>
          <table:table-cell table:style-name="ce7" table:formula="of:=(1-[.F22]/[.F18])*100" office:value-type="float" office:value="49.3443697754467" calcext:value-type="float">
            <text:p>49.34</text:p>
          </table:table-cell>
          <table:table-cell table:style-name="ce7" table:formula="of:=(1-[.G22]/[.G18])*100" office:value-type="float" office:value="67.1864766793522" calcext:value-type="float">
            <text:p>67.19</text:p>
          </table:table-cell>
          <table:table-cell table:style-name="ce7" table:formula="of:=(1-[.H22]/[.H18])*100" office:value-type="float" office:value="77.6773034580698" calcext:value-type="float">
            <text:p>77.68</text:p>
          </table:table-cell>
          <table:table-cell table:style-name="ce7" table:formula="of:=(1-[.I22]/[.I18])*100" office:value-type="float" office:value="87.382614977125" calcext:value-type="float">
            <text:p>87.38</text:p>
          </table:table-cell>
          <table:table-cell table:style-name="ce7" table:formula="of:=(1-[.J22]/[.J18])*100" office:value-type="float" office:value="88.9094342902749" calcext:value-type="float">
            <text:p>88.91</text:p>
          </table:table-cell>
          <table:table-cell table:style-name="ce7" table:formula="of:=(1-[.K22]/[.K18])*100" office:value-type="float" office:value="91.8536542023498" calcext:value-type="float">
            <text:p>91.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n#</text:p>
          </table:table-cell>
          <table:table-cell table:style-name="ce10" table:number-columns-repeated="4"/>
          <table:table-cell table:style-name="ce15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Readout trigger</text:p>
          </table:table-cell>
          <table:table-cell table:style-name="ce11" office:value-type="float" office:value="4693" calcext:value-type="float">
            <text:p>4693</text:p>
          </table:table-cell>
          <table:table-cell table:style-name="ce11" office:value-type="float" office:value="8880" calcext:value-type="float">
            <text:p>8880</text:p>
          </table:table-cell>
          <table:table-cell table:style-name="ce11" office:value-type="float" office:value="13471" calcext:value-type="float">
            <text:p>13471</text:p>
          </table:table-cell>
          <table:table-cell table:style-name="ce11" office:value-type="float" office:value="24593" calcext:value-type="float">
            <text:p>24593</text:p>
          </table:table-cell>
          <table:table-cell table:style-name="ce11" office:value-type="float" office:value="30352" calcext:value-type="float">
            <text:p>30352</text:p>
          </table:table-cell>
          <table:table-cell table:style-name="ce11" office:value-type="float" office:value="56449" calcext:value-type="float">
            <text:p>56449</text:p>
          </table:table-cell>
          <table:table-cell table:style-name="ce11" office:value-type="float" office:value="78853" calcext:value-type="float">
            <text:p>78853</text:p>
          </table:table-cell>
          <table:table-cell table:style-name="ce11" office:value-type="float" office:value="100918" calcext:value-type="float">
            <text:p>100918</text:p>
          </table:table-cell>
          <table:table-cell table:style-name="ce11" office:value-type="float" office:value="129827" calcext:value-type="float">
            <text:p>129827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Local trigger</text:p>
          </table:table-cell>
          <table:table-cell table:style-name="ce11" office:value-type="float" office:value="4694" calcext:value-type="float">
            <text:p>4694</text:p>
          </table:table-cell>
          <table:table-cell table:style-name="ce11" office:value-type="float" office:value="8884" calcext:value-type="float">
            <text:p>8884</text:p>
          </table:table-cell>
          <table:table-cell table:style-name="ce11" office:value-type="float" office:value="13486" calcext:value-type="float">
            <text:p>13486</text:p>
          </table:table-cell>
          <table:table-cell table:style-name="ce11" office:value-type="float" office:value="24623" calcext:value-type="float">
            <text:p>24623</text:p>
          </table:table-cell>
          <table:table-cell table:style-name="ce11" office:value-type="float" office:value="30404" calcext:value-type="float">
            <text:p>30404</text:p>
          </table:table-cell>
          <table:table-cell table:style-name="ce11" office:value-type="float" office:value="56664" calcext:value-type="float">
            <text:p>56664</text:p>
          </table:table-cell>
          <table:table-cell table:style-name="ce11" office:value-type="float" office:value="79261" calcext:value-type="float">
            <text:p>79261</text:p>
          </table:table-cell>
          <table:table-cell table:style-name="ce11" office:value-type="float" office:value="101548" calcext:value-type="float">
            <text:p>101548</text:p>
          </table:table-cell>
          <table:table-cell table:style-name="ce11" office:value-type="float" office:value="130873" calcext:value-type="float">
            <text:p>130873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Gate -Mid</text:p>
          </table:table-cell>
          <table:table-cell table:style-name="ce11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Fast Clear-Mid</text:p>
          </table:table-cell>
          <table:table-cell table:style-name="ce11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Busy-Mid</text:p>
          </table:table-cell>
          <table:table-cell table:style-name="ce11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TI trig-Mid</text:p>
          </table:table-cell>
          <table:table-cell table:style-name="ce11" office:value-type="float" office:value="4664" calcext:value-type="float">
            <text:p>4664</text:p>
          </table:table-cell>
          <table:table-cell table:style-name="ce11" office:value-type="float" office:value="8556" calcext:value-type="float">
            <text:p>8556</text:p>
          </table:table-cell>
          <table:table-cell table:style-name="ce11" office:value-type="float" office:value="12202" calcext:value-type="float">
            <text:p>12202</text:p>
          </table:table-cell>
          <table:table-cell table:style-name="ce11" office:value-type="float" office:value="16137" calcext:value-type="float">
            <text:p>16137</text:p>
          </table:table-cell>
          <table:table-cell table:style-name="ce11" office:value-type="float" office:value="16239" calcext:value-type="float">
            <text:p>16239</text:p>
          </table:table-cell>
          <table:table-cell table:style-name="ce11" office:value-type="float" office:value="16592" calcext:value-type="float">
            <text:p>16592</text:p>
          </table:table-cell>
          <table:table-cell table:style-name="ce11" office:value-type="float" office:value="16417" calcext:value-type="float">
            <text:p>16417</text:p>
          </table:table-cell>
          <table:table-cell table:style-name="ce11" office:value-type="float" office:value="16388" calcext:value-type="float">
            <text:p>16388</text:p>
          </table:table-cell>
          <table:table-cell table:style-name="ce11" office:value-type="float" office:value="16394" calcext:value-type="float">
            <text:p>16394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number-columns-repeated="10" table:style-name="ce1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11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Data rate</text:p>
          </table:table-cell>
          <table:table-cell table:style-name="ce12" table:formula="of:=[.B29]/[.B34]/1000" office:value-type="float" office:value="0.4694" calcext:value-type="float">
            <text:p>0.469</text:p>
          </table:table-cell>
          <table:table-cell table:style-name="ce12" table:formula="of:=[.C29]/[.C34]/1000" office:value-type="float" office:value="0.8884" calcext:value-type="float">
            <text:p>0.888</text:p>
          </table:table-cell>
          <table:table-cell table:style-name="ce12" table:formula="of:=[.D29]/[.D34]/1000" office:value-type="float" office:value="1.3486" calcext:value-type="float">
            <text:p>1.349</text:p>
          </table:table-cell>
          <table:table-cell table:style-name="ce12" table:formula="of:=[.E29]/[.E34]/1000" office:value-type="float" office:value="2.4623" calcext:value-type="float">
            <text:p>2.462</text:p>
          </table:table-cell>
          <table:table-cell table:style-name="ce12" table:formula="of:=[.F29]/[.F34]/1000" office:value-type="float" office:value="3.0404" calcext:value-type="float">
            <text:p>3.040</text:p>
          </table:table-cell>
          <table:table-cell table:style-name="ce12" table:formula="of:=[.G29]/[.G34]/1000" office:value-type="float" office:value="5.6664" calcext:value-type="float">
            <text:p>5.666</text:p>
          </table:table-cell>
          <table:table-cell table:style-name="ce12" table:formula="of:=[.H29]/[.H34]/1000" office:value-type="float" office:value="7.9261" calcext:value-type="float">
            <text:p>7.926</text:p>
          </table:table-cell>
          <table:table-cell table:style-name="ce12" table:formula="of:=[.I29]/[.I34]/1000" office:value-type="float" office:value="10.1548" calcext:value-type="float">
            <text:p>10.155</text:p>
          </table:table-cell>
          <table:table-cell table:style-name="ce12" table:formula="of:=[.J29]/[.J34]/1000" office:value-type="float" office:value="13.0873" calcext:value-type="float">
            <text:p>13.087</text:p>
          </table:table-cell>
          <table:table-cell table:style-name="ce12" table:formula="of:=[.K29]/[.K34]/1000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ad time</text:p>
          </table:table-cell>
          <table:table-cell table:style-name="ce10" table:formula="of:=(1-[.B33]/[.B29])*100" office:value-type="float" office:value="0.639113762249677" calcext:value-type="float">
            <text:p>0.64</text:p>
          </table:table-cell>
          <table:table-cell table:style-name="ce10" table:formula="of:=(1-[.C33]/[.C29])*100" office:value-type="float" office:value="3.69203061683926" calcext:value-type="float">
            <text:p>3.69</text:p>
          </table:table-cell>
          <table:table-cell table:style-name="ce10" table:formula="of:=(1-[.D33]/[.D29])*100" office:value-type="float" office:value="9.5209847248999" calcext:value-type="float">
            <text:p>9.52</text:p>
          </table:table-cell>
          <table:table-cell table:style-name="ce10" table:formula="of:=(1-[.E33]/[.E29])*100" office:value-type="float" office:value="34.463712788856" calcext:value-type="float">
            <text:p>34.46</text:p>
          </table:table-cell>
          <table:table-cell table:style-name="ce10" table:formula="of:=(1-[.F33]/[.F29])*100" office:value-type="float" office:value="46.5892645704513" calcext:value-type="float">
            <text:p>46.59</text:p>
          </table:table-cell>
          <table:table-cell table:style-name="ce10" table:formula="of:=(1-[.G33]/[.G29])*100" office:value-type="float" office:value="70.7186220528025" calcext:value-type="float">
            <text:p>70.72</text:p>
          </table:table-cell>
          <table:table-cell table:style-name="ce10" table:formula="of:=(1-[.H33]/[.H29])*100" office:value-type="float" office:value="79.2874175193349" calcext:value-type="float">
            <text:p>79.29</text:p>
          </table:table-cell>
          <table:table-cell table:style-name="ce10" table:formula="of:=(1-[.I33]/[.I29])*100" office:value-type="float" office:value="83.8618190412416" calcext:value-type="float">
            <text:p>83.86</text:p>
          </table:table-cell>
          <table:table-cell table:style-name="ce10" table:formula="of:=(1-[.J33]/[.J29])*100" office:value-type="float" office:value="87.4733520283023" calcext:value-type="float">
            <text:p>87.47</text:p>
          </table:table-cell>
          <table:table-cell table:style-name="ce10" table:formula="of:=(1-[.K33]/[.K29])*100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13" table:formula="of:=([.B15]/100)/([.B14]*1000)" office:value-type="float" office:value="0.0000425911550096566" calcext:value-type="float">
            <text:p>4.26E-05</text:p>
          </table:table-cell>
          <table:table-cell table:style-name="ce13" table:formula="of:=([.C15]/100)/([.C14]*1000)" office:value-type="float" office:value="0.0000845194916247057" calcext:value-type="float">
            <text:p>8.45E-05</text:p>
          </table:table-cell>
          <table:table-cell table:style-name="ce13" table:formula="of:=([.D15]/100)/([.D14]*1000)" office:value-type="float" office:value="0.000148621239047195" calcext:value-type="float">
            <text:p>1.49E-04</text:p>
          </table:table-cell>
          <table:table-cell table:style-name="ce13" table:formula="of:=([.E15]/100)/([.E14]*1000)" office:value-type="float" office:value="0.000164817244779434" calcext:value-type="float">
            <text:p>1.65E-04</text:p>
          </table:table-cell>
          <table:table-cell table:style-name="ce13" table:formula="of:=([.F15]/100)/([.F14]*1000)" office:value-type="float" office:value="0.000155573154276396" calcext:value-type="float">
            <text:p>1.56E-04</text:p>
          </table:table-cell>
          <table:table-cell table:style-name="ce13" table:formula="of:=([.G15]/100)/([.G14]*1000)" office:value-type="float" office:value="0.00012491151974045" calcext:value-type="float">
            <text:p>1.25E-04</text:p>
          </table:table-cell>
          <table:table-cell table:style-name="ce13" table:formula="of:=([.H15]/100)/([.H14]*1000)" office:value-type="float" office:value="0.0000979595531165089" calcext:value-type="float">
            <text:p>9.80E-05</text:p>
          </table:table-cell>
          <table:table-cell table:style-name="ce13" table:formula="of:=([.I15]/100)/([.I14]*1000)" office:value-type="float" office:value="0.0000785477351046215" calcext:value-type="float">
            <text:p>7.85E-05</text:p>
          </table:table-cell>
          <table:table-cell table:style-name="ce13" table:formula="of:=([.J15]/100)/([.J14]*1000)" office:value-type="float" office:value="0.0000682597887280753" calcext:value-type="float">
            <text:p>6.83E-05</text:p>
          </table:table-cell>
          <table:table-cell table:style-name="ce13" table:formula="of:=([.K15]/100)/([.K14]*1000)" office:value-type="float" office:value="0.0000619461095865676" calcext:value-type="float">
            <text:p>6.19E-05</text:p>
          </table:table-cell>
          <table:table-cell table:number-columns-repeated="2"/>
        </table:table-row>
        <table:table-row table:style-name="ro1">
          <table:table-cell/>
          <table:table-cell table:style-name="ce13" table:formula="of:=([.B37]/100)/([.B36]*1000)" office:value-type="float" office:value="0.0000136155467032313" calcext:value-type="float">
            <text:p>1.36E-05</text:p>
          </table:table-cell>
          <table:table-cell table:style-name="ce13" table:formula="of:=([.C37]/100)/([.C36]*1000)" office:value-type="float" office:value="0.0000415582014502393" calcext:value-type="float">
            <text:p>4.16E-05</text:p>
          </table:table-cell>
          <table:table-cell table:style-name="ce13" table:formula="of:=([.D37]/100)/([.D36]*1000)" office:value-type="float" office:value="0.000070599026582381" calcext:value-type="float">
            <text:p>7.06E-05</text:p>
          </table:table-cell>
          <table:table-cell table:style-name="ce13" table:formula="of:=([.E37]/100)/([.E36]*1000)" office:value-type="float" office:value="0.00013996553136846" calcext:value-type="float">
            <text:p>1.40E-04</text:p>
          </table:table-cell>
          <table:table-cell table:style-name="ce13" table:formula="of:=([.F37]/100)/([.F36]*1000)" office:value-type="float" office:value="0.000153233997403142" calcext:value-type="float">
            <text:p>1.53E-04</text:p>
          </table:table-cell>
          <table:table-cell table:style-name="ce13" table:formula="of:=([.G37]/100)/([.G36]*1000)" office:value-type="float" office:value="0.000124803441431601" calcext:value-type="float">
            <text:p>1.25E-04</text:p>
          </table:table-cell>
          <table:table-cell table:style-name="ce13" table:formula="of:=([.H37]/100)/([.H36]*1000)" office:value-type="float" office:value="0.000100033329783039" calcext:value-type="float">
            <text:p>1.00E-04</text:p>
          </table:table-cell>
          <table:table-cell table:style-name="ce13" table:formula="of:=([.I37]/100)/([.I36]*1000)" office:value-type="float" office:value="0.0000825834275822681" calcext:value-type="float">
            <text:p>8.26E-05</text:p>
          </table:table-cell>
          <table:table-cell table:style-name="ce13" table:formula="of:=([.J37]/100)/([.J36]*1000)" office:value-type="float" office:value="0.000066838348649685" calcext:value-type="float">
            <text:p>6.68E-05</text:p>
          </table:table-cell>
          <table:table-cell table:style-name="ce13" table:formula="of:=([.K37]/100)/([.K36]*1000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13" table:formula="of:=1/[.B25]/1000" office:value-type="float" office:value="0.00497265042267529" calcext:value-type="float">
            <text:p>4.97E-03</text:p>
          </table:table-cell>
          <table:table-cell table:style-name="ce13" table:formula="of:=1/[.C25]/1000" office:value-type="float" office:value="0.00187687687687688" calcext:value-type="float">
            <text:p>1.88E-03</text:p>
          </table:table-cell>
          <table:table-cell table:style-name="ce13" table:formula="of:=1/[.D25]/1000" office:value-type="float" office:value="0.000796939751354798" calcext:value-type="float">
            <text:p>7.97E-04</text:p>
          </table:table-cell>
          <table:table-cell table:style-name="ce13" table:formula="of:=1/[.E25]/1000" office:value-type="float" office:value="0.000364551055375305" calcext:value-type="float">
            <text:p>3.65E-04</text:p>
          </table:table-cell>
          <table:table-cell table:style-name="ce13" table:formula="of:=1/[.F25]/1000" office:value-type="float" office:value="0.000273179260230563" calcext:value-type="float">
            <text:p>2.73E-04</text:p>
          </table:table-cell>
          <table:table-cell table:style-name="ce13" table:formula="of:=1/[.G25]/1000" office:value-type="float" office:value="0.000177006814762368" calcext:value-type="float">
            <text:p>1.77E-04</text:p>
          </table:table-cell>
          <table:table-cell table:style-name="ce13" table:formula="of:=1/[.H25]/1000" office:value-type="float" office:value="0.000121378372801534" calcext:value-type="float">
            <text:p>1.21E-04</text:p>
          </table:table-cell>
          <table:table-cell table:style-name="ce13" table:formula="of:=1/[.I25]/1000" office:value-type="float" office:value="0.0000891814038936601" calcext:value-type="float">
            <text:p>8.92E-05</text:p>
          </table:table-cell>
          <table:table-cell table:style-name="ce13" table:formula="of:=1/[.J25]/1000" office:value-type="float" office:value="0.0000790207745616323" calcext:value-type="float">
            <text:p>7.90E-05</text:p>
          </table:table-cell>
          <table:table-cell table:style-name="ce13" table:formula="of:=1/[.K25]/1000" office:value-type="float" office:value="0.0000683475610172851" calcext:value-type="float">
            <text:p>6.83E-05</text:p>
          </table:table-cell>
          <table:table-cell table:number-columns-repeated="2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ufferlevel=4" table:style-name="ta1">
        <table:shapes>
          <draw:frame draw:z-index="0" draw:style-name="gr1" draw:text-style-name="P1" svg:width="6.2988in" svg:height="3.5429in" svg:x="1.0693in" svg:y="4.3661in">
            <draw:object draw:notify-on-update-of-ranges="'Bufferlevel=4'.B25:'Bufferlevel=4'.K25 'Bufferlevel=4'.B26:'Bufferlevel=4'.K26 'Bufferlevel=4'.B14:'Bufferlevel=4'.K14 'Bufferlevel=4'.B15:'Bufferlevel=4'.K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Run#</text:p>
          </table:table-cell>
          <table:table-cell table:style-name="ce3" table:number-columns-repeated="10"/>
          <table:table-cell table:style-name="ce3" office:value-type="float" office:value="2707" calcext:value-type="float">
            <text:p>2707</text:p>
          </table:table-cell>
        </table:table-row>
        <table:table-row table:style-name="ro1">
          <table:table-cell table:style-name="ce2" office:value-type="string" calcext:value-type="string">
            <text:p>Readout trigger</text:p>
          </table:table-cell>
          <table:table-cell table:style-name="ce4" office:value-type="float" office:value="4035" calcext:value-type="float">
            <text:p>4035</text:p>
          </table:table-cell>
          <table:table-cell table:style-name="ce4" office:value-type="float" office:value="14113" calcext:value-type="float">
            <text:p>14113</text:p>
          </table:table-cell>
          <table:table-cell table:style-name="ce4" office:value-type="float" office:value="18679" calcext:value-type="float">
            <text:p>18679</text:p>
          </table:table-cell>
          <table:table-cell table:style-name="ce4" office:value-type="float" office:value="23488" calcext:value-type="float">
            <text:p>23488</text:p>
          </table:table-cell>
          <table:table-cell table:style-name="ce4" office:value-type="float" office:value="27859" calcext:value-type="float">
            <text:p>27859</text:p>
          </table:table-cell>
          <table:table-cell table:style-name="ce4" office:value-type="float" office:value="39759" calcext:value-type="float">
            <text:p>39759</text:p>
          </table:table-cell>
          <table:table-cell table:style-name="ce4" office:value-type="float" office:value="54056" calcext:value-type="float">
            <text:p>54056</text:p>
          </table:table-cell>
          <table:table-cell table:style-name="ce4" office:value-type="float" office:value="90360" calcext:value-type="float">
            <text:p>90360</text:p>
          </table:table-cell>
          <table:table-cell table:style-name="ce4" office:value-type="float" office:value="121683" calcext:value-type="float">
            <text:p>121683</text:p>
          </table:table-cell>
          <table:table-cell table:style-name="ce4" office:value-type="float" office:value="141370" calcext:value-type="float">
            <text:p>141370</text:p>
          </table:table-cell>
          <table:table-cell table:style-name="ce4" office:value-type="float" office:value="22960" calcext:value-type="float">
            <text:p>22960</text:p>
          </table:table-cell>
        </table:table-row>
        <table:table-row table:style-name="ro1">
          <table:table-cell table:style-name="ce2" office:value-type="string" calcext:value-type="string">
            <text:p>Local trigger</text:p>
          </table:table-cell>
          <table:table-cell table:style-name="ce4" office:value-type="float" office:value="4035" calcext:value-type="float">
            <text:p>4035</text:p>
          </table:table-cell>
          <table:table-cell table:style-name="ce4" office:value-type="float" office:value="14122" calcext:value-type="float">
            <text:p>14122</text:p>
          </table:table-cell>
          <table:table-cell table:style-name="ce4" office:value-type="float" office:value="18700" calcext:value-type="float">
            <text:p>18700</text:p>
          </table:table-cell>
          <table:table-cell table:style-name="ce4" office:value-type="float" office:value="23524" calcext:value-type="float">
            <text:p>23524</text:p>
          </table:table-cell>
          <table:table-cell table:style-name="ce4" office:value-type="float" office:value="27912" calcext:value-type="float">
            <text:p>27912</text:p>
          </table:table-cell>
          <table:table-cell table:style-name="ce4" office:value-type="float" office:value="39851" calcext:value-type="float">
            <text:p>39851</text:p>
          </table:table-cell>
          <table:table-cell table:style-name="ce4" office:value-type="float" office:value="54231" calcext:value-type="float">
            <text:p>54231</text:p>
          </table:table-cell>
          <table:table-cell table:style-name="ce4" office:value-type="float" office:value="90807" calcext:value-type="float">
            <text:p>90807</text:p>
          </table:table-cell>
          <table:table-cell table:style-name="ce4" office:value-type="float" office:value="122569" calcext:value-type="float">
            <text:p>122569</text:p>
          </table:table-cell>
          <table:table-cell table:style-name="ce4" office:value-type="float" office:value="142609" calcext:value-type="float">
            <text:p>142609</text:p>
          </table:table-cell>
          <table:table-cell table:style-name="ce4" office:value-type="float" office:value="22992" calcext:value-type="float">
            <text:p>22992</text:p>
          </table:table-cell>
        </table:table-row>
        <table:table-row table:style-name="ro1">
          <table:table-cell table:style-name="ce2" office:value-type="string" calcext:value-type="string">
            <text:p>Gate -Mid</text:p>
          </table:table-cell>
          <table:table-cell table:style-name="ce4" table:number-columns-repeated="10"/>
          <table:table-cell table:style-name="ce4" office:value-type="float" office:value="22819" calcext:value-type="float">
            <text:p>22819</text:p>
          </table:table-cell>
        </table:table-row>
        <table:table-row table:style-name="ro1">
          <table:table-cell table:style-name="ce2" office:value-type="string" calcext:value-type="string">
            <text:p>Gate -top</text:p>
          </table:table-cell>
          <table:table-cell table:style-name="ce4" table:number-columns-repeated="10"/>
          <table:table-cell table:style-name="ce4" office:value-type="float" office:value="22829" calcext:value-type="float">
            <text:p>22829</text:p>
          </table:table-cell>
        </table:table-row>
        <table:table-row table:style-name="ro1">
          <table:table-cell table:style-name="ce2" office:value-type="string" calcext:value-type="string">
            <text:p>Fast Clear-Mid</text:p>
          </table:table-cell>
          <table:table-cell table:style-name="ce4" table:number-columns-repeated="10"/>
          <table:table-cell table:style-name="ce4" office:value-type="float" office:value="17770" calcext:value-type="float">
            <text:p>17770</text:p>
          </table:table-cell>
        </table:table-row>
        <table:table-row table:style-name="ro1">
          <table:table-cell table:style-name="ce2" office:value-type="string" calcext:value-type="string">
            <text:p>Fast Clear-top</text:p>
          </table:table-cell>
          <table:table-cell table:style-name="ce4" table:number-columns-repeated="10"/>
          <table:table-cell table:style-name="ce4" office:value-type="float" office:value="17773" calcext:value-type="float">
            <text:p>17773</text:p>
          </table:table-cell>
        </table:table-row>
        <table:table-row table:style-name="ro1">
          <table:table-cell table:style-name="ce2" office:value-type="string" calcext:value-type="string">
            <text:p>Busy-Mid</text:p>
          </table:table-cell>
          <table:table-cell table:style-name="ce4" table:number-columns-repeated="10"/>
          <table:table-cell table:style-name="ce4" office:value-type="float" office:value="23301" calcext:value-type="float">
            <text:p>23301</text:p>
          </table:table-cell>
        </table:table-row>
        <table:table-row table:style-name="ro1">
          <table:table-cell table:style-name="ce2" office:value-type="string" calcext:value-type="string">
            <text:p>Busy-top</text:p>
          </table:table-cell>
          <table:table-cell table:style-name="ce4" table:number-columns-repeated="10"/>
          <table:table-cell table:style-name="ce4" office:value-type="float" office:value="23384" calcext:value-type="float">
            <text:p>23384</text:p>
          </table:table-cell>
        </table:table-row>
        <table:table-row table:style-name="ro1">
          <table:table-cell table:style-name="ce2" office:value-type="string" calcext:value-type="string">
            <text:p>TI trig-Mid</text:p>
          </table:table-cell>
          <table:table-cell table:style-name="ce4" office:value-type="float" office:value="4035" calcext:value-type="float">
            <text:p>4035</text:p>
          </table:table-cell>
          <table:table-cell table:style-name="ce4" office:value-type="float" office:value="13830" calcext:value-type="float">
            <text:p>13830</text:p>
          </table:table-cell>
          <table:table-cell table:style-name="ce4" office:value-type="float" office:value="15389" calcext:value-type="float">
            <text:p>15389</text:p>
          </table:table-cell>
          <table:table-cell table:style-name="ce4" office:value-type="float" office:value="16067" calcext:value-type="float">
            <text:p>16067</text:p>
          </table:table-cell>
          <table:table-cell table:style-name="ce4" office:value-type="float" office:value="16010" calcext:value-type="float">
            <text:p>16010</text:p>
          </table:table-cell>
          <table:table-cell table:style-name="ce4" office:value-type="float" office:value="16377" calcext:value-type="float">
            <text:p>16377</text:p>
          </table:table-cell>
          <table:table-cell table:style-name="ce4" office:value-type="float" office:value="16388" calcext:value-type="float">
            <text:p>16388</text:p>
          </table:table-cell>
          <table:table-cell table:style-name="ce4" office:value-type="float" office:value="16484" calcext:value-type="float">
            <text:p>16484</text:p>
          </table:table-cell>
          <table:table-cell table:style-name="ce4" office:value-type="float" office:value="16419" calcext:value-type="float">
            <text:p>16419</text:p>
          </table:table-cell>
          <table:table-cell table:style-name="ce4" office:value-type="float" office:value="16575" calcext:value-type="float">
            <text:p>16575</text:p>
          </table:table-cell>
          <table:table-cell table:style-name="ce4" office:value-type="float" office:value="15934" calcext:value-type="float">
            <text:p>15934</text:p>
          </table:table-cell>
        </table:table-row>
        <table:table-row table:style-name="ro1">
          <table:table-cell table:style-name="ce1" office:value-type="string" calcext:value-type="string">
            <text:p>TI trig-top</text:p>
          </table:table-cell>
          <table:table-cell table:style-name="ce4" office:value-type="float" office:value="4035" calcext:value-type="float">
            <text:p>4035</text:p>
          </table:table-cell>
          <table:table-cell table:style-name="ce4" office:value-type="float" office:value="13830" calcext:value-type="float">
            <text:p>13830</text:p>
          </table:table-cell>
          <table:table-cell table:style-name="ce4" office:value-type="float" office:value="15389" calcext:value-type="float">
            <text:p>15389</text:p>
          </table:table-cell>
          <table:table-cell table:style-name="ce4" office:value-type="float" office:value="16067" calcext:value-type="float">
            <text:p>16067</text:p>
          </table:table-cell>
          <table:table-cell table:style-name="ce4" office:value-type="float" office:value="16010" calcext:value-type="float">
            <text:p>16010</text:p>
          </table:table-cell>
          <table:table-cell table:style-name="ce4" office:value-type="float" office:value="16377" calcext:value-type="float">
            <text:p>16377</text:p>
          </table:table-cell>
          <table:table-cell table:style-name="ce4" office:value-type="float" office:value="16388" calcext:value-type="float">
            <text:p>16388</text:p>
          </table:table-cell>
          <table:table-cell table:style-name="ce4" office:value-type="float" office:value="16484" calcext:value-type="float">
            <text:p>16484</text:p>
          </table:table-cell>
          <table:table-cell table:style-name="ce4" office:value-type="float" office:value="16419" calcext:value-type="float">
            <text:p>16419</text:p>
          </table:table-cell>
          <table:table-cell table:style-name="ce4" office:value-type="float" office:value="16575" calcext:value-type="float">
            <text:p>16575</text:p>
          </table:table-cell>
          <table:table-cell table:style-name="ce4" office:value-type="float" office:value="15934" calcext:value-type="float">
            <text:p>15934</text:p>
          </table:table-cell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number-columns-repeated="10" table:style-name="ce4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/>
          <table:table-cell table:style-name="ce4" table:number-columns-repeated="10"/>
          <table:table-cell office:value-type="string" calcext:value-type="string">
            <text:p>`</text:p>
          </table:table-cell>
        </table:table-row>
        <table:table-row table:style-name="ro1">
          <table:table-cell table:style-name="ce1" office:value-type="string" calcext:value-type="string">
            <text:p>Data rate</text:p>
          </table:table-cell>
          <table:table-cell table:style-name="ce5" table:formula="of:=[.B3]/[.B12]/1000" office:value-type="float" office:value="0.4035" calcext:value-type="float">
            <text:p>0.404</text:p>
          </table:table-cell>
          <table:table-cell table:style-name="ce5" table:formula="of:=[.C3]/[.C12]/1000" office:value-type="float" office:value="1.4122" calcext:value-type="float">
            <text:p>1.412</text:p>
          </table:table-cell>
          <table:table-cell table:style-name="ce5" table:formula="of:=[.D3]/[.D12]/1000" office:value-type="float" office:value="1.87" calcext:value-type="float">
            <text:p>1.870</text:p>
          </table:table-cell>
          <table:table-cell table:style-name="ce5" table:formula="of:=[.L3]/[.E12]/1000" office:value-type="float" office:value="2.2992" calcext:value-type="float">
            <text:p>2.299</text:p>
          </table:table-cell>
          <table:table-cell table:style-name="ce5" table:formula="of:=[.F3]/[.F12]/1000" office:value-type="float" office:value="2.7912" calcext:value-type="float">
            <text:p>2.791</text:p>
          </table:table-cell>
          <table:table-cell table:style-name="ce5" table:formula="of:=[.G3]/[.G12]/1000" office:value-type="float" office:value="3.9851" calcext:value-type="float">
            <text:p>3.985</text:p>
          </table:table-cell>
          <table:table-cell table:style-name="ce5" table:formula="of:=[.H3]/[.H12]/1000" office:value-type="float" office:value="5.4231" calcext:value-type="float">
            <text:p>5.423</text:p>
          </table:table-cell>
          <table:table-cell table:style-name="ce5" table:formula="of:=[.I3]/[.I12]/1000" office:value-type="float" office:value="9.0807" calcext:value-type="float">
            <text:p>9.081</text:p>
          </table:table-cell>
          <table:table-cell table:style-name="ce5" table:formula="of:=[.J3]/[.J12]/1000" office:value-type="float" office:value="12.2569" calcext:value-type="float">
            <text:p>12.257</text:p>
          </table:table-cell>
          <table:table-cell table:style-name="ce5" table:formula="of:=[.K3]/[.K12]/1000" office:value-type="float" office:value="14.2609" calcext:value-type="float">
            <text:p>14.261</text:p>
          </table:table-cell>
          <table:table-cell/>
        </table:table-row>
        <table:table-row table:style-name="ro1">
          <table:table-cell table:style-name="ce1" office:value-type="string" calcext:value-type="string">
            <text:p>Dead time</text:p>
          </table:table-cell>
          <table:table-cell table:style-name="ce6" table:formula="of:=(1-[.B10]/[.B3])*100" office:value-type="float" office:value="0" calcext:value-type="float">
            <text:p>0.00</text:p>
          </table:table-cell>
          <table:table-cell table:style-name="ce6" table:formula="of:=(1-[.C10]/[.C3])*100" office:value-type="float" office:value="2.06769579379691" calcext:value-type="float">
            <text:p>2.07</text:p>
          </table:table-cell>
          <table:table-cell table:style-name="ce6" table:formula="of:=(1-[.D10]/[.D3])*100" office:value-type="float" office:value="17.7058823529412" calcext:value-type="float">
            <text:p>17.71</text:p>
          </table:table-cell>
          <table:table-cell table:style-name="ce6" table:formula="of:=(1-[.L10]/[.L3])*100" office:value-type="float" office:value="30.6976339596381" calcext:value-type="float">
            <text:p>30.70</text:p>
          </table:table-cell>
          <table:table-cell table:style-name="ce6" table:formula="of:=(1-[.F10]/[.F3])*100" office:value-type="float" office:value="42.6411579249069" calcext:value-type="float">
            <text:p>42.64</text:p>
          </table:table-cell>
          <table:table-cell table:style-name="ce6" table:formula="of:=(1-[.G10]/[.G3])*100" office:value-type="float" office:value="58.9044189606283" calcext:value-type="float">
            <text:p>58.90</text:p>
          </table:table-cell>
          <table:table-cell table:style-name="ce6" table:formula="of:=(1-[.H10]/[.H3])*100" office:value-type="float" office:value="69.7811214987738" calcext:value-type="float">
            <text:p>69.78</text:p>
          </table:table-cell>
          <table:table-cell table:style-name="ce6" table:formula="of:=(1-[.I10]/[.I3])*100" office:value-type="float" office:value="81.8472144217957" calcext:value-type="float">
            <text:p>81.85</text:p>
          </table:table-cell>
          <table:table-cell table:style-name="ce6" table:formula="of:=(1-[.J10]/[.J3])*100" office:value-type="float" office:value="86.6042800381826" calcext:value-type="float">
            <text:p>86.60</text:p>
          </table:table-cell>
          <table:table-cell table:style-name="ce6" table:formula="of:=(1-[.K10]/[.K3])*100" office:value-type="float" office:value="88.3773113898842" calcext:value-type="float">
            <text:p>88.38</text:p>
          </table:table-cell>
          <table:table-cell table:style-name="ce17"/>
        </table:table-row>
        <table:table-row table:style-name="ro1">
          <table:table-cell table:style-name="ce1" office:value-type="string" calcext:value-type="string">
            <text:p>Run#</text:p>
          </table:table-cell>
          <table:table-cell table:style-name="ce7" table:number-columns-repeated="2"/>
          <table:table-cell table:style-name="ce16" office:value-type="float" office:value="2710" calcext:value-type="float">
            <text:p>2710</text:p>
          </table:table-cell>
          <table:table-cell table:style-name="ce14" table:number-columns-repeated="2"/>
          <table:table-cell table:style-name="ce7" table:number-columns-repeated="5"/>
          <table:table-cell table:style-name="ce18"/>
        </table:table-row>
        <table:table-row table:style-name="ro1">
          <table:table-cell table:style-name="ce2" office:value-type="string" calcext:value-type="string">
            <text:p>Readout trigger</text:p>
          </table:table-cell>
          <table:table-cell table:style-name="ce8" office:value-type="float" office:value="4295" calcext:value-type="float">
            <text:p>4295</text:p>
          </table:table-cell>
          <table:table-cell table:style-name="ce8" office:value-type="float" office:value="9903" calcext:value-type="float">
            <text:p>9903</text:p>
          </table:table-cell>
          <table:table-cell table:style-name="ce8" office:value-type="float" office:value="16505" calcext:value-type="float">
            <text:p>16505</text:p>
          </table:table-cell>
          <table:table-cell table:style-name="ce8" office:value-type="float" office:value="29296" calcext:value-type="float">
            <text:p>29296</text:p>
          </table:table-cell>
          <table:table-cell table:style-name="ce8" office:value-type="float" office:value="32660" calcext:value-type="float">
            <text:p>32660</text:p>
          </table:table-cell>
          <table:table-cell table:style-name="ce8" office:value-type="float" office:value="40686" calcext:value-type="float">
            <text:p>40686</text:p>
          </table:table-cell>
          <table:table-cell table:style-name="ce8" office:value-type="float" office:value="53874" calcext:value-type="float">
            <text:p>53874</text:p>
          </table:table-cell>
          <table:table-cell table:style-name="ce8" office:value-type="float" office:value="87502" calcext:value-type="float">
            <text:p>87502</text:p>
          </table:table-cell>
          <table:table-cell table:style-name="ce8" office:value-type="float" office:value="125544" calcext:value-type="float">
            <text:p>125544</text:p>
          </table:table-cell>
          <table:table-cell table:style-name="ce8" office:value-type="float" office:value="141191" calcext:value-type="float">
            <text:p>141191</text:p>
          </table:table-cell>
          <table:table-cell table:style-name="ce18"/>
        </table:table-row>
        <table:table-row table:style-name="ro1">
          <table:table-cell table:style-name="ce2" office:value-type="string" calcext:value-type="string">
            <text:p>Local trigger</text:p>
          </table:table-cell>
          <table:table-cell table:style-name="ce8" office:value-type="float" office:value="4295" calcext:value-type="float">
            <text:p>4295</text:p>
          </table:table-cell>
          <table:table-cell table:style-name="ce8" office:value-type="float" office:value="9911" calcext:value-type="float">
            <text:p>9911</text:p>
          </table:table-cell>
          <table:table-cell table:style-name="ce8" office:value-type="float" office:value="16524" calcext:value-type="float">
            <text:p>16524</text:p>
          </table:table-cell>
          <table:table-cell table:style-name="ce8" office:value-type="float" office:value="29338" calcext:value-type="float">
            <text:p>29338</text:p>
          </table:table-cell>
          <table:table-cell table:style-name="ce8" office:value-type="float" office:value="32720" calcext:value-type="float">
            <text:p>32720</text:p>
          </table:table-cell>
          <table:table-cell table:style-name="ce8" office:value-type="float" office:value="40790" calcext:value-type="float">
            <text:p>40790</text:p>
          </table:table-cell>
          <table:table-cell table:style-name="ce8" office:value-type="float" office:value="54061" calcext:value-type="float">
            <text:p>54061</text:p>
          </table:table-cell>
          <table:table-cell table:style-name="ce8" office:value-type="float" office:value="87994" calcext:value-type="float">
            <text:p>87994</text:p>
          </table:table-cell>
          <table:table-cell table:style-name="ce8" office:value-type="float" office:value="126569" calcext:value-type="float">
            <text:p>126569</text:p>
          </table:table-cell>
          <table:table-cell table:style-name="ce8" office:value-type="float" office:value="142507" calcext:value-type="float">
            <text:p>142507</text:p>
          </table:table-cell>
          <table:table-cell table:style-name="ce18"/>
        </table:table-row>
        <table:table-row table:style-name="ro1">
          <table:table-cell table:style-name="ce2" office:value-type="string" calcext:value-type="string">
            <text:p>Gate -Mid</text:p>
          </table:table-cell>
          <table:table-cell table:style-name="ce8" table:number-columns-repeated="10"/>
          <table:table-cell table:style-name="ce18"/>
        </table:table-row>
        <table:table-row table:style-name="ro1">
          <table:table-cell table:style-name="ce2" office:value-type="string" calcext:value-type="string">
            <text:p>Fast Clear-Mid</text:p>
          </table:table-cell>
          <table:table-cell table:style-name="ce8" table:number-columns-repeated="10"/>
          <table:table-cell table:style-name="ce18"/>
        </table:table-row>
        <table:table-row table:style-name="ro1">
          <table:table-cell table:style-name="ce2" office:value-type="string" calcext:value-type="string">
            <text:p>Busy-Mid</text:p>
          </table:table-cell>
          <table:table-cell table:style-name="ce8" table:number-columns-repeated="10"/>
          <table:table-cell table:style-name="ce18"/>
        </table:table-row>
        <table:table-row table:style-name="ro1">
          <table:table-cell table:style-name="ce2" office:value-type="string" calcext:value-type="string">
            <text:p>TI trig-Mid</text:p>
          </table:table-cell>
          <table:table-cell table:style-name="ce8" office:value-type="float" office:value="4295" calcext:value-type="float">
            <text:p>4295</text:p>
          </table:table-cell>
          <table:table-cell table:style-name="ce8" office:value-type="float" office:value="9903" calcext:value-type="float">
            <text:p>9903</text:p>
          </table:table-cell>
          <table:table-cell table:style-name="ce8" office:value-type="float" office:value="16468" calcext:value-type="float">
            <text:p>16468</text:p>
          </table:table-cell>
          <table:table-cell table:style-name="ce8" office:value-type="float" office:value="25252" calcext:value-type="float">
            <text:p>25252</text:p>
          </table:table-cell>
          <table:table-cell table:style-name="ce8" office:value-type="float" office:value="23189" calcext:value-type="float">
            <text:p>23189</text:p>
          </table:table-cell>
          <table:table-cell table:style-name="ce8" office:value-type="float" office:value="19985" calcext:value-type="float">
            <text:p>19985</text:p>
          </table:table-cell>
          <table:table-cell table:style-name="ce8" office:value-type="float" office:value="18630" calcext:value-type="float">
            <text:p>18630</text:p>
          </table:table-cell>
          <table:table-cell table:style-name="ce8" office:value-type="float" office:value="18474" calcext:value-type="float">
            <text:p>18474</text:p>
          </table:table-cell>
          <table:table-cell table:style-name="ce8" office:value-type="float" office:value="18341" calcext:value-type="float">
            <text:p>18341</text:p>
          </table:table-cell>
          <table:table-cell table:style-name="ce8" office:value-type="float" office:value="18323" calcext:value-type="float">
            <text:p>18323</text:p>
          </table:table-cell>
          <table:table-cell table:style-name="ce18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number-columns-repeated="10" table:style-name="ce8" office:value-type="float" office:value="10" calcext:value-type="float">
            <text:p>10</text:p>
          </table:table-cell>
          <table:table-cell table:style-name="ce18"/>
        </table:table-row>
        <table:table-row table:style-name="ro1">
          <table:table-cell table:style-name="ce2"/>
          <table:table-cell table:style-name="ce8" table:number-columns-repeated="10"/>
          <table:table-cell table:style-name="ce19"/>
        </table:table-row>
        <table:table-row table:style-name="ro1">
          <table:table-cell table:style-name="ce1" office:value-type="string" calcext:value-type="string">
            <text:p>Data rate</text:p>
          </table:table-cell>
          <table:table-cell table:style-name="ce9" table:formula="of:=[.B18]/[.B23]/1000" office:value-type="float" office:value="0.4295" calcext:value-type="float">
            <text:p>0.430</text:p>
          </table:table-cell>
          <table:table-cell table:style-name="ce9" table:formula="of:=[.C18]/[.C23]/1000" office:value-type="float" office:value="0.9911" calcext:value-type="float">
            <text:p>0.991</text:p>
          </table:table-cell>
          <table:table-cell table:style-name="ce9" table:formula="of:=[.D18]/[.D23]/1000" office:value-type="float" office:value="1.6524" calcext:value-type="float">
            <text:p>1.652</text:p>
          </table:table-cell>
          <table:table-cell table:style-name="ce9" table:formula="of:=[.E18]/[.E23]/1000" office:value-type="float" office:value="2.9338" calcext:value-type="float">
            <text:p>2.934</text:p>
          </table:table-cell>
          <table:table-cell table:style-name="ce9" table:formula="of:=[.F18]/[.F23]/1000" office:value-type="float" office:value="3.272" calcext:value-type="float">
            <text:p>3.272</text:p>
          </table:table-cell>
          <table:table-cell table:style-name="ce9" table:formula="of:=[.G18]/[.G23]/1000" office:value-type="float" office:value="4.079" calcext:value-type="float">
            <text:p>4.079</text:p>
          </table:table-cell>
          <table:table-cell table:style-name="ce9" table:formula="of:=[.H18]/[.H23]/1000" office:value-type="float" office:value="5.4061" calcext:value-type="float">
            <text:p>5.406</text:p>
          </table:table-cell>
          <table:table-cell table:style-name="ce9" table:formula="of:=[.I18]/[.I23]/1000" office:value-type="float" office:value="8.7994" calcext:value-type="float">
            <text:p>8.799</text:p>
          </table:table-cell>
          <table:table-cell table:style-name="ce9" table:formula="of:=[.J18]/[.J23]/1000" office:value-type="float" office:value="12.6569" calcext:value-type="float">
            <text:p>12.657</text:p>
          </table:table-cell>
          <table:table-cell table:style-name="ce9" table:formula="of:=[.K18]/[.K23]/1000" office:value-type="float" office:value="14.2507" calcext:value-type="float">
            <text:p>14.251</text:p>
          </table:table-cell>
          <table:table-cell table:style-name="ce20"/>
        </table:table-row>
        <table:table-row table:style-name="ro1">
          <table:table-cell table:style-name="ce1" office:value-type="string" calcext:value-type="string">
            <text:p>Dead time</text:p>
          </table:table-cell>
          <table:table-cell table:style-name="ce7" table:formula="of:=(1-[.B22]/[.B18])*100" office:value-type="float" office:value="0" calcext:value-type="float">
            <text:p>0.00</text:p>
          </table:table-cell>
          <table:table-cell table:style-name="ce7" table:formula="of:=(1-[.C22]/[.C18])*100" office:value-type="float" office:value="0.0807183937039602" calcext:value-type="float">
            <text:p>0.08</text:p>
          </table:table-cell>
          <table:table-cell table:style-name="ce7" table:formula="of:=(1-[.D22]/[.D18])*100" office:value-type="float" office:value="0.338900992495761" calcext:value-type="float">
            <text:p>0.34</text:p>
          </table:table-cell>
          <table:table-cell table:style-name="ce7" table:formula="of:=(1-[.E22]/[.E18])*100" office:value-type="float" office:value="13.9273297429954" calcext:value-type="float">
            <text:p>13.93</text:p>
          </table:table-cell>
          <table:table-cell table:style-name="ce7" table:formula="of:=(1-[.F22]/[.F18])*100" office:value-type="float" office:value="29.1289731051345" calcext:value-type="float">
            <text:p>29.13</text:p>
          </table:table-cell>
          <table:table-cell table:style-name="ce7" table:formula="of:=(1-[.G22]/[.G18])*100" office:value-type="float" office:value="51.0051483206668" calcext:value-type="float">
            <text:p>51.01</text:p>
          </table:table-cell>
          <table:table-cell table:style-name="ce7" table:formula="of:=(1-[.H22]/[.H18])*100" office:value-type="float" office:value="65.5389282477202" calcext:value-type="float">
            <text:p>65.54</text:p>
          </table:table-cell>
          <table:table-cell table:style-name="ce7" table:formula="of:=(1-[.I22]/[.I18])*100" office:value-type="float" office:value="79.0053867309135" calcext:value-type="float">
            <text:p>79.01</text:p>
          </table:table-cell>
          <table:table-cell table:style-name="ce7" table:formula="of:=(1-[.J22]/[.J18])*100" office:value-type="float" office:value="85.5090899035309" calcext:value-type="float">
            <text:p>85.51</text:p>
          </table:table-cell>
          <table:table-cell table:style-name="ce7" table:formula="of:=(1-[.K22]/[.K18])*100" office:value-type="float" office:value="87.1423859880567" calcext:value-type="float">
            <text:p>87.14</text:p>
          </table:table-cell>
          <table:table-cell table:style-name="ce17"/>
        </table:table-row>
        <table:table-row table:style-name="ro1" table:number-rows-repeated="3">
          <table:table-cell table:number-columns-repeated="11"/>
          <table:table-cell table:style-name="ce17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lockLevel=4" table:style-name="ta1">
        <table:shapes>
          <draw:frame draw:z-index="0" draw:style-name="gr1" draw:text-style-name="P1" svg:width="6.2988in" svg:height="3.5429in" svg:x="1.3642in" svg:y="4.1984in">
            <draw:object draw:notify-on-update-of-ranges="'BlockLevel=4'.B13:'BlockLevel=4'.L13 'BlockLevel=4'.B14:'BlockLevel=4'.L14 'BlockLevel=4'.B24:'BlockLevel=4'.L24 'BlockLevel=4'.B25:'BlockLevel=4'.L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2" office:value-type="string" calcext:value-type="string">
            <text:p>Readout trigger</text:p>
          </table:table-cell>
          <table:table-cell table:style-name="ce4" office:value-type="float" office:value="4218" calcext:value-type="float">
            <text:p>4218</text:p>
          </table:table-cell>
          <table:table-cell table:style-name="ce4" office:value-type="float" office:value="10506" calcext:value-type="float">
            <text:p>10506</text:p>
          </table:table-cell>
          <table:table-cell table:style-name="ce4" office:value-type="float" office:value="18440" calcext:value-type="float">
            <text:p>18440</text:p>
          </table:table-cell>
          <table:table-cell table:style-name="ce4" office:value-type="float" office:value="22526" calcext:value-type="float">
            <text:p>22526</text:p>
          </table:table-cell>
          <table:table-cell table:style-name="ce4" office:value-type="float" office:value="31646" calcext:value-type="float">
            <text:p>31646</text:p>
          </table:table-cell>
          <table:table-cell table:style-name="ce4" office:value-type="float" office:value="44019" calcext:value-type="float">
            <text:p>44019</text:p>
          </table:table-cell>
          <table:table-cell table:style-name="ce4" office:value-type="float" office:value="51939" calcext:value-type="float">
            <text:p>51939</text:p>
          </table:table-cell>
          <table:table-cell table:style-name="ce4" office:value-type="float" office:value="65245" calcext:value-type="float">
            <text:p>65245</text:p>
          </table:table-cell>
          <table:table-cell table:style-name="ce4" office:value-type="float" office:value="87048" calcext:value-type="float">
            <text:p>87048</text:p>
          </table:table-cell>
          <table:table-cell table:style-name="ce4" office:value-type="float" office:value="110374" calcext:value-type="float">
            <text:p>110374</text:p>
          </table:table-cell>
          <table:table-cell table:style-name="ce4" office:value-type="float" office:value="148139" calcext:value-type="float">
            <text:p>148139</text:p>
          </table:table-cell>
        </table:table-row>
        <table:table-row table:style-name="ro1">
          <table:table-cell table:style-name="ce2" office:value-type="string" calcext:value-type="string">
            <text:p>Local trigger</text:p>
          </table:table-cell>
          <table:table-cell table:style-name="ce4" office:value-type="float" office:value="4218" calcext:value-type="float">
            <text:p>4218</text:p>
          </table:table-cell>
          <table:table-cell table:style-name="ce4" office:value-type="float" office:value="10515" calcext:value-type="float">
            <text:p>10515</text:p>
          </table:table-cell>
          <table:table-cell table:style-name="ce4" office:value-type="float" office:value="18469" calcext:value-type="float">
            <text:p>18469</text:p>
          </table:table-cell>
          <table:table-cell table:style-name="ce4" office:value-type="float" office:value="22557" calcext:value-type="float">
            <text:p>22557</text:p>
          </table:table-cell>
          <table:table-cell table:style-name="ce4" office:value-type="float" office:value="31706" calcext:value-type="float">
            <text:p>31706</text:p>
          </table:table-cell>
          <table:table-cell table:style-name="ce4" office:value-type="float" office:value="44135" calcext:value-type="float">
            <text:p>44135</text:p>
          </table:table-cell>
          <table:table-cell table:style-name="ce4" office:value-type="float" office:value="52114" calcext:value-type="float">
            <text:p>52114</text:p>
          </table:table-cell>
          <table:table-cell table:style-name="ce4" office:value-type="float" office:value="65502" calcext:value-type="float">
            <text:p>65502</text:p>
          </table:table-cell>
          <table:table-cell table:style-name="ce4" office:value-type="float" office:value="87506" calcext:value-type="float">
            <text:p>87506</text:p>
          </table:table-cell>
          <table:table-cell table:style-name="ce4" office:value-type="float" office:value="111098" calcext:value-type="float">
            <text:p>111098</text:p>
          </table:table-cell>
          <table:table-cell table:style-name="ce4" office:value-type="float" office:value="149519" calcext:value-type="float">
            <text:p>149519</text:p>
          </table:table-cell>
        </table:table-row>
        <table:table-row table:style-name="ro1">
          <table:table-cell table:style-name="ce2" office:value-type="string" calcext:value-type="string">
            <text:p>Gate -Mid</text:p>
          </table:table-cell>
          <table:table-cell table:style-name="ce4" table:number-columns-repeated="11"/>
        </table:table-row>
        <table:table-row table:style-name="ro1">
          <table:table-cell table:style-name="ce2" office:value-type="string" calcext:value-type="string">
            <text:p>Gate -top</text:p>
          </table:table-cell>
          <table:table-cell table:style-name="ce4" table:number-columns-repeated="11"/>
        </table:table-row>
        <table:table-row table:style-name="ro1">
          <table:table-cell table:style-name="ce2" office:value-type="string" calcext:value-type="string">
            <text:p>Fast Clear-Mid</text:p>
          </table:table-cell>
          <table:table-cell table:style-name="ce4" table:number-columns-repeated="11"/>
        </table:table-row>
        <table:table-row table:style-name="ro1">
          <table:table-cell table:style-name="ce2" office:value-type="string" calcext:value-type="string">
            <text:p>Fast Clear-top</text:p>
          </table:table-cell>
          <table:table-cell table:style-name="ce4" table:number-columns-repeated="11"/>
        </table:table-row>
        <table:table-row table:style-name="ro1">
          <table:table-cell table:style-name="ce2" office:value-type="string" calcext:value-type="string">
            <text:p>Busy-Mid</text:p>
          </table:table-cell>
          <table:table-cell table:style-name="ce4" table:number-columns-repeated="11"/>
        </table:table-row>
        <table:table-row table:style-name="ro1">
          <table:table-cell table:style-name="ce2" office:value-type="string" calcext:value-type="string">
            <text:p>Busy-top</text:p>
          </table:table-cell>
          <table:table-cell table:style-name="ce4" table:number-columns-repeated="11"/>
        </table:table-row>
        <table:table-row table:style-name="ro1">
          <table:table-cell table:style-name="ce2" office:value-type="string" calcext:value-type="string">
            <text:p>TI trig-Mid</text:p>
          </table:table-cell>
          <table:table-cell table:style-name="ce4" office:value-type="float" office:value="4214" calcext:value-type="float">
            <text:p>4214</text:p>
          </table:table-cell>
          <table:table-cell table:style-name="ce4" office:value-type="float" office:value="10453" calcext:value-type="float">
            <text:p>10453</text:p>
          </table:table-cell>
          <table:table-cell table:style-name="ce4" office:value-type="float" office:value="18186" calcext:value-type="float">
            <text:p>18186</text:p>
          </table:table-cell>
          <table:table-cell table:style-name="ce4" office:value-type="float" office:value="22081" calcext:value-type="float">
            <text:p>22081</text:p>
          </table:table-cell>
          <table:table-cell table:style-name="ce4" office:value-type="float" office:value="30424" calcext:value-type="float">
            <text:p>30424</text:p>
          </table:table-cell>
          <table:table-cell table:style-name="ce4" office:value-type="float" office:value="40908" calcext:value-type="float">
            <text:p>40908</text:p>
          </table:table-cell>
          <table:table-cell table:style-name="ce4" office:value-type="float" office:value="47033" calcext:value-type="float">
            <text:p>47033</text:p>
          </table:table-cell>
          <table:table-cell table:style-name="ce4" office:value-type="float" office:value="56356" calcext:value-type="float">
            <text:p>56356</text:p>
          </table:table-cell>
          <table:table-cell table:style-name="ce4" office:value-type="float" office:value="69176" calcext:value-type="float">
            <text:p>69176</text:p>
          </table:table-cell>
          <table:table-cell table:style-name="ce4" office:value-type="float" office:value="80135" calcext:value-type="float">
            <text:p>80135</text:p>
          </table:table-cell>
          <table:table-cell table:style-name="ce4" office:value-type="float" office:value="80450" calcext:value-type="float">
            <text:p>80450</text:p>
          </table:table-cell>
        </table:table-row>
        <table:table-row table:style-name="ro1">
          <table:table-cell table:style-name="ce2" office:value-type="string" calcext:value-type="string">
            <text:p>TI trig-top</text:p>
          </table:table-cell>
          <table:table-cell table:style-name="ce4" office:value-type="float" office:value="4214" calcext:value-type="float">
            <text:p>4214</text:p>
          </table:table-cell>
          <table:table-cell table:style-name="ce4" office:value-type="float" office:value="10453" calcext:value-type="float">
            <text:p>10453</text:p>
          </table:table-cell>
          <table:table-cell table:style-name="ce4" office:value-type="float" office:value="18186" calcext:value-type="float">
            <text:p>18186</text:p>
          </table:table-cell>
          <table:table-cell table:style-name="ce4" office:value-type="float" office:value="22081" calcext:value-type="float">
            <text:p>22081</text:p>
          </table:table-cell>
          <table:table-cell table:style-name="ce4" office:value-type="float" office:value="30424" calcext:value-type="float">
            <text:p>30424</text:p>
          </table:table-cell>
          <table:table-cell table:style-name="ce4" office:value-type="float" office:value="40908" calcext:value-type="float">
            <text:p>40908</text:p>
          </table:table-cell>
          <table:table-cell table:style-name="ce4" office:value-type="float" office:value="47033" calcext:value-type="float">
            <text:p>47033</text:p>
          </table:table-cell>
          <table:table-cell table:style-name="ce4" office:value-type="float" office:value="56356" calcext:value-type="float">
            <text:p>56356</text:p>
          </table:table-cell>
          <table:table-cell table:style-name="ce4" office:value-type="float" office:value="69176" calcext:value-type="float">
            <text:p>69176</text:p>
          </table:table-cell>
          <table:table-cell table:style-name="ce4" office:value-type="float" office:value="80135" calcext:value-type="float">
            <text:p>80135</text:p>
          </table:table-cell>
          <table:table-cell table:style-name="ce4" office:value-type="float" office:value="80450" calcext:value-type="float">
            <text:p>80450</text:p>
          </table:table-cell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number-columns-repeated="11" table:style-name="ce4" office:value-type="float" office:value="10" calcext:value-type="float">
            <text:p>10</text:p>
          </table:table-cell>
        </table:table-row>
        <table:table-row table:style-name="ro1">
          <table:table-cell table:style-name="ce2"/>
          <table:table-cell table:style-name="ce4" table:number-columns-repeated="11"/>
        </table:table-row>
        <table:table-row table:style-name="ro1">
          <table:table-cell table:style-name="ce1" office:value-type="string" calcext:value-type="string">
            <text:p>Data rate</text:p>
          </table:table-cell>
          <table:table-cell table:style-name="ce5" table:formula="of:=[.B2]/[.B11]/1000" office:value-type="float" office:value="0.4218" calcext:value-type="float">
            <text:p>0.422</text:p>
          </table:table-cell>
          <table:table-cell table:style-name="ce5" table:formula="of:=[.C2]/[.C11]/1000" office:value-type="float" office:value="1.0515" calcext:value-type="float">
            <text:p>1.052</text:p>
          </table:table-cell>
          <table:table-cell table:style-name="ce5" table:formula="of:=[.D2]/[.D11]/1000" office:value-type="float" office:value="1.8469" calcext:value-type="float">
            <text:p>1.847</text:p>
          </table:table-cell>
          <table:table-cell table:style-name="ce5" table:formula="of:=[.E2]/[.E11]/1000" office:value-type="float" office:value="2.2557" calcext:value-type="float">
            <text:p>2.256</text:p>
          </table:table-cell>
          <table:table-cell table:style-name="ce5" table:formula="of:=[.F2]/[.F11]/1000" office:value-type="float" office:value="3.1706" calcext:value-type="float">
            <text:p>3.171</text:p>
          </table:table-cell>
          <table:table-cell table:style-name="ce5" table:formula="of:=[.G2]/[.G11]/1000" office:value-type="float" office:value="4.4135" calcext:value-type="float">
            <text:p>4.414</text:p>
          </table:table-cell>
          <table:table-cell table:style-name="ce5" table:formula="of:=[.H2]/[.H11]/1000" office:value-type="float" office:value="5.2114" calcext:value-type="float">
            <text:p>5.211</text:p>
          </table:table-cell>
          <table:table-cell table:style-name="ce5" table:formula="of:=[.I2]/[.I11]/1000" office:value-type="float" office:value="6.5502" calcext:value-type="float">
            <text:p>6.550</text:p>
          </table:table-cell>
          <table:table-cell table:style-name="ce5" table:formula="of:=[.J2]/[.J11]/1000" office:value-type="float" office:value="8.7506" calcext:value-type="float">
            <text:p>8.751</text:p>
          </table:table-cell>
          <table:table-cell table:style-name="ce5" table:formula="of:=[.K2]/[.K11]/1000" office:value-type="float" office:value="11.1098" calcext:value-type="float">
            <text:p>11.110</text:p>
          </table:table-cell>
          <table:table-cell table:style-name="ce5" table:formula="of:=[.L2]/[.L11]/1000" office:value-type="float" office:value="14.9519" calcext:value-type="float">
            <text:p>14.952</text:p>
          </table:table-cell>
        </table:table-row>
        <table:table-row table:style-name="ro1">
          <table:table-cell table:style-name="ce1" office:value-type="string" calcext:value-type="string">
            <text:p>Dead time</text:p>
          </table:table-cell>
          <table:table-cell table:style-name="ce6" table:formula="of:=(1-[.B9]/[.B2])*100" office:value-type="float" office:value="0.0948316737790389" calcext:value-type="float">
            <text:p>0.09</text:p>
          </table:table-cell>
          <table:table-cell table:style-name="ce6" table:formula="of:=(1-[.C9]/[.C2])*100" office:value-type="float" office:value="0.589633856395622" calcext:value-type="float">
            <text:p>0.59</text:p>
          </table:table-cell>
          <table:table-cell table:style-name="ce6" table:formula="of:=(1-[.D9]/[.D2])*100" office:value-type="float" office:value="1.53229736314906" calcext:value-type="float">
            <text:p>1.53</text:p>
          </table:table-cell>
          <table:table-cell table:style-name="ce6" table:formula="of:=(1-[.E9]/[.E2])*100" office:value-type="float" office:value="2.110209691005" calcext:value-type="float">
            <text:p>2.11</text:p>
          </table:table-cell>
          <table:table-cell table:style-name="ce6" table:formula="of:=(1-[.F9]/[.F2])*100" office:value-type="float" office:value="4.04339872579322" calcext:value-type="float">
            <text:p>4.04</text:p>
          </table:table-cell>
          <table:table-cell table:style-name="ce6" table:formula="of:=(1-[.G9]/[.G2])*100" office:value-type="float" office:value="7.31165741475019" calcext:value-type="float">
            <text:p>7.31</text:p>
          </table:table-cell>
          <table:table-cell table:style-name="ce6" table:formula="of:=(1-[.H9]/[.H2])*100" office:value-type="float" office:value="9.74977932993054" calcext:value-type="float">
            <text:p>9.75</text:p>
          </table:table-cell>
          <table:table-cell table:style-name="ce6" table:formula="of:=(1-[.I9]/[.I2])*100" office:value-type="float" office:value="13.9629324295441" calcext:value-type="float">
            <text:p>13.96</text:p>
          </table:table-cell>
          <table:table-cell table:style-name="ce6" table:formula="of:=(1-[.J9]/[.J2])*100" office:value-type="float" office:value="20.9471350535963" calcext:value-type="float">
            <text:p>20.95</text:p>
          </table:table-cell>
          <table:table-cell table:style-name="ce6" table:formula="of:=(1-[.K9]/[.K2])*100" office:value-type="float" office:value="27.8699886586617" calcext:value-type="float">
            <text:p>27.87</text:p>
          </table:table-cell>
          <table:table-cell table:style-name="ce6" table:formula="of:=(1-[.L9]/[.L2])*100" office:value-type="float" office:value="46.1941291742187" calcext:value-type="float">
            <text:p>46.19</text:p>
          </table:table-cell>
        </table:table-row>
        <table:table-row table:style-name="ro1">
          <table:table-cell table:style-name="ce1" office:value-type="string" calcext:value-type="string">
            <text:p>Run#</text:p>
          </table:table-cell>
          <table:table-cell table:style-name="ce7" table:number-columns-repeated="4"/>
          <table:table-cell table:style-name="ce14"/>
          <table:table-cell table:style-name="ce7" table:number-columns-repeated="6"/>
        </table:table-row>
        <table:table-row table:style-name="ro1">
          <table:table-cell table:style-name="ce2" office:value-type="string" calcext:value-type="string">
            <text:p>Readout trigger</text:p>
          </table:table-cell>
          <table:table-cell table:style-name="ce8" office:value-type="float" office:value="4812" calcext:value-type="float">
            <text:p>4812</text:p>
          </table:table-cell>
          <table:table-cell table:style-name="ce8" office:value-type="float" office:value="8849" calcext:value-type="float">
            <text:p>8849</text:p>
          </table:table-cell>
          <table:table-cell table:style-name="ce8" office:value-type="float" office:value="15461" calcext:value-type="float">
            <text:p>15461</text:p>
          </table:table-cell>
          <table:table-cell table:style-name="ce8" office:value-type="float" office:value="21220" calcext:value-type="float">
            <text:p>21220</text:p>
          </table:table-cell>
          <table:table-cell table:style-name="ce14" office:value-type="float" office:value="33079" calcext:value-type="float">
            <text:p>33079</text:p>
          </table:table-cell>
          <table:table-cell table:style-name="ce8" office:value-type="float" office:value="46280" calcext:value-type="float">
            <text:p>46280</text:p>
          </table:table-cell>
          <table:table-cell table:style-name="ce8" office:value-type="float" office:value="54369" calcext:value-type="float">
            <text:p>54369</text:p>
          </table:table-cell>
          <table:table-cell table:style-name="ce8" office:value-type="float" office:value="62850" calcext:value-type="float">
            <text:p>62850</text:p>
          </table:table-cell>
          <table:table-cell table:style-name="ce8" office:value-type="float" office:value="78735" calcext:value-type="float">
            <text:p>78735</text:p>
          </table:table-cell>
          <table:table-cell table:style-name="ce8" office:value-type="float" office:value="111771" calcext:value-type="float">
            <text:p>111771</text:p>
          </table:table-cell>
          <table:table-cell table:style-name="ce8" office:value-type="float" office:value="143932" calcext:value-type="float">
            <text:p>143932</text:p>
          </table:table-cell>
        </table:table-row>
        <table:table-row table:style-name="ro1">
          <table:table-cell table:style-name="ce2" office:value-type="string" calcext:value-type="string">
            <text:p>Local trigger</text:p>
          </table:table-cell>
          <table:table-cell table:style-name="ce8" office:value-type="float" office:value="4816" calcext:value-type="float">
            <text:p>4816</text:p>
          </table:table-cell>
          <table:table-cell table:style-name="ce8" office:value-type="float" office:value="8854" calcext:value-type="float">
            <text:p>8854</text:p>
          </table:table-cell>
          <table:table-cell table:style-name="ce8" office:value-type="float" office:value="15476" calcext:value-type="float">
            <text:p>15476</text:p>
          </table:table-cell>
          <table:table-cell table:style-name="ce8" office:value-type="float" office:value="21241" calcext:value-type="float">
            <text:p>21241</text:p>
          </table:table-cell>
          <table:table-cell table:style-name="ce8" office:value-type="float" office:value="33143" calcext:value-type="float">
            <text:p>33143</text:p>
          </table:table-cell>
          <table:table-cell table:style-name="ce8" office:value-type="float" office:value="46417" calcext:value-type="float">
            <text:p>46417</text:p>
          </table:table-cell>
          <table:table-cell table:style-name="ce8" office:value-type="float" office:value="54561" calcext:value-type="float">
            <text:p>54561</text:p>
          </table:table-cell>
          <table:table-cell table:style-name="ce8" office:value-type="float" office:value="63082" calcext:value-type="float">
            <text:p>63082</text:p>
          </table:table-cell>
          <table:table-cell table:style-name="ce8" office:value-type="float" office:value="79120" calcext:value-type="float">
            <text:p>79120</text:p>
          </table:table-cell>
          <table:table-cell table:style-name="ce8" office:value-type="float" office:value="112529" calcext:value-type="float">
            <text:p>112529</text:p>
          </table:table-cell>
          <table:table-cell table:style-name="ce8" office:value-type="float" office:value="145201" calcext:value-type="float">
            <text:p>145201</text:p>
          </table:table-cell>
        </table:table-row>
        <table:table-row table:style-name="ro1">
          <table:table-cell table:style-name="ce2" office:value-type="string" calcext:value-type="string">
            <text:p>Gate -Mid</text:p>
          </table:table-cell>
          <table:table-cell table:style-name="ce8" table:number-columns-repeated="11"/>
        </table:table-row>
        <table:table-row table:style-name="ro1">
          <table:table-cell table:style-name="ce2" office:value-type="string" calcext:value-type="string">
            <text:p>Fast Clear-Mid</text:p>
          </table:table-cell>
          <table:table-cell table:style-name="ce8" table:number-columns-repeated="11"/>
        </table:table-row>
        <table:table-row table:style-name="ro1">
          <table:table-cell table:style-name="ce2" office:value-type="string" calcext:value-type="string">
            <text:p>Busy-Mid</text:p>
          </table:table-cell>
          <table:table-cell table:style-name="ce8" table:number-columns-repeated="11"/>
        </table:table-row>
        <table:table-row table:style-name="ro1">
          <table:table-cell table:style-name="ce2" office:value-type="string" calcext:value-type="string">
            <text:p>TI trig-Mid</text:p>
          </table:table-cell>
          <table:table-cell table:style-name="ce8" office:value-type="float" office:value="4806" calcext:value-type="float">
            <text:p>4806</text:p>
          </table:table-cell>
          <table:table-cell table:style-name="ce8" office:value-type="float" office:value="8830" calcext:value-type="float">
            <text:p>8830</text:p>
          </table:table-cell>
          <table:table-cell table:style-name="ce8" office:value-type="float" office:value="15331" calcext:value-type="float">
            <text:p>15331</text:p>
          </table:table-cell>
          <table:table-cell table:style-name="ce8" office:value-type="float" office:value="20918" calcext:value-type="float">
            <text:p>20918</text:p>
          </table:table-cell>
          <table:table-cell table:style-name="ce8" office:value-type="float" office:value="31973" calcext:value-type="float">
            <text:p>31973</text:p>
          </table:table-cell>
          <table:table-cell table:style-name="ce8" office:value-type="float" office:value="43564" calcext:value-type="float">
            <text:p>43564</text:p>
          </table:table-cell>
          <table:table-cell table:style-name="ce8" office:value-type="float" office:value="50124" calcext:value-type="float">
            <text:p>50124</text:p>
          </table:table-cell>
          <table:table-cell table:style-name="ce8" office:value-type="float" office:value="56472" calcext:value-type="float">
            <text:p>56472</text:p>
          </table:table-cell>
          <table:table-cell table:style-name="ce8" office:value-type="float" office:value="67744" calcext:value-type="float">
            <text:p>67744</text:p>
          </table:table-cell>
          <table:table-cell table:style-name="ce8" office:value-type="float" office:value="86719" calcext:value-type="float">
            <text:p>86719</text:p>
          </table:table-cell>
          <table:table-cell table:style-name="ce8" office:value-type="float" office:value="101530" calcext:value-type="float">
            <text:p>101530</text:p>
          </table:table-cell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number-columns-repeated="11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/>
          <table:table-cell table:style-name="ce8" table:number-columns-repeated="11"/>
        </table:table-row>
        <table:table-row table:style-name="ro1">
          <table:table-cell table:style-name="ce1" office:value-type="string" calcext:value-type="string">
            <text:p>Data rate</text:p>
          </table:table-cell>
          <table:table-cell table:style-name="ce9" table:formula="of:=[.B17]/[.B22]/1000" office:value-type="float" office:value="0.4816" calcext:value-type="float">
            <text:p>0.482</text:p>
          </table:table-cell>
          <table:table-cell table:style-name="ce9" table:formula="of:=[.C17]/[.C22]/1000" office:value-type="float" office:value="0.8854" calcext:value-type="float">
            <text:p>0.885</text:p>
          </table:table-cell>
          <table:table-cell table:style-name="ce9" table:formula="of:=[.D17]/[.D22]/1000" office:value-type="float" office:value="1.5476" calcext:value-type="float">
            <text:p>1.548</text:p>
          </table:table-cell>
          <table:table-cell table:style-name="ce9" table:formula="of:=[.E17]/[.E22]/1000" office:value-type="float" office:value="2.1241" calcext:value-type="float">
            <text:p>2.124</text:p>
          </table:table-cell>
          <table:table-cell table:style-name="ce9" table:formula="of:=[.F17]/[.F22]/1000" office:value-type="float" office:value="3.3143" calcext:value-type="float">
            <text:p>3.314</text:p>
          </table:table-cell>
          <table:table-cell table:style-name="ce9" table:formula="of:=[.G17]/[.G22]/1000" office:value-type="float" office:value="4.6417" calcext:value-type="float">
            <text:p>4.642</text:p>
          </table:table-cell>
          <table:table-cell table:style-name="ce9" table:formula="of:=[.H17]/[.H22]/1000" office:value-type="float" office:value="5.4561" calcext:value-type="float">
            <text:p>5.456</text:p>
          </table:table-cell>
          <table:table-cell table:style-name="ce9" table:formula="of:=[.I17]/[.I22]/1000" office:value-type="float" office:value="6.3082" calcext:value-type="float">
            <text:p>6.308</text:p>
          </table:table-cell>
          <table:table-cell table:style-name="ce9" table:formula="of:=[.J17]/[.J22]/1000" office:value-type="float" office:value="7.912" calcext:value-type="float">
            <text:p>7.912</text:p>
          </table:table-cell>
          <table:table-cell table:style-name="ce9" table:formula="of:=[.K17]/[.K22]/1000" office:value-type="float" office:value="11.2529" calcext:value-type="float">
            <text:p>11.253</text:p>
          </table:table-cell>
          <table:table-cell table:style-name="ce9" table:formula="of:=[.L16]/[.L22]/1000" office:value-type="float" office:value="14.3932" calcext:value-type="float">
            <text:p>14.393</text:p>
          </table:table-cell>
        </table:table-row>
        <table:table-row table:style-name="ro1">
          <table:table-cell table:style-name="ce1" office:value-type="string" calcext:value-type="string">
            <text:p>Dead time</text:p>
          </table:table-cell>
          <table:table-cell table:style-name="ce7" table:formula="of:=(1-[.B21]/[.B17])*100" office:value-type="float" office:value="0.207641196013286" calcext:value-type="float">
            <text:p>0.21</text:p>
          </table:table-cell>
          <table:table-cell table:style-name="ce7" table:formula="of:=(1-[.C21]/[.C17])*100" office:value-type="float" office:value="0.271063925909198" calcext:value-type="float">
            <text:p>0.27</text:p>
          </table:table-cell>
          <table:table-cell table:style-name="ce7" table:formula="of:=(1-[.D21]/[.D17])*100" office:value-type="float" office:value="0.936934608425954" calcext:value-type="float">
            <text:p>0.94</text:p>
          </table:table-cell>
          <table:table-cell table:style-name="ce7" table:formula="of:=(1-[.E21]/[.E17])*100" office:value-type="float" office:value="1.52064403747469" calcext:value-type="float">
            <text:p>1.52</text:p>
          </table:table-cell>
          <table:table-cell table:style-name="ce7" table:formula="of:=(1-[.F21]/[.F17])*100" office:value-type="float" office:value="3.53015719759828" calcext:value-type="float">
            <text:p>3.53</text:p>
          </table:table-cell>
          <table:table-cell table:style-name="ce7" table:formula="of:=(1-[.G21]/[.G17])*100" office:value-type="float" office:value="6.14645496262145" calcext:value-type="float">
            <text:p>6.15</text:p>
          </table:table-cell>
          <table:table-cell table:style-name="ce7" table:formula="of:=(1-[.H21]/[.H17])*100" office:value-type="float" office:value="8.13218232803651" calcext:value-type="float">
            <text:p>8.13</text:p>
          </table:table-cell>
          <table:table-cell table:style-name="ce7" table:formula="of:=(1-[.I21]/[.I17])*100" office:value-type="float" office:value="10.4784249072636" calcext:value-type="float">
            <text:p>10.48</text:p>
          </table:table-cell>
          <table:table-cell table:style-name="ce7" table:formula="of:=(1-[.J21]/[.J17])*100" office:value-type="float" office:value="14.3781597573306" calcext:value-type="float">
            <text:p>14.38</text:p>
          </table:table-cell>
          <table:table-cell table:style-name="ce7" table:formula="of:=(1-[.K21]/[.K17])*100" office:value-type="float" office:value="22.9363097512641" calcext:value-type="float">
            <text:p>22.94</text:p>
          </table:table-cell>
          <table:table-cell table:style-name="ce7" table:formula="of:=(1-[.L21]/[.L17])*100" office:value-type="float" office:value="30.0762391443585" calcext:value-type="float">
            <text:p>30.08</text:p>
          </table:table-cell>
        </table:table-row>
        <table:table-row table:style-name="ro1" table:number-rows-repeated="4">
          <table:table-cell table:number-columns-repeated="11"/>
          <table:table-cell table:style-name="ce17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rig_modified" table:style-name="ta1">
        <table:shapes>
          <draw:frame draw:z-index="0" draw:style-name="gr1" draw:text-style-name="P1" svg:width="6.2988in" svg:height="3.5429in" svg:x="0.9413in" svg:y="2.4618in">
            <draw:object draw:notify-on-update-of-ranges="No_ouput.A1:No_ouput.A1 Orig_modified.B14:Orig_modified.K14 Orig_modified.B15:Orig_modified.K15 Orig_modified.B25:Orig_modified.K25 Orig_modified.B26:Orig_modified.K26 No_ouput.B12:No_ouput.I12 No_ouput.B13:No_ouput.I1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un#</text:p>
          </table:table-cell>
          <table:table-cell table:style-name="ce3" table:number-columns-repeated="3"/>
          <table:table-cell table:style-name="ce3" office:value-type="float" office:value="2704" calcext:value-type="float">
            <text:p>2704</text:p>
          </table:table-cell>
          <table:table-cell table:style-name="ce3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Readout trigger</text:p>
          </table:table-cell>
          <table:table-cell table:style-name="ce4" office:value-type="float" office:value="4774" calcext:value-type="float">
            <text:p>4774</text:p>
          </table:table-cell>
          <table:table-cell table:style-name="ce4" office:value-type="float" office:value="9096" calcext:value-type="float">
            <text:p>9096</text:p>
          </table:table-cell>
          <table:table-cell table:style-name="ce4" office:value-type="float" office:value="14287" calcext:value-type="float">
            <text:p>14287</text:p>
          </table:table-cell>
          <table:table-cell table:style-name="ce4" office:value-type="float" office:value="20550" calcext:value-type="float">
            <text:p>20550</text:p>
          </table:table-cell>
          <table:table-cell table:style-name="ce4" office:value-type="float" office:value="33366" calcext:value-type="float">
            <text:p>33366</text:p>
          </table:table-cell>
          <table:table-cell table:style-name="ce4" office:value-type="float" office:value="45604" calcext:value-type="float">
            <text:p>45604</text:p>
          </table:table-cell>
          <table:table-cell table:style-name="ce4" office:value-type="float" office:value="61816" calcext:value-type="float">
            <text:p>61816</text:p>
          </table:table-cell>
          <table:table-cell table:style-name="ce4" office:value-type="float" office:value="80836" calcext:value-type="float">
            <text:p>80836</text:p>
          </table:table-cell>
          <table:table-cell table:style-name="ce4" office:value-type="float" office:value="116715" calcext:value-type="float">
            <text:p>116715</text:p>
          </table:table-cell>
          <table:table-cell table:style-name="ce4" office:value-type="float" office:value="149835" calcext:value-type="float">
            <text:p>14983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cal trigger</text:p>
          </table:table-cell>
          <table:table-cell table:style-name="ce4" office:value-type="float" office:value="4774" calcext:value-type="float">
            <text:p>4774</text:p>
          </table:table-cell>
          <table:table-cell table:style-name="ce4" office:value-type="float" office:value="9102" calcext:value-type="float">
            <text:p>9102</text:p>
          </table:table-cell>
          <table:table-cell table:style-name="ce4" office:value-type="float" office:value="14302" calcext:value-type="float">
            <text:p>14302</text:p>
          </table:table-cell>
          <table:table-cell table:style-name="ce4" office:value-type="float" office:value="20570" calcext:value-type="float">
            <text:p>20570</text:p>
          </table:table-cell>
          <table:table-cell table:style-name="ce4" office:value-type="float" office:value="33437" calcext:value-type="float">
            <text:p>33437</text:p>
          </table:table-cell>
          <table:table-cell table:style-name="ce4" office:value-type="float" office:value="45728" calcext:value-type="float">
            <text:p>45728</text:p>
          </table:table-cell>
          <table:table-cell table:style-name="ce4" office:value-type="float" office:value="62058" calcext:value-type="float">
            <text:p>62058</text:p>
          </table:table-cell>
          <table:table-cell table:style-name="ce4" office:value-type="float" office:value="81208" calcext:value-type="float">
            <text:p>81208</text:p>
          </table:table-cell>
          <table:table-cell table:style-name="ce4" office:value-type="float" office:value="117570" calcext:value-type="float">
            <text:p>117570</text:p>
          </table:table-cell>
          <table:table-cell table:style-name="ce4" office:value-type="float" office:value="151188" calcext:value-type="float">
            <text:p>1511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ate -Mid</text:p>
          </table:table-cell>
          <table:table-cell table:style-name="ce4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Gate -top</text:p>
          </table:table-cell>
          <table:table-cell table:style-name="ce4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Fast Clear-Mid</text:p>
          </table:table-cell>
          <table:table-cell table:style-name="ce4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Fast Clear-top</text:p>
          </table:table-cell>
          <table:table-cell table:style-name="ce4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Busy-Mid</text:p>
          </table:table-cell>
          <table:table-cell table:style-name="ce4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Busy-top</text:p>
          </table:table-cell>
          <table:table-cell table:style-name="ce4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TI trig-Mid</text:p>
          </table:table-cell>
          <table:table-cell table:style-name="ce4" office:value-type="float" office:value="4763" calcext:value-type="float">
            <text:p>4763</text:p>
          </table:table-cell>
          <table:table-cell table:style-name="ce4" office:value-type="float" office:value="8975" calcext:value-type="float">
            <text:p>8975</text:p>
          </table:table-cell>
          <table:table-cell table:style-name="ce4" office:value-type="float" office:value="13660" calcext:value-type="float">
            <text:p>13660</text:p>
          </table:table-cell>
          <table:table-cell table:style-name="ce4" office:value-type="float" office:value="18550" calcext:value-type="float">
            <text:p>18550</text:p>
          </table:table-cell>
          <table:table-cell table:style-name="ce4" office:value-type="float" office:value="23695" calcext:value-type="float">
            <text:p>23695</text:p>
          </table:table-cell>
          <table:table-cell table:style-name="ce4" office:value-type="float" office:value="26024" calcext:value-type="float">
            <text:p>26024</text:p>
          </table:table-cell>
          <table:table-cell table:style-name="ce4" office:value-type="float" office:value="27503" calcext:value-type="float">
            <text:p>27503</text:p>
          </table:table-cell>
          <table:table-cell table:style-name="ce4" office:value-type="float" office:value="27729" calcext:value-type="float">
            <text:p>27729</text:p>
          </table:table-cell>
          <table:table-cell table:style-name="ce4" office:value-type="float" office:value="28024" calcext:value-type="float">
            <text:p>28024</text:p>
          </table:table-cell>
          <table:table-cell table:style-name="ce4" office:value-type="float" office:value="28662" calcext:value-type="float">
            <text:p>286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 trig-top</text:p>
          </table:table-cell>
          <table:table-cell table:style-name="ce4" table:formula="of:=[.B10]" office:value-type="float" office:value="4763" calcext:value-type="float">
            <text:p>4763</text:p>
          </table:table-cell>
          <table:table-cell table:style-name="ce4" table:formula="of:=[.C10]" office:value-type="float" office:value="8975" calcext:value-type="float">
            <text:p>8975</text:p>
          </table:table-cell>
          <table:table-cell table:style-name="ce4" table:formula="of:=[.D10]" office:value-type="float" office:value="13660" calcext:value-type="float">
            <text:p>13660</text:p>
          </table:table-cell>
          <table:table-cell table:style-name="ce4" table:formula="of:=[.E10]" office:value-type="float" office:value="18550" calcext:value-type="float">
            <text:p>18550</text:p>
          </table:table-cell>
          <table:table-cell table:style-name="ce4" table:formula="of:=[.F10]" office:value-type="float" office:value="23695" calcext:value-type="float">
            <text:p>23695</text:p>
          </table:table-cell>
          <table:table-cell table:style-name="ce4" table:formula="of:=[.G10]" office:value-type="float" office:value="26024" calcext:value-type="float">
            <text:p>26024</text:p>
          </table:table-cell>
          <table:table-cell table:style-name="ce4" table:formula="of:=[.H10]" office:value-type="float" office:value="27503" calcext:value-type="float">
            <text:p>27503</text:p>
          </table:table-cell>
          <table:table-cell table:style-name="ce4" table:formula="of:=[.I10]" office:value-type="float" office:value="27729" calcext:value-type="float">
            <text:p>27729</text:p>
          </table:table-cell>
          <table:table-cell table:style-name="ce4" table:formula="of:=[.J10]" office:value-type="float" office:value="28024" calcext:value-type="float">
            <text:p>28024</text:p>
          </table:table-cell>
          <table:table-cell table:style-name="ce4" table:formula="of:=[.K10]" office:value-type="float" office:value="28662" calcext:value-type="float">
            <text:p>286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number-columns-repeated="10" table:style-name="ce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Data rate</text:p>
          </table:table-cell>
          <table:table-cell table:style-name="ce5" table:formula="of:=[.B3]/[.B12]/1000" office:value-type="float" office:value="0.4774" calcext:value-type="float">
            <text:p>0.477</text:p>
          </table:table-cell>
          <table:table-cell table:style-name="ce5" table:formula="of:=[.C3]/[.C12]/1000" office:value-type="float" office:value="0.9102" calcext:value-type="float">
            <text:p>0.910</text:p>
          </table:table-cell>
          <table:table-cell table:style-name="ce5" table:formula="of:=[.D3]/[.D12]/1000" office:value-type="float" office:value="1.4302" calcext:value-type="float">
            <text:p>1.430</text:p>
          </table:table-cell>
          <table:table-cell table:style-name="ce5" table:formula="of:=[.E3]/[.E12]/1000" office:value-type="float" office:value="2.057" calcext:value-type="float">
            <text:p>2.057</text:p>
          </table:table-cell>
          <table:table-cell table:style-name="ce5" table:formula="of:=[.F3]/[.F12]/1000" office:value-type="float" office:value="3.3437" calcext:value-type="float">
            <text:p>3.344</text:p>
          </table:table-cell>
          <table:table-cell table:style-name="ce5" table:formula="of:=[.G3]/[.G12]/1000" office:value-type="float" office:value="4.5728" calcext:value-type="float">
            <text:p>4.573</text:p>
          </table:table-cell>
          <table:table-cell table:style-name="ce5" table:formula="of:=[.H3]/[.H12]/1000" office:value-type="float" office:value="6.2058" calcext:value-type="float">
            <text:p>6.206</text:p>
          </table:table-cell>
          <table:table-cell table:style-name="ce5" table:formula="of:=[.I3]/[.I12]/1000" office:value-type="float" office:value="8.1208" calcext:value-type="float">
            <text:p>8.121</text:p>
          </table:table-cell>
          <table:table-cell table:style-name="ce5" table:formula="of:=[.J3]/[.J12]/1000" office:value-type="float" office:value="11.757" calcext:value-type="float">
            <text:p>11.757</text:p>
          </table:table-cell>
          <table:table-cell table:style-name="ce5" table:formula="of:=[.K3]/[.K12]/1000" office:value-type="float" office:value="15.1188" calcext:value-type="float">
            <text:p>15.1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ad time</text:p>
          </table:table-cell>
          <table:table-cell table:style-name="ce6" table:formula="of:=(1-[.B10]/[.B3])*100" office:value-type="float" office:value="0.230414746543783" calcext:value-type="float">
            <text:p>0.23</text:p>
          </table:table-cell>
          <table:table-cell table:style-name="ce6" table:formula="of:=(1-[.C10]/[.C3])*100" office:value-type="float" office:value="1.39529773676115" calcext:value-type="float">
            <text:p>1.40</text:p>
          </table:table-cell>
          <table:table-cell table:style-name="ce6" table:formula="of:=(1-[.D10]/[.D3])*100" office:value-type="float" office:value="4.48888267375193" calcext:value-type="float">
            <text:p>4.49</text:p>
          </table:table-cell>
          <table:table-cell table:style-name="ce6" table:formula="of:=(1-[.E10]/[.E3])*100" office:value-type="float" office:value="9.82012639766651" calcext:value-type="float">
            <text:p>9.82</text:p>
          </table:table-cell>
          <table:table-cell table:style-name="ce6" table:formula="of:=(1-[.F10]/[.F3])*100" office:value-type="float" office:value="29.1353889403954" calcext:value-type="float">
            <text:p>29.14</text:p>
          </table:table-cell>
          <table:table-cell table:style-name="ce6" table:formula="of:=(1-[.G10]/[.G3])*100" office:value-type="float" office:value="43.0895731280616" calcext:value-type="float">
            <text:p>43.09</text:p>
          </table:table-cell>
          <table:table-cell table:style-name="ce6" table:formula="of:=(1-[.H10]/[.H3])*100" office:value-type="float" office:value="55.6817815591866" calcext:value-type="float">
            <text:p>55.68</text:p>
          </table:table-cell>
          <table:table-cell table:style-name="ce6" table:formula="of:=(1-[.I10]/[.I3])*100" office:value-type="float" office:value="65.8543493251896" calcext:value-type="float">
            <text:p>65.85</text:p>
          </table:table-cell>
          <table:table-cell table:style-name="ce6" table:formula="of:=(1-[.J10]/[.J3])*100" office:value-type="float" office:value="76.1639874117547" calcext:value-type="float">
            <text:p>76.16</text:p>
          </table:table-cell>
          <table:table-cell table:style-name="ce6" table:formula="of:=(1-[.K10]/[.K3])*100" office:value-type="float" office:value="81.0421462020795" calcext:value-type="float">
            <text:p>81.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n#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/>
          <table:table-cell table:style-name="ce13" table:formula="of:=1/5649" office:value-type="float" office:value="0.000177022481855196" calcext:value-type="float">
            <text:p>1.77E-04</text:p>
          </table:table-cell>
        </table:table-row>
        <table:table-row table:style-name="ro1">
          <table:table-cell table:style-name="ce2" office:value-type="string" calcext:value-type="string">
            <text:p>Readout trigger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5324" calcext:value-type="float">
            <text:p>5324</text:p>
          </table:table-cell>
          <table:table-cell table:style-name="ce8" office:value-type="float" office:value="12539" calcext:value-type="float">
            <text:p>12539</text:p>
          </table:table-cell>
          <table:table-cell table:style-name="ce8" office:value-type="float" office:value="27379" calcext:value-type="float">
            <text:p>27379</text:p>
          </table:table-cell>
          <table:table-cell table:style-name="ce8" office:value-type="float" office:value="36522" calcext:value-type="float">
            <text:p>36522</text:p>
          </table:table-cell>
          <table:table-cell table:style-name="ce8" office:value-type="float" office:value="56283" calcext:value-type="float">
            <text:p>56283</text:p>
          </table:table-cell>
          <table:table-cell table:style-name="ce8" office:value-type="float" office:value="81974" calcext:value-type="float">
            <text:p>81974</text:p>
          </table:table-cell>
          <table:table-cell table:style-name="ce8" office:value-type="float" office:value="111372" calcext:value-type="float">
            <text:p>111372</text:p>
          </table:table-cell>
          <table:table-cell table:style-name="ce8" office:value-type="float" office:value="125553" calcext:value-type="float">
            <text:p>125553</text:p>
          </table:table-cell>
          <table:table-cell table:style-name="ce8" office:value-type="float" office:value="145041" calcext:value-type="float">
            <text:p>1450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cal trigger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5328" calcext:value-type="float">
            <text:p>5328</text:p>
          </table:table-cell>
          <table:table-cell table:style-name="ce8" office:value-type="float" office:value="12548" calcext:value-type="float">
            <text:p>12548</text:p>
          </table:table-cell>
          <table:table-cell table:style-name="ce8" office:value-type="float" office:value="27431" calcext:value-type="float">
            <text:p>27431</text:p>
          </table:table-cell>
          <table:table-cell table:style-name="ce8" office:value-type="float" office:value="36606" calcext:value-type="float">
            <text:p>36606</text:p>
          </table:table-cell>
          <table:table-cell table:style-name="ce8" office:value-type="float" office:value="56495" calcext:value-type="float">
            <text:p>56495</text:p>
          </table:table-cell>
          <table:table-cell table:style-name="ce8" office:value-type="float" office:value="82387" calcext:value-type="float">
            <text:p>82387</text:p>
          </table:table-cell>
          <table:table-cell table:style-name="ce8" office:value-type="float" office:value="112131" calcext:value-type="float">
            <text:p>112131</text:p>
          </table:table-cell>
          <table:table-cell table:style-name="ce8" office:value-type="float" office:value="126549" calcext:value-type="float">
            <text:p>126549</text:p>
          </table:table-cell>
          <table:table-cell table:style-name="ce8" office:value-type="float" office:value="146311" calcext:value-type="float">
            <text:p>1463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ate -Mid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5306" calcext:value-type="float">
            <text:p>5306</text:p>
          </table:table-cell>
          <table:table-cell table:style-name="ce8" office:value-type="float" office:value="12434" calcext:value-type="float">
            <text:p>12434</text:p>
          </table:table-cell>
          <table:table-cell table:style-name="ce8" office:value-type="float" office:value="27158" calcext:value-type="float">
            <text:p>27158</text:p>
          </table:table-cell>
          <table:table-cell table:style-name="ce8" office:value-type="float" office:value="36308" calcext:value-type="float">
            <text:p>36308</text:p>
          </table:table-cell>
          <table:table-cell table:style-name="ce8" office:value-type="float" office:value="55919" calcext:value-type="float">
            <text:p>55919</text:p>
          </table:table-cell>
          <table:table-cell table:style-name="ce8" office:value-type="float" office:value="81335" calcext:value-type="float">
            <text:p>81335</text:p>
          </table:table-cell>
          <table:table-cell table:style-name="ce8" office:value-type="float" office:value="110251" calcext:value-type="float">
            <text:p>110251</text:p>
          </table:table-cell>
          <table:table-cell table:style-name="ce8" office:value-type="float" office:value="124175" calcext:value-type="float">
            <text:p>124175</text:p>
          </table:table-cell>
          <table:table-cell table:style-name="ce8" office:value-type="float" office:value="143153" calcext:value-type="float">
            <text:p>14315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st Clear-Mid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638" calcext:value-type="float">
            <text:p>638</text:p>
          </table:table-cell>
          <table:table-cell table:style-name="ce8" office:value-type="float" office:value="4165" calcext:value-type="float">
            <text:p>4165</text:p>
          </table:table-cell>
          <table:table-cell table:style-name="ce8" office:value-type="float" office:value="20293" calcext:value-type="float">
            <text:p>20293</text:p>
          </table:table-cell>
          <table:table-cell table:style-name="ce8" office:value-type="float" office:value="32082" calcext:value-type="float">
            <text:p>32082</text:p>
          </table:table-cell>
          <table:table-cell table:style-name="ce8" office:value-type="float" office:value="54464" calcext:value-type="float">
            <text:p>54464</text:p>
          </table:table-cell>
          <table:table-cell table:style-name="ce8" office:value-type="float" office:value="80979" calcext:value-type="float">
            <text:p>80979</text:p>
          </table:table-cell>
          <table:table-cell table:style-name="ce8" office:value-type="float" office:value="110174" calcext:value-type="float">
            <text:p>110174</text:p>
          </table:table-cell>
          <table:table-cell table:style-name="ce8" office:value-type="float" office:value="124095" calcext:value-type="float">
            <text:p>124095</text:p>
          </table:table-cell>
          <table:table-cell table:style-name="ce8" office:value-type="float" office:value="143105" calcext:value-type="float">
            <text:p>143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usy-Mid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5462" calcext:value-type="float">
            <text:p>5462</text:p>
          </table:table-cell>
          <table:table-cell table:style-name="ce8" office:value-type="float" office:value="12766" calcext:value-type="float">
            <text:p>12766</text:p>
          </table:table-cell>
          <table:table-cell table:style-name="ce8" office:value-type="float" office:value="27763" calcext:value-type="float">
            <text:p>27763</text:p>
          </table:table-cell>
          <table:table-cell table:style-name="ce8" office:value-type="float" office:value="37080" calcext:value-type="float">
            <text:p>37080</text:p>
          </table:table-cell>
          <table:table-cell table:style-name="ce8" office:value-type="float" office:value="57077" calcext:value-type="float">
            <text:p>57077</text:p>
          </table:table-cell>
          <table:table-cell table:style-name="ce8" office:value-type="float" office:value="83269" calcext:value-type="float">
            <text:p>83269</text:p>
          </table:table-cell>
          <table:table-cell table:style-name="ce8" office:value-type="float" office:value="112471" calcext:value-type="float">
            <text:p>112471</text:p>
          </table:table-cell>
          <table:table-cell table:style-name="ce8" office:value-type="float" office:value="126753" calcext:value-type="float">
            <text:p>126753</text:p>
          </table:table-cell>
          <table:table-cell table:style-name="ce8" office:value-type="float" office:value="146101" calcext:value-type="float">
            <text:p>1461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I trig-Mid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5276" calcext:value-type="float">
            <text:p>5276</text:p>
          </table:table-cell>
          <table:table-cell table:style-name="ce8" office:value-type="float" office:value="11674" calcext:value-type="float">
            <text:p>11674</text:p>
          </table:table-cell>
          <table:table-cell table:style-name="ce8" office:value-type="float" office:value="18499" calcext:value-type="float">
            <text:p>18499</text:p>
          </table:table-cell>
          <table:table-cell table:style-name="ce8" office:value-type="float" office:value="18543" calcext:value-type="float">
            <text:p>18543</text:p>
          </table:table-cell>
          <table:table-cell table:style-name="ce8" office:value-type="float" office:value="18538" calcext:value-type="float">
            <text:p>18538</text:p>
          </table:table-cell>
          <table:table-cell table:style-name="ce8" office:value-type="float" office:value="18391" calcext:value-type="float">
            <text:p>18391</text:p>
          </table:table-cell>
          <table:table-cell table:style-name="ce8" office:value-type="float" office:value="14148" calcext:value-type="float">
            <text:p>14148</text:p>
          </table:table-cell>
          <table:table-cell table:style-name="ce8" office:value-type="float" office:value="14035" calcext:value-type="float">
            <text:p>14035</text:p>
          </table:table-cell>
          <table:table-cell table:style-name="ce8" office:value-type="float" office:value="11919" calcext:value-type="float">
            <text:p>1191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number-columns-repeated="10" table:style-name="ce8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Data rate</text:p>
          </table:table-cell>
          <table:table-cell table:style-name="ce9" table:formula="of:=[.B18]/[.B23]/1000" office:value-type="float" office:value="0.2011" calcext:value-type="float">
            <text:p>0.201</text:p>
          </table:table-cell>
          <table:table-cell table:style-name="ce9" table:formula="of:=[.C18]/[.C23]/1000" office:value-type="float" office:value="0.5328" calcext:value-type="float">
            <text:p>0.533</text:p>
          </table:table-cell>
          <table:table-cell table:style-name="ce9" table:formula="of:=[.D18]/[.D23]/1000" office:value-type="float" office:value="1.2548" calcext:value-type="float">
            <text:p>1.255</text:p>
          </table:table-cell>
          <table:table-cell table:style-name="ce9" table:formula="of:=[.E18]/[.E23]/1000" office:value-type="float" office:value="2.7431" calcext:value-type="float">
            <text:p>2.743</text:p>
          </table:table-cell>
          <table:table-cell table:style-name="ce9" table:formula="of:=[.F18]/[.F23]/1000" office:value-type="float" office:value="3.6606" calcext:value-type="float">
            <text:p>3.661</text:p>
          </table:table-cell>
          <table:table-cell table:style-name="ce9" table:formula="of:=[.G18]/[.G23]/1000" office:value-type="float" office:value="5.6495" calcext:value-type="float">
            <text:p>5.650</text:p>
          </table:table-cell>
          <table:table-cell table:style-name="ce9" table:formula="of:=[.H18]/[.H23]/1000" office:value-type="float" office:value="8.2387" calcext:value-type="float">
            <text:p>8.239</text:p>
          </table:table-cell>
          <table:table-cell table:style-name="ce9" table:formula="of:=[.I18]/[.I23]/1000" office:value-type="float" office:value="11.2131" calcext:value-type="float">
            <text:p>11.213</text:p>
          </table:table-cell>
          <table:table-cell table:style-name="ce9" table:formula="of:=[.J18]/[.J23]/1000" office:value-type="float" office:value="12.6549" calcext:value-type="float">
            <text:p>12.655</text:p>
          </table:table-cell>
          <table:table-cell table:style-name="ce9" table:formula="of:=[.K18]/[.K23]/1000" office:value-type="float" office:value="14.6311" calcext:value-type="float">
            <text:p>14.6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ad time</text:p>
          </table:table-cell>
          <table:table-cell table:style-name="ce7" table:formula="of:=(1-[.B22]/[.B18])*100" office:value-type="float" office:value="0.0994530084535095" calcext:value-type="float">
            <text:p>0.10</text:p>
          </table:table-cell>
          <table:table-cell table:style-name="ce7" table:formula="of:=(1-[.C22]/[.C18])*100" office:value-type="float" office:value="0.975975975975973" calcext:value-type="float">
            <text:p>0.98</text:p>
          </table:table-cell>
          <table:table-cell table:style-name="ce7" table:formula="of:=(1-[.D22]/[.D18])*100" office:value-type="float" office:value="6.96525342684093" calcext:value-type="float">
            <text:p>6.97</text:p>
          </table:table-cell>
          <table:table-cell table:style-name="ce7" table:formula="of:=(1-[.E22]/[.E18])*100" office:value-type="float" office:value="32.5617002661223" calcext:value-type="float">
            <text:p>32.56</text:p>
          </table:table-cell>
          <table:table-cell table:style-name="ce7" table:formula="of:=(1-[.F22]/[.F18])*100" office:value-type="float" office:value="49.3443697754467" calcext:value-type="float">
            <text:p>49.34</text:p>
          </table:table-cell>
          <table:table-cell table:style-name="ce7" table:formula="of:=(1-[.G22]/[.G18])*100" office:value-type="float" office:value="67.1864766793522" calcext:value-type="float">
            <text:p>67.19</text:p>
          </table:table-cell>
          <table:table-cell table:style-name="ce7" table:formula="of:=(1-[.H22]/[.H18])*100" office:value-type="float" office:value="77.6773034580698" calcext:value-type="float">
            <text:p>77.68</text:p>
          </table:table-cell>
          <table:table-cell table:style-name="ce7" table:formula="of:=(1-[.I22]/[.I18])*100" office:value-type="float" office:value="87.382614977125" calcext:value-type="float">
            <text:p>87.38</text:p>
          </table:table-cell>
          <table:table-cell table:style-name="ce7" table:formula="of:=(1-[.J22]/[.J18])*100" office:value-type="float" office:value="88.9094342902749" calcext:value-type="float">
            <text:p>88.91</text:p>
          </table:table-cell>
          <table:table-cell table:style-name="ce7" table:formula="of:=(1-[.K22]/[.K18])*100" office:value-type="float" office:value="91.8536542023498" calcext:value-type="float">
            <text:p>91.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n#</text:p>
          </table:table-cell>
          <table:table-cell table:style-name="ce10" table:number-columns-repeated="4"/>
          <table:table-cell table:style-name="ce15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Readout trigger</text:p>
          </table:table-cell>
          <table:table-cell table:style-name="ce11" office:value-type="float" office:value="4693" calcext:value-type="float">
            <text:p>4693</text:p>
          </table:table-cell>
          <table:table-cell table:style-name="ce11" office:value-type="float" office:value="8880" calcext:value-type="float">
            <text:p>8880</text:p>
          </table:table-cell>
          <table:table-cell table:style-name="ce11" office:value-type="float" office:value="13471" calcext:value-type="float">
            <text:p>13471</text:p>
          </table:table-cell>
          <table:table-cell table:style-name="ce11" office:value-type="float" office:value="24593" calcext:value-type="float">
            <text:p>24593</text:p>
          </table:table-cell>
          <table:table-cell table:style-name="ce11" office:value-type="float" office:value="30352" calcext:value-type="float">
            <text:p>30352</text:p>
          </table:table-cell>
          <table:table-cell table:style-name="ce11" office:value-type="float" office:value="56449" calcext:value-type="float">
            <text:p>56449</text:p>
          </table:table-cell>
          <table:table-cell table:style-name="ce11" office:value-type="float" office:value="78853" calcext:value-type="float">
            <text:p>78853</text:p>
          </table:table-cell>
          <table:table-cell table:style-name="ce11" office:value-type="float" office:value="100918" calcext:value-type="float">
            <text:p>100918</text:p>
          </table:table-cell>
          <table:table-cell table:style-name="ce11" office:value-type="float" office:value="129827" calcext:value-type="float">
            <text:p>129827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Local trigger</text:p>
          </table:table-cell>
          <table:table-cell table:style-name="ce11" office:value-type="float" office:value="4694" calcext:value-type="float">
            <text:p>4694</text:p>
          </table:table-cell>
          <table:table-cell table:style-name="ce11" office:value-type="float" office:value="8884" calcext:value-type="float">
            <text:p>8884</text:p>
          </table:table-cell>
          <table:table-cell table:style-name="ce11" office:value-type="float" office:value="13486" calcext:value-type="float">
            <text:p>13486</text:p>
          </table:table-cell>
          <table:table-cell table:style-name="ce11" office:value-type="float" office:value="24623" calcext:value-type="float">
            <text:p>24623</text:p>
          </table:table-cell>
          <table:table-cell table:style-name="ce11" office:value-type="float" office:value="30404" calcext:value-type="float">
            <text:p>30404</text:p>
          </table:table-cell>
          <table:table-cell table:style-name="ce11" office:value-type="float" office:value="56664" calcext:value-type="float">
            <text:p>56664</text:p>
          </table:table-cell>
          <table:table-cell table:style-name="ce11" office:value-type="float" office:value="79261" calcext:value-type="float">
            <text:p>79261</text:p>
          </table:table-cell>
          <table:table-cell table:style-name="ce11" office:value-type="float" office:value="101548" calcext:value-type="float">
            <text:p>101548</text:p>
          </table:table-cell>
          <table:table-cell table:style-name="ce11" office:value-type="float" office:value="130873" calcext:value-type="float">
            <text:p>130873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Gate -Mid</text:p>
          </table:table-cell>
          <table:table-cell table:style-name="ce11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Fast Clear-Mid</text:p>
          </table:table-cell>
          <table:table-cell table:style-name="ce11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Busy-Mid</text:p>
          </table:table-cell>
          <table:table-cell table:style-name="ce11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TI trig-Mid</text:p>
          </table:table-cell>
          <table:table-cell table:style-name="ce11" office:value-type="float" office:value="4664" calcext:value-type="float">
            <text:p>4664</text:p>
          </table:table-cell>
          <table:table-cell table:style-name="ce11" office:value-type="float" office:value="8556" calcext:value-type="float">
            <text:p>8556</text:p>
          </table:table-cell>
          <table:table-cell table:style-name="ce11" office:value-type="float" office:value="12202" calcext:value-type="float">
            <text:p>12202</text:p>
          </table:table-cell>
          <table:table-cell table:style-name="ce11" office:value-type="float" office:value="16137" calcext:value-type="float">
            <text:p>16137</text:p>
          </table:table-cell>
          <table:table-cell table:style-name="ce11" office:value-type="float" office:value="16239" calcext:value-type="float">
            <text:p>16239</text:p>
          </table:table-cell>
          <table:table-cell table:style-name="ce11" office:value-type="float" office:value="16592" calcext:value-type="float">
            <text:p>16592</text:p>
          </table:table-cell>
          <table:table-cell table:style-name="ce11" office:value-type="float" office:value="16417" calcext:value-type="float">
            <text:p>16417</text:p>
          </table:table-cell>
          <table:table-cell table:style-name="ce11" office:value-type="float" office:value="16388" calcext:value-type="float">
            <text:p>16388</text:p>
          </table:table-cell>
          <table:table-cell table:style-name="ce11" office:value-type="float" office:value="16394" calcext:value-type="float">
            <text:p>16394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number-columns-repeated="10" table:style-name="ce1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11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Data rate</text:p>
          </table:table-cell>
          <table:table-cell table:style-name="ce12" table:formula="of:=[.B29]/[.B34]/1000" office:value-type="float" office:value="0.4694" calcext:value-type="float">
            <text:p>0.469</text:p>
          </table:table-cell>
          <table:table-cell table:style-name="ce12" table:formula="of:=[.C29]/[.C34]/1000" office:value-type="float" office:value="0.8884" calcext:value-type="float">
            <text:p>0.888</text:p>
          </table:table-cell>
          <table:table-cell table:style-name="ce12" table:formula="of:=[.D29]/[.D34]/1000" office:value-type="float" office:value="1.3486" calcext:value-type="float">
            <text:p>1.349</text:p>
          </table:table-cell>
          <table:table-cell table:style-name="ce12" table:formula="of:=[.E29]/[.E34]/1000" office:value-type="float" office:value="2.4623" calcext:value-type="float">
            <text:p>2.462</text:p>
          </table:table-cell>
          <table:table-cell table:style-name="ce12" table:formula="of:=[.F29]/[.F34]/1000" office:value-type="float" office:value="3.0404" calcext:value-type="float">
            <text:p>3.040</text:p>
          </table:table-cell>
          <table:table-cell table:style-name="ce12" table:formula="of:=[.G29]/[.G34]/1000" office:value-type="float" office:value="5.6664" calcext:value-type="float">
            <text:p>5.666</text:p>
          </table:table-cell>
          <table:table-cell table:style-name="ce12" table:formula="of:=[.H29]/[.H34]/1000" office:value-type="float" office:value="7.9261" calcext:value-type="float">
            <text:p>7.926</text:p>
          </table:table-cell>
          <table:table-cell table:style-name="ce12" table:formula="of:=[.I29]/[.I34]/1000" office:value-type="float" office:value="10.1548" calcext:value-type="float">
            <text:p>10.155</text:p>
          </table:table-cell>
          <table:table-cell table:style-name="ce12" table:formula="of:=[.J29]/[.J34]/1000" office:value-type="float" office:value="13.0873" calcext:value-type="float">
            <text:p>13.087</text:p>
          </table:table-cell>
          <table:table-cell table:style-name="ce12" table:formula="of:=[.K29]/[.K34]/1000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ad time</text:p>
          </table:table-cell>
          <table:table-cell table:style-name="ce10" table:formula="of:=(1-[.B33]/[.B29])*100" office:value-type="float" office:value="0.639113762249677" calcext:value-type="float">
            <text:p>0.64</text:p>
          </table:table-cell>
          <table:table-cell table:style-name="ce10" table:formula="of:=(1-[.C33]/[.C29])*100" office:value-type="float" office:value="3.69203061683926" calcext:value-type="float">
            <text:p>3.69</text:p>
          </table:table-cell>
          <table:table-cell table:style-name="ce10" table:formula="of:=(1-[.D33]/[.D29])*100" office:value-type="float" office:value="9.5209847248999" calcext:value-type="float">
            <text:p>9.52</text:p>
          </table:table-cell>
          <table:table-cell table:style-name="ce10" table:formula="of:=(1-[.E33]/[.E29])*100" office:value-type="float" office:value="34.463712788856" calcext:value-type="float">
            <text:p>34.46</text:p>
          </table:table-cell>
          <table:table-cell table:style-name="ce10" table:formula="of:=(1-[.F33]/[.F29])*100" office:value-type="float" office:value="46.5892645704513" calcext:value-type="float">
            <text:p>46.59</text:p>
          </table:table-cell>
          <table:table-cell table:style-name="ce10" table:formula="of:=(1-[.G33]/[.G29])*100" office:value-type="float" office:value="70.7186220528025" calcext:value-type="float">
            <text:p>70.72</text:p>
          </table:table-cell>
          <table:table-cell table:style-name="ce10" table:formula="of:=(1-[.H33]/[.H29])*100" office:value-type="float" office:value="79.2874175193349" calcext:value-type="float">
            <text:p>79.29</text:p>
          </table:table-cell>
          <table:table-cell table:style-name="ce10" table:formula="of:=(1-[.I33]/[.I29])*100" office:value-type="float" office:value="83.8618190412416" calcext:value-type="float">
            <text:p>83.86</text:p>
          </table:table-cell>
          <table:table-cell table:style-name="ce10" table:formula="of:=(1-[.J33]/[.J29])*100" office:value-type="float" office:value="87.4733520283023" calcext:value-type="float">
            <text:p>87.47</text:p>
          </table:table-cell>
          <table:table-cell table:style-name="ce10" table:formula="of:=(1-[.K33]/[.K29])*100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13" table:formula="of:=([.B15]/100)/([.B14]*1000)" office:value-type="float" office:value="0.00000482645049316681" calcext:value-type="float">
            <text:p>4.83E-06</text:p>
          </table:table-cell>
          <table:table-cell table:style-name="ce13" table:formula="of:=([.C15]/100)/([.C14]*1000)" office:value-type="float" office:value="0.0000153295730252818" calcext:value-type="float">
            <text:p>1.53E-05</text:p>
          </table:table-cell>
          <table:table-cell table:style-name="ce13" table:formula="of:=([.D15]/100)/([.D14]*1000)" office:value-type="float" office:value="0.0000313863982222901" calcext:value-type="float">
            <text:p>3.14E-05</text:p>
          </table:table-cell>
          <table:table-cell table:style-name="ce13" table:formula="of:=([.E15]/100)/([.E14]*1000)" office:value-type="float" office:value="0.000047740040824825" calcext:value-type="float">
            <text:p>4.77E-05</text:p>
          </table:table-cell>
          <table:table-cell table:style-name="ce13" table:formula="of:=([.F15]/100)/([.F14]*1000)" office:value-type="float" office:value="0.0000871351764225121" calcext:value-type="float">
            <text:p>8.71E-05</text:p>
          </table:table-cell>
          <table:table-cell table:style-name="ce13" table:formula="of:=([.G15]/100)/([.G14]*1000)" office:value-type="float" office:value="0.0000942301721659849" calcext:value-type="float">
            <text:p>9.42E-05</text:p>
          </table:table-cell>
          <table:table-cell table:style-name="ce13" table:formula="of:=([.H15]/100)/([.H14]*1000)" office:value-type="float" office:value="0.0000897253884417586" calcext:value-type="float">
            <text:p>8.97E-05</text:p>
          </table:table-cell>
          <table:table-cell table:style-name="ce13" table:formula="of:=([.I15]/100)/([.I14]*1000)" office:value-type="float" office:value="0.0000810934259250192" calcext:value-type="float">
            <text:p>8.11E-05</text:p>
          </table:table-cell>
          <table:table-cell table:style-name="ce13" table:formula="of:=([.J15]/100)/([.J14]*1000)" office:value-type="float" office:value="0.0000647818213930039" calcext:value-type="float">
            <text:p>6.48E-05</text:p>
          </table:table-cell>
          <table:table-cell table:style-name="ce13" table:formula="of:=([.K15]/100)/([.K14]*1000)" office:value-type="float" office:value="0.0000536035572942823" calcext:value-type="float">
            <text:p>5.36E-05</text:p>
          </table:table-cell>
          <table:table-cell table:number-columns-repeated="2"/>
        </table:table-row>
        <table:table-row table:style-name="ro1">
          <table:table-cell/>
          <table:table-cell table:style-name="ce13" table:formula="of:=([.B37]/100)/([.B36]*1000)" office:value-type="float" office:value="0.0000136155467032313" calcext:value-type="float">
            <text:p>1.36E-05</text:p>
          </table:table-cell>
          <table:table-cell table:style-name="ce13" table:formula="of:=([.C37]/100)/([.C36]*1000)" office:value-type="float" office:value="0.0000415582014502393" calcext:value-type="float">
            <text:p>4.16E-05</text:p>
          </table:table-cell>
          <table:table-cell table:style-name="ce13" table:formula="of:=([.D37]/100)/([.D36]*1000)" office:value-type="float" office:value="0.000070599026582381" calcext:value-type="float">
            <text:p>7.06E-05</text:p>
          </table:table-cell>
          <table:table-cell table:style-name="ce13" table:formula="of:=([.E37]/100)/([.E36]*1000)" office:value-type="float" office:value="0.00013996553136846" calcext:value-type="float">
            <text:p>1.40E-04</text:p>
          </table:table-cell>
          <table:table-cell table:style-name="ce13" table:formula="of:=([.F37]/100)/([.F36]*1000)" office:value-type="float" office:value="0.000153233997403142" calcext:value-type="float">
            <text:p>1.53E-04</text:p>
          </table:table-cell>
          <table:table-cell table:style-name="ce13" table:formula="of:=([.G37]/100)/([.G36]*1000)" office:value-type="float" office:value="0.000124803441431601" calcext:value-type="float">
            <text:p>1.25E-04</text:p>
          </table:table-cell>
          <table:table-cell table:style-name="ce13" table:formula="of:=([.H37]/100)/([.H36]*1000)" office:value-type="float" office:value="0.000100033329783039" calcext:value-type="float">
            <text:p>1.00E-04</text:p>
          </table:table-cell>
          <table:table-cell table:style-name="ce13" table:formula="of:=([.I37]/100)/([.I36]*1000)" office:value-type="float" office:value="0.0000825834275822681" calcext:value-type="float">
            <text:p>8.26E-05</text:p>
          </table:table-cell>
          <table:table-cell table:style-name="ce13" table:formula="of:=([.J37]/100)/([.J36]*1000)" office:value-type="float" office:value="0.000066838348649685" calcext:value-type="float">
            <text:p>6.68E-05</text:p>
          </table:table-cell>
          <table:table-cell table:style-name="ce13" table:formula="of:=([.K37]/100)/([.K36]*1000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13" table:formula="of:=1/[.B25]/1000" office:value-type="float" office:value="0.00497265042267529" calcext:value-type="float">
            <text:p>4.97E-03</text:p>
          </table:table-cell>
          <table:table-cell table:style-name="ce13" table:formula="of:=1/[.C25]/1000" office:value-type="float" office:value="0.00187687687687688" calcext:value-type="float">
            <text:p>1.88E-03</text:p>
          </table:table-cell>
          <table:table-cell table:style-name="ce13" table:formula="of:=1/[.D25]/1000" office:value-type="float" office:value="0.000796939751354798" calcext:value-type="float">
            <text:p>7.97E-04</text:p>
          </table:table-cell>
          <table:table-cell table:style-name="ce13" table:formula="of:=1/[.E25]/1000" office:value-type="float" office:value="0.000364551055375305" calcext:value-type="float">
            <text:p>3.65E-04</text:p>
          </table:table-cell>
          <table:table-cell table:style-name="ce13" table:formula="of:=1/[.F25]/1000" office:value-type="float" office:value="0.000273179260230563" calcext:value-type="float">
            <text:p>2.73E-04</text:p>
          </table:table-cell>
          <table:table-cell table:style-name="ce13" table:formula="of:=1/[.G25]/1000" office:value-type="float" office:value="0.000177006814762368" calcext:value-type="float">
            <text:p>1.77E-04</text:p>
          </table:table-cell>
          <table:table-cell table:style-name="ce13" table:formula="of:=1/[.H25]/1000" office:value-type="float" office:value="0.000121378372801534" calcext:value-type="float">
            <text:p>1.21E-04</text:p>
          </table:table-cell>
          <table:table-cell table:style-name="ce13" table:formula="of:=1/[.I25]/1000" office:value-type="float" office:value="0.0000891814038936601" calcext:value-type="float">
            <text:p>8.92E-05</text:p>
          </table:table-cell>
          <table:table-cell table:style-name="ce13" table:formula="of:=1/[.J25]/1000" office:value-type="float" office:value="0.0000790207745616323" calcext:value-type="float">
            <text:p>7.90E-05</text:p>
          </table:table-cell>
          <table:table-cell table:style-name="ce13" table:formula="of:=1/[.K25]/1000" office:value-type="float" office:value="0.0000683475610172851" calcext:value-type="float">
            <text:p>6.83E-05</text:p>
          </table:table-cell>
          <table:table-cell table:number-columns-repeated="2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ed_suppress-new cpus" table:style-name="ta1">
        <table:shapes>
          <draw:frame draw:z-index="0" draw:style-name="gr1" draw:text-style-name="P1" svg:width="6.2988in" svg:height="3.5429in" svg:x="1.5827in" svg:y="5.2984in">
            <draw:object draw:notify-on-update-of-ranges="'Ped_suppress-new cpus'.B14:'Ped_suppress-new cpus'.K14 'Ped_suppress-new cpus'.B15:'Ped_suppress-new cpus'.K15 'Ped_suppress-new cpus'.B29:'Ped_suppress-new cpus'.K29 'Ped_suppress-new cpus'.B30:'Ped_suppress-new cpus'.K3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un#</text:p>
          </table:table-cell>
          <table:table-cell table:style-name="ce3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>
            <text:p>Readout trigger</text:p>
          </table:table-cell>
          <table:table-cell table:style-name="ce4" office:value-type="float" office:value="3468" calcext:value-type="float">
            <text:p>3468</text:p>
          </table:table-cell>
          <table:table-cell table:style-name="ce4" office:value-type="float" office:value="8323" calcext:value-type="float">
            <text:p>8323</text:p>
          </table:table-cell>
          <table:table-cell table:style-name="ce4" office:value-type="float" office:value="14248" calcext:value-type="float">
            <text:p>14248</text:p>
          </table:table-cell>
          <table:table-cell table:style-name="ce4" office:value-type="float" office:value="20707" calcext:value-type="float">
            <text:p>20707</text:p>
          </table:table-cell>
          <table:table-cell table:style-name="ce4" office:value-type="float" office:value="37206" calcext:value-type="float">
            <text:p>37206</text:p>
          </table:table-cell>
          <table:table-cell table:style-name="ce4" office:value-type="float" office:value="58612" calcext:value-type="float">
            <text:p>58612</text:p>
          </table:table-cell>
          <table:table-cell table:style-name="ce4" office:value-type="float" office:value="72614" calcext:value-type="float">
            <text:p>72614</text:p>
          </table:table-cell>
          <table:table-cell table:style-name="ce4" office:value-type="float" office:value="98237" calcext:value-type="float">
            <text:p>98237</text:p>
          </table:table-cell>
          <table:table-cell table:style-name="ce4" office:value-type="float" office:value="120453" calcext:value-type="float">
            <text:p>120453</text:p>
          </table:table-cell>
          <table:table-cell table:style-name="ce4" office:value-type="float" office:value="152408" calcext:value-type="float">
            <text:p>15240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cal trigger</text:p>
          </table:table-cell>
          <table:table-cell table:style-name="ce4" office:value-type="float" office:value="3468" calcext:value-type="float">
            <text:p>3468</text:p>
          </table:table-cell>
          <table:table-cell table:style-name="ce4" office:value-type="float" office:value="8325" calcext:value-type="float">
            <text:p>8325</text:p>
          </table:table-cell>
          <table:table-cell table:style-name="ce4" office:value-type="float" office:value="14265" calcext:value-type="float">
            <text:p>14265</text:p>
          </table:table-cell>
          <table:table-cell table:style-name="ce4" office:value-type="float" office:value="20733" calcext:value-type="float">
            <text:p>20733</text:p>
          </table:table-cell>
          <table:table-cell table:style-name="ce4" office:value-type="float" office:value="37289" calcext:value-type="float">
            <text:p>37289</text:p>
          </table:table-cell>
          <table:table-cell table:style-name="ce4" office:value-type="float" office:value="58813" calcext:value-type="float">
            <text:p>58813</text:p>
          </table:table-cell>
          <table:table-cell table:style-name="ce4" office:value-type="float" office:value="72892" calcext:value-type="float">
            <text:p>72892</text:p>
          </table:table-cell>
          <table:table-cell table:style-name="ce4" office:value-type="float" office:value="98791" calcext:value-type="float">
            <text:p>98791</text:p>
          </table:table-cell>
          <table:table-cell table:style-name="ce4" office:value-type="float" office:value="121372" calcext:value-type="float">
            <text:p>121372</text:p>
          </table:table-cell>
          <table:table-cell table:style-name="ce4" office:value-type="float" office:value="153793" calcext:value-type="float">
            <text:p>1537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ate -Mid</text:p>
          </table:table-cell>
          <table:table-cell table:style-name="ce4" office:value-type="float" office:value="3458" calcext:value-type="float">
            <text:p>3458</text:p>
          </table:table-cell>
          <table:table-cell table:style-name="ce4" office:value-type="float" office:value="8273" calcext:value-type="float">
            <text:p>8273</text:p>
          </table:table-cell>
          <table:table-cell table:style-name="ce4" office:value-type="float" office:value="14113" calcext:value-type="float">
            <text:p>14113</text:p>
          </table:table-cell>
          <table:table-cell table:style-name="ce4" office:value-type="float" office:value="20467" calcext:value-type="float">
            <text:p>20467</text:p>
          </table:table-cell>
          <table:table-cell table:style-name="ce4" office:value-type="float" office:value="36871" calcext:value-type="float">
            <text:p>36871</text:p>
          </table:table-cell>
          <table:table-cell table:style-name="ce4" office:value-type="float" office:value="58212" calcext:value-type="float">
            <text:p>58212</text:p>
          </table:table-cell>
          <table:table-cell table:style-name="ce4" office:value-type="float" office:value="72087" calcext:value-type="float">
            <text:p>72087</text:p>
          </table:table-cell>
          <table:table-cell table:style-name="ce4" office:value-type="float" office:value="97328" calcext:value-type="float">
            <text:p>97328</text:p>
          </table:table-cell>
          <table:table-cell table:style-name="ce4" office:value-type="float" office:value="119146" calcext:value-type="float">
            <text:p>119146</text:p>
          </table:table-cell>
          <table:table-cell table:style-name="ce4" office:value-type="float" office:value="150260" calcext:value-type="float">
            <text:p>15026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ate -top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st Clear-Mid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2638" calcext:value-type="float">
            <text:p>2638</text:p>
          </table:table-cell>
          <table:table-cell table:style-name="ce4" office:value-type="float" office:value="7030" calcext:value-type="float">
            <text:p>7030</text:p>
          </table:table-cell>
          <table:table-cell table:style-name="ce4" office:value-type="float" office:value="28277" calcext:value-type="float">
            <text:p>28277</text:p>
          </table:table-cell>
          <table:table-cell table:style-name="ce4" office:value-type="float" office:value="55949" calcext:value-type="float">
            <text:p>55949</text:p>
          </table:table-cell>
          <table:table-cell table:style-name="ce4" office:value-type="float" office:value="71055" calcext:value-type="float">
            <text:p>71055</text:p>
          </table:table-cell>
          <table:table-cell table:style-name="ce4" office:value-type="float" office:value="97049" calcext:value-type="float">
            <text:p>97049</text:p>
          </table:table-cell>
          <table:table-cell table:style-name="ce4" office:value-type="float" office:value="119004" calcext:value-type="float">
            <text:p>119004</text:p>
          </table:table-cell>
          <table:table-cell table:style-name="ce4" office:value-type="float" office:value="150135" calcext:value-type="float">
            <text:p>15013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st Clear-top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usy-Mid</text:p>
          </table:table-cell>
          <table:table-cell table:style-name="ce4" office:value-type="float" office:value="3577" calcext:value-type="float">
            <text:p>3577</text:p>
          </table:table-cell>
          <table:table-cell table:style-name="ce4" office:value-type="float" office:value="8484" calcext:value-type="float">
            <text:p>8484</text:p>
          </table:table-cell>
          <table:table-cell table:style-name="ce4" office:value-type="float" office:value="14471" calcext:value-type="float">
            <text:p>14471</text:p>
          </table:table-cell>
          <table:table-cell table:style-name="ce4" office:value-type="float" office:value="20973" calcext:value-type="float">
            <text:p>20973</text:p>
          </table:table-cell>
          <table:table-cell table:style-name="ce4" office:value-type="float" office:value="37615" calcext:value-type="float">
            <text:p>37615</text:p>
          </table:table-cell>
          <table:table-cell table:style-name="ce4" office:value-type="float" office:value="59276" calcext:value-type="float">
            <text:p>59276</text:p>
          </table:table-cell>
          <table:table-cell table:style-name="ce4" office:value-type="float" office:value="73404" calcext:value-type="float">
            <text:p>73404</text:p>
          </table:table-cell>
          <table:table-cell table:style-name="ce4" office:value-type="float" office:value="99023" calcext:value-type="float">
            <text:p>99023</text:p>
          </table:table-cell>
          <table:table-cell table:style-name="ce4" office:value-type="float" office:value="121240" calcext:value-type="float">
            <text:p>121240</text:p>
          </table:table-cell>
          <table:table-cell table:style-name="ce4" office:value-type="float" office:value="152988" calcext:value-type="float">
            <text:p>1529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usy-top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I trig-Mid</text:p>
          </table:table-cell>
          <table:table-cell table:style-name="ce4" office:value-type="float" office:value="3467" calcext:value-type="float">
            <text:p>3467</text:p>
          </table:table-cell>
          <table:table-cell table:style-name="ce4" office:value-type="float" office:value="8270" calcext:value-type="float">
            <text:p>8270</text:p>
          </table:table-cell>
          <table:table-cell table:style-name="ce4" office:value-type="float" office:value="13671" calcext:value-type="float">
            <text:p>13671</text:p>
          </table:table-cell>
          <table:table-cell table:style-name="ce4" office:value-type="float" office:value="18378" calcext:value-type="float">
            <text:p>18378</text:p>
          </table:table-cell>
          <table:table-cell table:style-name="ce4" office:value-type="float" office:value="21807" calcext:value-type="float">
            <text:p>21807</text:p>
          </table:table-cell>
          <table:table-cell table:style-name="ce4" office:value-type="float" office:value="19744" calcext:value-type="float">
            <text:p>19744</text:p>
          </table:table-cell>
          <table:table-cell table:style-name="ce4" office:value-type="float" office:value="19069" calcext:value-type="float">
            <text:p>19069</text:p>
          </table:table-cell>
          <table:table-cell table:style-name="ce4" office:value-type="float" office:value="18584" calcext:value-type="float">
            <text:p>18584</text:p>
          </table:table-cell>
          <table:table-cell table:style-name="ce4" office:value-type="float" office:value="18472" calcext:value-type="float">
            <text:p>18472</text:p>
          </table:table-cell>
          <table:table-cell table:style-name="ce4" office:value-type="float" office:value="18481" calcext:value-type="float">
            <text:p>184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 trig-top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number-columns-repeated="10" table:style-name="ce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Data rate</text:p>
          </table:table-cell>
          <table:table-cell table:style-name="ce5" table:formula="of:=[.B3]/[.B12]/1000" office:value-type="float" office:value="0.3468" calcext:value-type="float">
            <text:p>0.347</text:p>
          </table:table-cell>
          <table:table-cell table:style-name="ce5" table:formula="of:=[.C3]/[.C12]/1000" office:value-type="float" office:value="0.8325" calcext:value-type="float">
            <text:p>0.833</text:p>
          </table:table-cell>
          <table:table-cell table:style-name="ce5" table:formula="of:=[.D3]/[.D12]/1000" office:value-type="float" office:value="1.4265" calcext:value-type="float">
            <text:p>1.427</text:p>
          </table:table-cell>
          <table:table-cell table:style-name="ce5" table:formula="of:=[.E3]/[.E12]/1000" office:value-type="float" office:value="2.0733" calcext:value-type="float">
            <text:p>2.073</text:p>
          </table:table-cell>
          <table:table-cell table:style-name="ce5" table:formula="of:=[.F3]/[.F12]/1000" office:value-type="float" office:value="3.7289" calcext:value-type="float">
            <text:p>3.729</text:p>
          </table:table-cell>
          <table:table-cell table:style-name="ce5" table:formula="of:=[.G3]/[.G12]/1000" office:value-type="float" office:value="5.8813" calcext:value-type="float">
            <text:p>5.881</text:p>
          </table:table-cell>
          <table:table-cell table:style-name="ce5" table:formula="of:=[.H3]/[.H12]/1000" office:value-type="float" office:value="7.2892" calcext:value-type="float">
            <text:p>7.289</text:p>
          </table:table-cell>
          <table:table-cell table:style-name="ce5" table:formula="of:=[.I3]/[.I12]/1000" office:value-type="float" office:value="9.8791" calcext:value-type="float">
            <text:p>9.879</text:p>
          </table:table-cell>
          <table:table-cell table:style-name="ce5" table:formula="of:=[.J3]/[.J12]/1000" office:value-type="float" office:value="12.1372" calcext:value-type="float">
            <text:p>12.137</text:p>
          </table:table-cell>
          <table:table-cell table:style-name="ce5" table:formula="of:=[.K3]/[.K12]/1000" office:value-type="float" office:value="15.3793" calcext:value-type="float">
            <text:p>15.3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ad time</text:p>
          </table:table-cell>
          <table:table-cell table:style-name="ce6" table:formula="of:=(1-[.B10]/[.B3])*100" office:value-type="float" office:value="0.0288350634371382" calcext:value-type="float">
            <text:p>0.03</text:p>
          </table:table-cell>
          <table:table-cell table:style-name="ce6" table:formula="of:=(1-[.C10]/[.C3])*100" office:value-type="float" office:value="0.660660660660661" calcext:value-type="float">
            <text:p>0.66</text:p>
          </table:table-cell>
          <table:table-cell table:style-name="ce6" table:formula="of:=(1-[.D10]/[.D3])*100" office:value-type="float" office:value="4.16403785488959" calcext:value-type="float">
            <text:p>4.16</text:p>
          </table:table-cell>
          <table:table-cell table:style-name="ce6" table:formula="of:=(1-[.E10]/[.E3])*100" office:value-type="float" office:value="11.3587035161337" calcext:value-type="float">
            <text:p>11.36</text:p>
          </table:table-cell>
          <table:table-cell table:style-name="ce6" table:formula="of:=(1-[.F10]/[.F3])*100" office:value-type="float" office:value="41.5189466062378" calcext:value-type="float">
            <text:p>41.52</text:p>
          </table:table-cell>
          <table:table-cell table:style-name="ce6" table:formula="of:=(1-[.G10]/[.G3])*100" office:value-type="float" office:value="66.4291908251577" calcext:value-type="float">
            <text:p>66.43</text:p>
          </table:table-cell>
          <table:table-cell table:style-name="ce6" table:formula="of:=(1-[.H10]/[.H3])*100" office:value-type="float" office:value="73.8393788070021" calcext:value-type="float">
            <text:p>73.84</text:p>
          </table:table-cell>
          <table:table-cell table:style-name="ce6" table:formula="of:=(1-[.I10]/[.I3])*100" office:value-type="float" office:value="81.1885698089907" calcext:value-type="float">
            <text:p>81.19</text:p>
          </table:table-cell>
          <table:table-cell table:style-name="ce6" table:formula="of:=(1-[.J10]/[.J3])*100" office:value-type="float" office:value="84.7806742906107" calcext:value-type="float">
            <text:p>84.78</text:p>
          </table:table-cell>
          <table:table-cell table:style-name="ce6" table:formula="of:=(1-[.K10]/[.K3])*100" office:value-type="float" office:value="87.9831981949764" calcext:value-type="float">
            <text:p>87.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n#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/>
          <table:table-cell table:style-name="ce13"/>
        </table:table-row>
        <table:table-row table:style-name="ro1">
          <table:table-cell table:style-name="ce2" office:value-type="string" calcext:value-type="string">
            <text:p>Readout trigger</text:p>
          </table:table-cell>
          <table:table-cell table:style-name="ce8" office:value-type="float" office:value="6182" calcext:value-type="float">
            <text:p>6182</text:p>
          </table:table-cell>
          <table:table-cell table:style-name="ce8"/>
          <table:table-cell table:style-name="ce8" office:value-type="float" office:value="10129" calcext:value-type="float">
            <text:p>10129</text:p>
          </table:table-cell>
          <table:table-cell table:style-name="ce8" office:value-type="float" office:value="22992" calcext:value-type="float">
            <text:p>22992</text:p>
          </table:table-cell>
          <table:table-cell table:style-name="ce8" office:value-type="float" office:value="31820" calcext:value-type="float">
            <text:p>31820</text:p>
          </table:table-cell>
          <table:table-cell table:style-name="ce8"/>
          <table:table-cell table:style-name="ce8" office:value-type="float" office:value="74992" calcext:value-type="float">
            <text:p>74992</text:p>
          </table:table-cell>
          <table:table-cell table:style-name="ce8" office:value-type="float" office:value="99077" calcext:value-type="float">
            <text:p>99077</text:p>
          </table:table-cell>
          <table:table-cell table:style-name="ce8" office:value-type="float" office:value="127143" calcext:value-type="float">
            <text:p>127143</text:p>
          </table:table-cell>
          <table:table-cell table:style-name="ce8" office:value-type="float" office:value="149651" calcext:value-type="float">
            <text:p>14965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cal trigger</text:p>
          </table:table-cell>
          <table:table-cell table:style-name="ce8" office:value-type="float" office:value="6186" calcext:value-type="float">
            <text:p>6186</text:p>
          </table:table-cell>
          <table:table-cell table:style-name="ce8"/>
          <table:table-cell table:style-name="ce8" office:value-type="float" office:value="10139" calcext:value-type="float">
            <text:p>10139</text:p>
          </table:table-cell>
          <table:table-cell table:style-name="ce8" office:value-type="float" office:value="23028" calcext:value-type="float">
            <text:p>23028</text:p>
          </table:table-cell>
          <table:table-cell table:style-name="ce8" office:value-type="float" office:value="31874" calcext:value-type="float">
            <text:p>31874</text:p>
          </table:table-cell>
          <table:table-cell table:style-name="ce8"/>
          <table:table-cell table:style-name="ce8" office:value-type="float" office:value="75346" calcext:value-type="float">
            <text:p>75346</text:p>
          </table:table-cell>
          <table:table-cell table:style-name="ce8" office:value-type="float" office:value="99682" calcext:value-type="float">
            <text:p>99682</text:p>
          </table:table-cell>
          <table:table-cell table:style-name="ce8" office:value-type="float" office:value="128129" calcext:value-type="float">
            <text:p>128129</text:p>
          </table:table-cell>
          <table:table-cell table:style-name="ce8" office:value-type="float" office:value="150953" calcext:value-type="float">
            <text:p>15095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ate -Mid</text:p>
          </table:table-cell>
          <table:table-cell table:style-name="ce8" office:value-type="float" office:value="6157" calcext:value-type="float">
            <text:p>6157</text:p>
          </table:table-cell>
          <table:table-cell table:style-name="ce8"/>
          <table:table-cell table:style-name="ce8" office:value-type="float" office:value="10085" calcext:value-type="float">
            <text:p>10085</text:p>
          </table:table-cell>
          <table:table-cell table:style-name="ce8" office:value-type="float" office:value="22805" calcext:value-type="float">
            <text:p>22805</text:p>
          </table:table-cell>
          <table:table-cell table:style-name="ce8" office:value-type="float" office:value="31585" calcext:value-type="float">
            <text:p>31585</text:p>
          </table:table-cell>
          <table:table-cell table:style-name="ce8"/>
          <table:table-cell table:style-name="ce8" office:value-type="float" office:value="74411" calcext:value-type="float">
            <text:p>74411</text:p>
          </table:table-cell>
          <table:table-cell table:style-name="ce8" office:value-type="float" office:value="98139" calcext:value-type="float">
            <text:p>98139</text:p>
          </table:table-cell>
          <table:table-cell table:style-name="ce8" office:value-type="float" office:value="125611" calcext:value-type="float">
            <text:p>125611</text:p>
          </table:table-cell>
          <table:table-cell table:style-name="ce8" office:value-type="float" office:value="147548" calcext:value-type="float">
            <text:p>14754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ate -top</text:p>
          </table:table-cell>
          <table:table-cell table:style-name="ce8" office:value-type="float" office:value="6164" calcext:value-type="float">
            <text:p>6164</text:p>
          </table:table-cell>
          <table:table-cell table:style-name="ce8"/>
          <table:table-cell table:style-name="ce8" office:value-type="float" office:value="10090" calcext:value-type="float">
            <text:p>10090</text:p>
          </table:table-cell>
          <table:table-cell table:style-name="ce8" office:value-type="float" office:value="22820" calcext:value-type="float">
            <text:p>22820</text:p>
          </table:table-cell>
          <table:table-cell table:style-name="ce8" office:value-type="float" office:value="31582" calcext:value-type="float">
            <text:p>31582</text:p>
          </table:table-cell>
          <table:table-cell table:style-name="ce8"/>
          <table:table-cell table:style-name="ce8" office:value-type="float" office:value="74403" calcext:value-type="float">
            <text:p>74403</text:p>
          </table:table-cell>
          <table:table-cell table:style-name="ce8" office:value-type="float" office:value="98153" calcext:value-type="float">
            <text:p>98153</text:p>
          </table:table-cell>
          <table:table-cell table:style-name="ce8" office:value-type="float" office:value="125598" calcext:value-type="float">
            <text:p>125598</text:p>
          </table:table-cell>
          <table:table-cell table:style-name="ce8" office:value-type="float" office:value="147523" calcext:value-type="float">
            <text:p>14752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st Clear-Mid</text:p>
          </table:table-cell>
          <table:table-cell table:style-name="ce8" office:value-type="float" office:value="3234" calcext:value-type="float">
            <text:p>3234</text:p>
          </table:table-cell>
          <table:table-cell table:style-name="ce8"/>
          <table:table-cell table:style-name="ce8" office:value-type="float" office:value="5544" calcext:value-type="float">
            <text:p>5544</text:p>
          </table:table-cell>
          <table:table-cell table:style-name="ce8" office:value-type="float" office:value="16032" calcext:value-type="float">
            <text:p>16032</text:p>
          </table:table-cell>
          <table:table-cell table:style-name="ce8" office:value-type="float" office:value="26172" calcext:value-type="float">
            <text:p>26172</text:p>
          </table:table-cell>
          <table:table-cell table:style-name="ce8"/>
          <table:table-cell table:style-name="ce8" office:value-type="float" office:value="73933" calcext:value-type="float">
            <text:p>73933</text:p>
          </table:table-cell>
          <table:table-cell table:style-name="ce8" office:value-type="float" office:value="98019" calcext:value-type="float">
            <text:p>98019</text:p>
          </table:table-cell>
          <table:table-cell table:style-name="ce8" office:value-type="float" office:value="125546" calcext:value-type="float">
            <text:p>125546</text:p>
          </table:table-cell>
          <table:table-cell table:style-name="ce8" office:value-type="float" office:value="147512" calcext:value-type="float">
            <text:p>14751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st Clear-top</text:p>
          </table:table-cell>
          <table:table-cell table:style-name="ce8" office:value-type="float" office:value="3245" calcext:value-type="float">
            <text:p>3245</text:p>
          </table:table-cell>
          <table:table-cell table:style-name="ce8"/>
          <table:table-cell table:style-name="ce8" office:value-type="float" office:value="5553" calcext:value-type="float">
            <text:p>5553</text:p>
          </table:table-cell>
          <table:table-cell table:style-name="ce8" office:value-type="float" office:value="16059" calcext:value-type="float">
            <text:p>16059</text:p>
          </table:table-cell>
          <table:table-cell table:style-name="ce8" office:value-type="float" office:value="26171" calcext:value-type="float">
            <text:p>26171</text:p>
          </table:table-cell>
          <table:table-cell table:style-name="ce8"/>
          <table:table-cell table:style-name="ce8" office:value-type="float" office:value="73901" calcext:value-type="float">
            <text:p>73901</text:p>
          </table:table-cell>
          <table:table-cell table:style-name="ce8" office:value-type="float" office:value="98015" calcext:value-type="float">
            <text:p>98015</text:p>
          </table:table-cell>
          <table:table-cell table:style-name="ce8" office:value-type="float" office:value="125506" calcext:value-type="float">
            <text:p>125506</text:p>
          </table:table-cell>
          <table:table-cell table:style-name="ce8" office:value-type="float" office:value="147426" calcext:value-type="float">
            <text:p>14742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usy-Mid</text:p>
          </table:table-cell>
          <table:table-cell table:style-name="ce8" office:value-type="float" office:value="6304" calcext:value-type="float">
            <text:p>6304</text:p>
          </table:table-cell>
          <table:table-cell table:style-name="ce8"/>
          <table:table-cell table:style-name="ce8" office:value-type="float" office:value="10305" calcext:value-type="float">
            <text:p>10305</text:p>
          </table:table-cell>
          <table:table-cell table:style-name="ce8" office:value-type="float" office:value="23275" calcext:value-type="float">
            <text:p>23275</text:p>
          </table:table-cell>
          <table:table-cell table:style-name="ce8" office:value-type="float" office:value="32242" calcext:value-type="float">
            <text:p>32242</text:p>
          </table:table-cell>
          <table:table-cell table:style-name="ce8"/>
          <table:table-cell table:style-name="ce8" office:value-type="float" office:value="75738" calcext:value-type="float">
            <text:p>75738</text:p>
          </table:table-cell>
          <table:table-cell table:style-name="ce8" office:value-type="float" office:value="99842" calcext:value-type="float">
            <text:p>99842</text:p>
          </table:table-cell>
          <table:table-cell table:style-name="ce8" office:value-type="float" office:value="127814" calcext:value-type="float">
            <text:p>127814</text:p>
          </table:table-cell>
          <table:table-cell table:style-name="ce8" office:value-type="float" office:value="150217" calcext:value-type="float">
            <text:p>15021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usy-top</text:p>
          </table:table-cell>
          <table:table-cell table:style-name="ce8" office:value-type="float" office:value="6378" calcext:value-type="float">
            <text:p>6378</text:p>
          </table:table-cell>
          <table:table-cell table:style-name="ce8"/>
          <table:table-cell table:style-name="ce8" office:value-type="float" office:value="10441" calcext:value-type="float">
            <text:p>10441</text:p>
          </table:table-cell>
          <table:table-cell table:style-name="ce8" office:value-type="float" office:value="23697" calcext:value-type="float">
            <text:p>23697</text:p>
          </table:table-cell>
          <table:table-cell table:style-name="ce8" office:value-type="float" office:value="32665" calcext:value-type="float">
            <text:p>32665</text:p>
          </table:table-cell>
          <table:table-cell table:style-name="ce8"/>
          <table:table-cell table:style-name="ce8" office:value-type="float" office:value="77322" calcext:value-type="float">
            <text:p>77322</text:p>
          </table:table-cell>
          <table:table-cell table:style-name="ce8" office:value-type="float" office:value="101867" calcext:value-type="float">
            <text:p>101867</text:p>
          </table:table-cell>
          <table:table-cell table:style-name="ce8" office:value-type="float" office:value="130248" calcext:value-type="float">
            <text:p>130248</text:p>
          </table:table-cell>
          <table:table-cell table:style-name="ce8" office:value-type="float" office:value="152849" calcext:value-type="float">
            <text:p>15284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I trig-Mid</text:p>
          </table:table-cell>
          <table:table-cell table:style-name="ce8" office:value-type="float" office:value="6161" calcext:value-type="float">
            <text:p>6161</text:p>
          </table:table-cell>
          <table:table-cell table:style-name="ce8"/>
          <table:table-cell table:style-name="ce8" office:value-type="float" office:value="10019" calcext:value-type="float">
            <text:p>10019</text:p>
          </table:table-cell>
          <table:table-cell table:style-name="ce8" office:value-type="float" office:value="19598" calcext:value-type="float">
            <text:p>19598</text:p>
          </table:table-cell>
          <table:table-cell table:style-name="ce8" office:value-type="float" office:value="21748" calcext:value-type="float">
            <text:p>21748</text:p>
          </table:table-cell>
          <table:table-cell table:style-name="ce8"/>
          <table:table-cell table:style-name="ce8" office:value-type="float" office:value="18981" calcext:value-type="float">
            <text:p>18981</text:p>
          </table:table-cell>
          <table:table-cell table:style-name="ce8" office:value-type="float" office:value="18402" calcext:value-type="float">
            <text:p>18402</text:p>
          </table:table-cell>
          <table:table-cell table:style-name="ce8" office:value-type="float" office:value="18336" calcext:value-type="float">
            <text:p>18336</text:p>
          </table:table-cell>
          <table:table-cell table:style-name="ce8" office:value-type="float" office:value="18365" calcext:value-type="float">
            <text:p>183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 trig-top</text:p>
          </table:table-cell>
          <table:table-cell table:style-name="ce8" office:value-type="float" office:value="6161" calcext:value-type="float">
            <text:p>6161</text:p>
          </table:table-cell>
          <table:table-cell table:style-name="ce8"/>
          <table:table-cell table:style-name="ce8" office:value-type="float" office:value="10019" calcext:value-type="float">
            <text:p>10019</text:p>
          </table:table-cell>
          <table:table-cell table:style-name="ce8" office:value-type="float" office:value="19598" calcext:value-type="float">
            <text:p>19598</text:p>
          </table:table-cell>
          <table:table-cell table:style-name="ce8" office:value-type="float" office:value="21748" calcext:value-type="float">
            <text:p>21748</text:p>
          </table:table-cell>
          <table:table-cell table:style-name="ce8"/>
          <table:table-cell table:style-name="ce8" office:value-type="float" office:value="18981" calcext:value-type="float">
            <text:p>18981</text:p>
          </table:table-cell>
          <table:table-cell table:style-name="ce8" office:value-type="float" office:value="18402" calcext:value-type="float">
            <text:p>18402</text:p>
          </table:table-cell>
          <table:table-cell table:style-name="ce8" office:value-type="float" office:value="18336" calcext:value-type="float">
            <text:p>18336</text:p>
          </table:table-cell>
          <table:table-cell table:style-name="ce8" office:value-type="float" office:value="18365" calcext:value-type="float">
            <text:p>183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number-columns-repeated="3" table:style-name="ce8" office:value-type="float" office:value="10" calcext:value-type="float">
            <text:p>10</text:p>
          </table:table-cell>
          <table:table-cell table:style-name="ce8"/>
          <table:table-cell table:number-columns-repeated="4" table:style-name="ce8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Data rate</text:p>
          </table:table-cell>
          <table:table-cell table:style-name="ce9" table:formula="of:=[.B18]/[.B27]/1000" office:value-type="float" office:value="0.6186" calcext:value-type="float">
            <text:p>0.619</text:p>
          </table:table-cell>
          <table:table-cell table:style-name="ce9"/>
          <table:table-cell table:style-name="ce9" table:formula="of:=[.D18]/[.D27]/1000" office:value-type="float" office:value="1.0139" calcext:value-type="float">
            <text:p>1.014</text:p>
          </table:table-cell>
          <table:table-cell table:style-name="ce9" table:formula="of:=[.E18]/[.E27]/1000" office:value-type="float" office:value="2.3028" calcext:value-type="float">
            <text:p>2.303</text:p>
          </table:table-cell>
          <table:table-cell table:style-name="ce9" table:formula="of:=[.F18]/[.F27]/1000" office:value-type="float" office:value="3.1874" calcext:value-type="float">
            <text:p>3.187</text:p>
          </table:table-cell>
          <table:table-cell table:style-name="ce9"/>
          <table:table-cell table:style-name="ce9" table:formula="of:=[.H18]/[.H27]/1000" office:value-type="float" office:value="7.5346" calcext:value-type="float">
            <text:p>7.535</text:p>
          </table:table-cell>
          <table:table-cell table:style-name="ce9" table:formula="of:=[.I18]/[.I27]/1000" office:value-type="float" office:value="9.9682" calcext:value-type="float">
            <text:p>9.968</text:p>
          </table:table-cell>
          <table:table-cell table:style-name="ce9" table:formula="of:=[.J18]/[.J27]/1000" office:value-type="float" office:value="12.8129" calcext:value-type="float">
            <text:p>12.813</text:p>
          </table:table-cell>
          <table:table-cell table:style-name="ce9" table:formula="of:=[.K18]/[.K27]/1000" office:value-type="float" office:value="15.0953" calcext:value-type="float">
            <text:p>15.0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ad time</text:p>
          </table:table-cell>
          <table:table-cell table:style-name="ce7" table:formula="of:=(1-[.B25]/[.B18])*100" office:value-type="float" office:value="0.404138376980279" calcext:value-type="float">
            <text:p>0.40</text:p>
          </table:table-cell>
          <table:table-cell table:style-name="ce7"/>
          <table:table-cell table:style-name="ce7" table:formula="of:=(1-[.D25]/[.D18])*100" office:value-type="float" office:value="1.18354867343919" calcext:value-type="float">
            <text:p>1.18</text:p>
          </table:table-cell>
          <table:table-cell table:style-name="ce7" table:formula="of:=(1-[.E25]/[.E18])*100" office:value-type="float" office:value="14.8949105436859" calcext:value-type="float">
            <text:p>14.89</text:p>
          </table:table-cell>
          <table:table-cell table:style-name="ce7" table:formula="of:=(1-[.F25]/[.F18])*100" office:value-type="float" office:value="31.768839806739" calcext:value-type="float">
            <text:p>31.77</text:p>
          </table:table-cell>
          <table:table-cell table:style-name="ce7"/>
          <table:table-cell table:style-name="ce7" table:formula="of:=(1-[.H25]/[.H18])*100" office:value-type="float" office:value="74.8082180872243" calcext:value-type="float">
            <text:p>74.81</text:p>
          </table:table-cell>
          <table:table-cell table:style-name="ce7" table:formula="of:=(1-[.I25]/[.I18])*100" office:value-type="float" office:value="81.5392949579663" calcext:value-type="float">
            <text:p>81.54</text:p>
          </table:table-cell>
          <table:table-cell table:style-name="ce7" table:formula="of:=(1-[.J25]/[.J18])*100" office:value-type="float" office:value="85.6894223790087" calcext:value-type="float">
            <text:p>85.69</text:p>
          </table:table-cell>
          <table:table-cell table:style-name="ce7" table:formula="of:=(1-[.K25]/[.K18])*100" office:value-type="float" office:value="87.8339615641955" calcext:value-type="float">
            <text:p>87.83</text:p>
          </table:table-cell>
          <table:table-cell table:number-columns-repeated="2"/>
        </table:table-row>
        <table:table-row table:style-name="ro1" table:number-rows-repeated="104852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o_ouput" table:style-name="ta1">
        <table:shapes>
          <draw:frame draw:z-index="0" draw:style-name="gr1" draw:text-style-name="P1" svg:width="3.378in" svg:height="2.174in" svg:x="2.5669in" svg:y="2.8539in">
            <draw:object draw:notify-on-update-of-ranges="No_ouput.A20:No_ouput.A24 No_ouput.D20:No_ouput.D2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 table:style-name="ce21" office:value-type="string" calcext:value-type="string">
            <text:p>No output</text:p>
          </table:table-cell>
          <table:table-cell table:style-name="ce21" table:number-columns-repeated="14"/>
          <table:table-cell table:number-columns-repeated="5"/>
        </table:table-row>
        <table:table-row table:style-name="ro1">
          <table:table-cell table:style-name="ce22" office:value-type="string" calcext:value-type="string">
            <text:p>Readout trigger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22" office:value-type="string" calcext:value-type="string">
            <text:p>Local trigger</text:p>
          </table:table-cell>
          <table:table-cell table:style-name="ce21" office:value-type="float" office:value="588" calcext:value-type="float">
            <text:p>588</text:p>
          </table:table-cell>
          <table:table-cell table:style-name="ce21" office:value-type="float" office:value="1175" calcext:value-type="float">
            <text:p>1175</text:p>
          </table:table-cell>
          <table:table-cell table:style-name="ce21" office:value-type="float" office:value="4533" calcext:value-type="float">
            <text:p>4533</text:p>
          </table:table-cell>
          <table:table-cell table:style-name="ce21" office:value-type="float" office:value="19667" calcext:value-type="float">
            <text:p>19667</text:p>
          </table:table-cell>
          <table:table-cell table:style-name="ce21" office:value-type="float" office:value="38865" calcext:value-type="float">
            <text:p>38865</text:p>
          </table:table-cell>
          <table:table-cell table:style-name="ce21" office:value-type="float" office:value="81990" calcext:value-type="float">
            <text:p>81990</text:p>
          </table:table-cell>
          <table:table-cell table:style-name="ce21" office:value-type="float" office:value="142060" calcext:value-type="float">
            <text:p>142060</text:p>
          </table:table-cell>
          <table:table-cell table:style-name="ce21" office:value-type="float" office:value="184593" calcext:value-type="float">
            <text:p>184593</text:p>
          </table:table-cell>
          <table:table-cell table:style-name="ce21" office:value-type="float" office:value="254908" calcext:value-type="float">
            <text:p>254908</text:p>
          </table:table-cell>
          <table:table-cell table:style-name="ce21" office:value-type="float" office:value="330275" calcext:value-type="float">
            <text:p>330275</text:p>
          </table:table-cell>
          <table:table-cell table:style-name="ce21" office:value-type="float" office:value="384002" calcext:value-type="float">
            <text:p>384002</text:p>
          </table:table-cell>
          <table:table-cell table:style-name="ce21" office:value-type="float" office:value="547967" calcext:value-type="float">
            <text:p>547967</text:p>
          </table:table-cell>
          <table:table-cell table:style-name="ce21" office:value-type="float" office:value="693292" calcext:value-type="float">
            <text:p>693292</text:p>
          </table:table-cell>
          <table:table-cell table:style-name="ce21" office:value-type="float" office:value="959347" calcext:value-type="float">
            <text:p>959347</text:p>
          </table:table-cell>
          <table:table-cell office:value-type="float" office:value="1250692" calcext:value-type="float">
            <text:p>1250692</text:p>
          </table:table-cell>
          <table:table-cell office:value-type="float" office:value="1412327" calcext:value-type="float">
            <text:p>1412327</text:p>
          </table:table-cell>
          <table:table-cell office:value-type="float" office:value="1721786" calcext:value-type="float">
            <text:p>1721786</text:p>
          </table:table-cell>
          <table:table-cell office:value-type="float" office:value="2128030" calcext:value-type="float">
            <text:p>2128030</text:p>
          </table:table-cell>
          <table:table-cell/>
        </table:table-row>
        <table:table-row table:style-name="ro1">
          <table:table-cell table:style-name="ce22" office:value-type="string" calcext:value-type="string">
            <text:p>Gate -Mid</text:p>
          </table:table-cell>
          <table:table-cell table:style-name="ce21" office:value-type="float" office:value="587" calcext:value-type="float">
            <text:p>587</text:p>
          </table:table-cell>
          <table:table-cell table:style-name="ce21" office:value-type="float" office:value="1174" calcext:value-type="float">
            <text:p>1174</text:p>
          </table:table-cell>
          <table:table-cell table:style-name="ce21" office:value-type="float" office:value="4529" calcext:value-type="float">
            <text:p>4529</text:p>
          </table:table-cell>
          <table:table-cell table:style-name="ce21" office:value-type="float" office:value="19597" calcext:value-type="float">
            <text:p>19597</text:p>
          </table:table-cell>
          <table:table-cell table:style-name="ce21" office:value-type="float" office:value="38646" calcext:value-type="float">
            <text:p>38646</text:p>
          </table:table-cell>
          <table:table-cell table:style-name="ce21" office:value-type="float" office:value="80968" calcext:value-type="float">
            <text:p>80968</text:p>
          </table:table-cell>
          <table:table-cell table:style-name="ce21" office:value-type="float" office:value="139066" calcext:value-type="float">
            <text:p>139066</text:p>
          </table:table-cell>
          <table:table-cell table:style-name="ce21" office:value-type="float" office:value="179592" calcext:value-type="float">
            <text:p>179592</text:p>
          </table:table-cell>
          <table:table-cell table:style-name="ce21" office:value-type="float" office:value="245429" calcext:value-type="float">
            <text:p>245429</text:p>
          </table:table-cell>
          <table:table-cell table:style-name="ce21" office:value-type="float" office:value="314356" calcext:value-type="float">
            <text:p>314356</text:p>
          </table:table-cell>
          <table:table-cell table:style-name="ce21" office:value-type="float" office:value="362730" calcext:value-type="float">
            <text:p>362730</text:p>
          </table:table-cell>
          <table:table-cell table:style-name="ce21" office:value-type="float" office:value="505825" calcext:value-type="float">
            <text:p>505825</text:p>
          </table:table-cell>
          <table:table-cell table:style-name="ce21" office:value-type="float" office:value="627575" calcext:value-type="float">
            <text:p>627575</text:p>
          </table:table-cell>
          <table:table-cell table:style-name="ce21" office:value-type="float" office:value="529207" calcext:value-type="float">
            <text:p>529207</text:p>
          </table:table-cell>
          <table:table-cell office:value-type="float" office:value="770947" calcext:value-type="float">
            <text:p>770947</text:p>
          </table:table-cell>
          <table:table-cell office:value-type="float" office:value="665215" calcext:value-type="float">
            <text:p>665215</text:p>
          </table:table-cell>
          <table:table-cell office:value-type="float" office:value="450893" calcext:value-type="float">
            <text:p>450893</text:p>
          </table:table-cell>
          <table:table-cell office:value-type="float" office:value="498385" calcext:value-type="float">
            <text:p>498385</text:p>
          </table:table-cell>
          <table:table-cell/>
        </table:table-row>
        <table:table-row table:style-name="ro1">
          <table:table-cell table:style-name="ce22" office:value-type="string" calcext:value-type="string">
            <text:p>Gate -top</text:p>
          </table:table-cell>
          <table:table-cell table:number-columns-repeated="14" table:style-name="ce2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2" office:value-type="string" calcext:value-type="string">
            <text:p>Fast Clear-Mid</text:p>
          </table:table-cell>
          <table:table-cell table:style-name="ce21" office:value-type="float" office:value="560" calcext:value-type="float">
            <text:p>560</text:p>
          </table:table-cell>
          <table:table-cell table:style-name="ce21" office:value-type="float" office:value="1150" calcext:value-type="float">
            <text:p>1150</text:p>
          </table:table-cell>
          <table:table-cell table:style-name="ce21" office:value-type="float" office:value="4504" calcext:value-type="float">
            <text:p>4504</text:p>
          </table:table-cell>
          <table:table-cell table:style-name="ce21" office:value-type="float" office:value="19571" calcext:value-type="float">
            <text:p>19571</text:p>
          </table:table-cell>
          <table:table-cell table:style-name="ce21" office:value-type="float" office:value="38617" calcext:value-type="float">
            <text:p>38617</text:p>
          </table:table-cell>
          <table:table-cell table:style-name="ce21" office:value-type="float" office:value="80933" calcext:value-type="float">
            <text:p>80933</text:p>
          </table:table-cell>
          <table:table-cell table:style-name="ce21" office:value-type="float" office:value="139039" calcext:value-type="float">
            <text:p>139039</text:p>
          </table:table-cell>
          <table:table-cell table:style-name="ce21" office:value-type="float" office:value="179561" calcext:value-type="float">
            <text:p>179561</text:p>
          </table:table-cell>
          <table:table-cell table:style-name="ce21" office:value-type="float" office:value="245403" calcext:value-type="float">
            <text:p>245403</text:p>
          </table:table-cell>
          <table:table-cell table:style-name="ce21" office:value-type="float" office:value="314326" calcext:value-type="float">
            <text:p>314326</text:p>
          </table:table-cell>
          <table:table-cell table:style-name="ce21" office:value-type="float" office:value="362693" calcext:value-type="float">
            <text:p>362693</text:p>
          </table:table-cell>
          <table:table-cell table:style-name="ce21" office:value-type="float" office:value="505780" calcext:value-type="float">
            <text:p>505780</text:p>
          </table:table-cell>
          <table:table-cell table:style-name="ce21" office:value-type="float" office:value="627535" calcext:value-type="float">
            <text:p>627535</text:p>
          </table:table-cell>
          <table:table-cell table:style-name="ce21" office:value-type="float" office:value="529178" calcext:value-type="float">
            <text:p>529178</text:p>
          </table:table-cell>
          <table:table-cell office:value-type="float" office:value="770913" calcext:value-type="float">
            <text:p>770913</text:p>
          </table:table-cell>
          <table:table-cell office:value-type="float" office:value="665180" calcext:value-type="float">
            <text:p>665180</text:p>
          </table:table-cell>
          <table:table-cell office:value-type="float" office:value="450871" calcext:value-type="float">
            <text:p>450871</text:p>
          </table:table-cell>
          <table:table-cell office:value-type="float" office:value="498351" calcext:value-type="float">
            <text:p>498351</text:p>
          </table:table-cell>
          <table:table-cell/>
        </table:table-row>
        <table:table-row table:style-name="ro1">
          <table:table-cell table:style-name="ce22" office:value-type="string" calcext:value-type="string">
            <text:p>Fast Clear-top</text:p>
          </table:table-cell>
          <table:table-cell table:number-columns-repeated="14" table:style-name="ce2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2" office:value-type="string" calcext:value-type="string">
            <text:p>Busy-Mid</text:p>
          </table:table-cell>
          <table:table-cell table:style-name="ce21" office:value-type="float" office:value="599" calcext:value-type="float">
            <text:p>599</text:p>
          </table:table-cell>
          <table:table-cell table:style-name="ce21" office:value-type="float" office:value="1183" calcext:value-type="float">
            <text:p>1183</text:p>
          </table:table-cell>
          <table:table-cell table:style-name="ce21" office:value-type="float" office:value="4611" calcext:value-type="float">
            <text:p>4611</text:p>
          </table:table-cell>
          <table:table-cell table:style-name="ce21" office:value-type="float" office:value="19948" calcext:value-type="float">
            <text:p>19948</text:p>
          </table:table-cell>
          <table:table-cell table:style-name="ce21" office:value-type="float" office:value="39343" calcext:value-type="float">
            <text:p>39343</text:p>
          </table:table-cell>
          <table:table-cell table:style-name="ce21" office:value-type="float" office:value="82480" calcext:value-type="float">
            <text:p>82480</text:p>
          </table:table-cell>
          <table:table-cell table:style-name="ce21" office:value-type="float" office:value="141566" calcext:value-type="float">
            <text:p>141566</text:p>
          </table:table-cell>
          <table:table-cell table:style-name="ce21" office:value-type="float" office:value="182847" calcext:value-type="float">
            <text:p>182847</text:p>
          </table:table-cell>
          <table:table-cell table:style-name="ce21" office:value-type="float" office:value="249836" calcext:value-type="float">
            <text:p>249836</text:p>
          </table:table-cell>
          <table:table-cell table:style-name="ce21" office:value-type="float" office:value="320015" calcext:value-type="float">
            <text:p>320015</text:p>
          </table:table-cell>
          <table:table-cell table:style-name="ce21" office:value-type="float" office:value="369210" calcext:value-type="float">
            <text:p>369210</text:p>
          </table:table-cell>
          <table:table-cell table:style-name="ce21" office:value-type="float" office:value="514320" calcext:value-type="float">
            <text:p>514320</text:p>
          </table:table-cell>
          <table:table-cell table:style-name="ce21" office:value-type="float" office:value="638693" calcext:value-type="float">
            <text:p>638693</text:p>
          </table:table-cell>
          <table:table-cell table:style-name="ce21" office:value-type="float" office:value="538123" calcext:value-type="float">
            <text:p>538123</text:p>
          </table:table-cell>
          <table:table-cell office:value-type="float" office:value="784653" calcext:value-type="float">
            <text:p>784653</text:p>
          </table:table-cell>
          <table:table-cell office:value-type="float" office:value="676773" calcext:value-type="float">
            <text:p>676773</text:p>
          </table:table-cell>
          <table:table-cell office:value-type="float" office:value="459165" calcext:value-type="float">
            <text:p>459165</text:p>
          </table:table-cell>
          <table:table-cell office:value-type="float" office:value="507222" calcext:value-type="float">
            <text:p>507222</text:p>
          </table:table-cell>
          <table:table-cell/>
        </table:table-row>
        <table:table-row table:style-name="ro1">
          <table:table-cell table:style-name="ce22" office:value-type="string" calcext:value-type="string">
            <text:p>Busy-top</text:p>
          </table:table-cell>
          <table:table-cell table:number-columns-repeated="14" table:style-name="ce2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2" office:value-type="string" calcext:value-type="string">
            <text:p>TI trig-Mid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23" office:value-type="string" calcext:value-type="string">
            <text:p>TI trig-top</text:p>
          </table:table-cell>
          <table:table-cell table:style-name="ce21" table:number-columns-repeated="14"/>
          <table:table-cell table:number-columns-repeated="5"/>
        </table:table-row>
        <table:table-row table:style-name="ro1">
          <table:table-cell table:style-name="ce21" office:value-type="string" calcext:value-type="string">
            <text:p>Rate</text:p>
          </table:table-cell>
          <table:table-cell table:style-name="ce25" table:formula="of:=[.B3]/10/1000" office:value-type="float" office:value="0.0588" calcext:value-type="float">
            <text:p>0.06</text:p>
          </table:table-cell>
          <table:table-cell table:style-name="ce25" table:formula="of:=[.C3]/10/1000" office:value-type="float" office:value="0.1175" calcext:value-type="float">
            <text:p>0.12</text:p>
          </table:table-cell>
          <table:table-cell table:style-name="ce25" table:formula="of:=[.D3]/10/1000" office:value-type="float" office:value="0.4533" calcext:value-type="float">
            <text:p>0.45</text:p>
          </table:table-cell>
          <table:table-cell table:style-name="ce25" table:formula="of:=[.E3]/10/1000" office:value-type="float" office:value="1.9667" calcext:value-type="float">
            <text:p>1.97</text:p>
          </table:table-cell>
          <table:table-cell table:style-name="ce25" table:formula="of:=[.F3]/10/1000" office:value-type="float" office:value="3.8865" calcext:value-type="float">
            <text:p>3.89</text:p>
          </table:table-cell>
          <table:table-cell table:style-name="ce25" table:formula="of:=[.G3]/10/1000" office:value-type="float" office:value="8.199" calcext:value-type="float">
            <text:p>8.20</text:p>
          </table:table-cell>
          <table:table-cell table:style-name="ce25" table:formula="of:=[.H3]/10/1000" office:value-type="float" office:value="14.206" calcext:value-type="float">
            <text:p>14.21</text:p>
          </table:table-cell>
          <table:table-cell table:style-name="ce25" table:formula="of:=[.I3]/10/1000" office:value-type="float" office:value="18.4593" calcext:value-type="float">
            <text:p>18.46</text:p>
          </table:table-cell>
          <table:table-cell table:style-name="ce25" table:formula="of:=[.J3]/10/1000" office:value-type="float" office:value="25.4908" calcext:value-type="float">
            <text:p>25.49</text:p>
          </table:table-cell>
          <table:table-cell table:style-name="ce25" table:formula="of:=[.K3]/10/1000" office:value-type="float" office:value="33.0275" calcext:value-type="float">
            <text:p>33.03</text:p>
          </table:table-cell>
          <table:table-cell table:style-name="ce25" table:formula="of:=[.L3]/10/1000" office:value-type="float" office:value="38.4002" calcext:value-type="float">
            <text:p>38.40</text:p>
          </table:table-cell>
          <table:table-cell table:style-name="ce25" table:formula="of:=[.M3]/10/1000" office:value-type="float" office:value="54.7967" calcext:value-type="float">
            <text:p>54.80</text:p>
          </table:table-cell>
          <table:table-cell table:style-name="ce25" table:formula="of:=[.N3]/10/1000" office:value-type="float" office:value="69.3292" calcext:value-type="float">
            <text:p>69.33</text:p>
          </table:table-cell>
          <table:table-cell table:style-name="ce25" table:formula="of:=[.O3]/10/1000" office:value-type="float" office:value="95.9347" calcext:value-type="float">
            <text:p>95.93</text:p>
          </table:table-cell>
          <table:table-cell table:style-name="ce26" table:formula="of:=[.P3]/10/1000" office:value-type="float" office:value="125.0692" calcext:value-type="float">
            <text:p>125.07</text:p>
          </table:table-cell>
          <table:table-cell table:style-name="ce26" table:formula="of:=[.Q3]/10/1000" office:value-type="float" office:value="141.2327" calcext:value-type="float">
            <text:p>141.23</text:p>
          </table:table-cell>
          <table:table-cell table:style-name="ce26" table:formula="of:=[.R3]/10/1000" office:value-type="float" office:value="172.1786" calcext:value-type="float">
            <text:p>172.18</text:p>
          </table:table-cell>
          <table:table-cell table:style-name="ce26" table:formula="of:=[.S3]/10/1000" office:value-type="float" office:value="212.803" calcext:value-type="float">
            <text:p>212.80</text:p>
          </table:table-cell>
          <table:table-cell/>
        </table:table-row>
        <table:table-row table:style-name="ro1">
          <table:table-cell table:style-name="ce21" office:value-type="string" calcext:value-type="string">
            <text:p>Dead time</text:p>
          </table:table-cell>
          <table:table-cell table:style-name="ce25" table:formula="of:=100*(1-[.B10]/[.B2])" office:value-type="float" office:value="0" calcext:value-type="float">
            <text:p>0.00</text:p>
          </table:table-cell>
          <table:table-cell table:style-name="ce25" table:formula="of:=100*(1-[.C10]/[.C2])" office:value-type="float" office:value="0" calcext:value-type="float">
            <text:p>0.00</text:p>
          </table:table-cell>
          <table:table-cell table:style-name="ce25" table:formula="of:=100*(1-[.D10]/[.D2])" office:value-type="float" office:value="0" calcext:value-type="float">
            <text:p>0.00</text:p>
          </table:table-cell>
          <table:table-cell table:style-name="ce25" table:formula="of:=100*(1-[.E10]/[.E2])" office:value-type="float" office:value="0" calcext:value-type="float">
            <text:p>0.00</text:p>
          </table:table-cell>
          <table:table-cell table:style-name="ce25" table:formula="of:=100*(1-[.F10]/[.F2])" office:value-type="float" office:value="0" calcext:value-type="float">
            <text:p>0.00</text:p>
          </table:table-cell>
          <table:table-cell table:style-name="ce25" table:formula="of:=100*(1-[.G10]/[.G2])" office:value-type="float" office:value="0" calcext:value-type="float">
            <text:p>0.00</text:p>
          </table:table-cell>
          <table:table-cell table:style-name="ce25" table:formula="of:=100*(1-[.H10]/[.H2])" office:value-type="float" office:value="0" calcext:value-type="float">
            <text:p>0.00</text:p>
          </table:table-cell>
          <table:table-cell table:style-name="ce25" table:formula="of:=100*(1-[.I10]/[.I2])" office:value-type="float" office:value="0" calcext:value-type="float">
            <text:p>0.00</text:p>
          </table:table-cell>
          <table:table-cell table:style-name="ce25" table:formula="of:=100*(1-[.J10]/[.J2])" office:value-type="float" office:value="0" calcext:value-type="float">
            <text:p>0.00</text:p>
          </table:table-cell>
          <table:table-cell table:style-name="ce25" table:formula="of:=100*(1-[.K10]/[.K2])" office:value-type="float" office:value="0" calcext:value-type="float">
            <text:p>0.00</text:p>
          </table:table-cell>
          <table:table-cell table:style-name="ce25" table:formula="of:=100*(1-[.L10]/[.L2])" office:value-type="float" office:value="0" calcext:value-type="float">
            <text:p>0.00</text:p>
          </table:table-cell>
          <table:table-cell table:style-name="ce25" table:formula="of:=100*(1-[.M10]/[.M2])" office:value-type="float" office:value="0" calcext:value-type="float">
            <text:p>0.00</text:p>
          </table:table-cell>
          <table:table-cell table:style-name="ce25" table:formula="of:=100*(1-[.N10]/[.N2])" office:value-type="float" office:value="0" calcext:value-type="float">
            <text:p>0.00</text:p>
          </table:table-cell>
          <table:table-cell table:style-name="ce25" table:formula="of:=100*(1-[.O10]/[.O2])" office:value-type="float" office:value="0" calcext:value-type="float">
            <text:p>0.00</text:p>
          </table:table-cell>
          <table:table-cell table:style-name="ce26" table:formula="of:=100*(1-[.P10]/[.P2])" office:value-type="float" office:value="0" calcext:value-type="float">
            <text:p>0.00</text:p>
          </table:table-cell>
          <table:table-cell table:style-name="ce26" table:formula="of:=100*(1-[.Q10]/[.Q2])" office:value-type="float" office:value="0" calcext:value-type="float">
            <text:p>0.00</text:p>
          </table:table-cell>
          <table:table-cell table:style-name="ce26" table:formula="of:=100*(1-[.R10]/[.R2])" office:value-type="float" office:value="0" calcext:value-type="float">
            <text:p>0.00</text:p>
          </table:table-cell>
          <table:table-cell table:style-name="ce26" table:formula="of:=100*(1-[.S10]/[.S2])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13" table:number-columns-repeated="9"/>
          <table:table-cell table:number-columns-repeated="10"/>
        </table:table-row>
        <table:table-row table:style-name="ro3">
          <table:table-cell office:value-type="string" calcext:value-type="string">
            <text:p>FastClear/Local</text:p>
          </table:table-cell>
          <table:table-cell table:style-name="ce26" table:formula="of:=[.B6]/[.B3]" office:value-type="float" office:value="0.952380952380952" calcext:value-type="float">
            <text:p>0.95</text:p>
          </table:table-cell>
          <table:table-cell table:style-name="ce26" table:formula="of:=[.C6]/[.C3]" office:value-type="float" office:value="0.978723404255319" calcext:value-type="float">
            <text:p>0.98</text:p>
          </table:table-cell>
          <table:table-cell table:style-name="ce26" table:formula="of:=[.D6]/[.D3]" office:value-type="float" office:value="0.99360247076991" calcext:value-type="float">
            <text:p>0.99</text:p>
          </table:table-cell>
          <table:table-cell table:style-name="ce26" table:formula="of:=[.E6]/[.E3]" office:value-type="float" office:value="0.995118726801241" calcext:value-type="float">
            <text:p>1.00</text:p>
          </table:table-cell>
          <table:table-cell table:style-name="ce26" table:formula="of:=[.F6]/[.F3]" office:value-type="float" office:value="0.993618937347228" calcext:value-type="float">
            <text:p>0.99</text:p>
          </table:table-cell>
          <table:table-cell table:style-name="ce26" table:formula="of:=[.G6]/[.G3]" office:value-type="float" office:value="0.987108183924869" calcext:value-type="float">
            <text:p>0.99</text:p>
          </table:table-cell>
          <table:table-cell table:style-name="ce26" table:formula="of:=[.H6]/[.H3]" office:value-type="float" office:value="0.978734337603829" calcext:value-type="float">
            <text:p>0.98</text:p>
          </table:table-cell>
          <table:table-cell table:style-name="ce26" table:formula="of:=[.I6]/[.I3]" office:value-type="float" office:value="0.972740028061736" calcext:value-type="float">
            <text:p>0.97</text:p>
          </table:table-cell>
          <table:table-cell table:style-name="ce26" table:formula="of:=[.J6]/[.J3]" office:value-type="float" office:value="0.96271203728404" calcext:value-type="float">
            <text:p>0.96</text:p>
          </table:table-cell>
          <table:table-cell table:style-name="ce26" table:formula="of:=[.K6]/[.K3]" office:value-type="float" office:value="0.951709938687457" calcext:value-type="float">
            <text:p>0.95</text:p>
          </table:table-cell>
          <table:table-cell table:style-name="ce26" table:formula="of:=[.L6]/[.L3]" office:value-type="float" office:value="0.944508101520305" calcext:value-type="float">
            <text:p>0.94</text:p>
          </table:table-cell>
          <table:table-cell table:style-name="ce26" table:formula="of:=[.M6]/[.M3]" office:value-type="float" office:value="0.923011787206164" calcext:value-type="float">
            <text:p>0.92</text:p>
          </table:table-cell>
          <table:table-cell table:style-name="ce26" table:formula="of:=[.N6]/[.N3]" office:value-type="float" office:value="0.905152518707846" calcext:value-type="float">
            <text:p>0.91</text:p>
          </table:table-cell>
          <table:table-cell table:style-name="ce26" table:formula="of:=[.O6]/[.O3]" office:value-type="float" office:value="0.551602287806185" calcext:value-type="float">
            <text:p>0.55</text:p>
          </table:table-cell>
          <table:table-cell table:style-name="ce26" table:formula="of:=[.P6]/[.P3]" office:value-type="float" office:value="0.616389166957173" calcext:value-type="float">
            <text:p>0.62</text:p>
          </table:table-cell>
          <table:table-cell table:style-name="ce26" table:formula="of:=[.Q6]/[.Q3]" office:value-type="float" office:value="0.470981578628745" calcext:value-type="float">
            <text:p>0.47</text:p>
          </table:table-cell>
          <table:table-cell table:style-name="ce26" table:formula="of:=[.R6]/[.R3]" office:value-type="float" office:value="0.261862391725801" calcext:value-type="float">
            <text:p>0.26</text:p>
          </table:table-cell>
          <table:table-cell table:style-name="ce26" table:formula="of:=[.S6]/[.S3]" office:value-type="float" office:value="0.234184198531036" calcext:value-type="float">
            <text:p>0.23</text:p>
          </table:table-cell>
          <table:table-cell/>
        </table:table-row>
        <table:table-row table:style-name="ro1" table:number-rows-repeated="3">
          <table:table-cell table:number-columns-repeated="20"/>
        </table:table-row>
        <table:table-row table:style-name="ro3">
          <table:table-cell table:style-name="ce24" office:value-type="string" calcext:value-type="string">
            <text:p>Local trig(KHz)</text:p>
          </table:table-cell>
          <table:table-cell table:style-name="ce24" office:value-type="string" calcext:value-type="string">
            <text:p>#total</text:p>
          </table:table-cell>
          <table:table-cell table:style-name="ce24" office:value-type="string" calcext:value-type="string">
            <text:p>#bad</text:p>
          </table:table-cell>
          <table:table-cell table:style-name="ce24"/>
          <table:table-cell table:number-columns-repeated="16"/>
        </table:table-row>
        <table:table-row table:style-name="ro1"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230900" calcext:value-type="float">
            <text:p>230900</text:p>
          </table:table-cell>
          <table:table-cell table:style-name="ce24" office:value-type="float" office:value="83740" calcext:value-type="float">
            <text:p>83740</text:p>
          </table:table-cell>
          <table:table-cell table:style-name="ce24" table:formula="of:=[.C20]/[.B20]" office:value-type="float" office:value="0.362667821567778" calcext:value-type="float">
            <text:p>0.3626678216</text:p>
          </table:table-cell>
          <table:table-cell table:number-columns-repeated="16"/>
        </table:table-row>
        <table:table-row table:style-name="ro1"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548" calcext:value-type="float">
            <text:p>1548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table:formula="of:=[.C21]/[.B21]" office:value-type="float" office:value="0.128552971576227" calcext:value-type="float">
            <text:p>0.1285529716</text:p>
          </table:table-cell>
          <table:table-cell table:number-columns-repeated="16"/>
        </table:table-row>
        <table:table-row table:style-name="ro1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386" calcext:value-type="float">
            <text:p>2386</text:p>
          </table:table-cell>
          <table:table-cell table:style-name="ce24" office:value-type="float" office:value="64" calcext:value-type="float">
            <text:p>64</text:p>
          </table:table-cell>
          <table:table-cell table:style-name="ce24" table:formula="of:=[.C22]/[.B22]" office:value-type="float" office:value="0.0268231349538977" calcext:value-type="float">
            <text:p>0.026823135</text:p>
          </table:table-cell>
          <table:table-cell table:number-columns-repeated="16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43" calcext:value-type="float">
            <text:p>1143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formula="of:=[.C23]/[.B23]" office:value-type="float" office:value="0.0078740157480315" calcext:value-type="float">
            <text:p>0.0078740157</text:p>
          </table:table-cell>
          <table:table-cell table:number-columns-repeated="16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float" office:value="1911" calcext:value-type="float">
            <text:p>1911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formula="of:=[.C24]/[.B24]" office:value-type="float" office:value="0.00418628990057562" calcext:value-type="float">
            <text:p>0.0041862899</text:p>
          </table:table-cell>
          <table:table-cell table:number-columns-repeated="16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float" office:value="1211" calcext:value-type="float">
            <text:p>121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C25]/[.B25]" office:value-type="float" office:value="0.000825763831544178" calcext:value-type="float">
            <text:p>0.0008257638</text:p>
          </table:table-cell>
          <table:table-cell table:number-columns-repeated="16"/>
        </table:table-row>
        <table:table-row table:style-name="ro1" table:number-rows-repeated="2">
          <table:table-cell table:style-name="ce24" table:number-columns-repeated="4"/>
          <table:table-cell table:number-columns-repeated="16"/>
        </table:table-row>
        <table:table-row table:style-name="ro1" table:number-rows-repeated="104854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7" table:style-name="ta1">
        <table:shapes>
          <draw:frame draw:z-index="0" draw:style-name="gr1" draw:text-style-name="P1" svg:width="6.2988in" svg:height="3.5429in" svg:x="0.5445in" svg:y="5.5516in">
            <draw:object draw:notify-on-update-of-ranges="Sheet7.B14:Sheet7.L14 Sheet7.B15:Sheet7.L15 Sheet7.B29:Sheet7.L29 Sheet7.B30:Sheet7.L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7" table:default-cell-style-name="Default"/>
        <table:table-column table:style-name="co14" table:number-columns-repeated="10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Busy after local (us)</text:p>
          </table:table-cell>
          <table:table-cell table:style-name="ce8" office:value-type="float" office:value="1.6" calcext:value-type="float">
            <text:p>1.6</text:p>
          </table:table-cell>
          <table:table-cell table:style-name="ce8" table:number-columns-repeated="10"/>
        </table:table-row>
        <table:table-row table:style-name="ro1">
          <table:table-cell table:style-name="ce2" office:value-type="string" calcext:value-type="string">
            <text:p>Readout trigger</text:p>
          </table:table-cell>
          <table:table-cell table:style-name="ce8" office:value-type="float" office:value="4458" calcext:value-type="float">
            <text:p>4458</text:p>
          </table:table-cell>
          <table:table-cell table:style-name="ce8" office:value-type="float" office:value="9528" calcext:value-type="float">
            <text:p>9528</text:p>
          </table:table-cell>
          <table:table-cell table:style-name="ce8" office:value-type="float" office:value="16517" calcext:value-type="float">
            <text:p>16517</text:p>
          </table:table-cell>
          <table:table-cell table:style-name="ce8" office:value-type="float" office:value="26720" calcext:value-type="float">
            <text:p>26720</text:p>
          </table:table-cell>
          <table:table-cell table:style-name="ce8" office:value-type="float" office:value="34431" calcext:value-type="float">
            <text:p>34431</text:p>
          </table:table-cell>
          <table:table-cell table:style-name="ce8" office:value-type="float" office:value="51228" calcext:value-type="float">
            <text:p>51228</text:p>
          </table:table-cell>
          <table:table-cell table:style-name="ce8" office:value-type="float" office:value="80587" calcext:value-type="float">
            <text:p>80587</text:p>
          </table:table-cell>
          <table:table-cell table:style-name="ce8" office:value-type="float" office:value="104612" calcext:value-type="float">
            <text:p>104612</text:p>
          </table:table-cell>
          <table:table-cell table:style-name="ce8" office:value-type="float" office:value="121772" calcext:value-type="float">
            <text:p>121772</text:p>
          </table:table-cell>
          <table:table-cell table:style-name="ce8" office:value-type="float" office:value="162030" calcext:value-type="float">
            <text:p>162030</text:p>
          </table:table-cell>
          <table:table-cell table:style-name="ce8" office:value-type="float" office:value="194450" calcext:value-type="float">
            <text:p>194450</text:p>
          </table:table-cell>
        </table:table-row>
        <table:table-row table:style-name="ro1">
          <table:table-cell table:style-name="ce2" office:value-type="string" calcext:value-type="string">
            <text:p>Local trigger</text:p>
          </table:table-cell>
          <table:table-cell table:style-name="ce8" office:value-type="float" office:value="4459" calcext:value-type="float">
            <text:p>4459</text:p>
          </table:table-cell>
          <table:table-cell table:style-name="ce8" office:value-type="float" office:value="9537" calcext:value-type="float">
            <text:p>9537</text:p>
          </table:table-cell>
          <table:table-cell table:style-name="ce8" office:value-type="float" office:value="16524" calcext:value-type="float">
            <text:p>16524</text:p>
          </table:table-cell>
          <table:table-cell table:style-name="ce8" office:value-type="float" office:value="26776" calcext:value-type="float">
            <text:p>26776</text:p>
          </table:table-cell>
          <table:table-cell table:style-name="ce8" office:value-type="float" office:value="34520" calcext:value-type="float">
            <text:p>34520</text:p>
          </table:table-cell>
          <table:table-cell table:style-name="ce8" office:value-type="float" office:value="51404" calcext:value-type="float">
            <text:p>51404</text:p>
          </table:table-cell>
          <table:table-cell table:style-name="ce8" office:value-type="float" office:value="81003" calcext:value-type="float">
            <text:p>81003</text:p>
          </table:table-cell>
          <table:table-cell table:style-name="ce8" office:value-type="float" office:value="105352" calcext:value-type="float">
            <text:p>105352</text:p>
          </table:table-cell>
          <table:table-cell table:style-name="ce8" office:value-type="float" office:value="122756" calcext:value-type="float">
            <text:p>122756</text:p>
          </table:table-cell>
          <table:table-cell table:style-name="ce8" office:value-type="float" office:value="163889" calcext:value-type="float">
            <text:p>163889</text:p>
          </table:table-cell>
          <table:table-cell table:style-name="ce8" office:value-type="float" office:value="197063" calcext:value-type="float">
            <text:p>197063</text:p>
          </table:table-cell>
        </table:table-row>
        <table:table-row table:style-name="ro1">
          <table:table-cell table:style-name="ce2" office:value-type="string" calcext:value-type="string">
            <text:p>Gate -Mid</text:p>
          </table:table-cell>
          <table:table-cell table:style-name="ce8" office:value-type="float" office:value="4434" calcext:value-type="float">
            <text:p>4434</text:p>
          </table:table-cell>
          <table:table-cell table:style-name="ce8" office:value-type="float" office:value="9442" calcext:value-type="float">
            <text:p>9442</text:p>
          </table:table-cell>
          <table:table-cell table:style-name="ce8" office:value-type="float" office:value="16291" calcext:value-type="float">
            <text:p>16291</text:p>
          </table:table-cell>
          <table:table-cell table:style-name="ce8" office:value-type="float" office:value="26117" calcext:value-type="float">
            <text:p>26117</text:p>
          </table:table-cell>
          <table:table-cell table:style-name="ce8" office:value-type="float" office:value="33488" calcext:value-type="float">
            <text:p>33488</text:p>
          </table:table-cell>
          <table:table-cell table:style-name="ce8" office:value-type="float" office:value="48619" calcext:value-type="float">
            <text:p>48619</text:p>
          </table:table-cell>
          <table:table-cell table:style-name="ce8" office:value-type="float" office:value="71748" calcext:value-type="float">
            <text:p>71748</text:p>
          </table:table-cell>
          <table:table-cell table:style-name="ce8" office:value-type="float" office:value="87427" calcext:value-type="float">
            <text:p>87427</text:p>
          </table:table-cell>
          <table:table-cell table:style-name="ce8" office:value-type="float" office:value="97131" calcext:value-type="float">
            <text:p>97131</text:p>
          </table:table-cell>
          <table:table-cell table:style-name="ce8" office:value-type="float" office:value="112262" calcext:value-type="float">
            <text:p>112262</text:p>
          </table:table-cell>
          <table:table-cell table:style-name="ce8" office:value-type="float" office:value="119498" calcext:value-type="float">
            <text:p>119498</text:p>
          </table:table-cell>
        </table:table-row>
        <table:table-row table:style-name="ro1">
          <table:table-cell table:style-name="ce2" office:value-type="string" calcext:value-type="string">
            <text:p>Gate -top</text:p>
          </table:table-cell>
          <table:table-cell table:number-columns-repeated="11"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ast Clear-Mid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585" calcext:value-type="float">
            <text:p>585</text:p>
          </table:table-cell>
          <table:table-cell table:style-name="ce8" office:value-type="float" office:value="1711" calcext:value-type="float">
            <text:p>1711</text:p>
          </table:table-cell>
          <table:table-cell table:style-name="ce8" office:value-type="float" office:value="4378" calcext:value-type="float">
            <text:p>4378</text:p>
          </table:table-cell>
          <table:table-cell table:style-name="ce8" office:value-type="float" office:value="6738" calcext:value-type="float">
            <text:p>6738</text:p>
          </table:table-cell>
          <table:table-cell table:style-name="ce8" office:value-type="float" office:value="13848" calcext:value-type="float">
            <text:p>13848</text:p>
          </table:table-cell>
          <table:table-cell table:style-name="ce8" office:value-type="float" office:value="29642" calcext:value-type="float">
            <text:p>29642</text:p>
          </table:table-cell>
          <table:table-cell table:style-name="ce8" office:value-type="float" office:value="43507" calcext:value-type="float">
            <text:p>43507</text:p>
          </table:table-cell>
          <table:table-cell table:style-name="ce8" office:value-type="float" office:value="53619" calcext:value-type="float">
            <text:p>53619</text:p>
          </table:table-cell>
          <table:table-cell table:style-name="ce8" office:value-type="float" office:value="73841" calcext:value-type="float">
            <text:p>73841</text:p>
          </table:table-cell>
          <table:table-cell table:style-name="ce8" office:value-type="float" office:value="86486" calcext:value-type="float">
            <text:p>86486</text:p>
          </table:table-cell>
        </table:table-row>
        <table:table-row table:style-name="ro1">
          <table:table-cell table:style-name="ce2" office:value-type="string" calcext:value-type="string">
            <text:p>Fast Clear-top</text:p>
          </table:table-cell>
          <table:table-cell table:number-columns-repeated="11"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usy-Mid</text:p>
          </table:table-cell>
          <table:table-cell table:style-name="ce8" office:value-type="float" office:value="4556" calcext:value-type="float">
            <text:p>4556</text:p>
          </table:table-cell>
          <table:table-cell table:style-name="ce8" office:value-type="float" office:value="9712" calcext:value-type="float">
            <text:p>9712</text:p>
          </table:table-cell>
          <table:table-cell table:style-name="ce8" office:value-type="float" office:value="16744" calcext:value-type="float">
            <text:p>16744</text:p>
          </table:table-cell>
          <table:table-cell table:style-name="ce8" office:value-type="float" office:value="26851" calcext:value-type="float">
            <text:p>26851</text:p>
          </table:table-cell>
          <table:table-cell table:style-name="ce8" office:value-type="float" office:value="34383" calcext:value-type="float">
            <text:p>34383</text:p>
          </table:table-cell>
          <table:table-cell table:style-name="ce8" office:value-type="float" office:value="52946" calcext:value-type="float">
            <text:p>52946</text:p>
          </table:table-cell>
          <table:table-cell table:style-name="ce8" office:value-type="float" office:value="81558" calcext:value-type="float">
            <text:p>81558</text:p>
          </table:table-cell>
          <table:table-cell table:style-name="ce8" office:value-type="float" office:value="99084" calcext:value-type="float">
            <text:p>99084</text:p>
          </table:table-cell>
          <table:table-cell table:style-name="ce8" office:value-type="float" office:value="109258" calcext:value-type="float">
            <text:p>109258</text:p>
          </table:table-cell>
          <table:table-cell table:style-name="ce8" office:value-type="float" office:value="123797" calcext:value-type="float">
            <text:p>123797</text:p>
          </table:table-cell>
          <table:table-cell table:style-name="ce8" office:value-type="float" office:value="129701" calcext:value-type="float">
            <text:p>129701</text:p>
          </table:table-cell>
        </table:table-row>
        <table:table-row table:style-name="ro1">
          <table:table-cell table:style-name="ce2" office:value-type="string" calcext:value-type="string">
            <text:p>Busy-top</text:p>
          </table:table-cell>
          <table:table-cell table:number-columns-repeated="11"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I busy-mid</text:p>
          </table:table-cell>
          <table:table-cell table:style-name="ce8" office:value-type="float" office:value="4457" calcext:value-type="float">
            <text:p>4457</text:p>
          </table:table-cell>
          <table:table-cell table:style-name="ce8" office:value-type="float" office:value="9493" calcext:value-type="float">
            <text:p>9493</text:p>
          </table:table-cell>
          <table:table-cell table:style-name="ce8" office:value-type="float" office:value="16374" calcext:value-type="float">
            <text:p>16374</text:p>
          </table:table-cell>
          <table:table-cell table:style-name="ce8" office:value-type="float" office:value="26223" calcext:value-type="float">
            <text:p>26223</text:p>
          </table:table-cell>
          <table:table-cell table:style-name="ce8" office:value-type="float" office:value="33537" calcext:value-type="float">
            <text:p>33537</text:p>
          </table:table-cell>
          <table:table-cell table:style-name="ce8" office:value-type="float" office:value="48619" calcext:value-type="float">
            <text:p>48619</text:p>
          </table:table-cell>
          <table:table-cell table:style-name="ce8" office:value-type="float" office:value="71747" calcext:value-type="float">
            <text:p>71747</text:p>
          </table:table-cell>
          <table:table-cell table:style-name="ce8" office:value-type="float" office:value="87428" calcext:value-type="float">
            <text:p>87428</text:p>
          </table:table-cell>
          <table:table-cell table:style-name="ce8" office:value-type="float" office:value="97132" calcext:value-type="float">
            <text:p>97132</text:p>
          </table:table-cell>
          <table:table-cell table:style-name="ce8" office:value-type="float" office:value="112260" calcext:value-type="float">
            <text:p>112260</text:p>
          </table:table-cell>
          <table:table-cell table:style-name="ce8" office:value-type="float" office:value="119497" calcext:value-type="float">
            <text:p>119497</text:p>
          </table:table-cell>
        </table:table-row>
        <table:table-row table:style-name="ro1">
          <table:table-cell table:style-name="ce27" office:value-type="string" calcext:value-type="string">
            <text:p>TI trig-Mid</text:p>
          </table:table-cell>
          <table:table-cell table:style-name="ce8" office:value-type="float" office:value="4457" calcext:value-type="float">
            <text:p>4457</text:p>
          </table:table-cell>
          <table:table-cell table:style-name="ce8" office:value-type="float" office:value="9493" calcext:value-type="float">
            <text:p>9493</text:p>
          </table:table-cell>
          <table:table-cell table:style-name="ce8" office:value-type="float" office:value="16374" calcext:value-type="float">
            <text:p>16374</text:p>
          </table:table-cell>
          <table:table-cell table:style-name="ce8" office:value-type="float" office:value="26223" calcext:value-type="float">
            <text:p>26223</text:p>
          </table:table-cell>
          <table:table-cell table:style-name="ce8" office:value-type="float" office:value="33537" calcext:value-type="float">
            <text:p>33537</text:p>
          </table:table-cell>
          <table:table-cell table:style-name="ce8" office:value-type="float" office:value="48619" calcext:value-type="float">
            <text:p>48619</text:p>
          </table:table-cell>
          <table:table-cell table:style-name="ce8" office:value-type="float" office:value="71747" calcext:value-type="float">
            <text:p>71747</text:p>
          </table:table-cell>
          <table:table-cell table:style-name="ce8" office:value-type="float" office:value="87428" calcext:value-type="float">
            <text:p>87428</text:p>
          </table:table-cell>
          <table:table-cell table:style-name="ce8" office:value-type="float" office:value="97132" calcext:value-type="float">
            <text:p>97132</text:p>
          </table:table-cell>
          <table:table-cell table:style-name="ce8" office:value-type="float" office:value="112260" calcext:value-type="float">
            <text:p>112260</text:p>
          </table:table-cell>
          <table:table-cell table:style-name="ce8" office:value-type="float" office:value="119497" calcext:value-type="float">
            <text:p>119497</text:p>
          </table:table-cell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number-columns-repeated="11"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2"/>
          <table:table-cell table:style-name="ce8" table:number-columns-repeated="11"/>
        </table:table-row>
        <table:table-row table:style-name="ro1">
          <table:table-cell table:style-name="ce1" office:value-type="string" calcext:value-type="string">
            <text:p>Data rate</text:p>
          </table:table-cell>
          <table:table-cell table:style-name="ce9" table:formula="of:=[.B3]/[.B12]/1000" office:value-type="float" office:value="0.4459" calcext:value-type="float">
            <text:p>0.446</text:p>
          </table:table-cell>
          <table:table-cell table:style-name="ce9" table:formula="of:=[.C3]/[.C12]/1000" office:value-type="float" office:value="0.9537" calcext:value-type="float">
            <text:p>0.954</text:p>
          </table:table-cell>
          <table:table-cell table:style-name="ce9" table:formula="of:=[.D3]/[.D12]/1000" office:value-type="float" office:value="1.6524" calcext:value-type="float">
            <text:p>1.652</text:p>
          </table:table-cell>
          <table:table-cell table:style-name="ce9" table:formula="of:=[.E3]/[.E12]/1000" office:value-type="float" office:value="2.6776" calcext:value-type="float">
            <text:p>2.678</text:p>
          </table:table-cell>
          <table:table-cell table:style-name="ce9" table:formula="of:=[.F3]/[.F12]/1000" office:value-type="float" office:value="3.452" calcext:value-type="float">
            <text:p>3.452</text:p>
          </table:table-cell>
          <table:table-cell table:style-name="ce9" table:formula="of:=[.G3]/[.G12]/1000" office:value-type="float" office:value="5.1404" calcext:value-type="float">
            <text:p>5.140</text:p>
          </table:table-cell>
          <table:table-cell table:style-name="ce9" table:formula="of:=[.H3]/[.H12]/1000" office:value-type="float" office:value="8.1003" calcext:value-type="float">
            <text:p>8.100</text:p>
          </table:table-cell>
          <table:table-cell table:style-name="ce9" table:formula="of:=[.I3]/[.I12]/1000" office:value-type="float" office:value="10.5352" calcext:value-type="float">
            <text:p>10.535</text:p>
          </table:table-cell>
          <table:table-cell table:style-name="ce9" table:formula="of:=[.J3]/[.J12]/1000" office:value-type="float" office:value="12.2756" calcext:value-type="float">
            <text:p>12.276</text:p>
          </table:table-cell>
          <table:table-cell table:style-name="ce9" table:formula="of:=[.K3]/[.K12]/1000" office:value-type="float" office:value="16.3889" calcext:value-type="float">
            <text:p>16.389</text:p>
          </table:table-cell>
          <table:table-cell table:style-name="ce9" table:formula="of:=[.L3]/[.L12]/1000" office:value-type="float" office:value="19.7063" calcext:value-type="float">
            <text:p>19.706</text:p>
          </table:table-cell>
        </table:table-row>
        <table:table-row table:style-name="ro1">
          <table:table-cell table:style-name="ce1" office:value-type="string" calcext:value-type="string">
            <text:p>Dead time</text:p>
          </table:table-cell>
          <table:table-cell table:style-name="ce7" table:formula="of:=(1-[.B10]/[.B3])*100" office:value-type="float" office:value="0.0448531060775914" calcext:value-type="float">
            <text:p>0.04</text:p>
          </table:table-cell>
          <table:table-cell table:style-name="ce7" table:formula="of:=(1-[.C10]/[.C3])*100" office:value-type="float" office:value="0.461361014994233" calcext:value-type="float">
            <text:p>0.46</text:p>
          </table:table-cell>
          <table:table-cell table:style-name="ce7" table:formula="of:=(1-[.D10]/[.D3])*100" office:value-type="float" office:value="0.907770515613648" calcext:value-type="float">
            <text:p>0.91</text:p>
          </table:table-cell>
          <table:table-cell table:style-name="ce7" table:formula="of:=(1-[.E10]/[.E3])*100" office:value-type="float" office:value="2.06528234239618" calcext:value-type="float">
            <text:p>2.07</text:p>
          </table:table-cell>
          <table:table-cell table:style-name="ce7" table:formula="of:=(1-[.F10]/[.F3])*100" office:value-type="float" office:value="2.8476245654693" calcext:value-type="float">
            <text:p>2.85</text:p>
          </table:table-cell>
          <table:table-cell table:style-name="ce7" table:formula="of:=(1-[.G10]/[.G3])*100" office:value-type="float" office:value="5.41786631390553" calcext:value-type="float">
            <text:p>5.42</text:p>
          </table:table-cell>
          <table:table-cell table:style-name="ce7" table:formula="of:=(1-[.H10]/[.H3])*100" office:value-type="float" office:value="11.4267372813353" calcext:value-type="float">
            <text:p>11.43</text:p>
          </table:table-cell>
          <table:table-cell table:style-name="ce7" table:formula="of:=(1-[.I10]/[.I3])*100" office:value-type="float" office:value="17.0134406560863" calcext:value-type="float">
            <text:p>17.01</text:p>
          </table:table-cell>
          <table:table-cell table:style-name="ce7" table:formula="of:=(1-[.J10]/[.J3])*100" office:value-type="float" office:value="20.8739287692659" calcext:value-type="float">
            <text:p>20.87</text:p>
          </table:table-cell>
          <table:table-cell table:style-name="ce7" table:formula="of:=(1-[.K10]/[.K3])*100" office:value-type="float" office:value="31.5024193203937" calcext:value-type="float">
            <text:p>31.50</text:p>
          </table:table-cell>
          <table:table-cell table:style-name="ce7" table:formula="of:=(1-[.L10]/[.L3])*100" office:value-type="float" office:value="39.3610165277094" calcext:value-type="float">
            <text:p>39.3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Readout trigger</text:p>
          </table:table-cell>
          <table:table-cell table:style-name="ce28" office:value-type="float" office:value="3944" calcext:value-type="float">
            <text:p>3944</text:p>
          </table:table-cell>
          <table:table-cell table:style-name="ce28" office:value-type="float" office:value="10255" calcext:value-type="float">
            <text:p>10255</text:p>
          </table:table-cell>
          <table:table-cell table:style-name="ce28" office:value-type="float" office:value="15481" calcext:value-type="float">
            <text:p>15481</text:p>
          </table:table-cell>
          <table:table-cell table:style-name="ce28" office:value-type="float" office:value="22096" calcext:value-type="float">
            <text:p>22096</text:p>
          </table:table-cell>
          <table:table-cell table:style-name="ce28" office:value-type="float" office:value="31635" calcext:value-type="float">
            <text:p>31635</text:p>
          </table:table-cell>
          <table:table-cell table:style-name="ce28" office:value-type="float" office:value="49563" calcext:value-type="float">
            <text:p>49563</text:p>
          </table:table-cell>
          <table:table-cell table:style-name="ce28" office:value-type="float" office:value="82917" calcext:value-type="float">
            <text:p>82917</text:p>
          </table:table-cell>
          <table:table-cell table:style-name="ce28" office:value-type="float" office:value="110759" calcext:value-type="float">
            <text:p>110759</text:p>
          </table:table-cell>
          <table:table-cell table:style-name="ce28" office:value-type="float" office:value="130063" calcext:value-type="float">
            <text:p>130063</text:p>
          </table:table-cell>
          <table:table-cell table:style-name="ce28" office:value-type="float" office:value="153671" calcext:value-type="float">
            <text:p>153671</text:p>
          </table:table-cell>
          <table:table-cell table:style-name="ce28" office:value-type="float" office:value="190324" calcext:value-type="float">
            <text:p>190324</text:p>
          </table:table-cell>
        </table:table-row>
        <table:table-row table:style-name="ro1">
          <table:table-cell table:style-name="ce2" office:value-type="string" calcext:value-type="string">
            <text:p>Local trigger</text:p>
          </table:table-cell>
          <table:table-cell table:style-name="ce28" office:value-type="float" office:value="3944" calcext:value-type="float">
            <text:p>3944</text:p>
          </table:table-cell>
          <table:table-cell table:style-name="ce28" office:value-type="float" office:value="10263" calcext:value-type="float">
            <text:p>10263</text:p>
          </table:table-cell>
          <table:table-cell table:style-name="ce28" office:value-type="float" office:value="15503" calcext:value-type="float">
            <text:p>15503</text:p>
          </table:table-cell>
          <table:table-cell table:style-name="ce28" office:value-type="float" office:value="22117" calcext:value-type="float">
            <text:p>22117</text:p>
          </table:table-cell>
          <table:table-cell table:style-name="ce28" office:value-type="float" office:value="31707" calcext:value-type="float">
            <text:p>31707</text:p>
          </table:table-cell>
          <table:table-cell table:style-name="ce28" office:value-type="float" office:value="49724" calcext:value-type="float">
            <text:p>49724</text:p>
          </table:table-cell>
          <table:table-cell table:style-name="ce28" office:value-type="float" office:value="83381" calcext:value-type="float">
            <text:p>83381</text:p>
          </table:table-cell>
          <table:table-cell table:style-name="ce28" office:value-type="float" office:value="111671" calcext:value-type="float">
            <text:p>111671</text:p>
          </table:table-cell>
          <table:table-cell table:style-name="ce28" office:value-type="float" office:value="131232" calcext:value-type="float">
            <text:p>131232</text:p>
          </table:table-cell>
          <table:table-cell table:style-name="ce28" office:value-type="float" office:value="155391" calcext:value-type="float">
            <text:p>155391</text:p>
          </table:table-cell>
          <table:table-cell table:style-name="ce28" office:value-type="float" office:value="192843" calcext:value-type="float">
            <text:p>192843</text:p>
          </table:table-cell>
        </table:table-row>
        <table:table-row table:style-name="ro1">
          <table:table-cell table:style-name="ce2" office:value-type="string" calcext:value-type="string">
            <text:p>Gate -Mid</text:p>
          </table:table-cell>
          <table:table-cell table:style-name="ce28" office:value-type="float" office:value="3930" calcext:value-type="float">
            <text:p>3930</text:p>
          </table:table-cell>
          <table:table-cell table:style-name="ce28" office:value-type="float" office:value="10108" calcext:value-type="float">
            <text:p>10108</text:p>
          </table:table-cell>
          <table:table-cell table:style-name="ce28" office:value-type="float" office:value="12678" calcext:value-type="float">
            <text:p>12678</text:p>
          </table:table-cell>
          <table:table-cell table:style-name="ce28" office:value-type="float" office:value="14632" calcext:value-type="float">
            <text:p>14632</text:p>
          </table:table-cell>
          <table:table-cell table:style-name="ce28" office:value-type="float" office:value="14641" calcext:value-type="float">
            <text:p>14641</text:p>
          </table:table-cell>
          <table:table-cell table:style-name="ce28" office:value-type="float" office:value="14458" calcext:value-type="float">
            <text:p>14458</text:p>
          </table:table-cell>
          <table:table-cell table:style-name="ce28" office:value-type="float" office:value="14745" calcext:value-type="float">
            <text:p>14745</text:p>
          </table:table-cell>
          <table:table-cell table:style-name="ce28" office:value-type="float" office:value="14631" calcext:value-type="float">
            <text:p>14631</text:p>
          </table:table-cell>
          <table:table-cell table:style-name="ce28" office:value-type="float" office:value="14572" calcext:value-type="float">
            <text:p>14572</text:p>
          </table:table-cell>
          <table:table-cell table:style-name="ce28" office:value-type="float" office:value="14633" calcext:value-type="float">
            <text:p>14633</text:p>
          </table:table-cell>
          <table:table-cell table:style-name="ce28" office:value-type="float" office:value="12929" calcext:value-type="float">
            <text:p>12929</text:p>
          </table:table-cell>
        </table:table-row>
        <table:table-row table:style-name="ro1">
          <table:table-cell table:style-name="ce2" office:value-type="string" calcext:value-type="string">
            <text:p>Gate -top</text:p>
          </table:table-cell>
          <table:table-cell table:number-columns-repeated="11" table:style-name="ce2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ast Clear-Mid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563" calcext:value-type="float">
            <text:p>1563</text:p>
          </table:table-cell>
          <table:table-cell table:style-name="ce28" office:value-type="float" office:value="2885" calcext:value-type="float">
            <text:p>2885</text:p>
          </table:table-cell>
          <table:table-cell table:style-name="ce28" office:value-type="float" office:value="4452" calcext:value-type="float">
            <text:p>4452</text:p>
          </table:table-cell>
          <table:table-cell table:style-name="ce28" office:value-type="float" office:value="5930" calcext:value-type="float">
            <text:p>5930</text:p>
          </table:table-cell>
          <table:table-cell table:style-name="ce28" office:value-type="float" office:value="8015" calcext:value-type="float">
            <text:p>8015</text:p>
          </table:table-cell>
          <table:table-cell table:style-name="ce28" office:value-type="float" office:value="11081" calcext:value-type="float">
            <text:p>11081</text:p>
          </table:table-cell>
          <table:table-cell table:style-name="ce28" office:value-type="float" office:value="12679" calcext:value-type="float">
            <text:p>12679</text:p>
          </table:table-cell>
          <table:table-cell table:style-name="ce28" office:value-type="float" office:value="13244" calcext:value-type="float">
            <text:p>13244</text:p>
          </table:table-cell>
          <table:table-cell table:style-name="ce28" office:value-type="float" office:value="13854" calcext:value-type="float">
            <text:p>13854</text:p>
          </table:table-cell>
          <table:table-cell table:style-name="ce28" office:value-type="float" office:value="12585" calcext:value-type="float">
            <text:p>12585</text:p>
          </table:table-cell>
        </table:table-row>
        <table:table-row table:style-name="ro1">
          <table:table-cell table:style-name="ce2" office:value-type="string" calcext:value-type="string">
            <text:p>Fast Clear-top</text:p>
          </table:table-cell>
          <table:table-cell table:number-columns-repeated="11" table:style-name="ce2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usy-Mid</text:p>
          </table:table-cell>
          <table:table-cell table:style-name="ce28" office:value-type="float" office:value="4034" calcext:value-type="float">
            <text:p>4034</text:p>
          </table:table-cell>
          <table:table-cell table:style-name="ce28" office:value-type="float" office:value="11247" calcext:value-type="float">
            <text:p>11247</text:p>
          </table:table-cell>
          <table:table-cell table:style-name="ce28" office:value-type="float" office:value="14495" calcext:value-type="float">
            <text:p>14495</text:p>
          </table:table-cell>
          <table:table-cell table:style-name="ce28" office:value-type="float" office:value="16506" calcext:value-type="float">
            <text:p>16506</text:p>
          </table:table-cell>
          <table:table-cell table:style-name="ce28" office:value-type="float" office:value="16355" calcext:value-type="float">
            <text:p>16355</text:p>
          </table:table-cell>
          <table:table-cell table:style-name="ce28" office:value-type="float" office:value="15596" calcext:value-type="float">
            <text:p>15596</text:p>
          </table:table-cell>
          <table:table-cell table:style-name="ce28" office:value-type="float" office:value="15298" calcext:value-type="float">
            <text:p>15298</text:p>
          </table:table-cell>
          <table:table-cell table:style-name="ce28" office:value-type="float" office:value="14927" calcext:value-type="float">
            <text:p>14927</text:p>
          </table:table-cell>
          <table:table-cell table:style-name="ce28" office:value-type="float" office:value="14792" calcext:value-type="float">
            <text:p>14792</text:p>
          </table:table-cell>
          <table:table-cell table:style-name="ce28" office:value-type="float" office:value="14774" calcext:value-type="float">
            <text:p>14774</text:p>
          </table:table-cell>
          <table:table-cell table:style-name="ce28" office:value-type="float" office:value="12974" calcext:value-type="float">
            <text:p>12974</text:p>
          </table:table-cell>
        </table:table-row>
        <table:table-row table:style-name="ro1">
          <table:table-cell table:style-name="ce2" office:value-type="string" calcext:value-type="string">
            <text:p>Busy-top</text:p>
          </table:table-cell>
          <table:table-cell table:number-columns-repeated="11" table:style-name="ce28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I busy-mid</text:p>
          </table:table-cell>
          <table:table-cell table:style-name="ce28" office:value-type="float" office:value="3935" calcext:value-type="float">
            <text:p>3935</text:p>
          </table:table-cell>
          <table:table-cell table:style-name="ce28" office:value-type="float" office:value="10111" calcext:value-type="float">
            <text:p>10111</text:p>
          </table:table-cell>
          <table:table-cell table:style-name="ce28" office:value-type="float" office:value="12678" calcext:value-type="float">
            <text:p>12678</text:p>
          </table:table-cell>
          <table:table-cell table:style-name="ce28" office:value-type="float" office:value="14632" calcext:value-type="float">
            <text:p>14632</text:p>
          </table:table-cell>
          <table:table-cell table:style-name="ce28" office:value-type="float" office:value="14638" calcext:value-type="float">
            <text:p>14638</text:p>
          </table:table-cell>
          <table:table-cell table:style-name="ce28" office:value-type="float" office:value="14460" calcext:value-type="float">
            <text:p>14460</text:p>
          </table:table-cell>
          <table:table-cell table:style-name="ce28" office:value-type="float" office:value="14747" calcext:value-type="float">
            <text:p>14747</text:p>
          </table:table-cell>
          <table:table-cell table:style-name="ce28" office:value-type="float" office:value="14631" calcext:value-type="float">
            <text:p>14631</text:p>
          </table:table-cell>
          <table:table-cell table:style-name="ce28" office:value-type="float" office:value="14573" calcext:value-type="float">
            <text:p>14573</text:p>
          </table:table-cell>
          <table:table-cell table:style-name="ce28" office:value-type="float" office:value="14633" calcext:value-type="float">
            <text:p>14633</text:p>
          </table:table-cell>
          <table:table-cell table:style-name="ce28" office:value-type="float" office:value="12930" calcext:value-type="float">
            <text:p>12930</text:p>
          </table:table-cell>
        </table:table-row>
        <table:table-row table:style-name="ro1">
          <table:table-cell table:style-name="ce27" office:value-type="string" calcext:value-type="string">
            <text:p>TI trig-Mid</text:p>
          </table:table-cell>
          <table:table-cell table:style-name="ce28" office:value-type="float" office:value="3935" calcext:value-type="float">
            <text:p>3935</text:p>
          </table:table-cell>
          <table:table-cell table:style-name="ce28" office:value-type="float" office:value="10111" calcext:value-type="float">
            <text:p>10111</text:p>
          </table:table-cell>
          <table:table-cell table:style-name="ce28" office:value-type="float" office:value="12677" calcext:value-type="float">
            <text:p>12677</text:p>
          </table:table-cell>
          <table:table-cell table:style-name="ce28" office:value-type="float" office:value="14632" calcext:value-type="float">
            <text:p>14632</text:p>
          </table:table-cell>
          <table:table-cell table:style-name="ce28" office:value-type="float" office:value="14638" calcext:value-type="float">
            <text:p>14638</text:p>
          </table:table-cell>
          <table:table-cell table:style-name="ce28" office:value-type="float" office:value="14460" calcext:value-type="float">
            <text:p>14460</text:p>
          </table:table-cell>
          <table:table-cell table:style-name="ce28" office:value-type="float" office:value="14747" calcext:value-type="float">
            <text:p>14747</text:p>
          </table:table-cell>
          <table:table-cell table:style-name="ce28" office:value-type="float" office:value="14631" calcext:value-type="float">
            <text:p>14631</text:p>
          </table:table-cell>
          <table:table-cell table:style-name="ce28" office:value-type="float" office:value="14573" calcext:value-type="float">
            <text:p>14573</text:p>
          </table:table-cell>
          <table:table-cell table:style-name="ce28" office:value-type="float" office:value="14633" calcext:value-type="float">
            <text:p>14633</text:p>
          </table:table-cell>
          <table:table-cell table:style-name="ce28" office:value-type="float" office:value="12930" calcext:value-type="float">
            <text:p>12930</text:p>
          </table:table-cell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number-columns-repeated="11" table:style-name="ce28" office:value-type="float" office:value="10" calcext:value-type="float">
            <text:p>10</text:p>
          </table:table-cell>
        </table:table-row>
        <table:table-row table:style-name="ro1">
          <table:table-cell table:style-name="ce2"/>
          <table:table-cell table:style-name="ce28" table:number-columns-repeated="11"/>
        </table:table-row>
        <table:table-row table:style-name="ro1">
          <table:table-cell table:style-name="ce1" office:value-type="string" calcext:value-type="string">
            <text:p>Data rate</text:p>
          </table:table-cell>
          <table:table-cell table:style-name="ce29" table:formula="of:=[.B18]/[.B27]/1000" office:value-type="float" office:value="0.3944" calcext:value-type="float">
            <text:p>0.394</text:p>
          </table:table-cell>
          <table:table-cell table:style-name="ce29" table:formula="of:=[.C18]/[.C27]/1000" office:value-type="float" office:value="1.0263" calcext:value-type="float">
            <text:p>1.026</text:p>
          </table:table-cell>
          <table:table-cell table:style-name="ce29" table:formula="of:=[.D18]/[.D27]/1000" office:value-type="float" office:value="1.5503" calcext:value-type="float">
            <text:p>1.550</text:p>
          </table:table-cell>
          <table:table-cell table:style-name="ce29" table:formula="of:=[.E18]/[.E27]/1000" office:value-type="float" office:value="2.2117" calcext:value-type="float">
            <text:p>2.212</text:p>
          </table:table-cell>
          <table:table-cell table:style-name="ce29" table:formula="of:=[.F18]/[.F27]/1000" office:value-type="float" office:value="3.1707" calcext:value-type="float">
            <text:p>3.171</text:p>
          </table:table-cell>
          <table:table-cell table:style-name="ce29" table:formula="of:=[.G18]/[.G27]/1000" office:value-type="float" office:value="4.9724" calcext:value-type="float">
            <text:p>4.972</text:p>
          </table:table-cell>
          <table:table-cell table:style-name="ce29" table:formula="of:=[.H18]/[.H27]/1000" office:value-type="float" office:value="8.3381" calcext:value-type="float">
            <text:p>8.338</text:p>
          </table:table-cell>
          <table:table-cell table:style-name="ce29" table:formula="of:=[.I18]/[.I27]/1000" office:value-type="float" office:value="11.1671" calcext:value-type="float">
            <text:p>11.167</text:p>
          </table:table-cell>
          <table:table-cell table:style-name="ce29" table:formula="of:=[.J18]/[.J27]/1000" office:value-type="float" office:value="13.1232" calcext:value-type="float">
            <text:p>13.123</text:p>
          </table:table-cell>
          <table:table-cell table:style-name="ce29" table:formula="of:=[.K18]/[.K27]/1000" office:value-type="float" office:value="15.5391" calcext:value-type="float">
            <text:p>15.539</text:p>
          </table:table-cell>
          <table:table-cell table:style-name="ce29" table:formula="of:=[.L18]/[.L27]/1000" office:value-type="float" office:value="19.2843" calcext:value-type="float">
            <text:p>19.284</text:p>
          </table:table-cell>
        </table:table-row>
        <table:table-row table:style-name="ro1">
          <table:table-cell table:style-name="ce1" office:value-type="string" calcext:value-type="string">
            <text:p>Dead time</text:p>
          </table:table-cell>
          <table:table-cell table:style-name="ce30" table:formula="of:=(1-[.B25]/[.B18])*100" office:value-type="float" office:value="0.228194726166331" calcext:value-type="float">
            <text:p>0.23</text:p>
          </table:table-cell>
          <table:table-cell table:style-name="ce30" table:formula="of:=(1-[.C25]/[.C18])*100" office:value-type="float" office:value="1.48104842638604" calcext:value-type="float">
            <text:p>1.48</text:p>
          </table:table-cell>
          <table:table-cell table:style-name="ce30" table:formula="of:=(1-[.D25]/[.D18])*100" office:value-type="float" office:value="18.2222795587951" calcext:value-type="float">
            <text:p>18.22</text:p>
          </table:table-cell>
          <table:table-cell table:style-name="ce30" table:formula="of:=(1-[.E25]/[.E18])*100" office:value-type="float" office:value="33.8427453994665" calcext:value-type="float">
            <text:p>33.84</text:p>
          </table:table-cell>
          <table:table-cell table:style-name="ce30" table:formula="of:=(1-[.F25]/[.F18])*100" office:value-type="float" office:value="53.8335383353834" calcext:value-type="float">
            <text:p>53.83</text:p>
          </table:table-cell>
          <table:table-cell table:style-name="ce30" table:formula="of:=(1-[.G25]/[.G18])*100" office:value-type="float" office:value="70.9194755047864" calcext:value-type="float">
            <text:p>70.92</text:p>
          </table:table-cell>
          <table:table-cell table:style-name="ce30" table:formula="of:=(1-[.H25]/[.H18])*100" office:value-type="float" office:value="82.313716554131" calcext:value-type="float">
            <text:p>82.31</text:p>
          </table:table-cell>
          <table:table-cell table:style-name="ce30" table:formula="of:=(1-[.I25]/[.I18])*100" office:value-type="float" office:value="86.8981203714483" calcext:value-type="float">
            <text:p>86.90</text:p>
          </table:table-cell>
          <table:table-cell table:style-name="ce30" table:formula="of:=(1-[.J25]/[.J18])*100" office:value-type="float" office:value="88.8952389661058" calcext:value-type="float">
            <text:p>88.90</text:p>
          </table:table-cell>
          <table:table-cell table:style-name="ce30" table:formula="of:=(1-[.K25]/[.K18])*100" office:value-type="float" office:value="90.5831097039082" calcext:value-type="float">
            <text:p>90.58</text:p>
          </table:table-cell>
          <table:table-cell table:style-name="ce30" table:formula="of:=(1-[.L25]/[.L18])*100" office:value-type="float" office:value="93.2950638602386" calcext:value-type="float">
            <text:p>93.30</text:p>
          </table:table-cell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8" table:style-name="ta1">
        <table:shapes>
          <draw:frame draw:z-index="0" draw:style-name="gr1" draw:text-style-name="P1" svg:width="6.2988in" svg:height="3.5429in" svg:x="0.9531in" svg:y="10.3157in">
            <draw:object draw:notify-on-update-of-ranges="Sheet8.B30:Sheet8.L30 Sheet8.B31:Sheet8.L31 Sheet8.B14:Sheet8.L14 Sheet8.B15:Sheet8.L15 Sheet8.B45:Sheet8.K45 Sheet8.B46:Sheet8.K46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default-cell-style-name="Default"/>
        <table:table-column table:style-name="co18" table:number-columns-repeated="10" table:default-cell-style-name="Default"/>
        <table:table-column table:style-name="co18" table:visibility="collapse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1010" table:default-cell-style-name="Default"/>
        <table:table-row table:style-name="ro2">
          <table:table-cell table:style-name="ce2" office:value-type="string" calcext:value-type="string">
            <text:p>Busy after local (us)</text:p>
          </table:table-cell>
          <table:table-cell table:style-name="ce8" office:value-type="float" office:value="1.6" calcext:value-type="float">
            <text:p>1.6</text:p>
          </table:table-cell>
          <table:table-cell table:style-name="ce8" table:number-columns-repeated="10"/>
          <table:table-cell table:number-columns-repeated="1012"/>
        </table:table-row>
        <table:table-row table:style-name="ro2">
          <table:table-cell table:style-name="ce2" office:value-type="string" calcext:value-type="string">
            <text:p>Readout trigger</text:p>
          </table:table-cell>
          <table:table-cell table:style-name="ce8" office:value-type="float" office:value="4023" calcext:value-type="float">
            <text:p>4023</text:p>
          </table:table-cell>
          <table:table-cell table:style-name="ce8" office:value-type="float" office:value="8721" calcext:value-type="float">
            <text:p>8721</text:p>
          </table:table-cell>
          <table:table-cell table:style-name="ce8" office:value-type="float" office:value="13739" calcext:value-type="float">
            <text:p>13739</text:p>
          </table:table-cell>
          <table:table-cell table:style-name="ce8" office:value-type="float" office:value="21883" calcext:value-type="float">
            <text:p>21883</text:p>
          </table:table-cell>
          <table:table-cell table:style-name="ce8" office:value-type="float" office:value="34713" calcext:value-type="float">
            <text:p>34713</text:p>
          </table:table-cell>
          <table:table-cell table:style-name="ce8" office:value-type="float" office:value="47813" calcext:value-type="float">
            <text:p>47813</text:p>
          </table:table-cell>
          <table:table-cell table:style-name="ce8" office:value-type="float" office:value="79339" calcext:value-type="float">
            <text:p>79339</text:p>
          </table:table-cell>
          <table:table-cell table:style-name="ce8"/>
          <table:table-cell table:style-name="ce8" office:value-type="float" office:value="121931" calcext:value-type="float">
            <text:p>121931</text:p>
          </table:table-cell>
          <table:table-cell table:style-name="ce8" office:value-type="float" office:value="147292" calcext:value-type="float">
            <text:p>147292</text:p>
          </table:table-cell>
          <table:table-cell table:style-name="ce8" office:value-type="float" office:value="185466" calcext:value-type="float">
            <text:p>18546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ocal trigger</text:p>
          </table:table-cell>
          <table:table-cell table:style-name="ce8" office:value-type="float" office:value="4023" calcext:value-type="float">
            <text:p>4023</text:p>
          </table:table-cell>
          <table:table-cell table:style-name="ce8" office:value-type="float" office:value="8728" calcext:value-type="float">
            <text:p>8728</text:p>
          </table:table-cell>
          <table:table-cell table:style-name="ce8" office:value-type="float" office:value="13752" calcext:value-type="float">
            <text:p>13752</text:p>
          </table:table-cell>
          <table:table-cell table:style-name="ce8" office:value-type="float" office:value="21924" calcext:value-type="float">
            <text:p>21924</text:p>
          </table:table-cell>
          <table:table-cell table:style-name="ce8" office:value-type="float" office:value="34798" calcext:value-type="float">
            <text:p>34798</text:p>
          </table:table-cell>
          <table:table-cell table:style-name="ce8" office:value-type="float" office:value="47970" calcext:value-type="float">
            <text:p>47970</text:p>
          </table:table-cell>
          <table:table-cell table:style-name="ce8" office:value-type="float" office:value="79782" calcext:value-type="float">
            <text:p>79782</text:p>
          </table:table-cell>
          <table:table-cell table:style-name="ce8"/>
          <table:table-cell table:style-name="ce8" office:value-type="float" office:value="122885" calcext:value-type="float">
            <text:p>122885</text:p>
          </table:table-cell>
          <table:table-cell table:style-name="ce8" office:value-type="float" office:value="148828" calcext:value-type="float">
            <text:p>148828</text:p>
          </table:table-cell>
          <table:table-cell table:style-name="ce8" office:value-type="float" office:value="187777" calcext:value-type="float">
            <text:p>18777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Gate -Mid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ate -top</text:p>
          </table:table-cell>
          <table:table-cell table:style-name="ce8" office:value-type="float" office:value="4011" calcext:value-type="float">
            <text:p>4011</text:p>
          </table:table-cell>
          <table:table-cell table:style-name="ce8" office:value-type="float" office:value="8653" calcext:value-type="float">
            <text:p>8653</text:p>
          </table:table-cell>
          <table:table-cell table:style-name="ce8" office:value-type="float" office:value="13589" calcext:value-type="float">
            <text:p>13589</text:p>
          </table:table-cell>
          <table:table-cell table:style-name="ce8" office:value-type="float" office:value="21531" calcext:value-type="float">
            <text:p>21531</text:p>
          </table:table-cell>
          <table:table-cell table:style-name="ce8" office:value-type="float" office:value="33918" calcext:value-type="float">
            <text:p>33918</text:p>
          </table:table-cell>
          <table:table-cell table:style-name="ce8" office:value-type="float" office:value="46398" calcext:value-type="float">
            <text:p>46398</text:p>
          </table:table-cell>
          <table:table-cell table:style-name="ce8" office:value-type="float" office:value="76049" calcext:value-type="float">
            <text:p>76049</text:p>
          </table:table-cell>
          <table:table-cell table:style-name="ce8"/>
          <table:table-cell table:style-name="ce8" office:value-type="float" office:value="115515" calcext:value-type="float">
            <text:p>115515</text:p>
          </table:table-cell>
          <table:table-cell table:style-name="ce8" office:value-type="float" office:value="139208" calcext:value-type="float">
            <text:p>139208</text:p>
          </table:table-cell>
          <table:table-cell table:style-name="ce8" office:value-type="float" office:value="108151" calcext:value-type="float">
            <text:p>10815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ast Clear-Mid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ast Clear-top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447" calcext:value-type="float">
            <text:p>447</text:p>
          </table:table-cell>
          <table:table-cell table:style-name="ce8" office:value-type="float" office:value="1045" calcext:value-type="float">
            <text:p>1045</text:p>
          </table:table-cell>
          <table:table-cell table:style-name="ce8" office:value-type="float" office:value="2519" calcext:value-type="float">
            <text:p>2519</text:p>
          </table:table-cell>
          <table:table-cell table:style-name="ce8" office:value-type="float" office:value="6177" calcext:value-type="float">
            <text:p>6177</text:p>
          </table:table-cell>
          <table:table-cell table:style-name="ce8" office:value-type="float" office:value="11188" calcext:value-type="float">
            <text:p>11188</text:p>
          </table:table-cell>
          <table:table-cell table:style-name="ce8" office:value-type="float" office:value="27863" calcext:value-type="float">
            <text:p>27863</text:p>
          </table:table-cell>
          <table:table-cell table:style-name="ce8"/>
          <table:table-cell table:style-name="ce8" office:value-type="float" office:value="57448" calcext:value-type="float">
            <text:p>57448</text:p>
          </table:table-cell>
          <table:table-cell table:style-name="ce8" office:value-type="float" office:value="78364" calcext:value-type="float">
            <text:p>78364</text:p>
          </table:table-cell>
          <table:table-cell table:style-name="ce8" office:value-type="float" office:value="69003" calcext:value-type="float">
            <text:p>6900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usy-Mid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sy-top</text:p>
          </table:table-cell>
          <table:table-cell table:style-name="ce8" office:value-type="float" office:value="4118" calcext:value-type="float">
            <text:p>4118</text:p>
          </table:table-cell>
          <table:table-cell table:style-name="ce8" office:value-type="float" office:value="8883" calcext:value-type="float">
            <text:p>8883</text:p>
          </table:table-cell>
          <table:table-cell table:style-name="ce8" office:value-type="float" office:value="13970" calcext:value-type="float">
            <text:p>13970</text:p>
          </table:table-cell>
          <table:table-cell table:style-name="ce8" office:value-type="float" office:value="22078" calcext:value-type="float">
            <text:p>22078</text:p>
          </table:table-cell>
          <table:table-cell table:style-name="ce8" office:value-type="float" office:value="34859" calcext:value-type="float">
            <text:p>34859</text:p>
          </table:table-cell>
          <table:table-cell table:style-name="ce8" office:value-type="float" office:value="47626" calcext:value-type="float">
            <text:p>47626</text:p>
          </table:table-cell>
          <table:table-cell table:style-name="ce8" office:value-type="float" office:value="78396" calcext:value-type="float">
            <text:p>78396</text:p>
          </table:table-cell>
          <table:table-cell table:style-name="ce8"/>
          <table:table-cell table:style-name="ce8" office:value-type="float" office:value="119666" calcext:value-type="float">
            <text:p>119666</text:p>
          </table:table-cell>
          <table:table-cell table:style-name="ce8" office:value-type="float" office:value="143681" calcext:value-type="float">
            <text:p>143681</text:p>
          </table:table-cell>
          <table:table-cell table:style-name="ce8" office:value-type="float" office:value="112728" calcext:value-type="float">
            <text:p>11272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I busy-mid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/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7" office:value-type="string" calcext:value-type="string">
            <text:p>TI trig-Mid</text:p>
          </table:table-cell>
          <table:table-cell table:style-name="ce8" office:value-type="float" office:value="4022" calcext:value-type="float">
            <text:p>4022</text:p>
          </table:table-cell>
          <table:table-cell table:style-name="ce8" office:value-type="float" office:value="8707" calcext:value-type="float">
            <text:p>8707</text:p>
          </table:table-cell>
          <table:table-cell table:style-name="ce8" office:value-type="float" office:value="13663" calcext:value-type="float">
            <text:p>13663</text:p>
          </table:table-cell>
          <table:table-cell table:style-name="ce8" office:value-type="float" office:value="21631" calcext:value-type="float">
            <text:p>21631</text:p>
          </table:table-cell>
          <table:table-cell table:style-name="ce8" office:value-type="float" office:value="33948" calcext:value-type="float">
            <text:p>33948</text:p>
          </table:table-cell>
          <table:table-cell table:style-name="ce8" office:value-type="float" office:value="46050" calcext:value-type="float">
            <text:p>46050</text:p>
          </table:table-cell>
          <table:table-cell table:style-name="ce8" office:value-type="float" office:value="72925" calcext:value-type="float">
            <text:p>72925</text:p>
          </table:table-cell>
          <table:table-cell table:style-name="ce8"/>
          <table:table-cell table:style-name="ce8" office:value-type="float" office:value="104313" calcext:value-type="float">
            <text:p>104313</text:p>
          </table:table-cell>
          <table:table-cell table:style-name="ce8" office:value-type="float" office:value="120384" calcext:value-type="float">
            <text:p>120384</text:p>
          </table:table-cell>
          <table:table-cell table:style-name="ce8" office:value-type="float" office:value="149267" calcext:value-type="float">
            <text:p>149267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Time</text:p>
          </table:table-cell>
          <table:table-cell table:number-columns-repeated="11" table:style-name="ce8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1" office:value-type="string" calcext:value-type="string">
            <text:p>Data rate</text:p>
          </table:table-cell>
          <table:table-cell table:style-name="ce9" table:formula="of:=[.B3]/[.B12]/1000" office:value-type="float" office:value="0.4023" calcext:value-type="float">
            <text:p>0.402</text:p>
          </table:table-cell>
          <table:table-cell table:style-name="ce9" table:formula="of:=[.C3]/[.C12]/1000" office:value-type="float" office:value="0.8728" calcext:value-type="float">
            <text:p>0.873</text:p>
          </table:table-cell>
          <table:table-cell table:style-name="ce9" table:formula="of:=[.D3]/[.D12]/1000" office:value-type="float" office:value="1.3752" calcext:value-type="float">
            <text:p>1.375</text:p>
          </table:table-cell>
          <table:table-cell table:style-name="ce9" table:formula="of:=[.E3]/[.E12]/1000" office:value-type="float" office:value="2.1924" calcext:value-type="float">
            <text:p>2.192</text:p>
          </table:table-cell>
          <table:table-cell table:style-name="ce9" table:formula="of:=[.F3]/[.F12]/1000" office:value-type="float" office:value="3.4798" calcext:value-type="float">
            <text:p>3.480</text:p>
          </table:table-cell>
          <table:table-cell table:style-name="ce9" table:formula="of:=[.G3]/[.G12]/1000" office:value-type="float" office:value="4.797" calcext:value-type="float">
            <text:p>4.797</text:p>
          </table:table-cell>
          <table:table-cell table:style-name="ce9" table:formula="of:=[.H3]/[.H12]/1000" office:value-type="float" office:value="7.9782" calcext:value-type="float">
            <text:p>7.978</text:p>
          </table:table-cell>
          <table:table-cell table:style-name="ce9" table:formula="of:=[.I3]/[.I12]/1000" office:value-type="float" office:value="0" calcext:value-type="float">
            <text:p>0.000</text:p>
          </table:table-cell>
          <table:table-cell table:style-name="ce9" table:formula="of:=[.J3]/[.J12]/1000" office:value-type="float" office:value="12.2885" calcext:value-type="float">
            <text:p>12.289</text:p>
          </table:table-cell>
          <table:table-cell table:style-name="ce9" table:formula="of:=[.K3]/[.K12]/1000" office:value-type="float" office:value="14.8828" calcext:value-type="float">
            <text:p>14.883</text:p>
          </table:table-cell>
          <table:table-cell table:style-name="ce9" table:formula="of:=[.L3]/[.L12]/1000" office:value-type="float" office:value="18.7777" calcext:value-type="float">
            <text:p>18.778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Dead time</text:p>
          </table:table-cell>
          <table:table-cell table:style-name="ce7" table:formula="of:=(1-[.B11]/[.B3])*100" office:value-type="float" office:value="0.0248570718369367" calcext:value-type="float">
            <text:p>0.02</text:p>
          </table:table-cell>
          <table:table-cell table:style-name="ce7" table:formula="of:=(1-[.C11]/[.C3])*100" office:value-type="float" office:value="0.240604949587531" calcext:value-type="float">
            <text:p>0.24</text:p>
          </table:table-cell>
          <table:table-cell table:style-name="ce7" table:formula="of:=(1-[.D11]/[.D3])*100" office:value-type="float" office:value="0.647178592204767" calcext:value-type="float">
            <text:p>0.65</text:p>
          </table:table-cell>
          <table:table-cell table:style-name="ce7" table:formula="of:=(1-[.E11]/[.E3])*100" office:value-type="float" office:value="1.33643495712461" calcext:value-type="float">
            <text:p>1.34</text:p>
          </table:table-cell>
          <table:table-cell table:style-name="ce7" table:formula="of:=(1-[.F11]/[.F3])*100" office:value-type="float" office:value="2.44266911891488" calcext:value-type="float">
            <text:p>2.44</text:p>
          </table:table-cell>
          <table:table-cell table:style-name="ce7" table:formula="of:=(1-[.G11]/[.G3])*100" office:value-type="float" office:value="4.00250156347718" calcext:value-type="float">
            <text:p>4.00</text:p>
          </table:table-cell>
          <table:table-cell table:style-name="ce7" table:formula="of:=(1-[.H11]/[.H3])*100" office:value-type="float" office:value="8.59467047704996" calcext:value-type="float">
            <text:p>8.59</text:p>
          </table:table-cell>
          <table:table-cell table:style-name="ce7" table:formula="of:=(1-[.I11]/[.I3])*100" office:value-type="string" office:string-value="" calcext:value-type="error">
            <text:p>#DIV/0!</text:p>
          </table:table-cell>
          <table:table-cell table:style-name="ce7" table:formula="of:=(1-[.J11]/[.J3])*100" office:value-type="float" office:value="15.1133173292102" calcext:value-type="float">
            <text:p>15.11</text:p>
          </table:table-cell>
          <table:table-cell table:style-name="ce7" table:formula="of:=(1-[.K11]/[.K3])*100" office:value-type="float" office:value="19.111995054694" calcext:value-type="float">
            <text:p>19.11</text:p>
          </table:table-cell>
          <table:table-cell table:style-name="ce7" table:formula="of:=(1-[.L11]/[.L3])*100" office:value-type="float" office:value="20.5083689695756" calcext:value-type="float">
            <text:p>20.51</text:p>
          </table:table-cell>
          <table:table-cell table:number-columns-repeated="1012"/>
        </table:table-row>
        <table:table-row table:style-name="ro2">
          <table:table-cell table:style-name="ce31"/>
          <table:table-cell table:style-name="ce20" table:number-columns-repeated="11"/>
          <table:table-cell table:style-name="ce17" table:number-columns-repeated="1012"/>
        </table:table-row>
        <table:table-row table:style-name="ro1">
          <table:table-cell table:style-name="ce2" office:value-type="string" calcext:value-type="string">
            <text:p>Busy after local (us)</text:p>
          </table:table-cell>
          <table:table-cell table:style-name="ce32" office:value-type="float" office:value="1.6" calcext:value-type="float">
            <text:p>1.6</text:p>
          </table:table-cell>
          <table:table-cell table:style-name="ce32" table:number-columns-repeated="10"/>
          <table:table-cell table:style-name="ce39"/>
          <table:table-cell table:number-columns-repeated="1011"/>
        </table:table-row>
        <table:table-row table:style-name="ro2">
          <table:table-cell table:style-name="ce2" office:value-type="string" calcext:value-type="string">
            <text:p>Readout trigger</text:p>
          </table:table-cell>
          <table:table-cell table:style-name="ce32" office:value-type="float" office:value="4213" calcext:value-type="float">
            <text:p>4213</text:p>
          </table:table-cell>
          <table:table-cell table:style-name="ce32" office:value-type="float" office:value="8286" calcext:value-type="float">
            <text:p>8286</text:p>
          </table:table-cell>
          <table:table-cell table:style-name="ce32" office:value-type="float" office:value="22413" calcext:value-type="float">
            <text:p>22413</text:p>
          </table:table-cell>
          <table:table-cell table:style-name="ce32"/>
          <table:table-cell table:style-name="ce32" office:value-type="float" office:value="34664" calcext:value-type="float">
            <text:p>34664</text:p>
          </table:table-cell>
          <table:table-cell table:style-name="ce32" office:value-type="float" office:value="50271" calcext:value-type="float">
            <text:p>50271</text:p>
          </table:table-cell>
          <table:table-cell table:style-name="ce32" office:value-type="float" office:value="79598" calcext:value-type="float">
            <text:p>79598</text:p>
          </table:table-cell>
          <table:table-cell table:style-name="ce32" office:value-type="float" office:value="98150" calcext:value-type="float">
            <text:p>98150</text:p>
          </table:table-cell>
          <table:table-cell table:style-name="ce32" office:value-type="float" office:value="125127" calcext:value-type="float">
            <text:p>125127</text:p>
          </table:table-cell>
          <table:table-cell table:style-name="ce32" office:value-type="float" office:value="143828" calcext:value-type="float">
            <text:p>143828</text:p>
          </table:table-cell>
          <table:table-cell table:style-name="ce32" office:value-type="float" office:value="184309" calcext:value-type="float">
            <text:p>184309</text:p>
          </table:table-cell>
          <table:table-cell table:style-name="ce40"/>
          <table:table-cell table:number-columns-repeated="1011"/>
        </table:table-row>
        <table:table-row table:style-name="ro2">
          <table:table-cell table:style-name="ce2" office:value-type="string" calcext:value-type="string">
            <text:p>Local trigger</text:p>
          </table:table-cell>
          <table:table-cell table:style-name="ce32" office:value-type="float" office:value="4214" calcext:value-type="float">
            <text:p>4214</text:p>
          </table:table-cell>
          <table:table-cell table:style-name="ce32" office:value-type="float" office:value="8292" calcext:value-type="float">
            <text:p>8292</text:p>
          </table:table-cell>
          <table:table-cell table:style-name="ce32" office:value-type="float" office:value="22454" calcext:value-type="float">
            <text:p>22454</text:p>
          </table:table-cell>
          <table:table-cell table:style-name="ce32"/>
          <table:table-cell table:style-name="ce32" office:value-type="float" office:value="34758" calcext:value-type="float">
            <text:p>34758</text:p>
          </table:table-cell>
          <table:table-cell table:style-name="ce32" office:value-type="float" office:value="50430" calcext:value-type="float">
            <text:p>50430</text:p>
          </table:table-cell>
          <table:table-cell table:style-name="ce32" office:value-type="float" office:value="80048" calcext:value-type="float">
            <text:p>80048</text:p>
          </table:table-cell>
          <table:table-cell table:style-name="ce32" office:value-type="float" office:value="98803" calcext:value-type="float">
            <text:p>98803</text:p>
          </table:table-cell>
          <table:table-cell table:style-name="ce32" office:value-type="float" office:value="126285" calcext:value-type="float">
            <text:p>126285</text:p>
          </table:table-cell>
          <table:table-cell table:style-name="ce32" office:value-type="float" office:value="145238" calcext:value-type="float">
            <text:p>145238</text:p>
          </table:table-cell>
          <table:table-cell table:style-name="ce32" office:value-type="float" office:value="186641" calcext:value-type="float">
            <text:p>186641</text:p>
          </table:table-cell>
          <table:table-cell table:style-name="ce40"/>
          <table:table-cell table:number-columns-repeated="1011"/>
        </table:table-row>
        <table:table-row table:style-name="ro2">
          <table:table-cell table:style-name="ce2" office:value-type="string" calcext:value-type="string">
            <text:p>Gate -Mid</text:p>
          </table:table-cell>
          <table:table-cell table:style-name="ce32" office:value-type="float" office:value="4201" calcext:value-type="float">
            <text:p>4201</text:p>
          </table:table-cell>
          <table:table-cell table:style-name="ce32" office:value-type="float" office:value="8223" calcext:value-type="float">
            <text:p>8223</text:p>
          </table:table-cell>
          <table:table-cell table:style-name="ce32" office:value-type="float" office:value="22070" calcext:value-type="float">
            <text:p>22070</text:p>
          </table:table-cell>
          <table:table-cell table:style-name="ce32"/>
          <table:table-cell table:style-name="ce32" office:value-type="float" office:value="33881" calcext:value-type="float">
            <text:p>33881</text:p>
          </table:table-cell>
          <table:table-cell table:style-name="ce32" office:value-type="float" office:value="48657" calcext:value-type="float">
            <text:p>48657</text:p>
          </table:table-cell>
          <table:table-cell table:style-name="ce32" office:value-type="float" office:value="76160" calcext:value-type="float">
            <text:p>76160</text:p>
          </table:table-cell>
          <table:table-cell table:style-name="ce32" office:value-type="float" office:value="93460" calcext:value-type="float">
            <text:p>93460</text:p>
          </table:table-cell>
          <table:table-cell table:style-name="ce32" office:value-type="float" office:value="118609" calcext:value-type="float">
            <text:p>118609</text:p>
          </table:table-cell>
          <table:table-cell table:style-name="ce32" office:value-type="float" office:value="135754" calcext:value-type="float">
            <text:p>135754</text:p>
          </table:table-cell>
          <table:table-cell table:style-name="ce32" office:value-type="float" office:value="172914" calcext:value-type="float">
            <text:p>172914</text:p>
          </table:table-cell>
          <table:table-cell table:style-name="ce40"/>
          <table:table-cell table:number-columns-repeated="1011"/>
        </table:table-row>
        <table:table-row table:style-name="ro2">
          <table:table-cell table:style-name="ce2" office:value-type="string" calcext:value-type="string">
            <text:p>Gate -top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2"/>
          <table:table-cell table:number-columns-repeated="7" table:style-name="ce32" office:value-type="float" office:value="0" calcext:value-type="float">
            <text:p>0</text:p>
          </table:table-cell>
          <table:table-cell table:style-name="ce40"/>
          <table:table-cell table:number-columns-repeated="1011"/>
        </table:table-row>
        <table:table-row table:style-name="ro2">
          <table:table-cell table:style-name="ce2" office:value-type="string" calcext:value-type="string">
            <text:p>Fast Clear-Mid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2738" calcext:value-type="float">
            <text:p>2738</text:p>
          </table:table-cell>
          <table:table-cell table:style-name="ce32"/>
          <table:table-cell table:style-name="ce32" office:value-type="float" office:value="6313" calcext:value-type="float">
            <text:p>6313</text:p>
          </table:table-cell>
          <table:table-cell table:style-name="ce32" office:value-type="float" office:value="12527" calcext:value-type="float">
            <text:p>12527</text:p>
          </table:table-cell>
          <table:table-cell table:style-name="ce32" office:value-type="float" office:value="28370" calcext:value-type="float">
            <text:p>28370</text:p>
          </table:table-cell>
          <table:table-cell table:style-name="ce32" office:value-type="float" office:value="40471" calcext:value-type="float">
            <text:p>40471</text:p>
          </table:table-cell>
          <table:table-cell table:style-name="ce32" office:value-type="float" office:value="61057" calcext:value-type="float">
            <text:p>61057</text:p>
          </table:table-cell>
          <table:table-cell table:style-name="ce32" office:value-type="float" office:value="75704" calcext:value-type="float">
            <text:p>75704</text:p>
          </table:table-cell>
          <table:table-cell table:style-name="ce32" office:value-type="float" office:value="110766" calcext:value-type="float">
            <text:p>110766</text:p>
          </table:table-cell>
          <table:table-cell table:style-name="ce40"/>
          <table:table-cell table:number-columns-repeated="1011"/>
        </table:table-row>
        <table:table-row table:style-name="ro2">
          <table:table-cell table:style-name="ce2" office:value-type="string" calcext:value-type="string">
            <text:p>Fast Clear-top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2"/>
          <table:table-cell table:number-columns-repeated="7" table:style-name="ce32" office:value-type="float" office:value="0" calcext:value-type="float">
            <text:p>0</text:p>
          </table:table-cell>
          <table:table-cell table:style-name="ce40"/>
          <table:table-cell table:number-columns-repeated="1011"/>
        </table:table-row>
        <table:table-row table:style-name="ro2">
          <table:table-cell table:style-name="ce2" office:value-type="string" calcext:value-type="string">
            <text:p>Busy-Mid</text:p>
          </table:table-cell>
          <table:table-cell table:style-name="ce32" office:value-type="float" office:value="4301" calcext:value-type="float">
            <text:p>4301</text:p>
          </table:table-cell>
          <table:table-cell table:style-name="ce32" office:value-type="float" office:value="8447" calcext:value-type="float">
            <text:p>8447</text:p>
          </table:table-cell>
          <table:table-cell table:style-name="ce32" office:value-type="float" office:value="22663" calcext:value-type="float">
            <text:p>22663</text:p>
          </table:table-cell>
          <table:table-cell table:style-name="ce32"/>
          <table:table-cell table:style-name="ce32" office:value-type="float" office:value="34817" calcext:value-type="float">
            <text:p>34817</text:p>
          </table:table-cell>
          <table:table-cell table:style-name="ce32" office:value-type="float" office:value="49809" calcext:value-type="float">
            <text:p>49809</text:p>
          </table:table-cell>
          <table:table-cell table:style-name="ce32" office:value-type="float" office:value="77967" calcext:value-type="float">
            <text:p>77967</text:p>
          </table:table-cell>
          <table:table-cell table:style-name="ce32" office:value-type="float" office:value="95583" calcext:value-type="float">
            <text:p>95583</text:p>
          </table:table-cell>
          <table:table-cell table:style-name="ce32" office:value-type="float" office:value="121238" calcext:value-type="float">
            <text:p>121238</text:p>
          </table:table-cell>
          <table:table-cell table:style-name="ce32" office:value-type="float" office:value="138750" calcext:value-type="float">
            <text:p>138750</text:p>
          </table:table-cell>
          <table:table-cell table:style-name="ce32" office:value-type="float" office:value="176515" calcext:value-type="float">
            <text:p>176515</text:p>
          </table:table-cell>
          <table:table-cell table:style-name="ce40"/>
          <table:table-cell table:number-columns-repeated="1011"/>
        </table:table-row>
        <table:table-row table:style-name="ro2">
          <table:table-cell table:style-name="ce2" office:value-type="string" calcext:value-type="string">
            <text:p>Busy-top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2"/>
          <table:table-cell table:number-columns-repeated="7" table:style-name="ce32" office:value-type="float" office:value="0" calcext:value-type="float">
            <text:p>0</text:p>
          </table:table-cell>
          <table:table-cell table:style-name="ce40"/>
          <table:table-cell table:number-columns-repeated="1011"/>
        </table:table-row>
        <table:table-row table:style-name="ro2">
          <table:table-cell table:style-name="ce2" office:value-type="string" calcext:value-type="string">
            <text:p>TI busy-mid</text:p>
          </table:table-cell>
          <table:table-cell table:style-name="ce32" office:value-type="float" office:value="4211" calcext:value-type="float">
            <text:p>4211</text:p>
          </table:table-cell>
          <table:table-cell table:style-name="ce32" office:value-type="float" office:value="8274" calcext:value-type="float">
            <text:p>8274</text:p>
          </table:table-cell>
          <table:table-cell table:style-name="ce32" office:value-type="float" office:value="22147" calcext:value-type="float">
            <text:p>22147</text:p>
          </table:table-cell>
          <table:table-cell table:style-name="ce32"/>
          <table:table-cell table:style-name="ce32" office:value-type="float" office:value="33814" calcext:value-type="float">
            <text:p>33814</text:p>
          </table:table-cell>
          <table:table-cell table:style-name="ce32" office:value-type="float" office:value="48070" calcext:value-type="float">
            <text:p>48070</text:p>
          </table:table-cell>
          <table:table-cell table:style-name="ce32" office:value-type="float" office:value="72867" calcext:value-type="float">
            <text:p>72867</text:p>
          </table:table-cell>
          <table:table-cell table:style-name="ce32" office:value-type="float" office:value="87330" calcext:value-type="float">
            <text:p>87330</text:p>
          </table:table-cell>
          <table:table-cell table:style-name="ce32" office:value-type="float" office:value="105791" calcext:value-type="float">
            <text:p>105791</text:p>
          </table:table-cell>
          <table:table-cell table:style-name="ce32" office:value-type="float" office:value="117568" calcext:value-type="float">
            <text:p>117568</text:p>
          </table:table-cell>
          <table:table-cell table:style-name="ce32" office:value-type="float" office:value="139644" calcext:value-type="float">
            <text:p>139644</text:p>
          </table:table-cell>
          <table:table-cell table:style-name="ce40"/>
          <table:table-cell table:number-columns-repeated="1011"/>
        </table:table-row>
        <table:table-row table:style-name="ro2">
          <table:table-cell table:style-name="ce27" office:value-type="string" calcext:value-type="string">
            <text:p>TI trig-Mid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2"/>
          <table:table-cell table:number-columns-repeated="7" table:style-name="ce32" office:value-type="float" office:value="0" calcext:value-type="float">
            <text:p>0</text:p>
          </table:table-cell>
          <table:table-cell table:style-name="ce40"/>
          <table:table-cell table:number-columns-repeated="1011"/>
        </table:table-row>
        <table:table-row table:style-name="ro2">
          <table:table-cell table:style-name="ce1" office:value-type="string" calcext:value-type="string">
            <text:p>Time</text:p>
          </table:table-cell>
          <table:table-cell table:number-columns-repeated="11" table:style-name="ce32" office:value-type="float" office:value="10" calcext:value-type="float">
            <text:p>10</text:p>
          </table:table-cell>
          <table:table-cell table:style-name="ce40"/>
          <table:table-cell table:number-columns-repeated="1011"/>
        </table:table-row>
        <table:table-row table:style-name="ro2">
          <table:table-cell table:style-name="ce2"/>
          <table:table-cell table:style-name="ce32" table:number-columns-repeated="11"/>
          <table:table-cell table:style-name="ce39"/>
          <table:table-cell table:number-columns-repeated="1011"/>
        </table:table-row>
        <table:table-row table:style-name="ro2">
          <table:table-cell table:style-name="ce1" office:value-type="string" calcext:value-type="string">
            <text:p>Data rate</text:p>
          </table:table-cell>
          <table:table-cell table:style-name="ce33" table:formula="of:=[.B19]/[.B28]/1000" office:value-type="float" office:value="0.4214" calcext:value-type="float">
            <text:p>0.421</text:p>
          </table:table-cell>
          <table:table-cell table:style-name="ce33" table:formula="of:=[.C19]/[.C28]/1000" office:value-type="float" office:value="0.8292" calcext:value-type="float">
            <text:p>0.829</text:p>
          </table:table-cell>
          <table:table-cell table:style-name="ce33" table:formula="of:=[.D19]/[.D28]/1000" office:value-type="float" office:value="2.2454" calcext:value-type="float">
            <text:p>2.245</text:p>
          </table:table-cell>
          <table:table-cell table:style-name="ce33" table:formula="of:=[.E19]/[.E28]/1000" office:value-type="float" office:value="0" calcext:value-type="float">
            <text:p>0.000</text:p>
          </table:table-cell>
          <table:table-cell table:style-name="ce33" table:formula="of:=[.F19]/[.F28]/1000" office:value-type="float" office:value="3.4758" calcext:value-type="float">
            <text:p>3.476</text:p>
          </table:table-cell>
          <table:table-cell table:style-name="ce33" table:formula="of:=[.G19]/[.G28]/1000" office:value-type="float" office:value="5.043" calcext:value-type="float">
            <text:p>5.043</text:p>
          </table:table-cell>
          <table:table-cell table:style-name="ce33" table:formula="of:=[.H19]/[.H28]/1000" office:value-type="float" office:value="8.0048" calcext:value-type="float">
            <text:p>8.005</text:p>
          </table:table-cell>
          <table:table-cell table:style-name="ce33" table:formula="of:=[.I19]/[.I28]/1000" office:value-type="float" office:value="9.8803" calcext:value-type="float">
            <text:p>9.880</text:p>
          </table:table-cell>
          <table:table-cell table:style-name="ce33" table:formula="of:=[.J19]/[.J28]/1000" office:value-type="float" office:value="12.6285" calcext:value-type="float">
            <text:p>12.629</text:p>
          </table:table-cell>
          <table:table-cell table:style-name="ce33" table:formula="of:=[.K19]/[.K28]/1000" office:value-type="float" office:value="14.5238" calcext:value-type="float">
            <text:p>14.524</text:p>
          </table:table-cell>
          <table:table-cell table:style-name="ce33" table:formula="of:=[.L19]/[.L28]/1000" office:value-type="float" office:value="18.6641" calcext:value-type="float">
            <text:p>18.664</text:p>
          </table:table-cell>
          <table:table-cell table:style-name="ce41" table:number-columns-repeated="2"/>
          <table:table-cell table:number-columns-repeated="1010"/>
        </table:table-row>
        <table:table-row table:style-name="ro2">
          <table:table-cell table:style-name="ce1" office:value-type="string" calcext:value-type="string">
            <text:p>Dead time</text:p>
          </table:table-cell>
          <table:table-cell table:style-name="ce34" table:formula="of:=(1-[.B26]/[.B19])*100" office:value-type="float" office:value="0.0711912672045512" calcext:value-type="float">
            <text:p>0.07</text:p>
          </table:table-cell>
          <table:table-cell table:style-name="ce34" table:formula="of:=(1-[.C26]/[.C19])*100" office:value-type="float" office:value="0.217076700434149" calcext:value-type="float">
            <text:p>0.22</text:p>
          </table:table-cell>
          <table:table-cell table:style-name="ce34" table:formula="of:=(1-[.D26]/[.D19])*100" office:value-type="float" office:value="1.36723969003295" calcext:value-type="float">
            <text:p>1.37</text:p>
          </table:table-cell>
          <table:table-cell table:style-name="ce34" table:formula="of:=(1-[.E26]/[.E19])*100" office:value-type="string" office:string-value="" calcext:value-type="error">
            <text:p>#DIV/0!</text:p>
          </table:table-cell>
          <table:table-cell table:style-name="ce34" table:formula="of:=(1-[.F26]/[.F19])*100" office:value-type="float" office:value="2.71592151447149" calcext:value-type="float">
            <text:p>2.72</text:p>
          </table:table-cell>
          <table:table-cell table:style-name="ce34" table:formula="of:=(1-[.G26]/[.G19])*100" office:value-type="float" office:value="4.67975411461432" calcext:value-type="float">
            <text:p>4.68</text:p>
          </table:table-cell>
          <table:table-cell table:style-name="ce34" table:formula="of:=(1-[.H26]/[.H19])*100" office:value-type="float" office:value="8.97086747951229" calcext:value-type="float">
            <text:p>8.97</text:p>
          </table:table-cell>
          <table:table-cell table:style-name="ce34" table:formula="of:=(1-[.I26]/[.I19])*100" office:value-type="float" office:value="11.6119955871785" calcext:value-type="float">
            <text:p>11.61</text:p>
          </table:table-cell>
          <table:table-cell table:style-name="ce34" table:formula="of:=(1-[.J26]/[.J19])*100" office:value-type="float" office:value="16.2283723324227" calcext:value-type="float">
            <text:p>16.23</text:p>
          </table:table-cell>
          <table:table-cell table:style-name="ce34" table:formula="of:=(1-[.K26]/[.K19])*100" office:value-type="float" office:value="19.051487902615" calcext:value-type="float">
            <text:p>19.05</text:p>
          </table:table-cell>
          <table:table-cell table:style-name="ce34" table:formula="of:=(1-[.L26]/[.L19])*100" office:value-type="float" office:value="25.180426594371" calcext:value-type="float">
            <text:p>25.18</text:p>
          </table:table-cell>
          <table:table-cell table:style-name="ce42" table:number-columns-repeated="2"/>
          <table:table-cell table:number-columns-repeated="1010"/>
        </table:table-row>
        <table:table-row table:style-name="ro1">
          <table:table-cell table:style-name="ce31"/>
          <table:table-cell table:style-name="ce20" table:number-columns-repeated="11"/>
          <table:table-cell table:style-name="ce17" table:number-columns-repeated="1012"/>
        </table:table-row>
        <table:table-row table:style-name="ro2">
          <table:table-cell table:style-name="ce2" office:value-type="string" calcext:value-type="string">
            <text:p>Readout trigger</text:p>
          </table:table-cell>
          <table:table-cell table:style-name="ce28" office:value-type="float" office:value="3983" calcext:value-type="float">
            <text:p>3983</text:p>
          </table:table-cell>
          <table:table-cell table:style-name="ce28" office:value-type="float" office:value="9157" calcext:value-type="float">
            <text:p>9157</text:p>
          </table:table-cell>
          <table:table-cell table:style-name="ce28" office:value-type="float" office:value="13753" calcext:value-type="float">
            <text:p>13753</text:p>
          </table:table-cell>
          <table:table-cell table:style-name="ce28" office:value-type="float" office:value="24043" calcext:value-type="float">
            <text:p>24043</text:p>
          </table:table-cell>
          <table:table-cell table:style-name="ce28" office:value-type="float" office:value="33609" calcext:value-type="float">
            <text:p>33609</text:p>
          </table:table-cell>
          <table:table-cell table:style-name="ce28" office:value-type="float" office:value="44994" calcext:value-type="float">
            <text:p>44994</text:p>
          </table:table-cell>
          <table:table-cell table:style-name="ce28" office:value-type="float" office:value="74683" calcext:value-type="float">
            <text:p>74683</text:p>
          </table:table-cell>
          <table:table-cell table:style-name="ce28" office:value-type="float" office:value="90334" calcext:value-type="float">
            <text:p>90334</text:p>
          </table:table-cell>
          <table:table-cell table:style-name="ce28" office:value-type="float" office:value="115238" calcext:value-type="float">
            <text:p>115238</text:p>
          </table:table-cell>
          <table:table-cell table:style-name="ce28" office:value-type="float" office:value="146573" calcext:value-type="float">
            <text:p>146573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2" office:value-type="string" calcext:value-type="string">
            <text:p>Local trigger</text:p>
          </table:table-cell>
          <table:table-cell table:style-name="ce28" office:value-type="float" office:value="3987" calcext:value-type="float">
            <text:p>3987</text:p>
          </table:table-cell>
          <table:table-cell table:style-name="ce28" office:value-type="float" office:value="9160" calcext:value-type="float">
            <text:p>9160</text:p>
          </table:table-cell>
          <table:table-cell table:style-name="ce28" office:value-type="float" office:value="13772" calcext:value-type="float">
            <text:p>13772</text:p>
          </table:table-cell>
          <table:table-cell table:style-name="ce28" office:value-type="float" office:value="24087" calcext:value-type="float">
            <text:p>24087</text:p>
          </table:table-cell>
          <table:table-cell table:style-name="ce28" office:value-type="float" office:value="33699" calcext:value-type="float">
            <text:p>33699</text:p>
          </table:table-cell>
          <table:table-cell table:style-name="ce28" office:value-type="float" office:value="45137" calcext:value-type="float">
            <text:p>45137</text:p>
          </table:table-cell>
          <table:table-cell table:style-name="ce28" office:value-type="float" office:value="75045" calcext:value-type="float">
            <text:p>75045</text:p>
          </table:table-cell>
          <table:table-cell table:style-name="ce28" office:value-type="float" office:value="90914" calcext:value-type="float">
            <text:p>90914</text:p>
          </table:table-cell>
          <table:table-cell table:style-name="ce28" office:value-type="float" office:value="116112" calcext:value-type="float">
            <text:p>116112</text:p>
          </table:table-cell>
          <table:table-cell table:style-name="ce28" office:value-type="float" office:value="148014" calcext:value-type="float">
            <text:p>148014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2" office:value-type="string" calcext:value-type="string">
            <text:p>Gate -Mid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2" office:value-type="string" calcext:value-type="string">
            <text:p>Gate -top</text:p>
          </table:table-cell>
          <table:table-cell table:style-name="ce28" office:value-type="float" office:value="3972" calcext:value-type="float">
            <text:p>3972</text:p>
          </table:table-cell>
          <table:table-cell table:style-name="ce28" office:value-type="float" office:value="9094" calcext:value-type="float">
            <text:p>9094</text:p>
          </table:table-cell>
          <table:table-cell table:style-name="ce28" office:value-type="float" office:value="13603" calcext:value-type="float">
            <text:p>13603</text:p>
          </table:table-cell>
          <table:table-cell table:style-name="ce28" office:value-type="float" office:value="23680" calcext:value-type="float">
            <text:p>23680</text:p>
          </table:table-cell>
          <table:table-cell table:style-name="ce28" office:value-type="float" office:value="33008" calcext:value-type="float">
            <text:p>33008</text:p>
          </table:table-cell>
          <table:table-cell table:style-name="ce28" office:value-type="float" office:value="44036" calcext:value-type="float">
            <text:p>44036</text:p>
          </table:table-cell>
          <table:table-cell table:style-name="ce28" office:value-type="float" office:value="72621" calcext:value-type="float">
            <text:p>72621</text:p>
          </table:table-cell>
          <table:table-cell table:style-name="ce28" office:value-type="float" office:value="87830" calcext:value-type="float">
            <text:p>87830</text:p>
          </table:table-cell>
          <table:table-cell table:style-name="ce28" office:value-type="float" office:value="111795" calcext:value-type="float">
            <text:p>111795</text:p>
          </table:table-cell>
          <table:table-cell table:style-name="ce28" office:value-type="float" office:value="141721" calcext:value-type="float">
            <text:p>141721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2" office:value-type="string" calcext:value-type="string">
            <text:p>Fast Clear-Mid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2" office:value-type="string" calcext:value-type="string">
            <text:p>Fast Clear-top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161" calcext:value-type="float">
            <text:p>1161</text:p>
          </table:table-cell>
          <table:table-cell table:style-name="ce28" office:value-type="float" office:value="2573" calcext:value-type="float">
            <text:p>2573</text:p>
          </table:table-cell>
          <table:table-cell table:style-name="ce28" office:value-type="float" office:value="7057" calcext:value-type="float">
            <text:p>7057</text:p>
          </table:table-cell>
          <table:table-cell table:style-name="ce28" office:value-type="float" office:value="12527" calcext:value-type="float">
            <text:p>12527</text:p>
          </table:table-cell>
          <table:table-cell table:style-name="ce28" office:value-type="float" office:value="20053" calcext:value-type="float">
            <text:p>20053</text:p>
          </table:table-cell>
          <table:table-cell table:style-name="ce28" office:value-type="float" office:value="44284" calcext:value-type="float">
            <text:p>44284</text:p>
          </table:table-cell>
          <table:table-cell table:style-name="ce28" office:value-type="float" office:value="60924" calcext:value-type="float">
            <text:p>60924</text:p>
          </table:table-cell>
          <table:table-cell table:style-name="ce28" office:value-type="float" office:value="84137" calcext:value-type="float">
            <text:p>84137</text:p>
          </table:table-cell>
          <table:table-cell table:style-name="ce28" office:value-type="float" office:value="114935" calcext:value-type="float">
            <text:p>114935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2" office:value-type="string" calcext:value-type="string">
            <text:p>Busy-Mid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2" office:value-type="string" calcext:value-type="string">
            <text:p>Busy-top</text:p>
          </table:table-cell>
          <table:table-cell table:style-name="ce28" office:value-type="float" office:value="4083" calcext:value-type="float">
            <text:p>4083</text:p>
          </table:table-cell>
          <table:table-cell table:style-name="ce28" office:value-type="float" office:value="9350" calcext:value-type="float">
            <text:p>9350</text:p>
          </table:table-cell>
          <table:table-cell table:style-name="ce28" office:value-type="float" office:value="13969" calcext:value-type="float">
            <text:p>13969</text:p>
          </table:table-cell>
          <table:table-cell table:style-name="ce28" office:value-type="float" office:value="24424" calcext:value-type="float">
            <text:p>24424</text:p>
          </table:table-cell>
          <table:table-cell table:style-name="ce28" office:value-type="float" office:value="33912" calcext:value-type="float">
            <text:p>33912</text:p>
          </table:table-cell>
          <table:table-cell table:style-name="ce28" office:value-type="float" office:value="45392" calcext:value-type="float">
            <text:p>45392</text:p>
          </table:table-cell>
          <table:table-cell table:style-name="ce28" office:value-type="float" office:value="75016" calcext:value-type="float">
            <text:p>75016</text:p>
          </table:table-cell>
          <table:table-cell table:style-name="ce28" office:value-type="float" office:value="90735" calcext:value-type="float">
            <text:p>90735</text:p>
          </table:table-cell>
          <table:table-cell table:style-name="ce28" office:value-type="float" office:value="115603" calcext:value-type="float">
            <text:p>115603</text:p>
          </table:table-cell>
          <table:table-cell table:style-name="ce28" office:value-type="float" office:value="146835" calcext:value-type="float">
            <text:p>146835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2" office:value-type="string" calcext:value-type="string">
            <text:p>TI busy-mid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27" office:value-type="string" calcext:value-type="string">
            <text:p>TI trig-Mid</text:p>
          </table:table-cell>
          <table:table-cell table:style-name="ce28" office:value-type="float" office:value="3974" calcext:value-type="float">
            <text:p>3974</text:p>
          </table:table-cell>
          <table:table-cell table:style-name="ce28" office:value-type="float" office:value="9084" calcext:value-type="float">
            <text:p>9084</text:p>
          </table:table-cell>
          <table:table-cell table:style-name="ce28" office:value-type="float" office:value="13441" calcext:value-type="float">
            <text:p>13441</text:p>
          </table:table-cell>
          <table:table-cell table:style-name="ce28" office:value-type="float" office:value="22665" calcext:value-type="float">
            <text:p>22665</text:p>
          </table:table-cell>
          <table:table-cell table:style-name="ce28" office:value-type="float" office:value="30521" calcext:value-type="float">
            <text:p>30521</text:p>
          </table:table-cell>
          <table:table-cell table:style-name="ce28" office:value-type="float" office:value="38894" calcext:value-type="float">
            <text:p>38894</text:p>
          </table:table-cell>
          <table:table-cell table:style-name="ce28" office:value-type="float" office:value="54752" calcext:value-type="float">
            <text:p>54752</text:p>
          </table:table-cell>
          <table:table-cell table:style-name="ce28" office:value-type="float" office:value="56060" calcext:value-type="float">
            <text:p>56060</text:p>
          </table:table-cell>
          <table:table-cell table:style-name="ce28" office:value-type="float" office:value="63570" calcext:value-type="float">
            <text:p>63570</text:p>
          </table:table-cell>
          <table:table-cell table:style-name="ce28" office:value-type="float" office:value="68126" calcext:value-type="float">
            <text:p>68126</text:p>
          </table:table-cell>
          <table:table-cell table:style-name="ce28"/>
          <table:table-cell table:number-columns-repeated="1012"/>
        </table:table-row>
        <table:table-row table:style-name="ro2">
          <table:table-cell table:style-name="ce1" office:value-type="string" calcext:value-type="string">
            <text:p>Time</text:p>
          </table:table-cell>
          <table:table-cell table:number-columns-repeated="11" table:style-name="ce28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8" table:number-columns-repeated="11"/>
          <table:table-cell table:number-columns-repeated="1012"/>
        </table:table-row>
        <table:table-row table:style-name="ro2">
          <table:table-cell table:style-name="ce1" office:value-type="string" calcext:value-type="string">
            <text:p>Data rate</text:p>
          </table:table-cell>
          <table:table-cell table:style-name="ce29" table:formula="of:=[.B34]/[.B43]/1000" office:value-type="float" office:value="0.3987" calcext:value-type="float">
            <text:p>0.399</text:p>
          </table:table-cell>
          <table:table-cell table:style-name="ce29" table:formula="of:=[.C34]/[.C43]/1000" office:value-type="float" office:value="0.916" calcext:value-type="float">
            <text:p>0.916</text:p>
          </table:table-cell>
          <table:table-cell table:style-name="ce29" table:formula="of:=[.D34]/[.D43]/1000" office:value-type="float" office:value="1.3772" calcext:value-type="float">
            <text:p>1.377</text:p>
          </table:table-cell>
          <table:table-cell table:style-name="ce29" table:formula="of:=[.E34]/[.E43]/1000" office:value-type="float" office:value="2.4087" calcext:value-type="float">
            <text:p>2.409</text:p>
          </table:table-cell>
          <table:table-cell table:style-name="ce29" table:formula="of:=[.F34]/[.F43]/1000" office:value-type="float" office:value="3.3699" calcext:value-type="float">
            <text:p>3.370</text:p>
          </table:table-cell>
          <table:table-cell table:style-name="ce29" table:formula="of:=[.G34]/[.G43]/1000" office:value-type="float" office:value="4.5137" calcext:value-type="float">
            <text:p>4.514</text:p>
          </table:table-cell>
          <table:table-cell table:style-name="ce29" table:formula="of:=[.H34]/[.H43]/1000" office:value-type="float" office:value="7.5045" calcext:value-type="float">
            <text:p>7.505</text:p>
          </table:table-cell>
          <table:table-cell table:style-name="ce29" table:formula="of:=[.I34]/[.I43]/1000" office:value-type="float" office:value="9.0914" calcext:value-type="float">
            <text:p>9.091</text:p>
          </table:table-cell>
          <table:table-cell table:style-name="ce29" table:formula="of:=[.J34]/[.J43]/1000" office:value-type="float" office:value="11.6112" calcext:value-type="float">
            <text:p>11.611</text:p>
          </table:table-cell>
          <table:table-cell table:style-name="ce29" table:formula="of:=[.K34]/[.K43]/1000" office:value-type="float" office:value="14.8014" calcext:value-type="float">
            <text:p>14.801</text:p>
          </table:table-cell>
          <table:table-cell table:style-name="ce29" table:formula="of:=[.L34]/[.L43]/1000" office:value-type="float" office:value="0" calcext:value-type="float">
            <text:p>0.000</text:p>
          </table:table-cell>
          <table:table-cell table:style-name="ce29"/>
          <table:table-cell table:number-columns-repeated="1011"/>
        </table:table-row>
        <table:table-row table:style-name="ro2">
          <table:table-cell table:style-name="ce1" office:value-type="string" calcext:value-type="string">
            <text:p>Dead time</text:p>
          </table:table-cell>
          <table:table-cell table:style-name="ce30" table:formula="of:=(1-[.B42]/[.B34])*100" office:value-type="float" office:value="0.32605969400552" calcext:value-type="float">
            <text:p>0.33</text:p>
          </table:table-cell>
          <table:table-cell table:style-name="ce30" table:formula="of:=(1-[.C42]/[.C34])*100" office:value-type="float" office:value="0.829694323144103" calcext:value-type="float">
            <text:p>0.83</text:p>
          </table:table-cell>
          <table:table-cell table:style-name="ce30" table:formula="of:=(1-[.D42]/[.D34])*100" office:value-type="float" office:value="2.40342724368283" calcext:value-type="float">
            <text:p>2.40</text:p>
          </table:table-cell>
          <table:table-cell table:style-name="ce30" table:formula="of:=(1-[.E42]/[.E34])*100" office:value-type="float" office:value="5.90359945198655" calcext:value-type="float">
            <text:p>5.90</text:p>
          </table:table-cell>
          <table:table-cell table:style-name="ce30" table:formula="of:=(1-[.F42]/[.F34])*100" office:value-type="float" office:value="9.4305469005015" calcext:value-type="float">
            <text:p>9.43</text:p>
          </table:table-cell>
          <table:table-cell table:style-name="ce30" table:formula="of:=(1-[.G42]/[.G34])*100" office:value-type="float" office:value="13.8312249374128" calcext:value-type="float">
            <text:p>13.83</text:p>
          </table:table-cell>
          <table:table-cell table:style-name="ce30" table:formula="of:=(1-[.H42]/[.H34])*100" office:value-type="float" office:value="27.0411086681325" calcext:value-type="float">
            <text:p>27.04</text:p>
          </table:table-cell>
          <table:table-cell table:style-name="ce30" table:formula="of:=(1-[.I42]/[.I34])*100" office:value-type="float" office:value="38.3373297841917" calcext:value-type="float">
            <text:p>38.34</text:p>
          </table:table-cell>
          <table:table-cell table:style-name="ce30" table:formula="of:=(1-[.J42]/[.J34])*100" office:value-type="float" office:value="45.2511368334022" calcext:value-type="float">
            <text:p>45.25</text:p>
          </table:table-cell>
          <table:table-cell table:style-name="ce30" table:formula="of:=(1-[.K42]/[.K34])*100" office:value-type="float" office:value="53.9732727985191" calcext:value-type="float">
            <text:p>53.97</text:p>
          </table:table-cell>
          <table:table-cell table:style-name="ce30" table:formula="of:=(1-[.L41]/[.L34])*100" office:value-type="string" office:string-value="" calcext:value-type="error">
            <text:p>#DIV/0!</text:p>
          </table:table-cell>
          <table:table-cell table:style-name="ce30"/>
          <table:table-cell table:number-columns-repeated="1011"/>
        </table:table-row>
        <table:table-row table:style-name="ro1">
          <table:table-cell/>
          <table:table-cell table:style-name="ce35" table:number-columns-repeated="10"/>
          <table:table-cell table:style-name="ce35" office:value-type="float" office:value="90.4163483974929" calcext:value-type="float">
            <text:p>90.4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eadout trigger</text:p>
          </table:table-cell>
          <table:table-cell table:style-name="ce36" office:value-type="float" office:value="4077" calcext:value-type="float">
            <text:p>4077</text:p>
          </table:table-cell>
          <table:table-cell table:style-name="ce36" office:value-type="float" office:value="9157" calcext:value-type="float">
            <text:p>9157</text:p>
          </table:table-cell>
          <table:table-cell table:style-name="ce36" office:value-type="float" office:value="13753" calcext:value-type="float">
            <text:p>13753</text:p>
          </table:table-cell>
          <table:table-cell table:style-name="ce36" office:value-type="float" office:value="24043" calcext:value-type="float">
            <text:p>24043</text:p>
          </table:table-cell>
          <table:table-cell table:style-name="ce36" office:value-type="float" office:value="33609" calcext:value-type="float">
            <text:p>33609</text:p>
          </table:table-cell>
          <table:table-cell table:style-name="ce36" office:value-type="float" office:value="44994" calcext:value-type="float">
            <text:p>44994</text:p>
          </table:table-cell>
          <table:table-cell table:style-name="ce36" office:value-type="float" office:value="74683" calcext:value-type="float">
            <text:p>74683</text:p>
          </table:table-cell>
          <table:table-cell table:style-name="ce36" office:value-type="float" office:value="90334" calcext:value-type="float">
            <text:p>90334</text:p>
          </table:table-cell>
          <table:table-cell table:style-name="ce36" office:value-type="float" office:value="115238" calcext:value-type="float">
            <text:p>115238</text:p>
          </table:table-cell>
          <table:table-cell table:style-name="ce36" office:value-type="float" office:value="146573" calcext:value-type="float">
            <text:p>14657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ocal trigger</text:p>
          </table:table-cell>
          <table:table-cell table:style-name="ce36" office:value-type="float" office:value="4078" calcext:value-type="float">
            <text:p>4078</text:p>
          </table:table-cell>
          <table:table-cell table:style-name="ce36" office:value-type="float" office:value="9160" calcext:value-type="float">
            <text:p>9160</text:p>
          </table:table-cell>
          <table:table-cell table:style-name="ce36" office:value-type="float" office:value="13772" calcext:value-type="float">
            <text:p>13772</text:p>
          </table:table-cell>
          <table:table-cell table:style-name="ce36" office:value-type="float" office:value="24087" calcext:value-type="float">
            <text:p>24087</text:p>
          </table:table-cell>
          <table:table-cell table:style-name="ce36" office:value-type="float" office:value="33699" calcext:value-type="float">
            <text:p>33699</text:p>
          </table:table-cell>
          <table:table-cell table:style-name="ce36" office:value-type="float" office:value="45137" calcext:value-type="float">
            <text:p>45137</text:p>
          </table:table-cell>
          <table:table-cell table:style-name="ce36" office:value-type="float" office:value="75045" calcext:value-type="float">
            <text:p>75045</text:p>
          </table:table-cell>
          <table:table-cell table:style-name="ce36" office:value-type="float" office:value="90914" calcext:value-type="float">
            <text:p>90914</text:p>
          </table:table-cell>
          <table:table-cell table:style-name="ce36" office:value-type="float" office:value="116112" calcext:value-type="float">
            <text:p>116112</text:p>
          </table:table-cell>
          <table:table-cell table:style-name="ce36" office:value-type="float" office:value="148014" calcext:value-type="float">
            <text:p>14801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ate -Mid</text:p>
          </table:table-cell>
          <table:table-cell table:style-name="ce36" office:value-type="float" office:value="2039" calcext:value-type="float">
            <text:p>2039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ate -top</text:p>
          </table:table-cell>
          <table:table-cell table:style-name="ce36" office:value-type="float" office:value="2040" calcext:value-type="float">
            <text:p>2040</text:p>
          </table:table-cell>
          <table:table-cell table:style-name="ce36" office:value-type="float" office:value="9094" calcext:value-type="float">
            <text:p>9094</text:p>
          </table:table-cell>
          <table:table-cell table:style-name="ce36" office:value-type="float" office:value="13603" calcext:value-type="float">
            <text:p>13603</text:p>
          </table:table-cell>
          <table:table-cell table:style-name="ce36" office:value-type="float" office:value="23680" calcext:value-type="float">
            <text:p>23680</text:p>
          </table:table-cell>
          <table:table-cell table:style-name="ce36" office:value-type="float" office:value="33008" calcext:value-type="float">
            <text:p>33008</text:p>
          </table:table-cell>
          <table:table-cell table:style-name="ce36" office:value-type="float" office:value="44036" calcext:value-type="float">
            <text:p>44036</text:p>
          </table:table-cell>
          <table:table-cell table:style-name="ce36" office:value-type="float" office:value="72621" calcext:value-type="float">
            <text:p>72621</text:p>
          </table:table-cell>
          <table:table-cell table:style-name="ce36" office:value-type="float" office:value="87830" calcext:value-type="float">
            <text:p>87830</text:p>
          </table:table-cell>
          <table:table-cell table:style-name="ce36" office:value-type="float" office:value="111795" calcext:value-type="float">
            <text:p>111795</text:p>
          </table:table-cell>
          <table:table-cell table:style-name="ce36" office:value-type="float" office:value="141721" calcext:value-type="float">
            <text:p>14172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st Clear-Mid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st Clear-top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1161" calcext:value-type="float">
            <text:p>1161</text:p>
          </table:table-cell>
          <table:table-cell table:style-name="ce36" office:value-type="float" office:value="2573" calcext:value-type="float">
            <text:p>2573</text:p>
          </table:table-cell>
          <table:table-cell table:style-name="ce36" office:value-type="float" office:value="7057" calcext:value-type="float">
            <text:p>7057</text:p>
          </table:table-cell>
          <table:table-cell table:style-name="ce36" office:value-type="float" office:value="12527" calcext:value-type="float">
            <text:p>12527</text:p>
          </table:table-cell>
          <table:table-cell table:style-name="ce36" office:value-type="float" office:value="20053" calcext:value-type="float">
            <text:p>20053</text:p>
          </table:table-cell>
          <table:table-cell table:style-name="ce36" office:value-type="float" office:value="44284" calcext:value-type="float">
            <text:p>44284</text:p>
          </table:table-cell>
          <table:table-cell table:style-name="ce36" office:value-type="float" office:value="60924" calcext:value-type="float">
            <text:p>60924</text:p>
          </table:table-cell>
          <table:table-cell table:style-name="ce36" office:value-type="float" office:value="84137" calcext:value-type="float">
            <text:p>84137</text:p>
          </table:table-cell>
          <table:table-cell table:style-name="ce36" office:value-type="float" office:value="114935" calcext:value-type="float">
            <text:p>11493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usy-Mid</text:p>
          </table:table-cell>
          <table:table-cell table:style-name="ce36" office:value-type="float" office:value="2105" calcext:value-type="float">
            <text:p>2105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usy-top</text:p>
          </table:table-cell>
          <table:table-cell table:style-name="ce36" office:value-type="float" office:value="2097" calcext:value-type="float">
            <text:p>2097</text:p>
          </table:table-cell>
          <table:table-cell table:style-name="ce36" office:value-type="float" office:value="9350" calcext:value-type="float">
            <text:p>9350</text:p>
          </table:table-cell>
          <table:table-cell table:style-name="ce36" office:value-type="float" office:value="13969" calcext:value-type="float">
            <text:p>13969</text:p>
          </table:table-cell>
          <table:table-cell table:style-name="ce36" office:value-type="float" office:value="24424" calcext:value-type="float">
            <text:p>24424</text:p>
          </table:table-cell>
          <table:table-cell table:style-name="ce36" office:value-type="float" office:value="33912" calcext:value-type="float">
            <text:p>33912</text:p>
          </table:table-cell>
          <table:table-cell table:style-name="ce36" office:value-type="float" office:value="45392" calcext:value-type="float">
            <text:p>45392</text:p>
          </table:table-cell>
          <table:table-cell table:style-name="ce36" office:value-type="float" office:value="75016" calcext:value-type="float">
            <text:p>75016</text:p>
          </table:table-cell>
          <table:table-cell table:style-name="ce36" office:value-type="float" office:value="90735" calcext:value-type="float">
            <text:p>90735</text:p>
          </table:table-cell>
          <table:table-cell table:style-name="ce36" office:value-type="float" office:value="115603" calcext:value-type="float">
            <text:p>115603</text:p>
          </table:table-cell>
          <table:table-cell table:style-name="ce36" office:value-type="float" office:value="146835" calcext:value-type="float">
            <text:p>14683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 busy-mid</text:p>
          </table:table-cell>
          <table:table-cell table:number-columns-repeated="10" table:style-name="ce3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7" office:value-type="string" calcext:value-type="string">
            <text:p>TI trig-Mid</text:p>
          </table:table-cell>
          <table:table-cell table:style-name="ce36" office:value-type="float" office:value="4074" calcext:value-type="float">
            <text:p>4074</text:p>
          </table:table-cell>
          <table:table-cell table:style-name="ce36" office:value-type="float" office:value="9084" calcext:value-type="float">
            <text:p>9084</text:p>
          </table:table-cell>
          <table:table-cell table:style-name="ce36" office:value-type="float" office:value="13441" calcext:value-type="float">
            <text:p>13441</text:p>
          </table:table-cell>
          <table:table-cell table:style-name="ce36" office:value-type="float" office:value="22665" calcext:value-type="float">
            <text:p>22665</text:p>
          </table:table-cell>
          <table:table-cell table:style-name="ce36" office:value-type="float" office:value="30521" calcext:value-type="float">
            <text:p>30521</text:p>
          </table:table-cell>
          <table:table-cell table:style-name="ce36" office:value-type="float" office:value="38894" calcext:value-type="float">
            <text:p>38894</text:p>
          </table:table-cell>
          <table:table-cell table:style-name="ce36" office:value-type="float" office:value="54752" calcext:value-type="float">
            <text:p>54752</text:p>
          </table:table-cell>
          <table:table-cell table:style-name="ce36" office:value-type="float" office:value="56060" calcext:value-type="float">
            <text:p>56060</text:p>
          </table:table-cell>
          <table:table-cell table:style-name="ce36" office:value-type="float" office:value="63570" calcext:value-type="float">
            <text:p>63570</text:p>
          </table:table-cell>
          <table:table-cell table:style-name="ce36" office:value-type="float" office:value="68126" calcext:value-type="float">
            <text:p>6812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number-columns-repeated="10" table:style-name="ce36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36" table:number-columns-repeated="10"/>
          <table:table-cell table:number-columns-repeated="1013"/>
        </table:table-row>
        <table:table-row table:style-name="ro2">
          <table:table-cell table:style-name="ce1" office:value-type="string" calcext:value-type="string">
            <text:p>Data rate</text:p>
          </table:table-cell>
          <table:table-cell table:style-name="ce37" table:formula="of:=[.B49]/[.B58]/1000" office:value-type="float" office:value="0.4078" calcext:value-type="float">
            <text:p>0.408</text:p>
          </table:table-cell>
          <table:table-cell table:style-name="ce37" table:formula="of:=[.C49]/[.C58]/1000" office:value-type="float" office:value="0.916" calcext:value-type="float">
            <text:p>0.916</text:p>
          </table:table-cell>
          <table:table-cell table:style-name="ce37" table:formula="of:=[.D49]/[.D58]/1000" office:value-type="float" office:value="1.3772" calcext:value-type="float">
            <text:p>1.377</text:p>
          </table:table-cell>
          <table:table-cell table:style-name="ce37" table:formula="of:=[.E49]/[.E58]/1000" office:value-type="float" office:value="2.4087" calcext:value-type="float">
            <text:p>2.409</text:p>
          </table:table-cell>
          <table:table-cell table:style-name="ce37" table:formula="of:=[.F49]/[.F58]/1000" office:value-type="float" office:value="3.3699" calcext:value-type="float">
            <text:p>3.370</text:p>
          </table:table-cell>
          <table:table-cell table:style-name="ce37" table:formula="of:=[.G49]/[.G58]/1000" office:value-type="float" office:value="4.5137" calcext:value-type="float">
            <text:p>4.514</text:p>
          </table:table-cell>
          <table:table-cell table:style-name="ce37" table:formula="of:=[.H49]/[.H58]/1000" office:value-type="float" office:value="7.5045" calcext:value-type="float">
            <text:p>7.505</text:p>
          </table:table-cell>
          <table:table-cell table:style-name="ce37" table:formula="of:=[.I49]/[.I58]/1000" office:value-type="float" office:value="9.0914" calcext:value-type="float">
            <text:p>9.091</text:p>
          </table:table-cell>
          <table:table-cell table:style-name="ce37" table:formula="of:=[.J49]/[.J58]/1000" office:value-type="float" office:value="11.6112" calcext:value-type="float">
            <text:p>11.611</text:p>
          </table:table-cell>
          <table:table-cell table:style-name="ce37" table:formula="of:=[.K49]/[.K58]/1000" office:value-type="float" office:value="14.8014" calcext:value-type="float">
            <text:p>14.801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ead time</text:p>
          </table:table-cell>
          <table:table-cell table:style-name="ce38" table:formula="of:=(1-[.B57]/[.B49])*100" office:value-type="float" office:value="0.0980872976949487" calcext:value-type="float">
            <text:p>0.10</text:p>
          </table:table-cell>
          <table:table-cell table:style-name="ce38" table:formula="of:=(1-[.C57]/[.C49])*100" office:value-type="float" office:value="0.829694323144103" calcext:value-type="float">
            <text:p>0.83</text:p>
          </table:table-cell>
          <table:table-cell table:style-name="ce38" table:formula="of:=(1-[.D57]/[.D49])*100" office:value-type="float" office:value="2.40342724368283" calcext:value-type="float">
            <text:p>2.40</text:p>
          </table:table-cell>
          <table:table-cell table:style-name="ce38" table:formula="of:=(1-[.E57]/[.E49])*100" office:value-type="float" office:value="5.90359945198655" calcext:value-type="float">
            <text:p>5.90</text:p>
          </table:table-cell>
          <table:table-cell table:style-name="ce38" table:formula="of:=(1-[.F57]/[.F49])*100" office:value-type="float" office:value="9.4305469005015" calcext:value-type="float">
            <text:p>9.43</text:p>
          </table:table-cell>
          <table:table-cell table:style-name="ce38" table:formula="of:=(1-[.G57]/[.G49])*100" office:value-type="float" office:value="13.8312249374128" calcext:value-type="float">
            <text:p>13.83</text:p>
          </table:table-cell>
          <table:table-cell table:style-name="ce38" table:formula="of:=(1-[.H57]/[.H49])*100" office:value-type="float" office:value="27.0411086681325" calcext:value-type="float">
            <text:p>27.04</text:p>
          </table:table-cell>
          <table:table-cell table:style-name="ce38" table:formula="of:=(1-[.I57]/[.I49])*100" office:value-type="float" office:value="38.3373297841917" calcext:value-type="float">
            <text:p>38.34</text:p>
          </table:table-cell>
          <table:table-cell table:style-name="ce38" table:formula="of:=(1-[.J57]/[.J49])*100" office:value-type="float" office:value="45.2511368334022" calcext:value-type="float">
            <text:p>45.25</text:p>
          </table:table-cell>
          <table:table-cell table:style-name="ce38" table:formula="of:=(1-[.K57]/[.K49])*100" office:value-type="float" office:value="53.9732727985191" calcext:value-type="float">
            <text:p>53.97</text:p>
          </table:table-cell>
          <table:table-cell table:number-columns-repeated="101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9" table:style-name="ta1">
        <table:shapes>
          <draw:frame draw:z-index="0" draw:style-name="gr1" draw:text-style-name="P1" svg:width="6.2988in" svg:height="3.5429in" svg:x="3.0031in" svg:y="8.1929in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21" table:number-columns-repeated="10" table:default-cell-style-name="Default"/>
        <table:table-column table:style-name="co3" table:default-cell-style-name="Default"/>
        <table:table-column table:style-name="co3" table:visibility="collapse" table:number-columns-repeated="3" table:default-cell-style-name="Default"/>
        <table:table-column table:style-name="co3" table:number-columns-repeated="4" table:default-cell-style-name="Default"/>
        <table:table-row table:style-name="ro2">
          <table:table-cell table:style-name="ce2"/>
          <table:table-cell table:style-name="ce8" table:number-columns-repeated="10"/>
          <table:table-cell table:number-columns-repeated="8"/>
        </table:table-row>
        <table:table-row table:style-name="ro2">
          <table:table-cell table:style-name="ce2" office:value-type="string" calcext:value-type="string">
            <text:p>Readout trigger</text:p>
          </table:table-cell>
          <table:table-cell table:style-name="ce8" office:value-type="float" office:value="5757" calcext:value-type="float">
            <text:p>5757</text:p>
          </table:table-cell>
          <table:table-cell table:style-name="ce8" office:value-type="float" office:value="11417" calcext:value-type="float">
            <text:p>11417</text:p>
          </table:table-cell>
          <table:table-cell table:style-name="ce8" office:value-type="float" office:value="15686" calcext:value-type="float">
            <text:p>15686</text:p>
          </table:table-cell>
          <table:table-cell table:style-name="ce8" office:value-type="float" office:value="24452" calcext:value-type="float">
            <text:p>24452</text:p>
          </table:table-cell>
          <table:table-cell table:style-name="ce8" office:value-type="float" office:value="34905" calcext:value-type="float">
            <text:p>34905</text:p>
          </table:table-cell>
          <table:table-cell table:style-name="ce8" office:value-type="float" office:value="50847" calcext:value-type="float">
            <text:p>50847</text:p>
          </table:table-cell>
          <table:table-cell table:style-name="ce8" office:value-type="float" office:value="70478" calcext:value-type="float">
            <text:p>70478</text:p>
          </table:table-cell>
          <table:table-cell table:style-name="ce8" office:value-type="float" office:value="89716" calcext:value-type="float">
            <text:p>89716</text:p>
          </table:table-cell>
          <table:table-cell table:style-name="ce8" office:value-type="float" office:value="118942" calcext:value-type="float">
            <text:p>118942</text:p>
          </table:table-cell>
          <table:table-cell table:style-name="ce8" office:value-type="float" office:value="157027" calcext:value-type="float">
            <text:p>157027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Local trigger</text:p>
          </table:table-cell>
          <table:table-cell table:style-name="ce8" office:value-type="float" office:value="5757" calcext:value-type="float">
            <text:p>5757</text:p>
          </table:table-cell>
          <table:table-cell table:style-name="ce8" office:value-type="float" office:value="11428" calcext:value-type="float">
            <text:p>11428</text:p>
          </table:table-cell>
          <table:table-cell table:style-name="ce8" office:value-type="float" office:value="15710" calcext:value-type="float">
            <text:p>15710</text:p>
          </table:table-cell>
          <table:table-cell table:style-name="ce8" office:value-type="float" office:value="24486" calcext:value-type="float">
            <text:p>24486</text:p>
          </table:table-cell>
          <table:table-cell table:style-name="ce8" office:value-type="float" office:value="34982" calcext:value-type="float">
            <text:p>34982</text:p>
          </table:table-cell>
          <table:table-cell table:style-name="ce8" office:value-type="float" office:value="51031" calcext:value-type="float">
            <text:p>51031</text:p>
          </table:table-cell>
          <table:table-cell table:style-name="ce8" office:value-type="float" office:value="70846" calcext:value-type="float">
            <text:p>70846</text:p>
          </table:table-cell>
          <table:table-cell table:style-name="ce8" office:value-type="float" office:value="90249" calcext:value-type="float">
            <text:p>90249</text:p>
          </table:table-cell>
          <table:table-cell table:style-name="ce8" office:value-type="float" office:value="119937" calcext:value-type="float">
            <text:p>119937</text:p>
          </table:table-cell>
          <table:table-cell table:style-name="ce8" office:value-type="float" office:value="158761" calcext:value-type="float">
            <text:p>158761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formula="of:=[.P3]/1000" office:value-type="float" office:value="0.3" calcext:value-type="float">
            <text:p>0.3</text:p>
          </table:table-cell>
          <table:table-cell table:formula="of:=[.S3]*100" office:value-type="float" office:value="2.03857" calcext:value-type="float">
            <text:p>2.03857</text:p>
          </table:table-cell>
          <table:table-cell office:value-type="float" office:value="0.0203857" calcext:value-type="float">
            <text:p>0.0203857</text:p>
          </table:table-cell>
        </table:table-row>
        <table:table-row table:style-name="ro2">
          <table:table-cell table:style-name="ce2" office:value-type="string" calcext:value-type="string">
            <text:p>Gate -Mid</text:p>
          </table:table-cell>
          <table:table-cell table:style-name="ce8" office:value-type="float" office:value="5729" calcext:value-type="float">
            <text:p>5729</text:p>
          </table:table-cell>
          <table:table-cell table:style-name="ce8" office:value-type="float" office:value="11312" calcext:value-type="float">
            <text:p>11312</text:p>
          </table:table-cell>
          <table:table-cell table:style-name="ce8" office:value-type="float" office:value="15516" calcext:value-type="float">
            <text:p>15516</text:p>
          </table:table-cell>
          <table:table-cell table:style-name="ce8" office:value-type="float" office:value="24049" calcext:value-type="float">
            <text:p>24049</text:p>
          </table:table-cell>
          <table:table-cell table:style-name="ce8" office:value-type="float" office:value="34078" calcext:value-type="float">
            <text:p>34078</text:p>
          </table:table-cell>
          <table:table-cell table:style-name="ce8" office:value-type="float" office:value="49280" calcext:value-type="float">
            <text:p>49280</text:p>
          </table:table-cell>
          <table:table-cell table:style-name="ce8" office:value-type="float" office:value="67725" calcext:value-type="float">
            <text:p>67725</text:p>
          </table:table-cell>
          <table:table-cell table:style-name="ce8" office:value-type="float" office:value="85619" calcext:value-type="float">
            <text:p>85619</text:p>
          </table:table-cell>
          <table:table-cell table:style-name="ce8" office:value-type="float" office:value="112443" calcext:value-type="float">
            <text:p>112443</text:p>
          </table:table-cell>
          <table:table-cell table:style-name="ce8" office:value-type="float" office:value="146795" calcext:value-type="float">
            <text:p>146795</text:p>
          </table:table-cell>
          <table:table-cell table:formula="of:=1270000/180" office:value-type="float" office:value="7055.55555555556" calcext:value-type="float">
            <text:p>7055.5555555556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P4]/1000" office:value-type="float" office:value="0.4" calcext:value-type="float">
            <text:p>0.4</text:p>
          </table:table-cell>
          <table:table-cell table:formula="of:=[.S4]*100" office:value-type="float" office:value="2.71085" calcext:value-type="float">
            <text:p>2.71085</text:p>
          </table:table-cell>
          <table:table-cell office:value-type="float" office:value="0.0271085" calcext:value-type="float">
            <text:p>0.0271085</text:p>
          </table:table-cell>
        </table:table-row>
        <table:table-row table:style-name="ro2">
          <table:table-cell table:style-name="ce2" office:value-type="string" calcext:value-type="string">
            <text:p>Gate -top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formula="of:=[.P5]/1000" office:value-type="float" office:value="0.5" calcext:value-type="float">
            <text:p>0.5</text:p>
          </table:table-cell>
          <table:table-cell table:formula="of:=[.S5]*100" office:value-type="float" office:value="3.37954" calcext:value-type="float">
            <text:p>3.37954</text:p>
          </table:table-cell>
          <table:table-cell office:value-type="float" office:value="0.0337954" calcext:value-type="float">
            <text:p>0.0337954</text:p>
          </table:table-cell>
        </table:table-row>
        <table:table-row table:style-name="ro2">
          <table:table-cell table:style-name="ce2" office:value-type="string" calcext:value-type="string">
            <text:p>Fast Clear-Mid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655" calcext:value-type="float">
            <text:p>655</text:p>
          </table:table-cell>
          <table:table-cell table:style-name="ce8" office:value-type="float" office:value="1219" calcext:value-type="float">
            <text:p>1219</text:p>
          </table:table-cell>
          <table:table-cell table:style-name="ce8" office:value-type="float" office:value="2805" calcext:value-type="float">
            <text:p>2805</text:p>
          </table:table-cell>
          <table:table-cell table:style-name="ce8" office:value-type="float" office:value="5443" calcext:value-type="float">
            <text:p>5443</text:p>
          </table:table-cell>
          <table:table-cell table:style-name="ce8" office:value-type="float" office:value="10717" calcext:value-type="float">
            <text:p>10717</text:p>
          </table:table-cell>
          <table:table-cell table:style-name="ce8" office:value-type="float" office:value="18903" calcext:value-type="float">
            <text:p>18903</text:p>
          </table:table-cell>
          <table:table-cell table:style-name="ce8" office:value-type="float" office:value="28433" calcext:value-type="float">
            <text:p>28433</text:p>
          </table:table-cell>
          <table:table-cell table:style-name="ce8" office:value-type="float" office:value="44768" calcext:value-type="float">
            <text:p>44768</text:p>
          </table:table-cell>
          <table:table-cell table:style-name="ce8" office:value-type="float" office:value="68641" calcext:value-type="float">
            <text:p>68641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table:formula="of:=[.P6]/1000" office:value-type="float" office:value="0.6" calcext:value-type="float">
            <text:p>0.6</text:p>
          </table:table-cell>
          <table:table-cell table:formula="of:=[.S6]*100" office:value-type="float" office:value="4.04467" calcext:value-type="float">
            <text:p>4.04467</text:p>
          </table:table-cell>
          <table:table-cell office:value-type="float" office:value="0.0404467" calcext:value-type="float">
            <text:p>0.0404467</text:p>
          </table:table-cell>
        </table:table-row>
        <table:table-row table:style-name="ro2">
          <table:table-cell table:style-name="ce2" office:value-type="string" calcext:value-type="string">
            <text:p>Fast Clear-top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table:formula="of:=[.P7]/1000" office:value-type="float" office:value="0.7" calcext:value-type="float">
            <text:p>0.7</text:p>
          </table:table-cell>
          <table:table-cell table:formula="of:=[.S7]*100" office:value-type="float" office:value="4.70626" calcext:value-type="float">
            <text:p>4.70626</text:p>
          </table:table-cell>
          <table:table-cell office:value-type="float" office:value="0.0470626" calcext:value-type="float">
            <text:p>0.0470626</text:p>
          </table:table-cell>
        </table:table-row>
        <table:table-row table:style-name="ro2">
          <table:table-cell table:style-name="ce2" office:value-type="string" calcext:value-type="string">
            <text:p>Busy-Mid</text:p>
          </table:table-cell>
          <table:table-cell table:style-name="ce8" office:value-type="float" office:value="5857" calcext:value-type="float">
            <text:p>5857</text:p>
          </table:table-cell>
          <table:table-cell table:style-name="ce8" office:value-type="float" office:value="11546" calcext:value-type="float">
            <text:p>11546</text:p>
          </table:table-cell>
          <table:table-cell table:style-name="ce8" office:value-type="float" office:value="15876" calcext:value-type="float">
            <text:p>15876</text:p>
          </table:table-cell>
          <table:table-cell table:style-name="ce8" office:value-type="float" office:value="24604" calcext:value-type="float">
            <text:p>24604</text:p>
          </table:table-cell>
          <table:table-cell table:style-name="ce8" office:value-type="float" office:value="34852" calcext:value-type="float">
            <text:p>34852</text:p>
          </table:table-cell>
          <table:table-cell table:style-name="ce8" office:value-type="float" office:value="50386" calcext:value-type="float">
            <text:p>50386</text:p>
          </table:table-cell>
          <table:table-cell table:style-name="ce8" office:value-type="float" office:value="69277" calcext:value-type="float">
            <text:p>69277</text:p>
          </table:table-cell>
          <table:table-cell table:style-name="ce8" office:value-type="float" office:value="87408" calcext:value-type="float">
            <text:p>87408</text:p>
          </table:table-cell>
          <table:table-cell table:style-name="ce8" office:value-type="float" office:value="114896" calcext:value-type="float">
            <text:p>114896</text:p>
          </table:table-cell>
          <table:table-cell table:style-name="ce8" office:value-type="float" office:value="149821" calcext:value-type="float">
            <text:p>149821</text:p>
          </table:table-cell>
          <table:table-cell table:number-columns-repeated="4"/>
          <table:table-cell office:value-type="float" office:value="800" calcext:value-type="float">
            <text:p>800</text:p>
          </table:table-cell>
          <table:table-cell table:formula="of:=[.P8]/1000" office:value-type="float" office:value="0.8" calcext:value-type="float">
            <text:p>0.8</text:p>
          </table:table-cell>
          <table:table-cell table:formula="of:=[.S8]*100" office:value-type="float" office:value="5.36431" calcext:value-type="float">
            <text:p>5.36431</text:p>
          </table:table-cell>
          <table:table-cell office:value-type="float" office:value="0.0536431" calcext:value-type="float">
            <text:p>0.0536431</text:p>
          </table:table-cell>
        </table:table-row>
        <table:table-row table:style-name="ro2">
          <table:table-cell table:style-name="ce2" office:value-type="string" calcext:value-type="string">
            <text:p>Busy-top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table:formula="of:=[.P9]/1000" office:value-type="float" office:value="0.9" calcext:value-type="float">
            <text:p>0.9</text:p>
          </table:table-cell>
          <table:table-cell table:formula="of:=[.S9]*100" office:value-type="float" office:value="6.01887" calcext:value-type="float">
            <text:p>6.01887</text:p>
          </table:table-cell>
          <table:table-cell office:value-type="float" office:value="0.0601887" calcext:value-type="float">
            <text:p>0.0601887</text:p>
          </table:table-cell>
        </table:table-row>
        <table:table-row table:style-name="ro2">
          <table:table-cell table:style-name="ce2" office:value-type="string" calcext:value-type="string">
            <text:p>TI busy-mid</text:p>
          </table:table-cell>
          <table:table-cell table:style-name="ce8" office:value-type="float" office:value="5538" calcext:value-type="float">
            <text:p>5538</text:p>
          </table:table-cell>
          <table:table-cell table:style-name="ce8" office:value-type="float" office:value="10655" calcext:value-type="float">
            <text:p>10655</text:p>
          </table:table-cell>
          <table:table-cell table:style-name="ce8" office:value-type="float" office:value="14297" calcext:value-type="float">
            <text:p>14297</text:p>
          </table:table-cell>
          <table:table-cell table:style-name="ce8" office:value-type="float" office:value="21242" calcext:value-type="float">
            <text:p>21242</text:p>
          </table:table-cell>
          <table:table-cell table:style-name="ce8" office:value-type="float" office:value="28636" calcext:value-type="float">
            <text:p>28636</text:p>
          </table:table-cell>
          <table:table-cell table:style-name="ce8" office:value-type="float" office:value="38555" calcext:value-type="float">
            <text:p>38555</text:p>
          </table:table-cell>
          <table:table-cell table:style-name="ce8" office:value-type="float" office:value="48815" calcext:value-type="float">
            <text:p>48815</text:p>
          </table:table-cell>
          <table:table-cell table:style-name="ce8" office:value-type="float" office:value="57156" calcext:value-type="float">
            <text:p>57156</text:p>
          </table:table-cell>
          <table:table-cell table:style-name="ce8" office:value-type="float" office:value="67577" calcext:value-type="float">
            <text:p>67577</text:p>
          </table:table-cell>
          <table:table-cell table:style-name="ce8" office:value-type="float" office:value="77957" calcext:value-type="float">
            <text:p>77957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[.P10]/1000" office:value-type="float" office:value="1" calcext:value-type="float">
            <text:p>1</text:p>
          </table:table-cell>
          <table:table-cell table:formula="of:=[.S10]*100" office:value-type="float" office:value="6.66994" calcext:value-type="float">
            <text:p>6.66994</text:p>
          </table:table-cell>
          <table:table-cell office:value-type="float" office:value="0.0666994" calcext:value-type="float">
            <text:p>0.0666994</text:p>
          </table:table-cell>
        </table:table-row>
        <table:table-row table:style-name="ro2">
          <table:table-cell table:style-name="ce27" office:value-type="string" calcext:value-type="string">
            <text:p>TI trig-Mid</text:p>
          </table:table-cell>
          <table:table-cell table:style-name="ce8" office:value-type="float" office:value="5538" calcext:value-type="float">
            <text:p>5538</text:p>
          </table:table-cell>
          <table:table-cell table:style-name="ce8" office:value-type="float" office:value="10655" calcext:value-type="float">
            <text:p>10655</text:p>
          </table:table-cell>
          <table:table-cell table:style-name="ce8" office:value-type="float" office:value="14297" calcext:value-type="float">
            <text:p>14297</text:p>
          </table:table-cell>
          <table:table-cell table:style-name="ce8" office:value-type="float" office:value="21242" calcext:value-type="float">
            <text:p>21242</text:p>
          </table:table-cell>
          <table:table-cell table:style-name="ce8" office:value-type="float" office:value="28636" calcext:value-type="float">
            <text:p>28636</text:p>
          </table:table-cell>
          <table:table-cell table:style-name="ce8" office:value-type="float" office:value="38555" calcext:value-type="float">
            <text:p>38555</text:p>
          </table:table-cell>
          <table:table-cell table:style-name="ce8" office:value-type="float" office:value="48815" calcext:value-type="float">
            <text:p>48815</text:p>
          </table:table-cell>
          <table:table-cell table:style-name="ce8" office:value-type="float" office:value="57156" calcext:value-type="float">
            <text:p>57156</text:p>
          </table:table-cell>
          <table:table-cell table:style-name="ce8" office:value-type="float" office:value="67577" calcext:value-type="float">
            <text:p>67577</text:p>
          </table:table-cell>
          <table:table-cell table:style-name="ce8" office:value-type="float" office:value="77958" calcext:value-type="float">
            <text:p>77958</text:p>
          </table:table-cell>
          <table:table-cell table:number-columns-repeated="4"/>
          <table:table-cell office:value-type="float" office:value="1100" calcext:value-type="float">
            <text:p>1100</text:p>
          </table:table-cell>
          <table:table-cell table:formula="of:=[.P11]/1000" office:value-type="float" office:value="1.1" calcext:value-type="float">
            <text:p>1.1</text:p>
          </table:table-cell>
          <table:table-cell table:formula="of:=[.S11]*100" office:value-type="float" office:value="7.31756" calcext:value-type="float">
            <text:p>7.31756</text:p>
          </table:table-cell>
          <table:table-cell office:value-type="float" office:value="0.0731756" calcext:value-type="float">
            <text:p>0.0731756</text:p>
          </table:table-cell>
        </table:table-row>
        <table:table-row table:style-name="ro2">
          <table:table-cell table:style-name="ce1" office:value-type="string" calcext:value-type="string">
            <text:p>Time</text:p>
          </table:table-cell>
          <table:table-cell table:number-columns-repeated="10" table:style-name="ce8" office:value-type="float" office:value="10" calcext:value-type="float">
            <text:p>10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table:formula="of:=[.P12]/1000" office:value-type="float" office:value="1.2" calcext:value-type="float">
            <text:p>1.2</text:p>
          </table:table-cell>
          <table:table-cell table:formula="of:=[.S12]*100" office:value-type="float" office:value="7.96173" calcext:value-type="float">
            <text:p>7.96173</text:p>
          </table:table-cell>
          <table:table-cell office:value-type="float" office:value="0.0796173" calcext:value-type="float">
            <text:p>0.0796173</text:p>
          </table:table-cell>
        </table:table-row>
        <table:table-row table:style-name="ro2">
          <table:table-cell table:style-name="ce2"/>
          <table:table-cell table:style-name="ce9" table:formula="of:=([.B10]/[.B3])*SQRT((1/[.B3])+(1/[.B10]))" office:value-type="float" office:value="0.0181061139456113" calcext:value-type="float">
            <text:p>0.018</text:p>
          </table:table-cell>
          <table:table-cell table:style-name="ce9" table:formula="of:=([.C10]/[.C3])*SQRT((1/[.C3])+(1/[.C10]))" office:value-type="float" office:value="0.0125559742301699" calcext:value-type="float">
            <text:p>0.013</text:p>
          </table:table-cell>
          <table:table-cell table:style-name="ce9" table:formula="of:=([.D10]/[.D3])*SQRT((1/[.D3])+(1/[.D10]))" office:value-type="float" office:value="0.0105188792609275" calcext:value-type="float">
            <text:p>0.011</text:p>
          </table:table-cell>
          <table:table-cell table:style-name="ce9" table:formula="of:=([.E10]/[.E3])*SQRT((1/[.E3])+(1/[.E10]))" office:value-type="float" office:value="0.00813414740041151" calcext:value-type="float">
            <text:p>0.008</text:p>
          </table:table-cell>
          <table:table-cell table:style-name="ce9" table:formula="of:=([.F10]/[.F3])*SQRT((1/[.F3])+(1/[.F10]))" office:value-type="float" office:value="0.0065234784130757" calcext:value-type="float">
            <text:p>0.007</text:p>
          </table:table-cell>
          <table:table-cell table:style-name="ce9" table:formula="of:=([.G10]/[.G3])*SQRT((1/[.G3])+(1/[.G10]))" office:value-type="float" office:value="0.0050981112511272" calcext:value-type="float">
            <text:p>0.005</text:p>
          </table:table-cell>
          <table:table-cell table:style-name="ce9" table:formula="of:=([.H10]/[.H3])*SQRT((1/[.H3])+(1/[.H10]))" office:value-type="float" office:value="0.0040530313087144" calcext:value-type="float">
            <text:p>0.004</text:p>
          </table:table-cell>
          <table:table-cell table:style-name="ce9" table:formula="of:=([.I10]/[.I3])*SQRT((1/[.I3])+(1/[.I10]))" office:value-type="float" office:value="0.00338550472062034" calcext:value-type="float">
            <text:p>0.003</text:p>
          </table:table-cell>
          <table:table-cell table:style-name="ce9" table:formula="of:=([.J10]/[.J3])*SQRT((1/[.J3])+(1/[.J10]))" office:value-type="float" office:value="0.00271010757855761" calcext:value-type="float">
            <text:p>0.003</text:p>
          </table:table-cell>
          <table:table-cell table:style-name="ce9" table:formula="of:=([.K10]/[.K3])*SQRT((1/[.K3])+(1/[.K10]))" office:value-type="float" office:value="0.00214747176161242" calcext:value-type="float">
            <text:p>0.002</text:p>
          </table:table-cell>
          <table:table-cell table:number-columns-repeated="4"/>
          <table:table-cell office:value-type="float" office:value="1300" calcext:value-type="float">
            <text:p>1300</text:p>
          </table:table-cell>
          <table:table-cell table:formula="of:=[.P13]/1000" office:value-type="float" office:value="1.3" calcext:value-type="float">
            <text:p>1.3</text:p>
          </table:table-cell>
          <table:table-cell table:formula="of:=[.S13]*100" office:value-type="float" office:value="8.60247" calcext:value-type="float">
            <text:p>8.60247</text:p>
          </table:table-cell>
          <table:table-cell office:value-type="float" office:value="0.0860247" calcext:value-type="float">
            <text:p>0.0860247</text:p>
          </table:table-cell>
        </table:table-row>
        <table:table-row table:style-name="ro2">
          <table:table-cell table:style-name="ce1" office:value-type="string" calcext:value-type="string">
            <text:p>Data rate</text:p>
          </table:table-cell>
          <table:table-cell table:style-name="ce9" table:formula="of:=[.B3]/[.B12]/1000" office:value-type="float" office:value="0.5757" calcext:value-type="float">
            <text:p>0.576</text:p>
          </table:table-cell>
          <table:table-cell table:style-name="ce9" table:formula="of:=[.C3]/[.C12]/1000" office:value-type="float" office:value="1.1428" calcext:value-type="float">
            <text:p>1.143</text:p>
          </table:table-cell>
          <table:table-cell table:style-name="ce9" table:formula="of:=[.D3]/[.D12]/1000" office:value-type="float" office:value="1.571" calcext:value-type="float">
            <text:p>1.571</text:p>
          </table:table-cell>
          <table:table-cell table:style-name="ce9" table:formula="of:=[.E3]/[.E12]/1000" office:value-type="float" office:value="2.4486" calcext:value-type="float">
            <text:p>2.449</text:p>
          </table:table-cell>
          <table:table-cell table:style-name="ce9" table:formula="of:=[.F3]/[.F12]/1000" office:value-type="float" office:value="3.4982" calcext:value-type="float">
            <text:p>3.498</text:p>
          </table:table-cell>
          <table:table-cell table:style-name="ce9" table:formula="of:=[.G3]/[.G12]/1000" office:value-type="float" office:value="5.1031" calcext:value-type="float">
            <text:p>5.103</text:p>
          </table:table-cell>
          <table:table-cell table:style-name="ce9" table:formula="of:=[.H3]/[.H12]/1000" office:value-type="float" office:value="7.0846" calcext:value-type="float">
            <text:p>7.085</text:p>
          </table:table-cell>
          <table:table-cell table:style-name="ce9" table:formula="of:=[.I3]/[.I12]/1000" office:value-type="float" office:value="9.0249" calcext:value-type="float">
            <text:p>9.025</text:p>
          </table:table-cell>
          <table:table-cell table:style-name="ce9" table:formula="of:=[.J3]/[.J12]/1000" office:value-type="float" office:value="11.9937" calcext:value-type="float">
            <text:p>11.994</text:p>
          </table:table-cell>
          <table:table-cell table:style-name="ce9" table:formula="of:=[.K3]/[.K12]/1000" office:value-type="float" office:value="15.8761" calcext:value-type="float">
            <text:p>15.876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formula="of:=[.P14]/1000" office:value-type="float" office:value="1.4" calcext:value-type="float">
            <text:p>1.4</text:p>
          </table:table-cell>
          <table:table-cell table:formula="of:=[.S14]*100" office:value-type="float" office:value="9.23982" calcext:value-type="float">
            <text:p>9.23982</text:p>
          </table:table-cell>
          <table:table-cell office:value-type="float" office:value="0.0923982" calcext:value-type="float">
            <text:p>0.0923982</text:p>
          </table:table-cell>
        </table:table-row>
        <table:table-row table:style-name="ro2">
          <table:table-cell table:style-name="ce1" office:value-type="string" calcext:value-type="string">
            <text:p>Dead time</text:p>
          </table:table-cell>
          <table:table-cell table:style-name="ce7" table:formula="of:=(1-[.B10]/[.B3])*100" office:value-type="float" office:value="3.80406461698801" calcext:value-type="float">
            <text:p>3.80</text:p>
          </table:table-cell>
          <table:table-cell table:style-name="ce7" table:formula="of:=(1-[.C10]/[.C3])*100" office:value-type="float" office:value="6.76408820441022" calcext:value-type="float">
            <text:p>6.76</text:p>
          </table:table-cell>
          <table:table-cell table:style-name="ce7" table:formula="of:=(1-[.D10]/[.D3])*100" office:value-type="float" office:value="8.99427116486314" calcext:value-type="float">
            <text:p>8.99</text:p>
          </table:table-cell>
          <table:table-cell table:style-name="ce7" table:formula="of:=(1-[.E10]/[.E3])*100" office:value-type="float" office:value="13.2483868332925" calcext:value-type="float">
            <text:p>13.25</text:p>
          </table:table-cell>
          <table:table-cell table:style-name="ce7" table:formula="of:=(1-[.F10]/[.F3])*100" office:value-type="float" office:value="18.1407581041679" calcext:value-type="float">
            <text:p>18.14</text:p>
          </table:table-cell>
          <table:table-cell table:style-name="ce7" table:formula="of:=(1-[.G10]/[.G3])*100" office:value-type="float" office:value="24.4478846191531" calcext:value-type="float">
            <text:p>24.45</text:p>
          </table:table-cell>
          <table:table-cell table:style-name="ce7" table:formula="of:=(1-[.H10]/[.H3])*100" office:value-type="float" office:value="31.0970273551083" calcext:value-type="float">
            <text:p>31.10</text:p>
          </table:table-cell>
          <table:table-cell table:style-name="ce7" table:formula="of:=(1-[.I10]/[.I3])*100" office:value-type="float" office:value="36.6685503440481" calcext:value-type="float">
            <text:p>36.67</text:p>
          </table:table-cell>
          <table:table-cell table:style-name="ce7" table:formula="of:=(1-[.J10]/[.J3])*100" office:value-type="float" office:value="43.656252866088" calcext:value-type="float">
            <text:p>43.66</text:p>
          </table:table-cell>
          <table:table-cell table:style-name="ce7" table:formula="of:=(1-[.K10]/[.K3])*100" office:value-type="float" office:value="50.8966307846386" calcext:value-type="float">
            <text:p>50.9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formula="of:=[.P15]/1000" office:value-type="float" office:value="1.5" calcext:value-type="float">
            <text:p>1.5</text:p>
          </table:table-cell>
          <table:table-cell table:formula="of:=[.S15]*100" office:value-type="float" office:value="9.87379" calcext:value-type="float">
            <text:p>9.87379</text:p>
          </table:table-cell>
          <table:table-cell office:value-type="float" office:value="0.0987379" calcext:value-type="float">
            <text:p>0.0987379</text:p>
          </table:table-cell>
        </table:table-row>
        <table:table-row table:style-name="ro2">
          <table:table-cell table:style-name="ce31"/>
          <table:table-cell table:style-name="ce7" table:formula="of:=(1-[.B4]/[.B3])/([.B14]*1000)*1000000" office:value-type="float" office:value="8.448226957031" calcext:value-type="float">
            <text:p>8.45</text:p>
          </table:table-cell>
          <table:table-cell table:style-name="ce7" table:formula="of:=(1-[.C4]/[.C3])/([.C14]*1000)*1000000" office:value-type="float" office:value="8.88213819161382" calcext:value-type="float">
            <text:p>8.88</text:p>
          </table:table-cell>
          <table:table-cell table:style-name="ce7" table:formula="of:=(1-[.D4]/[.D3])/([.D14]*1000)*1000000" office:value-type="float" office:value="7.86048529987956" calcext:value-type="float">
            <text:p>7.86</text:p>
          </table:table-cell>
          <table:table-cell table:style-name="ce7" table:formula="of:=(1-[.E4]/[.E3])/([.E14]*1000)*1000000" office:value-type="float" office:value="7.28862735492633" calcext:value-type="float">
            <text:p>7.29</text:p>
          </table:table-cell>
          <table:table-cell table:style-name="ce7" table:formula="of:=(1-[.F4]/[.F3])/([.F14]*1000)*1000000" office:value-type="float" office:value="7.38718813355046" calcext:value-type="float">
            <text:p>7.39</text:p>
          </table:table-cell>
          <table:table-cell table:style-name="ce7" table:formula="of:=(1-[.G4]/[.G3])/([.G14]*1000)*1000000" office:value-type="float" office:value="6.72384956787655" calcext:value-type="float">
            <text:p>6.72</text:p>
          </table:table-cell>
          <table:table-cell table:style-name="ce7" table:formula="of:=(1-[.H4]/[.H3])/([.H14]*1000)*1000000" office:value-type="float" office:value="6.21817727242635" calcext:value-type="float">
            <text:p>6.22</text:p>
          </table:table-cell>
          <table:table-cell table:style-name="ce7" table:formula="of:=(1-[.I4]/[.I3])/([.I14]*1000)*1000000" office:value-type="float" office:value="5.68455135314612" calcext:value-type="float">
            <text:p>5.68</text:p>
          </table:table-cell>
          <table:table-cell table:style-name="ce7" table:formula="of:=(1-[.J4]/[.J3])/([.J14]*1000)*1000000" office:value-type="float" office:value="5.20963534787619" calcext:value-type="float">
            <text:p>5.21</text:p>
          </table:table-cell>
          <table:table-cell table:style-name="ce7" table:formula="of:=(1-[.K4]/[.K3])/([.K14]*1000)*1000000" office:value-type="float" office:value="4.74746035767656" calcext:value-type="float">
            <text:p>4.75</text:p>
          </table:table-cell>
          <table:table-cell table:number-columns-repeated="4"/>
          <table:table-cell office:value-type="float" office:value="1600" calcext:value-type="float">
            <text:p>1600</text:p>
          </table:table-cell>
          <table:table-cell table:formula="of:=[.P16]/1000" office:value-type="float" office:value="1.6" calcext:value-type="float">
            <text:p>1.6</text:p>
          </table:table-cell>
          <table:table-cell table:formula="of:=[.S16]*100" office:value-type="float" office:value="10.5044" calcext:value-type="float">
            <text:p>10.5044</text:p>
          </table:table-cell>
          <table:table-cell office:value-type="float" office:value="0.105044" calcext:value-type="float">
            <text:p>0.105044</text:p>
          </table:table-cell>
        </table:table-row>
        <table:table-row table:style-name="ro2">
          <table:table-cell table:style-name="ce2" office:value-type="string" calcext:value-type="string">
            <text:p>Readout trigger</text:p>
          </table:table-cell>
          <table:table-cell table:style-name="ce28" office:value-type="float" office:value="6857" calcext:value-type="float">
            <text:p>6857</text:p>
          </table:table-cell>
          <table:table-cell table:style-name="ce28" office:value-type="float" office:value="10141" calcext:value-type="float">
            <text:p>10141</text:p>
          </table:table-cell>
          <table:table-cell table:style-name="ce28" office:value-type="float" office:value="15667" calcext:value-type="float">
            <text:p>15667</text:p>
          </table:table-cell>
          <table:table-cell table:style-name="ce28" office:value-type="float" office:value="23956" calcext:value-type="float">
            <text:p>23956</text:p>
          </table:table-cell>
          <table:table-cell table:style-name="ce28" office:value-type="float" office:value="35339" calcext:value-type="float">
            <text:p>35339</text:p>
          </table:table-cell>
          <table:table-cell table:style-name="ce28" office:value-type="float" office:value="49408" calcext:value-type="float">
            <text:p>49408</text:p>
          </table:table-cell>
          <table:table-cell table:style-name="ce28" office:value-type="float" office:value="73633" calcext:value-type="float">
            <text:p>73633</text:p>
          </table:table-cell>
          <table:table-cell table:style-name="ce28" office:value-type="float" office:value="81857" calcext:value-type="float">
            <text:p>81857</text:p>
          </table:table-cell>
          <table:table-cell table:style-name="ce28" office:value-type="float" office:value="120253" calcext:value-type="float">
            <text:p>120253</text:p>
          </table:table-cell>
          <table:table-cell table:style-name="ce28" office:value-type="float" office:value="150519" calcext:value-type="float">
            <text:p>150519</text:p>
          </table:table-cell>
          <table:table-cell table:number-columns-repeated="4"/>
          <table:table-cell office:value-type="float" office:value="1700" calcext:value-type="float">
            <text:p>1700</text:p>
          </table:table-cell>
          <table:table-cell table:formula="of:=[.P17]/1000" office:value-type="float" office:value="1.7" calcext:value-type="float">
            <text:p>1.7</text:p>
          </table:table-cell>
          <table:table-cell table:formula="of:=[.S17]*100" office:value-type="float" office:value="11.1317" calcext:value-type="float">
            <text:p>11.1317</text:p>
          </table:table-cell>
          <table:table-cell office:value-type="float" office:value="0.111317" calcext:value-type="float">
            <text:p>0.111317</text:p>
          </table:table-cell>
        </table:table-row>
        <table:table-row table:style-name="ro2">
          <table:table-cell table:style-name="ce2" office:value-type="string" calcext:value-type="string">
            <text:p>Local trigger</text:p>
          </table:table-cell>
          <table:table-cell table:style-name="ce28" office:value-type="float" office:value="6857" calcext:value-type="float">
            <text:p>6857</text:p>
          </table:table-cell>
          <table:table-cell table:style-name="ce28" office:value-type="float" office:value="10151" calcext:value-type="float">
            <text:p>10151</text:p>
          </table:table-cell>
          <table:table-cell table:style-name="ce28" office:value-type="float" office:value="15693" calcext:value-type="float">
            <text:p>15693</text:p>
          </table:table-cell>
          <table:table-cell table:style-name="ce28" office:value-type="float" office:value="24002" calcext:value-type="float">
            <text:p>24002</text:p>
          </table:table-cell>
          <table:table-cell table:style-name="ce28" office:value-type="float" office:value="35445" calcext:value-type="float">
            <text:p>35445</text:p>
          </table:table-cell>
          <table:table-cell table:style-name="ce28" office:value-type="float" office:value="49595" calcext:value-type="float">
            <text:p>49595</text:p>
          </table:table-cell>
          <table:table-cell table:style-name="ce28" office:value-type="float" office:value="74006" calcext:value-type="float">
            <text:p>74006</text:p>
          </table:table-cell>
          <table:table-cell table:style-name="ce28" office:value-type="float" office:value="82313" calcext:value-type="float">
            <text:p>82313</text:p>
          </table:table-cell>
          <table:table-cell table:style-name="ce28" office:value-type="float" office:value="121212" calcext:value-type="float">
            <text:p>121212</text:p>
          </table:table-cell>
          <table:table-cell table:style-name="ce28" office:value-type="float" office:value="152064" calcext:value-type="float">
            <text:p>152064</text:p>
          </table:table-cell>
          <table:table-cell table:number-columns-repeated="4"/>
          <table:table-cell office:value-type="float" office:value="1800" calcext:value-type="float">
            <text:p>1800</text:p>
          </table:table-cell>
          <table:table-cell table:formula="of:=[.P18]/1000" office:value-type="float" office:value="1.8" calcext:value-type="float">
            <text:p>1.8</text:p>
          </table:table-cell>
          <table:table-cell table:formula="of:=[.S18]*100" office:value-type="float" office:value="11.7556" calcext:value-type="float">
            <text:p>11.7556</text:p>
          </table:table-cell>
          <table:table-cell office:value-type="float" office:value="0.117556" calcext:value-type="float">
            <text:p>0.117556</text:p>
          </table:table-cell>
        </table:table-row>
        <table:table-row table:style-name="ro2">
          <table:table-cell table:style-name="ce2" office:value-type="string" calcext:value-type="string">
            <text:p>Gate -Mid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formula="of:=[.P19]/1000" office:value-type="float" office:value="1.9" calcext:value-type="float">
            <text:p>1.9</text:p>
          </table:table-cell>
          <table:table-cell table:formula="of:=[.S19]*100" office:value-type="float" office:value="12.3762" calcext:value-type="float">
            <text:p>12.3762</text:p>
          </table:table-cell>
          <table:table-cell office:value-type="float" office:value="0.123762" calcext:value-type="float">
            <text:p>0.123762</text:p>
          </table:table-cell>
        </table:table-row>
        <table:table-row table:style-name="ro2">
          <table:table-cell table:style-name="ce2" office:value-type="string" calcext:value-type="string">
            <text:p>Gate -top</text:p>
          </table:table-cell>
          <table:table-cell table:style-name="ce28" office:value-type="float" office:value="6830" calcext:value-type="float">
            <text:p>6830</text:p>
          </table:table-cell>
          <table:table-cell table:style-name="ce28" office:value-type="float" office:value="10082" calcext:value-type="float">
            <text:p>10082</text:p>
          </table:table-cell>
          <table:table-cell table:style-name="ce28" office:value-type="float" office:value="15488" calcext:value-type="float">
            <text:p>15488</text:p>
          </table:table-cell>
          <table:table-cell table:style-name="ce28" office:value-type="float" office:value="23577" calcext:value-type="float">
            <text:p>23577</text:p>
          </table:table-cell>
          <table:table-cell table:style-name="ce28" office:value-type="float" office:value="34567" calcext:value-type="float">
            <text:p>34567</text:p>
          </table:table-cell>
          <table:table-cell table:style-name="ce28" office:value-type="float" office:value="47941" calcext:value-type="float">
            <text:p>47941</text:p>
          </table:table-cell>
          <table:table-cell table:style-name="ce28" office:value-type="float" office:value="70694" calcext:value-type="float">
            <text:p>70694</text:p>
          </table:table-cell>
          <table:table-cell table:style-name="ce28" office:value-type="float" office:value="78358" calcext:value-type="float">
            <text:p>78358</text:p>
          </table:table-cell>
          <table:table-cell table:style-name="ce28" office:value-type="float" office:value="113606" calcext:value-type="float">
            <text:p>113606</text:p>
          </table:table-cell>
          <table:table-cell table:style-name="ce28" office:value-type="float" office:value="141017" calcext:value-type="float">
            <text:p>141017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table:formula="of:=[.P20]/1000" office:value-type="float" office:value="2" calcext:value-type="float">
            <text:p>2</text:p>
          </table:table-cell>
          <table:table-cell table:formula="of:=[.S20]*100" office:value-type="float" office:value="12.9936" calcext:value-type="float">
            <text:p>12.9936</text:p>
          </table:table-cell>
          <table:table-cell office:value-type="float" office:value="0.129936" calcext:value-type="float">
            <text:p>0.129936</text:p>
          </table:table-cell>
        </table:table-row>
        <table:table-row table:style-name="ro2">
          <table:table-cell table:style-name="ce2" office:value-type="string" calcext:value-type="string">
            <text:p>Fast Clear-Mid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number-columns-repeated="4"/>
          <table:table-cell office:value-type="float" office:value="2100" calcext:value-type="float">
            <text:p>2100</text:p>
          </table:table-cell>
          <table:table-cell table:formula="of:=[.P21]/1000" office:value-type="float" office:value="2.1" calcext:value-type="float">
            <text:p>2.1</text:p>
          </table:table-cell>
          <table:table-cell table:formula="of:=[.S21]*100" office:value-type="float" office:value="13.6077" calcext:value-type="float">
            <text:p>13.6077</text:p>
          </table:table-cell>
          <table:table-cell office:value-type="float" office:value="0.136077" calcext:value-type="float">
            <text:p>0.136077</text:p>
          </table:table-cell>
        </table:table-row>
        <table:table-row table:style-name="ro2">
          <table:table-cell table:style-name="ce2" office:value-type="string" calcext:value-type="string">
            <text:p>Fast Clear-top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1264" calcext:value-type="float">
            <text:p>1264</text:p>
          </table:table-cell>
          <table:table-cell table:style-name="ce28" office:value-type="float" office:value="2687" calcext:value-type="float">
            <text:p>2687</text:p>
          </table:table-cell>
          <table:table-cell table:style-name="ce28" office:value-type="float" office:value="5582" calcext:value-type="float">
            <text:p>5582</text:p>
          </table:table-cell>
          <table:table-cell table:style-name="ce28" office:value-type="float" office:value="10359" calcext:value-type="float">
            <text:p>10359</text:p>
          </table:table-cell>
          <table:table-cell table:style-name="ce28" office:value-type="float" office:value="20354" calcext:value-type="float">
            <text:p>20354</text:p>
          </table:table-cell>
          <table:table-cell table:style-name="ce28" office:value-type="float" office:value="24504" calcext:value-type="float">
            <text:p>24504</text:p>
          </table:table-cell>
          <table:table-cell table:style-name="ce28" office:value-type="float" office:value="45308" calcext:value-type="float">
            <text:p>45308</text:p>
          </table:table-cell>
          <table:table-cell table:style-name="ce28" office:value-type="float" office:value="64491" calcext:value-type="float">
            <text:p>64491</text:p>
          </table:table-cell>
          <table:table-cell table:number-columns-repeated="4"/>
          <table:table-cell office:value-type="float" office:value="2200" calcext:value-type="float">
            <text:p>2200</text:p>
          </table:table-cell>
          <table:table-cell table:formula="of:=[.P22]/1000" office:value-type="float" office:value="2.2" calcext:value-type="float">
            <text:p>2.2</text:p>
          </table:table-cell>
          <table:table-cell table:formula="of:=[.S22]*100" office:value-type="float" office:value="14.2185" calcext:value-type="float">
            <text:p>14.2185</text:p>
          </table:table-cell>
          <table:table-cell office:value-type="float" office:value="0.142185" calcext:value-type="float">
            <text:p>0.142185</text:p>
          </table:table-cell>
        </table:table-row>
        <table:table-row table:style-name="ro2">
          <table:table-cell table:style-name="ce2" office:value-type="string" calcext:value-type="string">
            <text:p>Busy-Mid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table:formula="of:=[.P23]/1000" office:value-type="float" office:value="2.3" calcext:value-type="float">
            <text:p>2.3</text:p>
          </table:table-cell>
          <table:table-cell table:formula="of:=[.S23]*100" office:value-type="float" office:value="14.8261" calcext:value-type="float">
            <text:p>14.8261</text:p>
          </table:table-cell>
          <table:table-cell office:value-type="float" office:value="0.148261" calcext:value-type="float">
            <text:p>0.148261</text:p>
          </table:table-cell>
        </table:table-row>
        <table:table-row table:style-name="ro2">
          <table:table-cell table:style-name="ce2" office:value-type="string" calcext:value-type="string">
            <text:p>Busy-top</text:p>
          </table:table-cell>
          <table:table-cell table:style-name="ce28" office:value-type="float" office:value="7023" calcext:value-type="float">
            <text:p>7023</text:p>
          </table:table-cell>
          <table:table-cell table:style-name="ce28" office:value-type="float" office:value="10420" calcext:value-type="float">
            <text:p>10420</text:p>
          </table:table-cell>
          <table:table-cell table:style-name="ce28" office:value-type="float" office:value="15991" calcext:value-type="float">
            <text:p>15991</text:p>
          </table:table-cell>
          <table:table-cell table:style-name="ce28" office:value-type="float" office:value="24292" calcext:value-type="float">
            <text:p>24292</text:p>
          </table:table-cell>
          <table:table-cell table:style-name="ce28" office:value-type="float" office:value="35634" calcext:value-type="float">
            <text:p>35634</text:p>
          </table:table-cell>
          <table:table-cell table:style-name="ce28" office:value-type="float" office:value="49489" calcext:value-type="float">
            <text:p>49489</text:p>
          </table:table-cell>
          <table:table-cell table:style-name="ce28" office:value-type="float" office:value="72937" calcext:value-type="float">
            <text:p>72937</text:p>
          </table:table-cell>
          <table:table-cell table:style-name="ce28" office:value-type="float" office:value="80965" calcext:value-type="float">
            <text:p>80965</text:p>
          </table:table-cell>
          <table:table-cell table:style-name="ce28" office:value-type="float" office:value="117187" calcext:value-type="float">
            <text:p>117187</text:p>
          </table:table-cell>
          <table:table-cell table:style-name="ce28" office:value-type="float" office:value="145587" calcext:value-type="float">
            <text:p>145587</text:p>
          </table:table-cell>
          <table:table-cell table:number-columns-repeated="4"/>
          <table:table-cell office:value-type="float" office:value="2400" calcext:value-type="float">
            <text:p>2400</text:p>
          </table:table-cell>
          <table:table-cell table:formula="of:=[.P24]/1000" office:value-type="float" office:value="2.4" calcext:value-type="float">
            <text:p>2.4</text:p>
          </table:table-cell>
          <table:table-cell table:formula="of:=[.S24]*100" office:value-type="float" office:value="15.4306" calcext:value-type="float">
            <text:p>15.4306</text:p>
          </table:table-cell>
          <table:table-cell office:value-type="float" office:value="0.154306" calcext:value-type="float">
            <text:p>0.154306</text:p>
          </table:table-cell>
        </table:table-row>
        <table:table-row table:style-name="ro2">
          <table:table-cell table:style-name="ce2" office:value-type="string" calcext:value-type="string">
            <text:p>TI busy-mid</text:p>
          </table:table-cell>
          <table:table-cell table:style-name="ce28" office:value-type="float" office:value="6600" calcext:value-type="float">
            <text:p>6600</text:p>
          </table:table-cell>
          <table:table-cell table:style-name="ce28" office:value-type="float" office:value="9559" calcext:value-type="float">
            <text:p>9559</text:p>
          </table:table-cell>
          <table:table-cell table:style-name="ce28" office:value-type="float" office:value="14224" calcext:value-type="float">
            <text:p>14224</text:p>
          </table:table-cell>
          <table:table-cell table:style-name="ce28" office:value-type="float" office:value="20889" calcext:value-type="float">
            <text:p>20889</text:p>
          </table:table-cell>
          <table:table-cell table:style-name="ce28" office:value-type="float" office:value="28982" calcext:value-type="float">
            <text:p>28982</text:p>
          </table:table-cell>
          <table:table-cell table:style-name="ce28" office:value-type="float" office:value="37581" calcext:value-type="float">
            <text:p>37581</text:p>
          </table:table-cell>
          <table:table-cell table:style-name="ce28" office:value-type="float" office:value="50325" calcext:value-type="float">
            <text:p>50325</text:p>
          </table:table-cell>
          <table:table-cell table:style-name="ce28" office:value-type="float" office:value="53826" calcext:value-type="float">
            <text:p>53826</text:p>
          </table:table-cell>
          <table:table-cell table:style-name="ce28" office:value-type="float" office:value="68232" calcext:value-type="float">
            <text:p>68232</text:p>
          </table:table-cell>
          <table:table-cell table:style-name="ce28" office:value-type="float" office:value="76417" calcext:value-type="float">
            <text:p>76417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table:formula="of:=[.P25]/1000" office:value-type="float" office:value="2.5" calcext:value-type="float">
            <text:p>2.5</text:p>
          </table:table-cell>
          <table:table-cell table:formula="of:=[.S25]*100" office:value-type="float" office:value="16.0318" calcext:value-type="float">
            <text:p>16.0318</text:p>
          </table:table-cell>
          <table:table-cell office:value-type="float" office:value="0.160318" calcext:value-type="float">
            <text:p>0.160318</text:p>
          </table:table-cell>
        </table:table-row>
        <table:table-row table:style-name="ro2">
          <table:table-cell table:style-name="ce27" office:value-type="string" calcext:value-type="string">
            <text:p>TI trig-Mid</text:p>
          </table:table-cell>
          <table:table-cell table:style-name="ce28" office:value-type="float" office:value="6600" calcext:value-type="float">
            <text:p>6600</text:p>
          </table:table-cell>
          <table:table-cell table:style-name="ce28" office:value-type="float" office:value="9559" calcext:value-type="float">
            <text:p>9559</text:p>
          </table:table-cell>
          <table:table-cell table:style-name="ce28" office:value-type="float" office:value="14224" calcext:value-type="float">
            <text:p>14224</text:p>
          </table:table-cell>
          <table:table-cell table:style-name="ce28" office:value-type="float" office:value="20889" calcext:value-type="float">
            <text:p>20889</text:p>
          </table:table-cell>
          <table:table-cell table:style-name="ce28" office:value-type="float" office:value="28982" calcext:value-type="float">
            <text:p>28982</text:p>
          </table:table-cell>
          <table:table-cell table:style-name="ce28" office:value-type="float" office:value="37581" calcext:value-type="float">
            <text:p>37581</text:p>
          </table:table-cell>
          <table:table-cell table:style-name="ce28" office:value-type="float" office:value="50325" calcext:value-type="float">
            <text:p>50325</text:p>
          </table:table-cell>
          <table:table-cell table:style-name="ce28" office:value-type="float" office:value="53826" calcext:value-type="float">
            <text:p>53826</text:p>
          </table:table-cell>
          <table:table-cell table:style-name="ce28" office:value-type="float" office:value="68232" calcext:value-type="float">
            <text:p>68232</text:p>
          </table:table-cell>
          <table:table-cell table:style-name="ce28" office:value-type="float" office:value="76417" calcext:value-type="float">
            <text:p>76417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table:formula="of:=[.P26]/1000" office:value-type="float" office:value="2.6" calcext:value-type="float">
            <text:p>2.6</text:p>
          </table:table-cell>
          <table:table-cell table:formula="of:=[.S26]*100" office:value-type="float" office:value="16.6298" calcext:value-type="float">
            <text:p>16.6298</text:p>
          </table:table-cell>
          <table:table-cell office:value-type="float" office:value="0.166298" calcext:value-type="float">
            <text:p>0.166298</text:p>
          </table:table-cell>
        </table:table-row>
        <table:table-row table:style-name="ro2">
          <table:table-cell table:style-name="ce1" office:value-type="string" calcext:value-type="string">
            <text:p>Time</text:p>
          </table:table-cell>
          <table:table-cell table:number-columns-repeated="10" table:style-name="ce28" office:value-type="float" office:value="10" calcext:value-type="float">
            <text:p>10</text:p>
          </table:table-cell>
          <table:table-cell table:number-columns-repeated="4"/>
          <table:table-cell office:value-type="float" office:value="2700" calcext:value-type="float">
            <text:p>2700</text:p>
          </table:table-cell>
          <table:table-cell table:formula="of:=[.P27]/1000" office:value-type="float" office:value="2.7" calcext:value-type="float">
            <text:p>2.7</text:p>
          </table:table-cell>
          <table:table-cell table:formula="of:=[.S27]*100" office:value-type="float" office:value="17.2247" calcext:value-type="float">
            <text:p>17.2247</text:p>
          </table:table-cell>
          <table:table-cell office:value-type="float" office:value="0.172247" calcext:value-type="float">
            <text:p>0.172247</text:p>
          </table:table-cell>
        </table:table-row>
        <table:table-row table:style-name="ro2">
          <table:table-cell table:style-name="ce2"/>
          <table:table-cell table:style-name="ce43" table:formula="of:=([.B25]/[.B18])*SQRT((1/[.B18])+(1/[.B25]))" office:value-type="float" office:value="0.0165975837897432" calcext:value-type="float">
            <text:p>0.017</text:p>
          </table:table-cell>
          <table:table-cell table:style-name="ce43" table:formula="of:=([.C25]/[.C18])*SQRT((1/[.C18])+(1/[.C25]))" office:value-type="float" office:value="0.0134210440343073" calcext:value-type="float">
            <text:p>0.013</text:p>
          </table:table-cell>
          <table:table-cell table:style-name="ce43" table:formula="of:=([.D25]/[.D18])*SQRT((1/[.D18])+(1/[.D25]))" office:value-type="float" office:value="0.0104932719974674" calcext:value-type="float">
            <text:p>0.010</text:p>
          </table:table-cell>
          <table:table-cell table:style-name="ce43" table:formula="of:=([.E25]/[.E18])*SQRT((1/[.E18])+(1/[.E25]))" office:value-type="float" office:value="0.00823507042991526" calcext:value-type="float">
            <text:p>0.008</text:p>
          </table:table-cell>
          <table:table-cell table:style-name="ce43" table:formula="of:=([.F25]/[.F18])*SQRT((1/[.F18])+(1/[.F25]))" office:value-type="float" office:value="0.00647538596494934" calcext:value-type="float">
            <text:p>0.006</text:p>
          </table:table-cell>
          <table:table-cell table:style-name="ce43" table:formula="of:=([.G25]/[.G18])*SQRT((1/[.G18])+(1/[.G25]))" office:value-type="float" office:value="0.00518233869444446" calcext:value-type="float">
            <text:p>0.005</text:p>
          </table:table-cell>
          <table:table-cell table:style-name="ce43" table:formula="of:=([.H25]/[.H18])*SQRT((1/[.H18])+(1/[.H25]))" office:value-type="float" office:value="0.00392899257499038" calcext:value-type="float">
            <text:p>0.004</text:p>
          </table:table-cell>
          <table:table-cell table:style-name="ce43" table:formula="of:=([.I25]/[.I18])*SQRT((1/[.I18])+(1/[.I25]))" office:value-type="float" office:value="0.00362480531571701" calcext:value-type="float">
            <text:p>0.004</text:p>
          </table:table-cell>
          <table:table-cell table:style-name="ce43" table:formula="of:=([.J25]/[.J18])*SQRT((1/[.J18])+(1/[.J25]))" office:value-type="float" office:value="0.00269411451959895" calcext:value-type="float">
            <text:p>0.003</text:p>
          </table:table-cell>
          <table:table-cell table:style-name="ce43" table:formula="of:=([.K25]/[.K18])*SQRT((1/[.K18])+(1/[.K25]))" office:value-type="float" office:value="0.00222833469376667" calcext:value-type="float">
            <text:p>0.002</text:p>
          </table:table-cell>
          <table:table-cell table:number-columns-repeated="4"/>
          <table:table-cell office:value-type="float" office:value="2800" calcext:value-type="float">
            <text:p>2800</text:p>
          </table:table-cell>
          <table:table-cell table:formula="of:=[.P28]/1000" office:value-type="float" office:value="2.8" calcext:value-type="float">
            <text:p>2.8</text:p>
          </table:table-cell>
          <table:table-cell table:formula="of:=[.S28]*100" office:value-type="float" office:value="17.8165" calcext:value-type="float">
            <text:p>17.8165</text:p>
          </table:table-cell>
          <table:table-cell office:value-type="float" office:value="0.178165" calcext:value-type="float">
            <text:p>0.178165</text:p>
          </table:table-cell>
        </table:table-row>
        <table:table-row table:style-name="ro2">
          <table:table-cell table:style-name="ce1" office:value-type="string" calcext:value-type="string">
            <text:p>Data rate</text:p>
          </table:table-cell>
          <table:table-cell table:style-name="ce29" table:formula="of:=[.B18]/[.B27]/1000" office:value-type="float" office:value="0.6857" calcext:value-type="float">
            <text:p>0.686</text:p>
          </table:table-cell>
          <table:table-cell table:style-name="ce29" table:formula="of:=[.C18]/[.C27]/1000" office:value-type="float" office:value="1.0151" calcext:value-type="float">
            <text:p>1.015</text:p>
          </table:table-cell>
          <table:table-cell table:style-name="ce29" table:formula="of:=[.D18]/[.D27]/1000" office:value-type="float" office:value="1.5693" calcext:value-type="float">
            <text:p>1.569</text:p>
          </table:table-cell>
          <table:table-cell table:style-name="ce29" table:formula="of:=[.E18]/[.E27]/1000" office:value-type="float" office:value="2.4002" calcext:value-type="float">
            <text:p>2.400</text:p>
          </table:table-cell>
          <table:table-cell table:style-name="ce29" table:formula="of:=[.F18]/[.F27]/1000" office:value-type="float" office:value="3.5445" calcext:value-type="float">
            <text:p>3.545</text:p>
          </table:table-cell>
          <table:table-cell table:style-name="ce29" table:formula="of:=[.G18]/[.G27]/1000" office:value-type="float" office:value="4.9595" calcext:value-type="float">
            <text:p>4.960</text:p>
          </table:table-cell>
          <table:table-cell table:style-name="ce29" table:formula="of:=[.H18]/[.H27]/1000" office:value-type="float" office:value="7.4006" calcext:value-type="float">
            <text:p>7.401</text:p>
          </table:table-cell>
          <table:table-cell table:style-name="ce29" table:formula="of:=[.I18]/[.I27]/1000" office:value-type="float" office:value="8.2313" calcext:value-type="float">
            <text:p>8.231</text:p>
          </table:table-cell>
          <table:table-cell table:style-name="ce29" table:formula="of:=[.J18]/[.J27]/1000" office:value-type="float" office:value="12.1212" calcext:value-type="float">
            <text:p>12.121</text:p>
          </table:table-cell>
          <table:table-cell table:style-name="ce29" table:formula="of:=[.K18]/[.K27]/1000" office:value-type="float" office:value="15.2064" calcext:value-type="float">
            <text:p>15.206</text:p>
          </table:table-cell>
          <table:table-cell table:number-columns-repeated="4"/>
          <table:table-cell office:value-type="float" office:value="2900" calcext:value-type="float">
            <text:p>2900</text:p>
          </table:table-cell>
          <table:table-cell table:formula="of:=[.P29]/1000" office:value-type="float" office:value="2.9" calcext:value-type="float">
            <text:p>2.9</text:p>
          </table:table-cell>
          <table:table-cell table:formula="of:=[.S29]*100" office:value-type="float" office:value="18.4052" calcext:value-type="float">
            <text:p>18.4052</text:p>
          </table:table-cell>
          <table:table-cell office:value-type="float" office:value="0.184052" calcext:value-type="float">
            <text:p>0.184052</text:p>
          </table:table-cell>
        </table:table-row>
        <table:table-row table:style-name="ro2">
          <table:table-cell table:style-name="ce1" office:value-type="string" calcext:value-type="string">
            <text:p>Dead time</text:p>
          </table:table-cell>
          <table:table-cell table:style-name="ce30" table:formula="of:=(1-[.B26]/[.B18])*100" office:value-type="float" office:value="3.74799474989063" calcext:value-type="float">
            <text:p>3.75</text:p>
          </table:table-cell>
          <table:table-cell table:style-name="ce30" table:formula="of:=(1-[.C26]/[.C18])*100" office:value-type="float" office:value="5.83193774012413" calcext:value-type="float">
            <text:p>5.83</text:p>
          </table:table-cell>
          <table:table-cell table:style-name="ce30" table:formula="of:=(1-[.D26]/[.D18])*100" office:value-type="float" office:value="9.36086153061875" calcext:value-type="float">
            <text:p>9.36</text:p>
          </table:table-cell>
          <table:table-cell table:style-name="ce30" table:formula="of:=(1-[.E26]/[.E18])*100" office:value-type="float" office:value="12.9697525206233" calcext:value-type="float">
            <text:p>12.97</text:p>
          </table:table-cell>
          <table:table-cell table:style-name="ce30" table:formula="of:=(1-[.F26]/[.F18])*100" office:value-type="float" office:value="18.2338834814501" calcext:value-type="float">
            <text:p>18.23</text:p>
          </table:table-cell>
          <table:table-cell table:style-name="ce30" table:formula="of:=(1-[.G26]/[.G18])*100" office:value-type="float" office:value="24.2242161508217" calcext:value-type="float">
            <text:p>24.22</text:p>
          </table:table-cell>
          <table:table-cell table:style-name="ce30" table:formula="of:=(1-[.H26]/[.H18])*100" office:value-type="float" office:value="31.9987568575521" calcext:value-type="float">
            <text:p>32.00</text:p>
          </table:table-cell>
          <table:table-cell table:style-name="ce30" table:formula="of:=(1-[.I26]/[.I18])*100" office:value-type="float" office:value="34.6081420917717" calcext:value-type="float">
            <text:p>34.61</text:p>
          </table:table-cell>
          <table:table-cell table:style-name="ce30" table:formula="of:=(1-[.J26]/[.J18])*100" office:value-type="float" office:value="43.7085437085437" calcext:value-type="float">
            <text:p>43.71</text:p>
          </table:table-cell>
          <table:table-cell table:style-name="ce30" table:formula="of:=(1-[.K26]/[.K18])*100" office:value-type="float" office:value="49.7468171296296" calcext:value-type="float">
            <text:p>49.75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formula="of:=[.P30]/1000" office:value-type="float" office:value="3" calcext:value-type="float">
            <text:p>3</text:p>
          </table:table-cell>
          <table:table-cell table:formula="of:=[.S30]*100" office:value-type="float" office:value="18.9907" calcext:value-type="float">
            <text:p>18.9907</text:p>
          </table:table-cell>
          <table:table-cell office:value-type="float" office:value="0.189907" calcext:value-type="float">
            <text:p>0.189907</text:p>
          </table:table-cell>
        </table:table-row>
        <table:table-row table:style-name="ro2">
          <table:table-cell/>
          <table:table-cell table:style-name="ce35" table:formula="of:=[.B30]/100/([.B29]*1000)*1000000" office:value-type="float" office:value="54.6593955066447" calcext:value-type="float">
            <text:p>54.66</text:p>
          </table:table-cell>
          <table:table-cell table:style-name="ce35" table:formula="of:=[.C30]/100/([.C29]*1000)*1000000" office:value-type="float" office:value="57.4518543998042" calcext:value-type="float">
            <text:p>57.45</text:p>
          </table:table-cell>
          <table:table-cell table:style-name="ce35" table:formula="of:=[.D30]/100/([.D29]*1000)*1000000" office:value-type="float" office:value="59.6499173556283" calcext:value-type="float">
            <text:p>59.65</text:p>
          </table:table-cell>
          <table:table-cell table:style-name="ce35" table:formula="of:=[.E30]/100/([.E29]*1000)*1000000" office:value-type="float" office:value="54.036132491556" calcext:value-type="float">
            <text:p>54.04</text:p>
          </table:table-cell>
          <table:table-cell table:style-name="ce35" table:formula="of:=[.F30]/100/([.F29]*1000)*1000000" office:value-type="float" office:value="51.442752098886" calcext:value-type="float">
            <text:p>51.44</text:p>
          </table:table-cell>
          <table:table-cell table:style-name="ce35" table:formula="of:=[.G30]/100/([.G29]*1000)*1000000" office:value-type="float" office:value="48.8440692626709" calcext:value-type="float">
            <text:p>48.84</text:p>
          </table:table-cell>
          <table:table-cell table:style-name="ce35" table:formula="of:=[.H30]/100/([.H29]*1000)*1000000" office:value-type="float" office:value="43.2380575325678" calcext:value-type="float">
            <text:p>43.24</text:p>
          </table:table-cell>
          <table:table-cell table:style-name="ce35" table:formula="of:=[.I30]/100/([.I29]*1000)*1000000" office:value-type="float" office:value="42.0445641536229" calcext:value-type="float">
            <text:p>42.04</text:p>
          </table:table-cell>
          <table:table-cell table:style-name="ce35" table:formula="of:=[.J30]/100/([.J29]*1000)*1000000" office:value-type="float" office:value="36.0595846191332" calcext:value-type="float">
            <text:p>36.06</text:p>
          </table:table-cell>
          <table:table-cell table:style-name="ce35" table:formula="of:=[.K30]/100/([.K29]*1000)*1000000" office:value-type="float" office:value="32.7143946822585" calcext:value-type="float">
            <text:p>32.71</text:p>
          </table:table-cell>
          <table:table-cell table:number-columns-repeated="4"/>
          <table:table-cell office:value-type="float" office:value="3100" calcext:value-type="float">
            <text:p>3100</text:p>
          </table:table-cell>
          <table:table-cell table:formula="of:=[.P31]/1000" office:value-type="float" office:value="3.1" calcext:value-type="float">
            <text:p>3.1</text:p>
          </table:table-cell>
          <table:table-cell table:formula="of:=[.S31]*100" office:value-type="float" office:value="19.5732" calcext:value-type="float">
            <text:p>19.5732</text:p>
          </table:table-cell>
          <table:table-cell office:value-type="float" office:value="0.195732" calcext:value-type="float">
            <text:p>0.195732</text:p>
          </table:table-cell>
        </table:table-row>
        <table:table-row table:style-name="ro2">
          <table:table-cell table:style-name="ce2" office:value-type="string" calcext:value-type="string">
            <text:p>Readout trigger</text:p>
          </table:table-cell>
          <table:table-cell table:style-name="ce36" office:value-type="float" office:value="7120" calcext:value-type="float">
            <text:p>7120</text:p>
          </table:table-cell>
          <table:table-cell table:style-name="ce36" office:value-type="float" office:value="13692" calcext:value-type="float">
            <text:p>13692</text:p>
          </table:table-cell>
          <table:table-cell table:style-name="ce36" table:number-columns-repeated="8"/>
          <table:table-cell table:number-columns-repeated="4"/>
          <table:table-cell office:value-type="float" office:value="3200" calcext:value-type="float">
            <text:p>3200</text:p>
          </table:table-cell>
          <table:table-cell table:formula="of:=[.P32]/1000" office:value-type="float" office:value="3.2" calcext:value-type="float">
            <text:p>3.2</text:p>
          </table:table-cell>
          <table:table-cell table:formula="of:=[.S32]*100" office:value-type="float" office:value="20.1527" calcext:value-type="float">
            <text:p>20.1527</text:p>
          </table:table-cell>
          <table:table-cell office:value-type="float" office:value="0.201527" calcext:value-type="float">
            <text:p>0.201527</text:p>
          </table:table-cell>
        </table:table-row>
        <table:table-row table:style-name="ro2">
          <table:table-cell table:style-name="ce2" office:value-type="string" calcext:value-type="string">
            <text:p>Local trigger</text:p>
          </table:table-cell>
          <table:table-cell table:style-name="ce36" office:value-type="float" office:value="7122" calcext:value-type="float">
            <text:p>7122</text:p>
          </table:table-cell>
          <table:table-cell table:style-name="ce36" office:value-type="float" office:value="13704" calcext:value-type="float">
            <text:p>13704</text:p>
          </table:table-cell>
          <table:table-cell table:style-name="ce36" table:number-columns-repeated="8"/>
          <table:table-cell table:number-columns-repeated="4"/>
          <table:table-cell office:value-type="float" office:value="3300" calcext:value-type="float">
            <text:p>3300</text:p>
          </table:table-cell>
          <table:table-cell table:formula="of:=[.P33]/1000" office:value-type="float" office:value="3.3" calcext:value-type="float">
            <text:p>3.3</text:p>
          </table:table-cell>
          <table:table-cell table:formula="of:=[.S33]*100" office:value-type="float" office:value="20.729" calcext:value-type="float">
            <text:p>20.729</text:p>
          </table:table-cell>
          <table:table-cell office:value-type="float" office:value="0.20729" calcext:value-type="float">
            <text:p>0.20729</text:p>
          </table:table-cell>
        </table:table-row>
        <table:table-row table:style-name="ro2">
          <table:table-cell table:style-name="ce2" office:value-type="string" calcext:value-type="string">
            <text:p>Gate -Mid</text:p>
          </table:table-cell>
          <table:table-cell table:style-name="ce36" office:value-type="float" office:value="3559" calcext:value-type="float">
            <text:p>3559</text:p>
          </table:table-cell>
          <table:table-cell table:style-name="ce36" office:value-type="float" office:value="6845" calcext:value-type="float">
            <text:p>6845</text:p>
          </table:table-cell>
          <table:table-cell table:style-name="ce36" table:number-columns-repeated="8"/>
          <table:table-cell table:number-columns-repeated="4"/>
          <table:table-cell office:value-type="float" office:value="3400" calcext:value-type="float">
            <text:p>3400</text:p>
          </table:table-cell>
          <table:table-cell table:formula="of:=[.P34]/1000" office:value-type="float" office:value="3.4" calcext:value-type="float">
            <text:p>3.4</text:p>
          </table:table-cell>
          <table:table-cell table:formula="of:=[.S34]*100" office:value-type="float" office:value="21.3024" calcext:value-type="float">
            <text:p>21.3024</text:p>
          </table:table-cell>
          <table:table-cell office:value-type="float" office:value="0.213024" calcext:value-type="float">
            <text:p>0.213024</text:p>
          </table:table-cell>
        </table:table-row>
        <table:table-row table:style-name="ro2">
          <table:table-cell table:style-name="ce2" office:value-type="string" calcext:value-type="string">
            <text:p>Gate -top</text:p>
          </table:table-cell>
          <table:table-cell table:style-name="ce36" office:value-type="float" office:value="3563" calcext:value-type="float">
            <text:p>3563</text:p>
          </table:table-cell>
          <table:table-cell table:style-name="ce36" office:value-type="float" office:value="6857" calcext:value-type="float">
            <text:p>6857</text:p>
          </table:table-cell>
          <table:table-cell table:style-name="ce36" table:number-columns-repeated="8"/>
          <table:table-cell table:number-columns-repeated="4"/>
          <table:table-cell office:value-type="float" office:value="3500" calcext:value-type="float">
            <text:p>3500</text:p>
          </table:table-cell>
          <table:table-cell table:formula="of:=[.P35]/1000" office:value-type="float" office:value="3.5" calcext:value-type="float">
            <text:p>3.5</text:p>
          </table:table-cell>
          <table:table-cell table:formula="of:=[.S35]*100" office:value-type="float" office:value="21.8728" calcext:value-type="float">
            <text:p>21.8728</text:p>
          </table:table-cell>
          <table:table-cell office:value-type="float" office:value="0.218728" calcext:value-type="float">
            <text:p>0.218728</text:p>
          </table:table-cell>
        </table:table-row>
        <table:table-row table:style-name="ro2">
          <table:table-cell table:style-name="ce2" office:value-type="string" calcext:value-type="string">
            <text:p>Fast Clear-Mid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532" calcext:value-type="float">
            <text:p>532</text:p>
          </table:table-cell>
          <table:table-cell table:style-name="ce36" table:number-columns-repeated="8"/>
          <table:table-cell table:number-columns-repeated="4"/>
          <table:table-cell office:value-type="float" office:value="3600" calcext:value-type="float">
            <text:p>3600</text:p>
          </table:table-cell>
          <table:table-cell table:formula="of:=[.P36]/1000" office:value-type="float" office:value="3.6" calcext:value-type="float">
            <text:p>3.6</text:p>
          </table:table-cell>
          <table:table-cell table:formula="of:=[.S36]*100" office:value-type="float" office:value="22.4401" calcext:value-type="float">
            <text:p>22.4401</text:p>
          </table:table-cell>
          <table:table-cell office:value-type="float" office:value="0.224401" calcext:value-type="float">
            <text:p>0.224401</text:p>
          </table:table-cell>
        </table:table-row>
        <table:table-row table:style-name="ro2">
          <table:table-cell table:style-name="ce2" office:value-type="string" calcext:value-type="string">
            <text:p>Fast Clear-top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table:number-columns-repeated="8"/>
          <table:table-cell table:number-columns-repeated="4"/>
          <table:table-cell office:value-type="float" office:value="3700" calcext:value-type="float">
            <text:p>3700</text:p>
          </table:table-cell>
          <table:table-cell table:formula="of:=[.P37]/1000" office:value-type="float" office:value="3.7" calcext:value-type="float">
            <text:p>3.7</text:p>
          </table:table-cell>
          <table:table-cell table:formula="of:=[.S37]*100" office:value-type="float" office:value="23.0045" calcext:value-type="float">
            <text:p>23.0045</text:p>
          </table:table-cell>
          <table:table-cell office:value-type="float" office:value="0.230045" calcext:value-type="float">
            <text:p>0.230045</text:p>
          </table:table-cell>
        </table:table-row>
        <table:table-row table:style-name="ro2">
          <table:table-cell table:style-name="ce2" office:value-type="string" calcext:value-type="string">
            <text:p>Busy-Mid</text:p>
          </table:table-cell>
          <table:table-cell table:style-name="ce36" office:value-type="float" office:value="3649" calcext:value-type="float">
            <text:p>3649</text:p>
          </table:table-cell>
          <table:table-cell table:style-name="ce36" office:value-type="float" office:value="7023" calcext:value-type="float">
            <text:p>7023</text:p>
          </table:table-cell>
          <table:table-cell table:style-name="ce36" table:number-columns-repeated="8"/>
          <table:table-cell table:number-columns-repeated="4"/>
          <table:table-cell office:value-type="float" office:value="3800" calcext:value-type="float">
            <text:p>3800</text:p>
          </table:table-cell>
          <table:table-cell table:formula="of:=[.P38]/1000" office:value-type="float" office:value="3.8" calcext:value-type="float">
            <text:p>3.8</text:p>
          </table:table-cell>
          <table:table-cell table:formula="of:=[.S38]*100" office:value-type="float" office:value="23.566" calcext:value-type="float">
            <text:p>23.566</text:p>
          </table:table-cell>
          <table:table-cell office:value-type="float" office:value="0.23566" calcext:value-type="float">
            <text:p>0.23566</text:p>
          </table:table-cell>
        </table:table-row>
        <table:table-row table:style-name="ro2">
          <table:table-cell table:style-name="ce2" office:value-type="string" calcext:value-type="string">
            <text:p>Busy-top</text:p>
          </table:table-cell>
          <table:table-cell table:style-name="ce36" office:value-type="float" office:value="3674" calcext:value-type="float">
            <text:p>3674</text:p>
          </table:table-cell>
          <table:table-cell table:style-name="ce36" office:value-type="float" office:value="7051" calcext:value-type="float">
            <text:p>7051</text:p>
          </table:table-cell>
          <table:table-cell table:style-name="ce36" table:number-columns-repeated="8"/>
          <table:table-cell table:number-columns-repeated="4"/>
          <table:table-cell office:value-type="float" office:value="3900" calcext:value-type="float">
            <text:p>3900</text:p>
          </table:table-cell>
          <table:table-cell table:formula="of:=[.P39]/1000" office:value-type="float" office:value="3.9" calcext:value-type="float">
            <text:p>3.9</text:p>
          </table:table-cell>
          <table:table-cell table:formula="of:=[.S39]*100" office:value-type="float" office:value="24.1245" calcext:value-type="float">
            <text:p>24.1245</text:p>
          </table:table-cell>
          <table:table-cell office:value-type="float" office:value="0.241245" calcext:value-type="float">
            <text:p>0.241245</text:p>
          </table:table-cell>
        </table:table-row>
        <table:table-row table:style-name="ro2">
          <table:table-cell table:style-name="ce2" office:value-type="string" calcext:value-type="string">
            <text:p>TI trig-mid</text:p>
          </table:table-cell>
          <table:table-cell table:style-name="ce36" office:value-type="float" office:value="6809" calcext:value-type="float">
            <text:p>6809</text:p>
          </table:table-cell>
          <table:table-cell table:style-name="ce36" office:value-type="float" office:value="12608" calcext:value-type="float">
            <text:p>12608</text:p>
          </table:table-cell>
          <table:table-cell table:style-name="ce36" table:number-columns-repeated="8"/>
          <table:table-cell table:number-columns-repeated="4"/>
          <table:table-cell office:value-type="float" office:value="4000" calcext:value-type="float">
            <text:p>4000</text:p>
          </table:table-cell>
          <table:table-cell table:formula="of:=[.P40]/1000" office:value-type="float" office:value="4" calcext:value-type="float">
            <text:p>4</text:p>
          </table:table-cell>
          <table:table-cell table:formula="of:=[.S40]*100" office:value-type="float" office:value="24.6801" calcext:value-type="float">
            <text:p>24.6801</text:p>
          </table:table-cell>
          <table:table-cell office:value-type="float" office:value="0.246801" calcext:value-type="float">
            <text:p>0.246801</text:p>
          </table:table-cell>
        </table:table-row>
        <table:table-row table:style-name="ro2">
          <table:table-cell table:style-name="ce27" office:value-type="string" calcext:value-type="string">
            <text:p>TI trig-top</text:p>
          </table:table-cell>
          <table:table-cell table:style-name="ce36" office:value-type="float" office:value="6809" calcext:value-type="float">
            <text:p>6809</text:p>
          </table:table-cell>
          <table:table-cell table:style-name="ce36" office:value-type="float" office:value="12608" calcext:value-type="float">
            <text:p>12608</text:p>
          </table:table-cell>
          <table:table-cell table:style-name="ce36" table:number-columns-repeated="8"/>
          <table:table-cell table:number-columns-repeated="4"/>
          <table:table-cell office:value-type="float" office:value="4100" calcext:value-type="float">
            <text:p>4100</text:p>
          </table:table-cell>
          <table:table-cell table:formula="of:=[.P41]/1000" office:value-type="float" office:value="4.1" calcext:value-type="float">
            <text:p>4.1</text:p>
          </table:table-cell>
          <table:table-cell table:formula="of:=[.S41]*100" office:value-type="float" office:value="25.2328" calcext:value-type="float">
            <text:p>25.2328</text:p>
          </table:table-cell>
          <table:table-cell office:value-type="float" office:value="0.252328" calcext:value-type="float">
            <text:p>0.252328</text:p>
          </table:table-cell>
        </table:table-row>
        <table:table-row table:style-name="ro2">
          <table:table-cell table:style-name="ce1" office:value-type="string" calcext:value-type="string">
            <text:p>Time</text:p>
          </table:table-cell>
          <table:table-cell table:number-columns-repeated="10" table:style-name="ce36" office:value-type="float" office:value="10" calcext:value-type="float">
            <text:p>10</text:p>
          </table:table-cell>
          <table:table-cell table:number-columns-repeated="4"/>
          <table:table-cell office:value-type="float" office:value="4200" calcext:value-type="float">
            <text:p>4200</text:p>
          </table:table-cell>
          <table:table-cell table:formula="of:=[.P42]/1000" office:value-type="float" office:value="4.2" calcext:value-type="float">
            <text:p>4.2</text:p>
          </table:table-cell>
          <table:table-cell table:formula="of:=[.S42]*100" office:value-type="float" office:value="25.7826" calcext:value-type="float">
            <text:p>25.7826</text:p>
          </table:table-cell>
          <table:table-cell office:value-type="float" office:value="0.257826" calcext:value-type="float">
            <text:p>0.257826</text:p>
          </table:table-cell>
        </table:table-row>
        <table:table-row table:style-name="ro2">
          <table:table-cell table:style-name="ce2"/>
          <table:table-cell table:style-name="ce36" table:number-columns-repeated="10"/>
          <table:table-cell table:number-columns-repeated="4"/>
          <table:table-cell office:value-type="float" office:value="4300" calcext:value-type="float">
            <text:p>4300</text:p>
          </table:table-cell>
          <table:table-cell table:formula="of:=[.P43]/1000" office:value-type="float" office:value="4.3" calcext:value-type="float">
            <text:p>4.3</text:p>
          </table:table-cell>
          <table:table-cell table:formula="of:=[.S43]*100" office:value-type="float" office:value="26.3295" calcext:value-type="float">
            <text:p>26.3295</text:p>
          </table:table-cell>
          <table:table-cell office:value-type="float" office:value="0.263295" calcext:value-type="float">
            <text:p>0.263295</text:p>
          </table:table-cell>
        </table:table-row>
        <table:table-row table:style-name="ro2">
          <table:table-cell table:style-name="ce1" office:value-type="string" calcext:value-type="string">
            <text:p>Data rate</text:p>
          </table:table-cell>
          <table:table-cell table:style-name="ce37" table:formula="of:=[.B33]/[.B42]/1000" office:value-type="float" office:value="0.7122" calcext:value-type="float">
            <text:p>0.712</text:p>
          </table:table-cell>
          <table:table-cell table:style-name="ce37" table:formula="of:=[.C33]/[.C42]/1000" office:value-type="float" office:value="1.3704" calcext:value-type="float">
            <text:p>1.370</text:p>
          </table:table-cell>
          <table:table-cell table:style-name="ce37" table:formula="of:=[.D33]/[.D42]/1000" office:value-type="float" office:value="0" calcext:value-type="float">
            <text:p>0.000</text:p>
          </table:table-cell>
          <table:table-cell table:style-name="ce37" table:formula="of:=[.E33]/[.E42]/1000" office:value-type="float" office:value="0" calcext:value-type="float">
            <text:p>0.000</text:p>
          </table:table-cell>
          <table:table-cell table:style-name="ce37" table:formula="of:=[.F33]/[.F42]/1000" office:value-type="float" office:value="0" calcext:value-type="float">
            <text:p>0.000</text:p>
          </table:table-cell>
          <table:table-cell table:style-name="ce37" table:formula="of:=[.G33]/[.G42]/1000" office:value-type="float" office:value="0" calcext:value-type="float">
            <text:p>0.000</text:p>
          </table:table-cell>
          <table:table-cell table:style-name="ce37" table:formula="of:=[.H33]/[.H42]/1000" office:value-type="float" office:value="0" calcext:value-type="float">
            <text:p>0.000</text:p>
          </table:table-cell>
          <table:table-cell table:style-name="ce37" table:formula="of:=[.I33]/[.I42]/1000" office:value-type="float" office:value="0" calcext:value-type="float">
            <text:p>0.000</text:p>
          </table:table-cell>
          <table:table-cell table:style-name="ce37" table:formula="of:=[.J33]/[.J42]/1000" office:value-type="float" office:value="0" calcext:value-type="float">
            <text:p>0.000</text:p>
          </table:table-cell>
          <table:table-cell table:style-name="ce37" table:formula="of:=[.K33]/[.K42]/1000" office:value-type="float" office:value="0" calcext:value-type="float">
            <text:p>0.000</text:p>
          </table:table-cell>
          <table:table-cell table:number-columns-repeated="4"/>
          <table:table-cell office:value-type="float" office:value="4400" calcext:value-type="float">
            <text:p>4400</text:p>
          </table:table-cell>
          <table:table-cell table:formula="of:=[.P44]/1000" office:value-type="float" office:value="4.4" calcext:value-type="float">
            <text:p>4.4</text:p>
          </table:table-cell>
          <table:table-cell table:formula="of:=[.S44]*100" office:value-type="float" office:value="26.8736" calcext:value-type="float">
            <text:p>26.8736</text:p>
          </table:table-cell>
          <table:table-cell office:value-type="float" office:value="0.268736" calcext:value-type="float">
            <text:p>0.268736</text:p>
          </table:table-cell>
        </table:table-row>
        <table:table-row table:style-name="ro2">
          <table:table-cell table:style-name="ce1" office:value-type="string" calcext:value-type="string">
            <text:p>Dead time</text:p>
          </table:table-cell>
          <table:table-cell table:style-name="ce38" table:formula="of:=(1-[.B41]/[.B33])*100" office:value-type="float" office:value="4.39483291210334" calcext:value-type="float">
            <text:p>4.39</text:p>
          </table:table-cell>
          <table:table-cell table:style-name="ce38" table:formula="of:=(1-[.C41]/[.C33])*100" office:value-type="float" office:value="7.99766491535319" calcext:value-type="float">
            <text:p>8.00</text:p>
          </table:table-cell>
          <table:table-cell table:style-name="ce38" table:formula="of:=(1-[.D41]/[.D33])*100" office:value-type="string" office:string-value="" calcext:value-type="error">
            <text:p>#DIV/0!</text:p>
          </table:table-cell>
          <table:table-cell table:style-name="ce38" table:formula="of:=(1-[.E41]/[.E33])*100" office:value-type="string" office:string-value="" calcext:value-type="error">
            <text:p>#DIV/0!</text:p>
          </table:table-cell>
          <table:table-cell table:style-name="ce38" table:formula="of:=(1-[.F41]/[.F33])*100" office:value-type="string" office:string-value="" calcext:value-type="error">
            <text:p>#DIV/0!</text:p>
          </table:table-cell>
          <table:table-cell table:style-name="ce38" table:formula="of:=(1-[.G41]/[.G33])*100" office:value-type="string" office:string-value="" calcext:value-type="error">
            <text:p>#DIV/0!</text:p>
          </table:table-cell>
          <table:table-cell table:style-name="ce38" table:formula="of:=(1-[.H41]/[.H33])*100" office:value-type="string" office:string-value="" calcext:value-type="error">
            <text:p>#DIV/0!</text:p>
          </table:table-cell>
          <table:table-cell table:style-name="ce38" table:formula="of:=(1-[.I41]/[.I33])*100" office:value-type="string" office:string-value="" calcext:value-type="error">
            <text:p>#DIV/0!</text:p>
          </table:table-cell>
          <table:table-cell table:style-name="ce38" table:formula="of:=(1-[.J41]/[.J33])*100" office:value-type="string" office:string-value="" calcext:value-type="error">
            <text:p>#DIV/0!</text:p>
          </table:table-cell>
          <table:table-cell table:style-name="ce38" table:formula="of:=(1-[.K41]/[.K33])*100" office:value-type="string" office:string-value="" calcext:value-type="error">
            <text:p>#DIV/0!</text:p>
          </table:table-cell>
          <table:table-cell table:number-columns-repeated="4"/>
          <table:table-cell office:value-type="float" office:value="4500" calcext:value-type="float">
            <text:p>4500</text:p>
          </table:table-cell>
          <table:table-cell table:formula="of:=[.P45]/1000" office:value-type="float" office:value="4.5" calcext:value-type="float">
            <text:p>4.5</text:p>
          </table:table-cell>
          <table:table-cell table:formula="of:=[.S45]*100" office:value-type="float" office:value="27.4148" calcext:value-type="float">
            <text:p>27.4148</text:p>
          </table:table-cell>
          <table:table-cell office:value-type="float" office:value="0.274148" calcext:value-type="float">
            <text:p>0.274148</text:p>
          </table:table-cell>
        </table:table-row>
        <table:table-row table:style-name="ro2">
          <table:table-cell table:number-columns-repeated="15"/>
          <table:table-cell office:value-type="float" office:value="4600" calcext:value-type="float">
            <text:p>4600</text:p>
          </table:table-cell>
          <table:table-cell table:formula="of:=[.P46]/1000" office:value-type="float" office:value="4.6" calcext:value-type="float">
            <text:p>4.6</text:p>
          </table:table-cell>
          <table:table-cell table:formula="of:=[.S46]*100" office:value-type="float" office:value="27.9533" calcext:value-type="float">
            <text:p>27.9533</text:p>
          </table:table-cell>
          <table:table-cell office:value-type="float" office:value="0.279533" calcext:value-type="float">
            <text:p>0.279533</text:p>
          </table:table-cell>
        </table:table-row>
        <table:table-row table:style-name="ro2">
          <table:table-cell table:number-columns-repeated="15"/>
          <table:table-cell office:value-type="float" office:value="4700" calcext:value-type="float">
            <text:p>4700</text:p>
          </table:table-cell>
          <table:table-cell table:formula="of:=[.P47]/1000" office:value-type="float" office:value="4.7" calcext:value-type="float">
            <text:p>4.7</text:p>
          </table:table-cell>
          <table:table-cell table:formula="of:=[.S47]*100" office:value-type="float" office:value="28.4889" calcext:value-type="float">
            <text:p>28.4889</text:p>
          </table:table-cell>
          <table:table-cell office:value-type="float" office:value="0.284889" calcext:value-type="float">
            <text:p>0.284889</text:p>
          </table:table-cell>
        </table:table-row>
        <table:table-row table:style-name="ro2">
          <table:table-cell table:number-columns-repeated="15"/>
          <table:table-cell office:value-type="float" office:value="4800" calcext:value-type="float">
            <text:p>4800</text:p>
          </table:table-cell>
          <table:table-cell table:formula="of:=[.P48]/1000" office:value-type="float" office:value="4.8" calcext:value-type="float">
            <text:p>4.8</text:p>
          </table:table-cell>
          <table:table-cell table:formula="of:=[.S48]*100" office:value-type="float" office:value="29.0217" calcext:value-type="float">
            <text:p>29.0217</text:p>
          </table:table-cell>
          <table:table-cell office:value-type="float" office:value="0.290217" calcext:value-type="float">
            <text:p>0.290217</text:p>
          </table:table-cell>
        </table:table-row>
        <table:table-row table:style-name="ro2">
          <table:table-cell table:number-columns-repeated="15"/>
          <table:table-cell office:value-type="float" office:value="4900" calcext:value-type="float">
            <text:p>4900</text:p>
          </table:table-cell>
          <table:table-cell table:formula="of:=[.P49]/1000" office:value-type="float" office:value="4.9" calcext:value-type="float">
            <text:p>4.9</text:p>
          </table:table-cell>
          <table:table-cell table:formula="of:=[.S49]*100" office:value-type="float" office:value="29.5518" calcext:value-type="float">
            <text:p>29.5518</text:p>
          </table:table-cell>
          <table:table-cell office:value-type="float" office:value="0.295518" calcext:value-type="float">
            <text:p>0.295518</text:p>
          </table:table-cell>
        </table:table-row>
        <table:table-row table:style-name="ro2">
          <table:table-cell table:number-columns-repeated="15"/>
          <table:table-cell office:value-type="float" office:value="5000" calcext:value-type="float">
            <text:p>5000</text:p>
          </table:table-cell>
          <table:table-cell table:formula="of:=[.P50]/1000" office:value-type="float" office:value="5" calcext:value-type="float">
            <text:p>5</text:p>
          </table:table-cell>
          <table:table-cell table:formula="of:=[.S50]*100" office:value-type="float" office:value="30.0791" calcext:value-type="float">
            <text:p>30.0791</text:p>
          </table:table-cell>
          <table:table-cell office:value-type="float" office:value="0.300791" calcext:value-type="float">
            <text:p>0.300791</text:p>
          </table:table-cell>
        </table:table-row>
        <table:table-row table:style-name="ro2">
          <table:table-cell table:number-columns-repeated="15"/>
          <table:table-cell office:value-type="float" office:value="5100" calcext:value-type="float">
            <text:p>5100</text:p>
          </table:table-cell>
          <table:table-cell table:formula="of:=[.P51]/1000" office:value-type="float" office:value="5.1" calcext:value-type="float">
            <text:p>5.1</text:p>
          </table:table-cell>
          <table:table-cell table:formula="of:=[.S51]*100" office:value-type="float" office:value="30.6037" calcext:value-type="float">
            <text:p>30.6037</text:p>
          </table:table-cell>
          <table:table-cell office:value-type="float" office:value="0.306037" calcext:value-type="float">
            <text:p>0.306037</text:p>
          </table:table-cell>
        </table:table-row>
        <table:table-row table:style-name="ro2">
          <table:table-cell table:number-columns-repeated="15"/>
          <table:table-cell office:value-type="float" office:value="5200" calcext:value-type="float">
            <text:p>5200</text:p>
          </table:table-cell>
          <table:table-cell table:formula="of:=[.P52]/1000" office:value-type="float" office:value="5.2" calcext:value-type="float">
            <text:p>5.2</text:p>
          </table:table-cell>
          <table:table-cell table:formula="of:=[.S52]*100" office:value-type="float" office:value="31.1256" calcext:value-type="float">
            <text:p>31.1256</text:p>
          </table:table-cell>
          <table:table-cell office:value-type="float" office:value="0.311256" calcext:value-type="float">
            <text:p>0.311256</text:p>
          </table:table-cell>
        </table:table-row>
        <table:table-row table:style-name="ro2">
          <table:table-cell table:number-columns-repeated="15"/>
          <table:table-cell office:value-type="float" office:value="5300" calcext:value-type="float">
            <text:p>5300</text:p>
          </table:table-cell>
          <table:table-cell table:formula="of:=[.P53]/1000" office:value-type="float" office:value="5.3" calcext:value-type="float">
            <text:p>5.3</text:p>
          </table:table-cell>
          <table:table-cell table:formula="of:=[.S53]*100" office:value-type="float" office:value="31.6448" calcext:value-type="float">
            <text:p>31.6448</text:p>
          </table:table-cell>
          <table:table-cell office:value-type="float" office:value="0.316448" calcext:value-type="float">
            <text:p>0.316448</text:p>
          </table:table-cell>
        </table:table-row>
        <table:table-row table:style-name="ro2">
          <table:table-cell table:number-columns-repeated="15"/>
          <table:table-cell office:value-type="float" office:value="5400" calcext:value-type="float">
            <text:p>5400</text:p>
          </table:table-cell>
          <table:table-cell table:formula="of:=[.P54]/1000" office:value-type="float" office:value="5.4" calcext:value-type="float">
            <text:p>5.4</text:p>
          </table:table-cell>
          <table:table-cell table:formula="of:=[.S54]*100" office:value-type="float" office:value="32.1612" calcext:value-type="float">
            <text:p>32.1612</text:p>
          </table:table-cell>
          <table:table-cell office:value-type="float" office:value="0.321612" calcext:value-type="float">
            <text:p>0.321612</text:p>
          </table:table-cell>
        </table:table-row>
        <table:table-row table:style-name="ro2">
          <table:table-cell table:number-columns-repeated="15"/>
          <table:table-cell office:value-type="float" office:value="5500" calcext:value-type="float">
            <text:p>5500</text:p>
          </table:table-cell>
          <table:table-cell table:formula="of:=[.P55]/1000" office:value-type="float" office:value="5.5" calcext:value-type="float">
            <text:p>5.5</text:p>
          </table:table-cell>
          <table:table-cell table:formula="of:=[.S55]*100" office:value-type="float" office:value="32.675" calcext:value-type="float">
            <text:p>32.675</text:p>
          </table:table-cell>
          <table:table-cell office:value-type="float" office:value="0.32675" calcext:value-type="float">
            <text:p>0.32675</text:p>
          </table:table-cell>
        </table:table-row>
        <table:table-row table:style-name="ro2">
          <table:table-cell table:number-columns-repeated="15"/>
          <table:table-cell office:value-type="float" office:value="5600" calcext:value-type="float">
            <text:p>5600</text:p>
          </table:table-cell>
          <table:table-cell table:formula="of:=[.P56]/1000" office:value-type="float" office:value="5.6" calcext:value-type="float">
            <text:p>5.6</text:p>
          </table:table-cell>
          <table:table-cell table:formula="of:=[.S56]*100" office:value-type="float" office:value="33.1862" calcext:value-type="float">
            <text:p>33.1862</text:p>
          </table:table-cell>
          <table:table-cell office:value-type="float" office:value="0.331862" calcext:value-type="float">
            <text:p>0.331862</text:p>
          </table:table-cell>
        </table:table-row>
        <table:table-row table:style-name="ro2">
          <table:table-cell table:number-columns-repeated="15"/>
          <table:table-cell office:value-type="float" office:value="5700" calcext:value-type="float">
            <text:p>5700</text:p>
          </table:table-cell>
          <table:table-cell table:formula="of:=[.P57]/1000" office:value-type="float" office:value="5.7" calcext:value-type="float">
            <text:p>5.7</text:p>
          </table:table-cell>
          <table:table-cell table:formula="of:=[.S57]*100" office:value-type="float" office:value="33.6947" calcext:value-type="float">
            <text:p>33.6947</text:p>
          </table:table-cell>
          <table:table-cell office:value-type="float" office:value="0.336947" calcext:value-type="float">
            <text:p>0.336947</text:p>
          </table:table-cell>
        </table:table-row>
        <table:table-row table:style-name="ro2">
          <table:table-cell table:number-columns-repeated="15"/>
          <table:table-cell office:value-type="float" office:value="5800" calcext:value-type="float">
            <text:p>5800</text:p>
          </table:table-cell>
          <table:table-cell table:formula="of:=[.P58]/1000" office:value-type="float" office:value="5.8" calcext:value-type="float">
            <text:p>5.8</text:p>
          </table:table-cell>
          <table:table-cell table:formula="of:=[.S58]*100" office:value-type="float" office:value="34.2006" calcext:value-type="float">
            <text:p>34.2006</text:p>
          </table:table-cell>
          <table:table-cell office:value-type="float" office:value="0.342006" calcext:value-type="float">
            <text:p>0.342006</text:p>
          </table:table-cell>
        </table:table-row>
        <table:table-row table:style-name="ro2">
          <table:table-cell table:number-columns-repeated="15"/>
          <table:table-cell office:value-type="float" office:value="5900" calcext:value-type="float">
            <text:p>5900</text:p>
          </table:table-cell>
          <table:table-cell table:formula="of:=[.P59]/1000" office:value-type="float" office:value="5.9" calcext:value-type="float">
            <text:p>5.9</text:p>
          </table:table-cell>
          <table:table-cell table:formula="of:=[.S59]*100" office:value-type="float" office:value="34.7038" calcext:value-type="float">
            <text:p>34.7038</text:p>
          </table:table-cell>
          <table:table-cell office:value-type="float" office:value="0.347038" calcext:value-type="float">
            <text:p>0.347038</text:p>
          </table:table-cell>
        </table:table-row>
        <table:table-row table:style-name="ro2">
          <table:table-cell table:number-columns-repeated="15"/>
          <table:table-cell office:value-type="float" office:value="6000" calcext:value-type="float">
            <text:p>6000</text:p>
          </table:table-cell>
          <table:table-cell table:formula="of:=[.P60]/1000" office:value-type="float" office:value="6" calcext:value-type="float">
            <text:p>6</text:p>
          </table:table-cell>
          <table:table-cell table:formula="of:=[.S60]*100" office:value-type="float" office:value="35.2045" calcext:value-type="float">
            <text:p>35.2045</text:p>
          </table:table-cell>
          <table:table-cell office:value-type="float" office:value="0.352045" calcext:value-type="float">
            <text:p>0.352045</text:p>
          </table:table-cell>
        </table:table-row>
        <table:table-row table:style-name="ro2">
          <table:table-cell table:number-columns-repeated="15"/>
          <table:table-cell office:value-type="float" office:value="6100" calcext:value-type="float">
            <text:p>6100</text:p>
          </table:table-cell>
          <table:table-cell table:formula="of:=[.P61]/1000" office:value-type="float" office:value="6.1" calcext:value-type="float">
            <text:p>6.1</text:p>
          </table:table-cell>
          <table:table-cell table:formula="of:=[.S61]*100" office:value-type="float" office:value="35.7026" calcext:value-type="float">
            <text:p>35.7026</text:p>
          </table:table-cell>
          <table:table-cell office:value-type="float" office:value="0.357026" calcext:value-type="float">
            <text:p>0.357026</text:p>
          </table:table-cell>
        </table:table-row>
        <table:table-row table:style-name="ro2">
          <table:table-cell table:number-columns-repeated="15"/>
          <table:table-cell office:value-type="float" office:value="6200" calcext:value-type="float">
            <text:p>6200</text:p>
          </table:table-cell>
          <table:table-cell table:formula="of:=[.P62]/1000" office:value-type="float" office:value="6.2" calcext:value-type="float">
            <text:p>6.2</text:p>
          </table:table-cell>
          <table:table-cell table:formula="of:=[.S62]*100" office:value-type="float" office:value="36.1981" calcext:value-type="float">
            <text:p>36.1981</text:p>
          </table:table-cell>
          <table:table-cell office:value-type="float" office:value="0.361981" calcext:value-type="float">
            <text:p>0.361981</text:p>
          </table:table-cell>
        </table:table-row>
        <table:table-row table:style-name="ro2">
          <table:table-cell table:number-columns-repeated="15"/>
          <table:table-cell office:value-type="float" office:value="6300" calcext:value-type="float">
            <text:p>6300</text:p>
          </table:table-cell>
          <table:table-cell table:formula="of:=[.P63]/1000" office:value-type="float" office:value="6.3" calcext:value-type="float">
            <text:p>6.3</text:p>
          </table:table-cell>
          <table:table-cell table:formula="of:=[.S63]*100" office:value-type="float" office:value="36.6911" calcext:value-type="float">
            <text:p>36.6911</text:p>
          </table:table-cell>
          <table:table-cell office:value-type="float" office:value="0.366911" calcext:value-type="float">
            <text:p>0.366911</text:p>
          </table:table-cell>
        </table:table-row>
        <table:table-row table:style-name="ro2">
          <table:table-cell table:number-columns-repeated="15"/>
          <table:table-cell office:value-type="float" office:value="6400" calcext:value-type="float">
            <text:p>6400</text:p>
          </table:table-cell>
          <table:table-cell table:formula="of:=[.P64]/1000" office:value-type="float" office:value="6.4" calcext:value-type="float">
            <text:p>6.4</text:p>
          </table:table-cell>
          <table:table-cell table:formula="of:=[.S64]*100" office:value-type="float" office:value="37.1815" calcext:value-type="float">
            <text:p>37.1815</text:p>
          </table:table-cell>
          <table:table-cell office:value-type="float" office:value="0.371815" calcext:value-type="float">
            <text:p>0.371815</text:p>
          </table:table-cell>
        </table:table-row>
        <table:table-row table:style-name="ro2">
          <table:table-cell table:number-columns-repeated="15"/>
          <table:table-cell office:value-type="float" office:value="6500" calcext:value-type="float">
            <text:p>6500</text:p>
          </table:table-cell>
          <table:table-cell table:formula="of:=[.P65]/1000" office:value-type="float" office:value="6.5" calcext:value-type="float">
            <text:p>6.5</text:p>
          </table:table-cell>
          <table:table-cell table:formula="of:=[.S65]*100" office:value-type="float" office:value="37.6695" calcext:value-type="float">
            <text:p>37.6695</text:p>
          </table:table-cell>
          <table:table-cell office:value-type="float" office:value="0.376695" calcext:value-type="float">
            <text:p>0.376695</text:p>
          </table:table-cell>
        </table:table-row>
        <table:table-row table:style-name="ro2">
          <table:table-cell table:number-columns-repeated="15"/>
          <table:table-cell office:value-type="float" office:value="6600" calcext:value-type="float">
            <text:p>6600</text:p>
          </table:table-cell>
          <table:table-cell table:formula="of:=[.P66]/1000" office:value-type="float" office:value="6.6" calcext:value-type="float">
            <text:p>6.6</text:p>
          </table:table-cell>
          <table:table-cell table:formula="of:=[.S66]*100" office:value-type="float" office:value="38.1549" calcext:value-type="float">
            <text:p>38.1549</text:p>
          </table:table-cell>
          <table:table-cell office:value-type="float" office:value="0.381549" calcext:value-type="float">
            <text:p>0.381549</text:p>
          </table:table-cell>
        </table:table-row>
        <table:table-row table:style-name="ro2">
          <table:table-cell table:number-columns-repeated="15"/>
          <table:table-cell office:value-type="float" office:value="6700" calcext:value-type="float">
            <text:p>6700</text:p>
          </table:table-cell>
          <table:table-cell table:formula="of:=[.P67]/1000" office:value-type="float" office:value="6.7" calcext:value-type="float">
            <text:p>6.7</text:p>
          </table:table-cell>
          <table:table-cell table:formula="of:=[.S67]*100" office:value-type="float" office:value="38.6378" calcext:value-type="float">
            <text:p>38.6378</text:p>
          </table:table-cell>
          <table:table-cell office:value-type="float" office:value="0.386378" calcext:value-type="float">
            <text:p>0.386378</text:p>
          </table:table-cell>
        </table:table-row>
        <table:table-row table:style-name="ro2">
          <table:table-cell table:number-columns-repeated="15"/>
          <table:table-cell office:value-type="float" office:value="6800" calcext:value-type="float">
            <text:p>6800</text:p>
          </table:table-cell>
          <table:table-cell table:formula="of:=[.P68]/1000" office:value-type="float" office:value="6.8" calcext:value-type="float">
            <text:p>6.8</text:p>
          </table:table-cell>
          <table:table-cell table:formula="of:=[.S68]*100" office:value-type="float" office:value="39.1182" calcext:value-type="float">
            <text:p>39.1182</text:p>
          </table:table-cell>
          <table:table-cell office:value-type="float" office:value="0.391182" calcext:value-type="float">
            <text:p>0.391182</text:p>
          </table:table-cell>
        </table:table-row>
        <table:table-row table:style-name="ro2">
          <table:table-cell table:number-columns-repeated="15"/>
          <table:table-cell office:value-type="float" office:value="6900" calcext:value-type="float">
            <text:p>6900</text:p>
          </table:table-cell>
          <table:table-cell table:formula="of:=[.P69]/1000" office:value-type="float" office:value="6.9" calcext:value-type="float">
            <text:p>6.9</text:p>
          </table:table-cell>
          <table:table-cell table:formula="of:=[.S69]*100" office:value-type="float" office:value="39.5962" calcext:value-type="float">
            <text:p>39.5962</text:p>
          </table:table-cell>
          <table:table-cell office:value-type="float" office:value="0.395962" calcext:value-type="float">
            <text:p>0.395962</text:p>
          </table:table-cell>
        </table:table-row>
        <table:table-row table:style-name="ro2">
          <table:table-cell table:number-columns-repeated="15"/>
          <table:table-cell office:value-type="float" office:value="7000" calcext:value-type="float">
            <text:p>7000</text:p>
          </table:table-cell>
          <table:table-cell table:formula="of:=[.P70]/1000" office:value-type="float" office:value="7" calcext:value-type="float">
            <text:p>7</text:p>
          </table:table-cell>
          <table:table-cell table:formula="of:=[.S70]*100" office:value-type="float" office:value="40.0718" calcext:value-type="float">
            <text:p>40.0718</text:p>
          </table:table-cell>
          <table:table-cell office:value-type="float" office:value="0.400718" calcext:value-type="float">
            <text:p>0.400718</text:p>
          </table:table-cell>
        </table:table-row>
        <table:table-row table:style-name="ro2">
          <table:table-cell table:number-columns-repeated="15"/>
          <table:table-cell office:value-type="float" office:value="7100" calcext:value-type="float">
            <text:p>7100</text:p>
          </table:table-cell>
          <table:table-cell table:formula="of:=[.P71]/1000" office:value-type="float" office:value="7.1" calcext:value-type="float">
            <text:p>7.1</text:p>
          </table:table-cell>
          <table:table-cell table:formula="of:=[.S71]*100" office:value-type="float" office:value="40.5449" calcext:value-type="float">
            <text:p>40.5449</text:p>
          </table:table-cell>
          <table:table-cell office:value-type="float" office:value="0.405449" calcext:value-type="float">
            <text:p>0.405449</text:p>
          </table:table-cell>
        </table:table-row>
        <table:table-row table:style-name="ro2">
          <table:table-cell table:number-columns-repeated="15"/>
          <table:table-cell office:value-type="float" office:value="7200" calcext:value-type="float">
            <text:p>7200</text:p>
          </table:table-cell>
          <table:table-cell table:formula="of:=[.P72]/1000" office:value-type="float" office:value="7.2" calcext:value-type="float">
            <text:p>7.2</text:p>
          </table:table-cell>
          <table:table-cell table:formula="of:=[.S72]*100" office:value-type="float" office:value="41.0156" calcext:value-type="float">
            <text:p>41.0156</text:p>
          </table:table-cell>
          <table:table-cell office:value-type="float" office:value="0.410156" calcext:value-type="float">
            <text:p>0.410156</text:p>
          </table:table-cell>
        </table:table-row>
        <table:table-row table:style-name="ro2">
          <table:table-cell table:number-columns-repeated="15"/>
          <table:table-cell office:value-type="float" office:value="7300" calcext:value-type="float">
            <text:p>7300</text:p>
          </table:table-cell>
          <table:table-cell table:formula="of:=[.P73]/1000" office:value-type="float" office:value="7.3" calcext:value-type="float">
            <text:p>7.3</text:p>
          </table:table-cell>
          <table:table-cell table:formula="of:=[.S73]*100" office:value-type="float" office:value="41.4838" calcext:value-type="float">
            <text:p>41.4838</text:p>
          </table:table-cell>
          <table:table-cell office:value-type="float" office:value="0.414838" calcext:value-type="float">
            <text:p>0.414838</text:p>
          </table:table-cell>
        </table:table-row>
        <table:table-row table:style-name="ro2">
          <table:table-cell table:number-columns-repeated="15"/>
          <table:table-cell office:value-type="float" office:value="7400" calcext:value-type="float">
            <text:p>7400</text:p>
          </table:table-cell>
          <table:table-cell table:formula="of:=[.P74]/1000" office:value-type="float" office:value="7.4" calcext:value-type="float">
            <text:p>7.4</text:p>
          </table:table-cell>
          <table:table-cell table:formula="of:=[.S74]*100" office:value-type="float" office:value="41.9497" calcext:value-type="float">
            <text:p>41.9497</text:p>
          </table:table-cell>
          <table:table-cell office:value-type="float" office:value="0.419497" calcext:value-type="float">
            <text:p>0.419497</text:p>
          </table:table-cell>
        </table:table-row>
        <table:table-row table:style-name="ro2">
          <table:table-cell table:number-columns-repeated="15"/>
          <table:table-cell office:value-type="float" office:value="7500" calcext:value-type="float">
            <text:p>7500</text:p>
          </table:table-cell>
          <table:table-cell table:formula="of:=[.P75]/1000" office:value-type="float" office:value="7.5" calcext:value-type="float">
            <text:p>7.5</text:p>
          </table:table-cell>
          <table:table-cell table:formula="of:=[.S75]*100" office:value-type="float" office:value="42.4132" calcext:value-type="float">
            <text:p>42.4132</text:p>
          </table:table-cell>
          <table:table-cell office:value-type="float" office:value="0.424132" calcext:value-type="float">
            <text:p>0.424132</text:p>
          </table:table-cell>
        </table:table-row>
        <table:table-row table:style-name="ro2">
          <table:table-cell table:number-columns-repeated="15"/>
          <table:table-cell office:value-type="float" office:value="7600" calcext:value-type="float">
            <text:p>7600</text:p>
          </table:table-cell>
          <table:table-cell table:formula="of:=[.P76]/1000" office:value-type="float" office:value="7.6" calcext:value-type="float">
            <text:p>7.6</text:p>
          </table:table-cell>
          <table:table-cell table:formula="of:=[.S76]*100" office:value-type="float" office:value="42.8744" calcext:value-type="float">
            <text:p>42.8744</text:p>
          </table:table-cell>
          <table:table-cell office:value-type="float" office:value="0.428744" calcext:value-type="float">
            <text:p>0.428744</text:p>
          </table:table-cell>
        </table:table-row>
        <table:table-row table:style-name="ro2">
          <table:table-cell table:number-columns-repeated="15"/>
          <table:table-cell office:value-type="float" office:value="7700" calcext:value-type="float">
            <text:p>7700</text:p>
          </table:table-cell>
          <table:table-cell table:formula="of:=[.P77]/1000" office:value-type="float" office:value="7.7" calcext:value-type="float">
            <text:p>7.7</text:p>
          </table:table-cell>
          <table:table-cell table:formula="of:=[.S77]*100" office:value-type="float" office:value="43.3332" calcext:value-type="float">
            <text:p>43.3332</text:p>
          </table:table-cell>
          <table:table-cell office:value-type="float" office:value="0.433332" calcext:value-type="float">
            <text:p>0.433332</text:p>
          </table:table-cell>
        </table:table-row>
        <table:table-row table:style-name="ro2">
          <table:table-cell table:number-columns-repeated="15"/>
          <table:table-cell office:value-type="float" office:value="7800" calcext:value-type="float">
            <text:p>7800</text:p>
          </table:table-cell>
          <table:table-cell table:formula="of:=[.P78]/1000" office:value-type="float" office:value="7.8" calcext:value-type="float">
            <text:p>7.8</text:p>
          </table:table-cell>
          <table:table-cell table:formula="of:=[.S78]*100" office:value-type="float" office:value="43.7896" calcext:value-type="float">
            <text:p>43.7896</text:p>
          </table:table-cell>
          <table:table-cell office:value-type="float" office:value="0.437896" calcext:value-type="float">
            <text:p>0.437896</text:p>
          </table:table-cell>
        </table:table-row>
        <table:table-row table:style-name="ro2">
          <table:table-cell table:number-columns-repeated="15"/>
          <table:table-cell office:value-type="float" office:value="7900" calcext:value-type="float">
            <text:p>7900</text:p>
          </table:table-cell>
          <table:table-cell table:formula="of:=[.P79]/1000" office:value-type="float" office:value="7.9" calcext:value-type="float">
            <text:p>7.9</text:p>
          </table:table-cell>
          <table:table-cell table:formula="of:=[.S79]*100" office:value-type="float" office:value="44.2438" calcext:value-type="float">
            <text:p>44.2438</text:p>
          </table:table-cell>
          <table:table-cell office:value-type="float" office:value="0.442438" calcext:value-type="float">
            <text:p>0.442438</text:p>
          </table:table-cell>
        </table:table-row>
        <table:table-row table:style-name="ro2">
          <table:table-cell table:number-columns-repeated="15"/>
          <table:table-cell office:value-type="float" office:value="8000" calcext:value-type="float">
            <text:p>8000</text:p>
          </table:table-cell>
          <table:table-cell table:formula="of:=[.P80]/1000" office:value-type="float" office:value="8" calcext:value-type="float">
            <text:p>8</text:p>
          </table:table-cell>
          <table:table-cell table:formula="of:=[.S80]*100" office:value-type="float" office:value="44.6956" calcext:value-type="float">
            <text:p>44.6956</text:p>
          </table:table-cell>
          <table:table-cell office:value-type="float" office:value="0.446956" calcext:value-type="float">
            <text:p>0.446956</text:p>
          </table:table-cell>
        </table:table-row>
        <table:table-row table:style-name="ro2">
          <table:table-cell table:number-columns-repeated="15"/>
          <table:table-cell office:value-type="float" office:value="8100" calcext:value-type="float">
            <text:p>8100</text:p>
          </table:table-cell>
          <table:table-cell table:formula="of:=[.P81]/1000" office:value-type="float" office:value="8.1" calcext:value-type="float">
            <text:p>8.1</text:p>
          </table:table-cell>
          <table:table-cell table:formula="of:=[.S81]*100" office:value-type="float" office:value="45.1452" calcext:value-type="float">
            <text:p>45.1452</text:p>
          </table:table-cell>
          <table:table-cell office:value-type="float" office:value="0.451452" calcext:value-type="float">
            <text:p>0.451452</text:p>
          </table:table-cell>
        </table:table-row>
        <table:table-row table:style-name="ro2">
          <table:table-cell table:number-columns-repeated="15"/>
          <table:table-cell office:value-type="float" office:value="8200" calcext:value-type="float">
            <text:p>8200</text:p>
          </table:table-cell>
          <table:table-cell table:formula="of:=[.P82]/1000" office:value-type="float" office:value="8.2" calcext:value-type="float">
            <text:p>8.2</text:p>
          </table:table-cell>
          <table:table-cell table:formula="of:=[.S82]*100" office:value-type="float" office:value="45.5924" calcext:value-type="float">
            <text:p>45.5924</text:p>
          </table:table-cell>
          <table:table-cell office:value-type="float" office:value="0.455924" calcext:value-type="float">
            <text:p>0.455924</text:p>
          </table:table-cell>
        </table:table-row>
        <table:table-row table:style-name="ro2">
          <table:table-cell table:number-columns-repeated="15"/>
          <table:table-cell office:value-type="float" office:value="8300" calcext:value-type="float">
            <text:p>8300</text:p>
          </table:table-cell>
          <table:table-cell table:formula="of:=[.P83]/1000" office:value-type="float" office:value="8.3" calcext:value-type="float">
            <text:p>8.3</text:p>
          </table:table-cell>
          <table:table-cell table:formula="of:=[.S83]*100" office:value-type="float" office:value="46.0374" calcext:value-type="float">
            <text:p>46.0374</text:p>
          </table:table-cell>
          <table:table-cell office:value-type="float" office:value="0.460374" calcext:value-type="float">
            <text:p>0.460374</text:p>
          </table:table-cell>
        </table:table-row>
        <table:table-row table:style-name="ro2">
          <table:table-cell table:number-columns-repeated="15"/>
          <table:table-cell office:value-type="float" office:value="8400" calcext:value-type="float">
            <text:p>8400</text:p>
          </table:table-cell>
          <table:table-cell table:formula="of:=[.P84]/1000" office:value-type="float" office:value="8.4" calcext:value-type="float">
            <text:p>8.4</text:p>
          </table:table-cell>
          <table:table-cell table:formula="of:=[.S84]*100" office:value-type="float" office:value="46.4801" calcext:value-type="float">
            <text:p>46.4801</text:p>
          </table:table-cell>
          <table:table-cell office:value-type="float" office:value="0.464801" calcext:value-type="float">
            <text:p>0.464801</text:p>
          </table:table-cell>
        </table:table-row>
        <table:table-row table:style-name="ro2">
          <table:table-cell table:number-columns-repeated="15"/>
          <table:table-cell office:value-type="float" office:value="8500" calcext:value-type="float">
            <text:p>8500</text:p>
          </table:table-cell>
          <table:table-cell table:formula="of:=[.P85]/1000" office:value-type="float" office:value="8.5" calcext:value-type="float">
            <text:p>8.5</text:p>
          </table:table-cell>
          <table:table-cell table:formula="of:=[.S85]*100" office:value-type="float" office:value="46.9206" calcext:value-type="float">
            <text:p>46.9206</text:p>
          </table:table-cell>
          <table:table-cell office:value-type="float" office:value="0.469206" calcext:value-type="float">
            <text:p>0.469206</text:p>
          </table:table-cell>
        </table:table-row>
        <table:table-row table:style-name="ro2">
          <table:table-cell table:number-columns-repeated="15"/>
          <table:table-cell office:value-type="float" office:value="8600" calcext:value-type="float">
            <text:p>8600</text:p>
          </table:table-cell>
          <table:table-cell table:formula="of:=[.P86]/1000" office:value-type="float" office:value="8.6" calcext:value-type="float">
            <text:p>8.6</text:p>
          </table:table-cell>
          <table:table-cell table:formula="of:=[.S86]*100" office:value-type="float" office:value="47.3589" calcext:value-type="float">
            <text:p>47.3589</text:p>
          </table:table-cell>
          <table:table-cell office:value-type="float" office:value="0.473589" calcext:value-type="float">
            <text:p>0.473589</text:p>
          </table:table-cell>
        </table:table-row>
        <table:table-row table:style-name="ro2">
          <table:table-cell table:number-columns-repeated="15"/>
          <table:table-cell office:value-type="float" office:value="8700" calcext:value-type="float">
            <text:p>8700</text:p>
          </table:table-cell>
          <table:table-cell table:formula="of:=[.P87]/1000" office:value-type="float" office:value="8.7" calcext:value-type="float">
            <text:p>8.7</text:p>
          </table:table-cell>
          <table:table-cell table:formula="of:=[.S87]*100" office:value-type="float" office:value="47.7949" calcext:value-type="float">
            <text:p>47.7949</text:p>
          </table:table-cell>
          <table:table-cell office:value-type="float" office:value="0.477949" calcext:value-type="float">
            <text:p>0.477949</text:p>
          </table:table-cell>
        </table:table-row>
        <table:table-row table:style-name="ro2">
          <table:table-cell table:number-columns-repeated="15"/>
          <table:table-cell office:value-type="float" office:value="8800" calcext:value-type="float">
            <text:p>8800</text:p>
          </table:table-cell>
          <table:table-cell table:formula="of:=[.P88]/1000" office:value-type="float" office:value="8.8" calcext:value-type="float">
            <text:p>8.8</text:p>
          </table:table-cell>
          <table:table-cell table:formula="of:=[.S88]*100" office:value-type="float" office:value="48.2288" calcext:value-type="float">
            <text:p>48.2288</text:p>
          </table:table-cell>
          <table:table-cell office:value-type="float" office:value="0.482288" calcext:value-type="float">
            <text:p>0.482288</text:p>
          </table:table-cell>
        </table:table-row>
        <table:table-row table:style-name="ro2">
          <table:table-cell table:number-columns-repeated="15"/>
          <table:table-cell office:value-type="float" office:value="8900" calcext:value-type="float">
            <text:p>8900</text:p>
          </table:table-cell>
          <table:table-cell table:formula="of:=[.P89]/1000" office:value-type="float" office:value="8.9" calcext:value-type="float">
            <text:p>8.9</text:p>
          </table:table-cell>
          <table:table-cell table:formula="of:=[.S89]*100" office:value-type="float" office:value="48.6604" calcext:value-type="float">
            <text:p>48.6604</text:p>
          </table:table-cell>
          <table:table-cell office:value-type="float" office:value="0.486604" calcext:value-type="float">
            <text:p>0.486604</text:p>
          </table:table-cell>
        </table:table-row>
        <table:table-row table:style-name="ro2">
          <table:table-cell table:number-columns-repeated="15"/>
          <table:table-cell office:value-type="float" office:value="9000" calcext:value-type="float">
            <text:p>9000</text:p>
          </table:table-cell>
          <table:table-cell table:formula="of:=[.P90]/1000" office:value-type="float" office:value="9" calcext:value-type="float">
            <text:p>9</text:p>
          </table:table-cell>
          <table:table-cell table:formula="of:=[.S90]*100" office:value-type="float" office:value="49.0899" calcext:value-type="float">
            <text:p>49.0899</text:p>
          </table:table-cell>
          <table:table-cell office:value-type="float" office:value="0.490899" calcext:value-type="float">
            <text:p>0.490899</text:p>
          </table:table-cell>
        </table:table-row>
        <table:table-row table:style-name="ro2">
          <table:table-cell table:number-columns-repeated="15"/>
          <table:table-cell office:value-type="float" office:value="9100" calcext:value-type="float">
            <text:p>9100</text:p>
          </table:table-cell>
          <table:table-cell table:formula="of:=[.P91]/1000" office:value-type="float" office:value="9.1" calcext:value-type="float">
            <text:p>9.1</text:p>
          </table:table-cell>
          <table:table-cell table:formula="of:=[.S91]*100" office:value-type="float" office:value="49.5172" calcext:value-type="float">
            <text:p>49.5172</text:p>
          </table:table-cell>
          <table:table-cell office:value-type="float" office:value="0.495172" calcext:value-type="float">
            <text:p>0.495172</text:p>
          </table:table-cell>
        </table:table-row>
        <table:table-row table:style-name="ro2">
          <table:table-cell table:number-columns-repeated="15"/>
          <table:table-cell office:value-type="float" office:value="9200" calcext:value-type="float">
            <text:p>9200</text:p>
          </table:table-cell>
          <table:table-cell table:formula="of:=[.P92]/1000" office:value-type="float" office:value="9.2" calcext:value-type="float">
            <text:p>9.2</text:p>
          </table:table-cell>
          <table:table-cell table:formula="of:=[.S92]*100" office:value-type="float" office:value="49.9423" calcext:value-type="float">
            <text:p>49.9423</text:p>
          </table:table-cell>
          <table:table-cell office:value-type="float" office:value="0.499423" calcext:value-type="float">
            <text:p>0.499423</text:p>
          </table:table-cell>
        </table:table-row>
        <table:table-row table:style-name="ro2">
          <table:table-cell table:number-columns-repeated="15"/>
          <table:table-cell office:value-type="float" office:value="9300" calcext:value-type="float">
            <text:p>9300</text:p>
          </table:table-cell>
          <table:table-cell table:formula="of:=[.P93]/1000" office:value-type="float" office:value="9.3" calcext:value-type="float">
            <text:p>9.3</text:p>
          </table:table-cell>
          <table:table-cell table:formula="of:=[.S93]*100" office:value-type="float" office:value="50.3654" calcext:value-type="float">
            <text:p>50.3654</text:p>
          </table:table-cell>
          <table:table-cell office:value-type="float" office:value="0.503654" calcext:value-type="float">
            <text:p>0.503654</text:p>
          </table:table-cell>
        </table:table-row>
        <table:table-row table:style-name="ro2">
          <table:table-cell table:number-columns-repeated="15"/>
          <table:table-cell office:value-type="float" office:value="9400" calcext:value-type="float">
            <text:p>9400</text:p>
          </table:table-cell>
          <table:table-cell table:formula="of:=[.P94]/1000" office:value-type="float" office:value="9.4" calcext:value-type="float">
            <text:p>9.4</text:p>
          </table:table-cell>
          <table:table-cell table:formula="of:=[.S94]*100" office:value-type="float" office:value="50.7863" calcext:value-type="float">
            <text:p>50.7863</text:p>
          </table:table-cell>
          <table:table-cell office:value-type="float" office:value="0.507863" calcext:value-type="float">
            <text:p>0.507863</text:p>
          </table:table-cell>
        </table:table-row>
        <table:table-row table:style-name="ro2">
          <table:table-cell table:number-columns-repeated="15"/>
          <table:table-cell office:value-type="float" office:value="9500" calcext:value-type="float">
            <text:p>9500</text:p>
          </table:table-cell>
          <table:table-cell table:formula="of:=[.P95]/1000" office:value-type="float" office:value="9.5" calcext:value-type="float">
            <text:p>9.5</text:p>
          </table:table-cell>
          <table:table-cell table:formula="of:=[.S95]*100" office:value-type="float" office:value="51.205" calcext:value-type="float">
            <text:p>51.205</text:p>
          </table:table-cell>
          <table:table-cell office:value-type="float" office:value="0.51205" calcext:value-type="float">
            <text:p>0.51205</text:p>
          </table:table-cell>
        </table:table-row>
        <table:table-row table:style-name="ro2">
          <table:table-cell table:number-columns-repeated="15"/>
          <table:table-cell office:value-type="float" office:value="9600" calcext:value-type="float">
            <text:p>9600</text:p>
          </table:table-cell>
          <table:table-cell table:formula="of:=[.P96]/1000" office:value-type="float" office:value="9.6" calcext:value-type="float">
            <text:p>9.6</text:p>
          </table:table-cell>
          <table:table-cell table:formula="of:=[.S96]*100" office:value-type="float" office:value="51.6217" calcext:value-type="float">
            <text:p>51.6217</text:p>
          </table:table-cell>
          <table:table-cell office:value-type="float" office:value="0.516217" calcext:value-type="float">
            <text:p>0.516217</text:p>
          </table:table-cell>
        </table:table-row>
        <table:table-row table:style-name="ro2">
          <table:table-cell table:number-columns-repeated="15"/>
          <table:table-cell office:value-type="float" office:value="9700" calcext:value-type="float">
            <text:p>9700</text:p>
          </table:table-cell>
          <table:table-cell table:formula="of:=[.P97]/1000" office:value-type="float" office:value="9.7" calcext:value-type="float">
            <text:p>9.7</text:p>
          </table:table-cell>
          <table:table-cell table:formula="of:=[.S97]*100" office:value-type="float" office:value="52.0363" calcext:value-type="float">
            <text:p>52.0363</text:p>
          </table:table-cell>
          <table:table-cell office:value-type="float" office:value="0.520363" calcext:value-type="float">
            <text:p>0.520363</text:p>
          </table:table-cell>
        </table:table-row>
        <table:table-row table:style-name="ro2">
          <table:table-cell table:number-columns-repeated="15"/>
          <table:table-cell office:value-type="float" office:value="9800" calcext:value-type="float">
            <text:p>9800</text:p>
          </table:table-cell>
          <table:table-cell table:formula="of:=[.P98]/1000" office:value-type="float" office:value="9.8" calcext:value-type="float">
            <text:p>9.8</text:p>
          </table:table-cell>
          <table:table-cell table:formula="of:=[.S98]*100" office:value-type="float" office:value="52.4488" calcext:value-type="float">
            <text:p>52.4488</text:p>
          </table:table-cell>
          <table:table-cell office:value-type="float" office:value="0.524488" calcext:value-type="float">
            <text:p>0.524488</text:p>
          </table:table-cell>
        </table:table-row>
        <table:table-row table:style-name="ro2">
          <table:table-cell table:number-columns-repeated="15"/>
          <table:table-cell office:value-type="float" office:value="9900" calcext:value-type="float">
            <text:p>9900</text:p>
          </table:table-cell>
          <table:table-cell table:formula="of:=[.P99]/1000" office:value-type="float" office:value="9.9" calcext:value-type="float">
            <text:p>9.9</text:p>
          </table:table-cell>
          <table:table-cell table:formula="of:=[.S99]*100" office:value-type="float" office:value="52.8592" calcext:value-type="float">
            <text:p>52.8592</text:p>
          </table:table-cell>
          <table:table-cell office:value-type="float" office:value="0.528592" calcext:value-type="float">
            <text:p>0.528592</text:p>
          </table:table-cell>
        </table:table-row>
        <table:table-row table:style-name="ro2">
          <table:table-cell table:number-columns-repeated="15"/>
          <table:table-cell office:value-type="float" office:value="10000" calcext:value-type="float">
            <text:p>10000</text:p>
          </table:table-cell>
          <table:table-cell table:formula="of:=[.P100]/1000" office:value-type="float" office:value="10" calcext:value-type="float">
            <text:p>10</text:p>
          </table:table-cell>
          <table:table-cell table:formula="of:=[.S100]*100" office:value-type="float" office:value="53.2676" calcext:value-type="float">
            <text:p>53.2676</text:p>
          </table:table-cell>
          <table:table-cell office:value-type="float" office:value="0.532676" calcext:value-type="float">
            <text:p>0.532676</text:p>
          </table:table-cell>
        </table:table-row>
        <table:table-row table:style-name="ro2">
          <table:table-cell table:number-columns-repeated="15"/>
          <table:table-cell office:value-type="float" office:value="10100" calcext:value-type="float">
            <text:p>10100</text:p>
          </table:table-cell>
          <table:table-cell table:formula="of:=[.P101]/1000" office:value-type="float" office:value="10.1" calcext:value-type="float">
            <text:p>10.1</text:p>
          </table:table-cell>
          <table:table-cell table:formula="of:=[.S101]*100" office:value-type="float" office:value="53.6739" calcext:value-type="float">
            <text:p>53.6739</text:p>
          </table:table-cell>
          <table:table-cell office:value-type="float" office:value="0.536739" calcext:value-type="float">
            <text:p>0.536739</text:p>
          </table:table-cell>
        </table:table-row>
        <table:table-row table:style-name="ro2">
          <table:table-cell table:number-columns-repeated="15"/>
          <table:table-cell office:value-type="float" office:value="10200" calcext:value-type="float">
            <text:p>10200</text:p>
          </table:table-cell>
          <table:table-cell table:formula="of:=[.P102]/1000" office:value-type="float" office:value="10.2" calcext:value-type="float">
            <text:p>10.2</text:p>
          </table:table-cell>
          <table:table-cell table:formula="of:=[.S102]*100" office:value-type="float" office:value="54.0783" calcext:value-type="float">
            <text:p>54.0783</text:p>
          </table:table-cell>
          <table:table-cell office:value-type="float" office:value="0.540783" calcext:value-type="float">
            <text:p>0.540783</text:p>
          </table:table-cell>
        </table:table-row>
        <table:table-row table:style-name="ro2">
          <table:table-cell table:number-columns-repeated="15"/>
          <table:table-cell office:value-type="float" office:value="10300" calcext:value-type="float">
            <text:p>10300</text:p>
          </table:table-cell>
          <table:table-cell table:formula="of:=[.P103]/1000" office:value-type="float" office:value="10.3" calcext:value-type="float">
            <text:p>10.3</text:p>
          </table:table-cell>
          <table:table-cell table:formula="of:=[.S103]*100" office:value-type="float" office:value="54.4806" calcext:value-type="float">
            <text:p>54.4806</text:p>
          </table:table-cell>
          <table:table-cell office:value-type="float" office:value="0.544806" calcext:value-type="float">
            <text:p>0.544806</text:p>
          </table:table-cell>
        </table:table-row>
        <table:table-row table:style-name="ro2">
          <table:table-cell table:number-columns-repeated="15"/>
          <table:table-cell office:value-type="float" office:value="10400" calcext:value-type="float">
            <text:p>10400</text:p>
          </table:table-cell>
          <table:table-cell table:formula="of:=[.P104]/1000" office:value-type="float" office:value="10.4" calcext:value-type="float">
            <text:p>10.4</text:p>
          </table:table-cell>
          <table:table-cell table:formula="of:=[.S104]*100" office:value-type="float" office:value="54.8808" calcext:value-type="float">
            <text:p>54.8808</text:p>
          </table:table-cell>
          <table:table-cell office:value-type="float" office:value="0.548808" calcext:value-type="float">
            <text:p>0.548808</text:p>
          </table:table-cell>
        </table:table-row>
        <table:table-row table:style-name="ro2">
          <table:table-cell table:number-columns-repeated="15"/>
          <table:table-cell office:value-type="float" office:value="10500" calcext:value-type="float">
            <text:p>10500</text:p>
          </table:table-cell>
          <table:table-cell table:formula="of:=[.P105]/1000" office:value-type="float" office:value="10.5" calcext:value-type="float">
            <text:p>10.5</text:p>
          </table:table-cell>
          <table:table-cell table:formula="of:=[.S105]*100" office:value-type="float" office:value="55.2791" calcext:value-type="float">
            <text:p>55.2791</text:p>
          </table:table-cell>
          <table:table-cell office:value-type="float" office:value="0.552791" calcext:value-type="float">
            <text:p>0.552791</text:p>
          </table:table-cell>
        </table:table-row>
        <table:table-row table:style-name="ro2">
          <table:table-cell table:number-columns-repeated="15"/>
          <table:table-cell office:value-type="float" office:value="10600" calcext:value-type="float">
            <text:p>10600</text:p>
          </table:table-cell>
          <table:table-cell table:formula="of:=[.P106]/1000" office:value-type="float" office:value="10.6" calcext:value-type="float">
            <text:p>10.6</text:p>
          </table:table-cell>
          <table:table-cell table:formula="of:=[.S106]*100" office:value-type="float" office:value="55.6754" calcext:value-type="float">
            <text:p>55.6754</text:p>
          </table:table-cell>
          <table:table-cell office:value-type="float" office:value="0.556754" calcext:value-type="float">
            <text:p>0.556754</text:p>
          </table:table-cell>
        </table:table-row>
        <table:table-row table:style-name="ro2">
          <table:table-cell table:number-columns-repeated="15"/>
          <table:table-cell office:value-type="float" office:value="10700" calcext:value-type="float">
            <text:p>10700</text:p>
          </table:table-cell>
          <table:table-cell table:formula="of:=[.P107]/1000" office:value-type="float" office:value="10.7" calcext:value-type="float">
            <text:p>10.7</text:p>
          </table:table-cell>
          <table:table-cell table:formula="of:=[.S107]*100" office:value-type="float" office:value="56.0698" calcext:value-type="float">
            <text:p>56.0698</text:p>
          </table:table-cell>
          <table:table-cell office:value-type="float" office:value="0.560698" calcext:value-type="float">
            <text:p>0.560698</text:p>
          </table:table-cell>
        </table:table-row>
        <table:table-row table:style-name="ro2">
          <table:table-cell table:number-columns-repeated="15"/>
          <table:table-cell office:value-type="float" office:value="10800" calcext:value-type="float">
            <text:p>10800</text:p>
          </table:table-cell>
          <table:table-cell table:formula="of:=[.P108]/1000" office:value-type="float" office:value="10.8" calcext:value-type="float">
            <text:p>10.8</text:p>
          </table:table-cell>
          <table:table-cell table:formula="of:=[.S108]*100" office:value-type="float" office:value="56.4621" calcext:value-type="float">
            <text:p>56.4621</text:p>
          </table:table-cell>
          <table:table-cell office:value-type="float" office:value="0.564621" calcext:value-type="float">
            <text:p>0.564621</text:p>
          </table:table-cell>
        </table:table-row>
        <table:table-row table:style-name="ro2">
          <table:table-cell table:number-columns-repeated="15"/>
          <table:table-cell office:value-type="float" office:value="10900" calcext:value-type="float">
            <text:p>10900</text:p>
          </table:table-cell>
          <table:table-cell table:formula="of:=[.P109]/1000" office:value-type="float" office:value="10.9" calcext:value-type="float">
            <text:p>10.9</text:p>
          </table:table-cell>
          <table:table-cell table:formula="of:=[.S109]*100" office:value-type="float" office:value="56.8526" calcext:value-type="float">
            <text:p>56.8526</text:p>
          </table:table-cell>
          <table:table-cell office:value-type="float" office:value="0.568526" calcext:value-type="float">
            <text:p>0.568526</text:p>
          </table:table-cell>
        </table:table-row>
        <table:table-row table:style-name="ro2">
          <table:table-cell table:number-columns-repeated="15"/>
          <table:table-cell office:value-type="float" office:value="11000" calcext:value-type="float">
            <text:p>11000</text:p>
          </table:table-cell>
          <table:table-cell table:formula="of:=[.P110]/1000" office:value-type="float" office:value="11" calcext:value-type="float">
            <text:p>11</text:p>
          </table:table-cell>
          <table:table-cell table:formula="of:=[.S110]*100" office:value-type="float" office:value="57.2411" calcext:value-type="float">
            <text:p>57.2411</text:p>
          </table:table-cell>
          <table:table-cell office:value-type="float" office:value="0.572411" calcext:value-type="float">
            <text:p>0.572411</text:p>
          </table:table-cell>
        </table:table-row>
        <table:table-row table:style-name="ro2">
          <table:table-cell table:number-columns-repeated="15"/>
          <table:table-cell office:value-type="float" office:value="11100" calcext:value-type="float">
            <text:p>11100</text:p>
          </table:table-cell>
          <table:table-cell table:formula="of:=[.P111]/1000" office:value-type="float" office:value="11.1" calcext:value-type="float">
            <text:p>11.1</text:p>
          </table:table-cell>
          <table:table-cell table:formula="of:=[.S111]*100" office:value-type="float" office:value="57.6276" calcext:value-type="float">
            <text:p>57.6276</text:p>
          </table:table-cell>
          <table:table-cell office:value-type="float" office:value="0.576276" calcext:value-type="float">
            <text:p>0.576276</text:p>
          </table:table-cell>
        </table:table-row>
        <table:table-row table:style-name="ro2">
          <table:table-cell table:number-columns-repeated="15"/>
          <table:table-cell office:value-type="float" office:value="11200" calcext:value-type="float">
            <text:p>11200</text:p>
          </table:table-cell>
          <table:table-cell table:formula="of:=[.P112]/1000" office:value-type="float" office:value="11.2" calcext:value-type="float">
            <text:p>11.2</text:p>
          </table:table-cell>
          <table:table-cell table:formula="of:=[.S112]*100" office:value-type="float" office:value="58.0123" calcext:value-type="float">
            <text:p>58.0123</text:p>
          </table:table-cell>
          <table:table-cell office:value-type="float" office:value="0.580123" calcext:value-type="float">
            <text:p>0.580123</text:p>
          </table:table-cell>
        </table:table-row>
        <table:table-row table:style-name="ro2">
          <table:table-cell table:number-columns-repeated="15"/>
          <table:table-cell office:value-type="float" office:value="11300" calcext:value-type="float">
            <text:p>11300</text:p>
          </table:table-cell>
          <table:table-cell table:formula="of:=[.P113]/1000" office:value-type="float" office:value="11.3" calcext:value-type="float">
            <text:p>11.3</text:p>
          </table:table-cell>
          <table:table-cell table:formula="of:=[.S113]*100" office:value-type="float" office:value="58.395" calcext:value-type="float">
            <text:p>58.395</text:p>
          </table:table-cell>
          <table:table-cell office:value-type="float" office:value="0.58395" calcext:value-type="float">
            <text:p>0.58395</text:p>
          </table:table-cell>
        </table:table-row>
        <table:table-row table:style-name="ro2">
          <table:table-cell table:number-columns-repeated="15"/>
          <table:table-cell office:value-type="float" office:value="11400" calcext:value-type="float">
            <text:p>11400</text:p>
          </table:table-cell>
          <table:table-cell table:formula="of:=[.P114]/1000" office:value-type="float" office:value="11.4" calcext:value-type="float">
            <text:p>11.4</text:p>
          </table:table-cell>
          <table:table-cell table:formula="of:=[.S114]*100" office:value-type="float" office:value="58.7759" calcext:value-type="float">
            <text:p>58.7759</text:p>
          </table:table-cell>
          <table:table-cell office:value-type="float" office:value="0.587759" calcext:value-type="float">
            <text:p>0.587759</text:p>
          </table:table-cell>
        </table:table-row>
        <table:table-row table:style-name="ro2">
          <table:table-cell table:number-columns-repeated="15"/>
          <table:table-cell office:value-type="float" office:value="11500" calcext:value-type="float">
            <text:p>11500</text:p>
          </table:table-cell>
          <table:table-cell table:formula="of:=[.P115]/1000" office:value-type="float" office:value="11.5" calcext:value-type="float">
            <text:p>11.5</text:p>
          </table:table-cell>
          <table:table-cell table:formula="of:=[.S115]*100" office:value-type="float" office:value="59.1548" calcext:value-type="float">
            <text:p>59.1548</text:p>
          </table:table-cell>
          <table:table-cell office:value-type="float" office:value="0.591548" calcext:value-type="float">
            <text:p>0.591548</text:p>
          </table:table-cell>
        </table:table-row>
        <table:table-row table:style-name="ro2">
          <table:table-cell table:number-columns-repeated="15"/>
          <table:table-cell office:value-type="float" office:value="11600" calcext:value-type="float">
            <text:p>11600</text:p>
          </table:table-cell>
          <table:table-cell table:formula="of:=[.P116]/1000" office:value-type="float" office:value="11.6" calcext:value-type="float">
            <text:p>11.6</text:p>
          </table:table-cell>
          <table:table-cell table:formula="of:=[.S116]*100" office:value-type="float" office:value="59.5319" calcext:value-type="float">
            <text:p>59.5319</text:p>
          </table:table-cell>
          <table:table-cell office:value-type="float" office:value="0.595319" calcext:value-type="float">
            <text:p>0.595319</text:p>
          </table:table-cell>
        </table:table-row>
        <table:table-row table:style-name="ro2">
          <table:table-cell table:number-columns-repeated="15"/>
          <table:table-cell office:value-type="float" office:value="11700" calcext:value-type="float">
            <text:p>11700</text:p>
          </table:table-cell>
          <table:table-cell table:formula="of:=[.P117]/1000" office:value-type="float" office:value="11.7" calcext:value-type="float">
            <text:p>11.7</text:p>
          </table:table-cell>
          <table:table-cell table:formula="of:=[.S117]*100" office:value-type="float" office:value="59.9072" calcext:value-type="float">
            <text:p>59.9072</text:p>
          </table:table-cell>
          <table:table-cell office:value-type="float" office:value="0.599072" calcext:value-type="float">
            <text:p>0.599072</text:p>
          </table:table-cell>
        </table:table-row>
        <table:table-row table:style-name="ro2">
          <table:table-cell table:number-columns-repeated="15"/>
          <table:table-cell office:value-type="float" office:value="11800" calcext:value-type="float">
            <text:p>11800</text:p>
          </table:table-cell>
          <table:table-cell table:formula="of:=[.P118]/1000" office:value-type="float" office:value="11.8" calcext:value-type="float">
            <text:p>11.8</text:p>
          </table:table-cell>
          <table:table-cell table:formula="of:=[.S118]*100" office:value-type="float" office:value="60.2806" calcext:value-type="float">
            <text:p>60.2806</text:p>
          </table:table-cell>
          <table:table-cell office:value-type="float" office:value="0.602806" calcext:value-type="float">
            <text:p>0.602806</text:p>
          </table:table-cell>
        </table:table-row>
        <table:table-row table:style-name="ro2">
          <table:table-cell table:number-columns-repeated="15"/>
          <table:table-cell office:value-type="float" office:value="11900" calcext:value-type="float">
            <text:p>11900</text:p>
          </table:table-cell>
          <table:table-cell table:formula="of:=[.P119]/1000" office:value-type="float" office:value="11.9" calcext:value-type="float">
            <text:p>11.9</text:p>
          </table:table-cell>
          <table:table-cell table:formula="of:=[.S119]*100" office:value-type="float" office:value="60.6521" calcext:value-type="float">
            <text:p>60.6521</text:p>
          </table:table-cell>
          <table:table-cell office:value-type="float" office:value="0.606521" calcext:value-type="float">
            <text:p>0.606521</text:p>
          </table:table-cell>
        </table:table-row>
        <table:table-row table:style-name="ro2">
          <table:table-cell table:number-columns-repeated="15"/>
          <table:table-cell office:value-type="float" office:value="12000" calcext:value-type="float">
            <text:p>12000</text:p>
          </table:table-cell>
          <table:table-cell table:formula="of:=[.P120]/1000" office:value-type="float" office:value="12" calcext:value-type="float">
            <text:p>12</text:p>
          </table:table-cell>
          <table:table-cell table:formula="of:=[.S120]*100" office:value-type="float" office:value="61.0218" calcext:value-type="float">
            <text:p>61.0218</text:p>
          </table:table-cell>
          <table:table-cell office:value-type="float" office:value="0.610218" calcext:value-type="float">
            <text:p>0.610218</text:p>
          </table:table-cell>
        </table:table-row>
        <table:table-row table:style-name="ro2">
          <table:table-cell table:number-columns-repeated="15"/>
          <table:table-cell office:value-type="float" office:value="12100" calcext:value-type="float">
            <text:p>12100</text:p>
          </table:table-cell>
          <table:table-cell table:formula="of:=[.P121]/1000" office:value-type="float" office:value="12.1" calcext:value-type="float">
            <text:p>12.1</text:p>
          </table:table-cell>
          <table:table-cell table:formula="of:=[.S121]*100" office:value-type="float" office:value="61.3897" calcext:value-type="float">
            <text:p>61.3897</text:p>
          </table:table-cell>
          <table:table-cell office:value-type="float" office:value="0.613897" calcext:value-type="float">
            <text:p>0.613897</text:p>
          </table:table-cell>
        </table:table-row>
        <table:table-row table:style-name="ro2">
          <table:table-cell table:number-columns-repeated="15"/>
          <table:table-cell office:value-type="float" office:value="12200" calcext:value-type="float">
            <text:p>12200</text:p>
          </table:table-cell>
          <table:table-cell table:formula="of:=[.P122]/1000" office:value-type="float" office:value="12.2" calcext:value-type="float">
            <text:p>12.2</text:p>
          </table:table-cell>
          <table:table-cell table:formula="of:=[.S122]*100" office:value-type="float" office:value="61.7558" calcext:value-type="float">
            <text:p>61.7558</text:p>
          </table:table-cell>
          <table:table-cell office:value-type="float" office:value="0.617558" calcext:value-type="float">
            <text:p>0.617558</text:p>
          </table:table-cell>
        </table:table-row>
        <table:table-row table:style-name="ro2">
          <table:table-cell table:number-columns-repeated="15"/>
          <table:table-cell office:value-type="float" office:value="12300" calcext:value-type="float">
            <text:p>12300</text:p>
          </table:table-cell>
          <table:table-cell table:formula="of:=[.P123]/1000" office:value-type="float" office:value="12.3" calcext:value-type="float">
            <text:p>12.3</text:p>
          </table:table-cell>
          <table:table-cell table:formula="of:=[.S123]*100" office:value-type="float" office:value="62.1201" calcext:value-type="float">
            <text:p>62.1201</text:p>
          </table:table-cell>
          <table:table-cell office:value-type="float" office:value="0.621201" calcext:value-type="float">
            <text:p>0.621201</text:p>
          </table:table-cell>
        </table:table-row>
        <table:table-row table:style-name="ro2">
          <table:table-cell table:number-columns-repeated="15"/>
          <table:table-cell office:value-type="float" office:value="12400" calcext:value-type="float">
            <text:p>12400</text:p>
          </table:table-cell>
          <table:table-cell table:formula="of:=[.P124]/1000" office:value-type="float" office:value="12.4" calcext:value-type="float">
            <text:p>12.4</text:p>
          </table:table-cell>
          <table:table-cell table:formula="of:=[.S124]*100" office:value-type="float" office:value="62.4826" calcext:value-type="float">
            <text:p>62.4826</text:p>
          </table:table-cell>
          <table:table-cell office:value-type="float" office:value="0.624826" calcext:value-type="float">
            <text:p>0.624826</text:p>
          </table:table-cell>
        </table:table-row>
        <table:table-row table:style-name="ro2">
          <table:table-cell table:number-columns-repeated="15"/>
          <table:table-cell office:value-type="float" office:value="12500" calcext:value-type="float">
            <text:p>12500</text:p>
          </table:table-cell>
          <table:table-cell table:formula="of:=[.P125]/1000" office:value-type="float" office:value="12.5" calcext:value-type="float">
            <text:p>12.5</text:p>
          </table:table-cell>
          <table:table-cell table:formula="of:=[.S125]*100" office:value-type="float" office:value="62.8434" calcext:value-type="float">
            <text:p>62.8434</text:p>
          </table:table-cell>
          <table:table-cell office:value-type="float" office:value="0.628434" calcext:value-type="float">
            <text:p>0.628434</text:p>
          </table:table-cell>
        </table:table-row>
        <table:table-row table:style-name="ro2">
          <table:table-cell table:number-columns-repeated="15"/>
          <table:table-cell office:value-type="float" office:value="12600" calcext:value-type="float">
            <text:p>12600</text:p>
          </table:table-cell>
          <table:table-cell table:formula="of:=[.P126]/1000" office:value-type="float" office:value="12.6" calcext:value-type="float">
            <text:p>12.6</text:p>
          </table:table-cell>
          <table:table-cell table:formula="of:=[.S126]*100" office:value-type="float" office:value="63.2023" calcext:value-type="float">
            <text:p>63.2023</text:p>
          </table:table-cell>
          <table:table-cell office:value-type="float" office:value="0.632023" calcext:value-type="float">
            <text:p>0.632023</text:p>
          </table:table-cell>
        </table:table-row>
        <table:table-row table:style-name="ro2">
          <table:table-cell table:number-columns-repeated="15"/>
          <table:table-cell office:value-type="float" office:value="12700" calcext:value-type="float">
            <text:p>12700</text:p>
          </table:table-cell>
          <table:table-cell table:formula="of:=[.P127]/1000" office:value-type="float" office:value="12.7" calcext:value-type="float">
            <text:p>12.7</text:p>
          </table:table-cell>
          <table:table-cell table:formula="of:=[.S127]*100" office:value-type="float" office:value="63.5595" calcext:value-type="float">
            <text:p>63.5595</text:p>
          </table:table-cell>
          <table:table-cell office:value-type="float" office:value="0.635595" calcext:value-type="float">
            <text:p>0.635595</text:p>
          </table:table-cell>
        </table:table-row>
        <table:table-row table:style-name="ro2">
          <table:table-cell table:number-columns-repeated="15"/>
          <table:table-cell office:value-type="float" office:value="12800" calcext:value-type="float">
            <text:p>12800</text:p>
          </table:table-cell>
          <table:table-cell table:formula="of:=[.P128]/1000" office:value-type="float" office:value="12.8" calcext:value-type="float">
            <text:p>12.8</text:p>
          </table:table-cell>
          <table:table-cell table:formula="of:=[.S128]*100" office:value-type="float" office:value="63.915" calcext:value-type="float">
            <text:p>63.915</text:p>
          </table:table-cell>
          <table:table-cell office:value-type="float" office:value="0.63915" calcext:value-type="float">
            <text:p>0.63915</text:p>
          </table:table-cell>
        </table:table-row>
        <table:table-row table:style-name="ro2">
          <table:table-cell table:number-columns-repeated="15"/>
          <table:table-cell office:value-type="float" office:value="12900" calcext:value-type="float">
            <text:p>12900</text:p>
          </table:table-cell>
          <table:table-cell table:formula="of:=[.P129]/1000" office:value-type="float" office:value="12.9" calcext:value-type="float">
            <text:p>12.9</text:p>
          </table:table-cell>
          <table:table-cell table:formula="of:=[.S129]*100" office:value-type="float" office:value="64.2688" calcext:value-type="float">
            <text:p>64.2688</text:p>
          </table:table-cell>
          <table:table-cell office:value-type="float" office:value="0.642688" calcext:value-type="float">
            <text:p>0.642688</text:p>
          </table:table-cell>
        </table:table-row>
        <table:table-row table:style-name="ro2">
          <table:table-cell table:number-columns-repeated="15"/>
          <table:table-cell office:value-type="float" office:value="13000" calcext:value-type="float">
            <text:p>13000</text:p>
          </table:table-cell>
          <table:table-cell table:formula="of:=[.P130]/1000" office:value-type="float" office:value="13" calcext:value-type="float">
            <text:p>13</text:p>
          </table:table-cell>
          <table:table-cell table:formula="of:=[.S130]*100" office:value-type="float" office:value="64.6208" calcext:value-type="float">
            <text:p>64.6208</text:p>
          </table:table-cell>
          <table:table-cell office:value-type="float" office:value="0.646208" calcext:value-type="float">
            <text:p>0.646208</text:p>
          </table:table-cell>
        </table:table-row>
        <table:table-row table:style-name="ro2">
          <table:table-cell table:number-columns-repeated="15"/>
          <table:table-cell office:value-type="float" office:value="13100" calcext:value-type="float">
            <text:p>13100</text:p>
          </table:table-cell>
          <table:table-cell table:formula="of:=[.P131]/1000" office:value-type="float" office:value="13.1" calcext:value-type="float">
            <text:p>13.1</text:p>
          </table:table-cell>
          <table:table-cell table:formula="of:=[.S131]*100" office:value-type="float" office:value="64.9711" calcext:value-type="float">
            <text:p>64.9711</text:p>
          </table:table-cell>
          <table:table-cell office:value-type="float" office:value="0.649711" calcext:value-type="float">
            <text:p>0.649711</text:p>
          </table:table-cell>
        </table:table-row>
        <table:table-row table:style-name="ro2">
          <table:table-cell table:number-columns-repeated="15"/>
          <table:table-cell office:value-type="float" office:value="13200" calcext:value-type="float">
            <text:p>13200</text:p>
          </table:table-cell>
          <table:table-cell table:formula="of:=[.P132]/1000" office:value-type="float" office:value="13.2" calcext:value-type="float">
            <text:p>13.2</text:p>
          </table:table-cell>
          <table:table-cell table:formula="of:=[.S132]*100" office:value-type="float" office:value="65.3197" calcext:value-type="float">
            <text:p>65.3197</text:p>
          </table:table-cell>
          <table:table-cell office:value-type="float" office:value="0.653197" calcext:value-type="float">
            <text:p>0.653197</text:p>
          </table:table-cell>
        </table:table-row>
        <table:table-row table:style-name="ro2">
          <table:table-cell table:number-columns-repeated="15"/>
          <table:table-cell office:value-type="float" office:value="13300" calcext:value-type="float">
            <text:p>13300</text:p>
          </table:table-cell>
          <table:table-cell table:formula="of:=[.P133]/1000" office:value-type="float" office:value="13.3" calcext:value-type="float">
            <text:p>13.3</text:p>
          </table:table-cell>
          <table:table-cell table:formula="of:=[.S133]*100" office:value-type="float" office:value="65.6665" calcext:value-type="float">
            <text:p>65.6665</text:p>
          </table:table-cell>
          <table:table-cell office:value-type="float" office:value="0.656665" calcext:value-type="float">
            <text:p>0.656665</text:p>
          </table:table-cell>
        </table:table-row>
        <table:table-row table:style-name="ro2">
          <table:table-cell table:number-columns-repeated="15"/>
          <table:table-cell office:value-type="float" office:value="13400" calcext:value-type="float">
            <text:p>13400</text:p>
          </table:table-cell>
          <table:table-cell table:formula="of:=[.P134]/1000" office:value-type="float" office:value="13.4" calcext:value-type="float">
            <text:p>13.4</text:p>
          </table:table-cell>
          <table:table-cell table:formula="of:=[.S134]*100" office:value-type="float" office:value="66.0118" calcext:value-type="float">
            <text:p>66.0118</text:p>
          </table:table-cell>
          <table:table-cell office:value-type="float" office:value="0.660118" calcext:value-type="float">
            <text:p>0.660118</text:p>
          </table:table-cell>
        </table:table-row>
        <table:table-row table:style-name="ro2">
          <table:table-cell table:number-columns-repeated="15"/>
          <table:table-cell office:value-type="float" office:value="13500" calcext:value-type="float">
            <text:p>13500</text:p>
          </table:table-cell>
          <table:table-cell table:formula="of:=[.P135]/1000" office:value-type="float" office:value="13.5" calcext:value-type="float">
            <text:p>13.5</text:p>
          </table:table-cell>
          <table:table-cell table:formula="of:=[.S135]*100" office:value-type="float" office:value="66.3553" calcext:value-type="float">
            <text:p>66.3553</text:p>
          </table:table-cell>
          <table:table-cell office:value-type="float" office:value="0.663553" calcext:value-type="float">
            <text:p>0.663553</text:p>
          </table:table-cell>
        </table:table-row>
        <table:table-row table:style-name="ro2">
          <table:table-cell table:number-columns-repeated="15"/>
          <table:table-cell office:value-type="float" office:value="13600" calcext:value-type="float">
            <text:p>13600</text:p>
          </table:table-cell>
          <table:table-cell table:formula="of:=[.P136]/1000" office:value-type="float" office:value="13.6" calcext:value-type="float">
            <text:p>13.6</text:p>
          </table:table-cell>
          <table:table-cell table:formula="of:=[.S136]*100" office:value-type="float" office:value="66.6972" calcext:value-type="float">
            <text:p>66.6972</text:p>
          </table:table-cell>
          <table:table-cell office:value-type="float" office:value="0.666972" calcext:value-type="float">
            <text:p>0.666972</text:p>
          </table:table-cell>
        </table:table-row>
        <table:table-row table:style-name="ro2">
          <table:table-cell table:number-columns-repeated="15"/>
          <table:table-cell office:value-type="float" office:value="13700" calcext:value-type="float">
            <text:p>13700</text:p>
          </table:table-cell>
          <table:table-cell table:formula="of:=[.P137]/1000" office:value-type="float" office:value="13.7" calcext:value-type="float">
            <text:p>13.7</text:p>
          </table:table-cell>
          <table:table-cell table:formula="of:=[.S137]*100" office:value-type="float" office:value="67.0374" calcext:value-type="float">
            <text:p>67.0374</text:p>
          </table:table-cell>
          <table:table-cell office:value-type="float" office:value="0.670374" calcext:value-type="float">
            <text:p>0.670374</text:p>
          </table:table-cell>
        </table:table-row>
        <table:table-row table:style-name="ro2">
          <table:table-cell table:number-columns-repeated="15"/>
          <table:table-cell office:value-type="float" office:value="13800" calcext:value-type="float">
            <text:p>13800</text:p>
          </table:table-cell>
          <table:table-cell table:formula="of:=[.P138]/1000" office:value-type="float" office:value="13.8" calcext:value-type="float">
            <text:p>13.8</text:p>
          </table:table-cell>
          <table:table-cell table:formula="of:=[.S138]*100" office:value-type="float" office:value="67.3759" calcext:value-type="float">
            <text:p>67.3759</text:p>
          </table:table-cell>
          <table:table-cell office:value-type="float" office:value="0.673759" calcext:value-type="float">
            <text:p>0.673759</text:p>
          </table:table-cell>
        </table:table-row>
        <table:table-row table:style-name="ro2">
          <table:table-cell table:number-columns-repeated="15"/>
          <table:table-cell office:value-type="float" office:value="13900" calcext:value-type="float">
            <text:p>13900</text:p>
          </table:table-cell>
          <table:table-cell table:formula="of:=[.P139]/1000" office:value-type="float" office:value="13.9" calcext:value-type="float">
            <text:p>13.9</text:p>
          </table:table-cell>
          <table:table-cell table:formula="of:=[.S139]*100" office:value-type="float" office:value="67.7129" calcext:value-type="float">
            <text:p>67.7129</text:p>
          </table:table-cell>
          <table:table-cell office:value-type="float" office:value="0.677129" calcext:value-type="float">
            <text:p>0.677129</text:p>
          </table:table-cell>
        </table:table-row>
        <table:table-row table:style-name="ro2">
          <table:table-cell table:number-columns-repeated="15"/>
          <table:table-cell office:value-type="float" office:value="14000" calcext:value-type="float">
            <text:p>14000</text:p>
          </table:table-cell>
          <table:table-cell table:formula="of:=[.P140]/1000" office:value-type="float" office:value="14" calcext:value-type="float">
            <text:p>14</text:p>
          </table:table-cell>
          <table:table-cell table:formula="of:=[.S140]*100" office:value-type="float" office:value="68.0482" calcext:value-type="float">
            <text:p>68.0482</text:p>
          </table:table-cell>
          <table:table-cell office:value-type="float" office:value="0.680482" calcext:value-type="float">
            <text:p>0.680482</text:p>
          </table:table-cell>
        </table:table-row>
        <table:table-row table:style-name="ro2">
          <table:table-cell table:number-columns-repeated="15"/>
          <table:table-cell office:value-type="float" office:value="14100" calcext:value-type="float">
            <text:p>14100</text:p>
          </table:table-cell>
          <table:table-cell table:formula="of:=[.P141]/1000" office:value-type="float" office:value="14.1" calcext:value-type="float">
            <text:p>14.1</text:p>
          </table:table-cell>
          <table:table-cell table:formula="of:=[.S141]*100" office:value-type="float" office:value="68.3818" calcext:value-type="float">
            <text:p>68.3818</text:p>
          </table:table-cell>
          <table:table-cell office:value-type="float" office:value="0.683818" calcext:value-type="float">
            <text:p>0.683818</text:p>
          </table:table-cell>
        </table:table-row>
        <table:table-row table:style-name="ro2">
          <table:table-cell table:number-columns-repeated="15"/>
          <table:table-cell office:value-type="float" office:value="14200" calcext:value-type="float">
            <text:p>14200</text:p>
          </table:table-cell>
          <table:table-cell table:formula="of:=[.P142]/1000" office:value-type="float" office:value="14.2" calcext:value-type="float">
            <text:p>14.2</text:p>
          </table:table-cell>
          <table:table-cell table:formula="of:=[.S142]*100" office:value-type="float" office:value="68.7139" calcext:value-type="float">
            <text:p>68.7139</text:p>
          </table:table-cell>
          <table:table-cell office:value-type="float" office:value="0.687139" calcext:value-type="float">
            <text:p>0.687139</text:p>
          </table:table-cell>
        </table:table-row>
        <table:table-row table:style-name="ro2">
          <table:table-cell table:number-columns-repeated="15"/>
          <table:table-cell office:value-type="float" office:value="14300" calcext:value-type="float">
            <text:p>14300</text:p>
          </table:table-cell>
          <table:table-cell table:formula="of:=[.P143]/1000" office:value-type="float" office:value="14.3" calcext:value-type="float">
            <text:p>14.3</text:p>
          </table:table-cell>
          <table:table-cell table:formula="of:=[.S143]*100" office:value-type="float" office:value="69.0444" calcext:value-type="float">
            <text:p>69.0444</text:p>
          </table:table-cell>
          <table:table-cell office:value-type="float" office:value="0.690444" calcext:value-type="float">
            <text:p>0.690444</text:p>
          </table:table-cell>
        </table:table-row>
        <table:table-row table:style-name="ro2">
          <table:table-cell table:number-columns-repeated="15"/>
          <table:table-cell office:value-type="float" office:value="14400" calcext:value-type="float">
            <text:p>14400</text:p>
          </table:table-cell>
          <table:table-cell table:formula="of:=[.P144]/1000" office:value-type="float" office:value="14.4" calcext:value-type="float">
            <text:p>14.4</text:p>
          </table:table-cell>
          <table:table-cell table:formula="of:=[.S144]*100" office:value-type="float" office:value="69.3733" calcext:value-type="float">
            <text:p>69.3733</text:p>
          </table:table-cell>
          <table:table-cell office:value-type="float" office:value="0.693733" calcext:value-type="float">
            <text:p>0.693733</text:p>
          </table:table-cell>
        </table:table-row>
        <table:table-row table:style-name="ro2">
          <table:table-cell table:number-columns-repeated="15"/>
          <table:table-cell office:value-type="float" office:value="14500" calcext:value-type="float">
            <text:p>14500</text:p>
          </table:table-cell>
          <table:table-cell table:formula="of:=[.P145]/1000" office:value-type="float" office:value="14.5" calcext:value-type="float">
            <text:p>14.5</text:p>
          </table:table-cell>
          <table:table-cell table:formula="of:=[.S145]*100" office:value-type="float" office:value="69.7006" calcext:value-type="float">
            <text:p>69.7006</text:p>
          </table:table-cell>
          <table:table-cell office:value-type="float" office:value="0.697006" calcext:value-type="float">
            <text:p>0.697006</text:p>
          </table:table-cell>
        </table:table-row>
        <table:table-row table:style-name="ro2">
          <table:table-cell table:number-columns-repeated="15"/>
          <table:table-cell office:value-type="float" office:value="14600" calcext:value-type="float">
            <text:p>14600</text:p>
          </table:table-cell>
          <table:table-cell table:formula="of:=[.P146]/1000" office:value-type="float" office:value="14.6" calcext:value-type="float">
            <text:p>14.6</text:p>
          </table:table-cell>
          <table:table-cell table:formula="of:=[.S146]*100" office:value-type="float" office:value="70.0263" calcext:value-type="float">
            <text:p>70.0263</text:p>
          </table:table-cell>
          <table:table-cell office:value-type="float" office:value="0.700263" calcext:value-type="float">
            <text:p>0.700263</text:p>
          </table:table-cell>
        </table:table-row>
        <table:table-row table:style-name="ro2">
          <table:table-cell table:number-columns-repeated="15"/>
          <table:table-cell office:value-type="float" office:value="14700" calcext:value-type="float">
            <text:p>14700</text:p>
          </table:table-cell>
          <table:table-cell table:formula="of:=[.P147]/1000" office:value-type="float" office:value="14.7" calcext:value-type="float">
            <text:p>14.7</text:p>
          </table:table-cell>
          <table:table-cell table:formula="of:=[.S147]*100" office:value-type="float" office:value="70.3505" calcext:value-type="float">
            <text:p>70.3505</text:p>
          </table:table-cell>
          <table:table-cell office:value-type="float" office:value="0.703505" calcext:value-type="float">
            <text:p>0.703505</text:p>
          </table:table-cell>
        </table:table-row>
        <table:table-row table:style-name="ro2">
          <table:table-cell table:number-columns-repeated="15"/>
          <table:table-cell office:value-type="float" office:value="14800" calcext:value-type="float">
            <text:p>14800</text:p>
          </table:table-cell>
          <table:table-cell table:formula="of:=[.P148]/1000" office:value-type="float" office:value="14.8" calcext:value-type="float">
            <text:p>14.8</text:p>
          </table:table-cell>
          <table:table-cell table:formula="of:=[.S148]*100" office:value-type="float" office:value="70.6731" calcext:value-type="float">
            <text:p>70.6731</text:p>
          </table:table-cell>
          <table:table-cell office:value-type="float" office:value="0.706731" calcext:value-type="float">
            <text:p>0.706731</text:p>
          </table:table-cell>
        </table:table-row>
        <table:table-row table:style-name="ro2">
          <table:table-cell table:number-columns-repeated="15"/>
          <table:table-cell office:value-type="float" office:value="14900" calcext:value-type="float">
            <text:p>14900</text:p>
          </table:table-cell>
          <table:table-cell table:formula="of:=[.P149]/1000" office:value-type="float" office:value="14.9" calcext:value-type="float">
            <text:p>14.9</text:p>
          </table:table-cell>
          <table:table-cell table:formula="of:=[.S149]*100" office:value-type="float" office:value="70.9942" calcext:value-type="float">
            <text:p>70.9942</text:p>
          </table:table-cell>
          <table:table-cell office:value-type="float" office:value="0.709942" calcext:value-type="float">
            <text:p>0.709942</text:p>
          </table:table-cell>
        </table:table-row>
        <table:table-row table:style-name="ro2">
          <table:table-cell table:number-columns-repeated="15"/>
          <table:table-cell office:value-type="float" office:value="15000" calcext:value-type="float">
            <text:p>15000</text:p>
          </table:table-cell>
          <table:table-cell table:formula="of:=[.P150]/1000" office:value-type="float" office:value="15" calcext:value-type="float">
            <text:p>15</text:p>
          </table:table-cell>
          <table:table-cell table:formula="of:=[.S150]*100" office:value-type="float" office:value="71.3137" calcext:value-type="float">
            <text:p>71.3137</text:p>
          </table:table-cell>
          <table:table-cell office:value-type="float" office:value="0.713137" calcext:value-type="float">
            <text:p>0.713137</text:p>
          </table:table-cell>
        </table:table-row>
        <table:table-row table:style-name="ro2">
          <table:table-cell table:number-columns-repeated="15"/>
          <table:table-cell office:value-type="float" office:value="15100" calcext:value-type="float">
            <text:p>15100</text:p>
          </table:table-cell>
          <table:table-cell table:formula="of:=[.P151]/1000" office:value-type="float" office:value="15.1" calcext:value-type="float">
            <text:p>15.1</text:p>
          </table:table-cell>
          <table:table-cell table:formula="of:=[.S151]*100" office:value-type="float" office:value="71.6317" calcext:value-type="float">
            <text:p>71.6317</text:p>
          </table:table-cell>
          <table:table-cell office:value-type="float" office:value="0.716317" calcext:value-type="float">
            <text:p>0.716317</text:p>
          </table:table-cell>
        </table:table-row>
        <table:table-row table:style-name="ro2">
          <table:table-cell table:number-columns-repeated="17"/>
          <table:table-cell table:formula="of:=[.S152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53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54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55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56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57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58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59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60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61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62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63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64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65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66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67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68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69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70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71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72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73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74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75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76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77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78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79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80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81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82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83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84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85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86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87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88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89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90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91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92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93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94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95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96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97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98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199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00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01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02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03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04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05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06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07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08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09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10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11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12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13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14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15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16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17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18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19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20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21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22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23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24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25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26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27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28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29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30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31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32]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  <table:table-cell table:formula="of:=[.S233]*100" office:value-type="float" office:value="0" calcext:value-type="float">
            <text:p>0</text:p>
          </table:table-cell>
          <table:table-cell/>
        </table:table-row>
      </table:table>
      <table:table table:name="Sheet10" table:style-name="ta1">
        <table:shapes>
          <draw:frame draw:z-index="0" draw:style-name="gr1" draw:text-style-name="P1" svg:width="6.2965in" svg:height="3.5386in" svg:x="0.6524in" svg:y="6.874in">
            <draw:object draw:notify-on-update-of-ranges="Sheet10.B17:Sheet10.I17 Sheet10.B18:Sheet10.I18 Sheet9.B30:Sheet9.K30 Sheet9.B29:Sheet9.K29 Sheet10.L37:Sheet10.Q37 Sheet10.L36:Sheet10.Q3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65in" svg:height="3.5386in" svg:x="0.8303in" svg:y="10.6409in">
            <draw:object draw:notify-on-update-of-ranges="Sheet10.J17:Sheet10.O17 Sheet10.J18:Sheet10.O1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2" table:default-cell-style-name="Default"/>
        <table:table-column table:style-name="co23" table:number-columns-repeated="10" table:default-cell-style-name="Default"/>
        <table:table-column table:style-name="co24" table:number-columns-repeated="6" table:default-cell-style-name="ce24"/>
        <table:table-column table:style-name="co25" table:default-cell-style-name="ce24"/>
        <table:table-column table:style-name="co25" table:number-columns-repeated="5" table:default-cell-style-name="Default"/>
        <table:table-column table:style-name="co3" table:number-columns-repeated="999" table:default-cell-style-name="Default"/>
        <table:table-row table:style-name="ro2">
          <table:table-cell table:style-name="ce2" office:value-type="string" calcext:value-type="string">
            <text:p>Readout trigger</text:p>
          </table:table-cell>
          <table:table-cell table:style-name="ce45" office:value-type="string" calcext:value-type="string">
            <text:p>Local</text:p>
          </table:table-cell>
          <table:table-cell table:number-columns-repeated="6" table:style-name="ce8" office:value-type="string" calcext:value-type="string">
            <text:p>Local</text:p>
          </table:table-cell>
          <table:table-cell table:style-name="ce63" office:value-type="string" calcext:value-type="string">
            <text:p>Local</text:p>
          </table:table-cell>
          <table:table-cell table:number-columns-repeated="6" table:style-name="ce8" office:value-type="string" calcext:value-type="string">
            <text:p>Cosmic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#crates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uffer level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Readout trigger</text:p>
          </table:table-cell>
          <table:table-cell table:style-name="ce45" office:value-type="float" office:value="8816" calcext:value-type="float">
            <text:p>8816</text:p>
          </table:table-cell>
          <table:table-cell table:style-name="ce8" office:value-type="float" office:value="21671" calcext:value-type="float">
            <text:p>21671</text:p>
          </table:table-cell>
          <table:table-cell table:style-name="ce8" office:value-type="float" office:value="56276" calcext:value-type="float">
            <text:p>56276</text:p>
          </table:table-cell>
          <table:table-cell table:style-name="ce8" office:value-type="float" office:value="115669" calcext:value-type="float">
            <text:p>115669</text:p>
          </table:table-cell>
          <table:table-cell table:style-name="ce55" office:value-type="float" office:value="161215" calcext:value-type="float">
            <text:p>161215</text:p>
          </table:table-cell>
          <table:table-cell table:style-name="ce8" office:value-type="float" office:value="199400" calcext:value-type="float">
            <text:p>199400</text:p>
          </table:table-cell>
          <table:table-cell table:style-name="ce8" office:value-type="float" office:value="262904" calcext:value-type="float">
            <text:p>262904</text:p>
          </table:table-cell>
          <table:table-cell table:style-name="ce63" office:value-type="float" office:value="324952" calcext:value-type="float">
            <text:p>324952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292" calcext:value-type="float">
            <text:p>292</text:p>
          </table:table-cell>
          <table:table-cell table:style-name="ce74" office:value-type="float" office:value="291" calcext:value-type="float">
            <text:p>291</text:p>
          </table:table-cell>
          <table:table-cell table:style-name="ce74" office:value-type="float" office:value="277" calcext:value-type="float">
            <text:p>277</text:p>
          </table:table-cell>
          <table:table-cell table:style-name="ce74" office:value-type="float" office:value="327" calcext:value-type="float">
            <text:p>327</text:p>
          </table:table-cell>
          <table:table-cell table:style-name="ce74" office:value-type="float" office:value="138" calcext:value-type="float">
            <text:p>138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Local trigger</text:p>
          </table:table-cell>
          <table:table-cell table:style-name="ce45" office:value-type="float" office:value="8818" calcext:value-type="float">
            <text:p>8818</text:p>
          </table:table-cell>
          <table:table-cell table:style-name="ce8" office:value-type="float" office:value="21711" calcext:value-type="float">
            <text:p>21711</text:p>
          </table:table-cell>
          <table:table-cell table:style-name="ce8" office:value-type="float" office:value="56520" calcext:value-type="float">
            <text:p>56520</text:p>
          </table:table-cell>
          <table:table-cell table:style-name="ce8" office:value-type="float" office:value="116645" calcext:value-type="float">
            <text:p>116645</text:p>
          </table:table-cell>
          <table:table-cell table:style-name="ce55" office:value-type="float" office:value="163171" calcext:value-type="float">
            <text:p>163171</text:p>
          </table:table-cell>
          <table:table-cell table:style-name="ce8" office:value-type="float" office:value="202330" calcext:value-type="float">
            <text:p>202330</text:p>
          </table:table-cell>
          <table:table-cell table:style-name="ce8" office:value-type="float" office:value="267914" calcext:value-type="float">
            <text:p>267914</text:p>
          </table:table-cell>
          <table:table-cell table:style-name="ce63" office:value-type="float" office:value="332445" calcext:value-type="float">
            <text:p>332445</text:p>
          </table:table-cell>
          <table:table-cell table:style-name="ce8" office:value-type="float" office:value="383639" calcext:value-type="float">
            <text:p>383639</text:p>
          </table:table-cell>
          <table:table-cell table:style-name="ce8" office:value-type="float" office:value="609529" calcext:value-type="float">
            <text:p>609529</text:p>
          </table:table-cell>
          <table:table-cell table:style-name="ce74" office:value-type="float" office:value="886789" calcext:value-type="float">
            <text:p>886789</text:p>
          </table:table-cell>
          <table:table-cell table:style-name="ce74" office:value-type="float" office:value="1206120" calcext:value-type="float">
            <text:p>1206120</text:p>
          </table:table-cell>
          <table:table-cell table:style-name="ce74" office:value-type="float" office:value="1588520" calcext:value-type="float">
            <text:p>1588520</text:p>
          </table:table-cell>
          <table:table-cell table:style-name="ce74" office:value-type="float" office:value="824908" calcext:value-type="float">
            <text:p>824908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ate -Mid</text:p>
          </table:table-cell>
          <table:table-cell table:style-name="ce45" office:value-type="float" office:value="8742" calcext:value-type="float">
            <text:p>8742</text:p>
          </table:table-cell>
          <table:table-cell table:style-name="ce8" office:value-type="float" office:value="21289" calcext:value-type="float">
            <text:p>21289</text:p>
          </table:table-cell>
          <table:table-cell table:style-name="ce8" office:value-type="float" office:value="53849" calcext:value-type="float">
            <text:p>53849</text:p>
          </table:table-cell>
          <table:table-cell table:style-name="ce8" office:value-type="float" office:value="106566" calcext:value-type="float">
            <text:p>106566</text:p>
          </table:table-cell>
          <table:table-cell table:style-name="ce55" office:value-type="float" office:value="144652" calcext:value-type="float">
            <text:p>144652</text:p>
          </table:table-cell>
          <table:table-cell table:style-name="ce8" office:value-type="float" office:value="175647" calcext:value-type="float">
            <text:p>175647</text:p>
          </table:table-cell>
          <table:table-cell table:style-name="ce8" office:value-type="float" office:value="225577" calcext:value-type="float">
            <text:p>225577</text:p>
          </table:table-cell>
          <table:table-cell table:style-name="ce63" office:value-type="float" office:value="171929" calcext:value-type="float">
            <text:p>171929</text:p>
          </table:table-cell>
          <table:table-cell table:style-name="ce8" office:value-type="float" office:value="377812" calcext:value-type="float">
            <text:p>377812</text:p>
          </table:table-cell>
          <table:table-cell table:style-name="ce8" office:value-type="float" office:value="594857" calcext:value-type="float">
            <text:p>594857</text:p>
          </table:table-cell>
          <table:table-cell table:style-name="ce74" office:value-type="float" office:value="856109" calcext:value-type="float">
            <text:p>856109</text:p>
          </table:table-cell>
          <table:table-cell table:style-name="ce74" office:value-type="float" office:value="1150511" calcext:value-type="float">
            <text:p>1150511</text:p>
          </table:table-cell>
          <table:table-cell table:style-name="ce74" office:value-type="float" office:value="1493979" calcext:value-type="float">
            <text:p>1493979</text:p>
          </table:table-cell>
          <table:table-cell table:style-name="ce74" office:value-type="float" office:value="762307" calcext:value-type="float">
            <text:p>762307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Gate -top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Fast Clear-Mid</text:p>
          </table:table-cell>
          <table:table-cell table:style-name="ce45" office:value-type="float" office:value="6" calcext:value-type="float">
            <text:p>6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577" calcext:value-type="float">
            <text:p>1577</text:p>
          </table:table-cell>
          <table:table-cell table:style-name="ce8" office:value-type="float" office:value="12086" calcext:value-type="float">
            <text:p>12086</text:p>
          </table:table-cell>
          <table:table-cell table:style-name="ce55" office:value-type="float" office:value="28392" calcext:value-type="float">
            <text:p>28392</text:p>
          </table:table-cell>
          <table:table-cell table:style-name="ce8" office:value-type="float" office:value="47872" calcext:value-type="float">
            <text:p>47872</text:p>
          </table:table-cell>
          <table:table-cell table:style-name="ce8" office:value-type="float" office:value="86488" calcext:value-type="float">
            <text:p>86488</text:p>
          </table:table-cell>
          <table:table-cell table:style-name="ce63" office:value-type="float" office:value="73949" calcext:value-type="float">
            <text:p>73949</text:p>
          </table:table-cell>
          <table:table-cell table:style-name="ce8" office:value-type="float" office:value="377508" calcext:value-type="float">
            <text:p>377508</text:p>
          </table:table-cell>
          <table:table-cell table:style-name="ce8" office:value-type="float" office:value="594564" calcext:value-type="float">
            <text:p>594564</text:p>
          </table:table-cell>
          <table:table-cell table:style-name="ce74" office:value-type="float" office:value="855810" calcext:value-type="float">
            <text:p>855810</text:p>
          </table:table-cell>
          <table:table-cell table:style-name="ce74" office:value-type="float" office:value="1150213" calcext:value-type="float">
            <text:p>1150213</text:p>
          </table:table-cell>
          <table:table-cell table:style-name="ce74" office:value-type="float" office:value="1493630" calcext:value-type="float">
            <text:p>1493630</text:p>
          </table:table-cell>
          <table:table-cell table:style-name="ce74" office:value-type="float" office:value="762150" calcext:value-type="float">
            <text:p>76215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Fast Clear-top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usy-Mid</text:p>
          </table:table-cell>
          <table:table-cell table:style-name="ce45" office:value-type="float" office:value="8744" calcext:value-type="float">
            <text:p>8744</text:p>
          </table:table-cell>
          <table:table-cell table:style-name="ce8" office:value-type="float" office:value="21294" calcext:value-type="float">
            <text:p>21294</text:p>
          </table:table-cell>
          <table:table-cell table:style-name="ce8" office:value-type="float" office:value="53856" calcext:value-type="float">
            <text:p>53856</text:p>
          </table:table-cell>
          <table:table-cell table:style-name="ce8" office:value-type="float" office:value="106591" calcext:value-type="float">
            <text:p>106591</text:p>
          </table:table-cell>
          <table:table-cell table:style-name="ce55" office:value-type="float" office:value="144680" calcext:value-type="float">
            <text:p>144680</text:p>
          </table:table-cell>
          <table:table-cell table:style-name="ce8" office:value-type="float" office:value="175679" calcext:value-type="float">
            <text:p>175679</text:p>
          </table:table-cell>
          <table:table-cell table:style-name="ce8" office:value-type="float" office:value="228864" calcext:value-type="float">
            <text:p>228864</text:p>
          </table:table-cell>
          <table:table-cell table:style-name="ce63" office:value-type="float" office:value="175104" calcext:value-type="float">
            <text:p>175104</text:p>
          </table:table-cell>
          <table:table-cell table:style-name="ce8" office:value-type="float" office:value="377880" calcext:value-type="float">
            <text:p>377880</text:p>
          </table:table-cell>
          <table:table-cell table:style-name="ce8" office:value-type="float" office:value="594971" calcext:value-type="float">
            <text:p>594971</text:p>
          </table:table-cell>
          <table:table-cell table:style-name="ce74" office:value-type="float" office:value="856287" calcext:value-type="float">
            <text:p>856287</text:p>
          </table:table-cell>
          <table:table-cell table:style-name="ce74" office:value-type="float" office:value="1150745" calcext:value-type="float">
            <text:p>1150745</text:p>
          </table:table-cell>
          <table:table-cell table:style-name="ce74" office:value-type="float" office:value="1494292" calcext:value-type="float">
            <text:p>1494292</text:p>
          </table:table-cell>
          <table:table-cell table:style-name="ce74" office:value-type="float" office:value="762451" calcext:value-type="float">
            <text:p>762451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Busy-top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I busy-mid</text:p>
          </table:table-cell>
          <table:table-cell table:style-name="ce45" office:value-type="float" office:value="8736" calcext:value-type="float">
            <text:p>8736</text:p>
          </table:table-cell>
          <table:table-cell table:style-name="ce8" office:value-type="float" office:value="21187" calcext:value-type="float">
            <text:p>21187</text:p>
          </table:table-cell>
          <table:table-cell table:style-name="ce8" office:value-type="float" office:value="52270" calcext:value-type="float">
            <text:p>52270</text:p>
          </table:table-cell>
          <table:table-cell table:style-name="ce8" office:value-type="float" office:value="0" calcext:value-type="float">
            <text:p>0</text:p>
          </table:table-cell>
          <table:table-cell table:style-name="ce55" office:value-type="float" office:value="116238" calcext:value-type="float">
            <text:p>116238</text:p>
          </table:table-cell>
          <table:table-cell table:style-name="ce8" office:value-type="float" office:value="127750" calcext:value-type="float">
            <text:p>127750</text:p>
          </table:table-cell>
          <table:table-cell table:style-name="ce8" office:value-type="float" office:value="139052" calcext:value-type="float">
            <text:p>139052</text:p>
          </table:table-cell>
          <table:table-cell table:style-name="ce63" office:value-type="float" office:value="97940" calcext:value-type="float">
            <text:p>97940</text:p>
          </table:table-cell>
          <table:table-cell table:style-name="ce8" office:value-type="float" office:value="297" calcext:value-type="float">
            <text:p>297</text:p>
          </table:table-cell>
          <table:table-cell table:style-name="ce8" office:value-type="float" office:value="285" calcext:value-type="float">
            <text:p>285</text:p>
          </table:table-cell>
          <table:table-cell table:style-name="ce74" office:value-type="float" office:value="277" calcext:value-type="float">
            <text:p>277</text:p>
          </table:table-cell>
          <table:table-cell table:style-name="ce74" office:value-type="float" office:value="262" calcext:value-type="float">
            <text:p>262</text:p>
          </table:table-cell>
          <table:table-cell table:style-name="ce74" office:value-type="float" office:value="302" calcext:value-type="float">
            <text:p>302</text:p>
          </table:table-cell>
          <table:table-cell table:style-name="ce74" office:value-type="float" office:value="126" calcext:value-type="float">
            <text:p>126</text:p>
          </table:table-cell>
          <table:table-cell table:number-columns-repeated="1007"/>
        </table:table-row>
        <table:table-row table:style-name="ro2">
          <table:table-cell table:style-name="ce27" office:value-type="string" calcext:value-type="string">
            <text:p>TI trig-Mid</text:p>
          </table:table-cell>
          <table:table-cell table:style-name="ce45" office:value-type="float" office:value="8736" calcext:value-type="float">
            <text:p>8736</text:p>
          </table:table-cell>
          <table:table-cell table:style-name="ce8" office:value-type="float" office:value="21187" calcext:value-type="float">
            <text:p>21187</text:p>
          </table:table-cell>
          <table:table-cell table:style-name="ce8" office:value-type="float" office:value="52271" calcext:value-type="float">
            <text:p>52271</text:p>
          </table:table-cell>
          <table:table-cell table:style-name="ce8" office:value-type="float" office:value="94475" calcext:value-type="float">
            <text:p>94475</text:p>
          </table:table-cell>
          <table:table-cell table:style-name="ce55" office:value-type="float" office:value="116239" calcext:value-type="float">
            <text:p>116239</text:p>
          </table:table-cell>
          <table:table-cell table:style-name="ce8" office:value-type="float" office:value="127750" calcext:value-type="float">
            <text:p>127750</text:p>
          </table:table-cell>
          <table:table-cell table:style-name="ce8" office:value-type="float" office:value="139052" calcext:value-type="float">
            <text:p>139052</text:p>
          </table:table-cell>
          <table:table-cell table:style-name="ce63" office:value-type="float" office:value="97941" calcext:value-type="float">
            <text:p>9794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Time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6" table:style-name="ce8" office:value-type="float" office:value="10" calcext:value-type="float">
            <text:p>10</text:p>
          </table:table-cell>
          <table:table-cell table:style-name="ce63" office:value-type="float" office:value="10" calcext:value-type="float">
            <text:p>10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number-columns-repeated="3" table:style-name="ce74" office:value-type="float" office:value="100" calcext:value-type="float">
            <text:p>100</text:p>
          </table:table-cell>
          <table:table-cell table:style-name="ce74" office:value-type="float" office:value="40" calcext:value-type="float">
            <text:p>40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46"/>
          <table:table-cell table:style-name="ce52" table:number-columns-repeated="6"/>
          <table:table-cell table:style-name="ce64"/>
          <table:table-cell table:style-name="ce52" table:number-columns-repeated="2"/>
          <table:table-cell table:style-name="ce74" table:number-columns-repeated="4"/>
          <table:table-cell table:number-columns-repeated="1007"/>
        </table:table-row>
        <table:table-row table:style-name="ro2">
          <table:table-cell table:style-name="ce2"/>
          <table:table-cell table:style-name="ce47" table:formula="of:=([.B12]/[.B5])*SQRT((1/[.B5])+(1/[.B12]))" office:value-type="float" office:value="0.014955096439001" calcext:value-type="float">
            <text:p>0.015</text:p>
          </table:table-cell>
          <table:table-cell table:style-name="ce9" table:formula="of:=([.C12]/[.C5])*SQRT((1/[.C5])+(1/[.C12]))" office:value-type="float" office:value="0.00942396174971144" calcext:value-type="float">
            <text:p>0.009</text:p>
          </table:table-cell>
          <table:table-cell table:style-name="ce9" table:formula="of:=([.D12]/[.D5])*SQRT((1/[.D5])+(1/[.D12]))" office:value-type="float" office:value="0.00561199801394315" calcext:value-type="float">
            <text:p>0.006</text:p>
          </table:table-cell>
          <table:table-cell table:style-name="ce9" table:formula="of:=([.E12]/[.E5])*SQRT((1/[.E5])+(1/[.E12]))" office:value-type="string" office:string-value="" calcext:value-type="error">
            <text:p>#DIV/0!</text:p>
          </table:table-cell>
          <table:table-cell table:style-name="ce9" table:formula="of:=([.E12]/[.E5])*SQRT((1/[.E5])+(1/[.E12]))" office:value-type="string" office:string-value="" calcext:value-type="error">
            <text:p>#DIV/0!</text:p>
          </table:table-cell>
          <table:table-cell table:style-name="ce9" table:formula="of:=([.I12]/[.I5])*SQRT((1/[.I5])+(1/[.I12]))" office:value-type="float" office:value="0.00107109725154985" calcext:value-type="float">
            <text:p>0.001</text:p>
          </table:table-cell>
          <table:table-cell table:style-name="ce9" table:formula="of:=([.H12]/[.H5])*SQRT((1/[.H5])+(1/[.H12]))" office:value-type="float" office:value="0.00171543620143204" calcext:value-type="float">
            <text:p>0.002</text:p>
          </table:table-cell>
          <table:table-cell table:style-name="ce65" table:formula="of:=([.I12]/[.I5])*SQRT((1/[.I5])+(1/[.I12]))" office:value-type="float" office:value="0.00107109725154985" calcext:value-type="float">
            <text:p>0.001</text:p>
          </table:table-cell>
          <table:table-cell table:style-name="ce9" table:formula="of:=([.J12]/[.J5])*SQRT((1/[.J5])+(1/[.J12]))" office:value-type="float" office:value="0.0000449390117026394" calcext:value-type="float">
            <text:p>0.000</text:p>
          </table:table-cell>
          <table:table-cell table:style-name="ce9" table:formula="of:=([.K12]/[.K5])*SQRT((1/[.K5])+(1/[.K12]))" office:value-type="float" office:value="0.000027703176280227" calcext:value-type="float">
            <text:p>0.000</text:p>
          </table:table-cell>
          <table:table-cell table:style-name="ce9" table:formula="of:=([.L12]/[.L5])*SQRT((1/[.L5])+(1/[.L12]))" office:value-type="float" office:value="0.0000187709998113064" calcext:value-type="float">
            <text:p>0.000</text:p>
          </table:table-cell>
          <table:table-cell table:style-name="ce9" table:formula="of:=([.M12]/[.M5])*SQRT((1/[.M5])+(1/[.M12]))" office:value-type="float" office:value="0.0000134216927101651" calcext:value-type="float">
            <text:p>0.000</text:p>
          </table:table-cell>
          <table:table-cell table:style-name="ce9" table:formula="of:=([.N12]/[.N5])*SQRT((1/[.N5])+(1/[.N12]))" office:value-type="float" office:value="0.0000109408751753896" calcext:value-type="float">
            <text:p>0.000</text:p>
          </table:table-cell>
          <table:table-cell table:style-name="ce9" table:formula="of:=([.O12]/[.O5])*SQRT((1/[.O5])+(1/[.O12]))" office:value-type="float" office:value="0.0000136085835061362" calcext:value-type="float">
            <text:p>0.000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Data rate</text:p>
          </table:table-cell>
          <table:table-cell table:style-name="ce47" table:formula="of:=[.B5]/[.B14]/1000" office:value-type="float" office:value="0.8818" calcext:value-type="float">
            <text:p>0.882</text:p>
          </table:table-cell>
          <table:table-cell table:style-name="ce9" table:formula="of:=[.C5]/[.C14]/1000" office:value-type="float" office:value="2.1711" calcext:value-type="float">
            <text:p>2.171</text:p>
          </table:table-cell>
          <table:table-cell table:style-name="ce9" table:formula="of:=[.D5]/[.D14]/1000" office:value-type="float" office:value="5.652" calcext:value-type="float">
            <text:p>5.652</text:p>
          </table:table-cell>
          <table:table-cell table:style-name="ce9" table:formula="of:=[.E5]/[.E14]/1000" office:value-type="float" office:value="11.6645" calcext:value-type="float">
            <text:p>11.665</text:p>
          </table:table-cell>
          <table:table-cell table:style-name="ce9" table:formula="of:=[.F5]/[.F14]/1000" office:value-type="float" office:value="16.3171" calcext:value-type="float">
            <text:p>16.317</text:p>
          </table:table-cell>
          <table:table-cell table:style-name="ce9" table:formula="of:=[.G5]/[.G14]/1000" office:value-type="float" office:value="20.233" calcext:value-type="float">
            <text:p>20.233</text:p>
          </table:table-cell>
          <table:table-cell table:style-name="ce9" table:formula="of:=[.H5]/[.H14]/1000" office:value-type="float" office:value="26.7914" calcext:value-type="float">
            <text:p>26.791</text:p>
          </table:table-cell>
          <table:table-cell table:style-name="ce65" table:formula="of:=[.I5]/[.I14]/1000" office:value-type="float" office:value="33.2445" calcext:value-type="float">
            <text:p>33.245</text:p>
          </table:table-cell>
          <table:table-cell table:style-name="ce9" table:formula="of:=[.J5]/[.J14]/1000" office:value-type="float" office:value="3.83639" calcext:value-type="float">
            <text:p>3.836</text:p>
          </table:table-cell>
          <table:table-cell table:style-name="ce9" table:formula="of:=[.K5]/[.K14]/1000" office:value-type="float" office:value="6.09529" calcext:value-type="float">
            <text:p>6.095</text:p>
          </table:table-cell>
          <table:table-cell table:style-name="ce9" table:formula="of:=[.L5]/[.L14]/1000" office:value-type="float" office:value="8.86789" calcext:value-type="float">
            <text:p>8.868</text:p>
          </table:table-cell>
          <table:table-cell table:style-name="ce9" table:formula="of:=[.M5]/[.M14]/1000" office:value-type="float" office:value="12.0612" calcext:value-type="float">
            <text:p>12.061</text:p>
          </table:table-cell>
          <table:table-cell table:style-name="ce9" table:formula="of:=[.N5]/[.N14]/1000" office:value-type="float" office:value="15.8852" calcext:value-type="float">
            <text:p>15.885</text:p>
          </table:table-cell>
          <table:table-cell table:style-name="ce9" table:formula="of:=[.O5]/[.O14]/1000" office:value-type="float" office:value="20.6227" calcext:value-type="float">
            <text:p>20.623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Dead time</text:p>
          </table:table-cell>
          <table:table-cell table:style-name="ce48" table:formula="of:=(1-[.B12]/[.B5])*100" office:value-type="float" office:value="0.929916080743931" calcext:value-type="float">
            <text:p>0.93</text:p>
          </table:table-cell>
          <table:table-cell table:style-name="ce7" table:formula="of:=(1-[.C12]/[.C5])*100" office:value-type="float" office:value="2.41352309888996" calcext:value-type="float">
            <text:p>2.41</text:p>
          </table:table-cell>
          <table:table-cell table:style-name="ce7" table:formula="of:=(1-[.D12]/[.D5])*100" office:value-type="float" office:value="7.51946213729653" calcext:value-type="float">
            <text:p>7.52</text:p>
          </table:table-cell>
          <table:table-cell table:style-name="ce7" table:formula="of:=(1-[.E13]/[.E5])*100" office:value-type="float" office:value="19.0063869004244" calcext:value-type="float">
            <text:p>19.01</text:p>
          </table:table-cell>
          <table:table-cell table:style-name="ce7" table:formula="of:=(1-[.F12]/[.F5])*100" office:value-type="float" office:value="28.7630767722206" calcext:value-type="float">
            <text:p>28.76</text:p>
          </table:table-cell>
          <table:table-cell table:style-name="ce7" table:formula="of:=(1-[.G12]/[.G5])*100" office:value-type="float" office:value="36.8605743092967" calcext:value-type="float">
            <text:p>36.86</text:p>
          </table:table-cell>
          <table:table-cell table:style-name="ce7" table:formula="of:=(1-[.H12]/[.H5])*100" office:value-type="float" office:value="48.0982703404824" calcext:value-type="float">
            <text:p>48.10</text:p>
          </table:table-cell>
          <table:table-cell table:style-name="ce66" table:formula="of:=(1-[.I12]/[.I5])*100" office:value-type="float" office:value="70.5394877348133" calcext:value-type="float">
            <text:p>70.54</text:p>
          </table:table-cell>
          <table:table-cell table:style-name="ce7" table:formula="of:=(1-[.J12]/[.J4])*100" office:value-type="float" office:value="2.30263157894737" calcext:value-type="float">
            <text:p>2.30</text:p>
          </table:table-cell>
          <table:table-cell table:style-name="ce7" table:formula="of:=(1-[.K12]/[.K4])*100" office:value-type="float" office:value="2.3972602739726" calcext:value-type="float">
            <text:p>2.40</text:p>
          </table:table-cell>
          <table:table-cell table:style-name="ce7" table:formula="of:=(1-[.L12]/[.L4])*100" office:value-type="float" office:value="4.81099656357389" calcext:value-type="float">
            <text:p>4.81</text:p>
          </table:table-cell>
          <table:table-cell table:style-name="ce7" table:formula="of:=(1-[.M12]/[.M4])*100" office:value-type="float" office:value="5.41516245487365" calcext:value-type="float">
            <text:p>5.42</text:p>
          </table:table-cell>
          <table:table-cell table:style-name="ce7" table:formula="of:=(1-[.N12]/[.N4])*100" office:value-type="float" office:value="7.64525993883792" calcext:value-type="float">
            <text:p>7.65</text:p>
          </table:table-cell>
          <table:table-cell table:style-name="ce7" table:formula="of:=(1-[.O12]/[.O4])*100" office:value-type="float" office:value="8.69565217391305" calcext:value-type="float">
            <text:p>8.70</text:p>
          </table:table-cell>
          <table:table-cell table:number-columns-repeated="1007"/>
        </table:table-row>
        <table:table-row table:style-name="ro2">
          <table:table-cell table:style-name="ce31"/>
          <table:table-cell table:style-name="ce49" table:formula="of:=(1-[.B6]/[.B5])/([.B17]*1000)*1000000" office:value-type="float" office:value="9.77402404955203" calcext:value-type="float">
            <text:p>9.77</text:p>
          </table:table-cell>
          <table:table-cell table:style-name="ce20" table:formula="of:=(1-[.C6]/[.C5])/([.C17]*1000)*1000000" office:value-type="float" office:value="8.95267453100572" calcext:value-type="float">
            <text:p>8.95</text:p>
          </table:table-cell>
          <table:table-cell table:style-name="ce53" table:formula="of:=[.D18]/100/([.D17]*1000)*1000000" office:value-type="float" office:value="13.3040731374673" calcext:value-type="float">
            <text:p>13.30</text:p>
          </table:table-cell>
          <table:table-cell table:style-name="ce53" table:formula="of:=[.E18]/100/([.E17]*1000)*1000000" office:value-type="float" office:value="16.2942148402627" calcext:value-type="float">
            <text:p>16.29</text:p>
          </table:table-cell>
          <table:table-cell table:style-name="ce53" table:formula="of:=[.F18]/100/([.F17]*1000)*1000000" office:value-type="float" office:value="17.6275666461691" calcext:value-type="float">
            <text:p>17.63</text:p>
          </table:table-cell>
          <table:table-cell table:style-name="ce53" table:formula="of:=[.G18]/100/([.G17]*1000)*1000000" office:value-type="float" office:value="18.2180469081682" calcext:value-type="float">
            <text:p>18.22</text:p>
          </table:table-cell>
          <table:table-cell table:style-name="ce20" table:formula="of:=(1-[.H6]/[.H5])/([.H17]*1000)*1000000" office:value-type="float" office:value="5.89833267318493" calcext:value-type="float">
            <text:p>5.90</text:p>
          </table:table-cell>
          <table:table-cell table:style-name="ce67" table:formula="of:=(1-[.I6]/[.I5])/([.I17]*1000)*1000000" office:value-type="float" office:value="14.5237484281931" calcext:value-type="float">
            <text:p>14.52</text:p>
          </table:table-cell>
          <table:table-cell table:style-name="ce20" table:formula="of:=(1-[.J6]/[.J5])/([.J17]*1000)*1000000" office:value-type="float" office:value="3.95912776894937" calcext:value-type="float">
            <text:p>3.96</text:p>
          </table:table-cell>
          <table:table-cell table:style-name="ce20" table:formula="of:=(1-[.K6]/[.K5])/([.K17]*1000)*1000000" office:value-type="float" office:value="3.94912219435125" calcext:value-type="float">
            <text:p>3.95</text:p>
          </table:table-cell>
          <table:table-cell table:style-name="ce20" table:formula="of:=(1-[.L6]/[.L5])/([.L17]*1000)*1000000" office:value-type="float" office:value="3.90134862420479" calcext:value-type="float">
            <text:p>3.90</text:p>
          </table:table-cell>
          <table:table-cell table:style-name="ce20" table:formula="of:=(1-[.M6]/[.M5])/([.M17]*1000)*1000000" office:value-type="float" office:value="3.82264569797714" calcext:value-type="float">
            <text:p>3.82</text:p>
          </table:table-cell>
          <table:table-cell table:style-name="ce20" table:formula="of:=(1-[.N6]/[.N5])/([.N17]*1000)*1000000" office:value-type="float" office:value="3.74657833541894" calcext:value-type="float">
            <text:p>3.75</text:p>
          </table:table-cell>
          <table:table-cell table:style-name="ce20" table:formula="of:=(1-[.O6]/[.O5])/([.O17]*1000)*1000000" office:value-type="float" office:value="3.67985097554722" calcext:value-type="float">
            <text:p>3.68</text:p>
          </table:table-cell>
          <table:table-cell table:number-columns-repeated="1007"/>
        </table:table-row>
        <table:table-row table:style-name="ro2">
          <table:table-cell table:style-name="ce31"/>
          <table:table-cell table:style-name="ce20" table:number-columns-repeated="2"/>
          <table:table-cell table:style-name="ce53" table:number-columns-repeated="4"/>
          <table:table-cell table:style-name="ce20" table:number-columns-repeated="4"/>
          <table:table-cell table:number-columns-repeated="1011"/>
        </table:table-row>
        <table:table-row table:style-name="ro2">
          <table:table-cell table:style-name="ce44" office:value-type="string" calcext:value-type="string">
            <text:p>Readout trigger</text:p>
          </table:table-cell>
          <table:table-cell table:number-columns-repeated="5" table:style-name="ce20" office:value-type="string" calcext:value-type="string">
            <text:p>cosmic</text:p>
          </table:table-cell>
          <table:table-cell table:style-name="ce56" office:value-type="string" calcext:value-type="string">
            <text:p>local</text:p>
          </table:table-cell>
          <table:table-cell table:number-columns-repeated="3" table:style-name="ce20" office:value-type="string" calcext:value-type="string">
            <text:p>local</text:p>
          </table:table-cell>
          <table:table-cell table:style-name="ce67" office:value-type="string" calcext:value-type="string">
            <text:p>local</text:p>
          </table:table-cell>
          <table:table-cell table:number-columns-repeated="5" table:style-name="ce75" office:value-type="string" calcext:value-type="string">
            <text:p>local</text:p>
          </table:table-cell>
          <table:table-cell table:style-name="ce81" office:value-type="string" calcext:value-type="string">
            <text:p>local</text:p>
          </table:table-cell>
          <table:table-cell table:style-name="ce75" office:value-type="string" calcext:value-type="string">
            <text:p>cosmic</text:p>
          </table:table-cell>
          <table:table-cell table:style-name="ce17" table:number-columns-repeated="1004"/>
        </table:table-row>
        <table:table-row table:style-name="ro2">
          <table:table-cell table:style-name="ce44" office:value-type="string" calcext:value-type="string">
            <text:p>#crates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3" table:style-name="ce54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3" table:style-name="ce54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44" office:value-type="string" calcext:value-type="string">
            <text:p>Buffer level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Readout trigger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133" calcext:value-type="float">
            <text:p>133</text:p>
          </table:table-cell>
          <table:table-cell table:style-name="ce58" office:value-type="float" office:value="110939" calcext:value-type="float">
            <text:p>110939</text:p>
          </table:table-cell>
          <table:table-cell table:style-name="ce28" office:value-type="float" office:value="11172" calcext:value-type="float">
            <text:p>11172</text:p>
          </table:table-cell>
          <table:table-cell table:style-name="ce28" office:value-type="float" office:value="45720" calcext:value-type="float">
            <text:p>45720</text:p>
          </table:table-cell>
          <table:table-cell table:style-name="ce28" office:value-type="float" office:value="78880" calcext:value-type="float">
            <text:p>78880</text:p>
          </table:table-cell>
          <table:table-cell table:style-name="ce69" office:value-type="float" office:value="120933" calcext:value-type="float">
            <text:p>120933</text:p>
          </table:table-cell>
          <table:table-cell table:style-name="ce76" office:value-type="float" office:value="16403" calcext:value-type="float">
            <text:p>16403</text:p>
          </table:table-cell>
          <table:table-cell table:style-name="ce80" office:value-type="float" office:value="34635" calcext:value-type="float">
            <text:p>34635</text:p>
          </table:table-cell>
          <table:table-cell table:style-name="ce80" office:value-type="float" office:value="77492" calcext:value-type="float">
            <text:p>77492</text:p>
          </table:table-cell>
          <table:table-cell table:style-name="ce76" office:value-type="float" office:value="126029" calcext:value-type="float">
            <text:p>126029</text:p>
          </table:table-cell>
          <table:table-cell table:style-name="ce76" office:value-type="float" office:value="198464" calcext:value-type="float">
            <text:p>198464</text:p>
          </table:table-cell>
          <table:table-cell table:style-name="ce83" office:value-type="float" office:value="300739" calcext:value-type="float">
            <text:p>300739</text:p>
          </table:table-cell>
          <table:table-cell table:style-name="ce76" office:value-type="float" office:value="326" calcext:value-type="float">
            <text:p>326</text:p>
          </table:table-cell>
          <table:table-cell table:style-name="ce80" office:value-type="float" office:value="319" calcext:value-type="float">
            <text:p>319</text:p>
          </table:table-cell>
          <table:table-cell table:style-name="ce80"/>
          <table:table-cell table:style-name="ce76" table:number-columns-repeated="2"/>
          <table:table-cell table:style-name="ce83"/>
          <table:table-cell table:number-columns-repeated="999"/>
        </table:table-row>
        <table:table-row table:style-name="ro2">
          <table:table-cell table:style-name="ce2" office:value-type="string" calcext:value-type="string">
            <text:p>Local trigger</text:p>
          </table:table-cell>
          <table:table-cell table:style-name="ce28" office:value-type="float" office:value="110296" calcext:value-type="float">
            <text:p>110296</text:p>
          </table:table-cell>
          <table:table-cell table:style-name="ce28" office:value-type="float" office:value="298085" calcext:value-type="float">
            <text:p>298085</text:p>
          </table:table-cell>
          <table:table-cell table:style-name="ce28" office:value-type="float" office:value="720383" calcext:value-type="float">
            <text:p>720383</text:p>
          </table:table-cell>
          <table:table-cell table:style-name="ce28" office:value-type="float" office:value="1606090" calcext:value-type="float">
            <text:p>1606090</text:p>
          </table:table-cell>
          <table:table-cell table:style-name="ce28" office:value-type="float" office:value="1139983" calcext:value-type="float">
            <text:p>1139983</text:p>
          </table:table-cell>
          <table:table-cell table:style-name="ce58" office:value-type="float" office:value="111074" calcext:value-type="float">
            <text:p>111074</text:p>
          </table:table-cell>
          <table:table-cell table:style-name="ce28" office:value-type="float" office:value="11181" calcext:value-type="float">
            <text:p>11181</text:p>
          </table:table-cell>
          <table:table-cell table:style-name="ce28" office:value-type="float" office:value="45892" calcext:value-type="float">
            <text:p>45892</text:p>
          </table:table-cell>
          <table:table-cell table:style-name="ce28" office:value-type="float" office:value="79337" calcext:value-type="float">
            <text:p>79337</text:p>
          </table:table-cell>
          <table:table-cell table:style-name="ce69" office:value-type="float" office:value="122086" calcext:value-type="float">
            <text:p>122086</text:p>
          </table:table-cell>
          <table:table-cell table:style-name="ce76" office:value-type="float" office:value="16426" calcext:value-type="float">
            <text:p>16426</text:p>
          </table:table-cell>
          <table:table-cell table:style-name="ce80" office:value-type="float" office:value="34720" calcext:value-type="float">
            <text:p>34720</text:p>
          </table:table-cell>
          <table:table-cell table:style-name="ce80" office:value-type="float" office:value="77937" calcext:value-type="float">
            <text:p>77937</text:p>
          </table:table-cell>
          <table:table-cell table:style-name="ce76" office:value-type="float" office:value="127175" calcext:value-type="float">
            <text:p>127175</text:p>
          </table:table-cell>
          <table:table-cell table:style-name="ce76" office:value-type="float" office:value="201313" calcext:value-type="float">
            <text:p>201313</text:p>
          </table:table-cell>
          <table:table-cell table:style-name="ce83" office:value-type="float" office:value="307285" calcext:value-type="float">
            <text:p>307285</text:p>
          </table:table-cell>
          <table:table-cell table:style-name="ce76" office:value-type="float" office:value="166172" calcext:value-type="float">
            <text:p>166172</text:p>
          </table:table-cell>
          <table:table-cell table:style-name="ce80" office:value-type="float" office:value="384279" calcext:value-type="float">
            <text:p>384279</text:p>
          </table:table-cell>
          <table:table-cell table:style-name="ce80"/>
          <table:table-cell table:style-name="ce76" table:number-columns-repeated="2"/>
          <table:table-cell table:style-name="ce83"/>
          <table:table-cell table:number-columns-repeated="999"/>
        </table:table-row>
        <table:table-row table:style-name="ro2">
          <table:table-cell table:style-name="ce2" office:value-type="string" calcext:value-type="string">
            <text:p>Gate -Mid</text:p>
          </table:table-cell>
          <table:table-cell table:style-name="ce28" office:value-type="float" office:value="55138" calcext:value-type="float">
            <text:p>55138</text:p>
          </table:table-cell>
          <table:table-cell table:style-name="ce28" office:value-type="float" office:value="148995" calcext:value-type="float">
            <text:p>148995</text:p>
          </table:table-cell>
          <table:table-cell table:style-name="ce28" office:value-type="float" office:value="359831" calcext:value-type="float">
            <text:p>359831</text:p>
          </table:table-cell>
          <table:table-cell table:style-name="ce28" office:value-type="float" office:value="800756" calcext:value-type="float">
            <text:p>800756</text:p>
          </table:table-cell>
          <table:table-cell table:style-name="ce28" office:value-type="float" office:value="565947" calcext:value-type="float">
            <text:p>565947</text:p>
          </table:table-cell>
          <table:table-cell table:style-name="ce58" office:value-type="float" office:value="55518" calcext:value-type="float">
            <text:p>55518</text:p>
          </table:table-cell>
          <table:table-cell table:style-name="ce28" office:value-type="float" office:value="5592" calcext:value-type="float">
            <text:p>5592</text:p>
          </table:table-cell>
          <table:table-cell table:style-name="ce28" office:value-type="float" office:value="22909" calcext:value-type="float">
            <text:p>22909</text:p>
          </table:table-cell>
          <table:table-cell table:style-name="ce28" office:value-type="float" office:value="39594" calcext:value-type="float">
            <text:p>39594</text:p>
          </table:table-cell>
          <table:table-cell table:style-name="ce69" office:value-type="float" office:value="60812" calcext:value-type="float">
            <text:p>60812</text:p>
          </table:table-cell>
          <table:table-cell table:style-name="ce76" office:value-type="float" office:value="8213" calcext:value-type="float">
            <text:p>8213</text:p>
          </table:table-cell>
          <table:table-cell table:style-name="ce80" office:value-type="float" office:value="17354" calcext:value-type="float">
            <text:p>17354</text:p>
          </table:table-cell>
          <table:table-cell table:style-name="ce80" office:value-type="float" office:value="38844" calcext:value-type="float">
            <text:p>38844</text:p>
          </table:table-cell>
          <table:table-cell table:style-name="ce76" office:value-type="float" office:value="63279" calcext:value-type="float">
            <text:p>63279</text:p>
          </table:table-cell>
          <table:table-cell table:style-name="ce76" office:value-type="float" office:value="99662" calcext:value-type="float">
            <text:p>99662</text:p>
          </table:table-cell>
          <table:table-cell table:style-name="ce83" office:value-type="float" office:value="150991" calcext:value-type="float">
            <text:p>150991</text:p>
          </table:table-cell>
          <table:table-cell table:style-name="ce76" office:value-type="float" office:value="83070" calcext:value-type="float">
            <text:p>83070</text:p>
          </table:table-cell>
          <table:table-cell table:style-name="ce80" office:value-type="float" office:value="192042" calcext:value-type="float">
            <text:p>192042</text:p>
          </table:table-cell>
          <table:table-cell table:style-name="ce80"/>
          <table:table-cell table:style-name="ce76" table:number-columns-repeated="2"/>
          <table:table-cell table:style-name="ce83"/>
          <table:table-cell table:number-columns-repeated="999"/>
        </table:table-row>
        <table:table-row table:style-name="ro2">
          <table:table-cell table:style-name="ce2" office:value-type="string" calcext:value-type="string">
            <text:p>Gate -top</text:p>
          </table:table-cell>
          <table:table-cell table:style-name="ce28" office:value-type="float" office:value="55137" calcext:value-type="float">
            <text:p>55137</text:p>
          </table:table-cell>
          <table:table-cell table:style-name="ce28" office:value-type="float" office:value="148995" calcext:value-type="float">
            <text:p>148995</text:p>
          </table:table-cell>
          <table:table-cell table:style-name="ce28" office:value-type="float" office:value="359832" calcext:value-type="float">
            <text:p>359832</text:p>
          </table:table-cell>
          <table:table-cell table:style-name="ce28" office:value-type="float" office:value="800749" calcext:value-type="float">
            <text:p>800749</text:p>
          </table:table-cell>
          <table:table-cell table:style-name="ce28" office:value-type="float" office:value="565945" calcext:value-type="float">
            <text:p>565945</text:p>
          </table:table-cell>
          <table:table-cell table:style-name="ce58" office:value-type="float" office:value="55521" calcext:value-type="float">
            <text:p>55521</text:p>
          </table:table-cell>
          <table:table-cell table:style-name="ce28" office:value-type="float" office:value="5586" calcext:value-type="float">
            <text:p>5586</text:p>
          </table:table-cell>
          <table:table-cell table:style-name="ce28" office:value-type="float" office:value="22944" calcext:value-type="float">
            <text:p>22944</text:p>
          </table:table-cell>
          <table:table-cell table:style-name="ce28" office:value-type="float" office:value="39605" calcext:value-type="float">
            <text:p>39605</text:p>
          </table:table-cell>
          <table:table-cell table:style-name="ce69" office:value-type="float" office:value="60853" calcext:value-type="float">
            <text:p>60853</text:p>
          </table:table-cell>
          <table:table-cell table:style-name="ce76" office:value-type="float" office:value="8208" calcext:value-type="float">
            <text:p>8208</text:p>
          </table:table-cell>
          <table:table-cell table:style-name="ce80" office:value-type="float" office:value="17343" calcext:value-type="float">
            <text:p>17343</text:p>
          </table:table-cell>
          <table:table-cell table:style-name="ce80" office:value-type="float" office:value="38908" calcext:value-type="float">
            <text:p>38908</text:p>
          </table:table-cell>
          <table:table-cell table:style-name="ce76" office:value-type="float" office:value="63317" calcext:value-type="float">
            <text:p>63317</text:p>
          </table:table-cell>
          <table:table-cell table:style-name="ce76" office:value-type="float" office:value="99661" calcext:value-type="float">
            <text:p>99661</text:p>
          </table:table-cell>
          <table:table-cell table:style-name="ce83" office:value-type="float" office:value="151168" calcext:value-type="float">
            <text:p>151168</text:p>
          </table:table-cell>
          <table:table-cell table:style-name="ce76" office:value-type="float" office:value="83072" calcext:value-type="float">
            <text:p>83072</text:p>
          </table:table-cell>
          <table:table-cell table:style-name="ce80" office:value-type="float" office:value="192049" calcext:value-type="float">
            <text:p>192049</text:p>
          </table:table-cell>
          <table:table-cell table:style-name="ce80"/>
          <table:table-cell table:style-name="ce76" table:number-columns-repeated="2"/>
          <table:table-cell table:style-name="ce83"/>
          <table:table-cell table:number-columns-repeated="999"/>
        </table:table-row>
        <table:table-row table:style-name="ro2">
          <table:table-cell table:style-name="ce2" office:value-type="string" calcext:value-type="string">
            <text:p>Fast Clear-Mid</text:p>
          </table:table-cell>
          <table:table-cell table:style-name="ce28" office:value-type="float" office:value="55004" calcext:value-type="float">
            <text:p>55004</text:p>
          </table:table-cell>
          <table:table-cell table:style-name="ce28" office:value-type="float" office:value="148840" calcext:value-type="float">
            <text:p>148840</text:p>
          </table:table-cell>
          <table:table-cell table:style-name="ce28" office:value-type="float" office:value="359651" calcext:value-type="float">
            <text:p>359651</text:p>
          </table:table-cell>
          <table:table-cell table:style-name="ce28" office:value-type="float" office:value="800576" calcext:value-type="float">
            <text:p>800576</text:p>
          </table:table-cell>
          <table:table-cell table:style-name="ce28" office:value-type="float" office:value="565846" calcext:value-type="float">
            <text:p>565846</text:p>
          </table:table-cell>
          <table:table-cell table:style-name="ce58" office:value-type="float" office:value="3582" calcext:value-type="float">
            <text:p>3582</text:p>
          </table:table-cell>
          <table:table-cell table:style-name="ce28" office:value-type="float" office:value="993" calcext:value-type="float">
            <text:p>993</text:p>
          </table:table-cell>
          <table:table-cell table:style-name="ce28" office:value-type="float" office:value="5075" calcext:value-type="float">
            <text:p>5075</text:p>
          </table:table-cell>
          <table:table-cell table:style-name="ce28" office:value-type="float" office:value="12901" calcext:value-type="float">
            <text:p>12901</text:p>
          </table:table-cell>
          <table:table-cell table:style-name="ce69" office:value-type="float" office:value="25881" calcext:value-type="float">
            <text:p>25881</text:p>
          </table:table-cell>
          <table:table-cell table:style-name="ce76" office:value-type="float" office:value="46" calcext:value-type="float">
            <text:p>46</text:p>
          </table:table-cell>
          <table:table-cell table:style-name="ce80" office:value-type="float" office:value="343" calcext:value-type="float">
            <text:p>343</text:p>
          </table:table-cell>
          <table:table-cell table:style-name="ce80" office:value-type="float" office:value="2894" calcext:value-type="float">
            <text:p>2894</text:p>
          </table:table-cell>
          <table:table-cell table:style-name="ce76" office:value-type="float" office:value="9823" calcext:value-type="float">
            <text:p>9823</text:p>
          </table:table-cell>
          <table:table-cell table:style-name="ce76" office:value-type="float" office:value="27921" calcext:value-type="float">
            <text:p>27921</text:p>
          </table:table-cell>
          <table:table-cell table:style-name="ce83" office:value-type="float" office:value="68273" calcext:value-type="float">
            <text:p>68273</text:p>
          </table:table-cell>
          <table:table-cell table:style-name="ce76" office:value-type="float" office:value="82902" calcext:value-type="float">
            <text:p>82902</text:p>
          </table:table-cell>
          <table:table-cell table:style-name="ce80" office:value-type="float" office:value="191877" calcext:value-type="float">
            <text:p>191877</text:p>
          </table:table-cell>
          <table:table-cell table:style-name="ce80"/>
          <table:table-cell table:style-name="ce76" table:number-columns-repeated="2"/>
          <table:table-cell table:style-name="ce83"/>
          <table:table-cell table:number-columns-repeated="999"/>
        </table:table-row>
        <table:table-row table:style-name="ro2">
          <table:table-cell table:style-name="ce2" office:value-type="string" calcext:value-type="string">
            <text:p>Fast Clear-top</text:p>
          </table:table-cell>
          <table:table-cell table:style-name="ce28" office:value-type="float" office:value="54987" calcext:value-type="float">
            <text:p>54987</text:p>
          </table:table-cell>
          <table:table-cell table:style-name="ce28" office:value-type="float" office:value="148865" calcext:value-type="float">
            <text:p>148865</text:p>
          </table:table-cell>
          <table:table-cell table:style-name="ce28" office:value-type="float" office:value="359689" calcext:value-type="float">
            <text:p>359689</text:p>
          </table:table-cell>
          <table:table-cell table:style-name="ce28" office:value-type="float" office:value="800557" calcext:value-type="float">
            <text:p>800557</text:p>
          </table:table-cell>
          <table:table-cell table:style-name="ce28" office:value-type="float" office:value="565830" calcext:value-type="float">
            <text:p>565830</text:p>
          </table:table-cell>
          <table:table-cell table:style-name="ce58" office:value-type="float" office:value="3503" calcext:value-type="float">
            <text:p>3503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5036" calcext:value-type="float">
            <text:p>5036</text:p>
          </table:table-cell>
          <table:table-cell table:style-name="ce28" office:value-type="float" office:value="12960" calcext:value-type="float">
            <text:p>12960</text:p>
          </table:table-cell>
          <table:table-cell table:style-name="ce69" office:value-type="float" office:value="26212" calcext:value-type="float">
            <text:p>26212</text:p>
          </table:table-cell>
          <table:table-cell table:style-name="ce76" office:value-type="float" office:value="45" calcext:value-type="float">
            <text:p>45</text:p>
          </table:table-cell>
          <table:table-cell table:style-name="ce80" office:value-type="float" office:value="368" calcext:value-type="float">
            <text:p>368</text:p>
          </table:table-cell>
          <table:table-cell table:style-name="ce80" office:value-type="float" office:value="2894" calcext:value-type="float">
            <text:p>2894</text:p>
          </table:table-cell>
          <table:table-cell table:style-name="ce76" office:value-type="float" office:value="9903" calcext:value-type="float">
            <text:p>9903</text:p>
          </table:table-cell>
          <table:table-cell table:style-name="ce76" office:value-type="float" office:value="27906" calcext:value-type="float">
            <text:p>27906</text:p>
          </table:table-cell>
          <table:table-cell table:style-name="ce83" office:value-type="float" office:value="68694" calcext:value-type="float">
            <text:p>68694</text:p>
          </table:table-cell>
          <table:table-cell table:style-name="ce76" office:value-type="float" office:value="82911" calcext:value-type="float">
            <text:p>82911</text:p>
          </table:table-cell>
          <table:table-cell table:style-name="ce80" office:value-type="float" office:value="191894" calcext:value-type="float">
            <text:p>191894</text:p>
          </table:table-cell>
          <table:table-cell table:style-name="ce80"/>
          <table:table-cell table:style-name="ce76" table:number-columns-repeated="2"/>
          <table:table-cell table:style-name="ce83"/>
          <table:table-cell table:number-columns-repeated="999"/>
        </table:table-row>
        <table:table-row table:style-name="ro2">
          <table:table-cell table:style-name="ce2" office:value-type="string" calcext:value-type="string">
            <text:p>Busy-Mid</text:p>
          </table:table-cell>
          <table:table-cell table:style-name="ce28" office:value-type="float" office:value="55150" calcext:value-type="float">
            <text:p>55150</text:p>
          </table:table-cell>
          <table:table-cell table:style-name="ce28" office:value-type="float" office:value="149029" calcext:value-type="float">
            <text:p>149029</text:p>
          </table:table-cell>
          <table:table-cell table:style-name="ce28" office:value-type="float" office:value="359934" calcext:value-type="float">
            <text:p>359934</text:p>
          </table:table-cell>
          <table:table-cell table:style-name="ce28" office:value-type="float" office:value="800944" calcext:value-type="float">
            <text:p>800944</text:p>
          </table:table-cell>
          <table:table-cell table:style-name="ce28" office:value-type="float" office:value="566083" calcext:value-type="float">
            <text:p>566083</text:p>
          </table:table-cell>
          <table:table-cell table:style-name="ce58" office:value-type="float" office:value="55528" calcext:value-type="float">
            <text:p>55528</text:p>
          </table:table-cell>
          <table:table-cell table:style-name="ce28" office:value-type="float" office:value="5595" calcext:value-type="float">
            <text:p>5595</text:p>
          </table:table-cell>
          <table:table-cell table:style-name="ce28" office:value-type="float" office:value="22913" calcext:value-type="float">
            <text:p>22913</text:p>
          </table:table-cell>
          <table:table-cell table:style-name="ce28" office:value-type="float" office:value="39601" calcext:value-type="float">
            <text:p>39601</text:p>
          </table:table-cell>
          <table:table-cell table:style-name="ce69" office:value-type="float" office:value="60823" calcext:value-type="float">
            <text:p>60823</text:p>
          </table:table-cell>
          <table:table-cell table:style-name="ce76" office:value-type="float" office:value="8215" calcext:value-type="float">
            <text:p>8215</text:p>
          </table:table-cell>
          <table:table-cell table:style-name="ce80" office:value-type="float" office:value="17359" calcext:value-type="float">
            <text:p>17359</text:p>
          </table:table-cell>
          <table:table-cell table:style-name="ce80" office:value-type="float" office:value="38847" calcext:value-type="float">
            <text:p>38847</text:p>
          </table:table-cell>
          <table:table-cell table:style-name="ce76" office:value-type="float" office:value="63293" calcext:value-type="float">
            <text:p>63293</text:p>
          </table:table-cell>
          <table:table-cell table:style-name="ce76" office:value-type="float" office:value="99679" calcext:value-type="float">
            <text:p>99679</text:p>
          </table:table-cell>
          <table:table-cell table:style-name="ce83" office:value-type="float" office:value="151054" calcext:value-type="float">
            <text:p>151054</text:p>
          </table:table-cell>
          <table:table-cell table:style-name="ce76" office:value-type="float" office:value="83089" calcext:value-type="float">
            <text:p>83089</text:p>
          </table:table-cell>
          <table:table-cell table:style-name="ce80" office:value-type="float" office:value="192078" calcext:value-type="float">
            <text:p>192078</text:p>
          </table:table-cell>
          <table:table-cell table:style-name="ce80"/>
          <table:table-cell table:style-name="ce76" table:number-columns-repeated="2"/>
          <table:table-cell table:style-name="ce83"/>
          <table:table-cell table:number-columns-repeated="999"/>
        </table:table-row>
        <table:table-row table:style-name="ro2">
          <table:table-cell table:style-name="ce2" office:value-type="string" calcext:value-type="string">
            <text:p>Busy-top</text:p>
          </table:table-cell>
          <table:table-cell table:style-name="ce28" office:value-type="float" office:value="59967" calcext:value-type="float">
            <text:p>59967</text:p>
          </table:table-cell>
          <table:table-cell table:style-name="ce28" office:value-type="float" office:value="162303" calcext:value-type="float">
            <text:p>162303</text:p>
          </table:table-cell>
          <table:table-cell table:style-name="ce28" office:value-type="float" office:value="391884" calcext:value-type="float">
            <text:p>391884</text:p>
          </table:table-cell>
          <table:table-cell table:style-name="ce28" office:value-type="float" office:value="871672" calcext:value-type="float">
            <text:p>871672</text:p>
          </table:table-cell>
          <table:table-cell table:style-name="ce28" office:value-type="float" office:value="616305" calcext:value-type="float">
            <text:p>616305</text:p>
          </table:table-cell>
          <table:table-cell table:style-name="ce58" office:value-type="float" office:value="59993" calcext:value-type="float">
            <text:p>59993</text:p>
          </table:table-cell>
          <table:table-cell table:style-name="ce28" office:value-type="float" office:value="6049" calcext:value-type="float">
            <text:p>6049</text:p>
          </table:table-cell>
          <table:table-cell table:style-name="ce28" office:value-type="float" office:value="24835" calcext:value-type="float">
            <text:p>24835</text:p>
          </table:table-cell>
          <table:table-cell table:style-name="ce28" office:value-type="float" office:value="42898" calcext:value-type="float">
            <text:p>42898</text:p>
          </table:table-cell>
          <table:table-cell table:style-name="ce69" office:value-type="float" office:value="65890" calcext:value-type="float">
            <text:p>65890</text:p>
          </table:table-cell>
          <table:table-cell table:style-name="ce76" office:value-type="float" office:value="8873" calcext:value-type="float">
            <text:p>8873</text:p>
          </table:table-cell>
          <table:table-cell table:style-name="ce80" office:value-type="float" office:value="18730" calcext:value-type="float">
            <text:p>18730</text:p>
          </table:table-cell>
          <table:table-cell table:style-name="ce80" office:value-type="float" office:value="42204" calcext:value-type="float">
            <text:p>42204</text:p>
          </table:table-cell>
          <table:table-cell table:style-name="ce76" office:value-type="float" office:value="68582" calcext:value-type="float">
            <text:p>68582</text:p>
          </table:table-cell>
          <table:table-cell table:style-name="ce76" office:value-type="float" office:value="108076" calcext:value-type="float">
            <text:p>108076</text:p>
          </table:table-cell>
          <table:table-cell table:style-name="ce83" office:value-type="float" office:value="163984" calcext:value-type="float">
            <text:p>163984</text:p>
          </table:table-cell>
          <table:table-cell table:style-name="ce76" office:value-type="float" office:value="90435" calcext:value-type="float">
            <text:p>90435</text:p>
          </table:table-cell>
          <table:table-cell table:style-name="ce80" office:value-type="float" office:value="192081" calcext:value-type="float">
            <text:p>192081</text:p>
          </table:table-cell>
          <table:table-cell table:style-name="ce80"/>
          <table:table-cell table:style-name="ce76" table:number-columns-repeated="2"/>
          <table:table-cell table:style-name="ce83"/>
          <table:table-cell table:number-columns-repeated="999"/>
        </table:table-row>
        <table:table-row table:style-name="ro2">
          <table:table-cell table:style-name="ce2" office:value-type="string" calcext:value-type="string">
            <text:p>TI busy-mid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133" calcext:value-type="float">
            <text:p>133</text:p>
          </table:table-cell>
          <table:table-cell table:style-name="ce58" office:value-type="float" office:value="103954" calcext:value-type="float">
            <text:p>103954</text:p>
          </table:table-cell>
          <table:table-cell table:style-name="ce28" office:value-type="float" office:value="9194" calcext:value-type="float">
            <text:p>9194</text:p>
          </table:table-cell>
          <table:table-cell table:style-name="ce28" office:value-type="float" office:value="35741" calcext:value-type="float">
            <text:p>35741</text:p>
          </table:table-cell>
          <table:table-cell table:style-name="ce28" office:value-type="float" office:value="53335" calcext:value-type="float">
            <text:p>53335</text:p>
          </table:table-cell>
          <table:table-cell table:style-name="ce69" office:value-type="float" office:value="69568" calcext:value-type="float">
            <text:p>69568</text:p>
          </table:table-cell>
          <table:table-cell table:style-name="ce76" office:value-type="float" office:value="16330" calcext:value-type="float">
            <text:p>16330</text:p>
          </table:table-cell>
          <table:table-cell table:style-name="ce80" office:value-type="float" office:value="33987" calcext:value-type="float">
            <text:p>33987</text:p>
          </table:table-cell>
          <table:table-cell table:style-name="ce80" office:value-type="float" office:value="71962" calcext:value-type="float">
            <text:p>71962</text:p>
          </table:table-cell>
          <table:table-cell table:style-name="ce76" office:value-type="float" office:value="106866" calcext:value-type="float">
            <text:p>106866</text:p>
          </table:table-cell>
          <table:table-cell table:style-name="ce76" office:value-type="float" office:value="143489" calcext:value-type="float">
            <text:p>143489</text:p>
          </table:table-cell>
          <table:table-cell table:style-name="ce83" office:value-type="float" office:value="165166" calcext:value-type="float">
            <text:p>165166</text:p>
          </table:table-cell>
          <table:table-cell table:style-name="ce76" office:value-type="float" office:value="326" calcext:value-type="float">
            <text:p>326</text:p>
          </table:table-cell>
          <table:table-cell table:style-name="ce80" office:value-type="float" office:value="319" calcext:value-type="float">
            <text:p>319</text:p>
          </table:table-cell>
          <table:table-cell table:style-name="ce80"/>
          <table:table-cell table:style-name="ce76" table:number-columns-repeated="2"/>
          <table:table-cell table:style-name="ce83"/>
          <table:table-cell table:number-columns-repeated="999"/>
        </table:table-row>
        <table:table-row table:style-name="ro2">
          <table:table-cell table:style-name="ce27" office:value-type="string" calcext:value-type="string">
            <text:p>TI trig-Mid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133" calcext:value-type="float">
            <text:p>133</text:p>
          </table:table-cell>
          <table:table-cell table:style-name="ce58" office:value-type="float" office:value="103954" calcext:value-type="float">
            <text:p>103954</text:p>
          </table:table-cell>
          <table:table-cell table:style-name="ce28" office:value-type="float" office:value="9194" calcext:value-type="float">
            <text:p>9194</text:p>
          </table:table-cell>
          <table:table-cell table:style-name="ce28" office:value-type="float" office:value="35741" calcext:value-type="float">
            <text:p>35741</text:p>
          </table:table-cell>
          <table:table-cell table:style-name="ce28" office:value-type="float" office:value="53335" calcext:value-type="float">
            <text:p>53335</text:p>
          </table:table-cell>
          <table:table-cell table:style-name="ce69" office:value-type="float" office:value="69568" calcext:value-type="float">
            <text:p>69568</text:p>
          </table:table-cell>
          <table:table-cell table:style-name="ce76" office:value-type="float" office:value="16330" calcext:value-type="float">
            <text:p>16330</text:p>
          </table:table-cell>
          <table:table-cell table:style-name="ce80" office:value-type="float" office:value="34426" calcext:value-type="float">
            <text:p>34426</text:p>
          </table:table-cell>
          <table:table-cell table:style-name="ce80" office:value-type="float" office:value="71962" calcext:value-type="float">
            <text:p>71962</text:p>
          </table:table-cell>
          <table:table-cell table:style-name="ce76" office:value-type="float" office:value="106866" calcext:value-type="float">
            <text:p>106866</text:p>
          </table:table-cell>
          <table:table-cell table:style-name="ce76" office:value-type="float" office:value="143489" calcext:value-type="float">
            <text:p>143489</text:p>
          </table:table-cell>
          <table:table-cell table:style-name="ce83" office:value-type="float" office:value="165934" calcext:value-type="float">
            <text:p>165934</text:p>
          </table:table-cell>
          <table:table-cell table:style-name="ce76" office:value-type="float" office:value="328" calcext:value-type="float">
            <text:p>328</text:p>
          </table:table-cell>
          <table:table-cell table:style-name="ce80" office:value-type="float" office:value="319" calcext:value-type="float">
            <text:p>319</text:p>
          </table:table-cell>
          <table:table-cell table:style-name="ce80"/>
          <table:table-cell table:style-name="ce76" table:number-columns-repeated="2"/>
          <table:table-cell table:style-name="ce83"/>
          <table:table-cell table:number-columns-repeated="999"/>
        </table:table-row>
        <table:table-row table:style-name="ro2">
          <table:table-cell table:style-name="ce1" office:value-type="string" calcext:value-type="string">
            <text:p>Time</text:p>
          </table:table-cell>
          <table:table-cell table:number-columns-repeated="4" table:style-name="ce28" office:value-type="float" office:value="100" calcext:value-type="float">
            <text:p>100</text:p>
          </table:table-cell>
          <table:table-cell table:style-name="ce28" office:value-type="float" office:value="40" calcext:value-type="float">
            <text:p>40</text:p>
          </table:table-cell>
          <table:table-cell table:style-name="ce58" office:value-type="float" office:value="140" calcext:value-type="float">
            <text:p>140</text:p>
          </table:table-cell>
          <table:table-cell table:number-columns-repeated="3" table:style-name="ce28" office:value-type="float" office:value="10" calcext:value-type="float">
            <text:p>10</text:p>
          </table:table-cell>
          <table:table-cell table:style-name="ce69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3" table:style-name="ce80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style-name="ce83" office:value-type="float" office:value="10" calcext:value-type="float">
            <text:p>10</text:p>
          </table:table-cell>
          <table:table-cell table:style-name="ce76" office:value-type="float" office:value="100" calcext:value-type="float">
            <text:p>100</text:p>
          </table:table-cell>
          <table:table-cell table:number-columns-repeated="2" table:style-name="ce80" office:value-type="float" office:value="100" calcext:value-type="float">
            <text:p>100</text:p>
          </table:table-cell>
          <table:table-cell table:style-name="ce80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style-name="ce83"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table:style-name="ce2"/>
          <table:table-cell table:style-name="ce43" table:formula="of:=([.B32]/[.B25])*SQRT((1/[.B25])+(1/[.B32]))" office:value-type="float" office:value="0.000152447138061584" calcext:value-type="float">
            <text:p>0.000</text:p>
          </table:table-cell>
          <table:table-cell table:style-name="ce43" table:formula="of:=([.C32]/[.C25])*SQRT((1/[.C25])+(1/[.C32]))" office:value-type="float" office:value="0.0000566617291284337" calcext:value-type="float">
            <text:p>0.000</text:p>
          </table:table-cell>
          <table:table-cell table:style-name="ce43" table:formula="of:=([.D32]/[.D25])*SQRT((1/[.D25])+(1/[.D32]))" office:value-type="float" office:value="0.0000242481372599145" calcext:value-type="float">
            <text:p>0.000</text:p>
          </table:table-cell>
          <table:table-cell table:style-name="ce43" table:formula="of:=([.E32]/[.E25])*SQRT((1/[.E25])+(1/[.E32]))" office:value-type="float" office:value="0.0000110165245080188" calcext:value-type="float">
            <text:p>0.000</text:p>
          </table:table-cell>
          <table:table-cell table:style-name="ce43" table:formula="of:=([.F32]/[.F25])*SQRT((1/[.F25])+(1/[.F32]))" office:value-type="float" office:value="0.0000101170239537784" calcext:value-type="float">
            <text:p>0.000</text:p>
          </table:table-cell>
          <table:table-cell table:style-name="ce59" table:formula="of:=([.G32]/[.G25])*SQRT((1/[.G25])+(1/[.G32]))" office:value-type="float" office:value="0.00403877344685137" calcext:value-type="float">
            <text:p>0.004</text:p>
          </table:table-cell>
          <table:table-cell table:style-name="ce43" table:formula="of:=([.H32]/[.H25])*SQRT((1/[.H25])+(1/[.H32]))" office:value-type="float" office:value="0.0115765749324912" calcext:value-type="float">
            <text:p>0.012</text:p>
          </table:table-cell>
          <table:table-cell table:style-name="ce43" table:formula="of:=([.I32]/[.I25])*SQRT((1/[.I25])+(1/[.I32]))" office:value-type="float" office:value="0.00549427952810131" calcext:value-type="float">
            <text:p>0.005</text:p>
          </table:table-cell>
          <table:table-cell table:style-name="ce43" table:formula="of:=([.J32]/[.J25])*SQRT((1/[.J25])+(1/[.J32]))" office:value-type="float" office:value="0.00376428178576744" calcext:value-type="float">
            <text:p>0.004</text:p>
          </table:table-cell>
          <table:table-cell table:style-name="ce70" table:formula="of:=([.K32]/[.K25])*SQRT((1/[.K25])+(1/[.K32]))" office:value-type="float" office:value="0.00270685446059759" calcext:value-type="float">
            <text:p>0.003</text:p>
          </table:table-cell>
          <table:table-cell table:style-name="ce77" table:formula="of:=([.L32]/[.L25])*SQRT((1/[.L25])+(1/[.L32]))" office:value-type="float" office:value="0.0109860303849977" calcext:value-type="float">
            <text:p>0.011</text:p>
          </table:table-cell>
          <table:table-cell table:style-name="ce77" table:formula="of:=([.M32]/[.M25])*SQRT((1/[.M25])+(1/[.M32]))" office:value-type="float" office:value="0.00746942780571776" calcext:value-type="float">
            <text:p>0.007</text:p>
          </table:table-cell>
          <table:table-cell table:style-name="ce77" table:formula="of:=([.N32]/[.N25])*SQRT((1/[.N25])+(1/[.N32]))" office:value-type="float" office:value="0.00477348380327669" calcext:value-type="float">
            <text:p>0.005</text:p>
          </table:table-cell>
          <table:table-cell table:style-name="ce77" table:formula="of:=([.O32]/[.O25])*SQRT((1/[.O25])+(1/[.O32]))" office:value-type="float" office:value="0.00348708978850849" calcext:value-type="float">
            <text:p>0.003</text:p>
          </table:table-cell>
          <table:table-cell table:style-name="ce43" table:formula="of:=([.P32]/[.P25])*SQRT((1/[.P25])+(1/[.P32]))" office:value-type="float" office:value="0.00246255796169314" calcext:value-type="float">
            <text:p>0.002</text:p>
          </table:table-cell>
          <table:table-cell table:style-name="ce70" table:formula="of:=([.Q32]/[.Q25])*SQRT((1/[.Q25])+(1/[.Q32]))" office:value-type="float" office:value="0.00163993513501946" calcext:value-type="float">
            <text:p>0.002</text:p>
          </table:table-cell>
          <table:table-cell table:style-name="ce77" table:formula="of:=([.R32]/[.R25])*SQRT((1/[.R25])+(1/[.R32]))" office:value-type="float" office:value="0.0001087618384737" calcext:value-type="float">
            <text:p>0.000</text:p>
          </table:table-cell>
          <table:table-cell table:style-name="ce77" table:formula="of:=([.S32]/[.S25])*SQRT((1/[.S25])+(1/[.S32]))" office:value-type="float" office:value="0.0000464974219879795" calcext:value-type="float">
            <text:p>0.000</text:p>
          </table:table-cell>
          <table:table-cell table:style-name="ce77" table:formula="of:=([.T32]/[.T25])*SQRT((1/[.T25])+(1/[.T32]))" office:value-type="string" office:string-value="" calcext:value-type="error">
            <text:p>#DIV/0!</text:p>
          </table:table-cell>
          <table:table-cell table:style-name="ce77" table:formula="of:=([.U32]/[.U25])*SQRT((1/[.U25])+(1/[.U32]))" office:value-type="string" office:string-value="" calcext:value-type="error">
            <text:p>#DIV/0!</text:p>
          </table:table-cell>
          <table:table-cell table:style-name="ce43" table:formula="of:=([.V32]/[.V25])*SQRT((1/[.V25])+(1/[.V32]))" office:value-type="string" office:string-value="" calcext:value-type="error">
            <text:p>#DIV/0!</text:p>
          </table:table-cell>
          <table:table-cell table:style-name="ce70" table:formula="of:=([.W32]/[.W25])*SQRT((1/[.W25])+(1/[.W32]))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2">
          <table:table-cell table:style-name="ce1" office:value-type="string" calcext:value-type="string">
            <text:p>Data rate</text:p>
          </table:table-cell>
          <table:table-cell table:style-name="ce29" table:formula="of:=[.B25]/[.B34]/1000" office:value-type="float" office:value="1.10296" calcext:value-type="float">
            <text:p>1.103</text:p>
          </table:table-cell>
          <table:table-cell table:style-name="ce29" table:formula="of:=[.C25]/[.C34]/1000" office:value-type="float" office:value="2.98085" calcext:value-type="float">
            <text:p>2.981</text:p>
          </table:table-cell>
          <table:table-cell table:style-name="ce29" table:formula="of:=[.D25]/[.D34]/1000" office:value-type="float" office:value="7.20383" calcext:value-type="float">
            <text:p>7.204</text:p>
          </table:table-cell>
          <table:table-cell table:style-name="ce29" table:formula="of:=[.E25]/[.E34]/1000" office:value-type="float" office:value="16.0609" calcext:value-type="float">
            <text:p>16.061</text:p>
          </table:table-cell>
          <table:table-cell table:style-name="ce29" table:formula="of:=[.F25]/[.F34]/1000" office:value-type="float" office:value="28.499575" calcext:value-type="float">
            <text:p>28.500</text:p>
          </table:table-cell>
          <table:table-cell table:style-name="ce60" table:formula="of:=[.G25]/[.G34]/1000" office:value-type="float" office:value="0.793385714285714" calcext:value-type="float">
            <text:p>0.793</text:p>
          </table:table-cell>
          <table:table-cell table:style-name="ce29" table:formula="of:=[.H25]/[.H34]/1000" office:value-type="float" office:value="1.1181" calcext:value-type="float">
            <text:p>1.118</text:p>
          </table:table-cell>
          <table:table-cell table:style-name="ce29" table:formula="of:=[.I25]/[.I34]/1000" office:value-type="float" office:value="4.5892" calcext:value-type="float">
            <text:p>4.589</text:p>
          </table:table-cell>
          <table:table-cell table:style-name="ce29" table:formula="of:=[.J25]/[.J34]/1000" office:value-type="float" office:value="7.9337" calcext:value-type="float">
            <text:p>7.934</text:p>
          </table:table-cell>
          <table:table-cell table:style-name="ce71" table:formula="of:=[.K25]/[.K34]/1000" office:value-type="float" office:value="12.2086" calcext:value-type="float">
            <text:p>12.209</text:p>
          </table:table-cell>
          <table:table-cell table:style-name="ce78" table:formula="of:=[.L25]/[.L34]/1000" office:value-type="float" office:value="1.6426" calcext:value-type="float">
            <text:p>1.643</text:p>
          </table:table-cell>
          <table:table-cell table:style-name="ce78" table:formula="of:=[.M25]/[.M34]/1000" office:value-type="float" office:value="3.472" calcext:value-type="float">
            <text:p>3.472</text:p>
          </table:table-cell>
          <table:table-cell table:style-name="ce78" table:formula="of:=[.N25]/[.N34]/1000" office:value-type="float" office:value="7.7937" calcext:value-type="float">
            <text:p>7.794</text:p>
          </table:table-cell>
          <table:table-cell table:style-name="ce78" table:formula="of:=[.O25]/[.O34]/1000" office:value-type="float" office:value="12.7175" calcext:value-type="float">
            <text:p>12.718</text:p>
          </table:table-cell>
          <table:table-cell table:style-name="ce29" table:formula="of:=[.P25]/[.P34]/1000" office:value-type="float" office:value="20.1313" calcext:value-type="float">
            <text:p>20.131</text:p>
          </table:table-cell>
          <table:table-cell table:style-name="ce71" table:formula="of:=[.Q25]/[.Q34]/1000" office:value-type="float" office:value="30.7285" calcext:value-type="float">
            <text:p>30.729</text:p>
          </table:table-cell>
          <table:table-cell table:style-name="ce78" table:formula="of:=[.R25]/[.R34]/1000" office:value-type="float" office:value="1.66172" calcext:value-type="float">
            <text:p>1.662</text:p>
          </table:table-cell>
          <table:table-cell table:style-name="ce78" table:formula="of:=[.S25]/[.S34]/1000" office:value-type="float" office:value="3.84279" calcext:value-type="float">
            <text:p>3.843</text:p>
          </table:table-cell>
          <table:table-cell table:style-name="ce78" table:formula="of:=[.T25]/[.T34]/1000" office:value-type="float" office:value="0" calcext:value-type="float">
            <text:p>0.000</text:p>
          </table:table-cell>
          <table:table-cell table:style-name="ce78" table:formula="of:=[.U25]/[.U34]/1000" office:value-type="float" office:value="0" calcext:value-type="float">
            <text:p>0.000</text:p>
          </table:table-cell>
          <table:table-cell table:style-name="ce29" table:formula="of:=[.V25]/[.V34]/1000" office:value-type="float" office:value="0" calcext:value-type="float">
            <text:p>0.000</text:p>
          </table:table-cell>
          <table:table-cell table:style-name="ce71" table:formula="of:=[.W25]/[.W34]/1000" office:value-type="float" office:value="0" calcext:value-type="float">
            <text:p>0.000</text:p>
          </table:table-cell>
          <table:table-cell table:number-columns-repeated="999"/>
        </table:table-row>
        <table:table-row table:style-name="ro2">
          <table:table-cell table:style-name="ce1" office:value-type="string" calcext:value-type="string">
            <text:p>Dead time</text:p>
          </table:table-cell>
          <table:table-cell table:style-name="ce51" table:formula="of:=(1-[.B33]/[.B24])*100" office:value-type="float" office:value="0" calcext:value-type="float">
            <text:p>0.00</text:p>
          </table:table-cell>
          <table:table-cell table:style-name="ce51" table:formula="of:=(1-[.C33]/[.C24])*100" office:value-type="float" office:value="0" calcext:value-type="float">
            <text:p>0.00</text:p>
          </table:table-cell>
          <table:table-cell table:style-name="ce51" table:formula="of:=(1-[.D33]/[.D24])*100" office:value-type="float" office:value="0" calcext:value-type="float">
            <text:p>0.00</text:p>
          </table:table-cell>
          <table:table-cell table:style-name="ce51" table:formula="of:=(1-[.E33]/[.E24])*100" office:value-type="float" office:value="0" calcext:value-type="float">
            <text:p>0.00</text:p>
          </table:table-cell>
          <table:table-cell table:style-name="ce51" table:formula="of:=(1-[.F33]/[.F24])*100" office:value-type="float" office:value="0" calcext:value-type="float">
            <text:p>0.00</text:p>
          </table:table-cell>
          <table:table-cell table:style-name="ce61" table:formula="of:=(1-[.G33]/[.G24])*100" office:value-type="float" office:value="6.2962528957355" calcext:value-type="float">
            <text:p>6.30</text:p>
          </table:table-cell>
          <table:table-cell table:style-name="ce51" table:formula="of:=(1-[.H33]/[.H25])*100" office:value-type="float" office:value="17.7712190322869" calcext:value-type="float">
            <text:p>17.77</text:p>
          </table:table-cell>
          <table:table-cell table:style-name="ce51" table:formula="of:=(1-[.I33]/[.I25])*100" office:value-type="float" office:value="22.1193236293907" calcext:value-type="float">
            <text:p>22.12</text:p>
          </table:table-cell>
          <table:table-cell table:style-name="ce51" table:formula="of:=(1-[.J33]/[.J25])*100" office:value-type="float" office:value="32.7741154820576" calcext:value-type="float">
            <text:p>32.77</text:p>
          </table:table-cell>
          <table:table-cell table:style-name="ce72" table:formula="of:=(1-[.K33]/[.K25])*100" office:value-type="float" office:value="43.0172173713612" calcext:value-type="float">
            <text:p>43.02</text:p>
          </table:table-cell>
          <table:table-cell table:style-name="ce79" table:formula="of:=(1-[.L33]/[.L25])*100" office:value-type="float" office:value="0.584439303543161" calcext:value-type="float">
            <text:p>0.58</text:p>
          </table:table-cell>
          <table:table-cell table:style-name="ce79" table:formula="of:=(1-[.M33]/[.M25])*100" office:value-type="float" office:value="0.846774193548383" calcext:value-type="float">
            <text:p>0.85</text:p>
          </table:table-cell>
          <table:table-cell table:style-name="ce79" table:formula="of:=(1-[.N33]/[.N25])*100" office:value-type="float" office:value="7.66644854177092" calcext:value-type="float">
            <text:p>7.67</text:p>
          </table:table-cell>
          <table:table-cell table:style-name="ce79" table:formula="of:=(1-[.O33]/[.O25])*100" office:value-type="float" office:value="15.9693335954394" calcext:value-type="float">
            <text:p>15.97</text:p>
          </table:table-cell>
          <table:table-cell table:style-name="ce51" table:formula="of:=(1-[.P33]/[.P25])*100" office:value-type="float" office:value="28.7234306776015" calcext:value-type="float">
            <text:p>28.72</text:p>
          </table:table-cell>
          <table:table-cell table:style-name="ce72" table:formula="of:=(1-[.Q33]/[.Q25])*100" office:value-type="float" office:value="45.9999674569211" calcext:value-type="float">
            <text:p>46.00</text:p>
          </table:table-cell>
          <table:table-cell table:style-name="ce79" table:formula="of:=(1-[.R32]/[.R24])*100" office:value-type="float" office:value="0" calcext:value-type="float">
            <text:p>0.00</text:p>
          </table:table-cell>
          <table:table-cell table:style-name="ce79" table:formula="of:=(1-[.S33]/[.S25])*100" office:value-type="float" office:value="99.9169873971776" calcext:value-type="float">
            <text:p>99.92</text:p>
          </table:table-cell>
          <table:table-cell table:style-name="ce79" table:formula="of:=(1-[.T33]/[.T25])*100" office:value-type="string" office:string-value="" calcext:value-type="error">
            <text:p>#DIV/0!</text:p>
          </table:table-cell>
          <table:table-cell table:style-name="ce79" table:formula="of:=(1-[.U33]/[.U25])*100" office:value-type="string" office:string-value="" calcext:value-type="error">
            <text:p>#DIV/0!</text:p>
          </table:table-cell>
          <table:table-cell table:style-name="ce51" table:formula="of:=(1-[.V33]/[.V25])*100" office:value-type="string" office:string-value="" calcext:value-type="error">
            <text:p>#DIV/0!</text:p>
          </table:table-cell>
          <table:table-cell table:style-name="ce72" table:formula="of:=(1-[.W33]/[.W25])*100" office:value-type="string" office:string-value="" calcext:value-type="error">
            <text:p>#DIV/0!</text:p>
          </table:table-cell>
          <table:table-cell table:style-name="ce84" table:number-columns-repeated="999"/>
        </table:table-row>
        <table:table-row table:style-name="ro2">
          <table:table-cell/>
          <table:table-cell table:style-name="ce35" table:formula="of:=[.B37]/100/([.B36]*1000)*1000000" office:value-type="float" office:value="0" calcext:value-type="float">
            <text:p>0.00</text:p>
          </table:table-cell>
          <table:table-cell table:style-name="ce35" table:formula="of:=[.C37]/100/([.C36]*1000)*1000000" office:value-type="float" office:value="0" calcext:value-type="float">
            <text:p>0.00</text:p>
          </table:table-cell>
          <table:table-cell table:style-name="ce35" table:formula="of:=[.D37]/100/([.D36]*1000)*1000000" office:value-type="float" office:value="0" calcext:value-type="float">
            <text:p>0.00</text:p>
          </table:table-cell>
          <table:table-cell table:style-name="ce35" table:formula="of:=[.E37]/100/([.E36]*1000)*1000000" office:value-type="float" office:value="0" calcext:value-type="float">
            <text:p>0.00</text:p>
          </table:table-cell>
          <table:table-cell table:style-name="ce35" table:formula="of:=[.F37]/100/([.F36]*1000)*1000000" office:value-type="float" office:value="0" calcext:value-type="float">
            <text:p>0.00</text:p>
          </table:table-cell>
          <table:table-cell table:style-name="ce62" table:formula="of:=[.G37]/100/([.G36]*1000)*1000000" office:value-type="float" office:value="79.359292489959" calcext:value-type="float">
            <text:p>79.36</text:p>
          </table:table-cell>
          <table:table-cell table:style-name="ce35" table:formula="of:=[.H37]/100/([.H36]*1000)*1000000" office:value-type="float" office:value="158.94123094792" calcext:value-type="float">
            <text:p>158.94</text:p>
          </table:table-cell>
          <table:table-cell table:style-name="ce35" table:formula="of:=[.I37]/100/([.I36]*1000)*1000000" office:value-type="float" office:value="48.1986481944364" calcext:value-type="float">
            <text:p>48.20</text:p>
          </table:table-cell>
          <table:table-cell table:style-name="ce35" table:formula="of:=[.J37]/100/([.J36]*1000)*1000000" office:value-type="float" office:value="41.3100009857413" calcext:value-type="float">
            <text:p>41.31</text:p>
          </table:table-cell>
          <table:table-cell table:style-name="ce73" table:formula="of:=[.K37]/100/([.K36]*1000)*1000000" office:value-type="float" office:value="35.2351763276389" calcext:value-type="float">
            <text:p>35.24</text:p>
          </table:table-cell>
          <table:table-cell table:style-name="ce35" table:formula="of:=[.L37]/100/([.L36]*1000)*1000000" office:value-type="float" office:value="3.55801353672933" calcext:value-type="float">
            <text:p>3.56</text:p>
          </table:table-cell>
          <table:table-cell table:style-name="ce35" table:formula="of:=[.M37]/100/([.M36]*1000)*1000000" office:value-type="float" office:value="2.43886576482829" calcext:value-type="float">
            <text:p>2.44</text:p>
          </table:table-cell>
          <table:table-cell table:style-name="ce35" table:formula="of:=[.N37]/100/([.N36]*1000)*1000000" office:value-type="float" office:value="9.83672522905798" calcext:value-type="float">
            <text:p>9.84</text:p>
          </table:table-cell>
          <table:table-cell table:style-name="ce35" table:formula="of:=[.O37]/100/([.O36]*1000)*1000000" office:value-type="float" office:value="12.5569755026061" calcext:value-type="float">
            <text:p>12.56</text:p>
          </table:table-cell>
          <table:table-cell table:style-name="ce35" table:formula="of:=[.P37]/100/([.P36]*1000)*1000000" office:value-type="float" office:value="14.26804561931" calcext:value-type="float">
            <text:p>14.27</text:p>
          </table:table-cell>
          <table:table-cell table:style-name="ce35" table:formula="of:=[.Q37]/100/([.Q36]*1000)*1000000" office:value-type="float" office:value="14.9698057037998" calcext:value-type="float">
            <text:p>14.97</text:p>
          </table:table-cell>
          <table:table-cell table:style-name="ce35" table:formula="of:=[.R37]/100/([.R36]*1000)*1000000" office:value-type="float" office:value="0" calcext:value-type="float">
            <text:p>0.00</text:p>
          </table:table-cell>
          <table:table-cell table:style-name="ce35" table:formula="of:=[.S37]/100/([.S36]*1000)*1000000" office:value-type="float" office:value="260.011573354718" calcext:value-type="float">
            <text:p>260.01</text:p>
          </table:table-cell>
          <table:table-cell table:style-name="ce35" table:formula="of:=[.T37]/100/([.T36]*1000)*1000000" office:value-type="string" office:string-value="" calcext:value-type="error">
            <text:p>#DIV/0!</text:p>
          </table:table-cell>
          <table:table-cell table:style-name="ce35" table:formula="of:=[.U37]/100/([.U36]*1000)*1000000" office:value-type="string" office:string-value="" calcext:value-type="error">
            <text:p>#DIV/0!</text:p>
          </table:table-cell>
          <table:table-cell table:style-name="ce35" table:formula="of:=[.V37]/100/([.V36]*1000)*1000000" office:value-type="string" office:string-value="" calcext:value-type="error">
            <text:p>#DIV/0!</text:p>
          </table:table-cell>
          <table:table-cell table:style-name="ce35" table:formula="of:=[.W37]/100/([.W36]*1000)*1000000" office:value-type="string" office:string-value="" calcext:value-type="error">
            <text:p>#DIV/0!</text:p>
          </table:table-cell>
          <table:table-cell table:number-columns-repeated="999"/>
        </table:table-row>
        <table:table-row table:style-name="ro2" table:number-rows-repeated="104853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adout=Local" table:style-name="ta1">
        <table:shapes>
          <draw:frame draw:z-index="0" draw:style-name="gr1" draw:text-style-name="P1" svg:width="6.2346in" svg:height="4.4276in" svg:x="2.222in" svg:y="11.7165in">
            <draw:object draw:notify-on-update-of-ranges="'Readout=Local'.B15:'Readout=Local'.N15 'Readout=Local'.B16:'Readout=Local'.N16 'Readout=Local'.B50:'Readout=Local'.N50 'Readout=Local'.B49:'Readout=Local'.N49 'Readout=Local'.B67:'Readout=Local'.N67 'Readout=Local'.B66:'Readout=Local'.N66 'Readout=Local'.B33:'Readout=Local'.N33 'Readout=Local'.B32:'Readout=Local'.N3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6.2988in" svg:height="3.5429in" svg:x="1.0776in" svg:y="0.7508in">
            <draw:object draw:notify-on-update-of-ranges="'Readout=Local'.B3:'Readout=Local'.P3 'Readout=Local'.B4:'Readout=Local'.P4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26" table:default-cell-style-name="ce90"/>
        <table:table-column table:style-name="co14" table:number-columns-repeated="10" table:default-cell-style-name="ce97"/>
        <table:table-column table:style-name="co27" table:number-columns-repeated="3" table:default-cell-style-name="ce97"/>
        <table:table-column table:style-name="co3" table:number-columns-repeated="1010" table:default-cell-style-name="ce90"/>
        <table:table-row table:style-name="ro2">
          <table:table-cell table:style-name="ce85" office:value-type="string" calcext:value-type="string">
            <text:p>Buffer level 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86" office:value-type="string" calcext:value-type="string">
            <text:p>#crates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8" table:style-name="ce9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Readout trigger</text:p>
          </table:table-cell>
          <table:table-cell table:style-name="ce93" office:value-type="float" office:value="5757" calcext:value-type="float">
            <text:p>5757</text:p>
          </table:table-cell>
          <table:table-cell table:style-name="ce93" office:value-type="float" office:value="11417" calcext:value-type="float">
            <text:p>11417</text:p>
          </table:table-cell>
          <table:table-cell table:style-name="ce93" office:value-type="float" office:value="15686" calcext:value-type="float">
            <text:p>15686</text:p>
          </table:table-cell>
          <table:table-cell table:style-name="ce93" office:value-type="float" office:value="24452" calcext:value-type="float">
            <text:p>24452</text:p>
          </table:table-cell>
          <table:table-cell table:style-name="ce93" office:value-type="float" office:value="34905" calcext:value-type="float">
            <text:p>34905</text:p>
          </table:table-cell>
          <table:table-cell table:style-name="ce93" office:value-type="float" office:value="50847" calcext:value-type="float">
            <text:p>50847</text:p>
          </table:table-cell>
          <table:table-cell table:style-name="ce93" office:value-type="float" office:value="70478" calcext:value-type="float">
            <text:p>70478</text:p>
          </table:table-cell>
          <table:table-cell table:style-name="ce93" office:value-type="float" office:value="89716" calcext:value-type="float">
            <text:p>89716</text:p>
          </table:table-cell>
          <table:table-cell table:style-name="ce93" office:value-type="float" office:value="118942" calcext:value-type="float">
            <text:p>118942</text:p>
          </table:table-cell>
          <table:table-cell table:style-name="ce93" office:value-type="float" office:value="157027" calcext:value-type="float">
            <text:p>157027</text:p>
          </table:table-cell>
          <table:table-cell table:style-name="ce93" office:value-type="float" office:value="206539" calcext:value-type="float">
            <text:p>206539</text:p>
          </table:table-cell>
          <table:table-cell table:style-name="ce93" office:value-type="float" office:value="282196" calcext:value-type="float">
            <text:p>282196</text:p>
          </table:table-cell>
          <table:table-cell table:style-name="ce93" office:value-type="float" office:value="338591" calcext:value-type="float">
            <text:p>338591</text:p>
          </table:table-cell>
          <table:table-cell office:value-type="float" office:value="1250084" calcext:value-type="float">
            <text:p>1250084</text:p>
          </table:table-cell>
          <table:table-cell office:value-type="float" office:value="969135" calcext:value-type="float">
            <text:p>969135</text:p>
          </table:table-cell>
          <table:table-cell table:number-columns-repeated="1008"/>
        </table:table-row>
        <table:table-row table:style-name="ro2">
          <table:table-cell table:style-name="ce86" office:value-type="string" calcext:value-type="string">
            <text:p>Local trigger</text:p>
          </table:table-cell>
          <table:table-cell table:style-name="ce93" office:value-type="float" office:value="5757" calcext:value-type="float">
            <text:p>5757</text:p>
          </table:table-cell>
          <table:table-cell table:style-name="ce93" office:value-type="float" office:value="11428" calcext:value-type="float">
            <text:p>11428</text:p>
          </table:table-cell>
          <table:table-cell table:style-name="ce93" office:value-type="float" office:value="15710" calcext:value-type="float">
            <text:p>15710</text:p>
          </table:table-cell>
          <table:table-cell table:style-name="ce93" office:value-type="float" office:value="24486" calcext:value-type="float">
            <text:p>24486</text:p>
          </table:table-cell>
          <table:table-cell table:style-name="ce93" office:value-type="float" office:value="34982" calcext:value-type="float">
            <text:p>34982</text:p>
          </table:table-cell>
          <table:table-cell table:style-name="ce93" office:value-type="float" office:value="51031" calcext:value-type="float">
            <text:p>51031</text:p>
          </table:table-cell>
          <table:table-cell table:style-name="ce93" office:value-type="float" office:value="70846" calcext:value-type="float">
            <text:p>70846</text:p>
          </table:table-cell>
          <table:table-cell table:style-name="ce93" office:value-type="float" office:value="90249" calcext:value-type="float">
            <text:p>90249</text:p>
          </table:table-cell>
          <table:table-cell table:style-name="ce93" office:value-type="float" office:value="119937" calcext:value-type="float">
            <text:p>119937</text:p>
          </table:table-cell>
          <table:table-cell table:style-name="ce93" office:value-type="float" office:value="158761" calcext:value-type="float">
            <text:p>158761</text:p>
          </table:table-cell>
          <table:table-cell table:style-name="ce93" office:value-type="float" office:value="209619" calcext:value-type="float">
            <text:p>209619</text:p>
          </table:table-cell>
          <table:table-cell table:style-name="ce93" office:value-type="float" office:value="287960" calcext:value-type="float">
            <text:p>287960</text:p>
          </table:table-cell>
          <table:table-cell table:style-name="ce93" office:value-type="float" office:value="346817" calcext:value-type="float">
            <text:p>346817</text:p>
          </table:table-cell>
          <table:table-cell office:value-type="float" office:value="1871115" calcext:value-type="float">
            <text:p>1871115</text:p>
          </table:table-cell>
          <table:table-cell office:value-type="float" office:value="1036540" calcext:value-type="float">
            <text:p>1036540</text:p>
          </table:table-cell>
          <table:table-cell table:number-columns-repeated="1008"/>
        </table:table-row>
        <table:table-row table:style-name="ro2">
          <table:table-cell table:style-name="ce86" office:value-type="string" calcext:value-type="string">
            <text:p>Gate -Mid</text:p>
          </table:table-cell>
          <table:table-cell table:style-name="ce93" office:value-type="float" office:value="5729" calcext:value-type="float">
            <text:p>5729</text:p>
          </table:table-cell>
          <table:table-cell table:style-name="ce93" office:value-type="float" office:value="11312" calcext:value-type="float">
            <text:p>11312</text:p>
          </table:table-cell>
          <table:table-cell table:style-name="ce93" office:value-type="float" office:value="15516" calcext:value-type="float">
            <text:p>15516</text:p>
          </table:table-cell>
          <table:table-cell table:style-name="ce93" office:value-type="float" office:value="24049" calcext:value-type="float">
            <text:p>24049</text:p>
          </table:table-cell>
          <table:table-cell table:style-name="ce93" office:value-type="float" office:value="34078" calcext:value-type="float">
            <text:p>34078</text:p>
          </table:table-cell>
          <table:table-cell table:style-name="ce93" office:value-type="float" office:value="49280" calcext:value-type="float">
            <text:p>49280</text:p>
          </table:table-cell>
          <table:table-cell table:style-name="ce93" office:value-type="float" office:value="67725" calcext:value-type="float">
            <text:p>67725</text:p>
          </table:table-cell>
          <table:table-cell table:style-name="ce93" office:value-type="float" office:value="85619" calcext:value-type="float">
            <text:p>85619</text:p>
          </table:table-cell>
          <table:table-cell table:style-name="ce93" office:value-type="float" office:value="112443" calcext:value-type="float">
            <text:p>112443</text:p>
          </table:table-cell>
          <table:table-cell table:style-name="ce93" office:value-type="float" office:value="146795" calcext:value-type="float">
            <text:p>146795</text:p>
          </table:table-cell>
          <table:table-cell table:style-name="ce93" office:value-type="float" office:value="185278" calcext:value-type="float">
            <text:p>185278</text:p>
          </table:table-cell>
          <table:table-cell table:style-name="ce93" office:value-type="float" office:value="245705" calcext:value-type="float">
            <text:p>245705</text:p>
          </table:table-cell>
          <table:table-cell table:style-name="ce93" office:value-type="float" office:value="289051" calcext:value-type="float">
            <text:p>289051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86" office:value-type="string" calcext:value-type="string">
            <text:p>Gate -top</text:p>
          </table:table-cell>
          <table:table-cell table:number-columns-repeated="13" table:style-name="ce93" office:value-type="float" office:value="0" calcext:value-type="float">
            <text:p>0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86" office:value-type="string" calcext:value-type="string">
            <text:p>Fast Clear-Mid</text:p>
          </table:table-cell>
          <table:table-cell table:style-name="ce93" office:value-type="float" office:value="191" calcext:value-type="float">
            <text:p>191</text:p>
          </table:table-cell>
          <table:table-cell table:style-name="ce93" office:value-type="float" office:value="655" calcext:value-type="float">
            <text:p>655</text:p>
          </table:table-cell>
          <table:table-cell table:style-name="ce93" office:value-type="float" office:value="1219" calcext:value-type="float">
            <text:p>1219</text:p>
          </table:table-cell>
          <table:table-cell table:style-name="ce93" office:value-type="float" office:value="2805" calcext:value-type="float">
            <text:p>2805</text:p>
          </table:table-cell>
          <table:table-cell table:style-name="ce93" office:value-type="float" office:value="5443" calcext:value-type="float">
            <text:p>5443</text:p>
          </table:table-cell>
          <table:table-cell table:style-name="ce93" office:value-type="float" office:value="10717" calcext:value-type="float">
            <text:p>10717</text:p>
          </table:table-cell>
          <table:table-cell table:style-name="ce93" office:value-type="float" office:value="18903" calcext:value-type="float">
            <text:p>18903</text:p>
          </table:table-cell>
          <table:table-cell table:style-name="ce93" office:value-type="float" office:value="28433" calcext:value-type="float">
            <text:p>28433</text:p>
          </table:table-cell>
          <table:table-cell table:style-name="ce93" office:value-type="float" office:value="44768" calcext:value-type="float">
            <text:p>44768</text:p>
          </table:table-cell>
          <table:table-cell table:style-name="ce93" office:value-type="float" office:value="68641" calcext:value-type="float">
            <text:p>68641</text:p>
          </table:table-cell>
          <table:table-cell table:style-name="ce93" office:value-type="float" office:value="94010" calcext:value-type="float">
            <text:p>94010</text:p>
          </table:table-cell>
          <table:table-cell table:style-name="ce93" office:value-type="float" office:value="142253" calcext:value-type="float">
            <text:p>142253</text:p>
          </table:table-cell>
          <table:table-cell table:style-name="ce93" office:value-type="float" office:value="179270" calcext:value-type="float">
            <text:p>179270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86" office:value-type="string" calcext:value-type="string">
            <text:p>Fast Clear-top</text:p>
          </table:table-cell>
          <table:table-cell table:number-columns-repeated="13" table:style-name="ce93" office:value-type="float" office:value="0" calcext:value-type="float">
            <text:p>0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86" office:value-type="string" calcext:value-type="string">
            <text:p>Busy-Mid</text:p>
          </table:table-cell>
          <table:table-cell table:style-name="ce93" office:value-type="float" office:value="5857" calcext:value-type="float">
            <text:p>5857</text:p>
          </table:table-cell>
          <table:table-cell table:style-name="ce93" office:value-type="float" office:value="11546" calcext:value-type="float">
            <text:p>11546</text:p>
          </table:table-cell>
          <table:table-cell table:style-name="ce93" office:value-type="float" office:value="15876" calcext:value-type="float">
            <text:p>15876</text:p>
          </table:table-cell>
          <table:table-cell table:style-name="ce93" office:value-type="float" office:value="24604" calcext:value-type="float">
            <text:p>24604</text:p>
          </table:table-cell>
          <table:table-cell table:style-name="ce93" office:value-type="float" office:value="34852" calcext:value-type="float">
            <text:p>34852</text:p>
          </table:table-cell>
          <table:table-cell table:style-name="ce93" office:value-type="float" office:value="50386" calcext:value-type="float">
            <text:p>50386</text:p>
          </table:table-cell>
          <table:table-cell table:style-name="ce93" office:value-type="float" office:value="69277" calcext:value-type="float">
            <text:p>69277</text:p>
          </table:table-cell>
          <table:table-cell table:style-name="ce93" office:value-type="float" office:value="87408" calcext:value-type="float">
            <text:p>87408</text:p>
          </table:table-cell>
          <table:table-cell table:style-name="ce93" office:value-type="float" office:value="114896" calcext:value-type="float">
            <text:p>114896</text:p>
          </table:table-cell>
          <table:table-cell table:style-name="ce93" office:value-type="float" office:value="149821" calcext:value-type="float">
            <text:p>149821</text:p>
          </table:table-cell>
          <table:table-cell table:style-name="ce93" office:value-type="float" office:value="185317" calcext:value-type="float">
            <text:p>185317</text:p>
          </table:table-cell>
          <table:table-cell table:style-name="ce93" office:value-type="float" office:value="245752" calcext:value-type="float">
            <text:p>245752</text:p>
          </table:table-cell>
          <table:table-cell table:style-name="ce93" office:value-type="float" office:value="289698" calcext:value-type="float">
            <text:p>289698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86" office:value-type="string" calcext:value-type="string">
            <text:p>Busy-top</text:p>
          </table:table-cell>
          <table:table-cell table:number-columns-repeated="13" table:style-name="ce93" office:value-type="float" office:value="0" calcext:value-type="float">
            <text:p>0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86" office:value-type="string" calcext:value-type="string">
            <text:p>TI busy-mid</text:p>
          </table:table-cell>
          <table:table-cell table:style-name="ce93" office:value-type="float" office:value="5538" calcext:value-type="float">
            <text:p>5538</text:p>
          </table:table-cell>
          <table:table-cell table:style-name="ce93" office:value-type="float" office:value="10655" calcext:value-type="float">
            <text:p>10655</text:p>
          </table:table-cell>
          <table:table-cell table:style-name="ce93" office:value-type="float" office:value="14297" calcext:value-type="float">
            <text:p>14297</text:p>
          </table:table-cell>
          <table:table-cell table:style-name="ce93" office:value-type="float" office:value="21242" calcext:value-type="float">
            <text:p>21242</text:p>
          </table:table-cell>
          <table:table-cell table:style-name="ce93" office:value-type="float" office:value="28636" calcext:value-type="float">
            <text:p>28636</text:p>
          </table:table-cell>
          <table:table-cell table:style-name="ce93" office:value-type="float" office:value="38555" calcext:value-type="float">
            <text:p>38555</text:p>
          </table:table-cell>
          <table:table-cell table:style-name="ce93" office:value-type="float" office:value="48815" calcext:value-type="float">
            <text:p>48815</text:p>
          </table:table-cell>
          <table:table-cell table:style-name="ce93" office:value-type="float" office:value="57156" calcext:value-type="float">
            <text:p>57156</text:p>
          </table:table-cell>
          <table:table-cell table:style-name="ce93" office:value-type="float" office:value="67577" calcext:value-type="float">
            <text:p>67577</text:p>
          </table:table-cell>
          <table:table-cell table:style-name="ce93" office:value-type="float" office:value="77957" calcext:value-type="float">
            <text:p>77957</text:p>
          </table:table-cell>
          <table:table-cell table:style-name="ce93" office:value-type="float" office:value="91261" calcext:value-type="float">
            <text:p>91261</text:p>
          </table:table-cell>
          <table:table-cell table:style-name="ce93" office:value-type="float" office:value="103433" calcext:value-type="float">
            <text:p>103433</text:p>
          </table:table-cell>
          <table:table-cell table:style-name="ce93" office:value-type="float" office:value="109760" calcext:value-type="float">
            <text:p>109760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87" office:value-type="string" calcext:value-type="string">
            <text:p>TI trig-Mid</text:p>
          </table:table-cell>
          <table:table-cell table:style-name="ce93" office:value-type="float" office:value="5538" calcext:value-type="float">
            <text:p>5538</text:p>
          </table:table-cell>
          <table:table-cell table:style-name="ce93" office:value-type="float" office:value="10655" calcext:value-type="float">
            <text:p>10655</text:p>
          </table:table-cell>
          <table:table-cell table:style-name="ce93" office:value-type="float" office:value="14297" calcext:value-type="float">
            <text:p>14297</text:p>
          </table:table-cell>
          <table:table-cell table:style-name="ce93" office:value-type="float" office:value="21242" calcext:value-type="float">
            <text:p>21242</text:p>
          </table:table-cell>
          <table:table-cell table:style-name="ce93" office:value-type="float" office:value="28636" calcext:value-type="float">
            <text:p>28636</text:p>
          </table:table-cell>
          <table:table-cell table:style-name="ce93" office:value-type="float" office:value="38555" calcext:value-type="float">
            <text:p>38555</text:p>
          </table:table-cell>
          <table:table-cell table:style-name="ce93" office:value-type="float" office:value="48815" calcext:value-type="float">
            <text:p>48815</text:p>
          </table:table-cell>
          <table:table-cell table:style-name="ce93" office:value-type="float" office:value="57156" calcext:value-type="float">
            <text:p>57156</text:p>
          </table:table-cell>
          <table:table-cell table:style-name="ce93" office:value-type="float" office:value="67577" calcext:value-type="float">
            <text:p>67577</text:p>
          </table:table-cell>
          <table:table-cell table:style-name="ce93" office:value-type="float" office:value="77958" calcext:value-type="float">
            <text:p>77958</text:p>
          </table:table-cell>
          <table:table-cell table:number-columns-repeated="3" table:style-name="ce93" office:value-type="float" office:value="0" calcext:value-type="float">
            <text:p>0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88" office:value-type="string" calcext:value-type="string">
            <text:p>Time</text:p>
          </table:table-cell>
          <table:table-cell table:number-columns-repeated="13" table:style-name="ce93" office:value-type="float" office:value="10" calcext:value-type="float">
            <text:p>10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86"/>
          <table:table-cell table:style-name="ce94" table:formula="of:=([.B11]/[.B4])*SQRT((1/[.B4])+(1/[.B11]))" office:value-type="float" office:value="0.0181061139456113" calcext:value-type="float">
            <text:p>0.018</text:p>
          </table:table-cell>
          <table:table-cell table:style-name="ce94" table:formula="of:=([.C11]/[.C4])*SQRT((1/[.C4])+(1/[.C11]))" office:value-type="float" office:value="0.0125559742301699" calcext:value-type="float">
            <text:p>0.013</text:p>
          </table:table-cell>
          <table:table-cell table:style-name="ce94" table:formula="of:=([.D11]/[.D4])*SQRT((1/[.D4])+(1/[.D11]))" office:value-type="float" office:value="0.0105188792609275" calcext:value-type="float">
            <text:p>0.011</text:p>
          </table:table-cell>
          <table:table-cell table:style-name="ce94" table:formula="of:=([.E11]/[.E4])*SQRT((1/[.E4])+(1/[.E11]))" office:value-type="float" office:value="0.00813414740041151" calcext:value-type="float">
            <text:p>0.008</text:p>
          </table:table-cell>
          <table:table-cell table:style-name="ce94" table:formula="of:=([.F11]/[.F4])*SQRT((1/[.F4])+(1/[.F11]))" office:value-type="float" office:value="0.0065234784130757" calcext:value-type="float">
            <text:p>0.007</text:p>
          </table:table-cell>
          <table:table-cell table:style-name="ce94" table:formula="of:=([.G11]/[.G4])*SQRT((1/[.G4])+(1/[.G11]))" office:value-type="float" office:value="0.0050981112511272" calcext:value-type="float">
            <text:p>0.005</text:p>
          </table:table-cell>
          <table:table-cell table:style-name="ce94" table:formula="of:=([.H11]/[.H4])*SQRT((1/[.H4])+(1/[.H11]))" office:value-type="float" office:value="0.0040530313087144" calcext:value-type="float">
            <text:p>0.004</text:p>
          </table:table-cell>
          <table:table-cell table:style-name="ce94" table:formula="of:=([.I11]/[.I4])*SQRT((1/[.I4])+(1/[.I11]))" office:value-type="float" office:value="0.00338550472062034" calcext:value-type="float">
            <text:p>0.003</text:p>
          </table:table-cell>
          <table:table-cell table:style-name="ce94" table:formula="of:=([.J11]/[.J4])*SQRT((1/[.J4])+(1/[.J11]))" office:value-type="float" office:value="0.00271010757855761" calcext:value-type="float">
            <text:p>0.003</text:p>
          </table:table-cell>
          <table:table-cell table:style-name="ce94" table:formula="of:=([.K11]/[.K4])*SQRT((1/[.K4])+(1/[.K11]))" office:value-type="float" office:value="0.00214747176161242" calcext:value-type="float">
            <text:p>0.002</text:p>
          </table:table-cell>
          <table:table-cell table:style-name="ce94" table:formula="of:=([.L3]/[.L4])*SQRT((1/[.L4])+(1/[.L3]))" office:value-type="float" office:value="0.00305480991549481" calcext:value-type="float">
            <text:p>0.003</text:p>
          </table:table-cell>
          <table:table-cell table:style-name="ce94" table:formula="of:=([.M11]/[.M4])*SQRT((1/[.M4])+(1/[.M11]))" office:value-type="float" office:value="0.00130208051620626" calcext:value-type="float">
            <text:p>0.001</text:p>
          </table:table-cell>
          <table:table-cell table:style-name="ce94" table:formula="of:=([.N11]/[.N4])*SQRT((1/[.N4])+(1/[.N11]))" office:value-type="float" office:value="0.00109604528572631" calcext:value-type="float">
            <text:p>0.001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ce88" office:value-type="string" calcext:value-type="string">
            <text:p>Data rate</text:p>
          </table:table-cell>
          <table:table-cell table:style-name="ce94" table:formula="of:=[.B4]/[.B13]/1000" office:value-type="float" office:value="0.5757" calcext:value-type="float">
            <text:p>0.576</text:p>
          </table:table-cell>
          <table:table-cell table:style-name="ce94" table:formula="of:=[.C4]/[.C13]/1000" office:value-type="float" office:value="1.1428" calcext:value-type="float">
            <text:p>1.143</text:p>
          </table:table-cell>
          <table:table-cell table:style-name="ce94" table:formula="of:=[.D4]/[.D13]/1000" office:value-type="float" office:value="1.571" calcext:value-type="float">
            <text:p>1.571</text:p>
          </table:table-cell>
          <table:table-cell table:style-name="ce94" table:formula="of:=[.E4]/[.E13]/1000" office:value-type="float" office:value="2.4486" calcext:value-type="float">
            <text:p>2.449</text:p>
          </table:table-cell>
          <table:table-cell table:style-name="ce94" table:formula="of:=[.F4]/[.F13]/1000" office:value-type="float" office:value="3.4982" calcext:value-type="float">
            <text:p>3.498</text:p>
          </table:table-cell>
          <table:table-cell table:style-name="ce94" table:formula="of:=[.G4]/[.G13]/1000" office:value-type="float" office:value="5.1031" calcext:value-type="float">
            <text:p>5.103</text:p>
          </table:table-cell>
          <table:table-cell table:style-name="ce94" table:formula="of:=[.H4]/[.H13]/1000" office:value-type="float" office:value="7.0846" calcext:value-type="float">
            <text:p>7.085</text:p>
          </table:table-cell>
          <table:table-cell table:style-name="ce94" table:formula="of:=[.I4]/[.I13]/1000" office:value-type="float" office:value="9.0249" calcext:value-type="float">
            <text:p>9.025</text:p>
          </table:table-cell>
          <table:table-cell table:style-name="ce94" table:formula="of:=[.J4]/[.J13]/1000" office:value-type="float" office:value="11.9937" calcext:value-type="float">
            <text:p>11.994</text:p>
          </table:table-cell>
          <table:table-cell table:style-name="ce94" table:formula="of:=[.K4]/[.K13]/1000" office:value-type="float" office:value="15.8761" calcext:value-type="float">
            <text:p>15.876</text:p>
          </table:table-cell>
          <table:table-cell table:style-name="ce94" table:formula="of:=[.L4]/[.L13]/1000" office:value-type="float" office:value="20.9619" calcext:value-type="float">
            <text:p>20.962</text:p>
          </table:table-cell>
          <table:table-cell table:style-name="ce94" table:formula="of:=[.M4]/[.M13]/1000" office:value-type="float" office:value="28.796" calcext:value-type="float">
            <text:p>28.796</text:p>
          </table:table-cell>
          <table:table-cell table:style-name="ce94" table:formula="of:=[.N4]/[.N13]/1000" office:value-type="float" office:value="34.6817" calcext:value-type="float">
            <text:p>34.682</text:p>
          </table:table-cell>
          <table:table-cell table:style-name="Default"/>
          <table:table-cell table:style-name="ce85"/>
          <table:table-cell table:number-columns-repeated="1008"/>
        </table:table-row>
        <table:table-row table:style-name="ro2">
          <table:table-cell table:style-name="ce88" office:value-type="string" calcext:value-type="string">
            <text:p>Dead time</text:p>
          </table:table-cell>
          <table:table-cell table:style-name="ce95" table:formula="of:=(1-[.B11]/[.B4])*100" office:value-type="float" office:value="3.80406461698801" calcext:value-type="float">
            <text:p>3.80</text:p>
          </table:table-cell>
          <table:table-cell table:style-name="ce95" table:formula="of:=(1-[.C11]/[.C4])*100" office:value-type="float" office:value="6.76408820441022" calcext:value-type="float">
            <text:p>6.76</text:p>
          </table:table-cell>
          <table:table-cell table:style-name="ce95" table:formula="of:=(1-[.D11]/[.D4])*100" office:value-type="float" office:value="8.99427116486314" calcext:value-type="float">
            <text:p>8.99</text:p>
          </table:table-cell>
          <table:table-cell table:style-name="ce95" table:formula="of:=(1-[.E11]/[.E4])*100" office:value-type="float" office:value="13.2483868332925" calcext:value-type="float">
            <text:p>13.25</text:p>
          </table:table-cell>
          <table:table-cell table:style-name="ce95" table:formula="of:=(1-[.F11]/[.F4])*100" office:value-type="float" office:value="18.1407581041679" calcext:value-type="float">
            <text:p>18.14</text:p>
          </table:table-cell>
          <table:table-cell table:style-name="ce95" table:formula="of:=(1-[.G11]/[.G4])*100" office:value-type="float" office:value="24.4478846191531" calcext:value-type="float">
            <text:p>24.45</text:p>
          </table:table-cell>
          <table:table-cell table:style-name="ce95" table:formula="of:=(1-[.H11]/[.H4])*100" office:value-type="float" office:value="31.0970273551083" calcext:value-type="float">
            <text:p>31.10</text:p>
          </table:table-cell>
          <table:table-cell table:style-name="ce95" table:formula="of:=(1-[.I11]/[.I4])*100" office:value-type="float" office:value="36.6685503440481" calcext:value-type="float">
            <text:p>36.67</text:p>
          </table:table-cell>
          <table:table-cell table:style-name="ce95" table:formula="of:=(1-[.J11]/[.J4])*100" office:value-type="float" office:value="43.656252866088" calcext:value-type="float">
            <text:p>43.66</text:p>
          </table:table-cell>
          <table:table-cell table:style-name="ce95" table:formula="of:=(1-[.K11]/[.K4])*100" office:value-type="float" office:value="50.8966307846386" calcext:value-type="float">
            <text:p>50.90</text:p>
          </table:table-cell>
          <table:table-cell table:style-name="ce95" table:formula="of:=(1-[.L11]/[.L4])*100" office:value-type="float" office:value="56.4633931084491" calcext:value-type="float">
            <text:p>56.46</text:p>
          </table:table-cell>
          <table:table-cell table:style-name="ce95" table:formula="of:=(1-[.M11]/[.M4])*100" office:value-type="float" office:value="64.0807751076538" calcext:value-type="float">
            <text:p>64.08</text:p>
          </table:table-cell>
          <table:table-cell table:style-name="ce95" table:formula="of:=(1-[.N11]/[.N4])*100" office:value-type="float" office:value="68.35218573484" calcext:value-type="float">
            <text:p>68.35</text:p>
          </table:table-cell>
          <table:table-cell table:style-name="Default"/>
          <table:table-cell table:style-name="ce85" table:number-columns-repeated="1009"/>
        </table:table-row>
        <table:table-row table:style-name="ro2">
          <table:table-cell table:style-name="ce89"/>
          <table:table-cell table:style-name="ce96"/>
          <table:table-cell table:style-name="ce105" table:number-columns-repeated="6"/>
          <table:table-cell table:style-name="ce96"/>
          <table:table-cell table:number-columns-repeated="1015"/>
        </table:table-row>
        <table:table-row table:style-name="ro2">
          <table:table-cell table:style-name="ce85" office:value-type="string" calcext:value-type="string">
            <text:p>Buffer level 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`</text:p>
          </table:table-cell>
          <table:table-cell table:number-columns-repeated="1009"/>
        </table:table-row>
        <table:table-row table:style-name="ro2">
          <table:table-cell table:style-name="ce86" office:value-type="string" calcext:value-type="string">
            <text:p>#crates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2" table:style-name="ce93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Readout trigger</text:p>
          </table:table-cell>
          <table:table-cell table:style-name="ce92" office:value-type="float" office:value="8816" calcext:value-type="float">
            <text:p>8816</text:p>
          </table:table-cell>
          <table:table-cell table:style-name="ce93" office:value-type="float" office:value="12655" calcext:value-type="float">
            <text:p>12655</text:p>
          </table:table-cell>
          <table:table-cell table:style-name="ce93" office:value-type="float" office:value="19119" calcext:value-type="float">
            <text:p>19119</text:p>
          </table:table-cell>
          <table:table-cell table:style-name="ce93" office:value-type="float" office:value="21671" calcext:value-type="float">
            <text:p>21671</text:p>
          </table:table-cell>
          <table:table-cell table:style-name="ce110" office:value-type="float" office:value="38681" calcext:value-type="float">
            <text:p>38681</text:p>
          </table:table-cell>
          <table:table-cell table:style-name="ce93" office:value-type="float" office:value="56276" calcext:value-type="float">
            <text:p>56276</text:p>
          </table:table-cell>
          <table:table-cell table:style-name="ce93" office:value-type="float" office:value="65612" calcext:value-type="float">
            <text:p>65612</text:p>
          </table:table-cell>
          <table:table-cell table:style-name="ce92" office:value-type="float" office:value="89537" calcext:value-type="float">
            <text:p>89537</text:p>
          </table:table-cell>
          <table:table-cell table:style-name="ce93" office:value-type="float" office:value="118432" calcext:value-type="float">
            <text:p>118432</text:p>
          </table:table-cell>
          <table:table-cell table:style-name="ce110" office:value-type="float" office:value="161215" calcext:value-type="float">
            <text:p>161215</text:p>
          </table:table-cell>
          <table:table-cell table:style-name="ce93" office:value-type="float" office:value="199400" calcext:value-type="float">
            <text:p>199400</text:p>
          </table:table-cell>
          <table:table-cell table:style-name="ce93" office:value-type="float" office:value="262904" calcext:value-type="float">
            <text:p>262904</text:p>
          </table:table-cell>
          <table:table-cell table:style-name="ce92" office:value-type="float" office:value="326976" calcext:value-type="float">
            <text:p>326976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Local trigger</text:p>
          </table:table-cell>
          <table:table-cell table:style-name="ce92" office:value-type="float" office:value="8818" calcext:value-type="float">
            <text:p>8818</text:p>
          </table:table-cell>
          <table:table-cell table:style-name="ce93" office:value-type="float" office:value="12673" calcext:value-type="float">
            <text:p>12673</text:p>
          </table:table-cell>
          <table:table-cell table:style-name="ce93" office:value-type="float" office:value="19140" calcext:value-type="float">
            <text:p>19140</text:p>
          </table:table-cell>
          <table:table-cell table:style-name="ce93" office:value-type="float" office:value="21711" calcext:value-type="float">
            <text:p>21711</text:p>
          </table:table-cell>
          <table:table-cell table:style-name="ce110" office:value-type="float" office:value="38787" calcext:value-type="float">
            <text:p>38787</text:p>
          </table:table-cell>
          <table:table-cell table:style-name="ce93" office:value-type="float" office:value="56520" calcext:value-type="float">
            <text:p>56520</text:p>
          </table:table-cell>
          <table:table-cell table:style-name="ce93" office:value-type="float" office:value="65943" calcext:value-type="float">
            <text:p>65943</text:p>
          </table:table-cell>
          <table:table-cell table:style-name="ce92" office:value-type="float" office:value="90071" calcext:value-type="float">
            <text:p>90071</text:p>
          </table:table-cell>
          <table:table-cell table:style-name="ce93" office:value-type="float" office:value="119467" calcext:value-type="float">
            <text:p>119467</text:p>
          </table:table-cell>
          <table:table-cell table:style-name="ce110" office:value-type="float" office:value="163171" calcext:value-type="float">
            <text:p>163171</text:p>
          </table:table-cell>
          <table:table-cell table:style-name="ce93" office:value-type="float" office:value="202330" calcext:value-type="float">
            <text:p>202330</text:p>
          </table:table-cell>
          <table:table-cell table:style-name="ce93" office:value-type="float" office:value="267914" calcext:value-type="float">
            <text:p>267914</text:p>
          </table:table-cell>
          <table:table-cell table:style-name="ce92" office:value-type="float" office:value="334870" calcext:value-type="float">
            <text:p>334870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Gate -Mid</text:p>
          </table:table-cell>
          <table:table-cell table:style-name="ce92" office:value-type="float" office:value="8742" calcext:value-type="float">
            <text:p>8742</text:p>
          </table:table-cell>
          <table:table-cell table:style-name="ce93" office:value-type="float" office:value="12533" calcext:value-type="float">
            <text:p>12533</text:p>
          </table:table-cell>
          <table:table-cell table:style-name="ce93" office:value-type="float" office:value="18845" calcext:value-type="float">
            <text:p>18845</text:p>
          </table:table-cell>
          <table:table-cell table:style-name="ce93" office:value-type="float" office:value="21289" calcext:value-type="float">
            <text:p>21289</text:p>
          </table:table-cell>
          <table:table-cell table:style-name="ce110" office:value-type="float" office:value="37503" calcext:value-type="float">
            <text:p>37503</text:p>
          </table:table-cell>
          <table:table-cell table:style-name="ce93" office:value-type="float" office:value="53849" calcext:value-type="float">
            <text:p>53849</text:p>
          </table:table-cell>
          <table:table-cell table:style-name="ce93" office:value-type="float" office:value="62459" calcext:value-type="float">
            <text:p>62459</text:p>
          </table:table-cell>
          <table:table-cell table:style-name="ce92" office:value-type="float" office:value="83737" calcext:value-type="float">
            <text:p>83737</text:p>
          </table:table-cell>
          <table:table-cell table:style-name="ce93" office:value-type="float" office:value="108733" calcext:value-type="float">
            <text:p>108733</text:p>
          </table:table-cell>
          <table:table-cell table:style-name="ce110" office:value-type="float" office:value="144652" calcext:value-type="float">
            <text:p>144652</text:p>
          </table:table-cell>
          <table:table-cell table:style-name="ce93" office:value-type="float" office:value="175647" calcext:value-type="float">
            <text:p>175647</text:p>
          </table:table-cell>
          <table:table-cell table:style-name="ce93" office:value-type="float" office:value="225577" calcext:value-type="float">
            <text:p>225577</text:p>
          </table:table-cell>
          <table:table-cell table:style-name="ce92" office:value-type="float" office:value="275413" calcext:value-type="float">
            <text:p>275413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Gate -top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3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Fast Clear-Mid</text:p>
          </table:table-cell>
          <table:table-cell table:style-name="ce92" office:value-type="float" office:value="6" calcext:value-type="float">
            <text:p>6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67" calcext:value-type="float">
            <text:p>67</text:p>
          </table:table-cell>
          <table:table-cell table:style-name="ce93" office:value-type="float" office:value="102" calcext:value-type="float">
            <text:p>102</text:p>
          </table:table-cell>
          <table:table-cell table:style-name="ce110" office:value-type="float" office:value="527" calcext:value-type="float">
            <text:p>527</text:p>
          </table:table-cell>
          <table:table-cell table:style-name="ce93" office:value-type="float" office:value="1577" calcext:value-type="float">
            <text:p>1577</text:p>
          </table:table-cell>
          <table:table-cell table:style-name="ce93" office:value-type="float" office:value="2578" calcext:value-type="float">
            <text:p>2578</text:p>
          </table:table-cell>
          <table:table-cell table:style-name="ce92" office:value-type="float" office:value="5929" calcext:value-type="float">
            <text:p>5929</text:p>
          </table:table-cell>
          <table:table-cell table:style-name="ce93" office:value-type="float" office:value="12786" calcext:value-type="float">
            <text:p>12786</text:p>
          </table:table-cell>
          <table:table-cell table:style-name="ce110" office:value-type="float" office:value="28392" calcext:value-type="float">
            <text:p>28392</text:p>
          </table:table-cell>
          <table:table-cell table:style-name="ce93" office:value-type="float" office:value="47872" calcext:value-type="float">
            <text:p>47872</text:p>
          </table:table-cell>
          <table:table-cell table:style-name="ce93" office:value-type="float" office:value="86488" calcext:value-type="float">
            <text:p>86488</text:p>
          </table:table-cell>
          <table:table-cell table:style-name="ce92" office:value-type="float" office:value="131135" calcext:value-type="float">
            <text:p>131135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Fast Clear-top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3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Busy-Mid</text:p>
          </table:table-cell>
          <table:table-cell table:style-name="ce92" office:value-type="float" office:value="8744" calcext:value-type="float">
            <text:p>8744</text:p>
          </table:table-cell>
          <table:table-cell table:style-name="ce93" office:value-type="float" office:value="12534" calcext:value-type="float">
            <text:p>12534</text:p>
          </table:table-cell>
          <table:table-cell table:style-name="ce93" office:value-type="float" office:value="18849" calcext:value-type="float">
            <text:p>18849</text:p>
          </table:table-cell>
          <table:table-cell table:style-name="ce93" office:value-type="float" office:value="21294" calcext:value-type="float">
            <text:p>21294</text:p>
          </table:table-cell>
          <table:table-cell table:style-name="ce110" office:value-type="float" office:value="37506" calcext:value-type="float">
            <text:p>37506</text:p>
          </table:table-cell>
          <table:table-cell table:style-name="ce93" office:value-type="float" office:value="53856" calcext:value-type="float">
            <text:p>53856</text:p>
          </table:table-cell>
          <table:table-cell table:style-name="ce93" office:value-type="float" office:value="62474" calcext:value-type="float">
            <text:p>62474</text:p>
          </table:table-cell>
          <table:table-cell table:style-name="ce92" office:value-type="float" office:value="83757" calcext:value-type="float">
            <text:p>83757</text:p>
          </table:table-cell>
          <table:table-cell table:style-name="ce93" office:value-type="float" office:value="108753" calcext:value-type="float">
            <text:p>108753</text:p>
          </table:table-cell>
          <table:table-cell table:style-name="ce110" office:value-type="float" office:value="144680" calcext:value-type="float">
            <text:p>144680</text:p>
          </table:table-cell>
          <table:table-cell table:style-name="ce93" office:value-type="float" office:value="175679" calcext:value-type="float">
            <text:p>175679</text:p>
          </table:table-cell>
          <table:table-cell table:style-name="ce93" office:value-type="float" office:value="228864" calcext:value-type="float">
            <text:p>228864</text:p>
          </table:table-cell>
          <table:table-cell table:style-name="ce92" office:value-type="float" office:value="275473" calcext:value-type="float">
            <text:p>275473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Busy-top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93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TI busy-mid</text:p>
          </table:table-cell>
          <table:table-cell table:style-name="ce92" office:value-type="float" office:value="8736" calcext:value-type="float">
            <text:p>8736</text:p>
          </table:table-cell>
          <table:table-cell table:style-name="ce93" office:value-type="float" office:value="12511" calcext:value-type="float">
            <text:p>12511</text:p>
          </table:table-cell>
          <table:table-cell table:style-name="ce93" office:value-type="float" office:value="18778" calcext:value-type="float">
            <text:p>18778</text:p>
          </table:table-cell>
          <table:table-cell table:style-name="ce93" office:value-type="float" office:value="21187" calcext:value-type="float">
            <text:p>21187</text:p>
          </table:table-cell>
          <table:table-cell table:style-name="ce110" office:value-type="float" office:value="36976" calcext:value-type="float">
            <text:p>36976</text:p>
          </table:table-cell>
          <table:table-cell table:style-name="ce93" office:value-type="float" office:value="52270" calcext:value-type="float">
            <text:p>52270</text:p>
          </table:table-cell>
          <table:table-cell table:style-name="ce93" office:value-type="float" office:value="59881" calcext:value-type="float">
            <text:p>59881</text:p>
          </table:table-cell>
          <table:table-cell table:style-name="ce92" office:value-type="float" office:value="77807" calcext:value-type="float">
            <text:p>77807</text:p>
          </table:table-cell>
          <table:table-cell table:style-name="ce93" office:value-type="float" office:value="95940" calcext:value-type="float">
            <text:p>95940</text:p>
          </table:table-cell>
          <table:table-cell table:style-name="ce110" office:value-type="float" office:value="116238" calcext:value-type="float">
            <text:p>116238</text:p>
          </table:table-cell>
          <table:table-cell table:style-name="ce93" office:value-type="float" office:value="127750" calcext:value-type="float">
            <text:p>127750</text:p>
          </table:table-cell>
          <table:table-cell table:style-name="ce93" office:value-type="float" office:value="139052" calcext:value-type="float">
            <text:p>139052</text:p>
          </table:table-cell>
          <table:table-cell table:style-name="ce92" office:value-type="float" office:value="144254" calcext:value-type="float">
            <text:p>144254</text:p>
          </table:table-cell>
          <table:table-cell table:number-columns-repeated="1010"/>
        </table:table-row>
        <table:table-row table:style-name="ro2">
          <table:table-cell table:style-name="ce87" office:value-type="string" calcext:value-type="string">
            <text:p>TI trig-Mid</text:p>
          </table:table-cell>
          <table:table-cell table:style-name="ce92" office:value-type="float" office:value="8736" calcext:value-type="float">
            <text:p>8736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3" office:value-type="float" office:value="21187" calcext:value-type="float">
            <text:p>21187</text:p>
          </table:table-cell>
          <table:table-cell table:style-name="ce110" office:value-type="float" office:value="0" calcext:value-type="float">
            <text:p>0</text:p>
          </table:table-cell>
          <table:table-cell table:style-name="ce93" office:value-type="float" office:value="52271" calcext:value-type="float">
            <text:p>52271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10" office:value-type="float" office:value="116239" calcext:value-type="float">
            <text:p>116239</text:p>
          </table:table-cell>
          <table:table-cell table:style-name="ce93" office:value-type="float" office:value="127750" calcext:value-type="float">
            <text:p>127750</text:p>
          </table:table-cell>
          <table:table-cell table:style-name="ce93" office:value-type="float" office:value="139052" calcext:value-type="float">
            <text:p>139052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88" office:value-type="string" calcext:value-type="string">
            <text:p>Time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6" table:style-name="ce93" office:value-type="float" office:value="10" calcext:value-type="float">
            <text:p>10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4" table:style-name="ce93" office:value-type="float" office:value="10" calcext:value-type="float">
            <text:p>10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table:style-name="ce86"/>
          <table:table-cell table:style-name="ce94" table:number-columns-repeated="13"/>
          <table:table-cell table:number-columns-repeated="1010"/>
        </table:table-row>
        <table:table-row table:style-name="ro2">
          <table:table-cell table:style-name="ce88" office:value-type="string" calcext:value-type="string">
            <text:p>Data rate</text:p>
          </table:table-cell>
          <table:table-cell table:style-name="ce94" table:formula="of:=[.B21]/[.B30]/1000" office:value-type="float" office:value="0.8818" calcext:value-type="float">
            <text:p>0.882</text:p>
          </table:table-cell>
          <table:table-cell table:style-name="ce94" table:formula="of:=[.C21]/[.C30]/1000" office:value-type="float" office:value="1.2673" calcext:value-type="float">
            <text:p>1.267</text:p>
          </table:table-cell>
          <table:table-cell table:style-name="ce94" table:formula="of:=[.D21]/[.D30]/1000" office:value-type="float" office:value="1.914" calcext:value-type="float">
            <text:p>1.914</text:p>
          </table:table-cell>
          <table:table-cell table:style-name="ce94" table:formula="of:=[.E21]/[.E30]/1000" office:value-type="float" office:value="2.1711" calcext:value-type="float">
            <text:p>2.171</text:p>
          </table:table-cell>
          <table:table-cell table:style-name="ce94" table:formula="of:=[.F21]/[.F30]/1000" office:value-type="float" office:value="3.8787" calcext:value-type="float">
            <text:p>3.879</text:p>
          </table:table-cell>
          <table:table-cell table:style-name="ce94" table:formula="of:=[.G21]/[.G30]/1000" office:value-type="float" office:value="5.652" calcext:value-type="float">
            <text:p>5.652</text:p>
          </table:table-cell>
          <table:table-cell table:style-name="ce94" table:formula="of:=[.H21]/[.H30]/1000" office:value-type="float" office:value="6.5943" calcext:value-type="float">
            <text:p>6.594</text:p>
          </table:table-cell>
          <table:table-cell table:style-name="ce94" table:formula="of:=[.I21]/[.I30]/1000" office:value-type="float" office:value="9.0071" calcext:value-type="float">
            <text:p>9.007</text:p>
          </table:table-cell>
          <table:table-cell table:style-name="ce94" table:formula="of:=[.J21]/[.J30]/1000" office:value-type="float" office:value="11.9467" calcext:value-type="float">
            <text:p>11.947</text:p>
          </table:table-cell>
          <table:table-cell table:style-name="ce94" table:formula="of:=[.K21]/[.K30]/1000" office:value-type="float" office:value="16.3171" calcext:value-type="float">
            <text:p>16.317</text:p>
          </table:table-cell>
          <table:table-cell table:style-name="ce94" table:formula="of:=[.L21]/[.L30]/1000" office:value-type="float" office:value="20.233" calcext:value-type="float">
            <text:p>20.233</text:p>
          </table:table-cell>
          <table:table-cell table:style-name="ce94" table:formula="of:=[.M21]/[.M30]/1000" office:value-type="float" office:value="26.7914" calcext:value-type="float">
            <text:p>26.791</text:p>
          </table:table-cell>
          <table:table-cell table:style-name="ce94" table:formula="of:=[.N21]/[.N30]/1000" office:value-type="float" office:value="33.487" calcext:value-type="float">
            <text:p>33.487</text:p>
          </table:table-cell>
          <table:table-cell table:number-columns-repeated="1010"/>
        </table:table-row>
        <table:table-row table:style-name="ro2">
          <table:table-cell table:style-name="ce88" office:value-type="string" calcext:value-type="string">
            <text:p>Dead time</text:p>
          </table:table-cell>
          <table:table-cell table:style-name="ce95" table:formula="of:=(1-[.B28]/[.B21])*100" office:value-type="float" office:value="0.929916080743931" calcext:value-type="float">
            <text:p>0.93</text:p>
          </table:table-cell>
          <table:table-cell table:style-name="ce95" table:formula="of:=(1-[.C28]/[.C21])*100" office:value-type="float" office:value="1.27830821431389" calcext:value-type="float">
            <text:p>1.28</text:p>
          </table:table-cell>
          <table:table-cell table:style-name="ce95" table:formula="of:=(1-[.D28]/[.D21])*100" office:value-type="float" office:value="1.89132706374086" calcext:value-type="float">
            <text:p>1.89</text:p>
          </table:table-cell>
          <table:table-cell table:style-name="ce95" table:formula="of:=(1-[.E28]/[.E21])*100" office:value-type="float" office:value="2.41352309888996" calcext:value-type="float">
            <text:p>2.41</text:p>
          </table:table-cell>
          <table:table-cell table:style-name="ce95" table:formula="of:=(1-[.F28]/[.F21])*100" office:value-type="float" office:value="4.66909015907392" calcext:value-type="float">
            <text:p>4.67</text:p>
          </table:table-cell>
          <table:table-cell table:style-name="ce95" table:formula="of:=(1-[.G28]/[.G21])*100" office:value-type="float" office:value="7.51946213729653" calcext:value-type="float">
            <text:p>7.52</text:p>
          </table:table-cell>
          <table:table-cell table:style-name="ce95" table:formula="of:=(1-[.H28]/[.H21])*100" office:value-type="float" office:value="9.19278771059855" calcext:value-type="float">
            <text:p>9.19</text:p>
          </table:table-cell>
          <table:table-cell table:style-name="ce95" table:formula="of:=(1-[.I28]/[.I21])*100" office:value-type="float" office:value="13.615925214553" calcext:value-type="float">
            <text:p>13.62</text:p>
          </table:table-cell>
          <table:table-cell table:style-name="ce95" table:formula="of:=(1-[.J28]/[.J21])*100" office:value-type="float" office:value="19.693304427164" calcext:value-type="float">
            <text:p>19.69</text:p>
          </table:table-cell>
          <table:table-cell table:style-name="ce95" table:formula="of:=(1-[.K28]/[.K21])*100" office:value-type="float" office:value="28.7630767722206" calcext:value-type="float">
            <text:p>28.76</text:p>
          </table:table-cell>
          <table:table-cell table:style-name="ce95" table:formula="of:=(1-[.L28]/[.L21])*100" office:value-type="float" office:value="36.8605743092967" calcext:value-type="float">
            <text:p>36.86</text:p>
          </table:table-cell>
          <table:table-cell table:style-name="ce95" table:formula="of:=(1-[.M28]/[.M21])*100" office:value-type="float" office:value="48.0982703404824" calcext:value-type="float">
            <text:p>48.10</text:p>
          </table:table-cell>
          <table:table-cell table:style-name="ce95" table:formula="of:=(1-[.N28]/[.N21])*100" office:value-type="float" office:value="56.9223877922776" calcext:value-type="float">
            <text:p>56.92</text:p>
          </table:table-cell>
          <table:table-cell table:style-name="ce85"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5" office:value-type="string" calcext:value-type="string">
            <text:p>Buffer level 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86" office:value-type="string" calcext:value-type="string">
            <text:p>#crates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Readout trigger</text:p>
          </table:table-cell>
          <table:table-cell table:style-name="ce99" office:value-type="float" office:value="7637" calcext:value-type="float">
            <text:p>7637</text:p>
          </table:table-cell>
          <table:table-cell table:style-name="ce107" office:value-type="float" office:value="12909" calcext:value-type="float">
            <text:p>12909</text:p>
          </table:table-cell>
          <table:table-cell table:style-name="ce107" office:value-type="float" office:value="18951" calcext:value-type="float">
            <text:p>18951</text:p>
          </table:table-cell>
          <table:table-cell table:style-name="ce107" office:value-type="float" office:value="27047" calcext:value-type="float">
            <text:p>27047</text:p>
          </table:table-cell>
          <table:table-cell table:style-name="ce107" office:value-type="float" office:value="37287" calcext:value-type="float">
            <text:p>37287</text:p>
          </table:table-cell>
          <table:table-cell table:style-name="ce107" office:value-type="float" office:value="45720" calcext:value-type="float">
            <text:p>45720</text:p>
          </table:table-cell>
          <table:table-cell table:style-name="ce107" office:value-type="float" office:value="78880" calcext:value-type="float">
            <text:p>78880</text:p>
          </table:table-cell>
          <table:table-cell table:style-name="ce99" office:value-type="float" office:value="120933" calcext:value-type="float">
            <text:p>120933</text:p>
          </table:table-cell>
          <table:table-cell table:style-name="ce99" office:value-type="float" office:value="146964" calcext:value-type="float">
            <text:p>146964</text:p>
          </table:table-cell>
          <table:table-cell table:style-name="ce106" office:value-type="float" office:value="178758" calcext:value-type="float">
            <text:p>178758</text:p>
          </table:table-cell>
          <table:table-cell table:style-name="ce106" office:value-type="float" office:value="198205" calcext:value-type="float">
            <text:p>198205</text:p>
          </table:table-cell>
          <table:table-cell table:style-name="ce106" office:value-type="float" office:value="233785" calcext:value-type="float">
            <text:p>233785</text:p>
          </table:table-cell>
          <table:table-cell table:style-name="ce106" office:value-type="float" office:value="325835" calcext:value-type="float">
            <text:p>325835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Local trigger</text:p>
          </table:table-cell>
          <table:table-cell table:style-name="ce99" office:value-type="float" office:value="7645" calcext:value-type="float">
            <text:p>7645</text:p>
          </table:table-cell>
          <table:table-cell table:style-name="ce107" office:value-type="float" office:value="12922" calcext:value-type="float">
            <text:p>12922</text:p>
          </table:table-cell>
          <table:table-cell table:style-name="ce107" office:value-type="float" office:value="18988" calcext:value-type="float">
            <text:p>18988</text:p>
          </table:table-cell>
          <table:table-cell table:style-name="ce107" office:value-type="float" office:value="27101" calcext:value-type="float">
            <text:p>27101</text:p>
          </table:table-cell>
          <table:table-cell table:style-name="ce99" office:value-type="float" office:value="37395" calcext:value-type="float">
            <text:p>37395</text:p>
          </table:table-cell>
          <table:table-cell table:style-name="ce107" office:value-type="float" office:value="45892" calcext:value-type="float">
            <text:p>45892</text:p>
          </table:table-cell>
          <table:table-cell table:style-name="ce107" office:value-type="float" office:value="79337" calcext:value-type="float">
            <text:p>79337</text:p>
          </table:table-cell>
          <table:table-cell table:style-name="ce99" office:value-type="float" office:value="122086" calcext:value-type="float">
            <text:p>122086</text:p>
          </table:table-cell>
          <table:table-cell table:style-name="ce99" office:value-type="float" office:value="148492" calcext:value-type="float">
            <text:p>148492</text:p>
          </table:table-cell>
          <table:table-cell table:style-name="ce106" office:value-type="float" office:value="181145" calcext:value-type="float">
            <text:p>181145</text:p>
          </table:table-cell>
          <table:table-cell table:style-name="ce106" office:value-type="float" office:value="201076" calcext:value-type="float">
            <text:p>201076</text:p>
          </table:table-cell>
          <table:table-cell table:style-name="ce106" office:value-type="float" office:value="237673" calcext:value-type="float">
            <text:p>237673</text:p>
          </table:table-cell>
          <table:table-cell table:style-name="ce106" office:value-type="float" office:value="333622" calcext:value-type="float">
            <text:p>333622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Gate -Mid</text:p>
          </table:table-cell>
          <table:table-cell table:style-name="ce99" office:value-type="float" office:value="3820" calcext:value-type="float">
            <text:p>3820</text:p>
          </table:table-cell>
          <table:table-cell table:style-name="ce107" office:value-type="float" office:value="6456" calcext:value-type="float">
            <text:p>6456</text:p>
          </table:table-cell>
          <table:table-cell table:style-name="ce107" office:value-type="float" office:value="9480" calcext:value-type="float">
            <text:p>9480</text:p>
          </table:table-cell>
          <table:table-cell table:style-name="ce107" office:value-type="float" office:value="13556" calcext:value-type="float">
            <text:p>13556</text:p>
          </table:table-cell>
          <table:table-cell table:style-name="ce99" office:value-type="float" office:value="18674" calcext:value-type="float">
            <text:p>18674</text:p>
          </table:table-cell>
          <table:table-cell table:style-name="ce107" office:value-type="float" office:value="22909" calcext:value-type="float">
            <text:p>22909</text:p>
          </table:table-cell>
          <table:table-cell table:style-name="ce107" office:value-type="float" office:value="39594" calcext:value-type="float">
            <text:p>39594</text:p>
          </table:table-cell>
          <table:table-cell table:style-name="ce99" office:value-type="float" office:value="60812" calcext:value-type="float">
            <text:p>60812</text:p>
          </table:table-cell>
          <table:table-cell table:style-name="ce99" office:value-type="float" office:value="73862" calcext:value-type="float">
            <text:p>73862</text:p>
          </table:table-cell>
          <table:table-cell table:style-name="ce106" office:value-type="float" office:value="89999" calcext:value-type="float">
            <text:p>89999</text:p>
          </table:table-cell>
          <table:table-cell table:style-name="ce106" office:value-type="float" office:value="99787" calcext:value-type="float">
            <text:p>99787</text:p>
          </table:table-cell>
          <table:table-cell table:style-name="ce106" office:value-type="float" office:value="117822" calcext:value-type="float">
            <text:p>117822</text:p>
          </table:table-cell>
          <table:table-cell table:style-name="ce106" office:value-type="float" office:value="164273" calcext:value-type="float">
            <text:p>164273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Gate -top</text:p>
          </table:table-cell>
          <table:table-cell table:style-name="ce99" office:value-type="float" office:value="3824" calcext:value-type="float">
            <text:p>3824</text:p>
          </table:table-cell>
          <table:table-cell table:style-name="ce107" office:value-type="float" office:value="6463" calcext:value-type="float">
            <text:p>6463</text:p>
          </table:table-cell>
          <table:table-cell table:style-name="ce107" office:value-type="float" office:value="9499" calcext:value-type="float">
            <text:p>9499</text:p>
          </table:table-cell>
          <table:table-cell table:style-name="ce107" office:value-type="float" office:value="13526" calcext:value-type="float">
            <text:p>13526</text:p>
          </table:table-cell>
          <table:table-cell table:style-name="ce99" office:value-type="float" office:value="18695" calcext:value-type="float">
            <text:p>18695</text:p>
          </table:table-cell>
          <table:table-cell table:style-name="ce107" office:value-type="float" office:value="22944" calcext:value-type="float">
            <text:p>22944</text:p>
          </table:table-cell>
          <table:table-cell table:style-name="ce107" office:value-type="float" office:value="39605" calcext:value-type="float">
            <text:p>39605</text:p>
          </table:table-cell>
          <table:table-cell table:style-name="ce99" office:value-type="float" office:value="60853" calcext:value-type="float">
            <text:p>60853</text:p>
          </table:table-cell>
          <table:table-cell table:style-name="ce99" office:value-type="float" office:value="73923" calcext:value-type="float">
            <text:p>73923</text:p>
          </table:table-cell>
          <table:table-cell table:style-name="ce106" office:value-type="float" office:value="90021" calcext:value-type="float">
            <text:p>90021</text:p>
          </table:table-cell>
          <table:table-cell table:style-name="ce106" office:value-type="float" office:value="99888" calcext:value-type="float">
            <text:p>99888</text:p>
          </table:table-cell>
          <table:table-cell table:style-name="ce106" office:value-type="float" office:value="117727" calcext:value-type="float">
            <text:p>117727</text:p>
          </table:table-cell>
          <table:table-cell table:style-name="ce106" office:value-type="float" office:value="164296" calcext:value-type="float">
            <text:p>164296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Fast Clear-Mid</text:p>
          </table:table-cell>
          <table:table-cell table:style-name="ce99" office:value-type="float" office:value="172" calcext:value-type="float">
            <text:p>172</text:p>
          </table:table-cell>
          <table:table-cell table:style-name="ce107" office:value-type="float" office:value="452" calcext:value-type="float">
            <text:p>452</text:p>
          </table:table-cell>
          <table:table-cell table:style-name="ce107" office:value-type="float" office:value="1012" calcext:value-type="float">
            <text:p>1012</text:p>
          </table:table-cell>
          <table:table-cell table:style-name="ce107" office:value-type="float" office:value="1966" calcext:value-type="float">
            <text:p>1966</text:p>
          </table:table-cell>
          <table:table-cell table:style-name="ce99" office:value-type="float" office:value="3420" calcext:value-type="float">
            <text:p>3420</text:p>
          </table:table-cell>
          <table:table-cell table:style-name="ce107" office:value-type="float" office:value="5075" calcext:value-type="float">
            <text:p>5075</text:p>
          </table:table-cell>
          <table:table-cell table:style-name="ce107" office:value-type="float" office:value="12901" calcext:value-type="float">
            <text:p>12901</text:p>
          </table:table-cell>
          <table:table-cell table:style-name="ce99" office:value-type="float" office:value="25881" calcext:value-type="float">
            <text:p>25881</text:p>
          </table:table-cell>
          <table:table-cell table:style-name="ce99" office:value-type="float" office:value="35044" calcext:value-type="float">
            <text:p>35044</text:p>
          </table:table-cell>
          <table:table-cell table:style-name="ce106" office:value-type="float" office:value="47320" calcext:value-type="float">
            <text:p>47320</text:p>
          </table:table-cell>
          <table:table-cell table:style-name="ce106" office:value-type="float" office:value="54751" calcext:value-type="float">
            <text:p>54751</text:p>
          </table:table-cell>
          <table:table-cell table:style-name="ce106" office:value-type="float" office:value="69864" calcext:value-type="float">
            <text:p>69864</text:p>
          </table:table-cell>
          <table:table-cell table:style-name="ce106" office:value-type="float" office:value="109602" calcext:value-type="float">
            <text:p>109602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Fast Clear-top</text:p>
          </table:table-cell>
          <table:table-cell table:style-name="ce99" office:value-type="float" office:value="166" calcext:value-type="float">
            <text:p>166</text:p>
          </table:table-cell>
          <table:table-cell table:style-name="ce107" office:value-type="float" office:value="475" calcext:value-type="float">
            <text:p>475</text:p>
          </table:table-cell>
          <table:table-cell table:style-name="ce107" office:value-type="float" office:value="968" calcext:value-type="float">
            <text:p>968</text:p>
          </table:table-cell>
          <table:table-cell table:style-name="ce107" office:value-type="float" office:value="1874" calcext:value-type="float">
            <text:p>1874</text:p>
          </table:table-cell>
          <table:table-cell table:style-name="ce99" office:value-type="float" office:value="3404" calcext:value-type="float">
            <text:p>3404</text:p>
          </table:table-cell>
          <table:table-cell table:style-name="ce107" office:value-type="float" office:value="5036" calcext:value-type="float">
            <text:p>5036</text:p>
          </table:table-cell>
          <table:table-cell table:style-name="ce107" office:value-type="float" office:value="12960" calcext:value-type="float">
            <text:p>12960</text:p>
          </table:table-cell>
          <table:table-cell table:style-name="ce99" office:value-type="float" office:value="26212" calcext:value-type="float">
            <text:p>26212</text:p>
          </table:table-cell>
          <table:table-cell table:style-name="ce99" office:value-type="float" office:value="35154" calcext:value-type="float">
            <text:p>35154</text:p>
          </table:table-cell>
          <table:table-cell table:style-name="ce106" office:value-type="float" office:value="46986" calcext:value-type="float">
            <text:p>46986</text:p>
          </table:table-cell>
          <table:table-cell table:style-name="ce106" office:value-type="float" office:value="55169" calcext:value-type="float">
            <text:p>55169</text:p>
          </table:table-cell>
          <table:table-cell table:style-name="ce106" office:value-type="float" office:value="69470" calcext:value-type="float">
            <text:p>69470</text:p>
          </table:table-cell>
          <table:table-cell table:style-name="ce106" office:value-type="float" office:value="109872" calcext:value-type="float">
            <text:p>109872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Busy-Mid</text:p>
          </table:table-cell>
          <table:table-cell table:style-name="ce99" office:value-type="float" office:value="3821" calcext:value-type="float">
            <text:p>3821</text:p>
          </table:table-cell>
          <table:table-cell table:style-name="ce107" office:value-type="float" office:value="6458" calcext:value-type="float">
            <text:p>6458</text:p>
          </table:table-cell>
          <table:table-cell table:style-name="ce107" office:value-type="float" office:value="9482" calcext:value-type="float">
            <text:p>9482</text:p>
          </table:table-cell>
          <table:table-cell table:style-name="ce107" office:value-type="float" office:value="13558" calcext:value-type="float">
            <text:p>13558</text:p>
          </table:table-cell>
          <table:table-cell table:style-name="ce99" office:value-type="float" office:value="18679" calcext:value-type="float">
            <text:p>18679</text:p>
          </table:table-cell>
          <table:table-cell table:style-name="ce107" office:value-type="float" office:value="22913" calcext:value-type="float">
            <text:p>22913</text:p>
          </table:table-cell>
          <table:table-cell table:style-name="ce107" office:value-type="float" office:value="39601" calcext:value-type="float">
            <text:p>39601</text:p>
          </table:table-cell>
          <table:table-cell table:style-name="ce99" office:value-type="float" office:value="60823" calcext:value-type="float">
            <text:p>60823</text:p>
          </table:table-cell>
          <table:table-cell table:style-name="ce99" office:value-type="float" office:value="73869" calcext:value-type="float">
            <text:p>73869</text:p>
          </table:table-cell>
          <table:table-cell table:style-name="ce106" office:value-type="float" office:value="90014" calcext:value-type="float">
            <text:p>90014</text:p>
          </table:table-cell>
          <table:table-cell table:style-name="ce106" office:value-type="float" office:value="99810" calcext:value-type="float">
            <text:p>99810</text:p>
          </table:table-cell>
          <table:table-cell table:style-name="ce106" office:value-type="float" office:value="117841" calcext:value-type="float">
            <text:p>117841</text:p>
          </table:table-cell>
          <table:table-cell table:style-name="ce106" office:value-type="float" office:value="164296" calcext:value-type="float">
            <text:p>164296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Busy-top</text:p>
          </table:table-cell>
          <table:table-cell table:style-name="ce99" office:value-type="float" office:value="3825" calcext:value-type="float">
            <text:p>3825</text:p>
          </table:table-cell>
          <table:table-cell table:style-name="ce107" office:value-type="float" office:value="6469" calcext:value-type="float">
            <text:p>6469</text:p>
          </table:table-cell>
          <table:table-cell table:style-name="ce107" office:value-type="float" office:value="9500" calcext:value-type="float">
            <text:p>9500</text:p>
          </table:table-cell>
          <table:table-cell table:style-name="ce107" office:value-type="float" office:value="13537" calcext:value-type="float">
            <text:p>13537</text:p>
          </table:table-cell>
          <table:table-cell table:style-name="ce99" office:value-type="float" office:value="18718" calcext:value-type="float">
            <text:p>18718</text:p>
          </table:table-cell>
          <table:table-cell table:style-name="ce107" office:value-type="float" office:value="24835" calcext:value-type="float">
            <text:p>24835</text:p>
          </table:table-cell>
          <table:table-cell table:style-name="ce107" office:value-type="float" office:value="42898" calcext:value-type="float">
            <text:p>42898</text:p>
          </table:table-cell>
          <table:table-cell table:style-name="ce99" office:value-type="float" office:value="65890" calcext:value-type="float">
            <text:p>65890</text:p>
          </table:table-cell>
          <table:table-cell table:style-name="ce99" office:value-type="float" office:value="74263" calcext:value-type="float">
            <text:p>74263</text:p>
          </table:table-cell>
          <table:table-cell table:style-name="ce106" office:value-type="float" office:value="90439" calcext:value-type="float">
            <text:p>90439</text:p>
          </table:table-cell>
          <table:table-cell table:style-name="ce106" office:value-type="float" office:value="100364" calcext:value-type="float">
            <text:p>100364</text:p>
          </table:table-cell>
          <table:table-cell table:style-name="ce106" office:value-type="float" office:value="118379" calcext:value-type="float">
            <text:p>118379</text:p>
          </table:table-cell>
          <table:table-cell table:style-name="ce106" office:value-type="float" office:value="165648" calcext:value-type="float">
            <text:p>165648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TI busy-mid</text:p>
          </table:table-cell>
          <table:table-cell table:style-name="ce99" office:value-type="float" office:value="7306" calcext:value-type="float">
            <text:p>7306</text:p>
          </table:table-cell>
          <table:table-cell table:style-name="ce107" office:value-type="float" office:value="11992" calcext:value-type="float">
            <text:p>11992</text:p>
          </table:table-cell>
          <table:table-cell table:style-name="ce107" office:value-type="float" office:value="16999" calcext:value-type="float">
            <text:p>16999</text:p>
          </table:table-cell>
          <table:table-cell table:style-name="ce107" office:value-type="float" office:value="23242" calcext:value-type="float">
            <text:p>23242</text:p>
          </table:table-cell>
          <table:table-cell table:style-name="ce99" office:value-type="float" office:value="30545" calcext:value-type="float">
            <text:p>30545</text:p>
          </table:table-cell>
          <table:table-cell table:style-name="ce107" office:value-type="float" office:value="35741" calcext:value-type="float">
            <text:p>35741</text:p>
          </table:table-cell>
          <table:table-cell table:style-name="ce107" office:value-type="float" office:value="53335" calcext:value-type="float">
            <text:p>53335</text:p>
          </table:table-cell>
          <table:table-cell table:style-name="ce99" office:value-type="float" office:value="69568" calcext:value-type="float">
            <text:p>69568</text:p>
          </table:table-cell>
          <table:table-cell table:style-name="ce99" office:value-type="float" office:value="77586" calcext:value-type="float">
            <text:p>77586</text:p>
          </table:table-cell>
          <table:table-cell table:style-name="ce106" office:value-type="float" office:value="85710" calcext:value-type="float">
            <text:p>85710</text:p>
          </table:table-cell>
          <table:table-cell table:style-name="ce106" office:value-type="float" office:value="89752" calcext:value-type="float">
            <text:p>89752</text:p>
          </table:table-cell>
          <table:table-cell table:style-name="ce106" office:value-type="float" office:value="96208" calcext:value-type="float">
            <text:p>96208</text:p>
          </table:table-cell>
          <table:table-cell table:style-name="ce106" office:value-type="float" office:value="109084" calcext:value-type="float">
            <text:p>109084</text:p>
          </table:table-cell>
          <table:table-cell table:number-columns-repeated="1010"/>
        </table:table-row>
        <table:table-row table:style-name="ro2">
          <table:table-cell table:style-name="ce87" office:value-type="string" calcext:value-type="string">
            <text:p>TI trig-Mid</text:p>
          </table:table-cell>
          <table:table-cell table:style-name="ce99" office:value-type="float" office:value="7383" calcext:value-type="float">
            <text:p>7383</text:p>
          </table:table-cell>
          <table:table-cell table:style-name="ce107" office:value-type="float" office:value="12132" calcext:value-type="float">
            <text:p>12132</text:p>
          </table:table-cell>
          <table:table-cell table:style-name="ce107" office:value-type="float" office:value="17239" calcext:value-type="float">
            <text:p>17239</text:p>
          </table:table-cell>
          <table:table-cell table:style-name="ce107" office:value-type="float" office:value="23508" calcext:value-type="float">
            <text:p>23508</text:p>
          </table:table-cell>
          <table:table-cell table:style-name="ce99" office:value-type="float" office:value="30897" calcext:value-type="float">
            <text:p>30897</text:p>
          </table:table-cell>
          <table:table-cell table:style-name="ce107" office:value-type="float" office:value="35741" calcext:value-type="float">
            <text:p>35741</text:p>
          </table:table-cell>
          <table:table-cell table:style-name="ce107" office:value-type="float" office:value="53335" calcext:value-type="float">
            <text:p>53335</text:p>
          </table:table-cell>
          <table:table-cell table:style-name="ce99" office:value-type="float" office:value="69568" calcext:value-type="float">
            <text:p>69568</text:p>
          </table:table-cell>
          <table:table-cell table:style-name="ce99" office:value-type="float" office:value="78389" calcext:value-type="float">
            <text:p>78389</text:p>
          </table:table-cell>
          <table:table-cell table:style-name="ce106" office:value-type="float" office:value="86773" calcext:value-type="float">
            <text:p>86773</text:p>
          </table:table-cell>
          <table:table-cell table:style-name="ce106" office:value-type="float" office:value="90836" calcext:value-type="float">
            <text:p>90836</text:p>
          </table:table-cell>
          <table:table-cell table:style-name="ce106" office:value-type="float" office:value="97478" calcext:value-type="float">
            <text:p>97478</text:p>
          </table:table-cell>
          <table:table-cell table:style-name="ce106" office:value-type="float" office:value="110576" calcext:value-type="float">
            <text:p>110576</text:p>
          </table:table-cell>
          <table:table-cell table:number-columns-repeated="1010"/>
        </table:table-row>
        <table:table-row table:style-name="ro2">
          <table:table-cell table:style-name="ce88" office:value-type="string" calcext:value-type="string">
            <text:p>Time</text:p>
          </table:table-cell>
          <table:table-cell table:style-name="ce99" office:value-type="float" office:value="10" calcext:value-type="float">
            <text:p>10</text:p>
          </table:table-cell>
          <table:table-cell table:number-columns-repeated="3" table:style-name="ce107" office:value-type="float" office:value="10" calcext:value-type="float">
            <text:p>10</text:p>
          </table:table-cell>
          <table:table-cell table:style-name="ce99" office:value-type="float" office:value="10" calcext:value-type="float">
            <text:p>10</text:p>
          </table:table-cell>
          <table:table-cell table:number-columns-repeated="8" table:style-name="ce106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table:style-name="ce86"/>
          <table:table-cell table:style-name="ce100" table:formula="of:=([.B45]/[.B38])*SQRT((1/[.B38])+(1/[.B45]))" office:value-type="float" office:value="0.0156353900560911" calcext:value-type="float">
            <text:p>0.016</text:p>
          </table:table-cell>
          <table:table-cell table:style-name="ce103" table:formula="of:=([.C45]/[.C38])*SQRT((1/[.C38])+(1/[.C45]))" office:value-type="float" office:value="0.0117671945799843" calcext:value-type="float">
            <text:p>0.012</text:p>
          </table:table-cell>
          <table:table-cell table:style-name="ce103" table:formula="of:=([.D45]/[.D38])*SQRT((1/[.D38])+(1/[.D45]))" office:value-type="float" office:value="0.00945291329253652" calcext:value-type="float">
            <text:p>0.009</text:p>
          </table:table-cell>
          <table:table-cell table:style-name="ce103" table:formula="of:=([.E45]/[.E38])*SQRT((1/[.E38])+(1/[.E45]))" office:value-type="float" office:value="0.00766705043597232" calcext:value-type="float">
            <text:p>0.008</text:p>
          </table:table-cell>
          <table:table-cell table:style-name="ce100" table:formula="of:=([.F45]/[.F38])*SQRT((1/[.F38])+(1/[.F45]))" office:value-type="float" office:value="0.00629959354999668" calcext:value-type="float">
            <text:p>0.006</text:p>
          </table:table-cell>
          <table:table-cell table:style-name="ce103" table:formula="of:=([.G45]/[.G38])*SQRT((1/[.G38])+(1/[.G45]))" office:value-type="float" office:value="0.00549427952810131" calcext:value-type="float">
            <text:p>0.005</text:p>
          </table:table-cell>
          <table:table-cell table:style-name="ce103" table:formula="of:=([.H45]/[.H38])*SQRT((1/[.H38])+(1/[.H45]))" office:value-type="float" office:value="0.00376428178576744" calcext:value-type="float">
            <text:p>0.004</text:p>
          </table:table-cell>
          <table:table-cell table:style-name="ce103" table:formula="of:=([.I45]/[.I38])*SQRT((1/[.I38])+(1/[.I45]))" office:value-type="float" office:value="0.00270685446059759" calcext:value-type="float">
            <text:p>0.003</text:p>
          </table:table-cell>
          <table:table-cell table:style-name="ce103" table:formula="of:=([.J45]/[.J38])*SQRT((1/[.J38])+(1/[.J45]))" office:value-type="float" office:value="0.00231454829579059" calcext:value-type="float">
            <text:p>0.002</text:p>
          </table:table-cell>
          <table:table-cell table:style-name="ce103" table:formula="of:=([.K45]/[.K38])*SQRT((1/[.K38])+(1/[.K45]))" office:value-type="float" office:value="0.00196161553938735" calcext:value-type="float">
            <text:p>0.002</text:p>
          </table:table-cell>
          <table:table-cell table:style-name="ce103" table:formula="of:=([.L37]/[.L38])*SQRT((1/[.L38])+(1/[.L37]))" office:value-type="float" office:value="0.0031200120361836" calcext:value-type="float">
            <text:p>0.003</text:p>
          </table:table-cell>
          <table:table-cell table:style-name="ce103" table:formula="of:=([.M45]/[.M38])*SQRT((1/[.M38])+(1/[.M45]))" office:value-type="float" office:value="0.00154679113359072" calcext:value-type="float">
            <text:p>0.002</text:p>
          </table:table-cell>
          <table:table-cell table:style-name="ce103" table:formula="of:=([.N45]/[.N38])*SQRT((1/[.N38])+(1/[.N45]))" office:value-type="float" office:value="0.00114039737519768" calcext:value-type="float">
            <text:p>0.001</text:p>
          </table:table-cell>
          <table:table-cell table:number-columns-repeated="1010"/>
        </table:table-row>
        <table:table-row table:style-name="ro2">
          <table:table-cell table:style-name="ce88" office:value-type="string" calcext:value-type="string">
            <text:p>Data rate</text:p>
          </table:table-cell>
          <table:table-cell table:style-name="ce101" table:formula="of:=[.B38]/[.B47]/1000" office:value-type="float" office:value="0.7645" calcext:value-type="float">
            <text:p>0.765</text:p>
          </table:table-cell>
          <table:table-cell table:style-name="ce108" table:formula="of:=[.C38]/[.C47]/1000" office:value-type="float" office:value="1.2922" calcext:value-type="float">
            <text:p>1.292</text:p>
          </table:table-cell>
          <table:table-cell table:style-name="ce108" table:formula="of:=[.D38]/[.D47]/1000" office:value-type="float" office:value="1.8988" calcext:value-type="float">
            <text:p>1.899</text:p>
          </table:table-cell>
          <table:table-cell table:style-name="ce108" table:formula="of:=[.E38]/[.E47]/1000" office:value-type="float" office:value="2.7101" calcext:value-type="float">
            <text:p>2.710</text:p>
          </table:table-cell>
          <table:table-cell table:style-name="ce101" table:formula="of:=[.F38]/[.F47]/1000" office:value-type="float" office:value="3.7395" calcext:value-type="float">
            <text:p>3.740</text:p>
          </table:table-cell>
          <table:table-cell table:style-name="ce103" table:formula="of:=[.G38]/[.G47]/1000" office:value-type="float" office:value="4.5892" calcext:value-type="float">
            <text:p>4.589</text:p>
          </table:table-cell>
          <table:table-cell table:style-name="ce103" table:formula="of:=[.H38]/[.H47]/1000" office:value-type="float" office:value="7.9337" calcext:value-type="float">
            <text:p>7.934</text:p>
          </table:table-cell>
          <table:table-cell table:style-name="ce103" table:formula="of:=[.I38]/[.I47]/1000" office:value-type="float" office:value="12.2086" calcext:value-type="float">
            <text:p>12.209</text:p>
          </table:table-cell>
          <table:table-cell table:style-name="ce103" table:formula="of:=[.J38]/[.J47]/1000" office:value-type="float" office:value="14.8492" calcext:value-type="float">
            <text:p>14.849</text:p>
          </table:table-cell>
          <table:table-cell table:style-name="ce103" table:formula="of:=[.K38]/[.K47]/1000" office:value-type="float" office:value="18.1145" calcext:value-type="float">
            <text:p>18.115</text:p>
          </table:table-cell>
          <table:table-cell table:style-name="ce103" table:formula="of:=[.L38]/[.L47]/1000" office:value-type="float" office:value="20.1076" calcext:value-type="float">
            <text:p>20.108</text:p>
          </table:table-cell>
          <table:table-cell table:style-name="ce103" table:formula="of:=[.M38]/[.M47]/1000" office:value-type="float" office:value="23.7673" calcext:value-type="float">
            <text:p>23.767</text:p>
          </table:table-cell>
          <table:table-cell table:style-name="ce103" table:formula="of:=[.N38]/[.N47]/1000" office:value-type="float" office:value="33.3622" calcext:value-type="float">
            <text:p>33.362</text:p>
          </table:table-cell>
          <table:table-cell table:number-columns-repeated="1010"/>
        </table:table-row>
        <table:table-row table:style-name="ro2">
          <table:table-cell table:style-name="ce88" office:value-type="string" calcext:value-type="string">
            <text:p>Dead time</text:p>
          </table:table-cell>
          <table:table-cell table:style-name="ce102" table:formula="of:=(1-[.B46]/[.B37])*100" office:value-type="float" office:value="3.32591331674741" calcext:value-type="float">
            <text:p>3.33</text:p>
          </table:table-cell>
          <table:table-cell table:style-name="ce102" table:formula="of:=(1-[.C46]/[.C37])*100" office:value-type="float" office:value="6.01905647222868" calcext:value-type="float">
            <text:p>6.02</text:p>
          </table:table-cell>
          <table:table-cell table:style-name="ce102" table:formula="of:=(1-[.D46]/[.D37])*100" office:value-type="float" office:value="9.03382407260831" calcext:value-type="float">
            <text:p>9.03</text:p>
          </table:table-cell>
          <table:table-cell table:style-name="ce102" table:formula="of:=(1-[.E46]/[.E37])*100" office:value-type="float" office:value="13.0846304580915" calcext:value-type="float">
            <text:p>13.08</text:p>
          </table:table-cell>
          <table:table-cell table:style-name="ce102" table:formula="of:=(1-[.F46]/[.F37])*100" office:value-type="float" office:value="17.137340091721" calcext:value-type="float">
            <text:p>17.14</text:p>
          </table:table-cell>
          <table:table-cell table:style-name="ce102" table:formula="of:=(1-[.G46]/[.G37])*100" office:value-type="float" office:value="21.826334208224" calcext:value-type="float">
            <text:p>21.83</text:p>
          </table:table-cell>
          <table:table-cell table:style-name="ce102" table:formula="of:=(1-[.H46]/[.H37])*100" office:value-type="float" office:value="32.3846348884381" calcext:value-type="float">
            <text:p>32.38</text:p>
          </table:table-cell>
          <table:table-cell table:style-name="ce102" table:formula="of:=(1-[.I46]/[.I37])*100" office:value-type="float" office:value="42.4739318465597" calcext:value-type="float">
            <text:p>42.47</text:p>
          </table:table-cell>
          <table:table-cell table:style-name="ce102" table:formula="of:=(1-[.J46]/[.J37])*100" office:value-type="float" office:value="46.6610870689421" calcext:value-type="float">
            <text:p>46.66</text:p>
          </table:table-cell>
          <table:table-cell table:style-name="ce102" table:formula="of:=(1-[.K46]/[.K37])*100" office:value-type="float" office:value="51.457836852057" calcext:value-type="float">
            <text:p>51.46</text:p>
          </table:table-cell>
          <table:table-cell table:style-name="ce102" table:formula="of:=(1-[.L46]/[.L37])*100" office:value-type="float" office:value="54.1706818697813" calcext:value-type="float">
            <text:p>54.17</text:p>
          </table:table-cell>
          <table:table-cell table:style-name="ce102" table:formula="of:=(1-[.M46]/[.M37])*100" office:value-type="float" office:value="58.3044250058815" calcext:value-type="float">
            <text:p>58.30</text:p>
          </table:table-cell>
          <table:table-cell table:style-name="ce102" table:formula="of:=(1-[.N46]/[.N37])*100" office:value-type="float" office:value="66.0638053002286" calcext:value-type="float">
            <text:p>66.06</text:p>
          </table:table-cell>
          <table:table-cell table:number-columns-repeated="1010"/>
        </table:table-row>
        <table:table-row table:style-name="ro2">
          <table:table-cell table:style-name="ce89"/>
          <table:table-cell table:style-name="ce96"/>
          <table:table-cell table:style-name="ce105" table:number-columns-repeated="6"/>
          <table:table-cell table:style-name="ce96"/>
          <table:table-cell table:number-columns-repeated="1015"/>
        </table:table-row>
        <table:table-row table:style-name="ro2">
          <table:table-cell table:style-name="ce85" office:value-type="string" calcext:value-type="string">
            <text:p>Buffer level 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86" office:value-type="string" calcext:value-type="string">
            <text:p>#crates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Readout trigger</text:p>
          </table:table-cell>
          <table:table-cell table:style-name="ce98" office:value-type="float" office:value="7611" calcext:value-type="float">
            <text:p>7611</text:p>
          </table:table-cell>
          <table:table-cell table:style-name="ce106" office:value-type="float" office:value="14210" calcext:value-type="float">
            <text:p>14210</text:p>
          </table:table-cell>
          <table:table-cell table:style-name="ce109" office:value-type="float" office:value="16403" calcext:value-type="float">
            <text:p>16403</text:p>
          </table:table-cell>
          <table:table-cell table:style-name="ce106" office:value-type="float" office:value="30651" calcext:value-type="float">
            <text:p>30651</text:p>
          </table:table-cell>
          <table:table-cell table:style-name="ce111" office:value-type="float" office:value="34635" calcext:value-type="float">
            <text:p>34635</text:p>
          </table:table-cell>
          <table:table-cell table:style-name="ce106" office:value-type="float" office:value="56999" calcext:value-type="float">
            <text:p>56999</text:p>
          </table:table-cell>
          <table:table-cell table:style-name="ce111" office:value-type="float" office:value="77492" calcext:value-type="float">
            <text:p>77492</text:p>
          </table:table-cell>
          <table:table-cell table:style-name="ce109" office:value-type="float" office:value="126029" calcext:value-type="float">
            <text:p>126029</text:p>
          </table:table-cell>
          <table:table-cell table:style-name="ce109" office:value-type="float" office:value="165193" calcext:value-type="float">
            <text:p>165193</text:p>
          </table:table-cell>
          <table:table-cell table:style-name="ce109" office:value-type="float" office:value="198464" calcext:value-type="float">
            <text:p>198464</text:p>
          </table:table-cell>
          <table:table-cell table:style-name="ce109"/>
          <table:table-cell table:style-name="ce109" office:value-type="float" office:value="254187" calcext:value-type="float">
            <text:p>254187</text:p>
          </table:table-cell>
          <table:table-cell table:style-name="ce111" office:value-type="float" office:value="300739" calcext:value-type="float">
            <text:p>300739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Local trigger</text:p>
          </table:table-cell>
          <table:table-cell table:style-name="ce98" office:value-type="float" office:value="7618" calcext:value-type="float">
            <text:p>7618</text:p>
          </table:table-cell>
          <table:table-cell table:style-name="ce106" office:value-type="float" office:value="14226" calcext:value-type="float">
            <text:p>14226</text:p>
          </table:table-cell>
          <table:table-cell table:style-name="ce109" office:value-type="float" office:value="16426" calcext:value-type="float">
            <text:p>16426</text:p>
          </table:table-cell>
          <table:table-cell table:style-name="ce106" office:value-type="float" office:value="30727" calcext:value-type="float">
            <text:p>30727</text:p>
          </table:table-cell>
          <table:table-cell table:style-name="ce111" office:value-type="float" office:value="34720" calcext:value-type="float">
            <text:p>34720</text:p>
          </table:table-cell>
          <table:table-cell table:style-name="ce106" office:value-type="float" office:value="57245" calcext:value-type="float">
            <text:p>57245</text:p>
          </table:table-cell>
          <table:table-cell table:style-name="ce111" office:value-type="float" office:value="77937" calcext:value-type="float">
            <text:p>77937</text:p>
          </table:table-cell>
          <table:table-cell table:style-name="ce109" office:value-type="float" office:value="127175" calcext:value-type="float">
            <text:p>127175</text:p>
          </table:table-cell>
          <table:table-cell table:style-name="ce109" office:value-type="float" office:value="167167" calcext:value-type="float">
            <text:p>167167</text:p>
          </table:table-cell>
          <table:table-cell table:style-name="ce109" office:value-type="float" office:value="201313" calcext:value-type="float">
            <text:p>201313</text:p>
          </table:table-cell>
          <table:table-cell table:style-name="ce109"/>
          <table:table-cell table:style-name="ce109" office:value-type="float" office:value="258859" calcext:value-type="float">
            <text:p>258859</text:p>
          </table:table-cell>
          <table:table-cell table:style-name="ce111" office:value-type="float" office:value="307285" calcext:value-type="float">
            <text:p>307285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Gate -Mid</text:p>
          </table:table-cell>
          <table:table-cell table:style-name="ce98" office:value-type="float" office:value="3807" calcext:value-type="float">
            <text:p>3807</text:p>
          </table:table-cell>
          <table:table-cell table:style-name="ce106" office:value-type="float" office:value="7111" calcext:value-type="float">
            <text:p>7111</text:p>
          </table:table-cell>
          <table:table-cell table:style-name="ce109" office:value-type="float" office:value="8213" calcext:value-type="float">
            <text:p>8213</text:p>
          </table:table-cell>
          <table:table-cell table:style-name="ce106" office:value-type="float" office:value="15358" calcext:value-type="float">
            <text:p>15358</text:p>
          </table:table-cell>
          <table:table-cell table:style-name="ce111" office:value-type="float" office:value="17354" calcext:value-type="float">
            <text:p>17354</text:p>
          </table:table-cell>
          <table:table-cell table:style-name="ce106" office:value-type="float" office:value="28576" calcext:value-type="float">
            <text:p>28576</text:p>
          </table:table-cell>
          <table:table-cell table:style-name="ce111" office:value-type="float" office:value="38844" calcext:value-type="float">
            <text:p>38844</text:p>
          </table:table-cell>
          <table:table-cell table:style-name="ce109" office:value-type="float" office:value="63279" calcext:value-type="float">
            <text:p>63279</text:p>
          </table:table-cell>
          <table:table-cell table:style-name="ce109" office:value-type="float" office:value="82991" calcext:value-type="float">
            <text:p>82991</text:p>
          </table:table-cell>
          <table:table-cell table:style-name="ce109" office:value-type="float" office:value="99662" calcext:value-type="float">
            <text:p>99662</text:p>
          </table:table-cell>
          <table:table-cell table:style-name="ce109"/>
          <table:table-cell table:style-name="ce109" office:value-type="float" office:value="129467" calcext:value-type="float">
            <text:p>129467</text:p>
          </table:table-cell>
          <table:table-cell table:style-name="ce111" office:value-type="float" office:value="150991" calcext:value-type="float">
            <text:p>150991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Gate -top</text:p>
          </table:table-cell>
          <table:table-cell table:style-name="ce98" office:value-type="float" office:value="3809" calcext:value-type="float">
            <text:p>3809</text:p>
          </table:table-cell>
          <table:table-cell table:style-name="ce106" office:value-type="float" office:value="7113" calcext:value-type="float">
            <text:p>7113</text:p>
          </table:table-cell>
          <table:table-cell table:style-name="ce109" office:value-type="float" office:value="8208" calcext:value-type="float">
            <text:p>8208</text:p>
          </table:table-cell>
          <table:table-cell table:style-name="ce106" office:value-type="float" office:value="15348" calcext:value-type="float">
            <text:p>15348</text:p>
          </table:table-cell>
          <table:table-cell table:style-name="ce111" office:value-type="float" office:value="17343" calcext:value-type="float">
            <text:p>17343</text:p>
          </table:table-cell>
          <table:table-cell table:style-name="ce106" office:value-type="float" office:value="28585" calcext:value-type="float">
            <text:p>28585</text:p>
          </table:table-cell>
          <table:table-cell table:style-name="ce111" office:value-type="float" office:value="38908" calcext:value-type="float">
            <text:p>38908</text:p>
          </table:table-cell>
          <table:table-cell table:style-name="ce109" office:value-type="float" office:value="63317" calcext:value-type="float">
            <text:p>63317</text:p>
          </table:table-cell>
          <table:table-cell table:style-name="ce109" office:value-type="float" office:value="82914" calcext:value-type="float">
            <text:p>82914</text:p>
          </table:table-cell>
          <table:table-cell table:style-name="ce109" office:value-type="float" office:value="99661" calcext:value-type="float">
            <text:p>99661</text:p>
          </table:table-cell>
          <table:table-cell table:style-name="ce109"/>
          <table:table-cell table:style-name="ce109" office:value-type="float" office:value="125490" calcext:value-type="float">
            <text:p>125490</text:p>
          </table:table-cell>
          <table:table-cell table:style-name="ce111" office:value-type="float" office:value="151168" calcext:value-type="float">
            <text:p>151168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Fast Clear-Mid</text:p>
          </table:table-cell>
          <table:table-cell table:style-name="ce98" office:value-type="float" office:value="6" calcext:value-type="float">
            <text:p>6</text:p>
          </table:table-cell>
          <table:table-cell table:style-name="ce106" office:value-type="float" office:value="27" calcext:value-type="float">
            <text:p>27</text:p>
          </table:table-cell>
          <table:table-cell table:style-name="ce109" office:value-type="float" office:value="46" calcext:value-type="float">
            <text:p>46</text:p>
          </table:table-cell>
          <table:table-cell table:style-name="ce106" office:value-type="float" office:value="270" calcext:value-type="float">
            <text:p>270</text:p>
          </table:table-cell>
          <table:table-cell table:style-name="ce111" office:value-type="float" office:value="343" calcext:value-type="float">
            <text:p>343</text:p>
          </table:table-cell>
          <table:table-cell table:style-name="ce106" office:value-type="float" office:value="1286" calcext:value-type="float">
            <text:p>1286</text:p>
          </table:table-cell>
          <table:table-cell table:style-name="ce111" office:value-type="float" office:value="2894" calcext:value-type="float">
            <text:p>2894</text:p>
          </table:table-cell>
          <table:table-cell table:style-name="ce109" office:value-type="float" office:value="9823" calcext:value-type="float">
            <text:p>9823</text:p>
          </table:table-cell>
          <table:table-cell table:style-name="ce109" office:value-type="float" office:value="18386" calcext:value-type="float">
            <text:p>18386</text:p>
          </table:table-cell>
          <table:table-cell table:style-name="ce109" office:value-type="float" office:value="27921" calcext:value-type="float">
            <text:p>27921</text:p>
          </table:table-cell>
          <table:table-cell table:style-name="ce109"/>
          <table:table-cell table:style-name="ce109" office:value-type="float" office:value="49714" calcext:value-type="float">
            <text:p>49714</text:p>
          </table:table-cell>
          <table:table-cell table:style-name="ce111" office:value-type="float" office:value="68273" calcext:value-type="float">
            <text:p>68273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Fast Clear-top</text:p>
          </table:table-cell>
          <table:table-cell table:style-name="ce98" office:value-type="float" office:value="12" calcext:value-type="float">
            <text:p>12</text:p>
          </table:table-cell>
          <table:table-cell table:style-name="ce106" office:value-type="float" office:value="27" calcext:value-type="float">
            <text:p>27</text:p>
          </table:table-cell>
          <table:table-cell table:style-name="ce109" office:value-type="float" office:value="45" calcext:value-type="float">
            <text:p>45</text:p>
          </table:table-cell>
          <table:table-cell table:style-name="ce106" office:value-type="float" office:value="237" calcext:value-type="float">
            <text:p>237</text:p>
          </table:table-cell>
          <table:table-cell table:style-name="ce111" office:value-type="float" office:value="368" calcext:value-type="float">
            <text:p>368</text:p>
          </table:table-cell>
          <table:table-cell table:style-name="ce106" office:value-type="float" office:value="1341" calcext:value-type="float">
            <text:p>1341</text:p>
          </table:table-cell>
          <table:table-cell table:style-name="ce111" office:value-type="float" office:value="2894" calcext:value-type="float">
            <text:p>2894</text:p>
          </table:table-cell>
          <table:table-cell table:style-name="ce109" office:value-type="float" office:value="9903" calcext:value-type="float">
            <text:p>9903</text:p>
          </table:table-cell>
          <table:table-cell table:style-name="ce109" office:value-type="float" office:value="18363" calcext:value-type="float">
            <text:p>18363</text:p>
          </table:table-cell>
          <table:table-cell table:style-name="ce109" office:value-type="float" office:value="27906" calcext:value-type="float">
            <text:p>27906</text:p>
          </table:table-cell>
          <table:table-cell table:style-name="ce109"/>
          <table:table-cell table:style-name="ce109" office:value-type="float" office:value="47298" calcext:value-type="float">
            <text:p>47298</text:p>
          </table:table-cell>
          <table:table-cell table:style-name="ce111" office:value-type="float" office:value="68694" calcext:value-type="float">
            <text:p>68694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Busy-Mid</text:p>
          </table:table-cell>
          <table:table-cell table:style-name="ce98" office:value-type="float" office:value="3807" calcext:value-type="float">
            <text:p>3807</text:p>
          </table:table-cell>
          <table:table-cell table:style-name="ce106" office:value-type="float" office:value="7114" calcext:value-type="float">
            <text:p>7114</text:p>
          </table:table-cell>
          <table:table-cell table:style-name="ce109" office:value-type="float" office:value="8215" calcext:value-type="float">
            <text:p>8215</text:p>
          </table:table-cell>
          <table:table-cell table:style-name="ce106" office:value-type="float" office:value="15359" calcext:value-type="float">
            <text:p>15359</text:p>
          </table:table-cell>
          <table:table-cell table:style-name="ce111" office:value-type="float" office:value="17359" calcext:value-type="float">
            <text:p>17359</text:p>
          </table:table-cell>
          <table:table-cell table:style-name="ce106" office:value-type="float" office:value="28581" calcext:value-type="float">
            <text:p>28581</text:p>
          </table:table-cell>
          <table:table-cell table:style-name="ce111" office:value-type="float" office:value="38847" calcext:value-type="float">
            <text:p>38847</text:p>
          </table:table-cell>
          <table:table-cell table:style-name="ce109" office:value-type="float" office:value="63293" calcext:value-type="float">
            <text:p>63293</text:p>
          </table:table-cell>
          <table:table-cell table:style-name="ce109" office:value-type="float" office:value="83005" calcext:value-type="float">
            <text:p>83005</text:p>
          </table:table-cell>
          <table:table-cell table:style-name="ce109" office:value-type="float" office:value="99679" calcext:value-type="float">
            <text:p>99679</text:p>
          </table:table-cell>
          <table:table-cell table:style-name="ce109"/>
          <table:table-cell table:style-name="ce109" office:value-type="float" office:value="129491" calcext:value-type="float">
            <text:p>129491</text:p>
          </table:table-cell>
          <table:table-cell table:style-name="ce111" office:value-type="float" office:value="151054" calcext:value-type="float">
            <text:p>151054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Busy-top</text:p>
          </table:table-cell>
          <table:table-cell table:style-name="ce98" office:value-type="float" office:value="3809" calcext:value-type="float">
            <text:p>3809</text:p>
          </table:table-cell>
          <table:table-cell table:style-name="ce106" office:value-type="float" office:value="7113" calcext:value-type="float">
            <text:p>7113</text:p>
          </table:table-cell>
          <table:table-cell table:style-name="ce109" office:value-type="float" office:value="8873" calcext:value-type="float">
            <text:p>8873</text:p>
          </table:table-cell>
          <table:table-cell table:style-name="ce106" office:value-type="float" office:value="15349" calcext:value-type="float">
            <text:p>15349</text:p>
          </table:table-cell>
          <table:table-cell table:style-name="ce111" office:value-type="float" office:value="18730" calcext:value-type="float">
            <text:p>18730</text:p>
          </table:table-cell>
          <table:table-cell table:style-name="ce106" office:value-type="float" office:value="28592" calcext:value-type="float">
            <text:p>28592</text:p>
          </table:table-cell>
          <table:table-cell table:style-name="ce111" office:value-type="float" office:value="42204" calcext:value-type="float">
            <text:p>42204</text:p>
          </table:table-cell>
          <table:table-cell table:style-name="ce109" office:value-type="float" office:value="68582" calcext:value-type="float">
            <text:p>68582</text:p>
          </table:table-cell>
          <table:table-cell table:style-name="ce109" office:value-type="float" office:value="83053" calcext:value-type="float">
            <text:p>83053</text:p>
          </table:table-cell>
          <table:table-cell table:style-name="ce109" office:value-type="float" office:value="108076" calcext:value-type="float">
            <text:p>108076</text:p>
          </table:table-cell>
          <table:table-cell table:style-name="ce109"/>
          <table:table-cell table:style-name="ce109" office:value-type="float" office:value="127674" calcext:value-type="float">
            <text:p>127674</text:p>
          </table:table-cell>
          <table:table-cell table:style-name="ce111" office:value-type="float" office:value="163984" calcext:value-type="float">
            <text:p>163984</text:p>
          </table:table-cell>
          <table:table-cell table:number-columns-repeated="1010"/>
        </table:table-row>
        <table:table-row table:style-name="ro2">
          <table:table-cell table:style-name="ce86" office:value-type="string" calcext:value-type="string">
            <text:p>TI busy-mid</text:p>
          </table:table-cell>
          <table:table-cell table:style-name="ce98" office:value-type="float" office:value="7598" calcext:value-type="float">
            <text:p>7598</text:p>
          </table:table-cell>
          <table:table-cell table:style-name="ce106" office:value-type="float" office:value="14170" calcext:value-type="float">
            <text:p>14170</text:p>
          </table:table-cell>
          <table:table-cell table:style-name="ce109" office:value-type="float" office:value="16330" calcext:value-type="float">
            <text:p>16330</text:p>
          </table:table-cell>
          <table:table-cell table:style-name="ce106" office:value-type="float" office:value="30199" calcext:value-type="float">
            <text:p>30199</text:p>
          </table:table-cell>
          <table:table-cell table:style-name="ce111" office:value-type="float" office:value="33987" calcext:value-type="float">
            <text:p>33987</text:p>
          </table:table-cell>
          <table:table-cell table:style-name="ce106" office:value-type="float" office:value="54534" calcext:value-type="float">
            <text:p>54534</text:p>
          </table:table-cell>
          <table:table-cell table:style-name="ce111" office:value-type="float" office:value="71962" calcext:value-type="float">
            <text:p>71962</text:p>
          </table:table-cell>
          <table:table-cell table:style-name="ce109" office:value-type="float" office:value="106866" calcext:value-type="float">
            <text:p>106866</text:p>
          </table:table-cell>
          <table:table-cell table:style-name="ce109" office:value-type="float" office:value="129156" calcext:value-type="float">
            <text:p>129156</text:p>
          </table:table-cell>
          <table:table-cell table:style-name="ce109" office:value-type="float" office:value="143489" calcext:value-type="float">
            <text:p>143489</text:p>
          </table:table-cell>
          <table:table-cell table:style-name="ce109"/>
          <table:table-cell table:style-name="ce109" office:value-type="float" office:value="157940" calcext:value-type="float">
            <text:p>157940</text:p>
          </table:table-cell>
          <table:table-cell table:style-name="ce111" office:value-type="float" office:value="165166" calcext:value-type="float">
            <text:p>165166</text:p>
          </table:table-cell>
          <table:table-cell table:number-columns-repeated="1010"/>
        </table:table-row>
        <table:table-row table:style-name="ro2">
          <table:table-cell table:style-name="ce87" office:value-type="string" calcext:value-type="string">
            <text:p>TI trig-Mid</text:p>
          </table:table-cell>
          <table:table-cell table:style-name="ce98" office:value-type="float" office:value="7641" calcext:value-type="float">
            <text:p>7641</text:p>
          </table:table-cell>
          <table:table-cell table:style-name="ce106" office:value-type="float" office:value="14273" calcext:value-type="float">
            <text:p>14273</text:p>
          </table:table-cell>
          <table:table-cell table:style-name="ce109" office:value-type="float" office:value="16330" calcext:value-type="float">
            <text:p>16330</text:p>
          </table:table-cell>
          <table:table-cell table:style-name="ce106" office:value-type="float" office:value="30363" calcext:value-type="float">
            <text:p>30363</text:p>
          </table:table-cell>
          <table:table-cell table:style-name="ce111" office:value-type="float" office:value="34426" calcext:value-type="float">
            <text:p>34426</text:p>
          </table:table-cell>
          <table:table-cell table:style-name="ce106" office:value-type="float" office:value="54837" calcext:value-type="float">
            <text:p>54837</text:p>
          </table:table-cell>
          <table:table-cell table:style-name="ce111" office:value-type="float" office:value="71962" calcext:value-type="float">
            <text:p>71962</text:p>
          </table:table-cell>
          <table:table-cell table:style-name="ce109" office:value-type="float" office:value="106866" calcext:value-type="float">
            <text:p>106866</text:p>
          </table:table-cell>
          <table:table-cell table:style-name="ce109" office:value-type="float" office:value="129809" calcext:value-type="float">
            <text:p>129809</text:p>
          </table:table-cell>
          <table:table-cell table:style-name="ce109" office:value-type="float" office:value="143489" calcext:value-type="float">
            <text:p>143489</text:p>
          </table:table-cell>
          <table:table-cell table:style-name="ce109"/>
          <table:table-cell table:style-name="ce109" office:value-type="float" office:value="158598" calcext:value-type="float">
            <text:p>158598</text:p>
          </table:table-cell>
          <table:table-cell table:style-name="ce111" office:value-type="float" office:value="165934" calcext:value-type="float">
            <text:p>165934</text:p>
          </table:table-cell>
          <table:table-cell table:number-columns-repeated="1010"/>
        </table:table-row>
        <table:table-row table:style-name="ro2">
          <table:table-cell table:style-name="ce88" office:value-type="string" calcext:value-type="string">
            <text:p>Time</text:p>
          </table:table-cell>
          <table:table-cell table:style-name="ce98" office:value-type="float" office:value="10" calcext:value-type="float">
            <text:p>10</text:p>
          </table:table-cell>
          <table:table-cell table:number-columns-repeated="6" table:style-name="ce106" office:value-type="float" office:value="10" calcext:value-type="float">
            <text:p>10</text:p>
          </table:table-cell>
          <table:table-cell table:style-name="ce109" office:value-type="float" office:value="10" calcext:value-type="float">
            <text:p>10</text:p>
          </table:table-cell>
          <table:table-cell table:number-columns-repeated="3" table:style-name="ce111" office:value-type="float" office:value="10" calcext:value-type="float">
            <text:p>10</text:p>
          </table:table-cell>
          <table:table-cell table:style-name="ce109" office:value-type="float" office:value="10" calcext:value-type="float">
            <text:p>10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table:style-name="ce86"/>
          <table:table-cell table:style-name="ce103" table:number-columns-repeated="7"/>
          <table:table-cell table:style-name="ce100" table:formula="of:=([.I62]/[.I55])*SQRT((1/[.I55])+(1/[.I62]))" office:value-type="float" office:value="0.00348708978850849" calcext:value-type="float">
            <text:p>0.003</text:p>
          </table:table-cell>
          <table:table-cell table:style-name="ce100" table:formula="of:=([.J62]/[.J55])*SQRT((1/[.J55])+(1/[.J62]))" office:value-type="float" office:value="0.00286229341315669" calcext:value-type="float">
            <text:p>0.003</text:p>
          </table:table-cell>
          <table:table-cell table:style-name="ce100" table:formula="of:=([.K62]/[.K55])*SQRT((1/[.K55])+(1/[.K62]))" office:value-type="float" office:value="0.00246255796169314" calcext:value-type="float">
            <text:p>0.002</text:p>
          </table:table-cell>
          <table:table-cell table:style-name="ce100" table:formula="of:=([.L62]/[.L55])*SQRT((1/[.L55])+(1/[.L62]))" office:value-type="string" office:string-value="" calcext:value-type="error">
            <text:p>#DIV/0!</text:p>
          </table:table-cell>
          <table:table-cell table:style-name="ce103" table:formula="of:=([.M62]/[.M55])*SQRT((1/[.M55])+(1/[.M62]))" office:value-type="float" office:value="0.00194811458285044" calcext:value-type="float">
            <text:p>0.002</text:p>
          </table:table-cell>
          <table:table-cell table:style-name="ce100" table:formula="of:=([.N62]/[.N55])*SQRT((1/[.N55])+(1/[.N62]))" office:value-type="float" office:value="0.00163993513501946" calcext:value-type="float">
            <text:p>0.002</text:p>
          </table:table-cell>
          <table:table-cell table:number-columns-repeated="1010"/>
        </table:table-row>
        <table:table-row table:style-name="ro2">
          <table:table-cell table:style-name="ce88" office:value-type="string" calcext:value-type="string">
            <text:p>Data rate</text:p>
          </table:table-cell>
          <table:table-cell table:style-name="ce103" table:formula="of:=[.B55]/[.B64]/1000" office:value-type="float" office:value="0.7618" calcext:value-type="float">
            <text:p>0.762</text:p>
          </table:table-cell>
          <table:table-cell table:style-name="ce103" table:formula="of:=[.C55]/[.C64]/1000" office:value-type="float" office:value="1.4226" calcext:value-type="float">
            <text:p>1.423</text:p>
          </table:table-cell>
          <table:table-cell table:style-name="ce103" table:formula="of:=[.D55]/[.D64]/1000" office:value-type="float" office:value="1.6426" calcext:value-type="float">
            <text:p>1.643</text:p>
          </table:table-cell>
          <table:table-cell table:style-name="ce103" table:formula="of:=[.E55]/[.E64]/1000" office:value-type="float" office:value="3.0727" calcext:value-type="float">
            <text:p>3.073</text:p>
          </table:table-cell>
          <table:table-cell table:style-name="ce103" table:formula="of:=[.F55]/[.F64]/1000" office:value-type="float" office:value="3.472" calcext:value-type="float">
            <text:p>3.472</text:p>
          </table:table-cell>
          <table:table-cell table:style-name="ce103" table:formula="of:=[.G55]/[.G64]/1000" office:value-type="float" office:value="5.7245" calcext:value-type="float">
            <text:p>5.725</text:p>
          </table:table-cell>
          <table:table-cell table:style-name="ce103" table:formula="of:=[.H55]/[.H64]/1000" office:value-type="float" office:value="7.7937" calcext:value-type="float">
            <text:p>7.794</text:p>
          </table:table-cell>
          <table:table-cell table:style-name="ce101" table:formula="of:=[.I55]/[.I64]/1000" office:value-type="float" office:value="12.7175" calcext:value-type="float">
            <text:p>12.718</text:p>
          </table:table-cell>
          <table:table-cell table:style-name="ce101" table:formula="of:=[.J55]/[.J64]/1000" office:value-type="float" office:value="16.7167" calcext:value-type="float">
            <text:p>16.717</text:p>
          </table:table-cell>
          <table:table-cell table:style-name="ce101" table:formula="of:=[.K55]/[.K64]/1000" office:value-type="float" office:value="20.1313" calcext:value-type="float">
            <text:p>20.131</text:p>
          </table:table-cell>
          <table:table-cell table:style-name="ce101" table:formula="of:=[.L55]/[.L64]/1000" office:value-type="float" office:value="0" calcext:value-type="float">
            <text:p>0.000</text:p>
          </table:table-cell>
          <table:table-cell table:style-name="ce108" table:formula="of:=[.M55]/[.M64]/1000" office:value-type="float" office:value="25.8859" calcext:value-type="float">
            <text:p>25.886</text:p>
          </table:table-cell>
          <table:table-cell table:style-name="ce101" table:formula="of:=[.N55]/[.N64]/1000" office:value-type="float" office:value="30.7285" calcext:value-type="float">
            <text:p>30.729</text:p>
          </table:table-cell>
          <table:table-cell table:number-columns-repeated="1010"/>
        </table:table-row>
        <table:table-row table:style-name="ro2">
          <table:table-cell table:style-name="ce88" office:value-type="string" calcext:value-type="string">
            <text:p>Dead time</text:p>
          </table:table-cell>
          <table:table-cell table:style-name="ce104" table:formula="of:=(1-[.B62]/[.B55])*100" office:value-type="float" office:value="0.262536098713573" calcext:value-type="float">
            <text:p>0.26</text:p>
          </table:table-cell>
          <table:table-cell table:style-name="ce104" table:formula="of:=(1-[.C62]/[.C55])*100" office:value-type="float" office:value="0.393645437930545" calcext:value-type="float">
            <text:p>0.39</text:p>
          </table:table-cell>
          <table:table-cell table:style-name="ce104" table:formula="of:=(1-[.D62]/[.D55])*100" office:value-type="float" office:value="0.584439303543161" calcext:value-type="float">
            <text:p>0.58</text:p>
          </table:table-cell>
          <table:table-cell table:style-name="ce104" table:formula="of:=(1-[.E62]/[.E55])*100" office:value-type="float" office:value="1.71835844696846" calcext:value-type="float">
            <text:p>1.72</text:p>
          </table:table-cell>
          <table:table-cell table:style-name="ce104" table:formula="of:=(1-[.F62]/[.F55])*100" office:value-type="float" office:value="2.11117511520738" calcext:value-type="float">
            <text:p>2.11</text:p>
          </table:table-cell>
          <table:table-cell table:style-name="ce104" table:formula="of:=(1-[.G62]/[.G55])*100" office:value-type="float" office:value="4.73578478469735" calcext:value-type="float">
            <text:p>4.74</text:p>
          </table:table-cell>
          <table:table-cell table:style-name="ce104" table:formula="of:=(1-[.H62]/[.H55])*100" office:value-type="float" office:value="7.66644854177092" calcext:value-type="float">
            <text:p>7.67</text:p>
          </table:table-cell>
          <table:table-cell table:style-name="ce104" table:formula="of:=(1-[.I62]/[.I55])*100" office:value-type="float" office:value="15.9693335954394" calcext:value-type="float">
            <text:p>15.97</text:p>
          </table:table-cell>
          <table:table-cell table:style-name="ce104" table:formula="of:=(1-[.J62]/[.J55])*100" office:value-type="float" office:value="22.7383395048066" calcext:value-type="float">
            <text:p>22.74</text:p>
          </table:table-cell>
          <table:table-cell table:style-name="ce104" table:formula="of:=(1-[.K62]/[.K55])*100" office:value-type="float" office:value="28.7234306776015" calcext:value-type="float">
            <text:p>28.72</text:p>
          </table:table-cell>
          <table:table-cell table:style-name="ce104" table:formula="of:=(1-[.L62]/[.L55])*100" office:value-type="string" office:string-value="" calcext:value-type="error">
            <text:p>#DIV/0!</text:p>
          </table:table-cell>
          <table:table-cell table:style-name="ce104" table:formula="of:=(1-[.M62]/[.M55])*100" office:value-type="float" office:value="38.9860889519005" calcext:value-type="float">
            <text:p>38.99</text:p>
          </table:table-cell>
          <table:table-cell table:style-name="ce104" table:formula="of:=(1-[.N62]/[.N55])*100" office:value-type="float" office:value="46.2498983028784" calcext:value-type="float">
            <text:p>46.25</text:p>
          </table:table-cell>
          <table:table-cell table:number-columns-repeated="1010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dout-ne--local" table:style-name="ta1">
        <table:shapes>
          <draw:frame draw:z-index="0" draw:style-name="gr1" draw:text-style-name="P1" svg:width="6.7843in" svg:height="3.5386in" svg:x="0.6862in" svg:y="10.2941in">
            <draw:object draw:notify-on-update-of-ranges="'Readout-ne--local'.L34:'Readout-ne--local'.S34 'Readout-ne--local'.L32:'Readout-ne--local'.S32 'Readout-ne--local'.B52:'Readout-ne--local'.F52 'Readout-ne--local'.B50:'Readout-ne--local'.F50 'Readout-ne--local'.B16:'Readout-ne--local'.F16 'Readout-ne--local'.B14:'Readout-ne--local'.F14 'Readout-ne--local'.G34:'Readout-ne--local'.K34 'Readout-ne--local'.G32:'Readout-ne--local'.L32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3" table:default-cell-style-name="ce90"/>
        <table:table-column table:style-name="co28" table:number-columns-repeated="10" table:default-cell-style-name="ce90"/>
        <table:table-column table:style-name="co15" table:number-columns-repeated="8" table:default-cell-style-name="ce90"/>
        <table:table-column table:style-name="co3" table:number-columns-repeated="1005" table:default-cell-style-name="ce90"/>
        <table:table-row table:style-name="ro2">
          <table:table-cell table:style-name="ce85" office:value-type="string" calcext:value-type="string">
            <text:p>Buffer level 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4" table:style-name="ce97" office:value-type="float" office:value="2" calcext:value-type="float">
            <text:p>2</text:p>
          </table:table-cell>
          <table:table-cell table:number-columns-repeated="6" table:style-name="ce97" office:value-type="float" office:value="1" calcext:value-type="float">
            <text:p>1</text:p>
          </table:table-cell>
          <table:table-cell table:style-name="ce114" table:number-columns-repeated="2"/>
          <table:table-cell table:number-columns-repeated="1010"/>
        </table:table-row>
        <table:table-row table:style-name="ro2">
          <table:table-cell table:style-name="ce86" office:value-type="string" calcext:value-type="string">
            <text:p>#crates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106" office:value-type="float" office:value="2" calcext:value-type="float">
            <text:p>2</text:p>
          </table:table-cell>
          <table:table-cell table:style-name="ce115"/>
          <table:table-cell table:style-name="ce120"/>
          <table:table-cell table:number-columns-repeated="1010"/>
        </table:table-row>
        <table:table-row table:style-name="ro2">
          <table:table-cell table:style-name="ce86" office:value-type="string" calcext:value-type="string">
            <text:p>Readout trigger</text:p>
          </table:table-cell>
          <table:table-cell table:style-name="ce98" office:value-type="float" office:value="2546" calcext:value-type="float">
            <text:p>2546</text:p>
          </table:table-cell>
          <table:table-cell table:style-name="ce106" office:value-type="float" office:value="2598" calcext:value-type="float">
            <text:p>2598</text:p>
          </table:table-cell>
          <table:table-cell table:style-name="ce109" office:value-type="float" office:value="2693" calcext:value-type="float">
            <text:p>2693</text:p>
          </table:table-cell>
          <table:table-cell table:style-name="ce106" office:value-type="float" office:value="2710" calcext:value-type="float">
            <text:p>2710</text:p>
          </table:table-cell>
          <table:table-cell table:style-name="ce111" office:value-type="float" office:value="2545" calcext:value-type="float">
            <text:p>2545</text:p>
          </table:table-cell>
          <table:table-cell table:style-name="ce106" office:value-type="float" office:value="2701" calcext:value-type="float">
            <text:p>2701</text:p>
          </table:table-cell>
          <table:table-cell table:style-name="ce111" office:value-type="float" office:value="2601" calcext:value-type="float">
            <text:p>2601</text:p>
          </table:table-cell>
          <table:table-cell table:style-name="ce109" office:value-type="float" office:value="2492" calcext:value-type="float">
            <text:p>2492</text:p>
          </table:table-cell>
          <table:table-cell table:style-name="ce109" office:value-type="float" office:value="2647" calcext:value-type="float">
            <text:p>2647</text:p>
          </table:table-cell>
          <table:table-cell table:style-name="ce109" office:value-type="float" office:value="2649" calcext:value-type="float">
            <text:p>2649</text:p>
          </table:table-cell>
          <table:table-cell table:style-name="ce109" office:value-type="float" office:value="2702" calcext:value-type="float">
            <text:p>2702</text:p>
          </table:table-cell>
          <table:table-cell table:style-name="ce114"/>
          <table:table-cell table:style-name="ce121"/>
          <table:table-cell table:number-columns-repeated="1010"/>
        </table:table-row>
        <table:table-row table:style-name="ro2">
          <table:table-cell table:style-name="ce86" office:value-type="string" calcext:value-type="string">
            <text:p>Local trigger</text:p>
          </table:table-cell>
          <table:table-cell table:style-name="ce98" office:value-type="float" office:value="72916" calcext:value-type="float">
            <text:p>72916</text:p>
          </table:table-cell>
          <table:table-cell table:style-name="ce106" office:value-type="float" office:value="426738" calcext:value-type="float">
            <text:p>426738</text:p>
          </table:table-cell>
          <table:table-cell table:style-name="ce109" office:value-type="float" office:value="848632" calcext:value-type="float">
            <text:p>848632</text:p>
          </table:table-cell>
          <table:table-cell table:style-name="ce106" office:value-type="float" office:value="1325594" calcext:value-type="float">
            <text:p>1325594</text:p>
          </table:table-cell>
          <table:table-cell table:style-name="ce111" office:value-type="float" office:value="2126129" calcext:value-type="float">
            <text:p>2126129</text:p>
          </table:table-cell>
          <table:table-cell table:style-name="ce106" office:value-type="float" office:value="94187" calcext:value-type="float">
            <text:p>94187</text:p>
          </table:table-cell>
          <table:table-cell table:style-name="ce111" office:value-type="float" office:value="156831" calcext:value-type="float">
            <text:p>156831</text:p>
          </table:table-cell>
          <table:table-cell table:style-name="ce109" office:value-type="float" office:value="269916" calcext:value-type="float">
            <text:p>269916</text:p>
          </table:table-cell>
          <table:table-cell table:style-name="ce109" office:value-type="float" office:value="652507" calcext:value-type="float">
            <text:p>652507</text:p>
          </table:table-cell>
          <table:table-cell table:style-name="ce109" office:value-type="float" office:value="1219916" calcext:value-type="float">
            <text:p>1219916</text:p>
          </table:table-cell>
          <table:table-cell table:style-name="ce109" office:value-type="float" office:value="2074798" calcext:value-type="float">
            <text:p>2074798</text:p>
          </table:table-cell>
          <table:table-cell table:style-name="ce114"/>
          <table:table-cell table:style-name="ce121"/>
          <table:table-cell table:number-columns-repeated="1010"/>
        </table:table-row>
        <table:table-row table:style-name="ro2">
          <table:table-cell table:style-name="ce86" office:value-type="string" calcext:value-type="string">
            <text:p>Gate -Mid</text:p>
          </table:table-cell>
          <table:table-cell table:style-name="ce98" office:value-type="float" office:value="36425" calcext:value-type="float">
            <text:p>36425</text:p>
          </table:table-cell>
          <table:table-cell table:style-name="ce106" office:value-type="float" office:value="210668" calcext:value-type="float">
            <text:p>210668</text:p>
          </table:table-cell>
          <table:table-cell table:style-name="ce109" office:value-type="float" office:value="406878" calcext:value-type="float">
            <text:p>406878</text:p>
          </table:table-cell>
          <table:table-cell table:style-name="ce106" office:value-type="float" office:value="559239" calcext:value-type="float">
            <text:p>559239</text:p>
          </table:table-cell>
          <table:table-cell table:style-name="ce111" office:value-type="float" office:value="706175" calcext:value-type="float">
            <text:p>706175</text:p>
          </table:table-cell>
          <table:table-cell table:style-name="ce106" office:value-type="float" office:value="47046" calcext:value-type="float">
            <text:p>47046</text:p>
          </table:table-cell>
          <table:table-cell table:style-name="ce111" office:value-type="float" office:value="78243" calcext:value-type="float">
            <text:p>78243</text:p>
          </table:table-cell>
          <table:table-cell table:style-name="ce109" office:value-type="float" office:value="134175" calcext:value-type="float">
            <text:p>134175</text:p>
          </table:table-cell>
          <table:table-cell table:style-name="ce109" office:value-type="float" office:value="317713" calcext:value-type="float">
            <text:p>317713</text:p>
          </table:table-cell>
          <table:table-cell table:style-name="ce109" office:value-type="float" office:value="543315" calcext:value-type="float">
            <text:p>543315</text:p>
          </table:table-cell>
          <table:table-cell table:style-name="ce109" office:value-type="float" office:value="698893" calcext:value-type="float">
            <text:p>698893</text:p>
          </table:table-cell>
          <table:table-cell table:style-name="ce114"/>
          <table:table-cell table:style-name="ce121"/>
          <table:table-cell table:number-columns-repeated="1010"/>
        </table:table-row>
        <table:table-row table:style-name="ro2">
          <table:table-cell table:style-name="ce86" office:value-type="string" calcext:value-type="string">
            <text:p>Gate -top</text:p>
          </table:table-cell>
          <table:table-cell table:style-name="ce98" office:value-type="float" office:value="36441" calcext:value-type="float">
            <text:p>36441</text:p>
          </table:table-cell>
          <table:table-cell table:style-name="ce106" office:value-type="float" office:value="210658" calcext:value-type="float">
            <text:p>210658</text:p>
          </table:table-cell>
          <table:table-cell table:style-name="ce109" office:value-type="float" office:value="406866" calcext:value-type="float">
            <text:p>406866</text:p>
          </table:table-cell>
          <table:table-cell table:style-name="ce106" office:value-type="float" office:value="559181" calcext:value-type="float">
            <text:p>559181</text:p>
          </table:table-cell>
          <table:table-cell table:style-name="ce111" office:value-type="float" office:value="707363" calcext:value-type="float">
            <text:p>707363</text:p>
          </table:table-cell>
          <table:table-cell table:style-name="ce106" office:value-type="float" office:value="47051" calcext:value-type="float">
            <text:p>47051</text:p>
          </table:table-cell>
          <table:table-cell table:style-name="ce111" office:value-type="float" office:value="78230" calcext:value-type="float">
            <text:p>78230</text:p>
          </table:table-cell>
          <table:table-cell table:style-name="ce109" office:value-type="float" office:value="134178" calcext:value-type="float">
            <text:p>134178</text:p>
          </table:table-cell>
          <table:table-cell table:style-name="ce109" office:value-type="float" office:value="317713" calcext:value-type="float">
            <text:p>317713</text:p>
          </table:table-cell>
          <table:table-cell table:style-name="ce109" office:value-type="float" office:value="543326" calcext:value-type="float">
            <text:p>543326</text:p>
          </table:table-cell>
          <table:table-cell table:style-name="ce109" office:value-type="float" office:value="698872" calcext:value-type="float">
            <text:p>698872</text:p>
          </table:table-cell>
          <table:table-cell table:style-name="ce114"/>
          <table:table-cell table:style-name="ce121"/>
          <table:table-cell table:number-columns-repeated="1010"/>
        </table:table-row>
        <table:table-row table:style-name="ro2">
          <table:table-cell table:style-name="ce86" office:value-type="string" calcext:value-type="string">
            <text:p>Fast Clear-Mid</text:p>
          </table:table-cell>
          <table:table-cell table:style-name="ce98" office:value-type="float" office:value="35130" calcext:value-type="float">
            <text:p>35130</text:p>
          </table:table-cell>
          <table:table-cell table:style-name="ce106" office:value-type="float" office:value="209394" calcext:value-type="float">
            <text:p>209394</text:p>
          </table:table-cell>
          <table:table-cell table:style-name="ce109" office:value-type="float" office:value="405641" calcext:value-type="float">
            <text:p>405641</text:p>
          </table:table-cell>
          <table:table-cell table:style-name="ce106" office:value-type="float" office:value="558047" calcext:value-type="float">
            <text:p>558047</text:p>
          </table:table-cell>
          <table:table-cell table:style-name="ce111" office:value-type="float" office:value="705120" calcext:value-type="float">
            <text:p>705120</text:p>
          </table:table-cell>
          <table:table-cell table:style-name="ce106" office:value-type="float" office:value="45748" calcext:value-type="float">
            <text:p>45748</text:p>
          </table:table-cell>
          <table:table-cell table:style-name="ce111" office:value-type="float" office:value="76967" calcext:value-type="float">
            <text:p>76967</text:p>
          </table:table-cell>
          <table:table-cell table:style-name="ce109" office:value-type="float" office:value="132923" calcext:value-type="float">
            <text:p>132923</text:p>
          </table:table-cell>
          <table:table-cell table:style-name="ce109" office:value-type="float" office:value="316533" calcext:value-type="float">
            <text:p>316533</text:p>
          </table:table-cell>
          <table:table-cell table:style-name="ce109" office:value-type="float" office:value="542123" calcext:value-type="float">
            <text:p>542123</text:p>
          </table:table-cell>
          <table:table-cell table:style-name="ce109" office:value-type="float" office:value="697832" calcext:value-type="float">
            <text:p>697832</text:p>
          </table:table-cell>
          <table:table-cell table:style-name="ce114"/>
          <table:table-cell table:style-name="ce121"/>
          <table:table-cell table:number-columns-repeated="1010"/>
        </table:table-row>
        <table:table-row table:style-name="ro2">
          <table:table-cell table:style-name="ce86" office:value-type="string" calcext:value-type="string">
            <text:p>Fast Clear-top</text:p>
          </table:table-cell>
          <table:table-cell table:style-name="ce98" office:value-type="float" office:value="35191" calcext:value-type="float">
            <text:p>35191</text:p>
          </table:table-cell>
          <table:table-cell table:style-name="ce106" office:value-type="float" office:value="209398" calcext:value-type="float">
            <text:p>209398</text:p>
          </table:table-cell>
          <table:table-cell table:style-name="ce109" office:value-type="float" office:value="405574" calcext:value-type="float">
            <text:p>405574</text:p>
          </table:table-cell>
          <table:table-cell table:style-name="ce106" office:value-type="float" office:value="557936" calcext:value-type="float">
            <text:p>557936</text:p>
          </table:table-cell>
          <table:table-cell table:style-name="ce111" office:value-type="float" office:value="706378" calcext:value-type="float">
            <text:p>706378</text:p>
          </table:table-cell>
          <table:table-cell table:style-name="ce106" office:value-type="float" office:value="45692" calcext:value-type="float">
            <text:p>45692</text:p>
          </table:table-cell>
          <table:table-cell table:style-name="ce111" office:value-type="float" office:value="76947" calcext:value-type="float">
            <text:p>76947</text:p>
          </table:table-cell>
          <table:table-cell table:style-name="ce109" office:value-type="float" office:value="132982" calcext:value-type="float">
            <text:p>132982</text:p>
          </table:table-cell>
          <table:table-cell table:style-name="ce109" office:value-type="float" office:value="316412" calcext:value-type="float">
            <text:p>316412</text:p>
          </table:table-cell>
          <table:table-cell table:style-name="ce109" office:value-type="float" office:value="542129" calcext:value-type="float">
            <text:p>542129</text:p>
          </table:table-cell>
          <table:table-cell table:style-name="ce109" office:value-type="float" office:value="697768" calcext:value-type="float">
            <text:p>697768</text:p>
          </table:table-cell>
          <table:table-cell table:style-name="ce114"/>
          <table:table-cell table:style-name="ce121"/>
          <table:table-cell table:number-columns-repeated="1010"/>
        </table:table-row>
        <table:table-row table:style-name="ro2">
          <table:table-cell table:style-name="ce86" office:value-type="string" calcext:value-type="string">
            <text:p>Busy-Mid</text:p>
          </table:table-cell>
          <table:table-cell table:style-name="ce98" office:value-type="float" office:value="36431" calcext:value-type="float">
            <text:p>36431</text:p>
          </table:table-cell>
          <table:table-cell table:style-name="ce106" office:value-type="float" office:value="210707" calcext:value-type="float">
            <text:p>210707</text:p>
          </table:table-cell>
          <table:table-cell table:style-name="ce109" office:value-type="float" office:value="406945" calcext:value-type="float">
            <text:p>406945</text:p>
          </table:table-cell>
          <table:table-cell table:style-name="ce106" office:value-type="float" office:value="559346" calcext:value-type="float">
            <text:p>559346</text:p>
          </table:table-cell>
          <table:table-cell table:style-name="ce111" office:value-type="float" office:value="706307" calcext:value-type="float">
            <text:p>706307</text:p>
          </table:table-cell>
          <table:table-cell table:style-name="ce106" office:value-type="float" office:value="47057" calcext:value-type="float">
            <text:p>47057</text:p>
          </table:table-cell>
          <table:table-cell table:style-name="ce111" office:value-type="float" office:value="78252" calcext:value-type="float">
            <text:p>78252</text:p>
          </table:table-cell>
          <table:table-cell table:style-name="ce109" office:value-type="float" office:value="134205" calcext:value-type="float">
            <text:p>134205</text:p>
          </table:table-cell>
          <table:table-cell table:style-name="ce109" office:value-type="float" office:value="317757" calcext:value-type="float">
            <text:p>317757</text:p>
          </table:table-cell>
          <table:table-cell table:style-name="ce109" office:value-type="float" office:value="543418" calcext:value-type="float">
            <text:p>543418</text:p>
          </table:table-cell>
          <table:table-cell table:style-name="ce109" office:value-type="float" office:value="699034" calcext:value-type="float">
            <text:p>699034</text:p>
          </table:table-cell>
          <table:table-cell table:style-name="ce114"/>
          <table:table-cell table:style-name="ce121"/>
          <table:table-cell table:number-columns-repeated="1010"/>
        </table:table-row>
        <table:table-row table:style-name="ro2">
          <table:table-cell table:style-name="ce86" office:value-type="string" calcext:value-type="string">
            <text:p>Busy-top</text:p>
          </table:table-cell>
          <table:table-cell table:style-name="ce98" office:value-type="float" office:value="36496" calcext:value-type="float">
            <text:p>36496</text:p>
          </table:table-cell>
          <table:table-cell table:style-name="ce106" office:value-type="float" office:value="210868" calcext:value-type="float">
            <text:p>210868</text:p>
          </table:table-cell>
          <table:table-cell table:style-name="ce109" office:value-type="float" office:value="407064" calcext:value-type="float">
            <text:p>407064</text:p>
          </table:table-cell>
          <table:table-cell table:style-name="ce106" office:value-type="float" office:value="559373" calcext:value-type="float">
            <text:p>559373</text:p>
          </table:table-cell>
          <table:table-cell table:style-name="ce111" office:value-type="float" office:value="707532" calcext:value-type="float">
            <text:p>707532</text:p>
          </table:table-cell>
          <table:table-cell table:style-name="ce106" office:value-type="float" office:value="47108" calcext:value-type="float">
            <text:p>47108</text:p>
          </table:table-cell>
          <table:table-cell table:style-name="ce111" office:value-type="float" office:value="78337" calcext:value-type="float">
            <text:p>78337</text:p>
          </table:table-cell>
          <table:table-cell table:style-name="ce109" office:value-type="float" office:value="134349" calcext:value-type="float">
            <text:p>134349</text:p>
          </table:table-cell>
          <table:table-cell table:style-name="ce109" office:value-type="float" office:value="317993" calcext:value-type="float">
            <text:p>317993</text:p>
          </table:table-cell>
          <table:table-cell table:style-name="ce109" office:value-type="float" office:value="543640" calcext:value-type="float">
            <text:p>543640</text:p>
          </table:table-cell>
          <table:table-cell table:style-name="ce109" office:value-type="float" office:value="699241" calcext:value-type="float">
            <text:p>699241</text:p>
          </table:table-cell>
          <table:table-cell table:style-name="ce114"/>
          <table:table-cell table:style-name="ce121"/>
          <table:table-cell table:number-columns-repeated="1010"/>
        </table:table-row>
        <table:table-row table:style-name="ro2">
          <table:table-cell table:style-name="ce86" office:value-type="string" calcext:value-type="string">
            <text:p>TI busy-mid</text:p>
          </table:table-cell>
          <table:table-cell table:style-name="ce98" office:value-type="float" office:value="2546" calcext:value-type="float">
            <text:p>2546</text:p>
          </table:table-cell>
          <table:table-cell table:style-name="ce106" office:value-type="float" office:value="2543" calcext:value-type="float">
            <text:p>2543</text:p>
          </table:table-cell>
          <table:table-cell table:style-name="ce109" office:value-type="float" office:value="2547" calcext:value-type="float">
            <text:p>2547</text:p>
          </table:table-cell>
          <table:table-cell table:style-name="ce106" office:value-type="float" office:value="2457" calcext:value-type="float">
            <text:p>2457</text:p>
          </table:table-cell>
          <table:table-cell table:style-name="ce111" office:value-type="float" office:value="2068" calcext:value-type="float">
            <text:p>2068</text:p>
          </table:table-cell>
          <table:table-cell table:style-name="ce106" office:value-type="float" office:value="2658" calcext:value-type="float">
            <text:p>2658</text:p>
          </table:table-cell>
          <table:table-cell table:style-name="ce111" office:value-type="float" office:value="2561" calcext:value-type="float">
            <text:p>2561</text:p>
          </table:table-cell>
          <table:table-cell table:style-name="ce109" office:value-type="float" office:value="2450" calcext:value-type="float">
            <text:p>2450</text:p>
          </table:table-cell>
          <table:table-cell table:style-name="ce109" office:value-type="float" office:value="2503" calcext:value-type="float">
            <text:p>2503</text:p>
          </table:table-cell>
          <table:table-cell table:style-name="ce109" office:value-type="float" office:value="2414" calcext:value-type="float">
            <text:p>2414</text:p>
          </table:table-cell>
          <table:table-cell table:style-name="ce109" office:value-type="float" office:value="2193" calcext:value-type="float">
            <text:p>2193</text:p>
          </table:table-cell>
          <table:table-cell table:style-name="ce114"/>
          <table:table-cell table:style-name="ce121"/>
          <table:table-cell table:number-columns-repeated="1010"/>
        </table:table-row>
        <table:table-row table:style-name="ro2">
          <table:table-cell table:style-name="ce87" office:value-type="string" calcext:value-type="string">
            <text:p>TI trig-Mid</text:p>
          </table:table-cell>
          <table:table-cell table:style-name="ce98" office:value-type="float" office:value="2546" calcext:value-type="float">
            <text:p>2546</text:p>
          </table:table-cell>
          <table:table-cell table:style-name="ce106" office:value-type="float" office:value="2543" calcext:value-type="float">
            <text:p>2543</text:p>
          </table:table-cell>
          <table:table-cell table:style-name="ce109" office:value-type="float" office:value="2547" calcext:value-type="float">
            <text:p>2547</text:p>
          </table:table-cell>
          <table:table-cell table:style-name="ce106" office:value-type="float" office:value="2457" calcext:value-type="float">
            <text:p>2457</text:p>
          </table:table-cell>
          <table:table-cell table:style-name="ce111" office:value-type="float" office:value="2068" calcext:value-type="float">
            <text:p>2068</text:p>
          </table:table-cell>
          <table:table-cell table:style-name="ce106" office:value-type="float" office:value="2658" calcext:value-type="float">
            <text:p>2658</text:p>
          </table:table-cell>
          <table:table-cell table:style-name="ce111" office:value-type="float" office:value="2561" calcext:value-type="float">
            <text:p>2561</text:p>
          </table:table-cell>
          <table:table-cell table:style-name="ce109" office:value-type="float" office:value="2450" calcext:value-type="float">
            <text:p>2450</text:p>
          </table:table-cell>
          <table:table-cell table:style-name="ce109" office:value-type="float" office:value="2503" calcext:value-type="float">
            <text:p>2503</text:p>
          </table:table-cell>
          <table:table-cell table:style-name="ce109" office:value-type="float" office:value="2414" calcext:value-type="float">
            <text:p>2414</text:p>
          </table:table-cell>
          <table:table-cell table:style-name="ce109" office:value-type="float" office:value="2193" calcext:value-type="float">
            <text:p>2193</text:p>
          </table:table-cell>
          <table:table-cell table:style-name="ce114"/>
          <table:table-cell table:style-name="ce121"/>
          <table:table-cell table:number-columns-repeated="1010"/>
        </table:table-row>
        <table:table-row table:style-name="ro2">
          <table:table-cell table:style-name="ce88" office:value-type="string" calcext:value-type="string">
            <text:p>Time</text:p>
          </table:table-cell>
          <table:table-cell table:style-name="ce98" office:value-type="float" office:value="10" calcext:value-type="float">
            <text:p>10</text:p>
          </table:table-cell>
          <table:table-cell table:number-columns-repeated="6" table:style-name="ce106" office:value-type="float" office:value="10" calcext:value-type="float">
            <text:p>10</text:p>
          </table:table-cell>
          <table:table-cell table:style-name="ce109" office:value-type="float" office:value="10" calcext:value-type="float">
            <text:p>10</text:p>
          </table:table-cell>
          <table:table-cell table:number-columns-repeated="3" table:style-name="ce111" office:value-type="float" office:value="10" calcext:value-type="float">
            <text:p>10</text:p>
          </table:table-cell>
          <table:table-cell table:style-name="ce114"/>
          <table:table-cell table:style-name="ce121"/>
          <table:table-cell table:number-columns-repeated="1010"/>
        </table:table-row>
        <table:table-row table:style-name="ro2">
          <table:table-cell table:style-name="ce86" office:value-type="string" calcext:value-type="string">
            <text:p>Local rate</text:p>
          </table:table-cell>
          <table:table-cell table:style-name="ce103" table:formula="of:=[.B4]/10/1000" office:value-type="float" office:value="7.2916" calcext:value-type="float">
            <text:p>7.292</text:p>
          </table:table-cell>
          <table:table-cell table:style-name="ce103" table:formula="of:=[.C4]/10/1000" office:value-type="float" office:value="42.6738" calcext:value-type="float">
            <text:p>42.674</text:p>
          </table:table-cell>
          <table:table-cell table:style-name="ce103" table:formula="of:=[.D4]/10/1000" office:value-type="float" office:value="84.8632" calcext:value-type="float">
            <text:p>84.863</text:p>
          </table:table-cell>
          <table:table-cell table:style-name="ce103" table:formula="of:=[.E4]/10/1000" office:value-type="float" office:value="132.5594" calcext:value-type="float">
            <text:p>132.559</text:p>
          </table:table-cell>
          <table:table-cell table:style-name="ce103" table:formula="of:=[.F4]/10/1000" office:value-type="float" office:value="212.6129" calcext:value-type="float">
            <text:p>212.613</text:p>
          </table:table-cell>
          <table:table-cell table:style-name="ce103" table:formula="of:=[.G4]/10/1000" office:value-type="float" office:value="9.4187" calcext:value-type="float">
            <text:p>9.419</text:p>
          </table:table-cell>
          <table:table-cell table:style-name="ce103" table:formula="of:=[.H4]/10/1000" office:value-type="float" office:value="15.6831" calcext:value-type="float">
            <text:p>15.683</text:p>
          </table:table-cell>
          <table:table-cell table:style-name="ce103" table:formula="of:=[.I4]/10/1000" office:value-type="float" office:value="26.9916" calcext:value-type="float">
            <text:p>26.992</text:p>
          </table:table-cell>
          <table:table-cell table:style-name="ce103" table:formula="of:=[.J4]/10/1000" office:value-type="float" office:value="65.2507" calcext:value-type="float">
            <text:p>65.251</text:p>
          </table:table-cell>
          <table:table-cell table:style-name="ce103" table:formula="of:=[.K4]/10/1000" office:value-type="float" office:value="121.9916" calcext:value-type="float">
            <text:p>121.992</text:p>
          </table:table-cell>
          <table:table-cell table:style-name="ce103" table:formula="of:=[.L4]/10/1000" office:value-type="float" office:value="207.4798" calcext:value-type="float">
            <text:p>207.480</text:p>
          </table:table-cell>
          <table:table-cell table:style-name="ce116" table:number-columns-repeated="2"/>
          <table:table-cell table:number-columns-repeated="1010"/>
        </table:table-row>
        <table:table-row table:style-name="ro2">
          <table:table-cell table:style-name="ce88" office:value-type="string" calcext:value-type="string">
            <text:p>readout rate</text:p>
          </table:table-cell>
          <table:table-cell table:style-name="ce103" table:formula="of:=[.B3]/[.B13]/1000" office:value-type="float" office:value="0.2546" calcext:value-type="float">
            <text:p>0.255</text:p>
          </table:table-cell>
          <table:table-cell table:style-name="ce103" table:formula="of:=[.C3]/[.C13]/1000" office:value-type="float" office:value="0.2598" calcext:value-type="float">
            <text:p>0.260</text:p>
          </table:table-cell>
          <table:table-cell table:style-name="ce103" table:formula="of:=[.D3]/[.D13]/1000" office:value-type="float" office:value="0.2693" calcext:value-type="float">
            <text:p>0.269</text:p>
          </table:table-cell>
          <table:table-cell table:style-name="ce103" table:formula="of:=[.E3]/[.E13]/1000" office:value-type="float" office:value="0.271" calcext:value-type="float">
            <text:p>0.271</text:p>
          </table:table-cell>
          <table:table-cell table:style-name="ce103" table:formula="of:=[.F3]/[.F13]/1000" office:value-type="float" office:value="0.2545" calcext:value-type="float">
            <text:p>0.255</text:p>
          </table:table-cell>
          <table:table-cell table:style-name="ce103" table:formula="of:=[.G3]/[.G13]/1000" office:value-type="float" office:value="0.2701" calcext:value-type="float">
            <text:p>0.270</text:p>
          </table:table-cell>
          <table:table-cell table:style-name="ce103" table:formula="of:=[.H3]/[.H13]/1000" office:value-type="float" office:value="0.2601" calcext:value-type="float">
            <text:p>0.260</text:p>
          </table:table-cell>
          <table:table-cell table:style-name="ce103" table:formula="of:=[.I3]/[.I13]/1000" office:value-type="float" office:value="0.2492" calcext:value-type="float">
            <text:p>0.249</text:p>
          </table:table-cell>
          <table:table-cell table:style-name="ce103" table:formula="of:=[.J3]/[.J13]/1000" office:value-type="float" office:value="0.2647" calcext:value-type="float">
            <text:p>0.265</text:p>
          </table:table-cell>
          <table:table-cell table:style-name="ce103" table:formula="of:=[.K3]/[.K13]/1000" office:value-type="float" office:value="0.2649" calcext:value-type="float">
            <text:p>0.265</text:p>
          </table:table-cell>
          <table:table-cell table:style-name="ce103" table:formula="of:=[.L3]/[.L13]/1000" office:value-type="float" office:value="0.2702" calcext:value-type="float">
            <text:p>0.270</text:p>
          </table:table-cell>
          <table:table-cell table:style-name="ce116" table:number-columns-repeated="2"/>
          <table:table-cell table:number-columns-repeated="1010"/>
        </table:table-row>
        <table:table-row table:style-name="ro2">
          <table:table-cell table:style-name="ce88" office:value-type="string" calcext:value-type="string">
            <text:p>Dead time</text:p>
          </table:table-cell>
          <table:table-cell table:style-name="ce104" table:formula="of:=(1-[.B11]/[.B3])*100" office:value-type="float" office:value="0" calcext:value-type="float">
            <text:p>0.00</text:p>
          </table:table-cell>
          <table:table-cell table:style-name="ce104" table:formula="of:=(1-[.C11]/[.C3])*100" office:value-type="float" office:value="2.11701308698999" calcext:value-type="float">
            <text:p>2.12</text:p>
          </table:table-cell>
          <table:table-cell table:style-name="ce104" table:formula="of:=(1-[.D11]/[.D3])*100" office:value-type="float" office:value="5.42146305235797" calcext:value-type="float">
            <text:p>5.42</text:p>
          </table:table-cell>
          <table:table-cell table:style-name="ce104" table:formula="of:=(1-[.E11]/[.E3])*100" office:value-type="float" office:value="9.33579335793358" calcext:value-type="float">
            <text:p>9.34</text:p>
          </table:table-cell>
          <table:table-cell table:style-name="ce104" table:formula="of:=(1-[.F11]/[.F3])*100" office:value-type="float" office:value="18.7426326129666" calcext:value-type="float">
            <text:p>18.74</text:p>
          </table:table-cell>
          <table:table-cell table:style-name="ce104" table:formula="of:=(1-[.G11]/[.G3])*100" office:value-type="float" office:value="1.59200296186598" calcext:value-type="float">
            <text:p>1.59</text:p>
          </table:table-cell>
          <table:table-cell table:style-name="ce104" table:formula="of:=(1-[.H11]/[.H3])*100" office:value-type="float" office:value="1.53787004998077" calcext:value-type="float">
            <text:p>1.54</text:p>
          </table:table-cell>
          <table:table-cell table:style-name="ce104" table:formula="of:=(1-[.I11]/[.I3])*100" office:value-type="float" office:value="1.68539325842697" calcext:value-type="float">
            <text:p>1.69</text:p>
          </table:table-cell>
          <table:table-cell table:style-name="ce104" table:formula="of:=(1-[.J11]/[.J3])*100" office:value-type="float" office:value="5.44012089157537" calcext:value-type="float">
            <text:p>5.44</text:p>
          </table:table-cell>
          <table:table-cell table:style-name="ce104" table:formula="of:=(1-[.K11]/[.K3])*100" office:value-type="float" office:value="8.87127217818044" calcext:value-type="float">
            <text:p>8.87</text:p>
          </table:table-cell>
          <table:table-cell table:style-name="ce104" table:formula="of:=(1-[.L11]/[.L3])*100" office:value-type="float" office:value="18.8378978534419" calcext:value-type="float">
            <text:p>18.84</text:p>
          </table:table-cell>
          <table:table-cell table:style-name="ce117" table:number-columns-repeated="2"/>
          <table:table-cell table:number-columns-repeated="1010"/>
        </table:table-row>
        <table:table-row table:style-name="ro2">
          <table:table-cell/>
          <table:table-cell table:style-name="ce112" table:formula="of:=([.B16]/100)/([.B14]*1000)*1000000" office:value-type="float" office:value="0" calcext:value-type="float">
            <text:p>0.00</text:p>
          </table:table-cell>
          <table:table-cell table:style-name="ce112" table:formula="of:=([.C16]/100)/([.C14]*1000)*1000000" office:value-type="float" office:value="0.496092001881715" calcext:value-type="float">
            <text:p>0.50</text:p>
          </table:table-cell>
          <table:table-cell table:style-name="ce112" table:formula="of:=([.D16]/100)/([.D14]*1000)*1000000" office:value-type="float" office:value="0.638847351073017" calcext:value-type="float">
            <text:p>0.64</text:p>
          </table:table-cell>
          <table:table-cell table:style-name="ce112" table:formula="of:=([.E16]/100)/([.E14]*1000)*1000000" office:value-type="float" office:value="0.704272451288522" calcext:value-type="float">
            <text:p>0.70</text:p>
          </table:table-cell>
          <table:table-cell table:style-name="ce112" table:formula="of:=([.F16]/100)/([.F14]*1000)*1000000" office:value-type="float" office:value="0.88153788471756" calcext:value-type="float">
            <text:p>0.88</text:p>
          </table:table-cell>
          <table:table-cell table:style-name="ce112" table:formula="of:=([.G16]/100)/([.G14]*1000)*1000000" office:value-type="float" office:value="1.69025763838532" calcext:value-type="float">
            <text:p>1.69</text:p>
          </table:table-cell>
          <table:table-cell table:style-name="ce112" table:formula="of:=([.H16]/100)/([.H14]*1000)*1000000" office:value-type="float" office:value="0.980590603886203" calcext:value-type="float">
            <text:p>0.98</text:p>
          </table:table-cell>
          <table:table-cell table:style-name="ce112" table:formula="of:=([.I16]/100)/([.I14]*1000)*1000000" office:value-type="float" office:value="0.624413987472758" calcext:value-type="float">
            <text:p>0.62</text:p>
          </table:table-cell>
          <table:table-cell table:style-name="ce112" table:formula="of:=([.J16]/100)/([.J14]*1000)*1000000" office:value-type="float" office:value="0.833726058352688" calcext:value-type="float">
            <text:p>0.83</text:p>
          </table:table-cell>
          <table:table-cell table:style-name="ce112" table:formula="of:=([.K16]/100)/([.K14]*1000)*1000000" office:value-type="float" office:value="0.727203526978943" calcext:value-type="float">
            <text:p>0.73</text:p>
          </table:table-cell>
          <table:table-cell table:style-name="ce112" table:formula="of:=([.L16]/100)/([.L14]*1000)*1000000" office:value-type="float" office:value="0.907938886264682" calcext:value-type="float">
            <text:p>0.91</text:p>
          </table:table-cell>
          <table:table-cell table:style-name="ce118" table:number-columns-repeated="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5" office:value-type="string" calcext:value-type="string">
            <text:p>Buffer level 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4" table:style-name="ce97" office:value-type="float" office:value="2" calcext:value-type="float">
            <text:p>2</text:p>
          </table:table-cell>
          <table:table-cell table:number-columns-repeated="13" table:style-name="ce97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86" office:value-type="string" calcext:value-type="string">
            <text:p>#crates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86" office:value-type="string" calcext:value-type="string">
            <text:p>Readout trigger</text:p>
          </table:table-cell>
          <table:table-cell table:style-name="ce92"/>
          <table:table-cell table:style-name="ce93"/>
          <table:table-cell table:style-name="ce110"/>
          <table:table-cell table:style-name="ce93"/>
          <table:table-cell table:style-name="ce113"/>
          <table:table-cell table:style-name="ce113" office:value-type="float" office:value="2643" calcext:value-type="float">
            <text:p>2643</text:p>
          </table:table-cell>
          <table:table-cell table:style-name="ce110" office:value-type="float" office:value="2615" calcext:value-type="float">
            <text:p>2615</text:p>
          </table:table-cell>
          <table:table-cell table:style-name="ce110" office:value-type="float" office:value="2661" calcext:value-type="float">
            <text:p>2661</text:p>
          </table:table-cell>
          <table:table-cell table:style-name="ce110" office:value-type="float" office:value="2631" calcext:value-type="float">
            <text:p>2631</text:p>
          </table:table-cell>
          <table:table-cell table:style-name="ce110" office:value-type="float" office:value="2673" calcext:value-type="float">
            <text:p>2673</text:p>
          </table:table-cell>
          <table:table-cell table:style-name="ce110" office:value-type="float" office:value="9375" calcext:value-type="float">
            <text:p>9375</text:p>
          </table:table-cell>
          <table:table-cell table:style-name="ce119" office:value-type="float" office:value="9442" calcext:value-type="float">
            <text:p>9442</text:p>
          </table:table-cell>
          <table:table-cell table:style-name="ce119" office:value-type="float" office:value="9490" calcext:value-type="float">
            <text:p>9490</text:p>
          </table:table-cell>
          <table:table-cell table:style-name="ce119" office:value-type="float" office:value="9389" calcext:value-type="float">
            <text:p>9389</text:p>
          </table:table-cell>
          <table:table-cell table:style-name="ce119" office:value-type="float" office:value="9342" calcext:value-type="float">
            <text:p>9342</text:p>
          </table:table-cell>
          <table:table-cell table:style-name="ce110" office:value-type="float" office:value="9504" calcext:value-type="float">
            <text:p>9504</text:p>
          </table:table-cell>
          <table:table-cell table:style-name="ce119" office:value-type="float" office:value="9429" calcext:value-type="float">
            <text:p>9429</text:p>
          </table:table-cell>
          <table:table-cell table:style-name="ce119" office:value-type="float" office:value="9299" calcext:value-type="float">
            <text:p>9299</text:p>
          </table:table-cell>
          <table:table-cell table:number-columns-repeated="1005"/>
        </table:table-row>
        <table:table-row table:style-name="ro2">
          <table:table-cell table:style-name="ce86" office:value-type="string" calcext:value-type="string">
            <text:p>Local trigger</text:p>
          </table:table-cell>
          <table:table-cell table:style-name="ce92"/>
          <table:table-cell table:style-name="ce93"/>
          <table:table-cell table:style-name="ce110"/>
          <table:table-cell table:style-name="ce93"/>
          <table:table-cell table:style-name="ce113"/>
          <table:table-cell table:style-name="ce113" office:value-type="float" office:value="90007" calcext:value-type="float">
            <text:p>90007</text:p>
          </table:table-cell>
          <table:table-cell table:style-name="ce110" office:value-type="float" office:value="199650" calcext:value-type="float">
            <text:p>199650</text:p>
          </table:table-cell>
          <table:table-cell table:style-name="ce110" office:value-type="float" office:value="365130" calcext:value-type="float">
            <text:p>365130</text:p>
          </table:table-cell>
          <table:table-cell table:style-name="ce110" office:value-type="float" office:value="812935" calcext:value-type="float">
            <text:p>812935</text:p>
          </table:table-cell>
          <table:table-cell table:style-name="ce110" office:value-type="float" office:value="1058833" calcext:value-type="float">
            <text:p>1058833</text:p>
          </table:table-cell>
          <table:table-cell table:style-name="ce110" office:value-type="float" office:value="30027" calcext:value-type="float">
            <text:p>30027</text:p>
          </table:table-cell>
          <table:table-cell table:style-name="ce119" office:value-type="float" office:value="38923" calcext:value-type="float">
            <text:p>38923</text:p>
          </table:table-cell>
          <table:table-cell table:style-name="ce119" office:value-type="float" office:value="92985" calcext:value-type="float">
            <text:p>92985</text:p>
          </table:table-cell>
          <table:table-cell table:style-name="ce119" office:value-type="float" office:value="264651" calcext:value-type="float">
            <text:p>264651</text:p>
          </table:table-cell>
          <table:table-cell table:style-name="ce119" office:value-type="float" office:value="446641" calcext:value-type="float">
            <text:p>446641</text:p>
          </table:table-cell>
          <table:table-cell table:style-name="ce110" office:value-type="float" office:value="632915" calcext:value-type="float">
            <text:p>632915</text:p>
          </table:table-cell>
          <table:table-cell table:style-name="ce119" office:value-type="float" office:value="1214575" calcext:value-type="float">
            <text:p>1214575</text:p>
          </table:table-cell>
          <table:table-cell table:style-name="ce119" office:value-type="float" office:value="1910749" calcext:value-type="float">
            <text:p>1910749</text:p>
          </table:table-cell>
          <table:table-cell table:number-columns-repeated="1005"/>
        </table:table-row>
        <table:table-row table:style-name="ro2">
          <table:table-cell table:style-name="ce86" office:value-type="string" calcext:value-type="string">
            <text:p>Gate -Mid</text:p>
          </table:table-cell>
          <table:table-cell table:style-name="ce92"/>
          <table:table-cell table:style-name="ce93"/>
          <table:table-cell table:style-name="ce110"/>
          <table:table-cell table:style-name="ce93"/>
          <table:table-cell table:style-name="ce113"/>
          <table:table-cell table:style-name="ce113" office:value-type="float" office:value="86819" calcext:value-type="float">
            <text:p>86819</text:p>
          </table:table-cell>
          <table:table-cell table:style-name="ce110" office:value-type="float" office:value="184669" calcext:value-type="float">
            <text:p>184669</text:p>
          </table:table-cell>
          <table:table-cell table:style-name="ce110" office:value-type="float" office:value="318405" calcext:value-type="float">
            <text:p>318405</text:p>
          </table:table-cell>
          <table:table-cell table:style-name="ce110" office:value-type="float" office:value="614732" calcext:value-type="float">
            <text:p>614732</text:p>
          </table:table-cell>
          <table:table-cell table:style-name="ce110" office:value-type="float" office:value="745352" calcext:value-type="float">
            <text:p>745352</text:p>
          </table:table-cell>
          <table:table-cell table:style-name="ce110" office:value-type="float" office:value="29519" calcext:value-type="float">
            <text:p>29519</text:p>
          </table:table-cell>
          <table:table-cell table:style-name="ce119" office:value-type="float" office:value="38138" calcext:value-type="float">
            <text:p>38138</text:p>
          </table:table-cell>
          <table:table-cell table:style-name="ce119" office:value-type="float" office:value="89415" calcext:value-type="float">
            <text:p>89415</text:p>
          </table:table-cell>
          <table:table-cell table:style-name="ce119" office:value-type="float" office:value="240340" calcext:value-type="float">
            <text:p>240340</text:p>
          </table:table-cell>
          <table:table-cell table:style-name="ce119" office:value-type="float" office:value="382865" calcext:value-type="float">
            <text:p>382865</text:p>
          </table:table-cell>
          <table:table-cell table:style-name="ce110" office:value-type="float" office:value="512754" calcext:value-type="float">
            <text:p>512754</text:p>
          </table:table-cell>
          <table:table-cell table:style-name="ce119" office:value-type="float" office:value="818801" calcext:value-type="float">
            <text:p>818801</text:p>
          </table:table-cell>
          <table:table-cell table:style-name="ce119" office:value-type="float" office:value="896868" calcext:value-type="float">
            <text:p>896868</text:p>
          </table:table-cell>
          <table:table-cell table:number-columns-repeated="1005"/>
        </table:table-row>
        <table:table-row table:style-name="ro2">
          <table:table-cell table:style-name="ce86" office:value-type="string" calcext:value-type="string">
            <text:p>Gate -top</text:p>
          </table:table-cell>
          <table:table-cell table:style-name="ce92"/>
          <table:table-cell table:style-name="ce93"/>
          <table:table-cell table:style-name="ce110"/>
          <table:table-cell table:style-name="ce93"/>
          <table:table-cell table:style-name="ce113"/>
          <table:table-cell table:style-name="ce113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6" office:value-type="string" calcext:value-type="string">
            <text:p>Fast Clear-Mid</text:p>
          </table:table-cell>
          <table:table-cell table:style-name="ce92"/>
          <table:table-cell table:style-name="ce93"/>
          <table:table-cell table:style-name="ce110"/>
          <table:table-cell table:style-name="ce93"/>
          <table:table-cell table:style-name="ce113"/>
          <table:table-cell table:style-name="ce113" office:value-type="float" office:value="84298" calcext:value-type="float">
            <text:p>84298</text:p>
          </table:table-cell>
          <table:table-cell table:style-name="ce110" office:value-type="float" office:value="182286" calcext:value-type="float">
            <text:p>182286</text:p>
          </table:table-cell>
          <table:table-cell table:style-name="ce110" office:value-type="float" office:value="316138" calcext:value-type="float">
            <text:p>316138</text:p>
          </table:table-cell>
          <table:table-cell table:style-name="ce110" office:value-type="float" office:value="612744" calcext:value-type="float">
            <text:p>612744</text:p>
          </table:table-cell>
          <table:table-cell table:style-name="ce110" office:value-type="float" office:value="743564" calcext:value-type="float">
            <text:p>743564</text:p>
          </table:table-cell>
          <table:table-cell table:style-name="ce110" office:value-type="float" office:value="20746" calcext:value-type="float">
            <text:p>20746</text:p>
          </table:table-cell>
          <table:table-cell table:style-name="ce119" office:value-type="float" office:value="29302" calcext:value-type="float">
            <text:p>29302</text:p>
          </table:table-cell>
          <table:table-cell table:style-name="ce119" office:value-type="float" office:value="80780" calcext:value-type="float">
            <text:p>80780</text:p>
          </table:table-cell>
          <table:table-cell table:style-name="ce119" office:value-type="float" office:value="232223" calcext:value-type="float">
            <text:p>232223</text:p>
          </table:table-cell>
          <table:table-cell table:style-name="ce119" office:value-type="float" office:value="375205" calcext:value-type="float">
            <text:p>375205</text:p>
          </table:table-cell>
          <table:table-cell table:style-name="ce110" office:value-type="float" office:value="505419" calcext:value-type="float">
            <text:p>505419</text:p>
          </table:table-cell>
          <table:table-cell table:style-name="ce119" office:value-type="float" office:value="812592" calcext:value-type="float">
            <text:p>812592</text:p>
          </table:table-cell>
          <table:table-cell table:style-name="ce119" office:value-type="float" office:value="890973" calcext:value-type="float">
            <text:p>890973</text:p>
          </table:table-cell>
          <table:table-cell table:number-columns-repeated="1005"/>
        </table:table-row>
        <table:table-row table:style-name="ro2">
          <table:table-cell table:style-name="ce86" office:value-type="string" calcext:value-type="string">
            <text:p>Fast Clear-top</text:p>
          </table:table-cell>
          <table:table-cell table:style-name="ce92"/>
          <table:table-cell table:style-name="ce93"/>
          <table:table-cell table:style-name="ce110"/>
          <table:table-cell table:style-name="ce93"/>
          <table:table-cell table:style-name="ce113"/>
          <table:table-cell table:style-name="ce113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6" office:value-type="string" calcext:value-type="string">
            <text:p>Busy-Mid</text:p>
          </table:table-cell>
          <table:table-cell table:style-name="ce92"/>
          <table:table-cell table:style-name="ce93"/>
          <table:table-cell table:style-name="ce110"/>
          <table:table-cell table:style-name="ce93"/>
          <table:table-cell table:style-name="ce113"/>
          <table:table-cell table:style-name="ce113" office:value-type="float" office:value="86831" calcext:value-type="float">
            <text:p>86831</text:p>
          </table:table-cell>
          <table:table-cell table:style-name="ce110" office:value-type="float" office:value="184720" calcext:value-type="float">
            <text:p>184720</text:p>
          </table:table-cell>
          <table:table-cell table:style-name="ce110" office:value-type="float" office:value="318473" calcext:value-type="float">
            <text:p>318473</text:p>
          </table:table-cell>
          <table:table-cell table:style-name="ce110" office:value-type="float" office:value="614843" calcext:value-type="float">
            <text:p>614843</text:p>
          </table:table-cell>
          <table:table-cell table:style-name="ce110" office:value-type="float" office:value="745505" calcext:value-type="float">
            <text:p>745505</text:p>
          </table:table-cell>
          <table:table-cell table:style-name="ce110" office:value-type="float" office:value="29523" calcext:value-type="float">
            <text:p>29523</text:p>
          </table:table-cell>
          <table:table-cell table:style-name="ce119" office:value-type="float" office:value="38141" calcext:value-type="float">
            <text:p>38141</text:p>
          </table:table-cell>
          <table:table-cell table:style-name="ce119" office:value-type="float" office:value="89431" calcext:value-type="float">
            <text:p>89431</text:p>
          </table:table-cell>
          <table:table-cell table:style-name="ce119" office:value-type="float" office:value="240380" calcext:value-type="float">
            <text:p>240380</text:p>
          </table:table-cell>
          <table:table-cell table:style-name="ce119" office:value-type="float" office:value="382937" calcext:value-type="float">
            <text:p>382937</text:p>
          </table:table-cell>
          <table:table-cell table:style-name="ce110" office:value-type="float" office:value="512857" calcext:value-type="float">
            <text:p>512857</text:p>
          </table:table-cell>
          <table:table-cell table:style-name="ce119" office:value-type="float" office:value="818948" calcext:value-type="float">
            <text:p>818948</text:p>
          </table:table-cell>
          <table:table-cell table:style-name="ce119" office:value-type="float" office:value="897025" calcext:value-type="float">
            <text:p>897025</text:p>
          </table:table-cell>
          <table:table-cell table:number-columns-repeated="1005"/>
        </table:table-row>
        <table:table-row table:style-name="ro2">
          <table:table-cell table:style-name="ce86" office:value-type="string" calcext:value-type="string">
            <text:p>Busy-top</text:p>
          </table:table-cell>
          <table:table-cell table:style-name="ce92"/>
          <table:table-cell table:style-name="ce93"/>
          <table:table-cell table:style-name="ce110"/>
          <table:table-cell table:style-name="ce93"/>
          <table:table-cell table:style-name="ce113"/>
          <table:table-cell table:style-name="ce113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6" office:value-type="string" calcext:value-type="string">
            <text:p>TI busy-mid</text:p>
          </table:table-cell>
          <table:table-cell table:style-name="ce92"/>
          <table:table-cell table:style-name="ce93"/>
          <table:table-cell table:style-name="ce110"/>
          <table:table-cell table:style-name="ce93"/>
          <table:table-cell table:style-name="ce113"/>
          <table:table-cell table:style-name="ce113" office:value-type="float" office:value="2522" calcext:value-type="float">
            <text:p>2522</text:p>
          </table:table-cell>
          <table:table-cell table:style-name="ce110" office:value-type="float" office:value="2390" calcext:value-type="float">
            <text:p>2390</text:p>
          </table:table-cell>
          <table:table-cell table:style-name="ce110" office:value-type="float" office:value="2280" calcext:value-type="float">
            <text:p>2280</text:p>
          </table:table-cell>
          <table:table-cell table:style-name="ce110" office:value-type="float" office:value="2006" calcext:value-type="float">
            <text:p>2006</text:p>
          </table:table-cell>
          <table:table-cell table:style-name="ce110" office:value-type="float" office:value="1810" calcext:value-type="float">
            <text:p>1810</text:p>
          </table:table-cell>
          <table:table-cell table:style-name="ce110" office:value-type="float" office:value="8775" calcext:value-type="float">
            <text:p>8775</text:p>
          </table:table-cell>
          <table:table-cell table:style-name="ce119" office:value-type="float" office:value="8839" calcext:value-type="float">
            <text:p>8839</text:p>
          </table:table-cell>
          <table:table-cell table:style-name="ce119" office:value-type="float" office:value="8644" calcext:value-type="float">
            <text:p>8644</text:p>
          </table:table-cell>
          <table:table-cell table:style-name="ce119" office:value-type="float" office:value="8148" calcext:value-type="float">
            <text:p>8148</text:p>
          </table:table-cell>
          <table:table-cell table:style-name="ce119" office:value-type="float" office:value="7706" calcext:value-type="float">
            <text:p>7706</text:p>
          </table:table-cell>
          <table:table-cell table:style-name="ce110" office:value-type="float" office:value="7384" calcext:value-type="float">
            <text:p>7384</text:p>
          </table:table-cell>
          <table:table-cell table:style-name="ce119" office:value-type="float" office:value="6290" calcext:value-type="float">
            <text:p>6290</text:p>
          </table:table-cell>
          <table:table-cell table:style-name="ce119" office:value-type="float" office:value="5988" calcext:value-type="float">
            <text:p>5988</text:p>
          </table:table-cell>
          <table:table-cell table:number-columns-repeated="1005"/>
        </table:table-row>
        <table:table-row table:style-name="ro2">
          <table:table-cell table:style-name="ce87" office:value-type="string" calcext:value-type="string">
            <text:p>TI trig-Mid</text:p>
          </table:table-cell>
          <table:table-cell table:style-name="ce92"/>
          <table:table-cell table:style-name="ce93"/>
          <table:table-cell table:style-name="ce110"/>
          <table:table-cell table:style-name="ce93"/>
          <table:table-cell table:style-name="ce113"/>
          <table:table-cell table:style-name="ce113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88" office:value-type="string" calcext:value-type="string">
            <text:p>Time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5" table:style-name="ce93" office:value-type="float" office:value="10" calcext:value-type="float">
            <text:p>10</text:p>
          </table:table-cell>
          <table:table-cell table:style-name="ce110" office:value-type="float" office:value="10" calcext:value-type="float">
            <text:p>10</text:p>
          </table:table-cell>
          <table:table-cell table:number-columns-repeated="11" table:style-name="ce113" office:value-type="float" office:value="10" calcext:value-type="float">
            <text:p>10</text:p>
          </table:table-cell>
          <table:table-cell table:number-columns-repeated="1005"/>
        </table:table-row>
        <table:table-row table:style-name="ro2">
          <table:table-cell table:style-name="ce86" office:value-type="string" calcext:value-type="string">
            <text:p>Local rate</text:p>
          </table:table-cell>
          <table:table-cell table:style-name="ce94" table:formula="of:=[.B22]/10/1000" office:value-type="float" office:value="0" calcext:value-type="float">
            <text:p>0.000</text:p>
          </table:table-cell>
          <table:table-cell table:style-name="ce94" table:formula="of:=[.C22]/10/1000" office:value-type="float" office:value="0" calcext:value-type="float">
            <text:p>0.000</text:p>
          </table:table-cell>
          <table:table-cell table:style-name="ce94" table:formula="of:=[.D22]/10/1000" office:value-type="float" office:value="0" calcext:value-type="float">
            <text:p>0.000</text:p>
          </table:table-cell>
          <table:table-cell table:style-name="ce94" table:formula="of:=[.E22]/10/1000" office:value-type="float" office:value="0" calcext:value-type="float">
            <text:p>0.000</text:p>
          </table:table-cell>
          <table:table-cell table:style-name="ce94" table:formula="of:=[.F22]/10/1000" office:value-type="float" office:value="0" calcext:value-type="float">
            <text:p>0.000</text:p>
          </table:table-cell>
          <table:table-cell table:style-name="ce94" table:formula="of:=[.G22]/10/1000" office:value-type="float" office:value="9.0007" calcext:value-type="float">
            <text:p>9.001</text:p>
          </table:table-cell>
          <table:table-cell table:style-name="ce94" table:formula="of:=[.H22]/10/1000" office:value-type="float" office:value="19.965" calcext:value-type="float">
            <text:p>19.965</text:p>
          </table:table-cell>
          <table:table-cell table:style-name="ce94" table:formula="of:=[.I22]/10/1000" office:value-type="float" office:value="36.513" calcext:value-type="float">
            <text:p>36.513</text:p>
          </table:table-cell>
          <table:table-cell table:style-name="ce94" table:formula="of:=[.J22]/10/1000" office:value-type="float" office:value="81.2935" calcext:value-type="float">
            <text:p>81.294</text:p>
          </table:table-cell>
          <table:table-cell table:style-name="ce94" table:formula="of:=[.K22]/10/1000" office:value-type="float" office:value="105.8833" calcext:value-type="float">
            <text:p>105.883</text:p>
          </table:table-cell>
          <table:table-cell table:style-name="ce94" table:formula="of:=[.L22]/10/1000" office:value-type="float" office:value="3.0027" calcext:value-type="float">
            <text:p>3.003</text:p>
          </table:table-cell>
          <table:table-cell table:style-name="ce94" table:formula="of:=[.M22]/10/1000" office:value-type="float" office:value="3.8923" calcext:value-type="float">
            <text:p>3.892</text:p>
          </table:table-cell>
          <table:table-cell table:style-name="ce94" table:formula="of:=[.N22]/10/1000" office:value-type="float" office:value="9.2985" calcext:value-type="float">
            <text:p>9.299</text:p>
          </table:table-cell>
          <table:table-cell table:style-name="ce94" table:formula="of:=[.O22]/10/1000" office:value-type="float" office:value="26.4651" calcext:value-type="float">
            <text:p>26.465</text:p>
          </table:table-cell>
          <table:table-cell table:style-name="ce94" table:formula="of:=[.P22]/10/1000" office:value-type="float" office:value="44.6641" calcext:value-type="float">
            <text:p>44.664</text:p>
          </table:table-cell>
          <table:table-cell table:style-name="ce94" table:formula="of:=[.Q22]/10/1000" office:value-type="float" office:value="63.2915" calcext:value-type="float">
            <text:p>63.292</text:p>
          </table:table-cell>
          <table:table-cell table:style-name="ce94" table:formula="of:=[.R22]/10/1000" office:value-type="float" office:value="121.4575" calcext:value-type="float">
            <text:p>121.458</text:p>
          </table:table-cell>
          <table:table-cell table:style-name="ce94" table:formula="of:=[.S22]/10/1000" office:value-type="float" office:value="191.0749" calcext:value-type="float">
            <text:p>191.075</text:p>
          </table:table-cell>
          <table:table-cell table:number-columns-repeated="1005"/>
        </table:table-row>
        <table:table-row table:style-name="ro2">
          <table:table-cell table:style-name="ce88" office:value-type="string" calcext:value-type="string">
            <text:p>readout rate</text:p>
          </table:table-cell>
          <table:table-cell table:style-name="ce94" table:formula="of:=[.B21]/[.B31]/1000" office:value-type="float" office:value="0" calcext:value-type="float">
            <text:p>0.000</text:p>
          </table:table-cell>
          <table:table-cell table:style-name="ce94" table:formula="of:=[.C21]/[.C31]/1000" office:value-type="float" office:value="0" calcext:value-type="float">
            <text:p>0.000</text:p>
          </table:table-cell>
          <table:table-cell table:style-name="ce94" table:formula="of:=[.D21]/[.D31]/1000" office:value-type="float" office:value="0" calcext:value-type="float">
            <text:p>0.000</text:p>
          </table:table-cell>
          <table:table-cell table:style-name="ce94" table:formula="of:=[.E21]/[.E31]/1000" office:value-type="float" office:value="0" calcext:value-type="float">
            <text:p>0.000</text:p>
          </table:table-cell>
          <table:table-cell table:style-name="ce94" table:formula="of:=[.F21]/[.F31]/1000" office:value-type="float" office:value="0" calcext:value-type="float">
            <text:p>0.000</text:p>
          </table:table-cell>
          <table:table-cell table:style-name="ce94" table:formula="of:=[.G21]/[.G31]/1000" office:value-type="float" office:value="0.2643" calcext:value-type="float">
            <text:p>0.264</text:p>
          </table:table-cell>
          <table:table-cell table:style-name="ce94" table:formula="of:=[.H21]/[.H31]/1000" office:value-type="float" office:value="0.2615" calcext:value-type="float">
            <text:p>0.262</text:p>
          </table:table-cell>
          <table:table-cell table:style-name="ce94" table:formula="of:=[.I21]/[.I31]/1000" office:value-type="float" office:value="0.2661" calcext:value-type="float">
            <text:p>0.266</text:p>
          </table:table-cell>
          <table:table-cell table:style-name="ce94" table:formula="of:=[.J21]/[.J31]/1000" office:value-type="float" office:value="0.2631" calcext:value-type="float">
            <text:p>0.263</text:p>
          </table:table-cell>
          <table:table-cell table:style-name="ce94" table:formula="of:=[.K21]/[.K31]/1000" office:value-type="float" office:value="0.2673" calcext:value-type="float">
            <text:p>0.267</text:p>
          </table:table-cell>
          <table:table-cell table:style-name="ce94" table:formula="of:=[.L21]/[.L31]/1000" office:value-type="float" office:value="0.9375" calcext:value-type="float">
            <text:p>0.938</text:p>
          </table:table-cell>
          <table:table-cell table:style-name="ce94" table:formula="of:=[.M21]/[.M31]/1000" office:value-type="float" office:value="0.9442" calcext:value-type="float">
            <text:p>0.944</text:p>
          </table:table-cell>
          <table:table-cell table:style-name="ce94" table:formula="of:=[.N21]/[.N31]/1000" office:value-type="float" office:value="0.949" calcext:value-type="float">
            <text:p>0.949</text:p>
          </table:table-cell>
          <table:table-cell table:style-name="ce94" table:formula="of:=[.O21]/[.O31]/1000" office:value-type="float" office:value="0.9389" calcext:value-type="float">
            <text:p>0.939</text:p>
          </table:table-cell>
          <table:table-cell table:style-name="ce94" table:formula="of:=[.P21]/[.P31]/1000" office:value-type="float" office:value="0.9342" calcext:value-type="float">
            <text:p>0.934</text:p>
          </table:table-cell>
          <table:table-cell table:style-name="ce94" table:formula="of:=[.Q21]/[.Q31]/1000" office:value-type="float" office:value="0.9504" calcext:value-type="float">
            <text:p>0.950</text:p>
          </table:table-cell>
          <table:table-cell table:style-name="ce94" table:formula="of:=[.R21]/[.R31]/1000" office:value-type="float" office:value="0.9429" calcext:value-type="float">
            <text:p>0.943</text:p>
          </table:table-cell>
          <table:table-cell table:style-name="ce94" table:formula="of:=[.S21]/[.S31]/1000" office:value-type="float" office:value="0.9299" calcext:value-type="float">
            <text:p>0.930</text:p>
          </table:table-cell>
          <table:table-cell table:number-columns-repeated="1005"/>
        </table:table-row>
        <table:table-row table:style-name="ro2">
          <table:table-cell table:style-name="ce88" office:value-type="string" calcext:value-type="string">
            <text:p>Dead time</text:p>
          </table:table-cell>
          <table:table-cell table:style-name="ce95" table:formula="of:=(1-[.B29]/[.B21])*100" office:value-type="string" office:string-value="" calcext:value-type="error">
            <text:p>#DIV/0!</text:p>
          </table:table-cell>
          <table:table-cell table:style-name="ce95" table:formula="of:=(1-[.C29]/[.C21])*100" office:value-type="string" office:string-value="" calcext:value-type="error">
            <text:p>#DIV/0!</text:p>
          </table:table-cell>
          <table:table-cell table:style-name="ce95" table:formula="of:=(1-[.D29]/[.D21])*100" office:value-type="string" office:string-value="" calcext:value-type="error">
            <text:p>#DIV/0!</text:p>
          </table:table-cell>
          <table:table-cell table:style-name="ce95" table:formula="of:=(1-[.E29]/[.E21])*100" office:value-type="string" office:string-value="" calcext:value-type="error">
            <text:p>#DIV/0!</text:p>
          </table:table-cell>
          <table:table-cell table:style-name="ce95" table:formula="of:=(1-[.F29]/[.F21])*100" office:value-type="string" office:string-value="" calcext:value-type="error">
            <text:p>#DIV/0!</text:p>
          </table:table-cell>
          <table:table-cell table:style-name="ce95" table:formula="of:=(1-[.G29]/[.G21])*100" office:value-type="float" office:value="4.5781309118426" calcext:value-type="float">
            <text:p>4.58</text:p>
          </table:table-cell>
          <table:table-cell table:style-name="ce95" table:formula="of:=(1-[.H29]/[.H21])*100" office:value-type="float" office:value="8.60420650095603" calcext:value-type="float">
            <text:p>8.60</text:p>
          </table:table-cell>
          <table:table-cell table:style-name="ce95" table:formula="of:=(1-[.I29]/[.I21])*100" office:value-type="float" office:value="14.3179255918828" calcext:value-type="float">
            <text:p>14.32</text:p>
          </table:table-cell>
          <table:table-cell table:style-name="ce95" table:formula="of:=(1-[.J29]/[.J21])*100" office:value-type="float" office:value="23.7552261497529" calcext:value-type="float">
            <text:p>23.76</text:p>
          </table:table-cell>
          <table:table-cell table:style-name="ce95" table:formula="of:=(1-[.K29]/[.K21])*100" office:value-type="float" office:value="32.2858211747101" calcext:value-type="float">
            <text:p>32.29</text:p>
          </table:table-cell>
          <table:table-cell table:style-name="ce95" table:formula="of:=(1-[.L29]/[.L21])*100" office:value-type="float" office:value="6.4" calcext:value-type="float">
            <text:p>6.40</text:p>
          </table:table-cell>
          <table:table-cell table:style-name="ce95" table:formula="of:=(1-[.M29]/[.M21])*100" office:value-type="float" office:value="6.38635882228341" calcext:value-type="float">
            <text:p>6.39</text:p>
          </table:table-cell>
          <table:table-cell table:style-name="ce95" table:formula="of:=(1-[.N29]/[.N21])*100" office:value-type="float" office:value="8.91464699683878" calcext:value-type="float">
            <text:p>8.91</text:p>
          </table:table-cell>
          <table:table-cell table:style-name="ce95" table:formula="of:=(1-[.O29]/[.O21])*100" office:value-type="float" office:value="13.2175950580467" calcext:value-type="float">
            <text:p>13.22</text:p>
          </table:table-cell>
          <table:table-cell table:style-name="ce95" table:formula="of:=(1-[.P29]/[.P21])*100" office:value-type="float" office:value="17.5123099978591" calcext:value-type="float">
            <text:p>17.51</text:p>
          </table:table-cell>
          <table:table-cell table:style-name="ce95" table:formula="of:=(1-[.Q29]/[.Q21])*100" office:value-type="float" office:value="22.3063973063973" calcext:value-type="float">
            <text:p>22.31</text:p>
          </table:table-cell>
          <table:table-cell table:style-name="ce95" table:formula="of:=(1-[.R29]/[.R21])*100" office:value-type="float" office:value="33.2909110191961" calcext:value-type="float">
            <text:p>33.29</text:p>
          </table:table-cell>
          <table:table-cell table:style-name="ce95" table:formula="of:=(1-[.S29]/[.S21])*100" office:value-type="float" office:value="35.6059791375417" calcext:value-type="float">
            <text:p>35.61</text:p>
          </table:table-cell>
          <table:table-cell table:number-columns-repeated="1005"/>
        </table:table-row>
        <table:table-row table:style-name="ro2">
          <table:table-cell/>
          <table:table-cell table:style-name="ce112" table:formula="of:=([.B34]/100)/([.B32]*1000)*1000000" office:value-type="string" office:string-value="" calcext:value-type="error">
            <text:p>#DIV/0!</text:p>
          </table:table-cell>
          <table:table-cell table:style-name="ce112" table:formula="of:=([.C34]/100)/([.C32]*1000)*1000000" office:value-type="string" office:string-value="" calcext:value-type="error">
            <text:p>#DIV/0!</text:p>
          </table:table-cell>
          <table:table-cell table:style-name="ce112" table:formula="of:=([.D34]/100)/([.D32]*1000)*1000000" office:value-type="string" office:string-value="" calcext:value-type="error">
            <text:p>#DIV/0!</text:p>
          </table:table-cell>
          <table:table-cell table:style-name="ce112" table:formula="of:=([.E34]/100)/([.E32]*1000)*1000000" office:value-type="string" office:string-value="" calcext:value-type="error">
            <text:p>#DIV/0!</text:p>
          </table:table-cell>
          <table:table-cell table:style-name="ce112" table:formula="of:=([.F34]/100)/([.F32]*1000)*1000000" office:value-type="string" office:string-value="" calcext:value-type="error">
            <text:p>#DIV/0!</text:p>
          </table:table-cell>
          <table:table-cell table:style-name="ce112" table:formula="of:=([.G34]/100)/([.G32]*1000)*1000000" office:value-type="float" office:value="5.08641651409624" calcext:value-type="float">
            <text:p>5.09</text:p>
          </table:table-cell>
          <table:table-cell table:style-name="ce112" table:formula="of:=([.H34]/100)/([.H32]*1000)*1000000" office:value-type="float" office:value="4.30964512945456" calcext:value-type="float">
            <text:p>4.31</text:p>
          </table:table-cell>
          <table:table-cell table:style-name="ce112" table:formula="of:=([.I34]/100)/([.I32]*1000)*1000000" office:value-type="float" office:value="3.92132270475796" calcext:value-type="float">
            <text:p>3.92</text:p>
          </table:table-cell>
          <table:table-cell table:style-name="ce112" table:formula="of:=([.J34]/100)/([.J32]*1000)*1000000" office:value-type="float" office:value="2.92215566432162" calcext:value-type="float">
            <text:p>2.92</text:p>
          </table:table-cell>
          <table:table-cell table:style-name="ce112" table:formula="of:=([.K34]/100)/([.K32]*1000)*1000000" office:value-type="float" office:value="3.04918917097503" calcext:value-type="float">
            <text:p>3.05</text:p>
          </table:table-cell>
          <table:table-cell table:style-name="ce112" table:formula="of:=([.L34]/100)/([.L32]*1000)*1000000" office:value-type="float" office:value="21.3141505977953" calcext:value-type="float">
            <text:p>21.31</text:p>
          </table:table-cell>
          <table:table-cell table:style-name="ce112" table:formula="of:=([.M34]/100)/([.M32]*1000)*1000000" office:value-type="float" office:value="16.4076736692532" calcext:value-type="float">
            <text:p>16.41</text:p>
          </table:table-cell>
          <table:table-cell table:style-name="ce112" table:formula="of:=([.N34]/100)/([.N32]*1000)*1000000" office:value-type="float" office:value="9.58718825277064" calcext:value-type="float">
            <text:p>9.59</text:p>
          </table:table-cell>
          <table:table-cell table:style-name="ce112" table:formula="of:=([.O34]/100)/([.O32]*1000)*1000000" office:value-type="float" office:value="4.99434918365948" calcext:value-type="float">
            <text:p>4.99</text:p>
          </table:table-cell>
          <table:table-cell table:style-name="ce112" table:formula="of:=([.P34]/100)/([.P32]*1000)*1000000" office:value-type="float" office:value="3.92089172240326" calcext:value-type="float">
            <text:p>3.92</text:p>
          </table:table-cell>
          <table:table-cell table:style-name="ce112" table:formula="of:=([.Q34]/100)/([.Q32]*1000)*1000000" office:value-type="float" office:value="3.52439068538387" calcext:value-type="float">
            <text:p>3.52</text:p>
          </table:table-cell>
          <table:table-cell table:style-name="ce112" table:formula="of:=([.R34]/100)/([.R32]*1000)*1000000" office:value-type="float" office:value="2.74095144550119" calcext:value-type="float">
            <text:p>2.74</text:p>
          </table:table-cell>
          <table:table-cell table:style-name="ce112" table:formula="of:=([.S34]/100)/([.S32]*1000)*1000000" office:value-type="float" office:value="1.86345664121984" calcext:value-type="float">
            <text:p>1.86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85" office:value-type="string" calcext:value-type="string">
            <text:p>Buffer level </text:p>
          </table:table-cell>
          <table:table-cell table:number-columns-repeated="11" table:style-name="ce97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86" office:value-type="string" calcext:value-type="string">
            <text:p>#crates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6" office:value-type="string" calcext:value-type="string">
            <text:p>Readout trigger</text:p>
          </table:table-cell>
          <table:table-cell table:style-name="ce98" office:value-type="float" office:value="9310" calcext:value-type="float">
            <text:p>9310</text:p>
          </table:table-cell>
          <table:table-cell table:style-name="ce106" office:value-type="float" office:value="9340" calcext:value-type="float">
            <text:p>9340</text:p>
          </table:table-cell>
          <table:table-cell table:style-name="ce109" office:value-type="float" office:value="9346" calcext:value-type="float">
            <text:p>9346</text:p>
          </table:table-cell>
          <table:table-cell table:style-name="ce106" office:value-type="float" office:value="9436" calcext:value-type="float">
            <text:p>9436</text:p>
          </table:table-cell>
          <table:table-cell table:style-name="ce109" office:value-type="float" office:value="9253" calcext:value-type="float">
            <text:p>9253</text:p>
          </table:table-cell>
          <table:table-cell table:style-name="ce109"/>
          <table:table-cell table:style-name="ce111"/>
          <table:table-cell table:style-name="ce109" table:number-columns-repeated="4"/>
          <table:table-cell table:number-columns-repeated="1012"/>
        </table:table-row>
        <table:table-row table:style-name="ro2">
          <table:table-cell table:style-name="ce86" office:value-type="string" calcext:value-type="string">
            <text:p>Local trigger</text:p>
          </table:table-cell>
          <table:table-cell table:style-name="ce98" office:value-type="float" office:value="17673" calcext:value-type="float">
            <text:p>17673</text:p>
          </table:table-cell>
          <table:table-cell table:style-name="ce106" office:value-type="float" office:value="24924" calcext:value-type="float">
            <text:p>24924</text:p>
          </table:table-cell>
          <table:table-cell table:style-name="ce109" office:value-type="float" office:value="44876" calcext:value-type="float">
            <text:p>44876</text:p>
          </table:table-cell>
          <table:table-cell table:style-name="ce106" office:value-type="float" office:value="266147" calcext:value-type="float">
            <text:p>266147</text:p>
          </table:table-cell>
          <table:table-cell table:style-name="ce106" office:value-type="float" office:value="413646" calcext:value-type="float">
            <text:p>413646</text:p>
          </table:table-cell>
          <table:table-cell table:style-name="ce106"/>
          <table:table-cell table:style-name="ce111"/>
          <table:table-cell table:style-name="ce109" table:number-columns-repeated="4"/>
          <table:table-cell table:number-columns-repeated="1012"/>
        </table:table-row>
        <table:table-row table:style-name="ro2">
          <table:table-cell table:style-name="ce86" office:value-type="string" calcext:value-type="string">
            <text:p>Gate -Mid</text:p>
          </table:table-cell>
          <table:table-cell table:style-name="ce98" office:value-type="float" office:value="8815" calcext:value-type="float">
            <text:p>8815</text:p>
          </table:table-cell>
          <table:table-cell table:style-name="ce106" office:value-type="float" office:value="12432" calcext:value-type="float">
            <text:p>12432</text:p>
          </table:table-cell>
          <table:table-cell table:style-name="ce109" office:value-type="float" office:value="22406" calcext:value-type="float">
            <text:p>22406</text:p>
          </table:table-cell>
          <table:table-cell table:style-name="ce106" office:value-type="float" office:value="132382" calcext:value-type="float">
            <text:p>132382</text:p>
          </table:table-cell>
          <table:table-cell table:style-name="ce106" office:value-type="float" office:value="204541" calcext:value-type="float">
            <text:p>204541</text:p>
          </table:table-cell>
          <table:table-cell table:style-name="ce106"/>
          <table:table-cell table:style-name="ce111"/>
          <table:table-cell table:style-name="ce109" table:number-columns-repeated="4"/>
          <table:table-cell table:number-columns-repeated="1012"/>
        </table:table-row>
        <table:table-row table:style-name="ro2">
          <table:table-cell table:style-name="ce86" office:value-type="string" calcext:value-type="string">
            <text:p>Gate -top</text:p>
          </table:table-cell>
          <table:table-cell table:style-name="ce98" office:value-type="float" office:value="8823" calcext:value-type="float">
            <text:p>8823</text:p>
          </table:table-cell>
          <table:table-cell table:style-name="ce106" office:value-type="float" office:value="12459" calcext:value-type="float">
            <text:p>12459</text:p>
          </table:table-cell>
          <table:table-cell table:style-name="ce109" office:value-type="float" office:value="22423" calcext:value-type="float">
            <text:p>22423</text:p>
          </table:table-cell>
          <table:table-cell table:style-name="ce106" office:value-type="float" office:value="132327" calcext:value-type="float">
            <text:p>132327</text:p>
          </table:table-cell>
          <table:table-cell table:style-name="ce106" office:value-type="float" office:value="204577" calcext:value-type="float">
            <text:p>204577</text:p>
          </table:table-cell>
          <table:table-cell table:style-name="ce106"/>
          <table:table-cell table:style-name="ce111"/>
          <table:table-cell table:style-name="ce109" table:number-columns-repeated="4"/>
          <table:table-cell table:number-columns-repeated="1012"/>
        </table:table-row>
        <table:table-row table:style-name="ro2">
          <table:table-cell table:style-name="ce86" office:value-type="string" calcext:value-type="string">
            <text:p>Fast Clear-Mid</text:p>
          </table:table-cell>
          <table:table-cell table:style-name="ce98" office:value-type="float" office:value="4376" calcext:value-type="float">
            <text:p>4376</text:p>
          </table:table-cell>
          <table:table-cell table:style-name="ce106" office:value-type="float" office:value="8015" calcext:value-type="float">
            <text:p>8015</text:p>
          </table:table-cell>
          <table:table-cell table:style-name="ce109" office:value-type="float" office:value="18058" calcext:value-type="float">
            <text:p>18058</text:p>
          </table:table-cell>
          <table:table-cell table:style-name="ce106" office:value-type="float" office:value="127912" calcext:value-type="float">
            <text:p>127912</text:p>
          </table:table-cell>
          <table:table-cell table:style-name="ce106" office:value-type="float" office:value="200230" calcext:value-type="float">
            <text:p>200230</text:p>
          </table:table-cell>
          <table:table-cell table:style-name="ce106"/>
          <table:table-cell table:style-name="ce111"/>
          <table:table-cell table:style-name="ce109" table:number-columns-repeated="4"/>
          <table:table-cell table:number-columns-repeated="1012"/>
        </table:table-row>
        <table:table-row table:style-name="ro2">
          <table:table-cell table:style-name="ce86" office:value-type="string" calcext:value-type="string">
            <text:p>Fast Clear-top</text:p>
          </table:table-cell>
          <table:table-cell table:style-name="ce98" office:value-type="float" office:value="4431" calcext:value-type="float">
            <text:p>4431</text:p>
          </table:table-cell>
          <table:table-cell table:style-name="ce106" office:value-type="float" office:value="8055" calcext:value-type="float">
            <text:p>8055</text:p>
          </table:table-cell>
          <table:table-cell table:style-name="ce109" office:value-type="float" office:value="17929" calcext:value-type="float">
            <text:p>17929</text:p>
          </table:table-cell>
          <table:table-cell table:style-name="ce106" office:value-type="float" office:value="127929" calcext:value-type="float">
            <text:p>127929</text:p>
          </table:table-cell>
          <table:table-cell table:style-name="ce106" office:value-type="float" office:value="200294" calcext:value-type="float">
            <text:p>200294</text:p>
          </table:table-cell>
          <table:table-cell table:style-name="ce106"/>
          <table:table-cell table:style-name="ce111"/>
          <table:table-cell table:style-name="ce109" table:number-columns-repeated="4"/>
          <table:table-cell table:number-columns-repeated="1012"/>
        </table:table-row>
        <table:table-row table:style-name="ro2">
          <table:table-cell table:style-name="ce86" office:value-type="string" calcext:value-type="string">
            <text:p>Busy-Mid</text:p>
          </table:table-cell>
          <table:table-cell table:style-name="ce98" office:value-type="float" office:value="8817" calcext:value-type="float">
            <text:p>8817</text:p>
          </table:table-cell>
          <table:table-cell table:style-name="ce106" office:value-type="float" office:value="12435" calcext:value-type="float">
            <text:p>12435</text:p>
          </table:table-cell>
          <table:table-cell table:style-name="ce109" office:value-type="float" office:value="22408" calcext:value-type="float">
            <text:p>22408</text:p>
          </table:table-cell>
          <table:table-cell table:style-name="ce106" office:value-type="float" office:value="132411" calcext:value-type="float">
            <text:p>132411</text:p>
          </table:table-cell>
          <table:table-cell table:style-name="ce106" office:value-type="float" office:value="204579" calcext:value-type="float">
            <text:p>204579</text:p>
          </table:table-cell>
          <table:table-cell table:style-name="ce106"/>
          <table:table-cell table:style-name="ce111"/>
          <table:table-cell table:style-name="ce109" table:number-columns-repeated="4"/>
          <table:table-cell table:number-columns-repeated="1012"/>
        </table:table-row>
        <table:table-row table:style-name="ro2">
          <table:table-cell table:style-name="ce86" office:value-type="string" calcext:value-type="string">
            <text:p>Busy-top</text:p>
          </table:table-cell>
          <table:table-cell table:style-name="ce98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/>
          <table:table-cell table:style-name="ce111"/>
          <table:table-cell table:style-name="ce109" table:number-columns-repeated="4"/>
          <table:table-cell table:number-columns-repeated="1012"/>
        </table:table-row>
        <table:table-row table:style-name="ro2">
          <table:table-cell table:style-name="ce86" office:value-type="string" calcext:value-type="string">
            <text:p>TI busy-mid</text:p>
          </table:table-cell>
          <table:table-cell table:style-name="ce98" office:value-type="float" office:value="8831" calcext:value-type="float">
            <text:p>8831</text:p>
          </table:table-cell>
          <table:table-cell table:style-name="ce106" office:value-type="float" office:value="8824" calcext:value-type="float">
            <text:p>8824</text:p>
          </table:table-cell>
          <table:table-cell table:style-name="ce109" office:value-type="float" office:value="8844" calcext:value-type="float">
            <text:p>8844</text:p>
          </table:table-cell>
          <table:table-cell table:style-name="ce106" office:value-type="float" office:value="8873" calcext:value-type="float">
            <text:p>8873</text:p>
          </table:table-cell>
          <table:table-cell table:style-name="ce106" office:value-type="float" office:value="8627" calcext:value-type="float">
            <text:p>8627</text:p>
          </table:table-cell>
          <table:table-cell table:style-name="ce106"/>
          <table:table-cell table:style-name="ce111"/>
          <table:table-cell table:style-name="ce109" table:number-columns-repeated="4"/>
          <table:table-cell table:number-columns-repeated="1012"/>
        </table:table-row>
        <table:table-row table:style-name="ro2">
          <table:table-cell table:style-name="ce87" office:value-type="string" calcext:value-type="string">
            <text:p>TI trig-Mid</text:p>
          </table:table-cell>
          <table:table-cell table:style-name="ce98" office:value-type="float" office:value="8831" calcext:value-type="float">
            <text:p>8831</text:p>
          </table:table-cell>
          <table:table-cell table:style-name="ce106" office:value-type="float" office:value="8824" calcext:value-type="float">
            <text:p>8824</text:p>
          </table:table-cell>
          <table:table-cell table:style-name="ce109" office:value-type="float" office:value="8844" calcext:value-type="float">
            <text:p>8844</text:p>
          </table:table-cell>
          <table:table-cell table:style-name="ce106" office:value-type="float" office:value="8873" calcext:value-type="float">
            <text:p>8873</text:p>
          </table:table-cell>
          <table:table-cell table:style-name="ce106" office:value-type="float" office:value="8627" calcext:value-type="float">
            <text:p>8627</text:p>
          </table:table-cell>
          <table:table-cell table:style-name="ce106"/>
          <table:table-cell table:style-name="ce111"/>
          <table:table-cell table:style-name="ce109" table:number-columns-repeated="4"/>
          <table:table-cell table:number-columns-repeated="1012"/>
        </table:table-row>
        <table:table-row table:style-name="ro2">
          <table:table-cell table:style-name="ce88" office:value-type="string" calcext:value-type="string">
            <text:p>Time</text:p>
          </table:table-cell>
          <table:table-cell table:style-name="ce98" office:value-type="float" office:value="10" calcext:value-type="float">
            <text:p>10</text:p>
          </table:table-cell>
          <table:table-cell table:number-columns-repeated="5" table:style-name="ce106" office:value-type="float" office:value="10" calcext:value-type="float">
            <text:p>10</text:p>
          </table:table-cell>
          <table:table-cell table:style-name="ce106"/>
          <table:table-cell table:style-name="ce109"/>
          <table:table-cell table:style-name="ce111" table:number-columns-repeated="3"/>
          <table:table-cell table:number-columns-repeated="1012"/>
        </table:table-row>
        <table:table-row table:style-name="ro2">
          <table:table-cell table:style-name="ce86" office:value-type="string" calcext:value-type="string">
            <text:p>Local rate</text:p>
          </table:table-cell>
          <table:table-cell table:style-name="ce103" table:formula="of:=[.B40]/10/1000" office:value-type="float" office:value="1.7673" calcext:value-type="float">
            <text:p>1.767</text:p>
          </table:table-cell>
          <table:table-cell table:style-name="ce103" table:formula="of:=[.C40]/10/1000" office:value-type="float" office:value="2.4924" calcext:value-type="float">
            <text:p>2.492</text:p>
          </table:table-cell>
          <table:table-cell table:style-name="ce103" table:formula="of:=[.D40]/10/1000" office:value-type="float" office:value="4.4876" calcext:value-type="float">
            <text:p>4.488</text:p>
          </table:table-cell>
          <table:table-cell table:style-name="ce103" table:formula="of:=[.E40]/10/1000" office:value-type="float" office:value="26.6147" calcext:value-type="float">
            <text:p>26.615</text:p>
          </table:table-cell>
          <table:table-cell table:style-name="ce103" table:formula="of:=[.F40]/10/1000" office:value-type="float" office:value="41.3646" calcext:value-type="float">
            <text:p>41.365</text:p>
          </table:table-cell>
          <table:table-cell table:style-name="ce103" table:formula="of:=[.G40]/10/1000" office:value-type="float" office:value="0" calcext:value-type="float">
            <text:p>0.000</text:p>
          </table:table-cell>
          <table:table-cell table:style-name="ce103" table:formula="of:=[.H40]/10/1000" office:value-type="float" office:value="0" calcext:value-type="float">
            <text:p>0.000</text:p>
          </table:table-cell>
          <table:table-cell table:style-name="ce103" table:formula="of:=[.I40]/10/1000" office:value-type="float" office:value="0" calcext:value-type="float">
            <text:p>0.000</text:p>
          </table:table-cell>
          <table:table-cell table:style-name="ce103" table:formula="of:=[.J40]/10/1000" office:value-type="float" office:value="0" calcext:value-type="float">
            <text:p>0.000</text:p>
          </table:table-cell>
          <table:table-cell table:style-name="ce103" table:formula="of:=[.K40]/10/1000" office:value-type="float" office:value="0" calcext:value-type="float">
            <text:p>0.000</text:p>
          </table:table-cell>
          <table:table-cell table:style-name="ce103" table:formula="of:=[.L40]/10/1000" office:value-type="float" office:value="0" calcext:value-type="float">
            <text:p>0.000</text:p>
          </table:table-cell>
          <table:table-cell table:number-columns-repeated="1012"/>
        </table:table-row>
        <table:table-row table:style-name="ro2">
          <table:table-cell table:style-name="ce88" office:value-type="string" calcext:value-type="string">
            <text:p>readout rate</text:p>
          </table:table-cell>
          <table:table-cell table:style-name="ce103" table:formula="of:=[.B39]/[.B49]/1000" office:value-type="float" office:value="0.931" calcext:value-type="float">
            <text:p>0.931</text:p>
          </table:table-cell>
          <table:table-cell table:style-name="ce103" table:formula="of:=[.C39]/[.C49]/1000" office:value-type="float" office:value="0.934" calcext:value-type="float">
            <text:p>0.934</text:p>
          </table:table-cell>
          <table:table-cell table:style-name="ce103" table:formula="of:=[.D39]/[.D49]/1000" office:value-type="float" office:value="0.9346" calcext:value-type="float">
            <text:p>0.935</text:p>
          </table:table-cell>
          <table:table-cell table:style-name="ce103" table:formula="of:=[.E39]/[.E49]/1000" office:value-type="float" office:value="0.9436" calcext:value-type="float">
            <text:p>0.944</text:p>
          </table:table-cell>
          <table:table-cell table:style-name="ce103" table:formula="of:=[.F39]/[.F49]/1000" office:value-type="float" office:value="0.9253" calcext:value-type="float">
            <text:p>0.925</text:p>
          </table:table-cell>
          <table:table-cell table:style-name="ce103" table:formula="of:=[.G39]/[.G49]/1000" office:value-type="float" office:value="0" calcext:value-type="float">
            <text:p>0.000</text:p>
          </table:table-cell>
          <table:table-cell table:style-name="ce103" table:formula="of:=[.H39]/[.H49]/1000" office:value-type="string" office:string-value="" calcext:value-type="error">
            <text:p>#DIV/0!</text:p>
          </table:table-cell>
          <table:table-cell table:style-name="ce103" table:formula="of:=[.I39]/[.I49]/1000" office:value-type="string" office:string-value="" calcext:value-type="error">
            <text:p>#DIV/0!</text:p>
          </table:table-cell>
          <table:table-cell table:style-name="ce103" table:formula="of:=[.J39]/[.J49]/1000" office:value-type="string" office:string-value="" calcext:value-type="error">
            <text:p>#DIV/0!</text:p>
          </table:table-cell>
          <table:table-cell table:style-name="ce103" table:formula="of:=[.K39]/[.K49]/1000" office:value-type="string" office:string-value="" calcext:value-type="error">
            <text:p>#DIV/0!</text:p>
          </table:table-cell>
          <table:table-cell table:style-name="ce103" table:formula="of:=[.L39]/[.L49]/1000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>
          <table:table-cell table:style-name="ce88" office:value-type="string" calcext:value-type="string">
            <text:p>Dead time</text:p>
          </table:table-cell>
          <table:table-cell table:style-name="ce104" table:formula="of:=(1-[.B47]/[.B39])*100" office:value-type="float" office:value="5.14500537056928" calcext:value-type="float">
            <text:p>5.15</text:p>
          </table:table-cell>
          <table:table-cell table:style-name="ce104" table:formula="of:=(1-[.C47]/[.C39])*100" office:value-type="float" office:value="5.52462526766595" calcext:value-type="float">
            <text:p>5.52</text:p>
          </table:table-cell>
          <table:table-cell table:style-name="ce104" table:formula="of:=(1-[.D47]/[.D39])*100" office:value-type="float" office:value="5.3712818317997" calcext:value-type="float">
            <text:p>5.37</text:p>
          </table:table-cell>
          <table:table-cell table:style-name="ce104" table:formula="of:=(1-[.E47]/[.E39])*100" office:value-type="float" office:value="5.96651123357355" calcext:value-type="float">
            <text:p>5.97</text:p>
          </table:table-cell>
          <table:table-cell table:style-name="ce104" table:formula="of:=(1-[.F47]/[.F39])*100" office:value-type="float" office:value="6.76537339241328" calcext:value-type="float">
            <text:p>6.77</text:p>
          </table:table-cell>
          <table:table-cell table:style-name="ce104" table:formula="of:=(1-[.G47]/[.G39])*100" office:value-type="string" office:string-value="" calcext:value-type="error">
            <text:p>#DIV/0!</text:p>
          </table:table-cell>
          <table:table-cell table:style-name="ce104" table:formula="of:=(1-[.H47]/[.H39])*100" office:value-type="string" office:string-value="" calcext:value-type="error">
            <text:p>#DIV/0!</text:p>
          </table:table-cell>
          <table:table-cell table:style-name="ce104" table:formula="of:=(1-[.I47]/[.I39])*100" office:value-type="string" office:string-value="" calcext:value-type="error">
            <text:p>#DIV/0!</text:p>
          </table:table-cell>
          <table:table-cell table:style-name="ce104" table:formula="of:=(1-[.J47]/[.J39])*100" office:value-type="string" office:string-value="" calcext:value-type="error">
            <text:p>#DIV/0!</text:p>
          </table:table-cell>
          <table:table-cell table:style-name="ce104" table:formula="of:=(1-[.K47]/[.K39])*100" office:value-type="string" office:string-value="" calcext:value-type="error">
            <text:p>#DIV/0!</text:p>
          </table:table-cell>
          <table:table-cell table:style-name="ce104" table:formula="of:=(1-[.L47]/[.L39])*100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>
          <table:table-cell/>
          <table:table-cell table:style-name="ce112" table:formula="of:=([.B52]/100)/([.B50]*1000)*1000000" office:value-type="float" office:value="29.1122354471186" calcext:value-type="float">
            <text:p>29.11</text:p>
          </table:table-cell>
          <table:table-cell table:style-name="ce112" table:formula="of:=([.C52]/100)/([.C50]*1000)*1000000" office:value-type="float" office:value="22.1658853621648" calcext:value-type="float">
            <text:p>22.17</text:p>
          </table:table-cell>
          <table:table-cell table:style-name="ce112" table:formula="of:=([.D52]/100)/([.D50]*1000)*1000000" office:value-type="float" office:value="11.9691635435415" calcext:value-type="float">
            <text:p>11.97</text:p>
          </table:table-cell>
          <table:table-cell table:style-name="ce112" table:formula="of:=([.E52]/100)/([.E50]*1000)*1000000" office:value-type="float" office:value="2.24181044068637" calcext:value-type="float">
            <text:p>2.24</text:p>
          </table:table-cell>
          <table:table-cell table:style-name="ce112" table:formula="of:=([.F52]/100)/([.F50]*1000)*1000000" office:value-type="float" office:value="1.63554667334225" calcext:value-type="float">
            <text:p>1.64</text:p>
          </table:table-cell>
          <table:table-cell table:style-name="ce112" table:formula="of:=([.G52]/100)/([.G50]*1000)*1000000" office:value-type="string" office:string-value="" calcext:value-type="error">
            <text:p>#DIV/0!</text:p>
          </table:table-cell>
          <table:table-cell table:style-name="ce112" table:formula="of:=([.H52]/100)/([.H50]*1000)*1000000" office:value-type="string" office:string-value="" calcext:value-type="error">
            <text:p>#DIV/0!</text:p>
          </table:table-cell>
          <table:table-cell table:style-name="ce112" table:formula="of:=([.I52]/100)/([.I50]*1000)*1000000" office:value-type="string" office:string-value="" calcext:value-type="error">
            <text:p>#DIV/0!</text:p>
          </table:table-cell>
          <table:table-cell table:style-name="ce112" table:formula="of:=([.J52]/100)/([.J50]*1000)*1000000" office:value-type="string" office:string-value="" calcext:value-type="error">
            <text:p>#DIV/0!</text:p>
          </table:table-cell>
          <table:table-cell table:style-name="ce112" table:formula="of:=([.K52]/100)/([.K50]*1000)*1000000" office:value-type="string" office:string-value="" calcext:value-type="error">
            <text:p>#DIV/0!</text:p>
          </table:table-cell>
          <table:table-cell table:style-name="ce112" table:formula="of:=([.L52]/100)/([.L50]*1000)*1000000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97"/>
          <table:table-cell table:number-columns-repeated="1020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0" number:min-integer-digits="1"/>
    </number:number-style>
    <number:percentage-style style:name="N131">
      <number:number number:decimal-places="3" number:min-integer-digits="1"/>
      <number:text>%</number:text>
    </number:percentage-style>
    <number:number-style style:name="N132">
      <number:number number:decimal-places="12" number:min-integer-digits="1"/>
    </number:number-style>
    <number:number-style style:name="N133">
      <number:number number:decimal-places="13" number:min-integer-digits="1"/>
    </number:number-style>
    <number:number-style style:name="N134">
      <number:number number:decimal-places="14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 style:data-style-name="N2" text:time-value="15:06:04.589231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q </meta:initial-creator>
    <meta:creation-date>2015-07-28T09:50:05</meta:creation-date>
    <dc:date>2016-03-24T15:06:11.310957068</dc:date>
    <dc:creator>adaq </dc:creator>
    <meta:editing-duration>P28DT5H50M24S</meta:editing-duration>
    <meta:editing-cycles>256</meta:editing-cycles>
    <meta:generator>LibreOffice/4.2.8.2$Linux_x86 LibreOffice_project/420$Build-2</meta:generator>
    <meta:document-statistic meta:table-count="12" meta:cell-count="544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treat-empty-cells="ignore" chart:spline-resolution="50" chart:series-source="rows" chart:right-angled-axes="true"/>
    </style:style>
    <style:style style:name="ch5" style:family="chart" style:data-style-name="N127">
      <style:chart-properties chart:display-label="true" chart:logarithmic="false" chart:minimum="0" chart:maximum="1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>
        <chart:symbol-image xlink:href="Pictures/2000000E000000DD000000DD3BB5FCBB.svm" xlink:type="simple" xlink:actuate="onLoad"/>
      </style:chart-properties>
      <style:graphic-properties draw:stroke-dash="Fine_5f_5f_5f_20_5f_5f_5f_Dashed_5f_5f_5f_20_5f_5f_5f__5f_5f_5f_28_5f_5f_5f_var_5f_5f_5f_29_5f_5f_5f_"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circle" chart:symbol-width="0.15cm" chart:symbol-height="0.15cm" chart:link-data-style-to-source="true">
        <chart:symbol-image xlink:href="Pictures/2000000E000000DD000000DDA0CBA700.svm" xlink:type="simple" xlink:actuate="onLoad"/>
      </style:chart-properties>
      <style:graphic-properties draw:stroke-dash="Fine_5f_5f_5f_20_5f_5f_5f_Dashed_5f_5f_5f_20_5f_5f_5f__5f_5f_5f_28_5f_5f_5f_var_5f_5f_5f_29_5f_5f_5f_" svg:stroke-width="0.025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circle" chart:symbol-width="0.15cm" chart:symbol-height="0.15cm"/>
    </style:style>
    <style:style style:name="ch13" style:family="chart" style:data-style-name="N2">
      <style:chart-properties chart:symbol-type="named-symbol" chart:symbol-name="diamond" chart:symbol-width="0.15cm" chart:symbol-height="0.15cm" chart:link-data-style-to-source="true">
        <chart:symbol-image xlink:href="Pictures/2000000E000000DD000000DD3C3EE8B7.svm" xlink:type="simple" xlink:actuate="onLoad"/>
      </style:chart-properties>
      <style:graphic-properties svg:stroke-width="0.025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3 2" chart:style-name="ch1">
        <chart:subtitle svg:x="7.255cm" svg:y="0.18cm" chart:style-name="ch2">
          <text:p>sub-title</text:p>
        </chart:subtitle>
        <chart:legend svg:x="8.766cm" svg:y="3.379cm" style:legend-expansion="custom" chartooo:width="2.907cm" chartooo:height="2.104cm" style:legend-expansion-aspect-ratio="1.38165399239544" chart:style-name="ch3"/>
        <chart:plot-area chart:style-name="ch4" table:cell-range-address="'Blocklevel_BufferLevel=1'.B14:'Blocklevel_BufferLevel=1'.K15 'Blocklevel_BufferLevel=1'.B37:'Blocklevel_BufferLevel=1'.K37 'Blocklevel_BufferLevel=1'.B26:'Blocklevel_BufferLevel=1'.K26" svg:x="1.329cm" svg:y="0.853cm" svg:width="10.911cm" svg:height="6.985cm">
          <chartooo:coordinate-region svg:x="2.612cm" svg:y="1.053cm" svg:width="9.628cm" svg:height="6.138cm"/>
          <chart:axis chart:dimension="x" chart:name="primary-x" chart:style-name="ch5">
            <chart:title svg:x="5.549cm" svg:y="8.018cm" chart:style-name="ch6">
              <text:p>Data Rate (KHz)</text:p>
            </chart:title>
          </chart:axis>
          <chart:axis chart:dimension="y" chart:name="primary-y" chart:style-name="ch7">
            <chart:title svg:x="0.449cm" svg:y="5.381cm" chart:style-name="ch8">
              <text:p>Deat time (%)</text:p>
            </chart:title>
            <chart:grid chart:style-name="ch9" chart:class="major"/>
          </chart:axis>
          <chart:series chart:style-name="ch10" chart:values-cell-range-address="'Blocklevel_BufferLevel=1'.B15:'Blocklevel_BufferLevel=1'.K15" chart:class="chart:scatter">
            <chart:domain table:cell-range-address="'Blocklevel_BufferLevel=1'.B14:'Blocklevel_BufferLevel=1'.K14"/>
            <chart:data-point chart:repeated="10"/>
          </chart:series>
          <chart:series chart:style-name="ch11" chart:values-cell-range-address="'Blocklevel_BufferLevel=1'.B37:'Blocklevel_BufferLevel=1'.K37" chart:class="chart:scatter">
            <chart:domain table:cell-range-address="'Blocklevel_BufferLevel=1'.B36:'Blocklevel_BufferLevel=1'.K36"/>
            <chart:data-point chart:repeated="3"/>
            <chart:data-point chart:style-name="ch12"/>
            <chart:data-point chart:repeated="6"/>
          </chart:series>
          <chart:series chart:style-name="ch13" chart:values-cell-range-address="'Blocklevel_BufferLevel=1'.B26:'Blocklevel_BufferLevel=1'.K26" chart:class="chart:scatter">
            <chart:domain table:cell-range-address="'Blocklevel_BufferLevel=1'.B25:'Blocklevel_BufferLevel=1'.K25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2654">
                <text:p>0.2654</text:p>
                <draw:g>
                  <svg:desc>'Blocklevel_BufferLevel=1'.B14:'Blocklevel_BufferLevel=1'.K14</svg:desc>
                </draw:g>
              </table:table-cell>
              <table:table-cell office:value-type="float" office:value="0.6258">
                <text:p>0.6258</text:p>
              </table:table-cell>
              <table:table-cell office:value-type="float" office:value="1.5258">
                <text:p>1.5258</text:p>
              </table:table-cell>
              <table:table-cell office:value-type="float" office:value="2.406">
                <text:p>2.406</text:p>
              </table:table-cell>
              <table:table-cell office:value-type="float" office:value="3.6513">
                <text:p>3.6513</text:p>
              </table:table-cell>
              <table:table-cell office:value-type="float" office:value="5.6493">
                <text:p>5.6493</text:p>
              </table:table-cell>
              <table:table-cell office:value-type="float" office:value="8.1105">
                <text:p>8.1105</text:p>
              </table:table-cell>
              <table:table-cell office:value-type="float" office:value="10.7641">
                <text:p>10.7641</text:p>
              </table:table-cell>
              <table:table-cell office:value-type="float" office:value="12.7407">
                <text:p>12.7407</text:p>
              </table:table-cell>
              <table:table-cell office:value-type="float" office:value="14.2677">
                <text:p>14.2677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1.13036925395629">
                <text:p>1.13036925395629</text:p>
                <draw:g>
                  <svg:desc>'Blocklevel_BufferLevel=1'.B15:'Blocklevel_BufferLevel=1'.K15</svg:desc>
                </draw:g>
              </table:table-cell>
              <table:table-cell office:value-type="float" office:value="5.28922978587408">
                <text:p>5.28922978587408</text:p>
              </table:table-cell>
              <table:table-cell office:value-type="float" office:value="22.676628653821">
                <text:p>22.676628653821</text:p>
              </table:table-cell>
              <table:table-cell office:value-type="float" office:value="39.6550290939318">
                <text:p>39.6550290939318</text:p>
              </table:table-cell>
              <table:table-cell office:value-type="float" office:value="56.8044258209405">
                <text:p>56.8044258209405</text:p>
              </table:table-cell>
              <table:table-cell office:value-type="float" office:value="70.5662648469722">
                <text:p>70.5662648469722</text:p>
              </table:table-cell>
              <table:table-cell office:value-type="float" office:value="79.4500955551446">
                <text:p>79.4500955551446</text:p>
              </table:table-cell>
              <table:table-cell office:value-type="float" office:value="84.5495675439656">
                <text:p>84.5495675439656</text:p>
              </table:table-cell>
              <table:table-cell office:value-type="float" office:value="86.9677490247789">
                <text:p>86.9677490247789</text:p>
              </table:table-cell>
              <table:table-cell office:value-type="float" office:value="88.3828507748271">
                <text:p>88.3828507748271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4694">
                <text:p>0.4694</text:p>
                <draw:g>
                  <svg:desc>'Blocklevel_BufferLevel=1'.B36:'Blocklevel_BufferLevel=1'.K36</svg:desc>
                </draw:g>
              </table:table-cell>
              <table:table-cell office:value-type="float" office:value="0.8884">
                <text:p>0.8884</text:p>
              </table:table-cell>
              <table:table-cell office:value-type="float" office:value="1.3486">
                <text:p>1.3486</text:p>
              </table:table-cell>
              <table:table-cell office:value-type="float" office:value="2.4623">
                <text:p>2.4623</text:p>
              </table:table-cell>
              <table:table-cell office:value-type="float" office:value="3.0404">
                <text:p>3.0404</text:p>
              </table:table-cell>
              <table:table-cell office:value-type="float" office:value="5.6664">
                <text:p>5.6664</text:p>
              </table:table-cell>
              <table:table-cell office:value-type="float" office:value="7.9261">
                <text:p>7.9261</text:p>
              </table:table-cell>
              <table:table-cell office:value-type="float" office:value="10.1548">
                <text:p>10.1548</text:p>
              </table:table-cell>
              <table:table-cell office:value-type="float" office:value="13.0873">
                <text:p>13.0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639113762249677">
                <text:p>0.639113762249677</text:p>
                <draw:g>
                  <svg:desc>'Blocklevel_BufferLevel=1'.B37:'Blocklevel_BufferLevel=1'.K37</svg:desc>
                </draw:g>
              </table:table-cell>
              <table:table-cell office:value-type="float" office:value="3.69203061683926">
                <text:p>3.69203061683926</text:p>
              </table:table-cell>
              <table:table-cell office:value-type="float" office:value="9.5209847248999">
                <text:p>9.5209847248999</text:p>
              </table:table-cell>
              <table:table-cell office:value-type="float" office:value="34.463712788856">
                <text:p>34.463712788856</text:p>
              </table:table-cell>
              <table:table-cell office:value-type="float" office:value="46.5892645704513">
                <text:p>46.5892645704513</text:p>
              </table:table-cell>
              <table:table-cell office:value-type="float" office:value="70.7186220528025">
                <text:p>70.7186220528025</text:p>
              </table:table-cell>
              <table:table-cell office:value-type="float" office:value="79.2874175193349">
                <text:p>79.2874175193349</text:p>
              </table:table-cell>
              <table:table-cell office:value-type="float" office:value="83.8618190412416">
                <text:p>83.8618190412416</text:p>
              </table:table-cell>
              <table:table-cell office:value-type="float" office:value="87.4733520283023">
                <text:p>87.4733520283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2011">
                <text:p>0.2011</text:p>
                <draw:g>
                  <svg:desc>'Blocklevel_BufferLevel=1'.B25:'Blocklevel_BufferLevel=1'.K25</svg:desc>
                </draw:g>
              </table:table-cell>
              <table:table-cell office:value-type="float" office:value="0.5328">
                <text:p>0.5328</text:p>
              </table:table-cell>
              <table:table-cell office:value-type="float" office:value="1.2548">
                <text:p>1.2548</text:p>
              </table:table-cell>
              <table:table-cell office:value-type="float" office:value="2.7431">
                <text:p>2.7431</text:p>
              </table:table-cell>
              <table:table-cell office:value-type="float" office:value="3.6606">
                <text:p>3.6606</text:p>
              </table:table-cell>
              <table:table-cell office:value-type="float" office:value="5.6495">
                <text:p>5.6495</text:p>
              </table:table-cell>
              <table:table-cell office:value-type="float" office:value="8.2387">
                <text:p>8.2387</text:p>
              </table:table-cell>
              <table:table-cell office:value-type="float" office:value="11.2131">
                <text:p>11.2131</text:p>
              </table:table-cell>
              <table:table-cell office:value-type="float" office:value="12.6549">
                <text:p>12.6549</text:p>
              </table:table-cell>
              <table:table-cell office:value-type="float" office:value="14.6311">
                <text:p>14.6311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994530084535095">
                <text:p>0.0994530084535095</text:p>
                <draw:g>
                  <svg:desc>'Blocklevel_BufferLevel=1'.B26:'Blocklevel_BufferLevel=1'.K26</svg:desc>
                </draw:g>
              </table:table-cell>
              <table:table-cell office:value-type="float" office:value="0.975975975975973">
                <text:p>0.975975975975973</text:p>
              </table:table-cell>
              <table:table-cell office:value-type="float" office:value="6.96525342684093">
                <text:p>6.96525342684093</text:p>
              </table:table-cell>
              <table:table-cell office:value-type="float" office:value="32.5617002661223">
                <text:p>32.5617002661223</text:p>
              </table:table-cell>
              <table:table-cell office:value-type="float" office:value="49.3443697754467">
                <text:p>49.3443697754467</text:p>
              </table:table-cell>
              <table:table-cell office:value-type="float" office:value="67.1864766793522">
                <text:p>67.1864766793522</text:p>
              </table:table-cell>
              <table:table-cell office:value-type="float" office:value="77.6773034580698">
                <text:p>77.6773034580698</text:p>
              </table:table-cell>
              <table:table-cell office:value-type="float" office:value="87.382614977125">
                <text:p>87.382614977125</text:p>
              </table:table-cell>
              <table:table-cell office:value-type="float" office:value="88.9094342902749">
                <text:p>88.9094342902749</text:p>
              </table:table-cell>
              <table:table-cell office:value-type="float" office:value="91.8536542023498">
                <text:p>91.8536542023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8.989cm" xlink:href=".." xlink:type="simple" chart:class="chart:scatter" chart:style-name="ch1">
        <chart:title svg:x="5.665cm" svg:y="0.315cm" chart:style-name="ch2">
          <text:p>Cosmic , Bufferelevl=1</text:p>
        </chart:title>
        <chart:legend svg:x="3.656cm" svg:y="2.5cm" style:legend-expansion="custom" chartooo:width="3.348cm" chartooo:height="0.597cm" style:legend-expansion-aspect-ratio="5.60804020100503" chart:style-name="ch3"/>
        <chart:plot-area chart:style-name="ch4" table:cell-range-address="Sheet10.J17:Sheet10.O18" chart:data-source-has-labels="row" svg:x="1.33cm" svg:y="1.273cm" svg:width="14.345cm" svg:height="6.556cm">
          <chartooo:coordinate-region svg:x="2.428cm" svg:y="1.473cm" svg:width="12.73cm" svg:height="5.709cm"/>
          <chart:axis chart:dimension="x" chart:name="primary-x" chart:style-name="ch5">
            <chart:title svg:x="7.254cm" svg:y="8.008cm" chart:style-name="ch6">
              <text:p>Input Rate (KHz)</text:p>
            </chart:title>
          </chart:axis>
          <chart:axis chart:dimension="y" chart:name="primary-y" chart:style-name="ch7">
            <chart:title svg:x="0.451cm" svg:y="5.309cm" chart:style-name="ch8">
              <text:p>Deadtime</text:p>
            </chart:title>
            <chart:grid chart:style-name="ch9" chart:class="major"/>
          </chart:axis>
          <chart:series chart:style-name="ch10" chart:values-cell-range-address="Sheet10.J18:Sheet10.O18" chart:label-cell-address="cosmic_one_crate" chart:class="chart:scatter">
            <chart:domain table:cell-range-address="Sheet10.J17:Sheet10.O1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7</text:p>
              </table:table-cell>
              <table:table-cell office:value-type="string">
                <text:p>cosmic_one_cr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3639">
                <text:p>3.83639</text:p>
                <draw:g>
                  <svg:desc>Sheet10.J17:Sheet10.O17</svg:desc>
                </draw:g>
              </table:table-cell>
              <table:table-cell office:value-type="float" office:value="2.30263157894737">
                <text:p>2.30263157894737</text:p>
                <draw:g>
                  <svg:desc>Sheet10.J18:Sheet10.O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9529">
                <text:p>6.09529</text:p>
              </table:table-cell>
              <table:table-cell office:value-type="float" office:value="2.3972602739726">
                <text:p>2.3972602739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86789">
                <text:p>8.86789</text:p>
              </table:table-cell>
              <table:table-cell office:value-type="float" office:value="4.81099656357389">
                <text:p>4.81099656357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612">
                <text:p>12.0612</text:p>
              </table:table-cell>
              <table:table-cell office:value-type="float" office:value="5.41516245487365">
                <text:p>5.41516245487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8852">
                <text:p>15.8852</text:p>
              </table:table-cell>
              <table:table-cell office:value-type="float" office:value="7.64525993883792">
                <text:p>7.64525993883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6227">
                <text:p>20.6227</text:p>
              </table:table-cell>
              <table:table-cell office:value-type="float" office:value="8.69565217391305">
                <text:p>8.6956521739130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">
      <style:chart-properties chart:display-label="true" chart:logarithmic="false" chart:minimum="0" chart:maximum="1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15cm" chart:symbol-height="0.15cm"/>
    </style:style>
    <style:style style:name="ch10" style:family="chart" style:data-style-name="N2">
      <style:chart-properties chart:symbol-type="named-symbol" chart:symbol-name="diamond" chart:symbol-width="0.15cm" chart:symbol-height="0.15cm" chart:link-data-style-to-source="true">
        <chart:symbol-image xlink:href="Pictures/2000000E000000DD000000DD3C3EE8B7.svm" xlink:type="simple" xlink:actuate="onLoad"/>
      </style:chart-properties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255cm" svg:y="0.18cm" chart:style-name="ch2">
          <text:p>sub-title</text:p>
        </chart:subtitle>
        <chart:legend chart:legend-position="end" svg:x="14.106cm" svg:y="3.703cm" style:legend-expansion="high" chart:style-name="ch3"/>
        <chart:plot-area chart:style-name="ch4" table:cell-range-address="Sheet8.B30:Sheet8.L31 Sheet8.B15:Sheet8.L15 Sheet8.B46:Sheet8.K46" svg:x="0.32cm" svg:y="1.043cm" svg:width="13.467cm" svg:height="7.777cm">
          <chartooo:coordinate-region svg:x="1.418cm" svg:y="1.242cm" svg:width="12.369cm" svg:height="6.9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8.B31:Sheet8.L31" chart:class="chart:scatter">
            <chart:domain table:cell-range-address="Sheet8.B30:Sheet8.L30"/>
            <chart:data-point chart:repeated="8"/>
            <chart:data-point chart:style-name="ch9" chart:repeated="2"/>
          </chart:series>
          <chart:series chart:style-name="ch10" chart:values-cell-range-address="Sheet8.B15:Sheet8.L15" chart:class="chart:scatter">
            <chart:domain table:cell-range-address="Sheet8.B14:Sheet8.L14"/>
            <chart:data-point chart:repeated="10"/>
          </chart:series>
          <chart:series chart:style-name="ch11" chart:values-cell-range-address="Sheet8.B46:Sheet8.K46" chart:class="chart:scatter">
            <chart:domain table:cell-range-address="Sheet8.B45:Sheet8.K45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4214">
                <text:p>0.4214</text:p>
                <draw:g>
                  <svg:desc>Sheet8.B30:Sheet8.L30</svg:desc>
                </draw:g>
              </table:table-cell>
              <table:table-cell office:value-type="float" office:value="0.8292">
                <text:p>0.8292</text:p>
              </table:table-cell>
              <table:table-cell office:value-type="float" office:value="2.2454">
                <text:p>2.2454</text:p>
              </table:table-cell>
              <table:table-cell office:value-type="float" office:value="0">
                <text:p>0</text:p>
              </table:table-cell>
              <table:table-cell office:value-type="float" office:value="3.4758">
                <text:p>3.4758</text:p>
              </table:table-cell>
              <table:table-cell office:value-type="float" office:value="5.043">
                <text:p>5.043</text:p>
              </table:table-cell>
              <table:table-cell office:value-type="float" office:value="8.0048">
                <text:p>8.0048</text:p>
              </table:table-cell>
              <table:table-cell office:value-type="float" office:value="9.8803">
                <text:p>9.8803</text:p>
              </table:table-cell>
              <table:table-cell office:value-type="float" office:value="12.6285">
                <text:p>12.6285</text:p>
              </table:table-cell>
              <table:table-cell office:value-type="float" office:value="14.5238">
                <text:p>14.5238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0711912672045512">
                <text:p>0.0711912672045512</text:p>
                <draw:g>
                  <svg:desc>Sheet8.B31:Sheet8.L31</svg:desc>
                </draw:g>
              </table:table-cell>
              <table:table-cell office:value-type="float" office:value="0.217076700434149">
                <text:p>0.217076700434149</text:p>
              </table:table-cell>
              <table:table-cell office:value-type="float" office:value="1.36723969003295">
                <text:p>1.36723969003295</text:p>
              </table:table-cell>
              <table:table-cell office:value-type="float" office:value="NaN">
                <text:p>NaN</text:p>
              </table:table-cell>
              <table:table-cell office:value-type="float" office:value="2.71592151447149">
                <text:p>2.71592151447149</text:p>
              </table:table-cell>
              <table:table-cell office:value-type="float" office:value="4.67975411461432">
                <text:p>4.67975411461432</text:p>
              </table:table-cell>
              <table:table-cell office:value-type="float" office:value="8.97086747951229">
                <text:p>8.97086747951229</text:p>
              </table:table-cell>
              <table:table-cell office:value-type="float" office:value="11.6119955871785">
                <text:p>11.6119955871785</text:p>
              </table:table-cell>
              <table:table-cell office:value-type="float" office:value="16.2283723324227">
                <text:p>16.2283723324227</text:p>
              </table:table-cell>
              <table:table-cell office:value-type="float" office:value="19.051487902615">
                <text:p>19.05148790261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4023">
                <text:p>0.4023</text:p>
                <draw:g>
                  <svg:desc>Sheet8.B14:Sheet8.L14</svg:desc>
                </draw:g>
              </table:table-cell>
              <table:table-cell office:value-type="float" office:value="0.8728">
                <text:p>0.8728</text:p>
              </table:table-cell>
              <table:table-cell office:value-type="float" office:value="1.3752">
                <text:p>1.3752</text:p>
              </table:table-cell>
              <table:table-cell office:value-type="float" office:value="2.1924">
                <text:p>2.1924</text:p>
              </table:table-cell>
              <table:table-cell office:value-type="float" office:value="3.4798">
                <text:p>3.4798</text:p>
              </table:table-cell>
              <table:table-cell office:value-type="float" office:value="4.797">
                <text:p>4.797</text:p>
              </table:table-cell>
              <table:table-cell office:value-type="float" office:value="7.9782">
                <text:p>7.9782</text:p>
              </table:table-cell>
              <table:table-cell office:value-type="float" office:value="0">
                <text:p>0</text:p>
              </table:table-cell>
              <table:table-cell office:value-type="float" office:value="12.2885">
                <text:p>12.2885</text:p>
              </table:table-cell>
              <table:table-cell office:value-type="float" office:value="14.8828">
                <text:p>14.8828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248570718369367">
                <text:p>0.0248570718369367</text:p>
                <draw:g>
                  <svg:desc>Sheet8.B15:Sheet8.L15</svg:desc>
                </draw:g>
              </table:table-cell>
              <table:table-cell office:value-type="float" office:value="0.240604949587531">
                <text:p>0.240604949587531</text:p>
              </table:table-cell>
              <table:table-cell office:value-type="float" office:value="0.647178592204767">
                <text:p>0.647178592204767</text:p>
              </table:table-cell>
              <table:table-cell office:value-type="float" office:value="1.33643495712461">
                <text:p>1.33643495712461</text:p>
              </table:table-cell>
              <table:table-cell office:value-type="float" office:value="2.44266911891488">
                <text:p>2.44266911891488</text:p>
              </table:table-cell>
              <table:table-cell office:value-type="float" office:value="4.00250156347718">
                <text:p>4.00250156347718</text:p>
              </table:table-cell>
              <table:table-cell office:value-type="float" office:value="8.59467047704996">
                <text:p>8.59467047704996</text:p>
              </table:table-cell>
              <table:table-cell office:value-type="float" office:value="NaN">
                <text:p>NaN</text:p>
              </table:table-cell>
              <table:table-cell office:value-type="float" office:value="15.1133173292102">
                <text:p>15.1133173292102</text:p>
              </table:table-cell>
              <table:table-cell office:value-type="float" office:value="19.111995054694">
                <text:p>19.111995054694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3987">
                <text:p>0.3987</text:p>
                <draw:g>
                  <svg:desc>Sheet8.B45:Sheet8.K45</svg:desc>
                </draw:g>
              </table:table-cell>
              <table:table-cell office:value-type="float" office:value="0.916">
                <text:p>0.916</text:p>
              </table:table-cell>
              <table:table-cell office:value-type="float" office:value="1.3772">
                <text:p>1.3772</text:p>
              </table:table-cell>
              <table:table-cell office:value-type="float" office:value="2.4087">
                <text:p>2.4087</text:p>
              </table:table-cell>
              <table:table-cell office:value-type="float" office:value="3.3699">
                <text:p>3.3699</text:p>
              </table:table-cell>
              <table:table-cell office:value-type="float" office:value="4.5137">
                <text:p>4.5137</text:p>
              </table:table-cell>
              <table:table-cell office:value-type="float" office:value="7.5045">
                <text:p>7.5045</text:p>
              </table:table-cell>
              <table:table-cell office:value-type="float" office:value="9.0914">
                <text:p>9.0914</text:p>
              </table:table-cell>
              <table:table-cell office:value-type="float" office:value="11.6112">
                <text:p>11.6112</text:p>
              </table:table-cell>
              <table:table-cell office:value-type="float" office:value="14.8014">
                <text:p>14.8014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.32605969400552">
                <text:p>0.32605969400552</text:p>
                <draw:g>
                  <svg:desc>Sheet8.B46:Sheet8.K46</svg:desc>
                </draw:g>
              </table:table-cell>
              <table:table-cell office:value-type="float" office:value="0.829694323144103">
                <text:p>0.829694323144103</text:p>
              </table:table-cell>
              <table:table-cell office:value-type="float" office:value="2.40342724368283">
                <text:p>2.40342724368283</text:p>
              </table:table-cell>
              <table:table-cell office:value-type="float" office:value="5.90359945198655">
                <text:p>5.90359945198655</text:p>
              </table:table-cell>
              <table:table-cell office:value-type="float" office:value="9.4305469005015">
                <text:p>9.4305469005015</text:p>
              </table:table-cell>
              <table:table-cell office:value-type="float" office:value="13.8312249374128">
                <text:p>13.8312249374128</text:p>
              </table:table-cell>
              <table:table-cell office:value-type="float" office:value="27.0411086681325">
                <text:p>27.0411086681325</text:p>
              </table:table-cell>
              <table:table-cell office:value-type="float" office:value="38.3373297841917">
                <text:p>38.3373297841917</text:p>
              </table:table-cell>
              <table:table-cell office:value-type="float" office:value="45.2511368334022">
                <text:p>45.2511368334022</text:p>
              </table:table-cell>
              <table:table-cell office:value-type="float" office:value="53.9732727985191">
                <text:p>53.97327279851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7">
      <style:chart-properties chart:display-label="true" chart:logarithmic="false" chart:maximum="3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7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15cm" chart:symbol-height="0.15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37cm" svg:height="11.247cm" xlink:href=".." xlink:type="simple" chart:class="chart:scatter" chart:style-name="ch1">
        <chart:legend chart:legend-position="end" svg:x="11.828cm" svg:y="4.577cm" style:legend-expansion="high" chart:style-name="ch2"/>
        <chart:plot-area chart:style-name="ch3" table:cell-range-address="'Readout=Local'.B15:'Readout=Local'.N16 'Readout=Local'.B50:'Readout=Local'.N50 'Readout=Local'.B67:'Readout=Local'.N67 'Readout=Local'.B33:'Readout=Local'.N33" chart:data-source-has-labels="row" svg:x="1.327cm" svg:y="0.224cm" svg:width="10.185cm" svg:height="9.818cm">
          <chartooo:coordinate-region svg:x="2.425cm" svg:y="0.424cm" svg:width="8.569cm" svg:height="8.971cm"/>
          <chart:axis chart:dimension="x" chart:name="primary-x" chart:style-name="ch4">
            <chart:title svg:x="5.25cm" svg:y="10.266cm" chart:style-name="ch5">
              <text:p>Data rate (KHz)</text:p>
            </chart:title>
          </chart:axis>
          <chart:axis chart:dimension="y" chart:name="primary-y" chart:style-name="ch6">
            <chart:title svg:x="0.451cm" svg:y="6.222cm" chart:style-name="ch7">
              <text:p>Dead time (%)</text:p>
            </chart:title>
            <chart:grid chart:style-name="ch8" chart:class="major"/>
          </chart:axis>
          <chart:series chart:style-name="ch9" chart:values-cell-range-address="'Readout=Local'.B16:'Readout=Local'.N16" chart:label-cell-address="single_crate_buffer_1" chart:class="chart:scatter">
            <chart:domain table:cell-range-address="'Readout=Local'.B15:'Readout=Local'.N15"/>
            <chart:data-point chart:repeated="13"/>
          </chart:series>
          <chart:series chart:style-name="ch10" chart:values-cell-range-address="'Readout=Local'.B50:'Readout=Local'.N50" chart:label-cell-address="module_flip_buffer_1" chart:class="chart:scatter">
            <chart:domain table:cell-range-address="'Readout=Local'.B49:'Readout=Local'.N49"/>
            <chart:data-point chart:repeated="13"/>
          </chart:series>
          <chart:series chart:style-name="ch11" chart:values-cell-range-address="'Readout=Local'.B67:'Readout=Local'.N67" chart:label-cell-address="module_flip_buffer_2" chart:class="chart:scatter">
            <chart:domain table:cell-range-address="'Readout=Local'.B66:'Readout=Local'.N66"/>
            <chart:data-point chart:repeated="13"/>
          </chart:series>
          <chart:series chart:style-name="ch12" chart:values-cell-range-address="'Readout=Local'.B33:'Readout=Local'.N33" chart:label-cell-address="single_crate_buffer_2" chart:class="chart:scatter">
            <chart:domain table:cell-range-address="'Readout=Local'.B32:'Readout=Local'.N32"/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5</text:p>
              </table:table-cell>
              <table:table-cell office:value-type="string">
                <text:p>single_crate_buffer_1</text:p>
              </table:table-cell>
              <table:table-cell office:value-type="string">
                <text:p>Row 49</text:p>
              </table:table-cell>
              <table:table-cell office:value-type="string">
                <text:p>module_flip_buffer_1</text:p>
              </table:table-cell>
              <table:table-cell office:value-type="string">
                <text:p>Row 66</text:p>
              </table:table-cell>
              <table:table-cell office:value-type="string">
                <text:p>module_flip_buffer_2</text:p>
              </table:table-cell>
              <table:table-cell office:value-type="string">
                <text:p>Row 32</text:p>
              </table:table-cell>
              <table:table-cell office:value-type="string">
                <text:p>single_crate_buffer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57">
                <text:p>0.5757</text:p>
                <draw:g>
                  <svg:desc>'Readout=Local'.B15:'Readout=Local'.N15</svg:desc>
                </draw:g>
              </table:table-cell>
              <table:table-cell office:value-type="float" office:value="3.80406461698801">
                <text:p>3.80406461698801</text:p>
                <draw:g>
                  <svg:desc>'Readout=Local'.B16:'Readout=Local'.N16</svg:desc>
                </draw:g>
              </table:table-cell>
              <table:table-cell office:value-type="float" office:value="0.7645">
                <text:p>0.7645</text:p>
                <draw:g>
                  <svg:desc>'Readout=Local'.B49:'Readout=Local'.N49</svg:desc>
                </draw:g>
              </table:table-cell>
              <table:table-cell office:value-type="float" office:value="3.32591331674741">
                <text:p>3.32591331674741</text:p>
                <draw:g>
                  <svg:desc>'Readout=Local'.B50:'Readout=Local'.N50</svg:desc>
                </draw:g>
              </table:table-cell>
              <table:table-cell office:value-type="float" office:value="0.7618">
                <text:p>0.7618</text:p>
                <draw:g>
                  <svg:desc>'Readout=Local'.B66:'Readout=Local'.N66</svg:desc>
                </draw:g>
              </table:table-cell>
              <table:table-cell office:value-type="float" office:value="0.262536098713573">
                <text:p>0.262536098713573</text:p>
                <draw:g>
                  <svg:desc>'Readout=Local'.B67:'Readout=Local'.N67</svg:desc>
                </draw:g>
              </table:table-cell>
              <table:table-cell office:value-type="float" office:value="0.8818">
                <text:p>0.8818</text:p>
                <draw:g>
                  <svg:desc>'Readout=Local'.B32:'Readout=Local'.N32</svg:desc>
                </draw:g>
              </table:table-cell>
              <table:table-cell office:value-type="float" office:value="0.929916080743931">
                <text:p>0.929916080743931</text:p>
                <draw:g>
                  <svg:desc>'Readout=Local'.B33:'Readout=Local'.N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428">
                <text:p>1.1428</text:p>
              </table:table-cell>
              <table:table-cell office:value-type="float" office:value="6.76408820441022">
                <text:p>6.76408820441022</text:p>
              </table:table-cell>
              <table:table-cell office:value-type="float" office:value="1.2922">
                <text:p>1.2922</text:p>
              </table:table-cell>
              <table:table-cell office:value-type="float" office:value="6.01905647222868">
                <text:p>6.01905647222868</text:p>
              </table:table-cell>
              <table:table-cell office:value-type="float" office:value="1.4226">
                <text:p>1.4226</text:p>
              </table:table-cell>
              <table:table-cell office:value-type="float" office:value="0.393645437930545">
                <text:p>0.393645437930545</text:p>
              </table:table-cell>
              <table:table-cell office:value-type="float" office:value="1.2673">
                <text:p>1.2673</text:p>
              </table:table-cell>
              <table:table-cell office:value-type="float" office:value="1.27830821431389">
                <text:p>1.27830821431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71">
                <text:p>1.571</text:p>
              </table:table-cell>
              <table:table-cell office:value-type="float" office:value="8.99427116486314">
                <text:p>8.99427116486314</text:p>
              </table:table-cell>
              <table:table-cell office:value-type="float" office:value="1.8988">
                <text:p>1.8988</text:p>
              </table:table-cell>
              <table:table-cell office:value-type="float" office:value="9.03382407260831">
                <text:p>9.03382407260831</text:p>
              </table:table-cell>
              <table:table-cell office:value-type="float" office:value="1.6426">
                <text:p>1.6426</text:p>
              </table:table-cell>
              <table:table-cell office:value-type="float" office:value="0.584439303543161">
                <text:p>0.584439303543161</text:p>
              </table:table-cell>
              <table:table-cell office:value-type="float" office:value="1.914">
                <text:p>1.914</text:p>
              </table:table-cell>
              <table:table-cell office:value-type="float" office:value="1.89132706374086">
                <text:p>1.89132706374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86">
                <text:p>2.4486</text:p>
              </table:table-cell>
              <table:table-cell office:value-type="float" office:value="13.2483868332925">
                <text:p>13.2483868332925</text:p>
              </table:table-cell>
              <table:table-cell office:value-type="float" office:value="2.7101">
                <text:p>2.7101</text:p>
              </table:table-cell>
              <table:table-cell office:value-type="float" office:value="13.0846304580915">
                <text:p>13.0846304580915</text:p>
              </table:table-cell>
              <table:table-cell office:value-type="float" office:value="3.0727">
                <text:p>3.0727</text:p>
              </table:table-cell>
              <table:table-cell office:value-type="float" office:value="1.71835844696846">
                <text:p>1.71835844696846</text:p>
              </table:table-cell>
              <table:table-cell office:value-type="float" office:value="2.1711">
                <text:p>2.1711</text:p>
              </table:table-cell>
              <table:table-cell office:value-type="float" office:value="2.41352309888996">
                <text:p>2.41352309888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982">
                <text:p>3.4982</text:p>
              </table:table-cell>
              <table:table-cell office:value-type="float" office:value="18.1407581041679">
                <text:p>18.1407581041679</text:p>
              </table:table-cell>
              <table:table-cell office:value-type="float" office:value="3.7395">
                <text:p>3.7395</text:p>
              </table:table-cell>
              <table:table-cell office:value-type="float" office:value="17.137340091721">
                <text:p>17.137340091721</text:p>
              </table:table-cell>
              <table:table-cell office:value-type="float" office:value="3.472">
                <text:p>3.472</text:p>
              </table:table-cell>
              <table:table-cell office:value-type="float" office:value="2.11117511520738">
                <text:p>2.11117511520738</text:p>
              </table:table-cell>
              <table:table-cell office:value-type="float" office:value="3.8787">
                <text:p>3.8787</text:p>
              </table:table-cell>
              <table:table-cell office:value-type="float" office:value="4.66909015907392">
                <text:p>4.66909015907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031">
                <text:p>5.1031</text:p>
              </table:table-cell>
              <table:table-cell office:value-type="float" office:value="24.4478846191531">
                <text:p>24.4478846191531</text:p>
              </table:table-cell>
              <table:table-cell office:value-type="float" office:value="4.5892">
                <text:p>4.5892</text:p>
              </table:table-cell>
              <table:table-cell office:value-type="float" office:value="21.826334208224">
                <text:p>21.826334208224</text:p>
              </table:table-cell>
              <table:table-cell office:value-type="float" office:value="5.7245">
                <text:p>5.7245</text:p>
              </table:table-cell>
              <table:table-cell office:value-type="float" office:value="4.73578478469735">
                <text:p>4.73578478469735</text:p>
              </table:table-cell>
              <table:table-cell office:value-type="float" office:value="5.652">
                <text:p>5.652</text:p>
              </table:table-cell>
              <table:table-cell office:value-type="float" office:value="7.51946213729653">
                <text:p>7.51946213729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846">
                <text:p>7.0846</text:p>
              </table:table-cell>
              <table:table-cell office:value-type="float" office:value="31.0970273551083">
                <text:p>31.0970273551083</text:p>
              </table:table-cell>
              <table:table-cell office:value-type="float" office:value="7.9337">
                <text:p>7.9337</text:p>
              </table:table-cell>
              <table:table-cell office:value-type="float" office:value="32.3846348884381">
                <text:p>32.3846348884381</text:p>
              </table:table-cell>
              <table:table-cell office:value-type="float" office:value="7.7937">
                <text:p>7.7937</text:p>
              </table:table-cell>
              <table:table-cell office:value-type="float" office:value="7.66644854177092">
                <text:p>7.66644854177092</text:p>
              </table:table-cell>
              <table:table-cell office:value-type="float" office:value="6.5943">
                <text:p>6.5943</text:p>
              </table:table-cell>
              <table:table-cell office:value-type="float" office:value="9.19278771059855">
                <text:p>9.19278771059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0249">
                <text:p>9.0249</text:p>
              </table:table-cell>
              <table:table-cell office:value-type="float" office:value="36.6685503440481">
                <text:p>36.6685503440481</text:p>
              </table:table-cell>
              <table:table-cell office:value-type="float" office:value="12.2086">
                <text:p>12.2086</text:p>
              </table:table-cell>
              <table:table-cell office:value-type="float" office:value="42.4739318465597">
                <text:p>42.4739318465597</text:p>
              </table:table-cell>
              <table:table-cell office:value-type="float" office:value="12.7175">
                <text:p>12.7175</text:p>
              </table:table-cell>
              <table:table-cell office:value-type="float" office:value="15.9693335954394">
                <text:p>15.9693335954394</text:p>
              </table:table-cell>
              <table:table-cell office:value-type="float" office:value="9.0071">
                <text:p>9.0071</text:p>
              </table:table-cell>
              <table:table-cell office:value-type="float" office:value="13.615925214553">
                <text:p>13.615925214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9937">
                <text:p>11.9937</text:p>
              </table:table-cell>
              <table:table-cell office:value-type="float" office:value="43.656252866088">
                <text:p>43.656252866088</text:p>
              </table:table-cell>
              <table:table-cell office:value-type="float" office:value="14.8492">
                <text:p>14.8492</text:p>
              </table:table-cell>
              <table:table-cell office:value-type="float" office:value="46.6610870689421">
                <text:p>46.6610870689421</text:p>
              </table:table-cell>
              <table:table-cell office:value-type="float" office:value="16.7167">
                <text:p>16.7167</text:p>
              </table:table-cell>
              <table:table-cell office:value-type="float" office:value="22.7383395048066">
                <text:p>22.7383395048066</text:p>
              </table:table-cell>
              <table:table-cell office:value-type="float" office:value="11.9467">
                <text:p>11.9467</text:p>
              </table:table-cell>
              <table:table-cell office:value-type="float" office:value="19.693304427164">
                <text:p>19.693304427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8761">
                <text:p>15.8761</text:p>
              </table:table-cell>
              <table:table-cell office:value-type="float" office:value="50.8966307846386">
                <text:p>50.8966307846386</text:p>
              </table:table-cell>
              <table:table-cell office:value-type="float" office:value="18.1145">
                <text:p>18.1145</text:p>
              </table:table-cell>
              <table:table-cell office:value-type="float" office:value="51.457836852057">
                <text:p>51.457836852057</text:p>
              </table:table-cell>
              <table:table-cell office:value-type="float" office:value="20.1313">
                <text:p>20.1313</text:p>
              </table:table-cell>
              <table:table-cell office:value-type="float" office:value="28.7234306776015">
                <text:p>28.7234306776015</text:p>
              </table:table-cell>
              <table:table-cell office:value-type="float" office:value="16.3171">
                <text:p>16.3171</text:p>
              </table:table-cell>
              <table:table-cell office:value-type="float" office:value="28.7630767722206">
                <text:p>28.7630767722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9619">
                <text:p>20.9619</text:p>
              </table:table-cell>
              <table:table-cell office:value-type="float" office:value="56.4633931084491">
                <text:p>56.4633931084491</text:p>
              </table:table-cell>
              <table:table-cell office:value-type="float" office:value="20.1076">
                <text:p>20.1076</text:p>
              </table:table-cell>
              <table:table-cell office:value-type="float" office:value="54.1706818697813">
                <text:p>54.17068186978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0.233">
                <text:p>20.233</text:p>
              </table:table-cell>
              <table:table-cell office:value-type="float" office:value="36.8605743092967">
                <text:p>36.8605743092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796">
                <text:p>28.796</text:p>
              </table:table-cell>
              <table:table-cell office:value-type="float" office:value="64.0807751076538">
                <text:p>64.0807751076538</text:p>
              </table:table-cell>
              <table:table-cell office:value-type="float" office:value="23.7673">
                <text:p>23.7673</text:p>
              </table:table-cell>
              <table:table-cell office:value-type="float" office:value="58.3044250058815">
                <text:p>58.3044250058815</text:p>
              </table:table-cell>
              <table:table-cell office:value-type="float" office:value="25.8859">
                <text:p>25.8859</text:p>
              </table:table-cell>
              <table:table-cell office:value-type="float" office:value="38.9860889519005">
                <text:p>38.9860889519005</text:p>
              </table:table-cell>
              <table:table-cell office:value-type="float" office:value="26.7914">
                <text:p>26.7914</text:p>
              </table:table-cell>
              <table:table-cell office:value-type="float" office:value="48.0982703404824">
                <text:p>48.09827034048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6817">
                <text:p>34.6817</text:p>
              </table:table-cell>
              <table:table-cell office:value-type="float" office:value="68.35218573484">
                <text:p>68.35218573484</text:p>
              </table:table-cell>
              <table:table-cell office:value-type="float" office:value="33.3622">
                <text:p>33.3622</text:p>
              </table:table-cell>
              <table:table-cell office:value-type="float" office:value="66.0638053002286">
                <text:p>66.0638053002286</text:p>
              </table:table-cell>
              <table:table-cell office:value-type="float" office:value="30.7285">
                <text:p>30.7285</text:p>
              </table:table-cell>
              <table:table-cell office:value-type="float" office:value="46.2498983028784">
                <text:p>46.2498983028784</text:p>
              </table:table-cell>
              <table:table-cell office:value-type="float" office:value="33.487">
                <text:p>33.487</text:p>
              </table:table-cell>
              <table:table-cell office:value-type="float" office:value="56.9223877922776">
                <text:p>56.922387792277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33cm" svg:height="8.989cm" xlink:href="." xlink:type="simple" chart:class="chart:scatter" chart:style-name="ch1">
        <chart:legend chart:legend-position="end" svg:x="11.53cm" svg:y="3.448cm" style:legend-expansion="high" chart:style-name="ch2"/>
        <chart:plot-area chart:style-name="ch3" chart:data-source-has-labels="both" svg:x="0.344cm" svg:y="0.179cm" svg:width="10.842cm" svg:height="7.65cm">
          <chartooo:coordinate-region svg:x="0.965cm" svg:y="0.378cm" svg:width="9.612cm" svg:height="6.804cm"/>
          <chart:axis chart:dimension="x" chart:name="primary-x" chart:style-name="ch4" chartooo:axis-type="auto">
            <chart:title svg:x="4.001cm" svg:y="8.008cm" chart:style-name="ch5">
              <text:p>Local trigger rate ( KHz)</text:p>
            </chart:title>
            <chart:categories table:cell-range-address="local-table.$A$2:.$A$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9" chart:values-cell-range-address="local-table.$E$2:.$E$9" chart:label-cell-address="local-table.$E$1" chart:class="chart:scatter">
            <chart:domain table:cell-range-address="local-table.$D$2:.$D$9"/>
            <chart:data-point chart:repeated="8"/>
          </chart:series>
          <chart:series chart:style-name="ch10" chart:values-cell-range-address="local-table.$G$2:.$G$9" chart:label-cell-address="local-table.$G$1" chart:class="chart:scatter">
            <chart:domain table:cell-range-address="local-table.$F$2:.$F$9"/>
            <chart:data-point chart:repeated="8"/>
          </chart:series>
          <chart:series chart:style-name="ch11" chart:values-cell-range-address="local-table.$I$2:.$I$9" chart:label-cell-address="local-table.$I$1" chart:class="chart:scatter">
            <chart:domain table:cell-range-address="local-table.$H$2:.$H$9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ngle_crate_readrate_1000</text:p>
              </table:table-cell>
              <table:table-cell office:value-type="string">
                <text:p/>
              </table:table-cell>
              <table:table-cell office:value-type="string">
                <text:p>two_crates_buflev1_rrate1000</text:p>
              </table:table-cell>
              <table:table-cell office:value-type="string">
                <text:p/>
              </table:table-cell>
              <table:table-cell office:value-type="string">
                <text:p>two_crates_buflev2_readrate250</text:p>
              </table:table-cell>
              <table:table-cell office:value-type="string">
                <text:p/>
              </table:table-cell>
              <table:table-cell office:value-type="string">
                <text:p>single_crate_readrate_2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27">
                <text:p>3.0027</text:p>
              </table:table-cell>
              <table:table-cell office:value-type="float" office:value="6.4">
                <text:p>6.4</text:p>
              </table:table-cell>
              <table:table-cell office:value-type="float" office:value="1.7673">
                <text:p>1.7673</text:p>
              </table:table-cell>
              <table:table-cell office:value-type="float" office:value="5.14500537056928">
                <text:p>5.14500537056928</text:p>
              </table:table-cell>
              <table:table-cell office:value-type="float" office:value="7.2916">
                <text:p>7.2916</text:p>
              </table:table-cell>
              <table:table-cell office:value-type="float" office:value="0">
                <text:p>0</text:p>
              </table:table-cell>
              <table:table-cell office:value-type="float" office:value="9.0007">
                <text:p>9.0007</text:p>
              </table:table-cell>
              <table:table-cell office:value-type="float" office:value="4.5781309118426">
                <text:p>4.57813091184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923">
                <text:p>3.8923</text:p>
              </table:table-cell>
              <table:table-cell office:value-type="float" office:value="6.38635882228341">
                <text:p>6.38635882228341</text:p>
              </table:table-cell>
              <table:table-cell office:value-type="float" office:value="2.4924">
                <text:p>2.4924</text:p>
              </table:table-cell>
              <table:table-cell office:value-type="float" office:value="5.52462526766595">
                <text:p>5.52462526766595</text:p>
              </table:table-cell>
              <table:table-cell office:value-type="float" office:value="42.6738">
                <text:p>42.6738</text:p>
              </table:table-cell>
              <table:table-cell office:value-type="float" office:value="2.11701308698999">
                <text:p>2.11701308698999</text:p>
              </table:table-cell>
              <table:table-cell office:value-type="float" office:value="19.965">
                <text:p>19.965</text:p>
              </table:table-cell>
              <table:table-cell office:value-type="float" office:value="8.60420650095603">
                <text:p>8.60420650095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2985">
                <text:p>9.2985</text:p>
              </table:table-cell>
              <table:table-cell office:value-type="float" office:value="8.91464699683878">
                <text:p>8.91464699683878</text:p>
              </table:table-cell>
              <table:table-cell office:value-type="float" office:value="4.4876">
                <text:p>4.4876</text:p>
              </table:table-cell>
              <table:table-cell office:value-type="float" office:value="5.3712818317997">
                <text:p>5.3712818317997</text:p>
              </table:table-cell>
              <table:table-cell office:value-type="float" office:value="84.8632">
                <text:p>84.8632</text:p>
              </table:table-cell>
              <table:table-cell office:value-type="float" office:value="5.42146305235797">
                <text:p>5.42146305235797</text:p>
              </table:table-cell>
              <table:table-cell office:value-type="float" office:value="36.513">
                <text:p>36.513</text:p>
              </table:table-cell>
              <table:table-cell office:value-type="float" office:value="14.3179255918828">
                <text:p>14.3179255918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4651">
                <text:p>26.4651</text:p>
              </table:table-cell>
              <table:table-cell office:value-type="float" office:value="13.2175950580467">
                <text:p>13.2175950580467</text:p>
              </table:table-cell>
              <table:table-cell office:value-type="float" office:value="26.6147">
                <text:p>26.6147</text:p>
              </table:table-cell>
              <table:table-cell office:value-type="float" office:value="5.96651123357355">
                <text:p>5.96651123357355</text:p>
              </table:table-cell>
              <table:table-cell office:value-type="float" office:value="132.5594">
                <text:p>132.5594</text:p>
              </table:table-cell>
              <table:table-cell office:value-type="float" office:value="9.33579335793358">
                <text:p>9.33579335793358</text:p>
              </table:table-cell>
              <table:table-cell office:value-type="float" office:value="81.2935">
                <text:p>81.2935</text:p>
              </table:table-cell>
              <table:table-cell office:value-type="float" office:value="23.7552261497529">
                <text:p>23.7552261497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641">
                <text:p>44.6641</text:p>
              </table:table-cell>
              <table:table-cell office:value-type="float" office:value="17.5123099978591">
                <text:p>17.5123099978591</text:p>
              </table:table-cell>
              <table:table-cell office:value-type="float" office:value="41.3646">
                <text:p>41.3646</text:p>
              </table:table-cell>
              <table:table-cell office:value-type="float" office:value="6.76537339241328">
                <text:p>6.76537339241328</text:p>
              </table:table-cell>
              <table:table-cell office:value-type="float" office:value="212.6129">
                <text:p>212.6129</text:p>
              </table:table-cell>
              <table:table-cell office:value-type="float" office:value="18.7426326129666">
                <text:p>18.7426326129666</text:p>
              </table:table-cell>
              <table:table-cell office:value-type="float" office:value="105.8833">
                <text:p>105.8833</text:p>
              </table:table-cell>
              <table:table-cell office:value-type="float" office:value="32.2858211747101">
                <text:p>32.2858211747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2915">
                <text:p>63.2915</text:p>
              </table:table-cell>
              <table:table-cell office:value-type="float" office:value="22.3063973063973">
                <text:p>22.3063973063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27">
                <text:p>3.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.4575">
                <text:p>121.4575</text:p>
              </table:table-cell>
              <table:table-cell office:value-type="float" office:value="33.2909110191961">
                <text:p>33.290911019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1.0749">
                <text:p>191.0749</text:p>
              </table:table-cell>
              <table:table-cell office:value-type="float" office:value="35.6059791375417">
                <text:p>35.6059791375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>
        <chart:symbol-image xlink:href="Pictures/2000000A000000DD000000DDF1F7E11A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15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2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15cm" chart:symbol-height="0.1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Readout=Local'.B3:'Readout=Local'.P4" svg:x="0.191cm" svg:y="0.353cm" svg:width="14.709cm" svg:height="8.638cm">
          <chartooo:coordinate-region svg:x="1.738cm" svg:y="0.552cm" svg:width="13.162cm" svg:height="7.79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Readout=Local'.B4:'Readout=Local'.P4" chart:class="chart:scatter">
            <chart:domain table:cell-range-address="'Readout=Local'.B3:'Readout=Local'.P3"/>
            <chart:data-point chart:repeated="8"/>
            <chart:data-point chart:style-name="ch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757">
                <text:p>5757</text:p>
                <draw:g>
                  <svg:desc>'Readout=Local'.B3:'Readout=Local'.P3</svg:desc>
                </draw:g>
              </table:table-cell>
              <table:table-cell office:value-type="float" office:value="11417">
                <text:p>11417</text:p>
              </table:table-cell>
              <table:table-cell office:value-type="float" office:value="15686">
                <text:p>15686</text:p>
              </table:table-cell>
              <table:table-cell office:value-type="float" office:value="24452">
                <text:p>24452</text:p>
              </table:table-cell>
              <table:table-cell office:value-type="float" office:value="34905">
                <text:p>34905</text:p>
              </table:table-cell>
              <table:table-cell office:value-type="float" office:value="50847">
                <text:p>50847</text:p>
              </table:table-cell>
              <table:table-cell office:value-type="float" office:value="70478">
                <text:p>70478</text:p>
              </table:table-cell>
              <table:table-cell office:value-type="float" office:value="89716">
                <text:p>89716</text:p>
              </table:table-cell>
              <table:table-cell office:value-type="float" office:value="118942">
                <text:p>118942</text:p>
              </table:table-cell>
              <table:table-cell office:value-type="float" office:value="157027">
                <text:p>157027</text:p>
              </table:table-cell>
              <table:table-cell office:value-type="float" office:value="206539">
                <text:p>206539</text:p>
              </table:table-cell>
              <table:table-cell office:value-type="float" office:value="282196">
                <text:p>282196</text:p>
              </table:table-cell>
              <table:table-cell office:value-type="float" office:value="338591">
                <text:p>338591</text:p>
              </table:table-cell>
              <table:table-cell office:value-type="float" office:value="1250084">
                <text:p>1250084</text:p>
              </table:table-cell>
              <table:table-cell office:value-type="float" office:value="969135">
                <text:p>96913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757">
                <text:p>5757</text:p>
                <draw:g>
                  <svg:desc>'Readout=Local'.B4:'Readout=Local'.P4</svg:desc>
                </draw:g>
              </table:table-cell>
              <table:table-cell office:value-type="float" office:value="11428">
                <text:p>11428</text:p>
              </table:table-cell>
              <table:table-cell office:value-type="float" office:value="15710">
                <text:p>15710</text:p>
              </table:table-cell>
              <table:table-cell office:value-type="float" office:value="24486">
                <text:p>24486</text:p>
              </table:table-cell>
              <table:table-cell office:value-type="float" office:value="34982">
                <text:p>34982</text:p>
              </table:table-cell>
              <table:table-cell office:value-type="float" office:value="51031">
                <text:p>51031</text:p>
              </table:table-cell>
              <table:table-cell office:value-type="float" office:value="70846">
                <text:p>70846</text:p>
              </table:table-cell>
              <table:table-cell office:value-type="float" office:value="90249">
                <text:p>90249</text:p>
              </table:table-cell>
              <table:table-cell office:value-type="float" office:value="119937">
                <text:p>119937</text:p>
              </table:table-cell>
              <table:table-cell office:value-type="float" office:value="158761">
                <text:p>158761</text:p>
              </table:table-cell>
              <table:table-cell office:value-type="float" office:value="209619">
                <text:p>209619</text:p>
              </table:table-cell>
              <table:table-cell office:value-type="float" office:value="287960">
                <text:p>287960</text:p>
              </table:table-cell>
              <table:table-cell office:value-type="float" office:value="346817">
                <text:p>346817</text:p>
              </table:table-cell>
              <table:table-cell office:value-type="float" office:value="1871115">
                <text:p>1871115</text:p>
              </table:table-cell>
              <table:table-cell office:value-type="float" office:value="1036540">
                <text:p>103654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treat-empty-cells="ignore" chart:spline-order="2" chart:spline-resolution="40" chart:series-source="rows" chart:right-angled-axes="true"/>
    </style:style>
    <style:style style:name="ch5" style:family="chart" style:data-style-name="N127">
      <style:chart-properties chart:display-label="true" chart:logarithmic="false" chart:minimum="0" chart:maximum="1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>
        <chart:symbol-image xlink:href="Pictures/2000000E000000DD000000DD3C3EE8B7.svm" xlink:type="simple" xlink:actuate="onLoad"/>
      </style:chart-properties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5cm" chart:symbol-height="0.15cm" chart:link-data-style-to-source="true"/>
      <style:graphic-properties svg:stroke-width="0.025cm" svg:stroke-color="#3465a4" draw:fill-color="#3465a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1 2 0" chart:style-name="ch1">
        <chart:subtitle svg:x="7.255cm" svg:y="0.18cm" chart:style-name="ch2">
          <text:p>sub-title</text:p>
        </chart:subtitle>
        <chart:legend svg:x="8.439cm" svg:y="3.308cm" style:legend-expansion="custom" chartooo:width="2.907cm" chartooo:height="1.572cm" style:legend-expansion-aspect-ratio="1.84923664122137" chart:style-name="ch3"/>
        <chart:plot-area chart:style-name="ch4" table:cell-range-address="'Bufferlevel=4'.B25:'Bufferlevel=4'.K26 'Bufferlevel=4'.B15:'Bufferlevel=4'.K15" svg:x="1.329cm" svg:y="0.853cm" svg:width="10.911cm" svg:height="6.985cm">
          <chartooo:coordinate-region svg:x="2.612cm" svg:y="1.053cm" svg:width="9.628cm" svg:height="6.138cm"/>
          <chart:axis chart:dimension="x" chart:name="primary-x" chart:style-name="ch5">
            <chart:title svg:x="5.615cm" svg:y="8.018cm" chart:style-name="ch6">
              <text:p>Data rate (KHz)</text:p>
            </chart:title>
          </chart:axis>
          <chart:axis chart:dimension="y" chart:name="primary-y" chart:style-name="ch7">
            <chart:title svg:x="0.449cm" svg:y="5.434cm" chart:style-name="ch8">
              <text:p>Dead time (%)</text:p>
            </chart:title>
            <chart:grid chart:style-name="ch9" chart:class="major"/>
          </chart:axis>
          <chart:series chart:style-name="ch10" chart:values-cell-range-address="'Bufferlevel=4'.B26:'Bufferlevel=4'.K26" chart:class="chart:scatter">
            <chart:domain table:cell-range-address="'Bufferlevel=4'.B25:'Bufferlevel=4'.K25"/>
            <chart:data-point chart:repeated="10"/>
          </chart:series>
          <chart:series chart:style-name="ch11" chart:values-cell-range-address="'Bufferlevel=4'.B15:'Bufferlevel=4'.K15" chart:class="chart:scatter">
            <chart:domain table:cell-range-address="'Bufferlevel=4'.B14:'Bufferlevel=4'.K14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4295">
                <text:p>0.4295</text:p>
                <draw:g>
                  <svg:desc>'Bufferlevel=4'.B25:'Bufferlevel=4'.K25</svg:desc>
                </draw:g>
              </table:table-cell>
              <table:table-cell office:value-type="float" office:value="0.9911">
                <text:p>0.9911</text:p>
              </table:table-cell>
              <table:table-cell office:value-type="float" office:value="1.6524">
                <text:p>1.6524</text:p>
              </table:table-cell>
              <table:table-cell office:value-type="float" office:value="2.9338">
                <text:p>2.9338</text:p>
              </table:table-cell>
              <table:table-cell office:value-type="float" office:value="3.272">
                <text:p>3.272</text:p>
              </table:table-cell>
              <table:table-cell office:value-type="float" office:value="4.079">
                <text:p>4.079</text:p>
              </table:table-cell>
              <table:table-cell office:value-type="float" office:value="5.4061">
                <text:p>5.4061</text:p>
              </table:table-cell>
              <table:table-cell office:value-type="float" office:value="8.7994">
                <text:p>8.7994</text:p>
              </table:table-cell>
              <table:table-cell office:value-type="float" office:value="12.6569">
                <text:p>12.6569</text:p>
              </table:table-cell>
              <table:table-cell office:value-type="float" office:value="14.2507">
                <text:p>14.2507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ufferlevel=4'.B26:'Bufferlevel=4'.K26</svg:desc>
                </draw:g>
              </table:table-cell>
              <table:table-cell office:value-type="float" office:value="0.0807183937039602">
                <text:p>0.0807183937039602</text:p>
              </table:table-cell>
              <table:table-cell office:value-type="float" office:value="0.338900992495761">
                <text:p>0.338900992495761</text:p>
              </table:table-cell>
              <table:table-cell office:value-type="float" office:value="13.9273297429954">
                <text:p>13.9273297429954</text:p>
              </table:table-cell>
              <table:table-cell office:value-type="float" office:value="29.1289731051345">
                <text:p>29.1289731051345</text:p>
              </table:table-cell>
              <table:table-cell office:value-type="float" office:value="51.0051483206668">
                <text:p>51.0051483206668</text:p>
              </table:table-cell>
              <table:table-cell office:value-type="float" office:value="65.5389282477202">
                <text:p>65.5389282477202</text:p>
              </table:table-cell>
              <table:table-cell office:value-type="float" office:value="79.0053867309135">
                <text:p>79.0053867309135</text:p>
              </table:table-cell>
              <table:table-cell office:value-type="float" office:value="85.5090899035309">
                <text:p>85.5090899035309</text:p>
              </table:table-cell>
              <table:table-cell office:value-type="float" office:value="87.1423859880567">
                <text:p>87.1423859880567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4035">
                <text:p>0.4035</text:p>
                <draw:g>
                  <svg:desc>'Bufferlevel=4'.B14:'Bufferlevel=4'.K14</svg:desc>
                </draw:g>
              </table:table-cell>
              <table:table-cell office:value-type="float" office:value="1.4122">
                <text:p>1.4122</text:p>
              </table:table-cell>
              <table:table-cell office:value-type="float" office:value="1.87">
                <text:p>1.87</text:p>
              </table:table-cell>
              <table:table-cell office:value-type="float" office:value="2.2992">
                <text:p>2.2992</text:p>
              </table:table-cell>
              <table:table-cell office:value-type="float" office:value="2.7912">
                <text:p>2.7912</text:p>
              </table:table-cell>
              <table:table-cell office:value-type="float" office:value="3.9851">
                <text:p>3.9851</text:p>
              </table:table-cell>
              <table:table-cell office:value-type="float" office:value="5.4231">
                <text:p>5.4231</text:p>
              </table:table-cell>
              <table:table-cell office:value-type="float" office:value="9.0807">
                <text:p>9.0807</text:p>
              </table:table-cell>
              <table:table-cell office:value-type="float" office:value="12.2569">
                <text:p>12.2569</text:p>
              </table:table-cell>
              <table:table-cell office:value-type="float" office:value="14.2609">
                <text:p>14.2609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ufferlevel=4'.B15:'Bufferlevel=4'.K15</svg:desc>
                </draw:g>
              </table:table-cell>
              <table:table-cell office:value-type="float" office:value="2.06769579379691">
                <text:p>2.06769579379691</text:p>
              </table:table-cell>
              <table:table-cell office:value-type="float" office:value="17.7058823529412">
                <text:p>17.7058823529412</text:p>
              </table:table-cell>
              <table:table-cell office:value-type="float" office:value="30.6976339596381">
                <text:p>30.6976339596381</text:p>
              </table:table-cell>
              <table:table-cell office:value-type="float" office:value="42.6411579249069">
                <text:p>42.6411579249069</text:p>
              </table:table-cell>
              <table:table-cell office:value-type="float" office:value="58.9044189606283">
                <text:p>58.9044189606283</text:p>
              </table:table-cell>
              <table:table-cell office:value-type="float" office:value="69.7811214987738">
                <text:p>69.7811214987738</text:p>
              </table:table-cell>
              <table:table-cell office:value-type="float" office:value="81.8472144217957">
                <text:p>81.8472144217957</text:p>
              </table:table-cell>
              <table:table-cell office:value-type="float" office:value="86.6042800381826">
                <text:p>86.6042800381826</text:p>
              </table:table-cell>
              <table:table-cell office:value-type="float" office:value="88.3773113898842">
                <text:p>88.37731138988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treat-empty-cells="ignore" chart:series-source="rows" chart:right-angled-axes="true"/>
    </style:style>
    <style:style style:name="ch5" style:family="chart" style:data-style-name="N127">
      <style:chart-properties chart:display-label="true" chart:logarithmic="false" chart:minimum="0" chart:maximum="1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255cm" svg:y="0.18cm" chart:style-name="ch2">
          <text:p>sub-title</text:p>
        </chart:subtitle>
        <chart:legend svg:x="2.733cm" svg:y="1.115cm" style:legend-expansion="custom" chartooo:width="2.907cm" chartooo:height="1.096cm" style:legend-expansion-aspect-ratio="2.65237226277372" chart:style-name="ch3"/>
        <chart:plot-area chart:style-name="ch4" table:cell-range-address="'BlockLevel=4'.B13:'BlockLevel=4'.L14 'BlockLevel=4'.B25:'BlockLevel=4'.L25" svg:x="1.329cm" svg:y="0.853cm" svg:width="10.912cm" svg:height="6.985cm">
          <chartooo:coordinate-region svg:x="2.427cm" svg:y="1.053cm" svg:width="9.814cm" svg:height="6.138cm"/>
          <chart:axis chart:dimension="x" chart:name="primary-x" chart:style-name="ch5">
            <chart:title svg:x="5.616cm" svg:y="8.018cm" chart:style-name="ch6">
              <text:p>Data rate (KHz)</text:p>
            </chart:title>
          </chart:axis>
          <chart:axis chart:dimension="y" chart:name="primary-y" chart:style-name="ch7">
            <chart:title svg:x="0.449cm" svg:y="5.394cm" chart:style-name="ch8">
              <text:p>Dead time(%)</text:p>
            </chart:title>
            <chart:grid chart:style-name="ch9" chart:class="major"/>
          </chart:axis>
          <chart:series chart:style-name="ch10" chart:values-cell-range-address="'BlockLevel=4'.B14:'BlockLevel=4'.L14" chart:class="chart:scatter">
            <chart:domain table:cell-range-address="'BlockLevel=4'.B13:'BlockLevel=4'.L13"/>
            <chart:data-point chart:repeated="11"/>
          </chart:series>
          <chart:series chart:style-name="ch11" chart:values-cell-range-address="'BlockLevel=4'.B25:'BlockLevel=4'.L25" chart:class="chart:scatter">
            <chart:domain table:cell-range-address="'BlockLevel=4'.B24:'BlockLevel=4'.L24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.4218">
                <text:p>0.4218</text:p>
                <draw:g>
                  <svg:desc>'BlockLevel=4'.B13:'BlockLevel=4'.L13</svg:desc>
                </draw:g>
              </table:table-cell>
              <table:table-cell office:value-type="float" office:value="1.0515">
                <text:p>1.0515</text:p>
              </table:table-cell>
              <table:table-cell office:value-type="float" office:value="1.8469">
                <text:p>1.8469</text:p>
              </table:table-cell>
              <table:table-cell office:value-type="float" office:value="2.2557">
                <text:p>2.2557</text:p>
              </table:table-cell>
              <table:table-cell office:value-type="float" office:value="3.1706">
                <text:p>3.1706</text:p>
              </table:table-cell>
              <table:table-cell office:value-type="float" office:value="4.4135">
                <text:p>4.4135</text:p>
              </table:table-cell>
              <table:table-cell office:value-type="float" office:value="5.2114">
                <text:p>5.2114</text:p>
              </table:table-cell>
              <table:table-cell office:value-type="float" office:value="6.5502">
                <text:p>6.5502</text:p>
              </table:table-cell>
              <table:table-cell office:value-type="float" office:value="8.7506">
                <text:p>8.7506</text:p>
              </table:table-cell>
              <table:table-cell office:value-type="float" office:value="11.1098">
                <text:p>11.1098</text:p>
              </table:table-cell>
              <table:table-cell office:value-type="float" office:value="14.9519">
                <text:p>14.9519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0948316737790389">
                <text:p>0.0948316737790389</text:p>
                <draw:g>
                  <svg:desc>'BlockLevel=4'.B14:'BlockLevel=4'.L14</svg:desc>
                </draw:g>
              </table:table-cell>
              <table:table-cell office:value-type="float" office:value="0.589633856395622">
                <text:p>0.589633856395622</text:p>
              </table:table-cell>
              <table:table-cell office:value-type="float" office:value="1.53229736314906">
                <text:p>1.53229736314906</text:p>
              </table:table-cell>
              <table:table-cell office:value-type="float" office:value="2.110209691005">
                <text:p>2.110209691005</text:p>
              </table:table-cell>
              <table:table-cell office:value-type="float" office:value="4.04339872579322">
                <text:p>4.04339872579322</text:p>
              </table:table-cell>
              <table:table-cell office:value-type="float" office:value="7.31165741475019">
                <text:p>7.31165741475019</text:p>
              </table:table-cell>
              <table:table-cell office:value-type="float" office:value="9.74977932993054">
                <text:p>9.74977932993054</text:p>
              </table:table-cell>
              <table:table-cell office:value-type="float" office:value="13.9629324295441">
                <text:p>13.9629324295441</text:p>
              </table:table-cell>
              <table:table-cell office:value-type="float" office:value="20.9471350535963">
                <text:p>20.9471350535963</text:p>
              </table:table-cell>
              <table:table-cell office:value-type="float" office:value="27.8699886586617">
                <text:p>27.8699886586617</text:p>
              </table:table-cell>
              <table:table-cell office:value-type="float" office:value="46.1941291742187">
                <text:p>46.1941291742187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4816">
                <text:p>0.4816</text:p>
                <draw:g>
                  <svg:desc>'BlockLevel=4'.B24:'BlockLevel=4'.L24</svg:desc>
                </draw:g>
              </table:table-cell>
              <table:table-cell office:value-type="float" office:value="0.8854">
                <text:p>0.8854</text:p>
              </table:table-cell>
              <table:table-cell office:value-type="float" office:value="1.5476">
                <text:p>1.5476</text:p>
              </table:table-cell>
              <table:table-cell office:value-type="float" office:value="2.1241">
                <text:p>2.1241</text:p>
              </table:table-cell>
              <table:table-cell office:value-type="float" office:value="3.3143">
                <text:p>3.3143</text:p>
              </table:table-cell>
              <table:table-cell office:value-type="float" office:value="4.6417">
                <text:p>4.6417</text:p>
              </table:table-cell>
              <table:table-cell office:value-type="float" office:value="5.4561">
                <text:p>5.4561</text:p>
              </table:table-cell>
              <table:table-cell office:value-type="float" office:value="6.3082">
                <text:p>6.3082</text:p>
              </table:table-cell>
              <table:table-cell office:value-type="float" office:value="7.912">
                <text:p>7.912</text:p>
              </table:table-cell>
              <table:table-cell office:value-type="float" office:value="11.2529">
                <text:p>11.2529</text:p>
              </table:table-cell>
              <table:table-cell office:value-type="float" office:value="14.3932">
                <text:p>14.3932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207641196013286">
                <text:p>0.207641196013286</text:p>
                <draw:g>
                  <svg:desc>'BlockLevel=4'.B25:'BlockLevel=4'.L25</svg:desc>
                </draw:g>
              </table:table-cell>
              <table:table-cell office:value-type="float" office:value="0.271063925909198">
                <text:p>0.271063925909198</text:p>
              </table:table-cell>
              <table:table-cell office:value-type="float" office:value="0.936934608425954">
                <text:p>0.936934608425954</text:p>
              </table:table-cell>
              <table:table-cell office:value-type="float" office:value="1.52064403747469">
                <text:p>1.52064403747469</text:p>
              </table:table-cell>
              <table:table-cell office:value-type="float" office:value="3.53015719759828">
                <text:p>3.53015719759828</text:p>
              </table:table-cell>
              <table:table-cell office:value-type="float" office:value="6.14645496262145">
                <text:p>6.14645496262145</text:p>
              </table:table-cell>
              <table:table-cell office:value-type="float" office:value="8.13218232803651">
                <text:p>8.13218232803651</text:p>
              </table:table-cell>
              <table:table-cell office:value-type="float" office:value="10.4784249072636">
                <text:p>10.4784249072636</text:p>
              </table:table-cell>
              <table:table-cell office:value-type="float" office:value="14.3781597573306">
                <text:p>14.3781597573306</text:p>
              </table:table-cell>
              <table:table-cell office:value-type="float" office:value="22.9363097512641">
                <text:p>22.9363097512641</text:p>
              </table:table-cell>
              <table:table-cell office:value-type="float" office:value="30.0762391443585">
                <text:p>30.07623914435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3BB5FCBB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E000000DD000000DD3BB5FCBB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581cm" svg:height="5.523cm" xlink:href=".." xlink:type="simple" chart:class="chart:scatter" chart:style-name="ch1">
        <chart:subtitle svg:x="3.545cm" svg:y="0.11cm" chart:style-name="ch2">
          <text:p>sub-title</text:p>
        </chart:subtitle>
        <chart:plot-area chart:style-name="ch3" table:cell-range-address="No_ouput.A20:No_ouput.A24 No_ouput.D20:No_ouput.D24" svg:x="0.171cm" svg:y="0.903cm" svg:width="8.239cm" svg:height="4.51cm">
          <chartooo:coordinate-region svg:x="1.083cm" svg:y="1.103cm" svg:width="7.047cm" svg:height="3.6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_ouput.D20:No_ouput.D24" chart:class="chart:scatter">
            <chart:domain table:cell-range-address="No_ouput.A20:No_ouput.A24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No_ouput.A20:No_ouput.A24</svg:desc>
                </draw:g>
              </table:table-cell>
              <table:table-cell office:value-type="float" office:value="0.362667821567778">
                <text:p>0.362667821567778</text:p>
                <draw:g>
                  <svg:desc>No_ouput.D20:No_ouput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0.128552971576227">
                <text:p>0.128552971576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0.0268231349538977">
                <text:p>0.0268231349538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78740157480315">
                <text:p>0.0078740157480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418628990057562">
                <text:p>0.004186289900575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2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15cm" chart:symbol-height="0.15cm" chart:link-data-style-to-source="true">
        <chart:symbol-image xlink:href="Pictures/2000000E000000DD000000DD3BB5FCBB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15cm" chart:symbol-height="0.15cm" chart:link-data-style-to-source="true">
        <chart:symbol-image xlink:href="Pictures/2000000E000000DD000000DD3C3EE8B7.svm" xlink:type="simple" xlink:actuate="onLoad"/>
      </style:chart-properties>
      <style:graphic-properties draw:stroke="none"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255cm" svg:y="0.18cm" chart:style-name="ch2">
          <text:p>sub-title</text:p>
        </chart:subtitle>
        <chart:legend chart:legend-position="end" svg:x="14.106cm" svg:y="3.952cm" style:legend-expansion="high" chart:style-name="ch3"/>
        <chart:plot-area chart:style-name="ch4" table:cell-range-address="'Ped_suppress-new cpus'.B14:'Ped_suppress-new cpus'.K15 'Ped_suppress-new cpus'.B30:'Ped_suppress-new cpus'.K30" svg:x="0.32cm" svg:y="1.043cm" svg:width="13.467cm" svg:height="7.777cm">
          <chartooo:coordinate-region svg:x="1.603cm" svg:y="1.242cm" svg:width="11.666cm" svg:height="6.9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ed_suppress-new cpus'.B15:'Ped_suppress-new cpus'.K15" chart:class="chart:scatter">
            <chart:domain table:cell-range-address="'Ped_suppress-new cpus'.B14:'Ped_suppress-new cpus'.K14"/>
            <chart:data-point chart:repeated="10"/>
          </chart:series>
          <chart:series chart:style-name="ch9" chart:values-cell-range-address="'Ped_suppress-new cpus'.B30:'Ped_suppress-new cpus'.K30" chart:class="chart:scatter">
            <chart:domain table:cell-range-address="'Ped_suppress-new cpus'.B29:'Ped_suppress-new cpus'.K2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3468">
                <text:p>0.3468</text:p>
                <draw:g>
                  <svg:desc>'Ped_suppress-new cpus'.B14:'Ped_suppress-new cpus'.K14</svg:desc>
                </draw:g>
              </table:table-cell>
              <table:table-cell office:value-type="float" office:value="0.8325">
                <text:p>0.8325</text:p>
              </table:table-cell>
              <table:table-cell office:value-type="float" office:value="1.4265">
                <text:p>1.4265</text:p>
              </table:table-cell>
              <table:table-cell office:value-type="float" office:value="2.0733">
                <text:p>2.0733</text:p>
              </table:table-cell>
              <table:table-cell office:value-type="float" office:value="3.7289">
                <text:p>3.7289</text:p>
              </table:table-cell>
              <table:table-cell office:value-type="float" office:value="5.8813">
                <text:p>5.8813</text:p>
              </table:table-cell>
              <table:table-cell office:value-type="float" office:value="7.2892">
                <text:p>7.2892</text:p>
              </table:table-cell>
              <table:table-cell office:value-type="float" office:value="9.8791">
                <text:p>9.8791</text:p>
              </table:table-cell>
              <table:table-cell office:value-type="float" office:value="12.1372">
                <text:p>12.1372</text:p>
              </table:table-cell>
              <table:table-cell office:value-type="float" office:value="15.3793">
                <text:p>15.3793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288350634371382">
                <text:p>0.0288350634371382</text:p>
                <draw:g>
                  <svg:desc>'Ped_suppress-new cpus'.B15:'Ped_suppress-new cpus'.K15</svg:desc>
                </draw:g>
              </table:table-cell>
              <table:table-cell office:value-type="float" office:value="0.660660660660661">
                <text:p>0.660660660660661</text:p>
              </table:table-cell>
              <table:table-cell office:value-type="float" office:value="4.16403785488959">
                <text:p>4.16403785488959</text:p>
              </table:table-cell>
              <table:table-cell office:value-type="float" office:value="11.3587035161337">
                <text:p>11.3587035161337</text:p>
              </table:table-cell>
              <table:table-cell office:value-type="float" office:value="41.5189466062378">
                <text:p>41.5189466062378</text:p>
              </table:table-cell>
              <table:table-cell office:value-type="float" office:value="66.4291908251577">
                <text:p>66.4291908251577</text:p>
              </table:table-cell>
              <table:table-cell office:value-type="float" office:value="73.8393788070021">
                <text:p>73.8393788070021</text:p>
              </table:table-cell>
              <table:table-cell office:value-type="float" office:value="81.1885698089907">
                <text:p>81.1885698089907</text:p>
              </table:table-cell>
              <table:table-cell office:value-type="float" office:value="84.7806742906107">
                <text:p>84.7806742906107</text:p>
              </table:table-cell>
              <table:table-cell office:value-type="float" office:value="87.9831981949764">
                <text:p>87.9831981949764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6186">
                <text:p>0.6186</text:p>
                <draw:g>
                  <svg:desc>'Ped_suppress-new cpus'.B29:'Ped_suppress-new cpus'.K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0139">
                <text:p>1.0139</text:p>
              </table:table-cell>
              <table:table-cell office:value-type="float" office:value="2.3028">
                <text:p>2.3028</text:p>
              </table:table-cell>
              <table:table-cell office:value-type="float" office:value="3.1874">
                <text:p>3.1874</text:p>
              </table:table-cell>
              <table:table-cell office:value-type="float" office:value="NaN">
                <text:p>NaN</text:p>
              </table:table-cell>
              <table:table-cell office:value-type="float" office:value="7.5346">
                <text:p>7.5346</text:p>
              </table:table-cell>
              <table:table-cell office:value-type="float" office:value="9.9682">
                <text:p>9.9682</text:p>
              </table:table-cell>
              <table:table-cell office:value-type="float" office:value="12.8129">
                <text:p>12.8129</text:p>
              </table:table-cell>
              <table:table-cell office:value-type="float" office:value="15.0953">
                <text:p>15.0953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404138376980279">
                <text:p>0.404138376980279</text:p>
                <draw:g>
                  <svg:desc>'Ped_suppress-new cpus'.B30:'Ped_suppress-new cpus'.K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18354867343919">
                <text:p>1.18354867343919</text:p>
              </table:table-cell>
              <table:table-cell office:value-type="float" office:value="14.8949105436859">
                <text:p>14.8949105436859</text:p>
              </table:table-cell>
              <table:table-cell office:value-type="float" office:value="31.768839806739">
                <text:p>31.768839806739</text:p>
              </table:table-cell>
              <table:table-cell office:value-type="float" office:value="NaN">
                <text:p>NaN</text:p>
              </table:table-cell>
              <table:table-cell office:value-type="float" office:value="74.8082180872243">
                <text:p>74.8082180872243</text:p>
              </table:table-cell>
              <table:table-cell office:value-type="float" office:value="81.5392949579663">
                <text:p>81.5392949579663</text:p>
              </table:table-cell>
              <table:table-cell office:value-type="float" office:value="85.6894223790087">
                <text:p>85.6894223790087</text:p>
              </table:table-cell>
              <table:table-cell office:value-type="float" office:value="87.8339615641955">
                <text:p>87.83396156419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subtitle svg:x="7.255cm" svg:y="0.18cm" chart:style-name="ch2">
          <text:p>sub-title</text:p>
        </chart:subtitle>
        <chart:legend chart:legend-position="end" svg:x="14.291cm" svg:y="3.703cm" style:legend-expansion="high" chart:style-name="ch3"/>
        <chart:plot-area chart:style-name="ch4" chart:data-source-has-labels="both" svg:x="1.331cm" svg:y="1.043cm" svg:width="12.641cm" svg:height="6.796cm">
          <chartooo:coordinate-region svg:x="1.952cm" svg:y="1.243cm" svg:width="11.503cm" svg:height="5.949cm"/>
          <chart:axis chart:dimension="x" chart:name="primary-x" chart:style-name="ch5" chartooo:axis-type="auto">
            <chart:title svg:x="6.297cm" svg:y="8.019cm" chart:style-name="ch6">
              <text:p>Trigger Rate(KHz)</text:p>
            </chart:title>
            <chart:categories table:cell-range-address="local-table.$A$2:.$A$150"/>
          </chart:axis>
          <chart:axis chart:dimension="y" chart:name="primary-y" chart:style-name="ch7">
            <chart:title svg:x="0.451cm" svg:y="5.49cm" chart:style-name="ch8">
              <text:p>Dead time(%)</text:p>
            </chart:title>
            <chart:grid chart:style-name="ch9" chart:class="major"/>
          </chart:axis>
          <chart:series chart:style-name="ch10" chart:values-cell-range-address="local-table.$C$2:.$C$150" chart:label-cell-address="local-table.$C$1" chart:class="chart:scatter">
            <chart:domain table:cell-range-address="local-table.$B$2:.$B$150"/>
            <chart:data-point chart:repeated="149"/>
          </chart:series>
          <chart:series chart:style-name="ch11" chart:values-cell-range-address="local-table.$E$2:.$E$150" chart:label-cell-address="local-table.$E$1" chart:class="chart:scatter">
            <chart:domain table:cell-range-address="local-table.$D$2:.$D$150"/>
            <chart:data-point chart:repeated="149"/>
          </chart:series>
          <chart:series chart:style-name="ch12" chart:values-cell-range-address="local-table.$G$2:.$G$150" chart:label-cell-address="local-table.$G$1" chart:class="chart:scatter">
            <chart:domain table:cell-range-address="local-table.$F$2:.$F$150"/>
            <chart:data-point chart:repeated="1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ate2</text:p>
              </table:table-cell>
              <table:table-cell office:value-type="string">
                <text:p/>
              </table:table-cell>
              <table:table-cell office:value-type="string">
                <text:p>model</text:p>
              </table:table-cell>
              <table:table-cell office:value-type="string">
                <text:p/>
              </table:table-cell>
              <table:table-cell office:value-type="string">
                <text:p>crate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57">
                <text:p>0.5757</text:p>
              </table:table-cell>
              <table:table-cell office:value-type="float" office:value="3.80406461698801">
                <text:p>3.80406461698801</text:p>
              </table:table-cell>
              <table:table-cell office:value-type="float" office:value="0.3">
                <text:p>0.3</text:p>
              </table:table-cell>
              <table:table-cell office:value-type="float" office:value="2.03857">
                <text:p>2.03857</text:p>
              </table:table-cell>
              <table:table-cell office:value-type="float" office:value="0.6857">
                <text:p>0.6857</text:p>
              </table:table-cell>
              <table:table-cell office:value-type="float" office:value="3.74799474989063">
                <text:p>3.747994749890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428">
                <text:p>1.1428</text:p>
              </table:table-cell>
              <table:table-cell office:value-type="float" office:value="6.76408820441022">
                <text:p>6.76408820441022</text:p>
              </table:table-cell>
              <table:table-cell office:value-type="float" office:value="0.4">
                <text:p>0.4</text:p>
              </table:table-cell>
              <table:table-cell office:value-type="float" office:value="2.71085">
                <text:p>2.71085</text:p>
              </table:table-cell>
              <table:table-cell office:value-type="float" office:value="1.0151">
                <text:p>1.0151</text:p>
              </table:table-cell>
              <table:table-cell office:value-type="float" office:value="5.83193774012413">
                <text:p>5.83193774012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71">
                <text:p>1.571</text:p>
              </table:table-cell>
              <table:table-cell office:value-type="float" office:value="8.99427116486314">
                <text:p>8.99427116486314</text:p>
              </table:table-cell>
              <table:table-cell office:value-type="float" office:value="0.5">
                <text:p>0.5</text:p>
              </table:table-cell>
              <table:table-cell office:value-type="float" office:value="3.37954">
                <text:p>3.37954</text:p>
              </table:table-cell>
              <table:table-cell office:value-type="float" office:value="1.5693">
                <text:p>1.5693</text:p>
              </table:table-cell>
              <table:table-cell office:value-type="float" office:value="9.36086153061875">
                <text:p>9.3608615306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86">
                <text:p>2.4486</text:p>
              </table:table-cell>
              <table:table-cell office:value-type="float" office:value="13.2483868332925">
                <text:p>13.2483868332925</text:p>
              </table:table-cell>
              <table:table-cell office:value-type="float" office:value="0.6">
                <text:p>0.6</text:p>
              </table:table-cell>
              <table:table-cell office:value-type="float" office:value="4.04467">
                <text:p>4.04467</text:p>
              </table:table-cell>
              <table:table-cell office:value-type="float" office:value="2.4002">
                <text:p>2.4002</text:p>
              </table:table-cell>
              <table:table-cell office:value-type="float" office:value="12.9697525206233">
                <text:p>12.9697525206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982">
                <text:p>3.4982</text:p>
              </table:table-cell>
              <table:table-cell office:value-type="float" office:value="18.1407581041679">
                <text:p>18.1407581041679</text:p>
              </table:table-cell>
              <table:table-cell office:value-type="float" office:value="0.7">
                <text:p>0.7</text:p>
              </table:table-cell>
              <table:table-cell office:value-type="float" office:value="4.70626">
                <text:p>4.70626</text:p>
              </table:table-cell>
              <table:table-cell office:value-type="float" office:value="3.5445">
                <text:p>3.5445</text:p>
              </table:table-cell>
              <table:table-cell office:value-type="float" office:value="18.2338834814501">
                <text:p>18.2338834814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031">
                <text:p>5.1031</text:p>
              </table:table-cell>
              <table:table-cell office:value-type="float" office:value="24.4478846191531">
                <text:p>24.4478846191531</text:p>
              </table:table-cell>
              <table:table-cell office:value-type="float" office:value="0.8">
                <text:p>0.8</text:p>
              </table:table-cell>
              <table:table-cell office:value-type="float" office:value="5.36431">
                <text:p>5.36431</text:p>
              </table:table-cell>
              <table:table-cell office:value-type="float" office:value="4.9595">
                <text:p>4.9595</text:p>
              </table:table-cell>
              <table:table-cell office:value-type="float" office:value="24.2242161508217">
                <text:p>24.2242161508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846">
                <text:p>7.0846</text:p>
              </table:table-cell>
              <table:table-cell office:value-type="float" office:value="31.0970273551083">
                <text:p>31.0970273551083</text:p>
              </table:table-cell>
              <table:table-cell office:value-type="float" office:value="0.9">
                <text:p>0.9</text:p>
              </table:table-cell>
              <table:table-cell office:value-type="float" office:value="6.01887">
                <text:p>6.01887</text:p>
              </table:table-cell>
              <table:table-cell office:value-type="float" office:value="7.4006">
                <text:p>7.4006</text:p>
              </table:table-cell>
              <table:table-cell office:value-type="float" office:value="31.9987568575521">
                <text:p>31.9987568575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0249">
                <text:p>9.0249</text:p>
              </table:table-cell>
              <table:table-cell office:value-type="float" office:value="36.6685503440481">
                <text:p>36.6685503440481</text:p>
              </table:table-cell>
              <table:table-cell office:value-type="float" office:value="1">
                <text:p>1</text:p>
              </table:table-cell>
              <table:table-cell office:value-type="float" office:value="6.66994">
                <text:p>6.66994</text:p>
              </table:table-cell>
              <table:table-cell office:value-type="float" office:value="8.2313">
                <text:p>8.2313</text:p>
              </table:table-cell>
              <table:table-cell office:value-type="float" office:value="34.6081420917717">
                <text:p>34.6081420917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9937">
                <text:p>11.9937</text:p>
              </table:table-cell>
              <table:table-cell office:value-type="float" office:value="43.656252866088">
                <text:p>43.656252866088</text:p>
              </table:table-cell>
              <table:table-cell office:value-type="float" office:value="1.1">
                <text:p>1.1</text:p>
              </table:table-cell>
              <table:table-cell office:value-type="float" office:value="7.31756">
                <text:p>7.31756</text:p>
              </table:table-cell>
              <table:table-cell office:value-type="float" office:value="12.1212">
                <text:p>12.1212</text:p>
              </table:table-cell>
              <table:table-cell office:value-type="float" office:value="43.7085437085437">
                <text:p>43.70854370854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8761">
                <text:p>15.8761</text:p>
              </table:table-cell>
              <table:table-cell office:value-type="float" office:value="50.8966307846386">
                <text:p>50.8966307846386</text:p>
              </table:table-cell>
              <table:table-cell office:value-type="float" office:value="1.2">
                <text:p>1.2</text:p>
              </table:table-cell>
              <table:table-cell office:value-type="float" office:value="7.96173">
                <text:p>7.96173</text:p>
              </table:table-cell>
              <table:table-cell office:value-type="float" office:value="15.2064">
                <text:p>15.2064</text:p>
              </table:table-cell>
              <table:table-cell office:value-type="float" office:value="49.7468171296296">
                <text:p>49.7468171296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8.60247">
                <text:p>8.6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9.23982">
                <text:p>9.23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9.87379">
                <text:p>9.87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10.5044">
                <text:p>10.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11.1317">
                <text:p>11.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11.7556">
                <text:p>11.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12.3762">
                <text:p>12.3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2.9936">
                <text:p>12.9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13.6077">
                <text:p>13.6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14.2185">
                <text:p>14.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14.8261">
                <text:p>14.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15.4306">
                <text:p>15.4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16.0318">
                <text:p>16.0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16.6298">
                <text:p>16.6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7.2247">
                <text:p>17.2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17.8165">
                <text:p>17.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8.4052">
                <text:p>18.4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8.9907">
                <text:p>18.9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9.5732">
                <text:p>19.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20.1527">
                <text:p>20.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20.729">
                <text:p>20.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21.3024">
                <text:p>21.3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1.8728">
                <text:p>21.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22.4401">
                <text:p>22.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23.0045">
                <text:p>23.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23.566">
                <text:p>23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24.1245">
                <text:p>24.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4.6801">
                <text:p>24.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25.2328">
                <text:p>25.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25.7826">
                <text:p>25.7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26.3295">
                <text:p>26.3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26.8736">
                <text:p>26.8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27.4148">
                <text:p>27.4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27.9533">
                <text:p>27.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28.4889">
                <text:p>28.4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29.0217">
                <text:p>29.0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29.5518">
                <text:p>29.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0.0791">
                <text:p>30.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30.6037">
                <text:p>30.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31.1256">
                <text:p>31.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31.6448">
                <text:p>31.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32.1612">
                <text:p>32.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32.675">
                <text:p>32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33.1862">
                <text:p>33.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33.6947">
                <text:p>33.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34.2006">
                <text:p>34.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34.7038">
                <text:p>34.7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35.2045">
                <text:p>35.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35.7026">
                <text:p>35.7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36.1981">
                <text:p>36.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36.6911">
                <text:p>36.6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37.1815">
                <text:p>37.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37.6695">
                <text:p>37.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38.1549">
                <text:p>38.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38.6378">
                <text:p>38.6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39.1182">
                <text:p>39.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9.5962">
                <text:p>39.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0.0718">
                <text:p>40.0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40.5449">
                <text:p>40.5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41.0156">
                <text:p>41.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41.4838">
                <text:p>41.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41.9497">
                <text:p>41.9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2.4132">
                <text:p>42.4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42.8744">
                <text:p>42.8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43.3332">
                <text:p>43.3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3.7896">
                <text:p>43.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44.2438">
                <text:p>44.2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4.6956">
                <text:p>44.6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45.1452">
                <text:p>45.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45.5924">
                <text:p>45.5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46.0374">
                <text:p>46.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46.4801">
                <text:p>46.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46.9206">
                <text:p>46.9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47.3589">
                <text:p>47.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47.7949">
                <text:p>47.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48.2288">
                <text:p>48.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48.6604">
                <text:p>48.6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9.0899">
                <text:p>49.0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49.5172">
                <text:p>49.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49.9423">
                <text:p>49.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50.3654">
                <text:p>50.3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50.7863">
                <text:p>50.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51.205">
                <text:p>51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51.6217">
                <text:p>51.6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52.0363">
                <text:p>52.0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52.4488">
                <text:p>52.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52.8592">
                <text:p>52.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53.2676">
                <text:p>53.2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53.6739">
                <text:p>53.6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54.0783">
                <text:p>54.0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54.4806">
                <text:p>54.4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54.8808">
                <text:p>54.8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55.2791">
                <text:p>55.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55.6754">
                <text:p>55.6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56.0698">
                <text:p>56.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56.4621">
                <text:p>56.4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56.8526">
                <text:p>56.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57.2411">
                <text:p>57.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57.6276">
                <text:p>57.6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58.0123">
                <text:p>58.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58.395">
                <text:p>58.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58.7759">
                <text:p>58.7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59.1548">
                <text:p>59.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59.5319">
                <text:p>59.5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59.9072">
                <text:p>59.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60.2806">
                <text:p>60.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60.6521">
                <text:p>60.6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61.0218">
                <text:p>61.0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61.3897">
                <text:p>61.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61.7558">
                <text:p>61.7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62.1201">
                <text:p>62.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62.4826">
                <text:p>62.4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62.8434">
                <text:p>62.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63.2023">
                <text:p>63.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63.5595">
                <text:p>63.5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63.915">
                <text:p>63.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">
                <text:p>12.9</text:p>
              </table:table-cell>
              <table:table-cell office:value-type="float" office:value="64.2688">
                <text:p>64.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4.6208">
                <text:p>64.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64.9711">
                <text:p>64.9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65.3197">
                <text:p>65.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65.6665">
                <text:p>65.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66.0118">
                <text:p>66.0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66.3553">
                <text:p>66.3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66.6972">
                <text:p>66.6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67.0374">
                <text:p>67.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67.3759">
                <text:p>67.3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67.7129">
                <text:p>67.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68.0482">
                <text:p>68.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68.3818">
                <text:p>68.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68.7139">
                <text:p>68.7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69.0444">
                <text:p>69.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69.3733">
                <text:p>69.3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69.7006">
                <text:p>69.7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70.0263">
                <text:p>70.0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70.3505">
                <text:p>70.3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70.6731">
                <text:p>70.6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70.9942">
                <text:p>70.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71.3137">
                <text:p>71.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71.6317">
                <text:p>71.6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">
      <style:chart-properties chart:display-label="true" chart:logarithmic="false" chart:minimum="0" chart:maximum="1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15cm" chart:symbol-height="0.15cm" chart:link-data-style-to-source="true">
        <chart:symbol-image xlink:href="Pictures/2000000E000000DD000000DD3BB5FCBB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255cm" svg:y="0.18cm" chart:style-name="ch2">
          <text:p>sub-title</text:p>
        </chart:subtitle>
        <chart:legend svg:x="2.314cm" svg:y="1.001cm" style:legend-expansion="custom" chartooo:width="3.353cm" chartooo:height="1.508cm" style:legend-expansion-aspect-ratio="2.22347480106101" chart:style-name="ch3"/>
        <chart:plot-area chart:style-name="ch4" table:cell-range-address="Sheet7.B14:Sheet7.L15 Sheet7.B30:Sheet7.L30" svg:x="0.769cm" svg:y="0.854cm" svg:width="14.587cm" svg:height="7.544cm">
          <chartooo:coordinate-region svg:x="2.052cm" svg:y="1.053cm" svg:width="13.304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7.B15:Sheet7.L15" chart:class="chart:scatter">
            <chart:domain table:cell-range-address="Sheet7.B14:Sheet7.L14"/>
            <chart:data-point chart:repeated="11"/>
          </chart:series>
          <chart:series chart:style-name="ch9" chart:values-cell-range-address="Sheet7.B30:Sheet7.L30" chart:class="chart:scatter">
            <chart:domain table:cell-range-address="Sheet7.B29:Sheet7.L2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4459">
                <text:p>0.4459</text:p>
                <draw:g>
                  <svg:desc>Sheet7.B14:Sheet7.L14</svg:desc>
                </draw:g>
              </table:table-cell>
              <table:table-cell office:value-type="float" office:value="0.9537">
                <text:p>0.9537</text:p>
              </table:table-cell>
              <table:table-cell office:value-type="float" office:value="1.6524">
                <text:p>1.6524</text:p>
              </table:table-cell>
              <table:table-cell office:value-type="float" office:value="2.6776">
                <text:p>2.6776</text:p>
              </table:table-cell>
              <table:table-cell office:value-type="float" office:value="3.452">
                <text:p>3.452</text:p>
              </table:table-cell>
              <table:table-cell office:value-type="float" office:value="5.1404">
                <text:p>5.1404</text:p>
              </table:table-cell>
              <table:table-cell office:value-type="float" office:value="8.1003">
                <text:p>8.1003</text:p>
              </table:table-cell>
              <table:table-cell office:value-type="float" office:value="10.5352">
                <text:p>10.5352</text:p>
              </table:table-cell>
              <table:table-cell office:value-type="float" office:value="12.2756">
                <text:p>12.2756</text:p>
              </table:table-cell>
              <table:table-cell office:value-type="float" office:value="16.3889">
                <text:p>16.3889</text:p>
              </table:table-cell>
              <table:table-cell office:value-type="float" office:value="19.7063">
                <text:p>19.7063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448531060775914">
                <text:p>0.0448531060775914</text:p>
                <draw:g>
                  <svg:desc>Sheet7.B15:Sheet7.L15</svg:desc>
                </draw:g>
              </table:table-cell>
              <table:table-cell office:value-type="float" office:value="0.461361014994233">
                <text:p>0.461361014994233</text:p>
              </table:table-cell>
              <table:table-cell office:value-type="float" office:value="0.907770515613648">
                <text:p>0.907770515613648</text:p>
              </table:table-cell>
              <table:table-cell office:value-type="float" office:value="2.06528234239618">
                <text:p>2.06528234239618</text:p>
              </table:table-cell>
              <table:table-cell office:value-type="float" office:value="2.8476245654693">
                <text:p>2.8476245654693</text:p>
              </table:table-cell>
              <table:table-cell office:value-type="float" office:value="5.41786631390553">
                <text:p>5.41786631390553</text:p>
              </table:table-cell>
              <table:table-cell office:value-type="float" office:value="11.4267372813353">
                <text:p>11.4267372813353</text:p>
              </table:table-cell>
              <table:table-cell office:value-type="float" office:value="17.0134406560863">
                <text:p>17.0134406560863</text:p>
              </table:table-cell>
              <table:table-cell office:value-type="float" office:value="20.8739287692659">
                <text:p>20.8739287692659</text:p>
              </table:table-cell>
              <table:table-cell office:value-type="float" office:value="31.5024193203937">
                <text:p>31.5024193203937</text:p>
              </table:table-cell>
              <table:table-cell office:value-type="float" office:value="39.3610165277094">
                <text:p>39.3610165277094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3944">
                <text:p>0.3944</text:p>
                <draw:g>
                  <svg:desc>Sheet7.B29:Sheet7.L29</svg:desc>
                </draw:g>
              </table:table-cell>
              <table:table-cell office:value-type="float" office:value="1.0263">
                <text:p>1.0263</text:p>
              </table:table-cell>
              <table:table-cell office:value-type="float" office:value="1.5503">
                <text:p>1.5503</text:p>
              </table:table-cell>
              <table:table-cell office:value-type="float" office:value="2.2117">
                <text:p>2.2117</text:p>
              </table:table-cell>
              <table:table-cell office:value-type="float" office:value="3.1707">
                <text:p>3.1707</text:p>
              </table:table-cell>
              <table:table-cell office:value-type="float" office:value="4.9724">
                <text:p>4.9724</text:p>
              </table:table-cell>
              <table:table-cell office:value-type="float" office:value="8.3381">
                <text:p>8.3381</text:p>
              </table:table-cell>
              <table:table-cell office:value-type="float" office:value="11.1671">
                <text:p>11.1671</text:p>
              </table:table-cell>
              <table:table-cell office:value-type="float" office:value="13.1232">
                <text:p>13.1232</text:p>
              </table:table-cell>
              <table:table-cell office:value-type="float" office:value="15.5391">
                <text:p>15.5391</text:p>
              </table:table-cell>
              <table:table-cell office:value-type="float" office:value="19.2843">
                <text:p>19.2843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228194726166331">
                <text:p>0.228194726166331</text:p>
                <draw:g>
                  <svg:desc>Sheet7.B30:Sheet7.L30</svg:desc>
                </draw:g>
              </table:table-cell>
              <table:table-cell office:value-type="float" office:value="1.48104842638604">
                <text:p>1.48104842638604</text:p>
              </table:table-cell>
              <table:table-cell office:value-type="float" office:value="18.2222795587951">
                <text:p>18.2222795587951</text:p>
              </table:table-cell>
              <table:table-cell office:value-type="float" office:value="33.8427453994665">
                <text:p>33.8427453994665</text:p>
              </table:table-cell>
              <table:table-cell office:value-type="float" office:value="53.8335383353834">
                <text:p>53.8335383353834</text:p>
              </table:table-cell>
              <table:table-cell office:value-type="float" office:value="70.9194755047864">
                <text:p>70.9194755047864</text:p>
              </table:table-cell>
              <table:table-cell office:value-type="float" office:value="82.313716554131">
                <text:p>82.313716554131</text:p>
              </table:table-cell>
              <table:table-cell office:value-type="float" office:value="86.8981203714483">
                <text:p>86.8981203714483</text:p>
              </table:table-cell>
              <table:table-cell office:value-type="float" office:value="88.8952389661058">
                <text:p>88.8952389661058</text:p>
              </table:table-cell>
              <table:table-cell office:value-type="float" office:value="90.5831097039082">
                <text:p>90.5831097039082</text:p>
              </table:table-cell>
              <table:table-cell office:value-type="float" office:value="93.2950638602386">
                <text:p>93.29506386023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symbol-type="automatic" chart:include-hidden-cells="false" chart:treat-empty-cells="ignore" chart:spline-order="1" chart:series-source="rows" chart:right-angled-axes="true"/>
    </style:style>
    <style:style style:name="ch5" style:family="chart" style:data-style-name="N127">
      <style:chart-properties chart:display-label="true" chart:logarithmic="false" chart:minimum="0" chart:maximum="1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>
        <chart:symbol-image xlink:href="Pictures/2000000E000000DD000000DD3BB5FCBB.svm" xlink:type="simple" xlink:actuate="onLoad"/>
      </style:chart-properties>
      <style:graphic-properties draw:stroke="none"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5cm" chart:symbol-height="0.15cm" chart:link-data-style-to-source="true">
        <chart:symbol-image xlink:href="Pictures/2000000E000000DD000000DD3C3EE8B7.svm" xlink:type="simple" xlink:actuate="onLoad"/>
      </style:chart-properties>
      <style:graphic-properties draw:stroke="none" svg:stroke-width="0.025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subtitle svg:x="7.255cm" svg:y="0.18cm" chart:style-name="ch2">
          <text:p>sub-title</text:p>
        </chart:subtitle>
        <chart:legend svg:x="2.861cm" svg:y="1.117cm" style:legend-expansion="custom" chartooo:width="2.971cm" chartooo:height="1.819cm" style:legend-expansion-aspect-ratio="1.63331500824629" chart:style-name="ch3"/>
        <chart:plot-area chart:style-name="ch4" table:cell-range-address="No_ouput.A1:No_ouput.A1 Orig_modified.B14:Orig_modified.K15 Orig_modified.B26:Orig_modified.K26 No_ouput.B13:No_ouput.I13" chart:data-source-has-labels="row" svg:x="1.329cm" svg:y="0.853cm" svg:width="10.394cm" svg:height="6.985cm">
          <chartooo:coordinate-region svg:x="2.612cm" svg:y="1.053cm" svg:width="9.111cm" svg:height="6.138cm"/>
          <chart:axis chart:dimension="x" chart:name="primary-x" chart:style-name="ch5" chartooo:axis-type="auto">
            <chart:title svg:x="5.357cm" svg:y="8.018cm" chart:style-name="ch6">
              <text:p>Data rate (KHz)</text:p>
            </chart:title>
            <chart:categories table:cell-range-address="No_ouput.A1:No_ouput.A1"/>
          </chart:axis>
          <chart:axis chart:dimension="y" chart:name="primary-y" chart:style-name="ch7">
            <chart:title svg:x="0.449cm" svg:y="5.394cm" chart:style-name="ch8">
              <text:p>Dead time(%)</text:p>
            </chart:title>
            <chart:grid chart:style-name="ch9" chart:class="major"/>
          </chart:axis>
          <chart:series chart:style-name="ch10" chart:values-cell-range-address="Orig_modified.B15:Orig_modified.K15" chart:class="chart:scatter">
            <chart:domain table:cell-range-address="Orig_modified.B14:Orig_modified.K14"/>
            <chart:data-point chart:repeated="10"/>
          </chart:series>
          <chart:series chart:style-name="ch11" chart:values-cell-range-address="Orig_modified.B26:Orig_modified.K26" chart:class="chart:scatter">
            <chart:domain table:cell-range-address="Orig_modified.B25:Orig_modified.K25"/>
            <chart:data-point chart:repeated="10"/>
          </chart:series>
          <chart:series chart:style-name="ch12" chart:values-cell-range-address="No_ouput.B13:No_ouput.I13" chart:class="chart:scatter">
            <chart:domain table:cell-range-address="No_ouput.B12:No_ouput.I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output</text:p>
                <draw:g>
                  <svg:desc>No_ouput.A1:No_oupu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4774">
                <text:p>0.4774</text:p>
                <draw:g>
                  <svg:desc>Orig_modified.B14:Orig_modified.K14</svg:desc>
                </draw:g>
              </table:table-cell>
              <table:table-cell office:value-type="float" office:value="0.9102">
                <text:p>0.9102</text:p>
              </table:table-cell>
              <table:table-cell office:value-type="float" office:value="1.4302">
                <text:p>1.4302</text:p>
              </table:table-cell>
              <table:table-cell office:value-type="float" office:value="2.057">
                <text:p>2.057</text:p>
              </table:table-cell>
              <table:table-cell office:value-type="float" office:value="3.3437">
                <text:p>3.3437</text:p>
              </table:table-cell>
              <table:table-cell office:value-type="float" office:value="4.5728">
                <text:p>4.5728</text:p>
              </table:table-cell>
              <table:table-cell office:value-type="float" office:value="6.2058">
                <text:p>6.2058</text:p>
              </table:table-cell>
              <table:table-cell office:value-type="float" office:value="8.1208">
                <text:p>8.1208</text:p>
              </table:table-cell>
              <table:table-cell office:value-type="float" office:value="11.757">
                <text:p>11.757</text:p>
              </table:table-cell>
              <table:table-cell office:value-type="float" office:value="15.1188">
                <text:p>15.1188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230414746543783">
                <text:p>0.230414746543783</text:p>
                <draw:g>
                  <svg:desc>Orig_modified.B15:Orig_modified.K15</svg:desc>
                </draw:g>
              </table:table-cell>
              <table:table-cell office:value-type="float" office:value="1.39529773676115">
                <text:p>1.39529773676115</text:p>
              </table:table-cell>
              <table:table-cell office:value-type="float" office:value="4.48888267375193">
                <text:p>4.48888267375193</text:p>
              </table:table-cell>
              <table:table-cell office:value-type="float" office:value="9.82012639766651">
                <text:p>9.82012639766651</text:p>
              </table:table-cell>
              <table:table-cell office:value-type="float" office:value="29.1353889403954">
                <text:p>29.1353889403954</text:p>
              </table:table-cell>
              <table:table-cell office:value-type="float" office:value="43.0895731280616">
                <text:p>43.0895731280616</text:p>
              </table:table-cell>
              <table:table-cell office:value-type="float" office:value="55.6817815591866">
                <text:p>55.6817815591866</text:p>
              </table:table-cell>
              <table:table-cell office:value-type="float" office:value="65.8543493251896">
                <text:p>65.8543493251896</text:p>
              </table:table-cell>
              <table:table-cell office:value-type="float" office:value="76.1639874117547">
                <text:p>76.1639874117547</text:p>
              </table:table-cell>
              <table:table-cell office:value-type="float" office:value="81.0421462020795">
                <text:p>81.0421462020795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2011">
                <text:p>0.2011</text:p>
                <draw:g>
                  <svg:desc>Orig_modified.B25:Orig_modified.K25</svg:desc>
                </draw:g>
              </table:table-cell>
              <table:table-cell office:value-type="float" office:value="0.5328">
                <text:p>0.5328</text:p>
              </table:table-cell>
              <table:table-cell office:value-type="float" office:value="1.2548">
                <text:p>1.2548</text:p>
              </table:table-cell>
              <table:table-cell office:value-type="float" office:value="2.7431">
                <text:p>2.7431</text:p>
              </table:table-cell>
              <table:table-cell office:value-type="float" office:value="3.6606">
                <text:p>3.6606</text:p>
              </table:table-cell>
              <table:table-cell office:value-type="float" office:value="5.6495">
                <text:p>5.6495</text:p>
              </table:table-cell>
              <table:table-cell office:value-type="float" office:value="8.2387">
                <text:p>8.2387</text:p>
              </table:table-cell>
              <table:table-cell office:value-type="float" office:value="11.2131">
                <text:p>11.2131</text:p>
              </table:table-cell>
              <table:table-cell office:value-type="float" office:value="12.6549">
                <text:p>12.6549</text:p>
              </table:table-cell>
              <table:table-cell office:value-type="float" office:value="14.6311">
                <text:p>14.6311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994530084535095">
                <text:p>0.0994530084535095</text:p>
                <draw:g>
                  <svg:desc>Orig_modified.B26:Orig_modified.K26</svg:desc>
                </draw:g>
              </table:table-cell>
              <table:table-cell office:value-type="float" office:value="0.975975975975973">
                <text:p>0.975975975975973</text:p>
              </table:table-cell>
              <table:table-cell office:value-type="float" office:value="6.96525342684093">
                <text:p>6.96525342684093</text:p>
              </table:table-cell>
              <table:table-cell office:value-type="float" office:value="32.5617002661223">
                <text:p>32.5617002661223</text:p>
              </table:table-cell>
              <table:table-cell office:value-type="float" office:value="49.3443697754467">
                <text:p>49.3443697754467</text:p>
              </table:table-cell>
              <table:table-cell office:value-type="float" office:value="67.1864766793522">
                <text:p>67.1864766793522</text:p>
              </table:table-cell>
              <table:table-cell office:value-type="float" office:value="77.6773034580698">
                <text:p>77.6773034580698</text:p>
              </table:table-cell>
              <table:table-cell office:value-type="float" office:value="87.382614977125">
                <text:p>87.382614977125</text:p>
              </table:table-cell>
              <table:table-cell office:value-type="float" office:value="88.9094342902749">
                <text:p>88.9094342902749</text:p>
              </table:table-cell>
              <table:table-cell office:value-type="float" office:value="91.8536542023498">
                <text:p>91.8536542023498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588">
                <text:p>0.0588</text:p>
                <draw:g>
                  <svg:desc>No_ouput.B12:No_ouput.I12</svg:desc>
                </draw:g>
              </table:table-cell>
              <table:table-cell office:value-type="float" office:value="0.1175">
                <text:p>0.1175</text:p>
              </table:table-cell>
              <table:table-cell office:value-type="float" office:value="0.4533">
                <text:p>0.4533</text:p>
              </table:table-cell>
              <table:table-cell office:value-type="float" office:value="1.9667">
                <text:p>1.9667</text:p>
              </table:table-cell>
              <table:table-cell office:value-type="float" office:value="3.8865">
                <text:p>3.8865</text:p>
              </table:table-cell>
              <table:table-cell office:value-type="float" office:value="8.199">
                <text:p>8.199</text:p>
              </table:table-cell>
              <table:table-cell office:value-type="float" office:value="14.206">
                <text:p>14.206</text:p>
              </table:table-cell>
              <table:table-cell office:value-type="float" office:value="18.4593">
                <text:p>18.4593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No_ouput.B13:No_ouput.I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8.989cm" xlink:href=".." xlink:type="simple" chart:class="chart:scatter" chart:style-name="ch1">
        <chart:title svg:x="3.563cm" svg:y="0.423cm" chart:style-name="ch2">
          <text:p>Buffer Level = 2 readout=Local</text:p>
        </chart:title>
        <chart:legend svg:x="2.085cm" svg:y="1.884cm" style:legend-expansion="custom" chartooo:width="4.622cm" chartooo:height="2.117cm" style:legend-expansion-aspect-ratio="2.18327822390175" chart:style-name="ch3"/>
        <chart:plot-area chart:style-name="ch4" table:cell-range-address="Sheet10.B17:Sheet10.I18 Sheet9.B30:Sheet9.K30 Sheet10.L37:Sheet10.Q37" chart:data-source-has-labels="row" svg:x="0.319cm" svg:y="1.273cm" svg:width="15.356cm" svg:height="7.537cm">
          <chartooo:coordinate-region svg:x="1.417cm" svg:y="1.472cm" svg:width="13.74cm" svg:height="6.69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0.B18:Sheet10.I18" chart:label-cell-address="single_crate" chart:class="chart:scatter">
            <chart:domain table:cell-range-address="Sheet10.B17:Sheet10.I17"/>
            <chart:data-point chart:repeated="8"/>
          </chart:series>
          <chart:series chart:style-name="ch9" chart:values-cell-range-address="Sheet9.B30:Sheet9.K30" chart:label-cell-address="single_crate_buf1" chart:class="chart:scatter">
            <chart:domain table:cell-range-address="Sheet9.B29:Sheet9.K29"/>
            <chart:data-point chart:repeated="10"/>
          </chart:series>
          <chart:series chart:style-name="ch10" chart:values-cell-range-address="Sheet10.L37:Sheet10.Q37" chart:label-cell-address="module_flipping" chart:class="chart:scatter">
            <chart:domain table:cell-range-address="Sheet10.L36:Sheet10.Q36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7</text:p>
              </table:table-cell>
              <table:table-cell office:value-type="string">
                <text:p>single_crate</text:p>
              </table:table-cell>
              <table:table-cell office:value-type="string">
                <text:p>Row 29</text:p>
              </table:table-cell>
              <table:table-cell office:value-type="string">
                <text:p>single_crate_buf1</text:p>
              </table:table-cell>
              <table:table-cell office:value-type="string">
                <text:p>Row 36</text:p>
              </table:table-cell>
              <table:table-cell office:value-type="string">
                <text:p>module_flippi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18">
                <text:p>0.8818</text:p>
                <draw:g>
                  <svg:desc>Sheet10.B17:Sheet10.I17</svg:desc>
                </draw:g>
              </table:table-cell>
              <table:table-cell office:value-type="float" office:value="0.929916080743931">
                <text:p>0.929916080743931</text:p>
                <draw:g>
                  <svg:desc>Sheet10.B18:Sheet10.I18</svg:desc>
                </draw:g>
              </table:table-cell>
              <table:table-cell office:value-type="float" office:value="0.6857">
                <text:p>0.6857</text:p>
                <draw:g>
                  <svg:desc>Sheet9.B29:Sheet9.K29</svg:desc>
                </draw:g>
              </table:table-cell>
              <table:table-cell office:value-type="float" office:value="3.74799474989063">
                <text:p>3.74799474989063</text:p>
                <draw:g>
                  <svg:desc>Sheet9.B30:Sheet9.K30</svg:desc>
                </draw:g>
              </table:table-cell>
              <table:table-cell office:value-type="float" office:value="1.6426">
                <text:p>1.6426</text:p>
                <draw:g>
                  <svg:desc>Sheet10.L36:Sheet10.Q36</svg:desc>
                </draw:g>
              </table:table-cell>
              <table:table-cell office:value-type="float" office:value="0.584439303543161">
                <text:p>0.584439303543161</text:p>
                <draw:g>
                  <svg:desc>Sheet10.L37:Sheet10.Q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711">
                <text:p>2.1711</text:p>
              </table:table-cell>
              <table:table-cell office:value-type="float" office:value="2.41352309888996">
                <text:p>2.41352309888996</text:p>
              </table:table-cell>
              <table:table-cell office:value-type="float" office:value="1.0151">
                <text:p>1.0151</text:p>
              </table:table-cell>
              <table:table-cell office:value-type="float" office:value="5.83193774012413">
                <text:p>5.83193774012413</text:p>
              </table:table-cell>
              <table:table-cell office:value-type="float" office:value="3.472">
                <text:p>3.472</text:p>
              </table:table-cell>
              <table:table-cell office:value-type="float" office:value="0.846774193548383">
                <text:p>0.846774193548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52">
                <text:p>5.652</text:p>
              </table:table-cell>
              <table:table-cell office:value-type="float" office:value="7.51946213729653">
                <text:p>7.51946213729653</text:p>
              </table:table-cell>
              <table:table-cell office:value-type="float" office:value="1.5693">
                <text:p>1.5693</text:p>
              </table:table-cell>
              <table:table-cell office:value-type="float" office:value="9.36086153061875">
                <text:p>9.36086153061875</text:p>
              </table:table-cell>
              <table:table-cell office:value-type="float" office:value="7.7937">
                <text:p>7.7937</text:p>
              </table:table-cell>
              <table:table-cell office:value-type="float" office:value="7.66644854177092">
                <text:p>7.66644854177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6645">
                <text:p>11.6645</text:p>
              </table:table-cell>
              <table:table-cell office:value-type="float" office:value="19.0063869004244">
                <text:p>19.0063869004244</text:p>
              </table:table-cell>
              <table:table-cell office:value-type="float" office:value="2.4002">
                <text:p>2.4002</text:p>
              </table:table-cell>
              <table:table-cell office:value-type="float" office:value="12.9697525206233">
                <text:p>12.9697525206233</text:p>
              </table:table-cell>
              <table:table-cell office:value-type="float" office:value="12.7175">
                <text:p>12.7175</text:p>
              </table:table-cell>
              <table:table-cell office:value-type="float" office:value="15.9693335954394">
                <text:p>15.96933359543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3171">
                <text:p>16.3171</text:p>
              </table:table-cell>
              <table:table-cell office:value-type="float" office:value="28.7630767722206">
                <text:p>28.7630767722206</text:p>
              </table:table-cell>
              <table:table-cell office:value-type="float" office:value="3.5445">
                <text:p>3.5445</text:p>
              </table:table-cell>
              <table:table-cell office:value-type="float" office:value="18.2338834814501">
                <text:p>18.2338834814501</text:p>
              </table:table-cell>
              <table:table-cell office:value-type="float" office:value="20.1313">
                <text:p>20.1313</text:p>
              </table:table-cell>
              <table:table-cell office:value-type="float" office:value="28.7234306776015">
                <text:p>28.7234306776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233">
                <text:p>20.233</text:p>
              </table:table-cell>
              <table:table-cell office:value-type="float" office:value="36.8605743092967">
                <text:p>36.8605743092967</text:p>
              </table:table-cell>
              <table:table-cell office:value-type="float" office:value="4.9595">
                <text:p>4.9595</text:p>
              </table:table-cell>
              <table:table-cell office:value-type="float" office:value="24.2242161508217">
                <text:p>24.2242161508217</text:p>
              </table:table-cell>
              <table:table-cell office:value-type="float" office:value="30.7285">
                <text:p>30.7285</text:p>
              </table:table-cell>
              <table:table-cell office:value-type="float" office:value="45.9999674569211">
                <text:p>45.9999674569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7914">
                <text:p>26.7914</text:p>
              </table:table-cell>
              <table:table-cell office:value-type="float" office:value="48.0982703404824">
                <text:p>48.0982703404824</text:p>
              </table:table-cell>
              <table:table-cell office:value-type="float" office:value="7.4006">
                <text:p>7.4006</text:p>
              </table:table-cell>
              <table:table-cell office:value-type="float" office:value="31.9987568575521">
                <text:p>31.9987568575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2445">
                <text:p>33.2445</text:p>
              </table:table-cell>
              <table:table-cell office:value-type="float" office:value="70.5394877348133">
                <text:p>70.5394877348133</text:p>
              </table:table-cell>
              <table:table-cell office:value-type="float" office:value="8.2313">
                <text:p>8.2313</text:p>
              </table:table-cell>
              <table:table-cell office:value-type="float" office:value="34.6081420917717">
                <text:p>34.6081420917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212">
                <text:p>12.1212</text:p>
              </table:table-cell>
              <table:table-cell office:value-type="float" office:value="43.7085437085437">
                <text:p>43.7085437085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064">
                <text:p>15.2064</text:p>
              </table:table-cell>
              <table:table-cell office:value-type="float" office:value="49.7468171296296">
                <text:p>49.746817129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